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26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11.573cm"/>
    </style:style>
    <style:style style:name="co5" style:family="table-column">
      <style:table-column-properties fo:break-before="auto" style:column-width="9.421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0.783cm"/>
    </style:style>
    <style:style style:name="co8" style:family="table-column">
      <style:table-column-properties fo:break-before="auto" style:column-width="7.135cm"/>
    </style:style>
    <style:style style:name="co9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3.022cm"/>
    </style:style>
    <style:style style:name="co11" style:family="table-column">
      <style:table-column-properties fo:break-before="auto" style:column-width="3.948cm"/>
    </style:style>
    <style:style style:name="co12" style:family="table-column">
      <style:table-column-properties fo:break-before="auto" style:column-width="10.456cm"/>
    </style:style>
    <style:style style:name="co13" style:family="table-column">
      <style:table-column-properties fo:break-before="auto" style:column-width="18.736cm"/>
    </style:style>
    <style:style style:name="co14" style:family="table-column">
      <style:table-column-properties fo:break-before="auto" style:column-width="1.062cm"/>
    </style:style>
    <style:style style:name="co15" style:family="table-column">
      <style:table-column-properties fo:break-before="auto" style:column-width="10.647cm"/>
    </style:style>
    <style:style style:name="co16" style:family="table-column">
      <style:table-column-properties fo:break-before="auto" style:column-width="9.775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11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6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K_Cod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59" table:default-cell-style-name="ce1"/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umeric value</text:p>
          </table:table-cell>
          <table:table-cell table:style-name="ce2" office:value-type="string" calcext:value-type="string">
            <text:p>Descriptio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VK_LBUTTON</text:p>
          </table:table-cell>
          <table:table-cell table:style-name="ce3" office:value-type="string" calcext:value-type="string">
            <text:p>&amp;H1</text:p>
          </table:table-cell>
          <table:table-cell table:style-name="ce3" office:value-type="string" calcext:value-type="string">
            <text:p>The left mouse button</text:p>
          </table:table-cell>
          <table:table-cell table:formula="of:=CONCATENATE([.B5];&quot;=&quot;;[.C5])" office:value-type="string" office:string-value="VK_LBUTTON=&amp;H1" calcext:value-type="string">
            <text:p>VK_LBUTTON=&amp;H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RBUTTON</text:p>
          </table:table-cell>
          <table:table-cell table:style-name="ce3" office:value-type="string" calcext:value-type="string">
            <text:p>&amp;H2</text:p>
          </table:table-cell>
          <table:table-cell table:style-name="ce3" office:value-type="string" calcext:value-type="string">
            <text:p>The right mouse button</text:p>
          </table:table-cell>
          <table:table-cell table:formula="of:=CONCATENATE([.B6];&quot;=&quot;;[.C6])" office:value-type="string" office:string-value="VK_RBUTTON=&amp;H2" calcext:value-type="string">
            <text:p>VK_RBUTTON=&amp;H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CANCEL</text:p>
          </table:table-cell>
          <table:table-cell table:style-name="ce3" office:value-type="string" calcext:value-type="string">
            <text:p>&amp;H3</text:p>
          </table:table-cell>
          <table:table-cell table:style-name="ce3" office:value-type="string" calcext:value-type="string">
            <text:p>The Cancel virtual key, used for control-break processing</text:p>
          </table:table-cell>
          <table:table-cell table:formula="of:=CONCATENATE([.B7];&quot;=&quot;;[.C7])" office:value-type="string" office:string-value="VK_CANCEL=&amp;H3" calcext:value-type="string">
            <text:p>VK_CANCEL=&amp;H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MBUTTON</text:p>
          </table:table-cell>
          <table:table-cell table:style-name="ce3" office:value-type="string" calcext:value-type="string">
            <text:p>&amp;H4</text:p>
          </table:table-cell>
          <table:table-cell table:style-name="ce3" office:value-type="string" calcext:value-type="string">
            <text:p>The middle mouse button</text:p>
          </table:table-cell>
          <table:table-cell table:formula="of:=CONCATENATE([.B8];&quot;=&quot;;[.C8])" office:value-type="string" office:string-value="VK_MBUTTON=&amp;H4" calcext:value-type="string">
            <text:p>VK_MBUTTON=&amp;H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BACK</text:p>
          </table:table-cell>
          <table:table-cell table:style-name="ce3" office:value-type="string" calcext:value-type="string">
            <text:p>&amp;H8</text:p>
          </table:table-cell>
          <table:table-cell table:style-name="ce3" office:value-type="string" calcext:value-type="string">
            <text:p>Backspace</text:p>
          </table:table-cell>
          <table:table-cell table:formula="of:=CONCATENATE([.B9];&quot;=&quot;;[.C9])" office:value-type="string" office:string-value="VK_BACK=&amp;H8" calcext:value-type="string">
            <text:p>VK_BACK=&amp;H8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TAB</text:p>
          </table:table-cell>
          <table:table-cell table:style-name="ce3" office:value-type="string" calcext:value-type="string">
            <text:p>&amp;H9</text:p>
          </table:table-cell>
          <table:table-cell table:style-name="ce3" office:value-type="string" calcext:value-type="string">
            <text:p>Tab</text:p>
          </table:table-cell>
          <table:table-cell table:formula="of:=CONCATENATE([.B10];&quot;=&quot;;[.C10])" office:value-type="string" office:string-value="VK_TAB=&amp;H9" calcext:value-type="string">
            <text:p>VK_TAB=&amp;H9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CLEAR</text:p>
          </table:table-cell>
          <table:table-cell table:style-name="ce3" office:value-type="string" calcext:value-type="string">
            <text:p>&amp;HC</text:p>
          </table:table-cell>
          <table:table-cell table:style-name="ce3" office:value-type="string" calcext:value-type="string">
            <text:p>5 (keypad without Num Lock)</text:p>
          </table:table-cell>
          <table:table-cell table:formula="of:=CONCATENATE([.B11];&quot;=&quot;;[.C11])" office:value-type="string" office:string-value="VK_CLEAR=&amp;HC" calcext:value-type="string">
            <text:p>VK_CLEAR=&amp;HC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RETURN</text:p>
          </table:table-cell>
          <table:table-cell table:style-name="ce3" office:value-type="string" calcext:value-type="string">
            <text:p>&amp;HD</text:p>
          </table:table-cell>
          <table:table-cell table:style-name="ce3" office:value-type="string" calcext:value-type="string">
            <text:p>Enter</text:p>
          </table:table-cell>
          <table:table-cell table:formula="of:=CONCATENATE([.B12];&quot;=&quot;;[.C12])" office:value-type="string" office:string-value="VK_RETURN=&amp;HD" calcext:value-type="string">
            <text:p>VK_RETURN=&amp;H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SHIFT</text:p>
          </table:table-cell>
          <table:table-cell table:style-name="ce3" office:value-type="string" calcext:value-type="string">
            <text:p>&amp;H10</text:p>
          </table:table-cell>
          <table:table-cell table:style-name="ce3" office:value-type="string" calcext:value-type="string">
            <text:p>Shift (either one)</text:p>
          </table:table-cell>
          <table:table-cell table:formula="of:=CONCATENATE([.B13];&quot;=&quot;;[.C13])" office:value-type="string" office:string-value="VK_SHIFT=&amp;H10" calcext:value-type="string">
            <text:p>VK_SHIFT=&amp;H1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CONTROL</text:p>
          </table:table-cell>
          <table:table-cell table:style-name="ce3" office:value-type="string" calcext:value-type="string">
            <text:p>&amp;H11</text:p>
          </table:table-cell>
          <table:table-cell table:style-name="ce3" office:value-type="string" calcext:value-type="string">
            <text:p>Ctrl (either one)</text:p>
          </table:table-cell>
          <table:table-cell table:formula="of:=CONCATENATE([.B14];&quot;=&quot;;[.C14])" office:value-type="string" office:string-value="VK_CONTROL=&amp;H11" calcext:value-type="string">
            <text:p>VK_CONTROL=&amp;H1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MENU</text:p>
          </table:table-cell>
          <table:table-cell table:style-name="ce3" office:value-type="string" calcext:value-type="string">
            <text:p>&amp;H12</text:p>
          </table:table-cell>
          <table:table-cell table:style-name="ce3" office:value-type="string" calcext:value-type="string">
            <text:p>Alt (either one)</text:p>
          </table:table-cell>
          <table:table-cell table:formula="of:=CONCATENATE([.B15];&quot;=&quot;;[.C15])" office:value-type="string" office:string-value="VK_MENU=&amp;H12" calcext:value-type="string">
            <text:p>VK_MENU=&amp;H1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PAUSE</text:p>
          </table:table-cell>
          <table:table-cell table:style-name="ce3" office:value-type="string" calcext:value-type="string">
            <text:p>&amp;H13</text:p>
          </table:table-cell>
          <table:table-cell table:style-name="ce3" office:value-type="string" calcext:value-type="string">
            <text:p>Pause</text:p>
          </table:table-cell>
          <table:table-cell table:formula="of:=CONCATENATE([.B16];&quot;=&quot;;[.C16])" office:value-type="string" office:string-value="VK_PAUSE=&amp;H13" calcext:value-type="string">
            <text:p>VK_PAUSE=&amp;H1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CAPITAL</text:p>
          </table:table-cell>
          <table:table-cell table:style-name="ce3" office:value-type="string" calcext:value-type="string">
            <text:p>&amp;H14</text:p>
          </table:table-cell>
          <table:table-cell table:style-name="ce3" office:value-type="string" calcext:value-type="string">
            <text:p>Caps Lock</text:p>
          </table:table-cell>
          <table:table-cell table:formula="of:=CONCATENATE([.B17];&quot;=&quot;;[.C17])" office:value-type="string" office:string-value="VK_CAPITAL=&amp;H14" calcext:value-type="string">
            <text:p>VK_CAPITAL=&amp;H1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ESCAPE</text:p>
          </table:table-cell>
          <table:table-cell table:style-name="ce3" office:value-type="string" calcext:value-type="string">
            <text:p>&amp;H1B</text:p>
          </table:table-cell>
          <table:table-cell table:style-name="ce3" office:value-type="string" calcext:value-type="string">
            <text:p>Esc</text:p>
          </table:table-cell>
          <table:table-cell table:formula="of:=CONCATENATE([.B18];&quot;=&quot;;[.C18])" office:value-type="string" office:string-value="VK_ESCAPE=&amp;H1B" calcext:value-type="string">
            <text:p>VK_ESCAPE=&amp;H1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SPACE</text:p>
          </table:table-cell>
          <table:table-cell table:style-name="ce3" office:value-type="string" calcext:value-type="string">
            <text:p>&amp;H20</text:p>
          </table:table-cell>
          <table:table-cell table:style-name="ce3" office:value-type="string" calcext:value-type="string">
            <text:p>Spacebar</text:p>
          </table:table-cell>
          <table:table-cell table:formula="of:=CONCATENATE([.B19];&quot;=&quot;;[.C19])" office:value-type="string" office:string-value="VK_SPACE=&amp;H20" calcext:value-type="string">
            <text:p>VK_SPACE=&amp;H2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PRIOR</text:p>
          </table:table-cell>
          <table:table-cell table:style-name="ce3" office:value-type="string" calcext:value-type="string">
            <text:p>&amp;H21</text:p>
          </table:table-cell>
          <table:table-cell table:style-name="ce3" office:value-type="string" calcext:value-type="string">
            <text:p>Page Up</text:p>
          </table:table-cell>
          <table:table-cell table:formula="of:=CONCATENATE([.B20];&quot;=&quot;;[.C20])" office:value-type="string" office:string-value="VK_PRIOR=&amp;H21" calcext:value-type="string">
            <text:p>VK_PRIOR=&amp;H2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EXT</text:p>
          </table:table-cell>
          <table:table-cell table:style-name="ce3" office:value-type="string" calcext:value-type="string">
            <text:p>&amp;H22</text:p>
          </table:table-cell>
          <table:table-cell table:style-name="ce3" office:value-type="string" calcext:value-type="string">
            <text:p>Page Down</text:p>
          </table:table-cell>
          <table:table-cell table:formula="of:=CONCATENATE([.B21];&quot;=&quot;;[.C21])" office:value-type="string" office:string-value="VK_NEXT=&amp;H22" calcext:value-type="string">
            <text:p>VK_NEXT=&amp;H2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END</text:p>
          </table:table-cell>
          <table:table-cell table:style-name="ce3" office:value-type="string" calcext:value-type="string">
            <text:p>&amp;H23</text:p>
          </table:table-cell>
          <table:table-cell table:style-name="ce3" office:value-type="string" calcext:value-type="string">
            <text:p>End</text:p>
          </table:table-cell>
          <table:table-cell table:formula="of:=CONCATENATE([.B22];&quot;=&quot;;[.C22])" office:value-type="string" office:string-value="VK_END=&amp;H23" calcext:value-type="string">
            <text:p>VK_END=&amp;H2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HOME</text:p>
          </table:table-cell>
          <table:table-cell table:style-name="ce3" office:value-type="string" calcext:value-type="string">
            <text:p>&amp;H24</text:p>
          </table:table-cell>
          <table:table-cell table:style-name="ce3" office:value-type="string" calcext:value-type="string">
            <text:p>Home</text:p>
          </table:table-cell>
          <table:table-cell table:formula="of:=CONCATENATE([.B23];&quot;=&quot;;[.C23])" office:value-type="string" office:string-value="VK_HOME=&amp;H24" calcext:value-type="string">
            <text:p>VK_HOME=&amp;H2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LEFT</text:p>
          </table:table-cell>
          <table:table-cell table:style-name="ce3" office:value-type="string" calcext:value-type="string">
            <text:p>&amp;H25</text:p>
          </table:table-cell>
          <table:table-cell table:style-name="ce3" office:value-type="string" calcext:value-type="string">
            <text:p>Left Arrow</text:p>
          </table:table-cell>
          <table:table-cell table:formula="of:=CONCATENATE([.B24];&quot;=&quot;;[.C24])" office:value-type="string" office:string-value="VK_LEFT=&amp;H25" calcext:value-type="string">
            <text:p>VK_LEFT=&amp;H25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UP</text:p>
          </table:table-cell>
          <table:table-cell table:style-name="ce3" office:value-type="string" calcext:value-type="string">
            <text:p>&amp;H26</text:p>
          </table:table-cell>
          <table:table-cell table:style-name="ce3" office:value-type="string" calcext:value-type="string">
            <text:p>Up Arrow</text:p>
          </table:table-cell>
          <table:table-cell table:formula="of:=CONCATENATE([.B25];&quot;=&quot;;[.C25])" office:value-type="string" office:string-value="VK_UP=&amp;H26" calcext:value-type="string">
            <text:p>VK_UP=&amp;H26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RIGHT</text:p>
          </table:table-cell>
          <table:table-cell table:style-name="ce3" office:value-type="string" calcext:value-type="string">
            <text:p>&amp;H27</text:p>
          </table:table-cell>
          <table:table-cell table:style-name="ce3" office:value-type="string" calcext:value-type="string">
            <text:p>Right Arrow</text:p>
          </table:table-cell>
          <table:table-cell table:formula="of:=CONCATENATE([.B26];&quot;=&quot;;[.C26])" office:value-type="string" office:string-value="VK_RIGHT=&amp;H27" calcext:value-type="string">
            <text:p>VK_RIGHT=&amp;H27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DOWN</text:p>
          </table:table-cell>
          <table:table-cell table:style-name="ce3" office:value-type="string" calcext:value-type="string">
            <text:p>&amp;H28</text:p>
          </table:table-cell>
          <table:table-cell table:style-name="ce3" office:value-type="string" calcext:value-type="string">
            <text:p>Down Arrow</text:p>
          </table:table-cell>
          <table:table-cell table:formula="of:=CONCATENATE([.B27];&quot;=&quot;;[.C27])" office:value-type="string" office:string-value="VK_DOWN=&amp;H28" calcext:value-type="string">
            <text:p>VK_DOWN=&amp;H28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SELECT</text:p>
          </table:table-cell>
          <table:table-cell table:style-name="ce3" office:value-type="string" calcext:value-type="string">
            <text:p>&amp;H29</text:p>
          </table:table-cell>
          <table:table-cell table:style-name="ce3" office:value-type="string" calcext:value-type="string">
            <text:p>Select</text:p>
          </table:table-cell>
          <table:table-cell table:formula="of:=CONCATENATE([.B28];&quot;=&quot;;[.C28])" office:value-type="string" office:string-value="VK_SELECT=&amp;H29" calcext:value-type="string">
            <text:p>VK_SELECT=&amp;H29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PRINT</text:p>
          </table:table-cell>
          <table:table-cell table:style-name="ce3" office:value-type="string" calcext:value-type="string">
            <text:p>&amp;H2A</text:p>
          </table:table-cell>
          <table:table-cell table:style-name="ce3" office:value-type="string" calcext:value-type="string">
            <text:p>Print (only used by Nokia keyboards)</text:p>
          </table:table-cell>
          <table:table-cell table:formula="of:=CONCATENATE([.B29];&quot;=&quot;;[.C29])" office:value-type="string" office:string-value="VK_PRINT=&amp;H2A" calcext:value-type="string">
            <text:p>VK_PRINT=&amp;H2A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EXECUTE</text:p>
          </table:table-cell>
          <table:table-cell table:style-name="ce3" office:value-type="string" calcext:value-type="string">
            <text:p>&amp;H2B</text:p>
          </table:table-cell>
          <table:table-cell table:style-name="ce3" office:value-type="string" calcext:value-type="string">
            <text:p>Execute (not used)</text:p>
          </table:table-cell>
          <table:table-cell table:formula="of:=CONCATENATE([.B30];&quot;=&quot;;[.C30])" office:value-type="string" office:string-value="VK_EXECUTE=&amp;H2B" calcext:value-type="string">
            <text:p>VK_EXECUTE=&amp;H2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SNAPSHOT</text:p>
          </table:table-cell>
          <table:table-cell table:style-name="ce3" office:value-type="string" calcext:value-type="string">
            <text:p>&amp;H2C</text:p>
          </table:table-cell>
          <table:table-cell table:style-name="ce3" office:value-type="string" calcext:value-type="string">
            <text:p>Print Screen</text:p>
          </table:table-cell>
          <table:table-cell table:formula="of:=CONCATENATE([.B31];&quot;=&quot;;[.C31])" office:value-type="string" office:string-value="VK_SNAPSHOT=&amp;H2C" calcext:value-type="string">
            <text:p>VK_SNAPSHOT=&amp;H2C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INSERT</text:p>
          </table:table-cell>
          <table:table-cell table:style-name="ce3" office:value-type="string" calcext:value-type="string">
            <text:p>&amp;H2D</text:p>
          </table:table-cell>
          <table:table-cell table:style-name="ce3" office:value-type="string" calcext:value-type="string">
            <text:p>Insert</text:p>
          </table:table-cell>
          <table:table-cell table:formula="of:=CONCATENATE([.B32];&quot;=&quot;;[.C32])" office:value-type="string" office:string-value="VK_INSERT=&amp;H2D" calcext:value-type="string">
            <text:p>VK_INSERT=&amp;H2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DELETE</text:p>
          </table:table-cell>
          <table:table-cell table:style-name="ce3" office:value-type="string" calcext:value-type="string">
            <text:p>&amp;H2E</text:p>
          </table:table-cell>
          <table:table-cell table:style-name="ce3" office:value-type="string" calcext:value-type="string">
            <text:p>Delete</text:p>
          </table:table-cell>
          <table:table-cell table:formula="of:=CONCATENATE([.B33];&quot;=&quot;;[.C33])" office:value-type="string" office:string-value="VK_DELETE=&amp;H2E" calcext:value-type="string">
            <text:p>VK_DELETE=&amp;H2E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HELP</text:p>
          </table:table-cell>
          <table:table-cell table:style-name="ce3" office:value-type="string" calcext:value-type="string">
            <text:p>&amp;H2F</text:p>
          </table:table-cell>
          <table:table-cell table:style-name="ce3" office:value-type="string" calcext:value-type="string">
            <text:p>Help</text:p>
          </table:table-cell>
          <table:table-cell table:formula="of:=CONCATENATE([.B34];&quot;=&quot;;[.C34])" office:value-type="string" office:string-value="VK_HELP=&amp;H2F" calcext:value-type="string">
            <text:p>VK_HELP=&amp;H2F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0</text:p>
          </table:table-cell>
          <table:table-cell table:style-name="ce3" office:value-type="string" calcext:value-type="string">
            <text:p>&amp;H30</text:p>
          </table:table-cell>
          <table:table-cell table:style-name="ce3" office:value-type="float" office:value="0" calcext:value-type="float">
            <text:p>0</text:p>
          </table:table-cell>
          <table:table-cell table:formula="of:=CONCATENATE([.B35];&quot;=&quot;;[.C35])" office:value-type="string" office:string-value="VK_0=&amp;H30" calcext:value-type="string">
            <text:p>VK_0=&amp;H3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1</text:p>
          </table:table-cell>
          <table:table-cell table:style-name="ce3" office:value-type="string" calcext:value-type="string">
            <text:p>&amp;H31</text:p>
          </table:table-cell>
          <table:table-cell table:style-name="ce3" office:value-type="float" office:value="1" calcext:value-type="float">
            <text:p>1</text:p>
          </table:table-cell>
          <table:table-cell table:formula="of:=CONCATENATE([.B36];&quot;=&quot;;[.C36])" office:value-type="string" office:string-value="VK_1=&amp;H31" calcext:value-type="string">
            <text:p>VK_1=&amp;H3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2</text:p>
          </table:table-cell>
          <table:table-cell table:style-name="ce3" office:value-type="string" calcext:value-type="string">
            <text:p>&amp;H32</text:p>
          </table:table-cell>
          <table:table-cell table:style-name="ce3" office:value-type="float" office:value="2" calcext:value-type="float">
            <text:p>2</text:p>
          </table:table-cell>
          <table:table-cell table:formula="of:=CONCATENATE([.B37];&quot;=&quot;;[.C37])" office:value-type="string" office:string-value="VK_2=&amp;H32" calcext:value-type="string">
            <text:p>VK_2=&amp;H3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3</text:p>
          </table:table-cell>
          <table:table-cell table:style-name="ce3" office:value-type="string" calcext:value-type="string">
            <text:p>&amp;H33</text:p>
          </table:table-cell>
          <table:table-cell table:style-name="ce3" office:value-type="float" office:value="3" calcext:value-type="float">
            <text:p>3</text:p>
          </table:table-cell>
          <table:table-cell table:formula="of:=CONCATENATE([.B38];&quot;=&quot;;[.C38])" office:value-type="string" office:string-value="VK_3=&amp;H33" calcext:value-type="string">
            <text:p>VK_3=&amp;H3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4</text:p>
          </table:table-cell>
          <table:table-cell table:style-name="ce3" office:value-type="string" calcext:value-type="string">
            <text:p>&amp;H34</text:p>
          </table:table-cell>
          <table:table-cell table:style-name="ce3" office:value-type="float" office:value="4" calcext:value-type="float">
            <text:p>4</text:p>
          </table:table-cell>
          <table:table-cell table:formula="of:=CONCATENATE([.B39];&quot;=&quot;;[.C39])" office:value-type="string" office:string-value="VK_4=&amp;H34" calcext:value-type="string">
            <text:p>VK_4=&amp;H3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5</text:p>
          </table:table-cell>
          <table:table-cell table:style-name="ce3" office:value-type="string" calcext:value-type="string">
            <text:p>&amp;H35</text:p>
          </table:table-cell>
          <table:table-cell table:style-name="ce3" office:value-type="float" office:value="5" calcext:value-type="float">
            <text:p>5</text:p>
          </table:table-cell>
          <table:table-cell table:formula="of:=CONCATENATE([.B40];&quot;=&quot;;[.C40])" office:value-type="string" office:string-value="VK_5=&amp;H35" calcext:value-type="string">
            <text:p>VK_5=&amp;H35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6</text:p>
          </table:table-cell>
          <table:table-cell table:style-name="ce3" office:value-type="string" calcext:value-type="string">
            <text:p>&amp;H36</text:p>
          </table:table-cell>
          <table:table-cell table:style-name="ce3" office:value-type="float" office:value="6" calcext:value-type="float">
            <text:p>6</text:p>
          </table:table-cell>
          <table:table-cell table:formula="of:=CONCATENATE([.B41];&quot;=&quot;;[.C41])" office:value-type="string" office:string-value="VK_6=&amp;H36" calcext:value-type="string">
            <text:p>VK_6=&amp;H36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7</text:p>
          </table:table-cell>
          <table:table-cell table:style-name="ce3" office:value-type="string" calcext:value-type="string">
            <text:p>&amp;H37</text:p>
          </table:table-cell>
          <table:table-cell table:style-name="ce3" office:value-type="float" office:value="7" calcext:value-type="float">
            <text:p>7</text:p>
          </table:table-cell>
          <table:table-cell table:formula="of:=CONCATENATE([.B42];&quot;=&quot;;[.C42])" office:value-type="string" office:string-value="VK_7=&amp;H37" calcext:value-type="string">
            <text:p>VK_7=&amp;H37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8</text:p>
          </table:table-cell>
          <table:table-cell table:style-name="ce3" office:value-type="string" calcext:value-type="string">
            <text:p>&amp;H38</text:p>
          </table:table-cell>
          <table:table-cell table:style-name="ce3" office:value-type="float" office:value="8" calcext:value-type="float">
            <text:p>8</text:p>
          </table:table-cell>
          <table:table-cell table:formula="of:=CONCATENATE([.B43];&quot;=&quot;;[.C43])" office:value-type="string" office:string-value="VK_8=&amp;H38" calcext:value-type="string">
            <text:p>VK_8=&amp;H38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9</text:p>
          </table:table-cell>
          <table:table-cell table:style-name="ce3" office:value-type="string" calcext:value-type="string">
            <text:p>&amp;H39</text:p>
          </table:table-cell>
          <table:table-cell table:style-name="ce3" office:value-type="float" office:value="9" calcext:value-type="float">
            <text:p>9</text:p>
          </table:table-cell>
          <table:table-cell table:formula="of:=CONCATENATE([.B44];&quot;=&quot;;[.C44])" office:value-type="string" office:string-value="VK_9=&amp;H39" calcext:value-type="string">
            <text:p>VK_9=&amp;H39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A</text:p>
          </table:table-cell>
          <table:table-cell table:style-name="ce3" office:value-type="string" calcext:value-type="string">
            <text:p>&amp;H41</text:p>
          </table:table-cell>
          <table:table-cell table:style-name="ce3" office:value-type="string" calcext:value-type="string">
            <text:p>A</text:p>
          </table:table-cell>
          <table:table-cell table:formula="of:=CONCATENATE([.B45];&quot;=&quot;;[.C45])" office:value-type="string" office:string-value="VK_A=&amp;H41" calcext:value-type="string">
            <text:p>VK_A=&amp;H4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B</text:p>
          </table:table-cell>
          <table:table-cell table:style-name="ce3" office:value-type="string" calcext:value-type="string">
            <text:p>&amp;H42</text:p>
          </table:table-cell>
          <table:table-cell table:style-name="ce3" office:value-type="string" calcext:value-type="string">
            <text:p>B</text:p>
          </table:table-cell>
          <table:table-cell table:formula="of:=CONCATENATE([.B46];&quot;=&quot;;[.C46])" office:value-type="string" office:string-value="VK_B=&amp;H42" calcext:value-type="string">
            <text:p>VK_B=&amp;H4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C</text:p>
          </table:table-cell>
          <table:table-cell table:style-name="ce3" office:value-type="string" calcext:value-type="string">
            <text:p>&amp;H43</text:p>
          </table:table-cell>
          <table:table-cell table:style-name="ce3" office:value-type="string" calcext:value-type="string">
            <text:p>C</text:p>
          </table:table-cell>
          <table:table-cell table:formula="of:=CONCATENATE([.B47];&quot;=&quot;;[.C47])" office:value-type="string" office:string-value="VK_C=&amp;H43" calcext:value-type="string">
            <text:p>VK_C=&amp;H4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D</text:p>
          </table:table-cell>
          <table:table-cell table:style-name="ce3" office:value-type="string" calcext:value-type="string">
            <text:p>&amp;H44</text:p>
          </table:table-cell>
          <table:table-cell table:style-name="ce3" office:value-type="string" calcext:value-type="string">
            <text:p>D</text:p>
          </table:table-cell>
          <table:table-cell table:formula="of:=CONCATENATE([.B48];&quot;=&quot;;[.C48])" office:value-type="string" office:string-value="VK_D=&amp;H44" calcext:value-type="string">
            <text:p>VK_D=&amp;H4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E</text:p>
          </table:table-cell>
          <table:table-cell table:style-name="ce3" office:value-type="string" calcext:value-type="string">
            <text:p>&amp;H45</text:p>
          </table:table-cell>
          <table:table-cell table:style-name="ce3" office:value-type="string" calcext:value-type="string">
            <text:p>E</text:p>
          </table:table-cell>
          <table:table-cell table:formula="of:=CONCATENATE([.B49];&quot;=&quot;;[.C49])" office:value-type="string" office:string-value="VK_E=&amp;H45" calcext:value-type="string">
            <text:p>VK_E=&amp;H45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</text:p>
          </table:table-cell>
          <table:table-cell table:style-name="ce3" office:value-type="string" calcext:value-type="string">
            <text:p>&amp;H46</text:p>
          </table:table-cell>
          <table:table-cell table:style-name="ce3" office:value-type="string" calcext:value-type="string">
            <text:p>F</text:p>
          </table:table-cell>
          <table:table-cell table:formula="of:=CONCATENATE([.B50];&quot;=&quot;;[.C50])" office:value-type="string" office:string-value="VK_F=&amp;H46" calcext:value-type="string">
            <text:p>VK_F=&amp;H46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G</text:p>
          </table:table-cell>
          <table:table-cell table:style-name="ce3" office:value-type="string" calcext:value-type="string">
            <text:p>&amp;H47</text:p>
          </table:table-cell>
          <table:table-cell table:style-name="ce3" office:value-type="string" calcext:value-type="string">
            <text:p>G</text:p>
          </table:table-cell>
          <table:table-cell table:formula="of:=CONCATENATE([.B51];&quot;=&quot;;[.C51])" office:value-type="string" office:string-value="VK_G=&amp;H47" calcext:value-type="string">
            <text:p>VK_G=&amp;H47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H</text:p>
          </table:table-cell>
          <table:table-cell table:style-name="ce3" office:value-type="string" calcext:value-type="string">
            <text:p>&amp;H48</text:p>
          </table:table-cell>
          <table:table-cell table:style-name="ce3" office:value-type="string" calcext:value-type="string">
            <text:p>H</text:p>
          </table:table-cell>
          <table:table-cell table:formula="of:=CONCATENATE([.B52];&quot;=&quot;;[.C52])" office:value-type="string" office:string-value="VK_H=&amp;H48" calcext:value-type="string">
            <text:p>VK_H=&amp;H48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I</text:p>
          </table:table-cell>
          <table:table-cell table:style-name="ce3" office:value-type="string" calcext:value-type="string">
            <text:p>&amp;H49</text:p>
          </table:table-cell>
          <table:table-cell table:style-name="ce3" office:value-type="string" calcext:value-type="string">
            <text:p>I</text:p>
          </table:table-cell>
          <table:table-cell table:formula="of:=CONCATENATE([.B53];&quot;=&quot;;[.C53])" office:value-type="string" office:string-value="VK_I=&amp;H49" calcext:value-type="string">
            <text:p>VK_I=&amp;H49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J</text:p>
          </table:table-cell>
          <table:table-cell table:style-name="ce3" office:value-type="string" calcext:value-type="string">
            <text:p>&amp;H4A</text:p>
          </table:table-cell>
          <table:table-cell table:style-name="ce3" office:value-type="string" calcext:value-type="string">
            <text:p>J</text:p>
          </table:table-cell>
          <table:table-cell table:formula="of:=CONCATENATE([.B54];&quot;=&quot;;[.C54])" office:value-type="string" office:string-value="VK_J=&amp;H4A" calcext:value-type="string">
            <text:p>VK_J=&amp;H4A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K</text:p>
          </table:table-cell>
          <table:table-cell table:style-name="ce3" office:value-type="string" calcext:value-type="string">
            <text:p>&amp;H4B</text:p>
          </table:table-cell>
          <table:table-cell table:style-name="ce3" office:value-type="string" calcext:value-type="string">
            <text:p>K</text:p>
          </table:table-cell>
          <table:table-cell table:formula="of:=CONCATENATE([.B55];&quot;=&quot;;[.C55])" office:value-type="string" office:string-value="VK_K=&amp;H4B" calcext:value-type="string">
            <text:p>VK_K=&amp;H4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L</text:p>
          </table:table-cell>
          <table:table-cell table:style-name="ce3" office:value-type="string" calcext:value-type="string">
            <text:p>&amp;H4C</text:p>
          </table:table-cell>
          <table:table-cell table:style-name="ce3" office:value-type="string" calcext:value-type="string">
            <text:p>L</text:p>
          </table:table-cell>
          <table:table-cell table:formula="of:=CONCATENATE([.B56];&quot;=&quot;;[.C56])" office:value-type="string" office:string-value="VK_L=&amp;H4C" calcext:value-type="string">
            <text:p>VK_L=&amp;H4C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M</text:p>
          </table:table-cell>
          <table:table-cell table:style-name="ce3" office:value-type="string" calcext:value-type="string">
            <text:p>&amp;H4D</text:p>
          </table:table-cell>
          <table:table-cell table:style-name="ce3" office:value-type="string" calcext:value-type="string">
            <text:p>M</text:p>
          </table:table-cell>
          <table:table-cell table:formula="of:=CONCATENATE([.B57];&quot;=&quot;;[.C57])" office:value-type="string" office:string-value="VK_M=&amp;H4D" calcext:value-type="string">
            <text:p>VK_M=&amp;H4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</text:p>
          </table:table-cell>
          <table:table-cell table:style-name="ce3" office:value-type="string" calcext:value-type="string">
            <text:p>&amp;H4E</text:p>
          </table:table-cell>
          <table:table-cell table:style-name="ce3" office:value-type="string" calcext:value-type="string">
            <text:p>N</text:p>
          </table:table-cell>
          <table:table-cell table:formula="of:=CONCATENATE([.B58];&quot;=&quot;;[.C58])" office:value-type="string" office:string-value="VK_N=&amp;H4E" calcext:value-type="string">
            <text:p>VK_N=&amp;H4E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</text:p>
          </table:table-cell>
          <table:table-cell table:style-name="ce3" office:value-type="string" calcext:value-type="string">
            <text:p>&amp;H4F</text:p>
          </table:table-cell>
          <table:table-cell table:style-name="ce3" office:value-type="string" calcext:value-type="string">
            <text:p>O</text:p>
          </table:table-cell>
          <table:table-cell table:formula="of:=CONCATENATE([.B59];&quot;=&quot;;[.C59])" office:value-type="string" office:string-value="VK_O=&amp;H4F" calcext:value-type="string">
            <text:p>VK_O=&amp;H4F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P</text:p>
          </table:table-cell>
          <table:table-cell table:style-name="ce3" office:value-type="string" calcext:value-type="string">
            <text:p>&amp;H50</text:p>
          </table:table-cell>
          <table:table-cell table:style-name="ce3" office:value-type="string" calcext:value-type="string">
            <text:p>P</text:p>
          </table:table-cell>
          <table:table-cell table:formula="of:=CONCATENATE([.B60];&quot;=&quot;;[.C60])" office:value-type="string" office:string-value="VK_P=&amp;H50" calcext:value-type="string">
            <text:p>VK_P=&amp;H5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Q</text:p>
          </table:table-cell>
          <table:table-cell table:style-name="ce3" office:value-type="string" calcext:value-type="string">
            <text:p>&amp;H51</text:p>
          </table:table-cell>
          <table:table-cell table:style-name="ce3" office:value-type="string" calcext:value-type="string">
            <text:p>Q</text:p>
          </table:table-cell>
          <table:table-cell table:formula="of:=CONCATENATE([.B61];&quot;=&quot;;[.C61])" office:value-type="string" office:string-value="VK_Q=&amp;H51" calcext:value-type="string">
            <text:p>VK_Q=&amp;H5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R</text:p>
          </table:table-cell>
          <table:table-cell table:style-name="ce3" office:value-type="string" calcext:value-type="string">
            <text:p>&amp;H52</text:p>
          </table:table-cell>
          <table:table-cell table:style-name="ce3" office:value-type="string" calcext:value-type="string">
            <text:p>R</text:p>
          </table:table-cell>
          <table:table-cell table:formula="of:=CONCATENATE([.B62];&quot;=&quot;;[.C62])" office:value-type="string" office:string-value="VK_R=&amp;H52" calcext:value-type="string">
            <text:p>VK_R=&amp;H5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S</text:p>
          </table:table-cell>
          <table:table-cell table:style-name="ce3" office:value-type="string" calcext:value-type="string">
            <text:p>&amp;H53</text:p>
          </table:table-cell>
          <table:table-cell table:style-name="ce3" office:value-type="string" calcext:value-type="string">
            <text:p>S</text:p>
          </table:table-cell>
          <table:table-cell table:formula="of:=CONCATENATE([.B63];&quot;=&quot;;[.C63])" office:value-type="string" office:string-value="VK_S=&amp;H53" calcext:value-type="string">
            <text:p>VK_S=&amp;H5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T</text:p>
          </table:table-cell>
          <table:table-cell table:style-name="ce3" office:value-type="string" calcext:value-type="string">
            <text:p>&amp;H54</text:p>
          </table:table-cell>
          <table:table-cell table:style-name="ce3" office:value-type="string" calcext:value-type="string">
            <text:p>T</text:p>
          </table:table-cell>
          <table:table-cell table:formula="of:=CONCATENATE([.B64];&quot;=&quot;;[.C64])" office:value-type="string" office:string-value="VK_T=&amp;H54" calcext:value-type="string">
            <text:p>VK_T=&amp;H5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U</text:p>
          </table:table-cell>
          <table:table-cell table:style-name="ce3" office:value-type="string" calcext:value-type="string">
            <text:p>&amp;H55</text:p>
          </table:table-cell>
          <table:table-cell table:style-name="ce3" office:value-type="string" calcext:value-type="string">
            <text:p>U</text:p>
          </table:table-cell>
          <table:table-cell table:formula="of:=CONCATENATE([.B65];&quot;=&quot;;[.C65])" office:value-type="string" office:string-value="VK_U=&amp;H55" calcext:value-type="string">
            <text:p>VK_U=&amp;H55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V</text:p>
          </table:table-cell>
          <table:table-cell table:style-name="ce3" office:value-type="string" calcext:value-type="string">
            <text:p>&amp;H56</text:p>
          </table:table-cell>
          <table:table-cell table:style-name="ce3" office:value-type="string" calcext:value-type="string">
            <text:p>V</text:p>
          </table:table-cell>
          <table:table-cell table:formula="of:=CONCATENATE([.B66];&quot;=&quot;;[.C66])" office:value-type="string" office:string-value="VK_V=&amp;H56" calcext:value-type="string">
            <text:p>VK_V=&amp;H56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W</text:p>
          </table:table-cell>
          <table:table-cell table:style-name="ce3" office:value-type="string" calcext:value-type="string">
            <text:p>&amp;H57</text:p>
          </table:table-cell>
          <table:table-cell table:style-name="ce3" office:value-type="string" calcext:value-type="string">
            <text:p>W</text:p>
          </table:table-cell>
          <table:table-cell table:formula="of:=CONCATENATE([.B67];&quot;=&quot;;[.C67])" office:value-type="string" office:string-value="VK_W=&amp;H57" calcext:value-type="string">
            <text:p>VK_W=&amp;H57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X</text:p>
          </table:table-cell>
          <table:table-cell table:style-name="ce3" office:value-type="string" calcext:value-type="string">
            <text:p>&amp;H58</text:p>
          </table:table-cell>
          <table:table-cell table:style-name="ce3" office:value-type="string" calcext:value-type="string">
            <text:p>X</text:p>
          </table:table-cell>
          <table:table-cell table:formula="of:=CONCATENATE([.B68];&quot;=&quot;;[.C68])" office:value-type="string" office:string-value="VK_X=&amp;H58" calcext:value-type="string">
            <text:p>VK_X=&amp;H58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Y</text:p>
          </table:table-cell>
          <table:table-cell table:style-name="ce3" office:value-type="string" calcext:value-type="string">
            <text:p>&amp;H59</text:p>
          </table:table-cell>
          <table:table-cell table:style-name="ce3" office:value-type="string" calcext:value-type="string">
            <text:p>Y</text:p>
          </table:table-cell>
          <table:table-cell table:formula="of:=CONCATENATE([.B69];&quot;=&quot;;[.C69])" office:value-type="string" office:string-value="VK_Y=&amp;H59" calcext:value-type="string">
            <text:p>VK_Y=&amp;H59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Z</text:p>
          </table:table-cell>
          <table:table-cell table:style-name="ce3" office:value-type="string" calcext:value-type="string">
            <text:p>&amp;H5A</text:p>
          </table:table-cell>
          <table:table-cell table:style-name="ce3" office:value-type="string" calcext:value-type="string">
            <text:p>Z</text:p>
          </table:table-cell>
          <table:table-cell table:formula="of:=CONCATENATE([.B70];&quot;=&quot;;[.C70])" office:value-type="string" office:string-value="VK_Z=&amp;H5A" calcext:value-type="string">
            <text:p>VK_Z=&amp;H5A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STARTKEY</text:p>
          </table:table-cell>
          <table:table-cell table:style-name="ce3" office:value-type="string" calcext:value-type="string">
            <text:p>&amp;H5B</text:p>
          </table:table-cell>
          <table:table-cell table:style-name="ce3" office:value-type="string" calcext:value-type="string">
            <text:p>Start Menu key</text:p>
          </table:table-cell>
          <table:table-cell table:formula="of:=CONCATENATE([.B71];&quot;=&quot;;[.C71])" office:value-type="string" office:string-value="VK_STARTKEY=&amp;H5B" calcext:value-type="string">
            <text:p>VK_STARTKEY=&amp;H5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CONTEXTKEY</text:p>
          </table:table-cell>
          <table:table-cell table:style-name="ce3" office:value-type="string" calcext:value-type="string">
            <text:p>&amp;H5D</text:p>
          </table:table-cell>
          <table:table-cell table:style-name="ce3" office:value-type="string" calcext:value-type="string">
            <text:p>Context Menu key</text:p>
          </table:table-cell>
          <table:table-cell table:formula="of:=CONCATENATE([.B72];&quot;=&quot;;[.C72])" office:value-type="string" office:string-value="VK_CONTEXTKEY=&amp;H5D" calcext:value-type="string">
            <text:p>VK_CONTEXTKEY=&amp;H5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0</text:p>
          </table:table-cell>
          <table:table-cell table:style-name="ce3" office:value-type="string" calcext:value-type="string">
            <text:p>&amp;H60</text:p>
          </table:table-cell>
          <table:table-cell table:style-name="ce3" office:value-type="string" calcext:value-type="string">
            <text:p>0 (keypad with Num Lock)</text:p>
          </table:table-cell>
          <table:table-cell table:formula="of:=CONCATENATE([.B73];&quot;=&quot;;[.C73])" office:value-type="string" office:string-value="VK_NUMPAD0=&amp;H60" calcext:value-type="string">
            <text:p>VK_NUMPAD0=&amp;H6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1</text:p>
          </table:table-cell>
          <table:table-cell table:style-name="ce3" office:value-type="string" calcext:value-type="string">
            <text:p>&amp;H61</text:p>
          </table:table-cell>
          <table:table-cell table:style-name="ce3" office:value-type="string" calcext:value-type="string">
            <text:p>1 (keypad with Num Lock)</text:p>
          </table:table-cell>
          <table:table-cell table:formula="of:=CONCATENATE([.B74];&quot;=&quot;;[.C74])" office:value-type="string" office:string-value="VK_NUMPAD1=&amp;H61" calcext:value-type="string">
            <text:p>VK_NUMPAD1=&amp;H6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2</text:p>
          </table:table-cell>
          <table:table-cell table:style-name="ce3" office:value-type="string" calcext:value-type="string">
            <text:p>&amp;H62</text:p>
          </table:table-cell>
          <table:table-cell table:style-name="ce3" office:value-type="string" calcext:value-type="string">
            <text:p>2 (keypad with Num Lock)</text:p>
          </table:table-cell>
          <table:table-cell table:formula="of:=CONCATENATE([.B75];&quot;=&quot;;[.C75])" office:value-type="string" office:string-value="VK_NUMPAD2=&amp;H62" calcext:value-type="string">
            <text:p>VK_NUMPAD2=&amp;H6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3</text:p>
          </table:table-cell>
          <table:table-cell table:style-name="ce3" office:value-type="string" calcext:value-type="string">
            <text:p>&amp;H63</text:p>
          </table:table-cell>
          <table:table-cell table:style-name="ce3" office:value-type="string" calcext:value-type="string">
            <text:p>3 (keypad with Num Lock)</text:p>
          </table:table-cell>
          <table:table-cell table:formula="of:=CONCATENATE([.B76];&quot;=&quot;;[.C76])" office:value-type="string" office:string-value="VK_NUMPAD3=&amp;H63" calcext:value-type="string">
            <text:p>VK_NUMPAD3=&amp;H6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4</text:p>
          </table:table-cell>
          <table:table-cell table:style-name="ce3" office:value-type="string" calcext:value-type="string">
            <text:p>&amp;H64</text:p>
          </table:table-cell>
          <table:table-cell table:style-name="ce3" office:value-type="string" calcext:value-type="string">
            <text:p>4 (keypad with Num Lock)</text:p>
          </table:table-cell>
          <table:table-cell table:formula="of:=CONCATENATE([.B77];&quot;=&quot;;[.C77])" office:value-type="string" office:string-value="VK_NUMPAD4=&amp;H64" calcext:value-type="string">
            <text:p>VK_NUMPAD4=&amp;H6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5</text:p>
          </table:table-cell>
          <table:table-cell table:style-name="ce3" office:value-type="string" calcext:value-type="string">
            <text:p>&amp;H65</text:p>
          </table:table-cell>
          <table:table-cell table:style-name="ce3" office:value-type="string" calcext:value-type="string">
            <text:p>5 (keypad with Num Lock)</text:p>
          </table:table-cell>
          <table:table-cell table:formula="of:=CONCATENATE([.B78];&quot;=&quot;;[.C78])" office:value-type="string" office:string-value="VK_NUMPAD5=&amp;H65" calcext:value-type="string">
            <text:p>VK_NUMPAD5=&amp;H65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6</text:p>
          </table:table-cell>
          <table:table-cell table:style-name="ce3" office:value-type="string" calcext:value-type="string">
            <text:p>&amp;H66</text:p>
          </table:table-cell>
          <table:table-cell table:style-name="ce3" office:value-type="string" calcext:value-type="string">
            <text:p>6 (keypad with Num Lock)</text:p>
          </table:table-cell>
          <table:table-cell table:formula="of:=CONCATENATE([.B79];&quot;=&quot;;[.C79])" office:value-type="string" office:string-value="VK_NUMPAD6=&amp;H66" calcext:value-type="string">
            <text:p>VK_NUMPAD6=&amp;H66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7</text:p>
          </table:table-cell>
          <table:table-cell table:style-name="ce3" office:value-type="string" calcext:value-type="string">
            <text:p>&amp;H67</text:p>
          </table:table-cell>
          <table:table-cell table:style-name="ce3" office:value-type="string" calcext:value-type="string">
            <text:p>7 (keypad with Num Lock)</text:p>
          </table:table-cell>
          <table:table-cell table:formula="of:=CONCATENATE([.B80];&quot;=&quot;;[.C80])" office:value-type="string" office:string-value="VK_NUMPAD7=&amp;H67" calcext:value-type="string">
            <text:p>VK_NUMPAD7=&amp;H67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8</text:p>
          </table:table-cell>
          <table:table-cell table:style-name="ce3" office:value-type="string" calcext:value-type="string">
            <text:p>&amp;H68</text:p>
          </table:table-cell>
          <table:table-cell table:style-name="ce3" office:value-type="string" calcext:value-type="string">
            <text:p>8 (keypad with Num Lock)</text:p>
          </table:table-cell>
          <table:table-cell table:formula="of:=CONCATENATE([.B81];&quot;=&quot;;[.C81])" office:value-type="string" office:string-value="VK_NUMPAD8=&amp;H68" calcext:value-type="string">
            <text:p>VK_NUMPAD8=&amp;H68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PAD9</text:p>
          </table:table-cell>
          <table:table-cell table:style-name="ce3" office:value-type="string" calcext:value-type="string">
            <text:p>&amp;H69</text:p>
          </table:table-cell>
          <table:table-cell table:style-name="ce3" office:value-type="string" calcext:value-type="string">
            <text:p>9 (keypad with Num Lock)</text:p>
          </table:table-cell>
          <table:table-cell table:formula="of:=CONCATENATE([.B82];&quot;=&quot;;[.C82])" office:value-type="string" office:string-value="VK_NUMPAD9=&amp;H69" calcext:value-type="string">
            <text:p>VK_NUMPAD9=&amp;H69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MULTIPLY</text:p>
          </table:table-cell>
          <table:table-cell table:style-name="ce3" office:value-type="string" calcext:value-type="string">
            <text:p>&amp;H6A</text:p>
          </table:table-cell>
          <table:table-cell table:style-name="ce3" office:value-type="string" calcext:value-type="string">
            <text:p>* (keypad)</text:p>
          </table:table-cell>
          <table:table-cell table:formula="of:=CONCATENATE([.B83];&quot;=&quot;;[.C83])" office:value-type="string" office:string-value="VK_MULTIPLY=&amp;H6A" calcext:value-type="string">
            <text:p>VK_MULTIPLY=&amp;H6A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ADD</text:p>
          </table:table-cell>
          <table:table-cell table:style-name="ce3" office:value-type="string" calcext:value-type="string">
            <text:p>&amp;H6B</text:p>
          </table:table-cell>
          <table:table-cell table:style-name="ce3" office:value-type="string" calcext:value-type="string">
            <text:p>+ (keypad)</text:p>
          </table:table-cell>
          <table:table-cell table:formula="of:=CONCATENATE([.B84];&quot;=&quot;;[.C84])" office:value-type="string" office:string-value="VK_ADD=&amp;H6B" calcext:value-type="string">
            <text:p>VK_ADD=&amp;H6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SEPARATOR</text:p>
          </table:table-cell>
          <table:table-cell table:style-name="ce3" office:value-type="string" calcext:value-type="string">
            <text:p>&amp;H6C</text:p>
          </table:table-cell>
          <table:table-cell table:style-name="ce3" office:value-type="string" calcext:value-type="string">
            <text:p>Separator (never generated by the keyboard)</text:p>
          </table:table-cell>
          <table:table-cell table:formula="of:=CONCATENATE([.B85];&quot;=&quot;;[.C85])" office:value-type="string" office:string-value="VK_SEPARATOR=&amp;H6C" calcext:value-type="string">
            <text:p>VK_SEPARATOR=&amp;H6C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SUBTRACT</text:p>
          </table:table-cell>
          <table:table-cell table:style-name="ce3" office:value-type="string" calcext:value-type="string">
            <text:p>&amp;H6D</text:p>
          </table:table-cell>
          <table:table-cell table:style-name="ce3" office:value-type="string" calcext:value-type="string">
            <text:p>- (keypad)</text:p>
          </table:table-cell>
          <table:table-cell table:formula="of:=CONCATENATE([.B86];&quot;=&quot;;[.C86])" office:value-type="string" office:string-value="VK_SUBTRACT=&amp;H6D" calcext:value-type="string">
            <text:p>VK_SUBTRACT=&amp;H6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DECIMAL</text:p>
          </table:table-cell>
          <table:table-cell table:style-name="ce3" office:value-type="string" calcext:value-type="string">
            <text:p>&amp;H6E</text:p>
          </table:table-cell>
          <table:table-cell table:style-name="ce3" office:value-type="string" calcext:value-type="string">
            <text:p>. (keypad with Num Lock)</text:p>
          </table:table-cell>
          <table:table-cell table:formula="of:=CONCATENATE([.B87];&quot;=&quot;;[.C87])" office:value-type="string" office:string-value="VK_DECIMAL=&amp;H6E" calcext:value-type="string">
            <text:p>VK_DECIMAL=&amp;H6E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DIVIDE</text:p>
          </table:table-cell>
          <table:table-cell table:style-name="ce3" office:value-type="string" calcext:value-type="string">
            <text:p>&amp;H6F</text:p>
          </table:table-cell>
          <table:table-cell table:style-name="ce3" office:value-type="string" calcext:value-type="string">
            <text:p>/ (keypad)</text:p>
          </table:table-cell>
          <table:table-cell table:formula="of:=CONCATENATE([.B88];&quot;=&quot;;[.C88])" office:value-type="string" office:string-value="VK_DIVIDE=&amp;H6F" calcext:value-type="string">
            <text:p>VK_DIVIDE=&amp;H6F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</text:p>
          </table:table-cell>
          <table:table-cell table:style-name="ce3" office:value-type="string" calcext:value-type="string">
            <text:p>&amp;H70</text:p>
          </table:table-cell>
          <table:table-cell table:style-name="ce3" office:value-type="string" calcext:value-type="string">
            <text:p>F1</text:p>
          </table:table-cell>
          <table:table-cell table:formula="of:=CONCATENATE([.B89];&quot;=&quot;;[.C89])" office:value-type="string" office:string-value="VK_F1=&amp;H70" calcext:value-type="string">
            <text:p>VK_F1=&amp;H7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2</text:p>
          </table:table-cell>
          <table:table-cell table:style-name="ce3" office:value-type="string" calcext:value-type="string">
            <text:p>&amp;H71</text:p>
          </table:table-cell>
          <table:table-cell table:style-name="ce3" office:value-type="string" calcext:value-type="string">
            <text:p>F2</text:p>
          </table:table-cell>
          <table:table-cell table:formula="of:=CONCATENATE([.B90];&quot;=&quot;;[.C90])" office:value-type="string" office:string-value="VK_F2=&amp;H71" calcext:value-type="string">
            <text:p>VK_F2=&amp;H7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3</text:p>
          </table:table-cell>
          <table:table-cell table:style-name="ce3" office:value-type="string" calcext:value-type="string">
            <text:p>&amp;H72</text:p>
          </table:table-cell>
          <table:table-cell table:style-name="ce3" office:value-type="string" calcext:value-type="string">
            <text:p>F3</text:p>
          </table:table-cell>
          <table:table-cell table:formula="of:=CONCATENATE([.B91];&quot;=&quot;;[.C91])" office:value-type="string" office:string-value="VK_F3=&amp;H72" calcext:value-type="string">
            <text:p>VK_F3=&amp;H7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4</text:p>
          </table:table-cell>
          <table:table-cell table:style-name="ce3" office:value-type="string" calcext:value-type="string">
            <text:p>&amp;H73</text:p>
          </table:table-cell>
          <table:table-cell table:style-name="ce3" office:value-type="string" calcext:value-type="string">
            <text:p>F4</text:p>
          </table:table-cell>
          <table:table-cell table:formula="of:=CONCATENATE([.B92];&quot;=&quot;;[.C92])" office:value-type="string" office:string-value="VK_F4=&amp;H73" calcext:value-type="string">
            <text:p>VK_F4=&amp;H7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5</text:p>
          </table:table-cell>
          <table:table-cell table:style-name="ce3" office:value-type="string" calcext:value-type="string">
            <text:p>&amp;H74</text:p>
          </table:table-cell>
          <table:table-cell table:style-name="ce3" office:value-type="string" calcext:value-type="string">
            <text:p>F5</text:p>
          </table:table-cell>
          <table:table-cell table:formula="of:=CONCATENATE([.B93];&quot;=&quot;;[.C93])" office:value-type="string" office:string-value="VK_F5=&amp;H74" calcext:value-type="string">
            <text:p>VK_F5=&amp;H7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6</text:p>
          </table:table-cell>
          <table:table-cell table:style-name="ce3" office:value-type="string" calcext:value-type="string">
            <text:p>&amp;H75</text:p>
          </table:table-cell>
          <table:table-cell table:style-name="ce3" office:value-type="string" calcext:value-type="string">
            <text:p>F6</text:p>
          </table:table-cell>
          <table:table-cell table:formula="of:=CONCATENATE([.B94];&quot;=&quot;;[.C94])" office:value-type="string" office:string-value="VK_F6=&amp;H75" calcext:value-type="string">
            <text:p>VK_F6=&amp;H75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7</text:p>
          </table:table-cell>
          <table:table-cell table:style-name="ce3" office:value-type="string" calcext:value-type="string">
            <text:p>&amp;H76</text:p>
          </table:table-cell>
          <table:table-cell table:style-name="ce3" office:value-type="string" calcext:value-type="string">
            <text:p>F7</text:p>
          </table:table-cell>
          <table:table-cell table:formula="of:=CONCATENATE([.B95];&quot;=&quot;;[.C95])" office:value-type="string" office:string-value="VK_F7=&amp;H76" calcext:value-type="string">
            <text:p>VK_F7=&amp;H76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8</text:p>
          </table:table-cell>
          <table:table-cell table:style-name="ce3" office:value-type="string" calcext:value-type="string">
            <text:p>&amp;H77</text:p>
          </table:table-cell>
          <table:table-cell table:style-name="ce3" office:value-type="string" calcext:value-type="string">
            <text:p>F8</text:p>
          </table:table-cell>
          <table:table-cell table:formula="of:=CONCATENATE([.B96];&quot;=&quot;;[.C96])" office:value-type="string" office:string-value="VK_F8=&amp;H77" calcext:value-type="string">
            <text:p>VK_F8=&amp;H77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9</text:p>
          </table:table-cell>
          <table:table-cell table:style-name="ce3" office:value-type="string" calcext:value-type="string">
            <text:p>&amp;H78</text:p>
          </table:table-cell>
          <table:table-cell table:style-name="ce3" office:value-type="string" calcext:value-type="string">
            <text:p>F9</text:p>
          </table:table-cell>
          <table:table-cell table:formula="of:=CONCATENATE([.B97];&quot;=&quot;;[.C97])" office:value-type="string" office:string-value="VK_F9=&amp;H78" calcext:value-type="string">
            <text:p>VK_F9=&amp;H78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0</text:p>
          </table:table-cell>
          <table:table-cell table:style-name="ce3" office:value-type="string" calcext:value-type="string">
            <text:p>&amp;H79</text:p>
          </table:table-cell>
          <table:table-cell table:style-name="ce3" office:value-type="string" calcext:value-type="string">
            <text:p>F10</text:p>
          </table:table-cell>
          <table:table-cell table:formula="of:=CONCATENATE([.B98];&quot;=&quot;;[.C98])" office:value-type="string" office:string-value="VK_F10=&amp;H79" calcext:value-type="string">
            <text:p>VK_F10=&amp;H79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1</text:p>
          </table:table-cell>
          <table:table-cell table:style-name="ce3" office:value-type="string" calcext:value-type="string">
            <text:p>&amp;H7A</text:p>
          </table:table-cell>
          <table:table-cell table:style-name="ce3" office:value-type="string" calcext:value-type="string">
            <text:p>F11</text:p>
          </table:table-cell>
          <table:table-cell table:formula="of:=CONCATENATE([.B99];&quot;=&quot;;[.C99])" office:value-type="string" office:string-value="VK_F11=&amp;H7A" calcext:value-type="string">
            <text:p>VK_F11=&amp;H7A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2</text:p>
          </table:table-cell>
          <table:table-cell table:style-name="ce3" office:value-type="string" calcext:value-type="string">
            <text:p>&amp;H7B</text:p>
          </table:table-cell>
          <table:table-cell table:style-name="ce3" office:value-type="string" calcext:value-type="string">
            <text:p>F12</text:p>
          </table:table-cell>
          <table:table-cell table:formula="of:=CONCATENATE([.B100];&quot;=&quot;;[.C100])" office:value-type="string" office:string-value="VK_F12=&amp;H7B" calcext:value-type="string">
            <text:p>VK_F12=&amp;H7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3</text:p>
          </table:table-cell>
          <table:table-cell table:style-name="ce3" office:value-type="string" calcext:value-type="string">
            <text:p>&amp;H7C</text:p>
          </table:table-cell>
          <table:table-cell table:style-name="ce3" office:value-type="string" calcext:value-type="string">
            <text:p>F13</text:p>
          </table:table-cell>
          <table:table-cell table:formula="of:=CONCATENATE([.B101];&quot;=&quot;;[.C101])" office:value-type="string" office:string-value="VK_F13=&amp;H7C" calcext:value-type="string">
            <text:p>VK_F13=&amp;H7C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4</text:p>
          </table:table-cell>
          <table:table-cell table:style-name="ce3" office:value-type="string" calcext:value-type="string">
            <text:p>&amp;H7D</text:p>
          </table:table-cell>
          <table:table-cell table:style-name="ce3" office:value-type="string" calcext:value-type="string">
            <text:p>F14</text:p>
          </table:table-cell>
          <table:table-cell table:formula="of:=CONCATENATE([.B102];&quot;=&quot;;[.C102])" office:value-type="string" office:string-value="VK_F14=&amp;H7D" calcext:value-type="string">
            <text:p>VK_F14=&amp;H7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5</text:p>
          </table:table-cell>
          <table:table-cell table:style-name="ce3" office:value-type="string" calcext:value-type="string">
            <text:p>&amp;H7E</text:p>
          </table:table-cell>
          <table:table-cell table:style-name="ce3" office:value-type="string" calcext:value-type="string">
            <text:p>F15</text:p>
          </table:table-cell>
          <table:table-cell table:formula="of:=CONCATENATE([.B103];&quot;=&quot;;[.C103])" office:value-type="string" office:string-value="VK_F15=&amp;H7E" calcext:value-type="string">
            <text:p>VK_F15=&amp;H7E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6</text:p>
          </table:table-cell>
          <table:table-cell table:style-name="ce3" office:value-type="string" calcext:value-type="string">
            <text:p>&amp;H7F</text:p>
          </table:table-cell>
          <table:table-cell table:style-name="ce3" office:value-type="string" calcext:value-type="string">
            <text:p>F16</text:p>
          </table:table-cell>
          <table:table-cell table:formula="of:=CONCATENATE([.B104];&quot;=&quot;;[.C104])" office:value-type="string" office:string-value="VK_F16=&amp;H7F" calcext:value-type="string">
            <text:p>VK_F16=&amp;H7F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7</text:p>
          </table:table-cell>
          <table:table-cell table:style-name="ce3" office:value-type="string" calcext:value-type="string">
            <text:p>&amp;H80</text:p>
          </table:table-cell>
          <table:table-cell table:style-name="ce3" office:value-type="string" calcext:value-type="string">
            <text:p>F17</text:p>
          </table:table-cell>
          <table:table-cell table:formula="of:=CONCATENATE([.B105];&quot;=&quot;;[.C105])" office:value-type="string" office:string-value="VK_F17=&amp;H80" calcext:value-type="string">
            <text:p>VK_F17=&amp;H8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8</text:p>
          </table:table-cell>
          <table:table-cell table:style-name="ce3" office:value-type="string" calcext:value-type="string">
            <text:p>&amp;H81</text:p>
          </table:table-cell>
          <table:table-cell table:style-name="ce3" office:value-type="string" calcext:value-type="string">
            <text:p>F18</text:p>
          </table:table-cell>
          <table:table-cell table:formula="of:=CONCATENATE([.B106];&quot;=&quot;;[.C106])" office:value-type="string" office:string-value="VK_F18=&amp;H81" calcext:value-type="string">
            <text:p>VK_F18=&amp;H8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19</text:p>
          </table:table-cell>
          <table:table-cell table:style-name="ce3" office:value-type="string" calcext:value-type="string">
            <text:p>&amp;H82</text:p>
          </table:table-cell>
          <table:table-cell table:style-name="ce3" office:value-type="string" calcext:value-type="string">
            <text:p>F19</text:p>
          </table:table-cell>
          <table:table-cell table:formula="of:=CONCATENATE([.B107];&quot;=&quot;;[.C107])" office:value-type="string" office:string-value="VK_F19=&amp;H82" calcext:value-type="string">
            <text:p>VK_F19=&amp;H8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20</text:p>
          </table:table-cell>
          <table:table-cell table:style-name="ce3" office:value-type="string" calcext:value-type="string">
            <text:p>&amp;H83</text:p>
          </table:table-cell>
          <table:table-cell table:style-name="ce3" office:value-type="string" calcext:value-type="string">
            <text:p>F20</text:p>
          </table:table-cell>
          <table:table-cell table:formula="of:=CONCATENATE([.B108];&quot;=&quot;;[.C108])" office:value-type="string" office:string-value="VK_F20=&amp;H83" calcext:value-type="string">
            <text:p>VK_F20=&amp;H8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21</text:p>
          </table:table-cell>
          <table:table-cell table:style-name="ce3" office:value-type="string" calcext:value-type="string">
            <text:p>&amp;H84</text:p>
          </table:table-cell>
          <table:table-cell table:style-name="ce3" office:value-type="string" calcext:value-type="string">
            <text:p>F21</text:p>
          </table:table-cell>
          <table:table-cell table:formula="of:=CONCATENATE([.B109];&quot;=&quot;;[.C109])" office:value-type="string" office:string-value="VK_F21=&amp;H84" calcext:value-type="string">
            <text:p>VK_F21=&amp;H8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22</text:p>
          </table:table-cell>
          <table:table-cell table:style-name="ce3" office:value-type="string" calcext:value-type="string">
            <text:p>&amp;H85</text:p>
          </table:table-cell>
          <table:table-cell table:style-name="ce3" office:value-type="string" calcext:value-type="string">
            <text:p>F22</text:p>
          </table:table-cell>
          <table:table-cell table:formula="of:=CONCATENATE([.B110];&quot;=&quot;;[.C110])" office:value-type="string" office:string-value="VK_F22=&amp;H85" calcext:value-type="string">
            <text:p>VK_F22=&amp;H85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23</text:p>
          </table:table-cell>
          <table:table-cell table:style-name="ce3" office:value-type="string" calcext:value-type="string">
            <text:p>&amp;H86</text:p>
          </table:table-cell>
          <table:table-cell table:style-name="ce3" office:value-type="string" calcext:value-type="string">
            <text:p>F23</text:p>
          </table:table-cell>
          <table:table-cell table:formula="of:=CONCATENATE([.B111];&quot;=&quot;;[.C111])" office:value-type="string" office:string-value="VK_F23=&amp;H86" calcext:value-type="string">
            <text:p>VK_F23=&amp;H86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F24</text:p>
          </table:table-cell>
          <table:table-cell table:style-name="ce3" office:value-type="string" calcext:value-type="string">
            <text:p>&amp;H87</text:p>
          </table:table-cell>
          <table:table-cell table:style-name="ce3" office:value-type="string" calcext:value-type="string">
            <text:p>F24</text:p>
          </table:table-cell>
          <table:table-cell table:formula="of:=CONCATENATE([.B112];&quot;=&quot;;[.C112])" office:value-type="string" office:string-value="VK_F24=&amp;H87" calcext:value-type="string">
            <text:p>VK_F24=&amp;H87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UMLOCK</text:p>
          </table:table-cell>
          <table:table-cell table:style-name="ce3" office:value-type="string" calcext:value-type="string">
            <text:p>&amp;H90</text:p>
          </table:table-cell>
          <table:table-cell table:style-name="ce3" office:value-type="string" calcext:value-type="string">
            <text:p>Num Lock</text:p>
          </table:table-cell>
          <table:table-cell table:formula="of:=CONCATENATE([.B113];&quot;=&quot;;[.C113])" office:value-type="string" office:string-value="VK_NUMLOCK=&amp;H90" calcext:value-type="string">
            <text:p>VK_NUMLOCK=&amp;H9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SCROLL</text:p>
          </table:table-cell>
          <table:table-cell table:style-name="ce3" office:value-type="string" calcext:value-type="string">
            <text:p>&amp;H91</text:p>
          </table:table-cell>
          <table:table-cell table:style-name="ce3" office:value-type="string" calcext:value-type="string">
            <text:p>Scroll Lock</text:p>
          </table:table-cell>
          <table:table-cell table:formula="of:=CONCATENATE([.B114];&quot;=&quot;;[.C114])" office:value-type="string" office:string-value="VK_OEM_SCROLL=&amp;H91" calcext:value-type="string">
            <text:p>VK_OEM_SCROLL=&amp;H9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1</text:p>
          </table:table-cell>
          <table:table-cell table:style-name="ce3" office:value-type="string" calcext:value-type="string">
            <text:p>&amp;HBA</text:p>
          </table:table-cell>
          <table:table-cell table:style-name="ce3" office:value-type="string" calcext:value-type="string">
            <text:p>;</text:p>
          </table:table-cell>
          <table:table-cell table:formula="of:=CONCATENATE([.B115];&quot;=&quot;;[.C115])" office:value-type="string" office:string-value="VK_OEM_1=&amp;HBA" calcext:value-type="string">
            <text:p>VK_OEM_1=&amp;HBA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PLUS</text:p>
          </table:table-cell>
          <table:table-cell table:style-name="ce3" office:value-type="string" calcext:value-type="string">
            <text:p>&amp;HBB</text:p>
          </table:table-cell>
          <table:table-cell table:style-name="ce3" office:value-type="string" calcext:value-type="string">
            <text:p>=</text:p>
          </table:table-cell>
          <table:table-cell table:formula="of:=CONCATENATE([.B116];&quot;=&quot;;[.C116])" office:value-type="string" office:string-value="VK_OEM_PLUS=&amp;HBB" calcext:value-type="string">
            <text:p>VK_OEM_PLUS=&amp;HB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COMMA</text:p>
          </table:table-cell>
          <table:table-cell table:style-name="ce3" office:value-type="string" calcext:value-type="string">
            <text:p>&amp;HBC</text:p>
          </table:table-cell>
          <table:table-cell table:style-name="ce3" office:value-type="string" calcext:value-type="string">
            <text:p>,</text:p>
          </table:table-cell>
          <table:table-cell table:formula="of:=CONCATENATE([.B117];&quot;=&quot;;[.C117])" office:value-type="string" office:string-value="VK_OEM_COMMA=&amp;HBC" calcext:value-type="string">
            <text:p>VK_OEM_COMMA=&amp;HBC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MINUS</text:p>
          </table:table-cell>
          <table:table-cell table:style-name="ce3" office:value-type="string" calcext:value-type="string">
            <text:p>&amp;HBD</text:p>
          </table:table-cell>
          <table:table-cell table:style-name="ce3" office:value-type="string" calcext:value-type="string">
            <text:p>-</text:p>
          </table:table-cell>
          <table:table-cell table:formula="of:=CONCATENATE([.B118];&quot;=&quot;;[.C118])" office:value-type="string" office:string-value="VK_OEM_MINUS=&amp;HBD" calcext:value-type="string">
            <text:p>VK_OEM_MINUS=&amp;HB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PERIOD</text:p>
          </table:table-cell>
          <table:table-cell table:style-name="ce3" office:value-type="string" calcext:value-type="string">
            <text:p>&amp;HBE</text:p>
          </table:table-cell>
          <table:table-cell table:style-name="ce3" office:value-type="string" calcext:value-type="string">
            <text:p>.</text:p>
          </table:table-cell>
          <table:table-cell table:formula="of:=CONCATENATE([.B119];&quot;=&quot;;[.C119])" office:value-type="string" office:string-value="VK_OEM_PERIOD=&amp;HBE" calcext:value-type="string">
            <text:p>VK_OEM_PERIOD=&amp;HBE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2</text:p>
          </table:table-cell>
          <table:table-cell table:style-name="ce3" office:value-type="string" calcext:value-type="string">
            <text:p>&amp;HBF</text:p>
          </table:table-cell>
          <table:table-cell table:style-name="ce3" office:value-type="string" calcext:value-type="string">
            <text:p>/</text:p>
          </table:table-cell>
          <table:table-cell table:formula="of:=CONCATENATE([.B120];&quot;=&quot;;[.C120])" office:value-type="string" office:string-value="VK_OEM_2=&amp;HBF" calcext:value-type="string">
            <text:p>VK_OEM_2=&amp;HBF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3</text:p>
          </table:table-cell>
          <table:table-cell table:style-name="ce3" office:value-type="string" calcext:value-type="string">
            <text:p>&amp;HC0</text:p>
          </table:table-cell>
          <table:table-cell table:style-name="ce3" office:value-type="string" calcext:value-type="string">
            <text:p>`</text:p>
          </table:table-cell>
          <table:table-cell table:formula="of:=CONCATENATE([.B121];&quot;=&quot;;[.C121])" office:value-type="string" office:string-value="VK_OEM_3=&amp;HC0" calcext:value-type="string">
            <text:p>VK_OEM_3=&amp;HC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4</text:p>
          </table:table-cell>
          <table:table-cell table:style-name="ce3" office:value-type="string" calcext:value-type="string">
            <text:p>&amp;HDB</text:p>
          </table:table-cell>
          <table:table-cell table:style-name="ce3" office:value-type="string" calcext:value-type="string">
            <text:p>[</text:p>
          </table:table-cell>
          <table:table-cell table:formula="of:=CONCATENATE([.B122];&quot;=&quot;;[.C122])" office:value-type="string" office:string-value="VK_OEM_4=&amp;HDB" calcext:value-type="string">
            <text:p>VK_OEM_4=&amp;HD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5</text:p>
          </table:table-cell>
          <table:table-cell table:style-name="ce3" office:value-type="string" calcext:value-type="string">
            <text:p>&amp;HDC</text:p>
          </table:table-cell>
          <table:table-cell table:style-name="ce3" office:value-type="string" calcext:value-type="string">
            <text:p>\</text:p>
          </table:table-cell>
          <table:table-cell table:formula="of:=CONCATENATE([.B123];&quot;=&quot;;[.C123])" office:value-type="string" office:string-value="VK_OEM_5=&amp;HDC" calcext:value-type="string">
            <text:p>VK_OEM_5=&amp;HDC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6</text:p>
          </table:table-cell>
          <table:table-cell table:style-name="ce3" office:value-type="string" calcext:value-type="string">
            <text:p>&amp;HDD</text:p>
          </table:table-cell>
          <table:table-cell table:style-name="ce3" office:value-type="string" calcext:value-type="string">
            <text:p>]</text:p>
          </table:table-cell>
          <table:table-cell table:formula="of:=CONCATENATE([.B124];&quot;=&quot;;[.C124])" office:value-type="string" office:string-value="VK_OEM_6=&amp;HDD" calcext:value-type="string">
            <text:p>VK_OEM_6=&amp;HD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7</text:p>
          </table:table-cell>
          <table:table-cell table:style-name="ce3" office:value-type="string" calcext:value-type="string">
            <text:p>&amp;HDE</text:p>
          </table:table-cell>
          <table:table-cell table:style-name="ce3" office:value-type="string" calcext:value-type="string">
            <text:p>'</text:p>
          </table:table-cell>
          <table:table-cell table:formula="of:=CONCATENATE([.B125];&quot;=&quot;;[.C125])" office:value-type="string" office:string-value="VK_OEM_7=&amp;HDE" calcext:value-type="string">
            <text:p>VK_OEM_7=&amp;HDE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8</text:p>
          </table:table-cell>
          <table:table-cell table:style-name="ce3" office:value-type="string" calcext:value-type="string">
            <text:p>&amp;HDF</text:p>
          </table:table-cell>
          <table:table-cell table:style-name="ce3" office:value-type="string" calcext:value-type="string">
            <text:p>(unknown)</text:p>
          </table:table-cell>
          <table:table-cell table:formula="of:=CONCATENATE([.B126];&quot;=&quot;;[.C126])" office:value-type="string" office:string-value="VK_OEM_8=&amp;HDF" calcext:value-type="string">
            <text:p>VK_OEM_8=&amp;HDF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ICO_F17</text:p>
          </table:table-cell>
          <table:table-cell table:style-name="ce3" office:value-type="string" calcext:value-type="string">
            <text:p>&amp;HE0</text:p>
          </table:table-cell>
          <table:table-cell table:style-name="ce3" office:value-type="string" calcext:value-type="string">
            <text:p>F17 on Olivetti extended keyboard (internal use only)</text:p>
          </table:table-cell>
          <table:table-cell table:formula="of:=CONCATENATE([.B127];&quot;=&quot;;[.C127])" office:value-type="string" office:string-value="VK_ICO_F17=&amp;HE0" calcext:value-type="string">
            <text:p>VK_ICO_F17=&amp;HE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ICO_F18</text:p>
          </table:table-cell>
          <table:table-cell table:style-name="ce3" office:value-type="string" calcext:value-type="string">
            <text:p>&amp;HE1</text:p>
          </table:table-cell>
          <table:table-cell table:style-name="ce3" office:value-type="string" calcext:value-type="string">
            <text:p>F18 on Olivetti extended keyboard (internal use only)</text:p>
          </table:table-cell>
          <table:table-cell table:formula="of:=CONCATENATE([.B128];&quot;=&quot;;[.C128])" office:value-type="string" office:string-value="VK_ICO_F18=&amp;HE1" calcext:value-type="string">
            <text:p>VK_ICO_F18=&amp;HE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102</text:p>
          </table:table-cell>
          <table:table-cell table:style-name="ce3" office:value-type="string" calcext:value-type="string">
            <text:p>&amp;HE2</text:p>
          </table:table-cell>
          <table:table-cell table:style-name="ce3" office:value-type="string" calcext:value-type="string">
            <text:p>&lt; or | on IBM-compatible 102 enhanced non-U.S. keyboard</text:p>
          </table:table-cell>
          <table:table-cell table:formula="of:=CONCATENATE([.B129];&quot;=&quot;;[.C129])" office:value-type="string" office:string-value="VK_OEM_102=&amp;HE2" calcext:value-type="string">
            <text:p>VK_OEM_102=&amp;HE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ICO_HELP</text:p>
          </table:table-cell>
          <table:table-cell table:style-name="ce3" office:value-type="string" calcext:value-type="string">
            <text:p>&amp;HE3</text:p>
          </table:table-cell>
          <table:table-cell table:style-name="ce3" office:value-type="string" calcext:value-type="string">
            <text:p>Help on Olivetti extended keyboard (internal use only)</text:p>
          </table:table-cell>
          <table:table-cell table:formula="of:=CONCATENATE([.B130];&quot;=&quot;;[.C130])" office:value-type="string" office:string-value="VK_ICO_HELP=&amp;HE3" calcext:value-type="string">
            <text:p>VK_ICO_HELP=&amp;HE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ICO_00</text:p>
          </table:table-cell>
          <table:table-cell table:style-name="ce3" office:value-type="string" calcext:value-type="string">
            <text:p>&amp;HE4</text:p>
          </table:table-cell>
          <table:table-cell table:style-name="ce3" office:value-type="string" calcext:value-type="string">
            <text:p>00 on Olivetti extended keyboard (internal use only)</text:p>
          </table:table-cell>
          <table:table-cell table:formula="of:=CONCATENATE([.B131];&quot;=&quot;;[.C131])" office:value-type="string" office:string-value="VK_ICO_00=&amp;HE4" calcext:value-type="string">
            <text:p>VK_ICO_00=&amp;HE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ICO_CLEAR</text:p>
          </table:table-cell>
          <table:table-cell table:style-name="ce3" office:value-type="string" calcext:value-type="string">
            <text:p>&amp;HE6</text:p>
          </table:table-cell>
          <table:table-cell table:style-name="ce3" office:value-type="string" calcext:value-type="string">
            <text:p>Clear on Olivette extended keyboard (internal use only)</text:p>
          </table:table-cell>
          <table:table-cell table:formula="of:=CONCATENATE([.B132];&quot;=&quot;;[.C132])" office:value-type="string" office:string-value="VK_ICO_CLEAR=&amp;HE6" calcext:value-type="string">
            <text:p>VK_ICO_CLEAR=&amp;HE6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RESET</text:p>
          </table:table-cell>
          <table:table-cell table:style-name="ce3" office:value-type="string" calcext:value-type="string">
            <text:p>&amp;HE9</text:p>
          </table:table-cell>
          <table:table-cell table:style-name="ce3" office:value-type="string" calcext:value-type="string">
            <text:p>Reset (Nokia keyboards only)</text:p>
          </table:table-cell>
          <table:table-cell table:formula="of:=CONCATENATE([.B133];&quot;=&quot;;[.C133])" office:value-type="string" office:string-value="VK_OEM_RESET=&amp;HE9" calcext:value-type="string">
            <text:p>VK_OEM_RESET=&amp;HE9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JUMP</text:p>
          </table:table-cell>
          <table:table-cell table:style-name="ce3" office:value-type="string" calcext:value-type="string">
            <text:p>&amp;HEA</text:p>
          </table:table-cell>
          <table:table-cell table:style-name="ce3" office:value-type="string" calcext:value-type="string">
            <text:p>Jump (Nokia keyboards only)</text:p>
          </table:table-cell>
          <table:table-cell table:formula="of:=CONCATENATE([.B134];&quot;=&quot;;[.C134])" office:value-type="string" office:string-value="VK_OEM_JUMP=&amp;HEA" calcext:value-type="string">
            <text:p>VK_OEM_JUMP=&amp;HEA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PA1</text:p>
          </table:table-cell>
          <table:table-cell table:style-name="ce3" office:value-type="string" calcext:value-type="string">
            <text:p>&amp;HEB</text:p>
          </table:table-cell>
          <table:table-cell table:style-name="ce3" office:value-type="string" calcext:value-type="string">
            <text:p>PA1 (Nokia keyboards only)</text:p>
          </table:table-cell>
          <table:table-cell table:formula="of:=CONCATENATE([.B135];&quot;=&quot;;[.C135])" office:value-type="string" office:string-value="VK_OEM_PA1=&amp;HEB" calcext:value-type="string">
            <text:p>VK_OEM_PA1=&amp;HE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PA2</text:p>
          </table:table-cell>
          <table:table-cell table:style-name="ce3" office:value-type="string" calcext:value-type="string">
            <text:p>&amp;HEC</text:p>
          </table:table-cell>
          <table:table-cell table:style-name="ce3" office:value-type="string" calcext:value-type="string">
            <text:p>PA2 (Nokia keyboards only)</text:p>
          </table:table-cell>
          <table:table-cell table:formula="of:=CONCATENATE([.B136];&quot;=&quot;;[.C136])" office:value-type="string" office:string-value="VK_OEM_PA2=&amp;HEC" calcext:value-type="string">
            <text:p>VK_OEM_PA2=&amp;HEC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PA3</text:p>
          </table:table-cell>
          <table:table-cell table:style-name="ce3" office:value-type="string" calcext:value-type="string">
            <text:p>&amp;HED</text:p>
          </table:table-cell>
          <table:table-cell table:style-name="ce3" office:value-type="string" calcext:value-type="string">
            <text:p>PA3 (Nokia keyboards only)</text:p>
          </table:table-cell>
          <table:table-cell table:formula="of:=CONCATENATE([.B137];&quot;=&quot;;[.C137])" office:value-type="string" office:string-value="VK_OEM_PA3=&amp;HED" calcext:value-type="string">
            <text:p>VK_OEM_PA3=&amp;HE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WSCTRL</text:p>
          </table:table-cell>
          <table:table-cell table:style-name="ce3" office:value-type="string" calcext:value-type="string">
            <text:p>&amp;HEE</text:p>
          </table:table-cell>
          <table:table-cell table:style-name="ce3" office:value-type="string" calcext:value-type="string">
            <text:p>WSCTRL (Nokia keyboards only)</text:p>
          </table:table-cell>
          <table:table-cell table:formula="of:=CONCATENATE([.B138];&quot;=&quot;;[.C138])" office:value-type="string" office:string-value="VK_OEM_WSCTRL=&amp;HEE" calcext:value-type="string">
            <text:p>VK_OEM_WSCTRL=&amp;HEE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CUSEL</text:p>
          </table:table-cell>
          <table:table-cell table:style-name="ce3" office:value-type="string" calcext:value-type="string">
            <text:p>&amp;HEF</text:p>
          </table:table-cell>
          <table:table-cell table:style-name="ce3" office:value-type="string" calcext:value-type="string">
            <text:p>CUSEL (Nokia keyboards only)</text:p>
          </table:table-cell>
          <table:table-cell table:formula="of:=CONCATENATE([.B139];&quot;=&quot;;[.C139])" office:value-type="string" office:string-value="VK_OEM_CUSEL=&amp;HEF" calcext:value-type="string">
            <text:p>VK_OEM_CUSEL=&amp;HEF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ATTN</text:p>
          </table:table-cell>
          <table:table-cell table:style-name="ce3" office:value-type="string" calcext:value-type="string">
            <text:p>&amp;HF0</text:p>
          </table:table-cell>
          <table:table-cell table:style-name="ce3" office:value-type="string" calcext:value-type="string">
            <text:p>ATTN (Nokia keyboards only)</text:p>
          </table:table-cell>
          <table:table-cell table:formula="of:=CONCATENATE([.B140];&quot;=&quot;;[.C140])" office:value-type="string" office:string-value="VK_OEM_ATTN=&amp;HF0" calcext:value-type="string">
            <text:p>VK_OEM_ATTN=&amp;HF0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FINNISH</text:p>
          </table:table-cell>
          <table:table-cell table:style-name="ce3" office:value-type="string" calcext:value-type="string">
            <text:p>&amp;HF1</text:p>
          </table:table-cell>
          <table:table-cell table:style-name="ce3" office:value-type="string" calcext:value-type="string">
            <text:p>FINNISH (Nokia keyboards only)</text:p>
          </table:table-cell>
          <table:table-cell table:formula="of:=CONCATENATE([.B141];&quot;=&quot;;[.C141])" office:value-type="string" office:string-value="VK_OEM_FINNISH=&amp;HF1" calcext:value-type="string">
            <text:p>VK_OEM_FINNISH=&amp;HF1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COPY</text:p>
          </table:table-cell>
          <table:table-cell table:style-name="ce3" office:value-type="string" calcext:value-type="string">
            <text:p>&amp;HF2</text:p>
          </table:table-cell>
          <table:table-cell table:style-name="ce3" office:value-type="string" calcext:value-type="string">
            <text:p>COPY (Nokia keyboards only)</text:p>
          </table:table-cell>
          <table:table-cell table:formula="of:=CONCATENATE([.B142];&quot;=&quot;;[.C142])" office:value-type="string" office:string-value="VK_OEM_COPY=&amp;HF2" calcext:value-type="string">
            <text:p>VK_OEM_COPY=&amp;HF2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AUTO</text:p>
          </table:table-cell>
          <table:table-cell table:style-name="ce3" office:value-type="string" calcext:value-type="string">
            <text:p>&amp;HF3</text:p>
          </table:table-cell>
          <table:table-cell table:style-name="ce3" office:value-type="string" calcext:value-type="string">
            <text:p>AUTO (Nokia keyboards only)</text:p>
          </table:table-cell>
          <table:table-cell table:formula="of:=CONCATENATE([.B143];&quot;=&quot;;[.C143])" office:value-type="string" office:string-value="VK_OEM_AUTO=&amp;HF3" calcext:value-type="string">
            <text:p>VK_OEM_AUTO=&amp;HF3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ENLW</text:p>
          </table:table-cell>
          <table:table-cell table:style-name="ce3" office:value-type="string" calcext:value-type="string">
            <text:p>&amp;HF4</text:p>
          </table:table-cell>
          <table:table-cell table:style-name="ce3" office:value-type="string" calcext:value-type="string">
            <text:p>ENLW (Nokia keyboards only)</text:p>
          </table:table-cell>
          <table:table-cell table:formula="of:=CONCATENATE([.B144];&quot;=&quot;;[.C144])" office:value-type="string" office:string-value="VK_OEM_ENLW=&amp;HF4" calcext:value-type="string">
            <text:p>VK_OEM_ENLW=&amp;HF4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BACKTAB</text:p>
          </table:table-cell>
          <table:table-cell table:style-name="ce3" office:value-type="string" calcext:value-type="string">
            <text:p>&amp;HF5</text:p>
          </table:table-cell>
          <table:table-cell table:style-name="ce3" office:value-type="string" calcext:value-type="string">
            <text:p>BACKTAB (Nokia keyboards only)</text:p>
          </table:table-cell>
          <table:table-cell table:formula="of:=CONCATENATE([.B145];&quot;=&quot;;[.C145])" office:value-type="string" office:string-value="VK_OEM_BACKTAB=&amp;HF5" calcext:value-type="string">
            <text:p>VK_OEM_BACKTAB=&amp;HF5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ATTN</text:p>
          </table:table-cell>
          <table:table-cell table:style-name="ce3" office:value-type="string" calcext:value-type="string">
            <text:p>&amp;HF6</text:p>
          </table:table-cell>
          <table:table-cell table:style-name="ce3" office:value-type="string" calcext:value-type="string">
            <text:p>ATTN</text:p>
          </table:table-cell>
          <table:table-cell table:formula="of:=CONCATENATE([.B146];&quot;=&quot;;[.C146])" office:value-type="string" office:string-value="VK_ATTN=&amp;HF6" calcext:value-type="string">
            <text:p>VK_ATTN=&amp;HF6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CRSEL</text:p>
          </table:table-cell>
          <table:table-cell table:style-name="ce3" office:value-type="string" calcext:value-type="string">
            <text:p>&amp;HF7</text:p>
          </table:table-cell>
          <table:table-cell table:style-name="ce3" office:value-type="string" calcext:value-type="string">
            <text:p>CRSEL</text:p>
          </table:table-cell>
          <table:table-cell table:formula="of:=CONCATENATE([.B147];&quot;=&quot;;[.C147])" office:value-type="string" office:string-value="VK_CRSEL=&amp;HF7" calcext:value-type="string">
            <text:p>VK_CRSEL=&amp;HF7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EXSEL</text:p>
          </table:table-cell>
          <table:table-cell table:style-name="ce3" office:value-type="string" calcext:value-type="string">
            <text:p>&amp;HF8</text:p>
          </table:table-cell>
          <table:table-cell table:style-name="ce3" office:value-type="string" calcext:value-type="string">
            <text:p>EXSEL</text:p>
          </table:table-cell>
          <table:table-cell table:formula="of:=CONCATENATE([.B148];&quot;=&quot;;[.C148])" office:value-type="string" office:string-value="VK_EXSEL=&amp;HF8" calcext:value-type="string">
            <text:p>VK_EXSEL=&amp;HF8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EREOF</text:p>
          </table:table-cell>
          <table:table-cell table:style-name="ce3" office:value-type="string" calcext:value-type="string">
            <text:p>&amp;HF9</text:p>
          </table:table-cell>
          <table:table-cell table:style-name="ce3" office:value-type="string" calcext:value-type="string">
            <text:p>EREOF</text:p>
          </table:table-cell>
          <table:table-cell table:formula="of:=CONCATENATE([.B149];&quot;=&quot;;[.C149])" office:value-type="string" office:string-value="VK_EREOF=&amp;HF9" calcext:value-type="string">
            <text:p>VK_EREOF=&amp;HF9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PLAY</text:p>
          </table:table-cell>
          <table:table-cell table:style-name="ce3" office:value-type="string" calcext:value-type="string">
            <text:p>&amp;HFA</text:p>
          </table:table-cell>
          <table:table-cell table:style-name="ce3" office:value-type="string" calcext:value-type="string">
            <text:p>PLAY</text:p>
          </table:table-cell>
          <table:table-cell table:formula="of:=CONCATENATE([.B150];&quot;=&quot;;[.C150])" office:value-type="string" office:string-value="VK_PLAY=&amp;HFA" calcext:value-type="string">
            <text:p>VK_PLAY=&amp;HFA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ZOOM</text:p>
          </table:table-cell>
          <table:table-cell table:style-name="ce3" office:value-type="string" calcext:value-type="string">
            <text:p>&amp;HFB</text:p>
          </table:table-cell>
          <table:table-cell table:style-name="ce3" office:value-type="string" calcext:value-type="string">
            <text:p>ZOOM</text:p>
          </table:table-cell>
          <table:table-cell table:formula="of:=CONCATENATE([.B151];&quot;=&quot;;[.C151])" office:value-type="string" office:string-value="VK_ZOOM=&amp;HFB" calcext:value-type="string">
            <text:p>VK_ZOOM=&amp;HFB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NONAME</text:p>
          </table:table-cell>
          <table:table-cell table:style-name="ce3" office:value-type="string" calcext:value-type="string">
            <text:p>&amp;HFC</text:p>
          </table:table-cell>
          <table:table-cell table:style-name="ce3" office:value-type="string" calcext:value-type="string">
            <text:p>NONAME</text:p>
          </table:table-cell>
          <table:table-cell table:formula="of:=CONCATENATE([.B152];&quot;=&quot;;[.C152])" office:value-type="string" office:string-value="VK_NONAME=&amp;HFC" calcext:value-type="string">
            <text:p>VK_NONAME=&amp;HFC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PA1</text:p>
          </table:table-cell>
          <table:table-cell table:style-name="ce3" office:value-type="string" calcext:value-type="string">
            <text:p>&amp;HFD</text:p>
          </table:table-cell>
          <table:table-cell table:style-name="ce3" office:value-type="string" calcext:value-type="string">
            <text:p>PA1</text:p>
          </table:table-cell>
          <table:table-cell table:formula="of:=CONCATENATE([.B153];&quot;=&quot;;[.C153])" office:value-type="string" office:string-value="VK_PA1=&amp;HFD" calcext:value-type="string">
            <text:p>VK_PA1=&amp;HFD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K_OEM_CLEAR</text:p>
          </table:table-cell>
          <table:table-cell table:style-name="ce3" office:value-type="string" calcext:value-type="string">
            <text:p>&amp;HFE</text:p>
          </table:table-cell>
          <table:table-cell table:style-name="ce3" office:value-type="string" calcext:value-type="string">
            <text:p>CLEAR</text:p>
          </table:table-cell>
          <table:table-cell table:formula="of:=CONCATENATE([.B154];&quot;=&quot;;[.C154])" office:value-type="string" office:string-value="VK_OEM_CLEAR=&amp;HFE" calcext:value-type="string">
            <text:p>VK_OEM_CLEAR=&amp;HFE</text:p>
          </table:table-cell>
          <table:table-cell table:number-columns-repeated="59"/>
        </table:table-row>
        <table:table-row table:style-name="ro1" table:number-rows-repeated="104842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mVars" table:style-name="ta1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53" table:default-cell-style-name="ce1"/>
        <table:table-row table:style-name="ro1">
          <table:table-cell table:number-columns-repeated="64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SimVars</text:p>
          </table:table-cell>
          <table:covered-table-cell table:number-columns-repeated="5"/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Simulation Variable</text:p>
          </table:table-cell>
          <table:table-cell table:style-name="ce2" office:value-type="string" calcext:value-type="string">
            <text:p>clean Units</text:p>
          </table:table-cell>
          <table:table-cell table:style-name="ce2" office:value-type="string" calcext:value-type="string">
            <text:p>Settable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Not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string" calcext:value-type="string">
            <text:p>ABSOLUTE TIME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])" office:value-type="string" office:string-value="seconds" calcext:value-type="string">
            <text:p>seconds</text:p>
          </table:table-cell>
          <table:table-cell/>
          <table:table-cell table:formula="of:=CONCATENATE(&quot;{&quot;&quot;&quot;;[.B4];&quot;&quot;&quot;},&quot;)" office:value-type="string" office:string-value="{&quot;ABSOLUTE TIME&quot;}," calcext:value-type="string">
            <text:p>{"ABSOLUTE TIME"},</text:p>
          </table:table-cell>
          <table:table-cell table:formula="of:=CONCATENATE(&quot;addsimvar(&quot;&quot;&quot;;[.B4];&quot;&quot;&quot;,&quot;&quot;&quot;;[.H4];&quot;&quot;&quot;)&quot;)" office:value-type="string" office:string-value="addsimvar(&quot;ABSOLUTE TIME&quot;,&quot;seconds&quot;)" calcext:value-type="string">
            <text:p>addsimvar("ABSOLUTE TIME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CCELERATION BODY X</text:p>
          </table:table-cell>
          <table:table-cell table:style-name="ce8" office:value-type="string" calcext:value-type="string">
            <text:p>Feet per second square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])" office:value-type="string" office:string-value="feet per second squared" calcext:value-type="string">
            <text:p>feet per second squared</text:p>
          </table:table-cell>
          <table:table-cell/>
          <table:table-cell table:formula="of:=CONCATENATE(&quot;{&quot;&quot;&quot;;[.B5];&quot;&quot;&quot;},&quot;)" office:value-type="string" office:string-value="{&quot;ACCELERATION BODY X&quot;}," calcext:value-type="string">
            <text:p>{"ACCELERATION BODY X"},</text:p>
          </table:table-cell>
          <table:table-cell table:formula="of:=CONCATENATE(&quot;addsimvar(&quot;&quot;&quot;;[.B5];&quot;&quot;&quot;,&quot;&quot;&quot;;[.H5];&quot;&quot;&quot;)&quot;)" office:value-type="string" office:string-value="addsimvar(&quot;ACCELERATION BODY X&quot;,&quot;feet per second squared&quot;)" calcext:value-type="string">
            <text:p>addsimvar("ACCELERATION BODY X","feet per second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CCELERATION BODY Y</text:p>
          </table:table-cell>
          <table:table-cell table:style-name="ce8" office:value-type="string" calcext:value-type="string">
            <text:p>Feet per second square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])" office:value-type="string" office:string-value="feet per second squared" calcext:value-type="string">
            <text:p>feet per second squared</text:p>
          </table:table-cell>
          <table:table-cell/>
          <table:table-cell table:formula="of:=CONCATENATE(&quot;{&quot;&quot;&quot;;[.B6];&quot;&quot;&quot;},&quot;)" office:value-type="string" office:string-value="{&quot;ACCELERATION BODY Y&quot;}," calcext:value-type="string">
            <text:p>{"ACCELERATION BODY Y"},</text:p>
          </table:table-cell>
          <table:table-cell table:formula="of:=CONCATENATE(&quot;addsimvar(&quot;&quot;&quot;;[.B6];&quot;&quot;&quot;,&quot;&quot;&quot;;[.H6];&quot;&quot;&quot;)&quot;)" office:value-type="string" office:string-value="addsimvar(&quot;ACCELERATION BODY Y&quot;,&quot;feet per second squared&quot;)" calcext:value-type="string">
            <text:p>addsimvar("ACCELERATION BODY Y","feet per second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CCELERATION BODY Z</text:p>
          </table:table-cell>
          <table:table-cell table:style-name="ce8" office:value-type="string" calcext:value-type="string">
            <text:p>Feet per second square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])" office:value-type="string" office:string-value="feet per second squared" calcext:value-type="string">
            <text:p>feet per second squared</text:p>
          </table:table-cell>
          <table:table-cell/>
          <table:table-cell table:formula="of:=CONCATENATE(&quot;{&quot;&quot;&quot;;[.B7];&quot;&quot;&quot;},&quot;)" office:value-type="string" office:string-value="{&quot;ACCELERATION BODY Z&quot;}," calcext:value-type="string">
            <text:p>{"ACCELERATION BODY Z"},</text:p>
          </table:table-cell>
          <table:table-cell table:formula="of:=CONCATENATE(&quot;addsimvar(&quot;&quot;&quot;;[.B7];&quot;&quot;&quot;,&quot;&quot;&quot;;[.H7];&quot;&quot;&quot;)&quot;)" office:value-type="string" office:string-value="addsimvar(&quot;ACCELERATION BODY Z&quot;,&quot;feet per second squared&quot;)" calcext:value-type="string">
            <text:p>addsimvar("ACCELERATION BODY Z","feet per second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CCELERATION WORLD X</text:p>
          </table:table-cell>
          <table:table-cell table:style-name="ce8" office:value-type="string" calcext:value-type="string">
            <text:p>Feet per second square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])" office:value-type="string" office:string-value="feet per second squared" calcext:value-type="string">
            <text:p>feet per second squared</text:p>
          </table:table-cell>
          <table:table-cell/>
          <table:table-cell table:formula="of:=CONCATENATE(&quot;{&quot;&quot;&quot;;[.B8];&quot;&quot;&quot;},&quot;)" office:value-type="string" office:string-value="{&quot;ACCELERATION WORLD X&quot;}," calcext:value-type="string">
            <text:p>{"ACCELERATION WORLD X"},</text:p>
          </table:table-cell>
          <table:table-cell table:formula="of:=CONCATENATE(&quot;addsimvar(&quot;&quot;&quot;;[.B8];&quot;&quot;&quot;,&quot;&quot;&quot;;[.H8];&quot;&quot;&quot;)&quot;)" office:value-type="string" office:string-value="addsimvar(&quot;ACCELERATION WORLD X&quot;,&quot;feet per second squared&quot;)" calcext:value-type="string">
            <text:p>addsimvar("ACCELERATION WORLD X","feet per second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CCELERATION WORLD Y</text:p>
          </table:table-cell>
          <table:table-cell table:style-name="ce8" office:value-type="string" calcext:value-type="string">
            <text:p>Feet per second square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9])" office:value-type="string" office:string-value="feet per second squared" calcext:value-type="string">
            <text:p>feet per second squared</text:p>
          </table:table-cell>
          <table:table-cell/>
          <table:table-cell table:formula="of:=CONCATENATE(&quot;{&quot;&quot;&quot;;[.B9];&quot;&quot;&quot;},&quot;)" office:value-type="string" office:string-value="{&quot;ACCELERATION WORLD Y&quot;}," calcext:value-type="string">
            <text:p>{"ACCELERATION WORLD Y"},</text:p>
          </table:table-cell>
          <table:table-cell table:formula="of:=CONCATENATE(&quot;addsimvar(&quot;&quot;&quot;;[.B9];&quot;&quot;&quot;,&quot;&quot;&quot;;[.H9];&quot;&quot;&quot;)&quot;)" office:value-type="string" office:string-value="addsimvar(&quot;ACCELERATION WORLD Y&quot;,&quot;feet per second squared&quot;)" calcext:value-type="string">
            <text:p>addsimvar("ACCELERATION WORLD Y","feet per second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CCELERATION WORLD Z</text:p>
          </table:table-cell>
          <table:table-cell table:style-name="ce8" office:value-type="string" calcext:value-type="string">
            <text:p>Feet per second square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0])" office:value-type="string" office:string-value="feet per second squared" calcext:value-type="string">
            <text:p>feet per second squared</text:p>
          </table:table-cell>
          <table:table-cell/>
          <table:table-cell table:formula="of:=CONCATENATE(&quot;{&quot;&quot;&quot;;[.B10];&quot;&quot;&quot;},&quot;)" office:value-type="string" office:string-value="{&quot;ACCELERATION WORLD Z&quot;}," calcext:value-type="string">
            <text:p>{"ACCELERATION WORLD Z"},</text:p>
          </table:table-cell>
          <table:table-cell table:formula="of:=CONCATENATE(&quot;addsimvar(&quot;&quot;&quot;;[.B10];&quot;&quot;&quot;,&quot;&quot;&quot;;[.H10];&quot;&quot;&quot;)&quot;)" office:value-type="string" office:string-value="addsimvar(&quot;ACCELERATION WORLD Z&quot;,&quot;feet per second squared&quot;)" calcext:value-type="string">
            <text:p>addsimvar("ACCELERATION WORLD Z","feet per second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ACTIVE FREQUENCY:index</text:p>
          </table:table-cell>
          <table:table-cell table:style-name="ce8" office:value-type="string" calcext:value-type="string">
            <text:p>Frequency ADF BCD32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])" office:value-type="string" office:string-value="frequency adf bcd32" calcext:value-type="string">
            <text:p>frequency adf bcd32</text:p>
          </table:table-cell>
          <table:table-cell/>
          <table:table-cell table:formula="of:=CONCATENATE(&quot;{&quot;&quot;&quot;;[.B11];&quot;&quot;&quot;},&quot;)" office:value-type="string" office:string-value="{&quot;ADF ACTIVE FREQUENCY:index&quot;}," calcext:value-type="string">
            <text:p>{"ADF ACTIVE FREQUENCY:index"},</text:p>
          </table:table-cell>
          <table:table-cell table:formula="of:=CONCATENATE(&quot;addsimvar(&quot;&quot;&quot;;[.B11];&quot;&quot;&quot;,&quot;&quot;&quot;;[.H11];&quot;&quot;&quot;)&quot;)" office:value-type="string" office:string-value="addsimvar(&quot;ADF ACTIVE FREQUENCY:index&quot;,&quot;frequency adf bcd32&quot;)" calcext:value-type="string">
            <text:p>addsimvar("ADF ACTIVE FREQUENCY:index","frequency adf bcd32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])" office:value-type="string" office:string-value="bool" calcext:value-type="string">
            <text:p>bool</text:p>
          </table:table-cell>
          <table:table-cell/>
          <table:table-cell table:formula="of:=CONCATENATE(&quot;{&quot;&quot;&quot;;[.B12];&quot;&quot;&quot;},&quot;)" office:value-type="string" office:string-value="{&quot;ADF AVAILABLE&quot;}," calcext:value-type="string">
            <text:p>{"ADF AVAILABLE"},</text:p>
          </table:table-cell>
          <table:table-cell table:formula="of:=CONCATENATE(&quot;addsimvar(&quot;&quot;&quot;;[.B12];&quot;&quot;&quot;,&quot;&quot;&quot;;[.H12];&quot;&quot;&quot;)&quot;)" office:value-type="string" office:string-value="addsimvar(&quot;ADF AVAILABLE&quot;,&quot;bool&quot;)" calcext:value-type="string">
            <text:p>addsimvar("ADF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CARD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3])" office:value-type="string" office:string-value="degrees" calcext:value-type="string">
            <text:p>degrees</text:p>
          </table:table-cell>
          <table:table-cell/>
          <table:table-cell table:formula="of:=CONCATENATE(&quot;{&quot;&quot;&quot;;[.B13];&quot;&quot;&quot;},&quot;)" office:value-type="string" office:string-value="{&quot;ADF CARD&quot;}," calcext:value-type="string">
            <text:p>{"ADF CARD"},</text:p>
          </table:table-cell>
          <table:table-cell table:formula="of:=CONCATENATE(&quot;addsimvar(&quot;&quot;&quot;;[.B13];&quot;&quot;&quot;,&quot;&quot;&quot;;[.H13];&quot;&quot;&quot;)&quot;)" office:value-type="string" office:string-value="addsimvar(&quot;ADF CARD&quot;,&quot;degrees&quot;)" calcext:value-type="string">
            <text:p>addsimvar("ADF CARD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EXT FREQUENCY:index</text:p>
          </table:table-cell>
          <table:table-cell table:style-name="ce8" office:value-type="string" calcext:value-type="string">
            <text:p>Frequency BCD16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4])" office:value-type="string" office:string-value="frequency bcd16" calcext:value-type="string">
            <text:p>frequency bcd16</text:p>
          </table:table-cell>
          <table:table-cell/>
          <table:table-cell table:formula="of:=CONCATENATE(&quot;{&quot;&quot;&quot;;[.B14];&quot;&quot;&quot;},&quot;)" office:value-type="string" office:string-value="{&quot;ADF EXT FREQUENCY:index&quot;}," calcext:value-type="string">
            <text:p>{"ADF EXT FREQUENCY:index"},</text:p>
          </table:table-cell>
          <table:table-cell table:formula="of:=CONCATENATE(&quot;addsimvar(&quot;&quot;&quot;;[.B14];&quot;&quot;&quot;,&quot;&quot;&quot;;[.H14];&quot;&quot;&quot;)&quot;)" office:value-type="string" office:string-value="addsimvar(&quot;ADF EXT FREQUENCY:index&quot;,&quot;frequency bcd16&quot;)" calcext:value-type="string">
            <text:p>addsimvar("ADF EXT FREQUENCY:index","frequency bcd16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FREQUENCY:index</text:p>
          </table:table-cell>
          <table:table-cell table:style-name="ce8" office:value-type="string" calcext:value-type="string">
            <text:p>Frequency BCD16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])" office:value-type="string" office:string-value="frequency bcd16" calcext:value-type="string">
            <text:p>frequency bcd16</text:p>
          </table:table-cell>
          <table:table-cell/>
          <table:table-cell table:formula="of:=CONCATENATE(&quot;{&quot;&quot;&quot;;[.B15];&quot;&quot;&quot;},&quot;)" office:value-type="string" office:string-value="{&quot;ADF FREQUENCY:index&quot;}," calcext:value-type="string">
            <text:p>{"ADF FREQUENCY:index"},</text:p>
          </table:table-cell>
          <table:table-cell table:formula="of:=CONCATENATE(&quot;addsimvar(&quot;&quot;&quot;;[.B15];&quot;&quot;&quot;,&quot;&quot;&quot;;[.H15];&quot;&quot;&quot;)&quot;)" office:value-type="string" office:string-value="addsimvar(&quot;ADF FREQUENCY:index&quot;,&quot;frequency bcd16&quot;)" calcext:value-type="string">
            <text:p>addsimvar("ADF FREQUENCY:index","frequency bcd16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IDENT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])" office:value-type="string" office:string-value="string" calcext:value-type="string">
            <text:p>string</text:p>
          </table:table-cell>
          <table:table-cell/>
          <table:table-cell table:formula="of:=CONCATENATE(&quot;{&quot;&quot;&quot;;[.B16];&quot;&quot;&quot;},&quot;)" office:value-type="string" office:string-value="{&quot;ADF IDENT&quot;}," calcext:value-type="string">
            <text:p>{"ADF IDENT"},</text:p>
          </table:table-cell>
          <table:table-cell table:formula="of:=CONCATENATE(&quot;addsimvar(&quot;&quot;&quot;;[.B16];&quot;&quot;&quot;,&quot;&quot;&quot;;[.H16];&quot;&quot;&quot;)&quot;)" office:value-type="string" office:string-value="addsimvar(&quot;ADF IDENT&quot;,&quot;string&quot;)" calcext:value-type="string">
            <text:p>addsimvar("ADF IDENT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LATLONALT:index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17];&quot;&quot;&quot;},&quot;)" office:value-type="string" office:string-value="{&quot;ADF LATLONALT:index&quot;}," calcext:value-type="string">
            <text:p>{"ADF LATLONALT:index"},</text:p>
          </table:table-cell>
          <table:table-cell table:formula="of:=CONCATENATE(&quot;addsimvar(&quot;&quot;&quot;;[.B17];&quot;&quot;&quot;,&quot;&quot;&quot;;[.H17];&quot;&quot;&quot;)&quot;)" office:value-type="string" office:string-value="addsimvar(&quot;ADF LATLONALT:index&quot;,&quot;simconnect_data_latlonalt&quot;)" calcext:value-type="string">
            <text:p>addsimvar("ADF LATLONALT:index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NAM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])" office:value-type="string" office:string-value="string" calcext:value-type="string">
            <text:p>string</text:p>
          </table:table-cell>
          <table:table-cell/>
          <table:table-cell table:formula="of:=CONCATENATE(&quot;{&quot;&quot;&quot;;[.B18];&quot;&quot;&quot;},&quot;)" office:value-type="string" office:string-value="{&quot;ADF NAME&quot;}," calcext:value-type="string">
            <text:p>{"ADF NAME"},</text:p>
          </table:table-cell>
          <table:table-cell table:formula="of:=CONCATENATE(&quot;addsimvar(&quot;&quot;&quot;;[.B18];&quot;&quot;&quot;,&quot;&quot;&quot;;[.H18];&quot;&quot;&quot;)&quot;)" office:value-type="string" office:string-value="addsimvar(&quot;ADF NAME&quot;,&quot;string&quot;)" calcext:value-type="string">
            <text:p>addsimvar("ADF NAME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RADIAL:index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9])" office:value-type="string" office:string-value="degrees" calcext:value-type="string">
            <text:p>degrees</text:p>
          </table:table-cell>
          <table:table-cell/>
          <table:table-cell table:formula="of:=CONCATENATE(&quot;{&quot;&quot;&quot;;[.B19];&quot;&quot;&quot;},&quot;)" office:value-type="string" office:string-value="{&quot;ADF RADIAL:index&quot;}," calcext:value-type="string">
            <text:p>{"ADF RADIAL:index"},</text:p>
          </table:table-cell>
          <table:table-cell table:formula="of:=CONCATENATE(&quot;addsimvar(&quot;&quot;&quot;;[.B19];&quot;&quot;&quot;,&quot;&quot;&quot;;[.H19];&quot;&quot;&quot;)&quot;)" office:value-type="string" office:string-value="addsimvar(&quot;ADF RADIAL:index&quot;,&quot;degrees&quot;)" calcext:value-type="string">
            <text:p>addsimvar("ADF RADIAL:index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SIGNAL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0])" office:value-type="string" office:string-value="number" calcext:value-type="string">
            <text:p>number</text:p>
          </table:table-cell>
          <table:table-cell/>
          <table:table-cell table:formula="of:=CONCATENATE(&quot;{&quot;&quot;&quot;;[.B20];&quot;&quot;&quot;},&quot;)" office:value-type="string" office:string-value="{&quot;ADF SIGNAL:index&quot;}," calcext:value-type="string">
            <text:p>{"ADF SIGNAL:index"},</text:p>
          </table:table-cell>
          <table:table-cell table:formula="of:=CONCATENATE(&quot;addsimvar(&quot;&quot;&quot;;[.B20];&quot;&quot;&quot;,&quot;&quot;&quot;;[.H20];&quot;&quot;&quot;)&quot;)" office:value-type="string" office:string-value="addsimvar(&quot;ADF SIGNAL:index&quot;,&quot;number&quot;)" calcext:value-type="string">
            <text:p>addsimvar("ADF SIGNAL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SOUND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1])" office:value-type="string" office:string-value="bool" calcext:value-type="string">
            <text:p>bool</text:p>
          </table:table-cell>
          <table:table-cell/>
          <table:table-cell table:formula="of:=CONCATENATE(&quot;{&quot;&quot;&quot;;[.B21];&quot;&quot;&quot;},&quot;)" office:value-type="string" office:string-value="{&quot;ADF SOUND:index&quot;}," calcext:value-type="string">
            <text:p>{"ADF SOUND:index"},</text:p>
          </table:table-cell>
          <table:table-cell table:formula="of:=CONCATENATE(&quot;addsimvar(&quot;&quot;&quot;;[.B21];&quot;&quot;&quot;,&quot;&quot;&quot;;[.H21];&quot;&quot;&quot;)&quot;)" office:value-type="string" office:string-value="addsimvar(&quot;ADF SOUND:index&quot;,&quot;bool&quot;)" calcext:value-type="string">
            <text:p>addsimvar("ADF SOUND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DF STANDBY FREQUENCY:index</text:p>
          </table:table-cell>
          <table:table-cell table:style-name="ce8" office:value-type="string" calcext:value-type="string">
            <text:p>H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2])" office:value-type="string" office:string-value="hz" calcext:value-type="string">
            <text:p>hz</text:p>
          </table:table-cell>
          <table:table-cell/>
          <table:table-cell table:formula="of:=CONCATENATE(&quot;{&quot;&quot;&quot;;[.B22];&quot;&quot;&quot;},&quot;)" office:value-type="string" office:string-value="{&quot;ADF STANDBY FREQUENCY:index&quot;}," calcext:value-type="string">
            <text:p>{"ADF STANDBY FREQUENCY:index"},</text:p>
          </table:table-cell>
          <table:table-cell table:formula="of:=CONCATENATE(&quot;addsimvar(&quot;&quot;&quot;;[.B22];&quot;&quot;&quot;,&quot;&quot;&quot;;[.H22];&quot;&quot;&quot;)&quot;)" office:value-type="string" office:string-value="addsimvar(&quot;ADF STANDBY FREQUENCY:index&quot;,&quot;hz&quot;)" calcext:value-type="string">
            <text:p>addsimvar("ADF STANDBY FREQUENCY:index","h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CURRENT WAYPOINT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3])" office:value-type="string" office:string-value="number" calcext:value-type="string">
            <text:p>number</text:p>
          </table:table-cell>
          <table:table-cell/>
          <table:table-cell table:formula="of:=CONCATENATE(&quot;{&quot;&quot;&quot;;[.B23];&quot;&quot;&quot;},&quot;)" office:value-type="string" office:string-value="{&quot;AI CURRENT WAYPOINT&quot;}," calcext:value-type="string">
            <text:p>{"AI CURRENT WAYPOINT"},</text:p>
          </table:table-cell>
          <table:table-cell table:formula="of:=CONCATENATE(&quot;addsimvar(&quot;&quot;&quot;;[.B23];&quot;&quot;&quot;,&quot;&quot;&quot;;[.H23];&quot;&quot;&quot;)&quot;)" office:value-type="string" office:string-value="addsimvar(&quot;AI CURRENT WAYPOINT&quot;,&quot;number&quot;)" calcext:value-type="string">
            <text:p>addsimvar("AI CURRENT WAYPOINT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DESIRED HEADING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4])" office:value-type="string" office:string-value="degrees" calcext:value-type="string">
            <text:p>degrees</text:p>
          </table:table-cell>
          <table:table-cell/>
          <table:table-cell table:formula="of:=CONCATENATE(&quot;{&quot;&quot;&quot;;[.B24];&quot;&quot;&quot;},&quot;)" office:value-type="string" office:string-value="{&quot;AI DESIRED HEADING&quot;}," calcext:value-type="string">
            <text:p>{"AI DESIRED HEADING"},</text:p>
          </table:table-cell>
          <table:table-cell table:formula="of:=CONCATENATE(&quot;addsimvar(&quot;&quot;&quot;;[.B24];&quot;&quot;&quot;,&quot;&quot;&quot;;[.H24];&quot;&quot;&quot;)&quot;)" office:value-type="string" office:string-value="addsimvar(&quot;AI DESIRED HEADING&quot;,&quot;degrees&quot;)" calcext:value-type="string">
            <text:p>addsimvar("AI DESIRED HEADING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DESIRED SPEED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5])" office:value-type="string" office:string-value="knots" calcext:value-type="string">
            <text:p>knots</text:p>
          </table:table-cell>
          <table:table-cell/>
          <table:table-cell table:formula="of:=CONCATENATE(&quot;{&quot;&quot;&quot;;[.B25];&quot;&quot;&quot;},&quot;)" office:value-type="string" office:string-value="{&quot;AI DESIRED SPEED&quot;}," calcext:value-type="string">
            <text:p>{"AI DESIRED SPEED"},</text:p>
          </table:table-cell>
          <table:table-cell table:formula="of:=CONCATENATE(&quot;addsimvar(&quot;&quot;&quot;;[.B25];&quot;&quot;&quot;,&quot;&quot;&quot;;[.H25];&quot;&quot;&quot;)&quot;)" office:value-type="string" office:string-value="addsimvar(&quot;AI DESIRED SPEED&quot;,&quot;knots&quot;)" calcext:value-type="string">
            <text:p>addsimvar("AI DESIRED SPEED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GROUNDCRUISESPEED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6])" office:value-type="string" office:string-value="knots" calcext:value-type="string">
            <text:p>knots</text:p>
          </table:table-cell>
          <table:table-cell/>
          <table:table-cell table:formula="of:=CONCATENATE(&quot;{&quot;&quot;&quot;;[.B26];&quot;&quot;&quot;},&quot;)" office:value-type="string" office:string-value="{&quot;AI GROUNDCRUISESPEED&quot;}," calcext:value-type="string">
            <text:p>{"AI GROUNDCRUISESPEED"},</text:p>
          </table:table-cell>
          <table:table-cell table:formula="of:=CONCATENATE(&quot;addsimvar(&quot;&quot;&quot;;[.B26];&quot;&quot;&quot;,&quot;&quot;&quot;;[.H26];&quot;&quot;&quot;)&quot;)" office:value-type="string" office:string-value="addsimvar(&quot;AI GROUNDCRUISESPEED&quot;,&quot;knots&quot;)" calcext:value-type="string">
            <text:p>addsimvar("AI GROUNDCRUISESPEED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GROUNDTURNSPEED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7])" office:value-type="string" office:string-value="knots" calcext:value-type="string">
            <text:p>knots</text:p>
          </table:table-cell>
          <table:table-cell/>
          <table:table-cell table:formula="of:=CONCATENATE(&quot;{&quot;&quot;&quot;;[.B27];&quot;&quot;&quot;},&quot;)" office:value-type="string" office:string-value="{&quot;AI GROUNDTURNSPEED&quot;}," calcext:value-type="string">
            <text:p>{"AI GROUNDTURNSPEED"},</text:p>
          </table:table-cell>
          <table:table-cell table:formula="of:=CONCATENATE(&quot;addsimvar(&quot;&quot;&quot;;[.B27];&quot;&quot;&quot;,&quot;&quot;&quot;;[.H27];&quot;&quot;&quot;)&quot;)" office:value-type="string" office:string-value="addsimvar(&quot;AI GROUNDTURNSPEED&quot;,&quot;knots&quot;)" calcext:value-type="string">
            <text:p>addsimvar("AI GROUNDTURNSPEED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GROUNDTURNTIME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8])" office:value-type="string" office:string-value="seconds" calcext:value-type="string">
            <text:p>seconds</text:p>
          </table:table-cell>
          <table:table-cell/>
          <table:table-cell table:formula="of:=CONCATENATE(&quot;{&quot;&quot;&quot;;[.B28];&quot;&quot;&quot;},&quot;)" office:value-type="string" office:string-value="{&quot;AI GROUNDTURNTIME&quot;}," calcext:value-type="string">
            <text:p>{"AI GROUNDTURNTIME"},</text:p>
          </table:table-cell>
          <table:table-cell table:formula="of:=CONCATENATE(&quot;addsimvar(&quot;&quot;&quot;;[.B28];&quot;&quot;&quot;,&quot;&quot;&quot;;[.H28];&quot;&quot;&quot;)&quot;)" office:value-type="string" office:string-value="addsimvar(&quot;AI GROUNDTURNTIME&quot;,&quot;seconds&quot;)" calcext:value-type="string">
            <text:p>addsimvar("AI GROUNDTURNTIME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TRAFFIC ASSIGNED PARKING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9])" office:value-type="string" office:string-value="string" calcext:value-type="string">
            <text:p>string</text:p>
          </table:table-cell>
          <table:table-cell/>
          <table:table-cell table:formula="of:=CONCATENATE(&quot;{&quot;&quot;&quot;;[.B29];&quot;&quot;&quot;},&quot;)" office:value-type="string" office:string-value="{&quot;AI TRAFFIC ASSIGNED PARKING&quot;}," calcext:value-type="string">
            <text:p>{"AI TRAFFIC ASSIGNED PARKING"},</text:p>
          </table:table-cell>
          <table:table-cell table:formula="of:=CONCATENATE(&quot;addsimvar(&quot;&quot;&quot;;[.B29];&quot;&quot;&quot;,&quot;&quot;&quot;;[.H29];&quot;&quot;&quot;)&quot;)" office:value-type="string" office:string-value="addsimvar(&quot;AI TRAFFIC ASSIGNED PARKING&quot;,&quot;string&quot;)" calcext:value-type="string">
            <text:p>addsimvar("AI TRAFFIC ASSIGNED PARKING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TRAFFIC ASSIGNED RUNWAY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0])" office:value-type="string" office:string-value="string" calcext:value-type="string">
            <text:p>string</text:p>
          </table:table-cell>
          <table:table-cell/>
          <table:table-cell table:formula="of:=CONCATENATE(&quot;{&quot;&quot;&quot;;[.B30];&quot;&quot;&quot;},&quot;)" office:value-type="string" office:string-value="{&quot;AI TRAFFIC ASSIGNED RUNWAY&quot;}," calcext:value-type="string">
            <text:p>{"AI TRAFFIC ASSIGNED RUNWAY"},</text:p>
          </table:table-cell>
          <table:table-cell table:formula="of:=CONCATENATE(&quot;addsimvar(&quot;&quot;&quot;;[.B30];&quot;&quot;&quot;,&quot;&quot;&quot;;[.H30];&quot;&quot;&quot;)&quot;)" office:value-type="string" office:string-value="addsimvar(&quot;AI TRAFFIC ASSIGNED RUNWAY&quot;,&quot;string&quot;)" calcext:value-type="string">
            <text:p>addsimvar("AI TRAFFIC ASSIGNED RUNWAY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TRAFFIC CURRENT AIRPORT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1])" office:value-type="string" office:string-value="string" calcext:value-type="string">
            <text:p>string</text:p>
          </table:table-cell>
          <table:table-cell/>
          <table:table-cell table:formula="of:=CONCATENATE(&quot;{&quot;&quot;&quot;;[.B31];&quot;&quot;&quot;},&quot;)" office:value-type="string" office:string-value="{&quot;AI TRAFFIC CURRENT AIRPORT&quot;}," calcext:value-type="string">
            <text:p>{"AI TRAFFIC CURRENT AIRPORT"},</text:p>
          </table:table-cell>
          <table:table-cell table:formula="of:=CONCATENATE(&quot;addsimvar(&quot;&quot;&quot;;[.B31];&quot;&quot;&quot;,&quot;&quot;&quot;;[.H31];&quot;&quot;&quot;)&quot;)" office:value-type="string" office:string-value="addsimvar(&quot;AI TRAFFIC CURRENT AIRPORT&quot;,&quot;string&quot;)" calcext:value-type="string">
            <text:p>addsimvar("AI TRAFFIC CURRENT AIRPORT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TRAFFIC ETA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2])" office:value-type="string" office:string-value="seconds" calcext:value-type="string">
            <text:p>seconds</text:p>
          </table:table-cell>
          <table:table-cell/>
          <table:table-cell table:formula="of:=CONCATENATE(&quot;{&quot;&quot;&quot;;[.B32];&quot;&quot;&quot;},&quot;)" office:value-type="string" office:string-value="{&quot;AI TRAFFIC ETA&quot;}," calcext:value-type="string">
            <text:p>{"AI TRAFFIC ETA"},</text:p>
          </table:table-cell>
          <table:table-cell table:formula="of:=CONCATENATE(&quot;addsimvar(&quot;&quot;&quot;;[.B32];&quot;&quot;&quot;,&quot;&quot;&quot;;[.H32];&quot;&quot;&quot;)&quot;)" office:value-type="string" office:string-value="addsimvar(&quot;AI TRAFFIC ETA&quot;,&quot;seconds&quot;)" calcext:value-type="string">
            <text:p>addsimvar("AI TRAFFIC ETA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TRAFFIC ETD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3])" office:value-type="string" office:string-value="seconds" calcext:value-type="string">
            <text:p>seconds</text:p>
          </table:table-cell>
          <table:table-cell/>
          <table:table-cell table:formula="of:=CONCATENATE(&quot;{&quot;&quot;&quot;;[.B33];&quot;&quot;&quot;},&quot;)" office:value-type="string" office:string-value="{&quot;AI TRAFFIC ETD&quot;}," calcext:value-type="string">
            <text:p>{"AI TRAFFIC ETD"},</text:p>
          </table:table-cell>
          <table:table-cell table:formula="of:=CONCATENATE(&quot;addsimvar(&quot;&quot;&quot;;[.B33];&quot;&quot;&quot;,&quot;&quot;&quot;;[.H33];&quot;&quot;&quot;)&quot;)" office:value-type="string" office:string-value="addsimvar(&quot;AI TRAFFIC ETD&quot;,&quot;seconds&quot;)" calcext:value-type="string">
            <text:p>addsimvar("AI TRAFFIC ETD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TRAFFIC FROMAIRPORT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4])" office:value-type="string" office:string-value="string" calcext:value-type="string">
            <text:p>string</text:p>
          </table:table-cell>
          <table:table-cell/>
          <table:table-cell table:formula="of:=CONCATENATE(&quot;{&quot;&quot;&quot;;[.B34];&quot;&quot;&quot;},&quot;)" office:value-type="string" office:string-value="{&quot;AI TRAFFIC FROMAIRPORT&quot;}," calcext:value-type="string">
            <text:p>{"AI TRAFFIC FROMAIRPORT"},</text:p>
          </table:table-cell>
          <table:table-cell table:formula="of:=CONCATENATE(&quot;addsimvar(&quot;&quot;&quot;;[.B34];&quot;&quot;&quot;,&quot;&quot;&quot;;[.H34];&quot;&quot;&quot;)&quot;)" office:value-type="string" office:string-value="addsimvar(&quot;AI TRAFFIC FROMAIRPORT&quot;,&quot;string&quot;)" calcext:value-type="string">
            <text:p>addsimvar("AI TRAFFIC FROMAIRPORT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TRAFFIC ISIFR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5])" office:value-type="string" office:string-value="boolean" calcext:value-type="string">
            <text:p>boolean</text:p>
          </table:table-cell>
          <table:table-cell/>
          <table:table-cell table:formula="of:=CONCATENATE(&quot;{&quot;&quot;&quot;;[.B35];&quot;&quot;&quot;},&quot;)" office:value-type="string" office:string-value="{&quot;AI TRAFFIC ISIFR&quot;}," calcext:value-type="string">
            <text:p>{"AI TRAFFIC ISIFR"},</text:p>
          </table:table-cell>
          <table:table-cell table:formula="of:=CONCATENATE(&quot;addsimvar(&quot;&quot;&quot;;[.B35];&quot;&quot;&quot;,&quot;&quot;&quot;;[.H35];&quot;&quot;&quot;)&quot;)" office:value-type="string" office:string-value="addsimvar(&quot;AI TRAFFIC ISIFR&quot;,&quot;boolean&quot;)" calcext:value-type="string">
            <text:p>addsimvar("AI TRAFFIC ISIFR","boolea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TRAFFIC STAT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6])" office:value-type="string" office:string-value="string" calcext:value-type="string">
            <text:p>string</text:p>
          </table:table-cell>
          <table:table-cell/>
          <table:table-cell table:formula="of:=CONCATENATE(&quot;{&quot;&quot;&quot;;[.B36];&quot;&quot;&quot;},&quot;)" office:value-type="string" office:string-value="{&quot;AI TRAFFIC STATE&quot;}," calcext:value-type="string">
            <text:p>{"AI TRAFFIC STATE"},</text:p>
          </table:table-cell>
          <table:table-cell table:formula="of:=CONCATENATE(&quot;addsimvar(&quot;&quot;&quot;;[.B36];&quot;&quot;&quot;,&quot;&quot;&quot;;[.H36];&quot;&quot;&quot;)&quot;)" office:value-type="string" office:string-value="addsimvar(&quot;AI TRAFFIC STATE&quot;,&quot;string&quot;)" calcext:value-type="string">
            <text:p>addsimvar("AI TRAFFIC STATE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TRAFFIC TOAIRPORT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7])" office:value-type="string" office:string-value="string" calcext:value-type="string">
            <text:p>string</text:p>
          </table:table-cell>
          <table:table-cell/>
          <table:table-cell table:formula="of:=CONCATENATE(&quot;{&quot;&quot;&quot;;[.B37];&quot;&quot;&quot;},&quot;)" office:value-type="string" office:string-value="{&quot;AI TRAFFIC TOAIRPORT&quot;}," calcext:value-type="string">
            <text:p>{"AI TRAFFIC TOAIRPORT"},</text:p>
          </table:table-cell>
          <table:table-cell table:formula="of:=CONCATENATE(&quot;addsimvar(&quot;&quot;&quot;;[.B37];&quot;&quot;&quot;,&quot;&quot;&quot;;[.H37];&quot;&quot;&quot;)&quot;)" office:value-type="string" office:string-value="addsimvar(&quot;AI TRAFFIC TOAIRPORT&quot;,&quot;string&quot;)" calcext:value-type="string">
            <text:p>addsimvar("AI TRAFFIC TOAIRPORT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 WAYPOINT LIST</text:p>
          </table:table-cell>
          <table:table-cell table:style-name="ce8" office:value-type="string" calcext:value-type="string">
            <text:p>SIMCONNECT_DATA_WAYPOI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8])" office:value-type="string" office:string-value="simconnect_data_waypoint" calcext:value-type="string">
            <text:p>simconnect_data_waypoint</text:p>
          </table:table-cell>
          <table:table-cell/>
          <table:table-cell table:formula="of:=CONCATENATE(&quot;{&quot;&quot;&quot;;[.B38];&quot;&quot;&quot;},&quot;)" office:value-type="string" office:string-value="{&quot;AI WAYPOINT LIST&quot;}," calcext:value-type="string">
            <text:p>{"AI WAYPOINT LIST"},</text:p>
          </table:table-cell>
          <table:table-cell table:formula="of:=CONCATENATE(&quot;addsimvar(&quot;&quot;&quot;;[.B38];&quot;&quot;&quot;,&quot;&quot;&quot;;[.H38];&quot;&quot;&quot;)&quot;)" office:value-type="string" office:string-value="addsimvar(&quot;AI WAYPOINT LIST&quot;,&quot;simconnect_data_waypoint&quot;)" calcext:value-type="string">
            <text:p>addsimvar("AI WAYPOINT LIST","simconnect_data_waypoi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LERON AVERAGE DEFLECTION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])" office:value-type="string" office:string-value="radians" calcext:value-type="string">
            <text:p>radians</text:p>
          </table:table-cell>
          <table:table-cell/>
          <table:table-cell table:formula="of:=CONCATENATE(&quot;{&quot;&quot;&quot;;[.B39];&quot;&quot;&quot;},&quot;)" office:value-type="string" office:string-value="{&quot;AILERON AVERAGE DEFLECTION&quot;}," calcext:value-type="string">
            <text:p>{"AILERON AVERAGE DEFLECTION"},</text:p>
          </table:table-cell>
          <table:table-cell table:formula="of:=CONCATENATE(&quot;addsimvar(&quot;&quot;&quot;;[.B39];&quot;&quot;&quot;,&quot;&quot;&quot;;[.H39];&quot;&quot;&quot;)&quot;)" office:value-type="string" office:string-value="addsimvar(&quot;AILERON AVERAGE DEFLECTION&quot;,&quot;radians&quot;)" calcext:value-type="string">
            <text:p>addsimvar("AILERON AVERAGE DEFLECTION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LERON LEFT DEFLECTION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])" office:value-type="string" office:string-value="radians" calcext:value-type="string">
            <text:p>radians</text:p>
          </table:table-cell>
          <table:table-cell/>
          <table:table-cell table:formula="of:=CONCATENATE(&quot;{&quot;&quot;&quot;;[.B40];&quot;&quot;&quot;},&quot;)" office:value-type="string" office:string-value="{&quot;AILERON LEFT DEFLECTION&quot;}," calcext:value-type="string">
            <text:p>{"AILERON LEFT DEFLECTION"},</text:p>
          </table:table-cell>
          <table:table-cell table:formula="of:=CONCATENATE(&quot;addsimvar(&quot;&quot;&quot;;[.B40];&quot;&quot;&quot;,&quot;&quot;&quot;;[.H40];&quot;&quot;&quot;)&quot;)" office:value-type="string" office:string-value="addsimvar(&quot;AILERON LEFT DEFLECTION&quot;,&quot;radians&quot;)" calcext:value-type="string">
            <text:p>addsimvar("AILERON LEFT DEFLECTION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LERON LEFT DEFLECTION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41];&quot;&quot;&quot;},&quot;)" office:value-type="string" office:string-value="{&quot;AILERON LEFT DEFLECTION PCT&quot;}," calcext:value-type="string">
            <text:p>{"AILERON LEFT DEFLECTION PCT"},</text:p>
          </table:table-cell>
          <table:table-cell table:formula="of:=CONCATENATE(&quot;addsimvar(&quot;&quot;&quot;;[.B41];&quot;&quot;&quot;,&quot;&quot;&quot;;[.H41];&quot;&quot;&quot;)&quot;)" office:value-type="string" office:string-value="addsimvar(&quot;AILERON LEFT DEFLECTION PCT&quot;,&quot;percent over 100&quot;)" calcext:value-type="string">
            <text:p>addsimvar("AILERON LEFT DEFLECTION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LERON POS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2])" office:value-type="string" office:string-value="position" calcext:value-type="string">
            <text:p>position</text:p>
          </table:table-cell>
          <table:table-cell/>
          <table:table-cell table:formula="of:=CONCATENATE(&quot;{&quot;&quot;&quot;;[.B42];&quot;&quot;&quot;},&quot;)" office:value-type="string" office:string-value="{&quot;AILERON POSITION&quot;}," calcext:value-type="string">
            <text:p>{"AILERON POSITION"},</text:p>
          </table:table-cell>
          <table:table-cell table:formula="of:=CONCATENATE(&quot;addsimvar(&quot;&quot;&quot;;[.B42];&quot;&quot;&quot;,&quot;&quot;&quot;;[.H42];&quot;&quot;&quot;)&quot;)" office:value-type="string" office:string-value="addsimvar(&quot;AILERON POSITION&quot;,&quot;position&quot;)" calcext:value-type="string">
            <text:p>addsimvar("AILERON POSITION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LERON RIGHT DEFLECTION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])" office:value-type="string" office:string-value="radians" calcext:value-type="string">
            <text:p>radians</text:p>
          </table:table-cell>
          <table:table-cell/>
          <table:table-cell table:formula="of:=CONCATENATE(&quot;{&quot;&quot;&quot;;[.B43];&quot;&quot;&quot;},&quot;)" office:value-type="string" office:string-value="{&quot;AILERON RIGHT DEFLECTION&quot;}," calcext:value-type="string">
            <text:p>{"AILERON RIGHT DEFLECTION"},</text:p>
          </table:table-cell>
          <table:table-cell table:formula="of:=CONCATENATE(&quot;addsimvar(&quot;&quot;&quot;;[.B43];&quot;&quot;&quot;,&quot;&quot;&quot;;[.H43];&quot;&quot;&quot;)&quot;)" office:value-type="string" office:string-value="addsimvar(&quot;AILERON RIGHT DEFLECTION&quot;,&quot;radians&quot;)" calcext:value-type="string">
            <text:p>addsimvar("AILERON RIGHT DEFLECTION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LERON RIGHT DEFLECTION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44];&quot;&quot;&quot;},&quot;)" office:value-type="string" office:string-value="{&quot;AILERON RIGHT DEFLECTION PCT&quot;}," calcext:value-type="string">
            <text:p>{"AILERON RIGHT DEFLECTION PCT"},</text:p>
          </table:table-cell>
          <table:table-cell table:formula="of:=CONCATENATE(&quot;addsimvar(&quot;&quot;&quot;;[.B44];&quot;&quot;&quot;,&quot;&quot;&quot;;[.H44];&quot;&quot;&quot;)&quot;)" office:value-type="string" office:string-value="addsimvar(&quot;AILERON RIGHT DEFLECTION PCT&quot;,&quot;percent over 100&quot;)" calcext:value-type="string">
            <text:p>addsimvar("AILERON RIGHT DEFLECTION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LERON TRIM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])" office:value-type="string" office:string-value="radians" calcext:value-type="string">
            <text:p>radians</text:p>
          </table:table-cell>
          <table:table-cell/>
          <table:table-cell table:formula="of:=CONCATENATE(&quot;{&quot;&quot;&quot;;[.B45];&quot;&quot;&quot;},&quot;)" office:value-type="string" office:string-value="{&quot;AILERON TRIM&quot;}," calcext:value-type="string">
            <text:p>{"AILERON TRIM"},</text:p>
          </table:table-cell>
          <table:table-cell table:formula="of:=CONCATENATE(&quot;addsimvar(&quot;&quot;&quot;;[.B45];&quot;&quot;&quot;,&quot;&quot;&quot;;[.H45];&quot;&quot;&quot;)&quot;)" office:value-type="string" office:string-value="addsimvar(&quot;AILERON TRIM&quot;,&quot;radians&quot;)" calcext:value-type="string">
            <text:p>addsimvar("AILERON TRIM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LERON TRIM PCT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6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46];&quot;&quot;&quot;},&quot;)" office:value-type="string" office:string-value="{&quot;AILERON TRIM PCT&quot;}," calcext:value-type="string">
            <text:p>{"AILERON TRIM PCT"},</text:p>
          </table:table-cell>
          <table:table-cell table:formula="of:=CONCATENATE(&quot;addsimvar(&quot;&quot;&quot;;[.B46];&quot;&quot;&quot;,&quot;&quot;&quot;;[.H46];&quot;&quot;&quot;)&quot;)" office:value-type="string" office:string-value="addsimvar(&quot;AILERON TRIM PCT&quot;,&quot;simconnect_data_xyz&quot;)" calcext:value-type="string">
            <text:p>addsimvar("AILERON TRIM PCT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LERON TRIM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7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47];&quot;&quot;&quot;},&quot;)" office:value-type="string" office:string-value="{&quot;AILERON TRIM PCT&quot;}," calcext:value-type="string">
            <text:p>{"AILERON TRIM PCT"},</text:p>
          </table:table-cell>
          <table:table-cell table:formula="of:=CONCATENATE(&quot;addsimvar(&quot;&quot;&quot;;[.B47];&quot;&quot;&quot;,&quot;&quot;&quot;;[.H47];&quot;&quot;&quot;)&quot;)" office:value-type="string" office:string-value="addsimvar(&quot;AILERON TRIM PCT&quot;,&quot;percent over 100&quot;)" calcext:value-type="string">
            <text:p>addsimvar("AILERON TRIM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RCRAFT WIND X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8])" office:value-type="string" office:string-value="knots" calcext:value-type="string">
            <text:p>knots</text:p>
          </table:table-cell>
          <table:table-cell/>
          <table:table-cell table:formula="of:=CONCATENATE(&quot;{&quot;&quot;&quot;;[.B48];&quot;&quot;&quot;},&quot;)" office:value-type="string" office:string-value="{&quot;AIRCRAFT WIND X&quot;}," calcext:value-type="string">
            <text:p>{"AIRCRAFT WIND X"},</text:p>
          </table:table-cell>
          <table:table-cell table:formula="of:=CONCATENATE(&quot;addsimvar(&quot;&quot;&quot;;[.B48];&quot;&quot;&quot;,&quot;&quot;&quot;;[.H48];&quot;&quot;&quot;)&quot;)" office:value-type="string" office:string-value="addsimvar(&quot;AIRCRAFT WIND X&quot;,&quot;knots&quot;)" calcext:value-type="string">
            <text:p>addsimvar("AIRCRAFT WIND X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RCRAFT WIND Y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])" office:value-type="string" office:string-value="knots" calcext:value-type="string">
            <text:p>knots</text:p>
          </table:table-cell>
          <table:table-cell/>
          <table:table-cell table:formula="of:=CONCATENATE(&quot;{&quot;&quot;&quot;;[.B49];&quot;&quot;&quot;},&quot;)" office:value-type="string" office:string-value="{&quot;AIRCRAFT WIND Y&quot;}," calcext:value-type="string">
            <text:p>{"AIRCRAFT WIND Y"},</text:p>
          </table:table-cell>
          <table:table-cell table:formula="of:=CONCATENATE(&quot;addsimvar(&quot;&quot;&quot;;[.B49];&quot;&quot;&quot;,&quot;&quot;&quot;;[.H49];&quot;&quot;&quot;)&quot;)" office:value-type="string" office:string-value="addsimvar(&quot;AIRCRAFT WIND Y&quot;,&quot;knots&quot;)" calcext:value-type="string">
            <text:p>addsimvar("AIRCRAFT WIND Y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RCRAFT WIND Z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])" office:value-type="string" office:string-value="knots" calcext:value-type="string">
            <text:p>knots</text:p>
          </table:table-cell>
          <table:table-cell/>
          <table:table-cell table:formula="of:=CONCATENATE(&quot;{&quot;&quot;&quot;;[.B50];&quot;&quot;&quot;},&quot;)" office:value-type="string" office:string-value="{&quot;AIRCRAFT WIND Z&quot;}," calcext:value-type="string">
            <text:p>{"AIRCRAFT WIND Z"},</text:p>
          </table:table-cell>
          <table:table-cell table:formula="of:=CONCATENATE(&quot;addsimvar(&quot;&quot;&quot;;[.B50];&quot;&quot;&quot;,&quot;&quot;&quot;;[.H50];&quot;&quot;&quot;)&quot;)" office:value-type="string" office:string-value="addsimvar(&quot;AIRCRAFT WIND Z&quot;,&quot;knots&quot;)" calcext:value-type="string">
            <text:p>addsimvar("AIRCRAFT WIND Z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RSPEED BARBER POLE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])" office:value-type="string" office:string-value="knots" calcext:value-type="string">
            <text:p>knots</text:p>
          </table:table-cell>
          <table:table-cell/>
          <table:table-cell table:formula="of:=CONCATENATE(&quot;{&quot;&quot;&quot;;[.B51];&quot;&quot;&quot;},&quot;)" office:value-type="string" office:string-value="{&quot;AIRSPEED BARBER POLE&quot;}," calcext:value-type="string">
            <text:p>{"AIRSPEED BARBER POLE"},</text:p>
          </table:table-cell>
          <table:table-cell table:formula="of:=CONCATENATE(&quot;addsimvar(&quot;&quot;&quot;;[.B51];&quot;&quot;&quot;,&quot;&quot;&quot;;[.H51];&quot;&quot;&quot;)&quot;)" office:value-type="string" office:string-value="addsimvar(&quot;AIRSPEED BARBER POLE&quot;,&quot;knots&quot;)" calcext:value-type="string">
            <text:p>addsimvar("AIRSPEED BARBER POLE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RSPEED INDICATED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2])" office:value-type="string" office:string-value="knots" calcext:value-type="string">
            <text:p>knots</text:p>
          </table:table-cell>
          <table:table-cell/>
          <table:table-cell table:formula="of:=CONCATENATE(&quot;{&quot;&quot;&quot;;[.B52];&quot;&quot;&quot;},&quot;)" office:value-type="string" office:string-value="{&quot;AIRSPEED INDICATED&quot;}," calcext:value-type="string">
            <text:p>{"AIRSPEED INDICATED"},</text:p>
          </table:table-cell>
          <table:table-cell table:formula="of:=CONCATENATE(&quot;addsimvar(&quot;&quot;&quot;;[.B52];&quot;&quot;&quot;,&quot;&quot;&quot;;[.H52];&quot;&quot;&quot;)&quot;)" office:value-type="string" office:string-value="addsimvar(&quot;AIRSPEED INDICATED&quot;,&quot;knots&quot;)" calcext:value-type="string">
            <text:p>addsimvar("AIRSPEED INDICATED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RSPEED MACH</text:p>
          </table:table-cell>
          <table:table-cell table:style-name="ce8" office:value-type="string" calcext:value-type="string">
            <text:p>Mach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])" office:value-type="string" office:string-value="mach" calcext:value-type="string">
            <text:p>mach</text:p>
          </table:table-cell>
          <table:table-cell/>
          <table:table-cell table:formula="of:=CONCATENATE(&quot;{&quot;&quot;&quot;;[.B53];&quot;&quot;&quot;},&quot;)" office:value-type="string" office:string-value="{&quot;AIRSPEED MACH&quot;}," calcext:value-type="string">
            <text:p>{"AIRSPEED MACH"},</text:p>
          </table:table-cell>
          <table:table-cell table:formula="of:=CONCATENATE(&quot;addsimvar(&quot;&quot;&quot;;[.B53];&quot;&quot;&quot;,&quot;&quot;&quot;;[.H53];&quot;&quot;&quot;)&quot;)" office:value-type="string" office:string-value="addsimvar(&quot;AIRSPEED MACH&quot;,&quot;mach&quot;)" calcext:value-type="string">
            <text:p>addsimvar("AIRSPEED MACH","mach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RSPEED SELECT INDICATED OR TRUE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])" office:value-type="string" office:string-value="knots" calcext:value-type="string">
            <text:p>knots</text:p>
          </table:table-cell>
          <table:table-cell/>
          <table:table-cell table:formula="of:=CONCATENATE(&quot;{&quot;&quot;&quot;;[.B54];&quot;&quot;&quot;},&quot;)" office:value-type="string" office:string-value="{&quot;AIRSPEED SELECT INDICATED OR TRUE&quot;}," calcext:value-type="string">
            <text:p>{"AIRSPEED SELECT INDICATED OR TRUE"},</text:p>
          </table:table-cell>
          <table:table-cell table:formula="of:=CONCATENATE(&quot;addsimvar(&quot;&quot;&quot;;[.B54];&quot;&quot;&quot;,&quot;&quot;&quot;;[.H54];&quot;&quot;&quot;)&quot;)" office:value-type="string" office:string-value="addsimvar(&quot;AIRSPEED SELECT INDICATED OR TRUE&quot;,&quot;knots&quot;)" calcext:value-type="string">
            <text:p>addsimvar("AIRSPEED SELECT INDICATED OR TRUE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RSPEED TRUE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5])" office:value-type="string" office:string-value="knots" calcext:value-type="string">
            <text:p>knots</text:p>
          </table:table-cell>
          <table:table-cell/>
          <table:table-cell table:formula="of:=CONCATENATE(&quot;{&quot;&quot;&quot;;[.B55];&quot;&quot;&quot;},&quot;)" office:value-type="string" office:string-value="{&quot;AIRSPEED TRUE&quot;}," calcext:value-type="string">
            <text:p>{"AIRSPEED TRUE"},</text:p>
          </table:table-cell>
          <table:table-cell table:formula="of:=CONCATENATE(&quot;addsimvar(&quot;&quot;&quot;;[.B55];&quot;&quot;&quot;,&quot;&quot;&quot;;[.H55];&quot;&quot;&quot;)&quot;)" office:value-type="string" office:string-value="addsimvar(&quot;AIRSPEED TRUE&quot;,&quot;knots&quot;)" calcext:value-type="string">
            <text:p>addsimvar("AIRSPEED TRUE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IRSPEED TRUE CALIBRATE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6])" office:value-type="string" office:string-value="degrees" calcext:value-type="string">
            <text:p>degrees</text:p>
          </table:table-cell>
          <table:table-cell/>
          <table:table-cell table:formula="of:=CONCATENATE(&quot;{&quot;&quot;&quot;;[.B56];&quot;&quot;&quot;},&quot;)" office:value-type="string" office:string-value="{&quot;AIRSPEED TRUE CALIBRATE&quot;}," calcext:value-type="string">
            <text:p>{"AIRSPEED TRUE CALIBRATE"},</text:p>
          </table:table-cell>
          <table:table-cell table:formula="of:=CONCATENATE(&quot;addsimvar(&quot;&quot;&quot;;[.B56];&quot;&quot;&quot;,&quot;&quot;&quot;;[.H56];&quot;&quot;&quot;)&quot;)" office:value-type="string" office:string-value="addsimvar(&quot;AIRSPEED TRUE CALIBRATE&quot;,&quot;degrees&quot;)" calcext:value-type="string">
            <text:p>addsimvar("AIRSPEED TRUE CALIBRATE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LTERNATE STATIC SOURCE OPE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7])" office:value-type="string" office:string-value="bool" calcext:value-type="string">
            <text:p>bool</text:p>
          </table:table-cell>
          <table:table-cell/>
          <table:table-cell table:formula="of:=CONCATENATE(&quot;{&quot;&quot;&quot;;[.B57];&quot;&quot;&quot;},&quot;)" office:value-type="string" office:string-value="{&quot;ALTERNATE STATIC SOURCE OPEN&quot;}," calcext:value-type="string">
            <text:p>{"ALTERNATE STATIC SOURCE OPEN"},</text:p>
          </table:table-cell>
          <table:table-cell table:formula="of:=CONCATENATE(&quot;addsimvar(&quot;&quot;&quot;;[.B57];&quot;&quot;&quot;,&quot;&quot;&quot;;[.H57];&quot;&quot;&quot;)&quot;)" office:value-type="string" office:string-value="addsimvar(&quot;ALTERNATE STATIC SOURCE OPEN&quot;,&quot;bool&quot;)" calcext:value-type="string">
            <text:p>addsimvar("ALTERNATE STATIC SOURCE OPE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DENSITY</text:p>
          </table:table-cell>
          <table:table-cell table:style-name="ce8" office:value-type="string" calcext:value-type="string">
            <text:p>Slugs per cubic 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8])" office:value-type="string" office:string-value="slugs per cubic feet" calcext:value-type="string">
            <text:p>slugs per cubic feet</text:p>
          </table:table-cell>
          <table:table-cell/>
          <table:table-cell table:formula="of:=CONCATENATE(&quot;{&quot;&quot;&quot;;[.B58];&quot;&quot;&quot;},&quot;)" office:value-type="string" office:string-value="{&quot;AMBIENT DENSITY&quot;}," calcext:value-type="string">
            <text:p>{"AMBIENT DENSITY"},</text:p>
          </table:table-cell>
          <table:table-cell table:formula="of:=CONCATENATE(&quot;addsimvar(&quot;&quot;&quot;;[.B58];&quot;&quot;&quot;,&quot;&quot;&quot;;[.H58];&quot;&quot;&quot;)&quot;)" office:value-type="string" office:string-value="addsimvar(&quot;AMBIENT DENSITY&quot;,&quot;slugs per cubic feet&quot;)" calcext:value-type="string">
            <text:p>addsimvar("AMBIENT DENSITY","slugs per cubic 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IN CLOU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9])" office:value-type="string" office:string-value="bool" calcext:value-type="string">
            <text:p>bool</text:p>
          </table:table-cell>
          <table:table-cell/>
          <table:table-cell table:formula="of:=CONCATENATE(&quot;{&quot;&quot;&quot;;[.B59];&quot;&quot;&quot;},&quot;)" office:value-type="string" office:string-value="{&quot;AMBIENT IN CLOUD&quot;}," calcext:value-type="string">
            <text:p>{"AMBIENT IN CLOUD"},</text:p>
          </table:table-cell>
          <table:table-cell table:formula="of:=CONCATENATE(&quot;addsimvar(&quot;&quot;&quot;;[.B59];&quot;&quot;&quot;,&quot;&quot;&quot;;[.H59];&quot;&quot;&quot;)&quot;)" office:value-type="string" office:string-value="addsimvar(&quot;AMBIENT IN CLOUD&quot;,&quot;bool&quot;)" calcext:value-type="string">
            <text:p>addsimvar("AMBIENT IN CLOU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PRECIP STATE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0])" office:value-type="string" office:string-value="mask" calcext:value-type="string">
            <text:p>mask</text:p>
          </table:table-cell>
          <table:table-cell/>
          <table:table-cell table:formula="of:=CONCATENATE(&quot;{&quot;&quot;&quot;;[.B60];&quot;&quot;&quot;},&quot;)" office:value-type="string" office:string-value="{&quot;AMBIENT PRECIP STATE&quot;}," calcext:value-type="string">
            <text:p>{"AMBIENT PRECIP STATE"},</text:p>
          </table:table-cell>
          <table:table-cell table:formula="of:=CONCATENATE(&quot;addsimvar(&quot;&quot;&quot;;[.B60];&quot;&quot;&quot;,&quot;&quot;&quot;;[.H60];&quot;&quot;&quot;)&quot;)" office:value-type="string" office:string-value="addsimvar(&quot;AMBIENT PRECIP STATE&quot;,&quot;mask&quot;)" calcext:value-type="string">
            <text:p>addsimvar("AMBIENT PRECIP STATE","mask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PRESSURE</text:p>
          </table:table-cell>
          <table:table-cell table:style-name="ce8" office:value-type="string" calcext:value-type="string">
            <text:p>inH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])" office:value-type="string" office:string-value="inhg" calcext:value-type="string">
            <text:p>inhg</text:p>
          </table:table-cell>
          <table:table-cell/>
          <table:table-cell table:formula="of:=CONCATENATE(&quot;{&quot;&quot;&quot;;[.B61];&quot;&quot;&quot;},&quot;)" office:value-type="string" office:string-value="{&quot;AMBIENT PRESSURE&quot;}," calcext:value-type="string">
            <text:p>{"AMBIENT PRESSURE"},</text:p>
          </table:table-cell>
          <table:table-cell table:formula="of:=CONCATENATE(&quot;addsimvar(&quot;&quot;&quot;;[.B61];&quot;&quot;&quot;,&quot;&quot;&quot;;[.H61];&quot;&quot;&quot;)&quot;)" office:value-type="string" office:string-value="addsimvar(&quot;AMBIENT PRESSURE&quot;,&quot;inhg&quot;)" calcext:value-type="string">
            <text:p>addsimvar("AMBIENT PRESSURE","inh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TEMPERATURE</text:p>
          </table:table-cell>
          <table:table-cell table:style-name="ce8" office:value-type="string" calcext:value-type="string">
            <text:p>Celsiu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])" office:value-type="string" office:string-value="celsius" calcext:value-type="string">
            <text:p>celsius</text:p>
          </table:table-cell>
          <table:table-cell/>
          <table:table-cell table:formula="of:=CONCATENATE(&quot;{&quot;&quot;&quot;;[.B62];&quot;&quot;&quot;},&quot;)" office:value-type="string" office:string-value="{&quot;AMBIENT TEMPERATURE&quot;}," calcext:value-type="string">
            <text:p>{"AMBIENT TEMPERATURE"},</text:p>
          </table:table-cell>
          <table:table-cell table:formula="of:=CONCATENATE(&quot;addsimvar(&quot;&quot;&quot;;[.B62];&quot;&quot;&quot;,&quot;&quot;&quot;;[.H62];&quot;&quot;&quot;)&quot;)" office:value-type="string" office:string-value="addsimvar(&quot;AMBIENT TEMPERATURE&quot;,&quot;celsius&quot;)" calcext:value-type="string">
            <text:p>addsimvar("AMBIENT TEMPERATURE","celsiu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VISIBILITY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3])" office:value-type="string" office:string-value="meters" calcext:value-type="string">
            <text:p>meters</text:p>
          </table:table-cell>
          <table:table-cell/>
          <table:table-cell table:formula="of:=CONCATENATE(&quot;{&quot;&quot;&quot;;[.B63];&quot;&quot;&quot;},&quot;)" office:value-type="string" office:string-value="{&quot;AMBIENT VISIBILITY&quot;}," calcext:value-type="string">
            <text:p>{"AMBIENT VISIBILITY"},</text:p>
          </table:table-cell>
          <table:table-cell table:formula="of:=CONCATENATE(&quot;addsimvar(&quot;&quot;&quot;;[.B63];&quot;&quot;&quot;,&quot;&quot;&quot;;[.H63];&quot;&quot;&quot;)&quot;)" office:value-type="string" office:string-value="addsimvar(&quot;AMBIENT VISIBILITY&quot;,&quot;meters&quot;)" calcext:value-type="string">
            <text:p>addsimvar("AMBIENT VISIBILITY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WIND DIRECTION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4])" office:value-type="string" office:string-value="degrees" calcext:value-type="string">
            <text:p>degrees</text:p>
          </table:table-cell>
          <table:table-cell/>
          <table:table-cell table:formula="of:=CONCATENATE(&quot;{&quot;&quot;&quot;;[.B64];&quot;&quot;&quot;},&quot;)" office:value-type="string" office:string-value="{&quot;AMBIENT WIND DIRECTION&quot;}," calcext:value-type="string">
            <text:p>{"AMBIENT WIND DIRECTION"},</text:p>
          </table:table-cell>
          <table:table-cell table:formula="of:=CONCATENATE(&quot;addsimvar(&quot;&quot;&quot;;[.B64];&quot;&quot;&quot;,&quot;&quot;&quot;;[.H64];&quot;&quot;&quot;)&quot;)" office:value-type="string" office:string-value="addsimvar(&quot;AMBIENT WIND DIRECTION&quot;,&quot;degrees&quot;)" calcext:value-type="string">
            <text:p>addsimvar("AMBIENT WIND DIRECTION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WIND VELOCITY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5])" office:value-type="string" office:string-value="knots" calcext:value-type="string">
            <text:p>knots</text:p>
          </table:table-cell>
          <table:table-cell/>
          <table:table-cell table:formula="of:=CONCATENATE(&quot;{&quot;&quot;&quot;;[.B65];&quot;&quot;&quot;},&quot;)" office:value-type="string" office:string-value="{&quot;AMBIENT WIND VELOCITY&quot;}," calcext:value-type="string">
            <text:p>{"AMBIENT WIND VELOCITY"},</text:p>
          </table:table-cell>
          <table:table-cell table:formula="of:=CONCATENATE(&quot;addsimvar(&quot;&quot;&quot;;[.B65];&quot;&quot;&quot;,&quot;&quot;&quot;;[.H65];&quot;&quot;&quot;)&quot;)" office:value-type="string" office:string-value="addsimvar(&quot;AMBIENT WIND VELOCITY&quot;,&quot;knots&quot;)" calcext:value-type="string">
            <text:p>addsimvar("AMBIENT WIND VELOCITY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WIND X</text:p>
          </table:table-cell>
          <table:table-cell table:style-name="ce8" office:value-type="string" calcext:value-type="string">
            <text:p>Meters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6])" office:value-type="string" office:string-value="meters per second" calcext:value-type="string">
            <text:p>meters per second</text:p>
          </table:table-cell>
          <table:table-cell/>
          <table:table-cell table:formula="of:=CONCATENATE(&quot;{&quot;&quot;&quot;;[.B66];&quot;&quot;&quot;},&quot;)" office:value-type="string" office:string-value="{&quot;AMBIENT WIND X&quot;}," calcext:value-type="string">
            <text:p>{"AMBIENT WIND X"},</text:p>
          </table:table-cell>
          <table:table-cell table:formula="of:=CONCATENATE(&quot;addsimvar(&quot;&quot;&quot;;[.B66];&quot;&quot;&quot;,&quot;&quot;&quot;;[.H66];&quot;&quot;&quot;)&quot;)" office:value-type="string" office:string-value="addsimvar(&quot;AMBIENT WIND X&quot;,&quot;meters per second&quot;)" calcext:value-type="string">
            <text:p>addsimvar("AMBIENT WIND X","meters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WIND Y</text:p>
          </table:table-cell>
          <table:table-cell table:style-name="ce8" office:value-type="string" calcext:value-type="string">
            <text:p>Meters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7])" office:value-type="string" office:string-value="meters per second" calcext:value-type="string">
            <text:p>meters per second</text:p>
          </table:table-cell>
          <table:table-cell/>
          <table:table-cell table:formula="of:=CONCATENATE(&quot;{&quot;&quot;&quot;;[.B67];&quot;&quot;&quot;},&quot;)" office:value-type="string" office:string-value="{&quot;AMBIENT WIND Y&quot;}," calcext:value-type="string">
            <text:p>{"AMBIENT WIND Y"},</text:p>
          </table:table-cell>
          <table:table-cell table:formula="of:=CONCATENATE(&quot;addsimvar(&quot;&quot;&quot;;[.B67];&quot;&quot;&quot;,&quot;&quot;&quot;;[.H67];&quot;&quot;&quot;)&quot;)" office:value-type="string" office:string-value="addsimvar(&quot;AMBIENT WIND Y&quot;,&quot;meters per second&quot;)" calcext:value-type="string">
            <text:p>addsimvar("AMBIENT WIND Y","meters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MBIENT WIND Z</text:p>
          </table:table-cell>
          <table:table-cell table:style-name="ce8" office:value-type="string" calcext:value-type="string">
            <text:p>Meters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8])" office:value-type="string" office:string-value="meters per second" calcext:value-type="string">
            <text:p>meters per second</text:p>
          </table:table-cell>
          <table:table-cell/>
          <table:table-cell table:formula="of:=CONCATENATE(&quot;{&quot;&quot;&quot;;[.B68];&quot;&quot;&quot;},&quot;)" office:value-type="string" office:string-value="{&quot;AMBIENT WIND Z&quot;}," calcext:value-type="string">
            <text:p>{"AMBIENT WIND Z"},</text:p>
          </table:table-cell>
          <table:table-cell table:formula="of:=CONCATENATE(&quot;addsimvar(&quot;&quot;&quot;;[.B68];&quot;&quot;&quot;,&quot;&quot;&quot;;[.H68];&quot;&quot;&quot;)&quot;)" office:value-type="string" office:string-value="addsimvar(&quot;AMBIENT WIND Z&quot;,&quot;meters per second&quot;)" calcext:value-type="string">
            <text:p>addsimvar("AMBIENT WIND Z","meters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NEMOMETER PCT RPM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69];&quot;&quot;&quot;},&quot;)" office:value-type="string" office:string-value="{&quot;ANEMOMETER PCT RPM&quot;}," calcext:value-type="string">
            <text:p>{"ANEMOMETER PCT RPM"},</text:p>
          </table:table-cell>
          <table:table-cell table:formula="of:=CONCATENATE(&quot;addsimvar(&quot;&quot;&quot;;[.B69];&quot;&quot;&quot;,&quot;&quot;&quot;;[.H69];&quot;&quot;&quot;)&quot;)" office:value-type="string" office:string-value="addsimvar(&quot;ANEMOMETER PCT RPM&quot;,&quot;percent over 100&quot;)" calcext:value-type="string">
            <text:p>addsimvar("ANEMOMETER PCT RPM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NGLE OF ATTACK INDICATOR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0])" office:value-type="string" office:string-value="radians" calcext:value-type="string">
            <text:p>radians</text:p>
          </table:table-cell>
          <table:table-cell/>
          <table:table-cell table:formula="of:=CONCATENATE(&quot;{&quot;&quot;&quot;;[.B70];&quot;&quot;&quot;},&quot;)" office:value-type="string" office:string-value="{&quot;ANGLE OF ATTACK INDICATOR&quot;}," calcext:value-type="string">
            <text:p>{"ANGLE OF ATTACK INDICATOR"},</text:p>
          </table:table-cell>
          <table:table-cell table:formula="of:=CONCATENATE(&quot;addsimvar(&quot;&quot;&quot;;[.B70];&quot;&quot;&quot;,&quot;&quot;&quot;;[.H70];&quot;&quot;&quot;)&quot;)" office:value-type="string" office:string-value="addsimvar(&quot;ANGLE OF ATTACK INDICATOR&quot;,&quot;radians&quot;)" calcext:value-type="string">
            <text:p>addsimvar("ANGLE OF ATTACK INDICATOR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NTISKID BRAKES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1])" office:value-type="string" office:string-value="bool" calcext:value-type="string">
            <text:p>bool</text:p>
          </table:table-cell>
          <table:table-cell/>
          <table:table-cell table:formula="of:=CONCATENATE(&quot;{&quot;&quot;&quot;;[.B71];&quot;&quot;&quot;},&quot;)" office:value-type="string" office:string-value="{&quot;ANTISKID BRAKES ACTIVE&quot;}," calcext:value-type="string">
            <text:p>{"ANTISKID BRAKES ACTIVE"},</text:p>
          </table:table-cell>
          <table:table-cell table:formula="of:=CONCATENATE(&quot;addsimvar(&quot;&quot;&quot;;[.B71];&quot;&quot;&quot;,&quot;&quot;&quot;;[.H71];&quot;&quot;&quot;)&quot;)" office:value-type="string" office:string-value="addsimvar(&quot;ANTISKID BRAKES ACTIVE&quot;,&quot;bool&quot;)" calcext:value-type="string">
            <text:p>addsimvar("ANTISKID BRAKES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PPLY HEAT TO SYSTEMS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2])" office:value-type="string" office:string-value="bool" calcext:value-type="string">
            <text:p>bool</text:p>
          </table:table-cell>
          <table:table-cell/>
          <table:table-cell table:formula="of:=CONCATENATE(&quot;{&quot;&quot;&quot;;[.B72];&quot;&quot;&quot;},&quot;)" office:value-type="string" office:string-value="{&quot;APPLY HEAT TO SYSTEMS&quot;}," calcext:value-type="string">
            <text:p>{"APPLY HEAT TO SYSTEMS"},</text:p>
          </table:table-cell>
          <table:table-cell table:formula="of:=CONCATENATE(&quot;addsimvar(&quot;&quot;&quot;;[.B72];&quot;&quot;&quot;,&quot;&quot;&quot;;[.H72];&quot;&quot;&quot;)&quot;)" office:value-type="string" office:string-value="addsimvar(&quot;APPLY HEAT TO SYSTEMS&quot;,&quot;bool&quot;)" calcext:value-type="string">
            <text:p>addsimvar("APPLY HEAT TO SYSTEMS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PU GENERATOR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])" office:value-type="string" office:string-value="bool" calcext:value-type="string">
            <text:p>bool</text:p>
          </table:table-cell>
          <table:table-cell/>
          <table:table-cell table:formula="of:=CONCATENATE(&quot;{&quot;&quot;&quot;;[.B73];&quot;&quot;&quot;},&quot;)" office:value-type="string" office:string-value="{&quot;APU GENERATOR ACTIVE&quot;}," calcext:value-type="string">
            <text:p>{"APU GENERATOR ACTIVE"},</text:p>
          </table:table-cell>
          <table:table-cell table:formula="of:=CONCATENATE(&quot;addsimvar(&quot;&quot;&quot;;[.B73];&quot;&quot;&quot;,&quot;&quot;&quot;;[.H73];&quot;&quot;&quot;)&quot;)" office:value-type="string" office:string-value="addsimvar(&quot;APU GENERATOR ACTIVE&quot;,&quot;bool&quot;)" calcext:value-type="string">
            <text:p>addsimvar("APU GENERATOR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PU GENERATOR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])" office:value-type="string" office:string-value="bool" calcext:value-type="string">
            <text:p>bool</text:p>
          </table:table-cell>
          <table:table-cell/>
          <table:table-cell table:formula="of:=CONCATENATE(&quot;{&quot;&quot;&quot;;[.B74];&quot;&quot;&quot;},&quot;)" office:value-type="string" office:string-value="{&quot;APU GENERATOR SWITCH&quot;}," calcext:value-type="string">
            <text:p>{"APU GENERATOR SWITCH"},</text:p>
          </table:table-cell>
          <table:table-cell table:formula="of:=CONCATENATE(&quot;addsimvar(&quot;&quot;&quot;;[.B74];&quot;&quot;&quot;,&quot;&quot;&quot;;[.H74];&quot;&quot;&quot;)&quot;)" office:value-type="string" office:string-value="addsimvar(&quot;APU GENERATOR SWITCH&quot;,&quot;bool&quot;)" calcext:value-type="string">
            <text:p>addsimvar("APU GENERATOR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PU ON FIRE DETECT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])" office:value-type="string" office:string-value="bool" calcext:value-type="string">
            <text:p>bool</text:p>
          </table:table-cell>
          <table:table-cell/>
          <table:table-cell table:formula="of:=CONCATENATE(&quot;{&quot;&quot;&quot;;[.B75];&quot;&quot;&quot;},&quot;)" office:value-type="string" office:string-value="{&quot;APU ON FIRE DETECTED&quot;}," calcext:value-type="string">
            <text:p>{"APU ON FIRE DETECTED"},</text:p>
          </table:table-cell>
          <table:table-cell table:formula="of:=CONCATENATE(&quot;addsimvar(&quot;&quot;&quot;;[.B75];&quot;&quot;&quot;,&quot;&quot;&quot;;[.H75];&quot;&quot;&quot;)&quot;)" office:value-type="string" office:string-value="addsimvar(&quot;APU ON FIRE DETECTED&quot;,&quot;bool&quot;)" calcext:value-type="string">
            <text:p>addsimvar("APU ON FIRE DETECT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PU PCT RPM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6];&quot;&quot;&quot;},&quot;)" office:value-type="string" office:string-value="{&quot;APU PCT RPM&quot;}," calcext:value-type="string">
            <text:p>{"APU PCT RPM"},</text:p>
          </table:table-cell>
          <table:table-cell table:formula="of:=CONCATENATE(&quot;addsimvar(&quot;&quot;&quot;;[.B76];&quot;&quot;&quot;,&quot;&quot;&quot;;[.H76];&quot;&quot;&quot;)&quot;)" office:value-type="string" office:string-value="addsimvar(&quot;APU PCT RPM&quot;,&quot;percent over 100&quot;)" calcext:value-type="string">
            <text:p>addsimvar("APU PCT RPM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PU PCT STARTER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7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7];&quot;&quot;&quot;},&quot;)" office:value-type="string" office:string-value="{&quot;APU PCT STARTER&quot;}," calcext:value-type="string">
            <text:p>{"APU PCT STARTER"},</text:p>
          </table:table-cell>
          <table:table-cell table:formula="of:=CONCATENATE(&quot;addsimvar(&quot;&quot;&quot;;[.B77];&quot;&quot;&quot;,&quot;&quot;&quot;;[.H77];&quot;&quot;&quot;)&quot;)" office:value-type="string" office:string-value="addsimvar(&quot;APU PCT STARTER&quot;,&quot;percent over 100&quot;)" calcext:value-type="string">
            <text:p>addsimvar("APU PCT STARTER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PU VOLTS</text:p>
          </table:table-cell>
          <table:table-cell table:style-name="ce8" office:value-type="string" calcext:value-type="string">
            <text:p>Vol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8])" office:value-type="string" office:string-value="volts" calcext:value-type="string">
            <text:p>volts</text:p>
          </table:table-cell>
          <table:table-cell/>
          <table:table-cell table:formula="of:=CONCATENATE(&quot;{&quot;&quot;&quot;;[.B78];&quot;&quot;&quot;},&quot;)" office:value-type="string" office:string-value="{&quot;APU VOLTS&quot;}," calcext:value-type="string">
            <text:p>{"APU VOLTS"},</text:p>
          </table:table-cell>
          <table:table-cell table:formula="of:=CONCATENATE(&quot;addsimvar(&quot;&quot;&quot;;[.B78];&quot;&quot;&quot;,&quot;&quot;&quot;;[.H78];&quot;&quot;&quot;)&quot;)" office:value-type="string" office:string-value="addsimvar(&quot;APU VOLTS&quot;,&quot;volts&quot;)" calcext:value-type="string">
            <text:p>addsimvar("APU VOLTS","vol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RTIFICIAL GROUND ELEVATION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9])" office:value-type="string" office:string-value="feet" calcext:value-type="string">
            <text:p>feet</text:p>
          </table:table-cell>
          <table:table-cell/>
          <table:table-cell table:formula="of:=CONCATENATE(&quot;{&quot;&quot;&quot;;[.B79];&quot;&quot;&quot;},&quot;)" office:value-type="string" office:string-value="{&quot;ARTIFICIAL GROUND ELEVATION&quot;}," calcext:value-type="string">
            <text:p>{"ARTIFICIAL GROUND ELEVATION"},</text:p>
          </table:table-cell>
          <table:table-cell table:formula="of:=CONCATENATE(&quot;addsimvar(&quot;&quot;&quot;;[.B79];&quot;&quot;&quot;,&quot;&quot;&quot;;[.H79];&quot;&quot;&quot;)&quot;)" office:value-type="string" office:string-value="addsimvar(&quot;ARTIFICIAL GROUND ELEVATION&quot;,&quot;feet&quot;)" calcext:value-type="string">
            <text:p>addsimvar("ARTIFICIAL GROUND ELEVATION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C AIRLINE</text:p>
          </table:table-cell>
          <table:table-cell table:style-name="ce8" office:value-type="string" calcext:value-type="string">
            <text:p>String64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Responded</text:p>
          </table:table-cell>
          <table:table-cell table:style-name="ce8" office:value-type="string" calcext:value-type="string">
            <text:p>fail</text:p>
          </table:table-cell>
          <table:table-cell table:style-name="ce9"/>
          <table:table-cell table:formula="of:=LOWER([.C80])" office:value-type="string" office:string-value="string64" calcext:value-type="string">
            <text:p>string64</text:p>
          </table:table-cell>
          <table:table-cell/>
          <table:table-cell table:formula="of:=CONCATENATE(&quot;{&quot;&quot;&quot;;[.B80];&quot;&quot;&quot;},&quot;)" office:value-type="string" office:string-value="{&quot;ATC AIRLINE&quot;}," calcext:value-type="string">
            <text:p>{"ATC AIRLINE"},</text:p>
          </table:table-cell>
          <table:table-cell table:formula="of:=CONCATENATE(&quot;addsimvar(&quot;&quot;&quot;;[.B80];&quot;&quot;&quot;,&quot;&quot;&quot;;[.H80];&quot;&quot;&quot;)&quot;)" office:value-type="string" office:string-value="addsimvar(&quot;ATC AIRLINE&quot;,&quot;string64&quot;)" calcext:value-type="string">
            <text:p>addsimvar("ATC AIRLINE","string64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C FLIGHT NUMBER</text:p>
          </table:table-cell>
          <table:table-cell table:style-name="ce8" office:value-type="string" calcext:value-type="string">
            <text:p>String8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Responded</text:p>
          </table:table-cell>
          <table:table-cell table:style-name="ce8" office:value-type="string" calcext:value-type="string">
            <text:p>fail</text:p>
          </table:table-cell>
          <table:table-cell table:style-name="ce9"/>
          <table:table-cell table:formula="of:=LOWER([.C81])" office:value-type="string" office:string-value="string8" calcext:value-type="string">
            <text:p>string8</text:p>
          </table:table-cell>
          <table:table-cell/>
          <table:table-cell table:formula="of:=CONCATENATE(&quot;{&quot;&quot;&quot;;[.B81];&quot;&quot;&quot;},&quot;)" office:value-type="string" office:string-value="{&quot;ATC FLIGHT NUMBER&quot;}," calcext:value-type="string">
            <text:p>{"ATC FLIGHT NUMBER"},</text:p>
          </table:table-cell>
          <table:table-cell table:formula="of:=CONCATENATE(&quot;addsimvar(&quot;&quot;&quot;;[.B81];&quot;&quot;&quot;,&quot;&quot;&quot;;[.H81];&quot;&quot;&quot;)&quot;)" office:value-type="string" office:string-value="addsimvar(&quot;ATC FLIGHT NUMBER&quot;,&quot;string8&quot;)" calcext:value-type="string">
            <text:p>addsimvar("ATC FLIGHT NUMBER","string8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C HEAVY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2])" office:value-type="string" office:string-value="bool" calcext:value-type="string">
            <text:p>bool</text:p>
          </table:table-cell>
          <table:table-cell/>
          <table:table-cell table:formula="of:=CONCATENATE(&quot;{&quot;&quot;&quot;;[.B82];&quot;&quot;&quot;},&quot;)" office:value-type="string" office:string-value="{&quot;ATC HEAVY&quot;}," calcext:value-type="string">
            <text:p>{"ATC HEAVY"},</text:p>
          </table:table-cell>
          <table:table-cell table:formula="of:=CONCATENATE(&quot;addsimvar(&quot;&quot;&quot;;[.B82];&quot;&quot;&quot;,&quot;&quot;&quot;;[.H82];&quot;&quot;&quot;)&quot;)" office:value-type="string" office:string-value="addsimvar(&quot;ATC HEAVY&quot;,&quot;bool&quot;)" calcext:value-type="string">
            <text:p>addsimvar("ATC HEAVY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C ID</text:p>
          </table:table-cell>
          <table:table-cell table:style-name="ce8" office:value-type="string" calcext:value-type="string">
            <text:p>String64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Responded</text:p>
          </table:table-cell>
          <table:table-cell table:style-name="ce8" office:value-type="string" calcext:value-type="string">
            <text:p>fail</text:p>
          </table:table-cell>
          <table:table-cell table:style-name="ce9"/>
          <table:table-cell table:formula="of:=LOWER([.C83])" office:value-type="string" office:string-value="string64" calcext:value-type="string">
            <text:p>string64</text:p>
          </table:table-cell>
          <table:table-cell/>
          <table:table-cell table:formula="of:=CONCATENATE(&quot;{&quot;&quot;&quot;;[.B83];&quot;&quot;&quot;},&quot;)" office:value-type="string" office:string-value="{&quot;ATC ID&quot;}," calcext:value-type="string">
            <text:p>{"ATC ID"},</text:p>
          </table:table-cell>
          <table:table-cell table:formula="of:=CONCATENATE(&quot;addsimvar(&quot;&quot;&quot;;[.B83];&quot;&quot;&quot;,&quot;&quot;&quot;;[.H83];&quot;&quot;&quot;)&quot;)" office:value-type="string" office:string-value="addsimvar(&quot;ATC ID&quot;,&quot;string64&quot;)" calcext:value-type="string">
            <text:p>addsimvar("ATC ID","string64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C MODEL</text:p>
          </table:table-cell>
          <table:table-cell table:style-name="ce8" office:value-type="string" calcext:value-type="string">
            <text:p>String64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4])" office:value-type="string" office:string-value="string64" calcext:value-type="string">
            <text:p>string64</text:p>
          </table:table-cell>
          <table:table-cell/>
          <table:table-cell table:formula="of:=CONCATENATE(&quot;{&quot;&quot;&quot;;[.B84];&quot;&quot;&quot;},&quot;)" office:value-type="string" office:string-value="{&quot;ATC MODEL&quot;}," calcext:value-type="string">
            <text:p>{"ATC MODEL"},</text:p>
          </table:table-cell>
          <table:table-cell table:formula="of:=CONCATENATE(&quot;addsimvar(&quot;&quot;&quot;;[.B84];&quot;&quot;&quot;,&quot;&quot;&quot;;[.H84];&quot;&quot;&quot;)&quot;)" office:value-type="string" office:string-value="addsimvar(&quot;ATC MODEL&quot;,&quot;string64&quot;)" calcext:value-type="string">
            <text:p>addsimvar("ATC MODEL","string64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C SUGGESTED MIN RWY LANDING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5])" office:value-type="string" office:string-value="feet" calcext:value-type="string">
            <text:p>feet</text:p>
          </table:table-cell>
          <table:table-cell/>
          <table:table-cell table:formula="of:=CONCATENATE(&quot;{&quot;&quot;&quot;;[.B85];&quot;&quot;&quot;},&quot;)" office:value-type="string" office:string-value="{&quot;ATC SUGGESTED MIN RWY LANDING&quot;}," calcext:value-type="string">
            <text:p>{"ATC SUGGESTED MIN RWY LANDING"},</text:p>
          </table:table-cell>
          <table:table-cell table:formula="of:=CONCATENATE(&quot;addsimvar(&quot;&quot;&quot;;[.B85];&quot;&quot;&quot;,&quot;&quot;&quot;;[.H85];&quot;&quot;&quot;)&quot;)" office:value-type="string" office:string-value="addsimvar(&quot;ATC SUGGESTED MIN RWY LANDING&quot;,&quot;feet&quot;)" calcext:value-type="string">
            <text:p>addsimvar("ATC SUGGESTED MIN RWY LANDING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C SUGGESTED MIN RWY TAKEOFF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6])" office:value-type="string" office:string-value="feet" calcext:value-type="string">
            <text:p>feet</text:p>
          </table:table-cell>
          <table:table-cell/>
          <table:table-cell table:formula="of:=CONCATENATE(&quot;{&quot;&quot;&quot;;[.B86];&quot;&quot;&quot;},&quot;)" office:value-type="string" office:string-value="{&quot;ATC SUGGESTED MIN RWY TAKEOFF&quot;}," calcext:value-type="string">
            <text:p>{"ATC SUGGESTED MIN RWY TAKEOFF"},</text:p>
          </table:table-cell>
          <table:table-cell table:formula="of:=CONCATENATE(&quot;addsimvar(&quot;&quot;&quot;;[.B86];&quot;&quot;&quot;,&quot;&quot;&quot;;[.H86];&quot;&quot;&quot;)&quot;)" office:value-type="string" office:string-value="addsimvar(&quot;ATC SUGGESTED MIN RWY TAKEOFF&quot;,&quot;feet&quot;)" calcext:value-type="string">
            <text:p>addsimvar("ATC SUGGESTED MIN RWY TAKEOFF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C TYPE</text:p>
          </table:table-cell>
          <table:table-cell table:style-name="ce8" office:value-type="string" calcext:value-type="string">
            <text:p>String64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7])" office:value-type="string" office:string-value="string64" calcext:value-type="string">
            <text:p>string64</text:p>
          </table:table-cell>
          <table:table-cell/>
          <table:table-cell table:formula="of:=CONCATENATE(&quot;{&quot;&quot;&quot;;[.B87];&quot;&quot;&quot;},&quot;)" office:value-type="string" office:string-value="{&quot;ATC TYPE&quot;}," calcext:value-type="string">
            <text:p>{"ATC TYPE"},</text:p>
          </table:table-cell>
          <table:table-cell table:formula="of:=CONCATENATE(&quot;addsimvar(&quot;&quot;&quot;;[.B87];&quot;&quot;&quot;,&quot;&quot;&quot;;[.H87];&quot;&quot;&quot;)&quot;)" office:value-type="string" office:string-value="addsimvar(&quot;ATC TYPE&quot;,&quot;string64&quot;)" calcext:value-type="string">
            <text:p>addsimvar("ATC TYPE","string64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TITUDE BARS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8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88];&quot;&quot;&quot;},&quot;)" office:value-type="string" office:string-value="{&quot;ATTITUDE BARS POSITION&quot;}," calcext:value-type="string">
            <text:p>{"ATTITUDE BARS POSITION"},</text:p>
          </table:table-cell>
          <table:table-cell table:formula="of:=CONCATENATE(&quot;addsimvar(&quot;&quot;&quot;;[.B88];&quot;&quot;&quot;,&quot;&quot;&quot;;[.H88];&quot;&quot;&quot;)&quot;)" office:value-type="string" office:string-value="addsimvar(&quot;ATTITUDE BARS POSITION&quot;,&quot;percent over 100&quot;)" calcext:value-type="string">
            <text:p>addsimvar("ATTITUDE BARS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TITUDE CAG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9])" office:value-type="string" office:string-value="bool" calcext:value-type="string">
            <text:p>bool</text:p>
          </table:table-cell>
          <table:table-cell/>
          <table:table-cell table:formula="of:=CONCATENATE(&quot;{&quot;&quot;&quot;;[.B89];&quot;&quot;&quot;},&quot;)" office:value-type="string" office:string-value="{&quot;ATTITUDE CAGE&quot;}," calcext:value-type="string">
            <text:p>{"ATTITUDE CAGE"},</text:p>
          </table:table-cell>
          <table:table-cell table:formula="of:=CONCATENATE(&quot;addsimvar(&quot;&quot;&quot;;[.B89];&quot;&quot;&quot;,&quot;&quot;&quot;;[.H89];&quot;&quot;&quot;)&quot;)" office:value-type="string" office:string-value="addsimvar(&quot;ATTITUDE CAGE&quot;,&quot;bool&quot;)" calcext:value-type="string">
            <text:p>addsimvar("ATTITUDE CAG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TITUDE INDICATOR BANK DEGREES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90])" office:value-type="string" office:string-value="radians" calcext:value-type="string">
            <text:p>radians</text:p>
          </table:table-cell>
          <table:table-cell/>
          <table:table-cell table:formula="of:=CONCATENATE(&quot;{&quot;&quot;&quot;;[.B90];&quot;&quot;&quot;},&quot;)" office:value-type="string" office:string-value="{&quot;ATTITUDE INDICATOR BANK DEGREES&quot;}," calcext:value-type="string">
            <text:p>{"ATTITUDE INDICATOR BANK DEGREES"},</text:p>
          </table:table-cell>
          <table:table-cell table:formula="of:=CONCATENATE(&quot;addsimvar(&quot;&quot;&quot;;[.B90];&quot;&quot;&quot;,&quot;&quot;&quot;;[.H90];&quot;&quot;&quot;)&quot;)" office:value-type="string" office:string-value="addsimvar(&quot;ATTITUDE INDICATOR BANK DEGREES&quot;,&quot;radians&quot;)" calcext:value-type="string">
            <text:p>addsimvar("ATTITUDE INDICATOR BANK DEGREES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TTITUDE INDICATOR PITCH DEGREES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91])" office:value-type="string" office:string-value="radians" calcext:value-type="string">
            <text:p>radians</text:p>
          </table:table-cell>
          <table:table-cell/>
          <table:table-cell table:formula="of:=CONCATENATE(&quot;{&quot;&quot;&quot;;[.B91];&quot;&quot;&quot;},&quot;)" office:value-type="string" office:string-value="{&quot;ATTITUDE INDICATOR PITCH DEGREES&quot;}," calcext:value-type="string">
            <text:p>{"ATTITUDE INDICATOR PITCH DEGREES"},</text:p>
          </table:table-cell>
          <table:table-cell table:formula="of:=CONCATENATE(&quot;addsimvar(&quot;&quot;&quot;;[.B91];&quot;&quot;&quot;,&quot;&quot;&quot;;[.H91];&quot;&quot;&quot;)&quot;)" office:value-type="string" office:string-value="addsimvar(&quot;ATTITUDE INDICATOR PITCH DEGREES&quot;,&quot;radians&quot;)" calcext:value-type="string">
            <text:p>addsimvar("ATTITUDE INDICATOR PITCH DEGREES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 BRAKE SWITCH CB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92])" office:value-type="string" office:string-value="number" calcext:value-type="string">
            <text:p>number</text:p>
          </table:table-cell>
          <table:table-cell/>
          <table:table-cell table:formula="of:=CONCATENATE(&quot;{&quot;&quot;&quot;;[.B92];&quot;&quot;&quot;},&quot;)" office:value-type="string" office:string-value="{&quot;AUTO BRAKE SWITCH CB&quot;}," calcext:value-type="string">
            <text:p>{"AUTO BRAKE SWITCH CB"},</text:p>
          </table:table-cell>
          <table:table-cell table:formula="of:=CONCATENATE(&quot;addsimvar(&quot;&quot;&quot;;[.B92];&quot;&quot;&quot;,&quot;&quot;&quot;;[.H92];&quot;&quot;&quot;)&quot;)" office:value-type="string" office:string-value="addsimvar(&quot;AUTO BRAKE SWITCH CB&quot;,&quot;number&quot;)" calcext:value-type="string">
            <text:p>addsimvar("AUTO BRAKE SWITCH CB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 COORDINATI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93])" office:value-type="string" office:string-value="bool" calcext:value-type="string">
            <text:p>bool</text:p>
          </table:table-cell>
          <table:table-cell/>
          <table:table-cell table:formula="of:=CONCATENATE(&quot;{&quot;&quot;&quot;;[.B93];&quot;&quot;&quot;},&quot;)" office:value-type="string" office:string-value="{&quot;AUTO COORDINATION&quot;}," calcext:value-type="string">
            <text:p>{"AUTO COORDINATION"},</text:p>
          </table:table-cell>
          <table:table-cell table:formula="of:=CONCATENATE(&quot;addsimvar(&quot;&quot;&quot;;[.B93];&quot;&quot;&quot;,&quot;&quot;&quot;;[.H93];&quot;&quot;&quot;)&quot;)" office:value-type="string" office:string-value="addsimvar(&quot;AUTO COORDINATION&quot;,&quot;bool&quot;)" calcext:value-type="string">
            <text:p>addsimvar("AUTO COORDINATI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AIRSPEED HOL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94])" office:value-type="string" office:string-value="bool" calcext:value-type="string">
            <text:p>bool</text:p>
          </table:table-cell>
          <table:table-cell/>
          <table:table-cell table:formula="of:=CONCATENATE(&quot;{&quot;&quot;&quot;;[.B94];&quot;&quot;&quot;},&quot;)" office:value-type="string" office:string-value="{&quot;AUTOPILOT AIRSPEED HOLD&quot;}," calcext:value-type="string">
            <text:p>{"AUTOPILOT AIRSPEED HOLD"},</text:p>
          </table:table-cell>
          <table:table-cell table:formula="of:=CONCATENATE(&quot;addsimvar(&quot;&quot;&quot;;[.B94];&quot;&quot;&quot;,&quot;&quot;&quot;;[.H94];&quot;&quot;&quot;)&quot;)" office:value-type="string" office:string-value="addsimvar(&quot;AUTOPILOT AIRSPEED HOLD&quot;,&quot;bool&quot;)" calcext:value-type="string">
            <text:p>addsimvar("AUTOPILOT AIRSPEED HOL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AIRSPEED HOLD VAR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95])" office:value-type="string" office:string-value="knots" calcext:value-type="string">
            <text:p>knots</text:p>
          </table:table-cell>
          <table:table-cell/>
          <table:table-cell table:formula="of:=CONCATENATE(&quot;{&quot;&quot;&quot;;[.B95];&quot;&quot;&quot;},&quot;)" office:value-type="string" office:string-value="{&quot;AUTOPILOT AIRSPEED HOLD VAR&quot;}," calcext:value-type="string">
            <text:p>{"AUTOPILOT AIRSPEED HOLD VAR"},</text:p>
          </table:table-cell>
          <table:table-cell table:formula="of:=CONCATENATE(&quot;addsimvar(&quot;&quot;&quot;;[.B95];&quot;&quot;&quot;,&quot;&quot;&quot;;[.H95];&quot;&quot;&quot;)&quot;)" office:value-type="string" office:string-value="addsimvar(&quot;AUTOPILOT AIRSPEED HOLD VAR&quot;,&quot;knots&quot;)" calcext:value-type="string">
            <text:p>addsimvar("AUTOPILOT AIRSPEED HOLD VAR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ALTITUDE LOCK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96])" office:value-type="string" office:string-value="bool" calcext:value-type="string">
            <text:p>bool</text:p>
          </table:table-cell>
          <table:table-cell/>
          <table:table-cell table:formula="of:=CONCATENATE(&quot;{&quot;&quot;&quot;;[.B96];&quot;&quot;&quot;},&quot;)" office:value-type="string" office:string-value="{&quot;AUTOPILOT ALTITUDE LOCK&quot;}," calcext:value-type="string">
            <text:p>{"AUTOPILOT ALTITUDE LOCK"},</text:p>
          </table:table-cell>
          <table:table-cell table:formula="of:=CONCATENATE(&quot;addsimvar(&quot;&quot;&quot;;[.B96];&quot;&quot;&quot;,&quot;&quot;&quot;;[.H96];&quot;&quot;&quot;)&quot;)" office:value-type="string" office:string-value="addsimvar(&quot;AUTOPILOT ALTITUDE LOCK&quot;,&quot;bool&quot;)" calcext:value-type="string">
            <text:p>addsimvar("AUTOPILOT ALTITUDE LOCK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ALTITUDE LOCK VAR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97])" office:value-type="string" office:string-value="feet" calcext:value-type="string">
            <text:p>feet</text:p>
          </table:table-cell>
          <table:table-cell/>
          <table:table-cell table:formula="of:=CONCATENATE(&quot;{&quot;&quot;&quot;;[.B97];&quot;&quot;&quot;},&quot;)" office:value-type="string" office:string-value="{&quot;AUTOPILOT ALTITUDE LOCK VAR&quot;}," calcext:value-type="string">
            <text:p>{"AUTOPILOT ALTITUDE LOCK VAR"},</text:p>
          </table:table-cell>
          <table:table-cell table:formula="of:=CONCATENATE(&quot;addsimvar(&quot;&quot;&quot;;[.B97];&quot;&quot;&quot;,&quot;&quot;&quot;;[.H97];&quot;&quot;&quot;)&quot;)" office:value-type="string" office:string-value="addsimvar(&quot;AUTOPILOT ALTITUDE LOCK VAR&quot;,&quot;feet&quot;)" calcext:value-type="string">
            <text:p>addsimvar("AUTOPILOT ALTITUDE LOCK VAR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APPROACH HOL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98])" office:value-type="string" office:string-value="bool" calcext:value-type="string">
            <text:p>bool</text:p>
          </table:table-cell>
          <table:table-cell/>
          <table:table-cell table:formula="of:=CONCATENATE(&quot;{&quot;&quot;&quot;;[.B98];&quot;&quot;&quot;},&quot;)" office:value-type="string" office:string-value="{&quot;AUTOPILOT APPROACH HOLD&quot;}," calcext:value-type="string">
            <text:p>{"AUTOPILOT APPROACH HOLD"},</text:p>
          </table:table-cell>
          <table:table-cell table:formula="of:=CONCATENATE(&quot;addsimvar(&quot;&quot;&quot;;[.B98];&quot;&quot;&quot;,&quot;&quot;&quot;;[.H98];&quot;&quot;&quot;)&quot;)" office:value-type="string" office:string-value="addsimvar(&quot;AUTOPILOT APPROACH HOLD&quot;,&quot;bool&quot;)" calcext:value-type="string">
            <text:p>addsimvar("AUTOPILOT APPROACH HOL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ATTITUDE HOL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99])" office:value-type="string" office:string-value="bool" calcext:value-type="string">
            <text:p>bool</text:p>
          </table:table-cell>
          <table:table-cell/>
          <table:table-cell table:formula="of:=CONCATENATE(&quot;{&quot;&quot;&quot;;[.B99];&quot;&quot;&quot;},&quot;)" office:value-type="string" office:string-value="{&quot;AUTOPILOT ATTITUDE HOLD&quot;}," calcext:value-type="string">
            <text:p>{"AUTOPILOT ATTITUDE HOLD"},</text:p>
          </table:table-cell>
          <table:table-cell table:formula="of:=CONCATENATE(&quot;addsimvar(&quot;&quot;&quot;;[.B99];&quot;&quot;&quot;,&quot;&quot;&quot;;[.H99];&quot;&quot;&quot;)&quot;)" office:value-type="string" office:string-value="addsimvar(&quot;AUTOPILOT ATTITUDE HOLD&quot;,&quot;bool&quot;)" calcext:value-type="string">
            <text:p>addsimvar("AUTOPILOT ATTITUDE HOL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0])" office:value-type="string" office:string-value="bool" calcext:value-type="string">
            <text:p>bool</text:p>
          </table:table-cell>
          <table:table-cell/>
          <table:table-cell table:formula="of:=CONCATENATE(&quot;{&quot;&quot;&quot;;[.B100];&quot;&quot;&quot;},&quot;)" office:value-type="string" office:string-value="{&quot;AUTOPILOT AVAILABLE&quot;}," calcext:value-type="string">
            <text:p>{"AUTOPILOT AVAILABLE"},</text:p>
          </table:table-cell>
          <table:table-cell table:formula="of:=CONCATENATE(&quot;addsimvar(&quot;&quot;&quot;;[.B100];&quot;&quot;&quot;,&quot;&quot;&quot;;[.H100];&quot;&quot;&quot;)&quot;)" office:value-type="string" office:string-value="addsimvar(&quot;AUTOPILOT AVAILABLE&quot;,&quot;bool&quot;)" calcext:value-type="string">
            <text:p>addsimvar("AUTOPILOT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BACKCOURSE HOL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1])" office:value-type="string" office:string-value="bool" calcext:value-type="string">
            <text:p>bool</text:p>
          </table:table-cell>
          <table:table-cell/>
          <table:table-cell table:formula="of:=CONCATENATE(&quot;{&quot;&quot;&quot;;[.B101];&quot;&quot;&quot;},&quot;)" office:value-type="string" office:string-value="{&quot;AUTOPILOT BACKCOURSE HOLD&quot;}," calcext:value-type="string">
            <text:p>{"AUTOPILOT BACKCOURSE HOLD"},</text:p>
          </table:table-cell>
          <table:table-cell table:formula="of:=CONCATENATE(&quot;addsimvar(&quot;&quot;&quot;;[.B101];&quot;&quot;&quot;,&quot;&quot;&quot;;[.H101];&quot;&quot;&quot;)&quot;)" office:value-type="string" office:string-value="addsimvar(&quot;AUTOPILOT BACKCOURSE HOLD&quot;,&quot;bool&quot;)" calcext:value-type="string">
            <text:p>addsimvar("AUTOPILOT BACKCOURSE HOL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FLIGHT DIRECTOR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2])" office:value-type="string" office:string-value="bool" calcext:value-type="string">
            <text:p>bool</text:p>
          </table:table-cell>
          <table:table-cell/>
          <table:table-cell table:formula="of:=CONCATENATE(&quot;{&quot;&quot;&quot;;[.B102];&quot;&quot;&quot;},&quot;)" office:value-type="string" office:string-value="{&quot;AUTOPILOT FLIGHT DIRECTOR ACTIVE&quot;}," calcext:value-type="string">
            <text:p>{"AUTOPILOT FLIGHT DIRECTOR ACTIVE"},</text:p>
          </table:table-cell>
          <table:table-cell table:formula="of:=CONCATENATE(&quot;addsimvar(&quot;&quot;&quot;;[.B102];&quot;&quot;&quot;,&quot;&quot;&quot;;[.H102];&quot;&quot;&quot;)&quot;)" office:value-type="string" office:string-value="addsimvar(&quot;AUTOPILOT FLIGHT DIRECTOR ACTIVE&quot;,&quot;bool&quot;)" calcext:value-type="string">
            <text:p>addsimvar("AUTOPILOT FLIGHT DIRECTOR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FLIGHT DIRECTOR BANK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3])" office:value-type="string" office:string-value="radians" calcext:value-type="string">
            <text:p>radians</text:p>
          </table:table-cell>
          <table:table-cell/>
          <table:table-cell table:formula="of:=CONCATENATE(&quot;{&quot;&quot;&quot;;[.B103];&quot;&quot;&quot;},&quot;)" office:value-type="string" office:string-value="{&quot;AUTOPILOT FLIGHT DIRECTOR BANK&quot;}," calcext:value-type="string">
            <text:p>{"AUTOPILOT FLIGHT DIRECTOR BANK"},</text:p>
          </table:table-cell>
          <table:table-cell table:formula="of:=CONCATENATE(&quot;addsimvar(&quot;&quot;&quot;;[.B103];&quot;&quot;&quot;,&quot;&quot;&quot;;[.H103];&quot;&quot;&quot;)&quot;)" office:value-type="string" office:string-value="addsimvar(&quot;AUTOPILOT FLIGHT DIRECTOR BANK&quot;,&quot;radians&quot;)" calcext:value-type="string">
            <text:p>addsimvar("AUTOPILOT FLIGHT DIRECTOR BANK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FLIGHT DIRECTOR PITCH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4])" office:value-type="string" office:string-value="radians" calcext:value-type="string">
            <text:p>radians</text:p>
          </table:table-cell>
          <table:table-cell/>
          <table:table-cell table:formula="of:=CONCATENATE(&quot;{&quot;&quot;&quot;;[.B104];&quot;&quot;&quot;},&quot;)" office:value-type="string" office:string-value="{&quot;AUTOPILOT FLIGHT DIRECTOR PITCH&quot;}," calcext:value-type="string">
            <text:p>{"AUTOPILOT FLIGHT DIRECTOR PITCH"},</text:p>
          </table:table-cell>
          <table:table-cell table:formula="of:=CONCATENATE(&quot;addsimvar(&quot;&quot;&quot;;[.B104];&quot;&quot;&quot;,&quot;&quot;&quot;;[.H104];&quot;&quot;&quot;)&quot;)" office:value-type="string" office:string-value="addsimvar(&quot;AUTOPILOT FLIGHT DIRECTOR PITCH&quot;,&quot;radians&quot;)" calcext:value-type="string">
            <text:p>addsimvar("AUTOPILOT FLIGHT DIRECTOR PITCH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GLIDESLOPE HOL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5])" office:value-type="string" office:string-value="bool" calcext:value-type="string">
            <text:p>bool</text:p>
          </table:table-cell>
          <table:table-cell/>
          <table:table-cell table:formula="of:=CONCATENATE(&quot;{&quot;&quot;&quot;;[.B105];&quot;&quot;&quot;},&quot;)" office:value-type="string" office:string-value="{&quot;AUTOPILOT GLIDESLOPE HOLD&quot;}," calcext:value-type="string">
            <text:p>{"AUTOPILOT GLIDESLOPE HOLD"},</text:p>
          </table:table-cell>
          <table:table-cell table:formula="of:=CONCATENATE(&quot;addsimvar(&quot;&quot;&quot;;[.B105];&quot;&quot;&quot;,&quot;&quot;&quot;;[.H105];&quot;&quot;&quot;)&quot;)" office:value-type="string" office:string-value="addsimvar(&quot;AUTOPILOT GLIDESLOPE HOLD&quot;,&quot;bool&quot;)" calcext:value-type="string">
            <text:p>addsimvar("AUTOPILOT GLIDESLOPE HOL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HEADING LOCK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6])" office:value-type="string" office:string-value="bool" calcext:value-type="string">
            <text:p>bool</text:p>
          </table:table-cell>
          <table:table-cell/>
          <table:table-cell table:formula="of:=CONCATENATE(&quot;{&quot;&quot;&quot;;[.B106];&quot;&quot;&quot;},&quot;)" office:value-type="string" office:string-value="{&quot;AUTOPILOT HEADING LOCK&quot;}," calcext:value-type="string">
            <text:p>{"AUTOPILOT HEADING LOCK"},</text:p>
          </table:table-cell>
          <table:table-cell table:formula="of:=CONCATENATE(&quot;addsimvar(&quot;&quot;&quot;;[.B106];&quot;&quot;&quot;,&quot;&quot;&quot;;[.H106];&quot;&quot;&quot;)&quot;)" office:value-type="string" office:string-value="addsimvar(&quot;AUTOPILOT HEADING LOCK&quot;,&quot;bool&quot;)" calcext:value-type="string">
            <text:p>addsimvar("AUTOPILOT HEADING LOCK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HEADING LOCK DIR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7])" office:value-type="string" office:string-value="degrees" calcext:value-type="string">
            <text:p>degrees</text:p>
          </table:table-cell>
          <table:table-cell/>
          <table:table-cell table:formula="of:=CONCATENATE(&quot;{&quot;&quot;&quot;;[.B107];&quot;&quot;&quot;},&quot;)" office:value-type="string" office:string-value="{&quot;AUTOPILOT HEADING LOCK DIR&quot;}," calcext:value-type="string">
            <text:p>{"AUTOPILOT HEADING LOCK DIR"},</text:p>
          </table:table-cell>
          <table:table-cell table:formula="of:=CONCATENATE(&quot;addsimvar(&quot;&quot;&quot;;[.B107];&quot;&quot;&quot;,&quot;&quot;&quot;;[.H107];&quot;&quot;&quot;)&quot;)" office:value-type="string" office:string-value="addsimvar(&quot;AUTOPILOT HEADING LOCK DIR&quot;,&quot;degrees&quot;)" calcext:value-type="string">
            <text:p>addsimvar("AUTOPILOT HEADING LOCK DIR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MACH HOL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8])" office:value-type="string" office:string-value="bool" calcext:value-type="string">
            <text:p>bool</text:p>
          </table:table-cell>
          <table:table-cell/>
          <table:table-cell table:formula="of:=CONCATENATE(&quot;{&quot;&quot;&quot;;[.B108];&quot;&quot;&quot;},&quot;)" office:value-type="string" office:string-value="{&quot;AUTOPILOT MACH HOLD&quot;}," calcext:value-type="string">
            <text:p>{"AUTOPILOT MACH HOLD"},</text:p>
          </table:table-cell>
          <table:table-cell table:formula="of:=CONCATENATE(&quot;addsimvar(&quot;&quot;&quot;;[.B108];&quot;&quot;&quot;,&quot;&quot;&quot;;[.H108];&quot;&quot;&quot;)&quot;)" office:value-type="string" office:string-value="addsimvar(&quot;AUTOPILOT MACH HOLD&quot;,&quot;bool&quot;)" calcext:value-type="string">
            <text:p>addsimvar("AUTOPILOT MACH HOL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MACH HOLD VAR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09])" office:value-type="string" office:string-value="number" calcext:value-type="string">
            <text:p>number</text:p>
          </table:table-cell>
          <table:table-cell/>
          <table:table-cell table:formula="of:=CONCATENATE(&quot;{&quot;&quot;&quot;;[.B109];&quot;&quot;&quot;},&quot;)" office:value-type="string" office:string-value="{&quot;AUTOPILOT MACH HOLD VAR&quot;}," calcext:value-type="string">
            <text:p>{"AUTOPILOT MACH HOLD VAR"},</text:p>
          </table:table-cell>
          <table:table-cell table:formula="of:=CONCATENATE(&quot;addsimvar(&quot;&quot;&quot;;[.B109];&quot;&quot;&quot;,&quot;&quot;&quot;;[.H109];&quot;&quot;&quot;)&quot;)" office:value-type="string" office:string-value="addsimvar(&quot;AUTOPILOT MACH HOLD VAR&quot;,&quot;number&quot;)" calcext:value-type="string">
            <text:p>addsimvar("AUTOPILOT MACH HOLD VAR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MASTER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0])" office:value-type="string" office:string-value="bool" calcext:value-type="string">
            <text:p>bool</text:p>
          </table:table-cell>
          <table:table-cell/>
          <table:table-cell table:formula="of:=CONCATENATE(&quot;{&quot;&quot;&quot;;[.B110];&quot;&quot;&quot;},&quot;)" office:value-type="string" office:string-value="{&quot;AUTOPILOT MASTER&quot;}," calcext:value-type="string">
            <text:p>{"AUTOPILOT MASTER"},</text:p>
          </table:table-cell>
          <table:table-cell table:formula="of:=CONCATENATE(&quot;addsimvar(&quot;&quot;&quot;;[.B110];&quot;&quot;&quot;,&quot;&quot;&quot;;[.H110];&quot;&quot;&quot;)&quot;)" office:value-type="string" office:string-value="addsimvar(&quot;AUTOPILOT MASTER&quot;,&quot;bool&quot;)" calcext:value-type="string">
            <text:p>addsimvar("AUTOPILOT MASTER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MAX BANK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1])" office:value-type="string" office:string-value="radians" calcext:value-type="string">
            <text:p>radians</text:p>
          </table:table-cell>
          <table:table-cell/>
          <table:table-cell table:formula="of:=CONCATENATE(&quot;{&quot;&quot;&quot;;[.B111];&quot;&quot;&quot;},&quot;)" office:value-type="string" office:string-value="{&quot;AUTOPILOT MAX BANK&quot;}," calcext:value-type="string">
            <text:p>{"AUTOPILOT MAX BANK"},</text:p>
          </table:table-cell>
          <table:table-cell table:formula="of:=CONCATENATE(&quot;addsimvar(&quot;&quot;&quot;;[.B111];&quot;&quot;&quot;,&quot;&quot;&quot;;[.H111];&quot;&quot;&quot;)&quot;)" office:value-type="string" office:string-value="addsimvar(&quot;AUTOPILOT MAX BANK&quot;,&quot;radians&quot;)" calcext:value-type="string">
            <text:p>addsimvar("AUTOPILOT MAX BANK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NAV SELECTED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2])" office:value-type="string" office:string-value="number" calcext:value-type="string">
            <text:p>number</text:p>
          </table:table-cell>
          <table:table-cell/>
          <table:table-cell table:formula="of:=CONCATENATE(&quot;{&quot;&quot;&quot;;[.B112];&quot;&quot;&quot;},&quot;)" office:value-type="string" office:string-value="{&quot;AUTOPILOT NAV SELECTED&quot;}," calcext:value-type="string">
            <text:p>{"AUTOPILOT NAV SELECTED"},</text:p>
          </table:table-cell>
          <table:table-cell table:formula="of:=CONCATENATE(&quot;addsimvar(&quot;&quot;&quot;;[.B112];&quot;&quot;&quot;,&quot;&quot;&quot;;[.H112];&quot;&quot;&quot;)&quot;)" office:value-type="string" office:string-value="addsimvar(&quot;AUTOPILOT NAV SELECTED&quot;,&quot;number&quot;)" calcext:value-type="string">
            <text:p>addsimvar("AUTOPILOT NAV SELECTED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NAV1 LOCK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3])" office:value-type="string" office:string-value="bool" calcext:value-type="string">
            <text:p>bool</text:p>
          </table:table-cell>
          <table:table-cell/>
          <table:table-cell table:formula="of:=CONCATENATE(&quot;{&quot;&quot;&quot;;[.B113];&quot;&quot;&quot;},&quot;)" office:value-type="string" office:string-value="{&quot;AUTOPILOT NAV1 LOCK&quot;}," calcext:value-type="string">
            <text:p>{"AUTOPILOT NAV1 LOCK"},</text:p>
          </table:table-cell>
          <table:table-cell table:formula="of:=CONCATENATE(&quot;addsimvar(&quot;&quot;&quot;;[.B113];&quot;&quot;&quot;,&quot;&quot;&quot;;[.H113];&quot;&quot;&quot;)&quot;)" office:value-type="string" office:string-value="addsimvar(&quot;AUTOPILOT NAV1 LOCK&quot;,&quot;bool&quot;)" calcext:value-type="string">
            <text:p>addsimvar("AUTOPILOT NAV1 LOCK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NAV1 LOCK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4])" office:value-type="string" office:string-value="bool" calcext:value-type="string">
            <text:p>bool</text:p>
          </table:table-cell>
          <table:table-cell/>
          <table:table-cell table:formula="of:=CONCATENATE(&quot;{&quot;&quot;&quot;;[.B114];&quot;&quot;&quot;},&quot;)" office:value-type="string" office:string-value="{&quot;AUTOPILOT NAV1 LOCK&quot;}," calcext:value-type="string">
            <text:p>{"AUTOPILOT NAV1 LOCK"},</text:p>
          </table:table-cell>
          <table:table-cell table:formula="of:=CONCATENATE(&quot;addsimvar(&quot;&quot;&quot;;[.B114];&quot;&quot;&quot;,&quot;&quot;&quot;;[.H114];&quot;&quot;&quot;)&quot;)" office:value-type="string" office:string-value="addsimvar(&quot;AUTOPILOT NAV1 LOCK&quot;,&quot;bool&quot;)" calcext:value-type="string">
            <text:p>addsimvar("AUTOPILOT NAV1 LOCK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PITCH HOL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5])" office:value-type="string" office:string-value="bool" calcext:value-type="string">
            <text:p>bool</text:p>
          </table:table-cell>
          <table:table-cell/>
          <table:table-cell table:formula="of:=CONCATENATE(&quot;{&quot;&quot;&quot;;[.B115];&quot;&quot;&quot;},&quot;)" office:value-type="string" office:string-value="{&quot;AUTOPILOT PITCH HOLD&quot;}," calcext:value-type="string">
            <text:p>{"AUTOPILOT PITCH HOLD"},</text:p>
          </table:table-cell>
          <table:table-cell table:formula="of:=CONCATENATE(&quot;addsimvar(&quot;&quot;&quot;;[.B115];&quot;&quot;&quot;,&quot;&quot;&quot;;[.H115];&quot;&quot;&quot;)&quot;)" office:value-type="string" office:string-value="addsimvar(&quot;AUTOPILOT PITCH HOLD&quot;,&quot;bool&quot;)" calcext:value-type="string">
            <text:p>addsimvar("AUTOPILOT PITCH HOL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PITCH HOLD REF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6])" office:value-type="string" office:string-value="radians" calcext:value-type="string">
            <text:p>radians</text:p>
          </table:table-cell>
          <table:table-cell/>
          <table:table-cell table:formula="of:=CONCATENATE(&quot;{&quot;&quot;&quot;;[.B116];&quot;&quot;&quot;},&quot;)" office:value-type="string" office:string-value="{&quot;AUTOPILOT PITCH HOLD REF&quot;}," calcext:value-type="string">
            <text:p>{"AUTOPILOT PITCH HOLD REF"},</text:p>
          </table:table-cell>
          <table:table-cell table:formula="of:=CONCATENATE(&quot;addsimvar(&quot;&quot;&quot;;[.B116];&quot;&quot;&quot;,&quot;&quot;&quot;;[.H116];&quot;&quot;&quot;)&quot;)" office:value-type="string" office:string-value="addsimvar(&quot;AUTOPILOT PITCH HOLD REF&quot;,&quot;radians&quot;)" calcext:value-type="string">
            <text:p>addsimvar("AUTOPILOT PITCH HOLD REF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RPM HOL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7])" office:value-type="string" office:string-value="bool" calcext:value-type="string">
            <text:p>bool</text:p>
          </table:table-cell>
          <table:table-cell/>
          <table:table-cell table:formula="of:=CONCATENATE(&quot;{&quot;&quot;&quot;;[.B117];&quot;&quot;&quot;},&quot;)" office:value-type="string" office:string-value="{&quot;AUTOPILOT RPM HOLD&quot;}," calcext:value-type="string">
            <text:p>{"AUTOPILOT RPM HOLD"},</text:p>
          </table:table-cell>
          <table:table-cell table:formula="of:=CONCATENATE(&quot;addsimvar(&quot;&quot;&quot;;[.B117];&quot;&quot;&quot;,&quot;&quot;&quot;;[.H117];&quot;&quot;&quot;)&quot;)" office:value-type="string" office:string-value="addsimvar(&quot;AUTOPILOT RPM HOLD&quot;,&quot;bool&quot;)" calcext:value-type="string">
            <text:p>addsimvar("AUTOPILOT RPM HOL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RPM HOLD VAR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8])" office:value-type="string" office:string-value="number" calcext:value-type="string">
            <text:p>number</text:p>
          </table:table-cell>
          <table:table-cell/>
          <table:table-cell table:formula="of:=CONCATENATE(&quot;{&quot;&quot;&quot;;[.B118];&quot;&quot;&quot;},&quot;)" office:value-type="string" office:string-value="{&quot;AUTOPILOT RPM HOLD VAR&quot;}," calcext:value-type="string">
            <text:p>{"AUTOPILOT RPM HOLD VAR"},</text:p>
          </table:table-cell>
          <table:table-cell table:formula="of:=CONCATENATE(&quot;addsimvar(&quot;&quot;&quot;;[.B118];&quot;&quot;&quot;,&quot;&quot;&quot;;[.H118];&quot;&quot;&quot;)&quot;)" office:value-type="string" office:string-value="addsimvar(&quot;AUTOPILOT RPM HOLD VAR&quot;,&quot;number&quot;)" calcext:value-type="string">
            <text:p>addsimvar("AUTOPILOT RPM HOLD VAR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TAKEOFF POWER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19])" office:value-type="string" office:string-value="bool" calcext:value-type="string">
            <text:p>bool</text:p>
          </table:table-cell>
          <table:table-cell/>
          <table:table-cell table:formula="of:=CONCATENATE(&quot;{&quot;&quot;&quot;;[.B119];&quot;&quot;&quot;},&quot;)" office:value-type="string" office:string-value="{&quot;AUTOPILOT TAKEOFF POWER ACTIVE&quot;}," calcext:value-type="string">
            <text:p>{"AUTOPILOT TAKEOFF POWER ACTIVE"},</text:p>
          </table:table-cell>
          <table:table-cell table:formula="of:=CONCATENATE(&quot;addsimvar(&quot;&quot;&quot;;[.B119];&quot;&quot;&quot;,&quot;&quot;&quot;;[.H119];&quot;&quot;&quot;)&quot;)" office:value-type="string" office:string-value="addsimvar(&quot;AUTOPILOT TAKEOFF POWER ACTIVE&quot;,&quot;bool&quot;)" calcext:value-type="string">
            <text:p>addsimvar("AUTOPILOT TAKEOFF POWER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THROTTLE ARM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0])" office:value-type="string" office:string-value="bool" calcext:value-type="string">
            <text:p>bool</text:p>
          </table:table-cell>
          <table:table-cell/>
          <table:table-cell table:formula="of:=CONCATENATE(&quot;{&quot;&quot;&quot;;[.B120];&quot;&quot;&quot;},&quot;)" office:value-type="string" office:string-value="{&quot;AUTOPILOT THROTTLE ARM&quot;}," calcext:value-type="string">
            <text:p>{"AUTOPILOT THROTTLE ARM"},</text:p>
          </table:table-cell>
          <table:table-cell table:formula="of:=CONCATENATE(&quot;addsimvar(&quot;&quot;&quot;;[.B120];&quot;&quot;&quot;,&quot;&quot;&quot;;[.H120];&quot;&quot;&quot;)&quot;)" office:value-type="string" office:string-value="addsimvar(&quot;AUTOPILOT THROTTLE ARM&quot;,&quot;bool&quot;)" calcext:value-type="string">
            <text:p>addsimvar("AUTOPILOT THROTTLE ARM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VERTICAL HOL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1])" office:value-type="string" office:string-value="bool" calcext:value-type="string">
            <text:p>bool</text:p>
          </table:table-cell>
          <table:table-cell/>
          <table:table-cell table:formula="of:=CONCATENATE(&quot;{&quot;&quot;&quot;;[.B121];&quot;&quot;&quot;},&quot;)" office:value-type="string" office:string-value="{&quot;AUTOPILOT VERTICAL HOLD&quot;}," calcext:value-type="string">
            <text:p>{"AUTOPILOT VERTICAL HOLD"},</text:p>
          </table:table-cell>
          <table:table-cell table:formula="of:=CONCATENATE(&quot;addsimvar(&quot;&quot;&quot;;[.B121];&quot;&quot;&quot;,&quot;&quot;&quot;;[.H121];&quot;&quot;&quot;)&quot;)" office:value-type="string" office:string-value="addsimvar(&quot;AUTOPILOT VERTICAL HOLD&quot;,&quot;bool&quot;)" calcext:value-type="string">
            <text:p>addsimvar("AUTOPILOT VERTICAL HOL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VERTICAL HOLD VAR</text:p>
          </table:table-cell>
          <table:table-cell table:style-name="ce8" office:value-type="string" calcext:value-type="string">
            <text:p>Feet/minut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2])" office:value-type="string" office:string-value="feet/minute" calcext:value-type="string">
            <text:p>feet/minute</text:p>
          </table:table-cell>
          <table:table-cell/>
          <table:table-cell table:formula="of:=CONCATENATE(&quot;{&quot;&quot;&quot;;[.B122];&quot;&quot;&quot;},&quot;)" office:value-type="string" office:string-value="{&quot;AUTOPILOT VERTICAL HOLD VAR&quot;}," calcext:value-type="string">
            <text:p>{"AUTOPILOT VERTICAL HOLD VAR"},</text:p>
          </table:table-cell>
          <table:table-cell table:formula="of:=CONCATENATE(&quot;addsimvar(&quot;&quot;&quot;;[.B122];&quot;&quot;&quot;,&quot;&quot;&quot;;[.H122];&quot;&quot;&quot;)&quot;)" office:value-type="string" office:string-value="addsimvar(&quot;AUTOPILOT VERTICAL HOLD VAR&quot;,&quot;feet/minute&quot;)" calcext:value-type="string">
            <text:p>addsimvar("AUTOPILOT VERTICAL HOLD VAR","feet/minut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WING LEVELER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3])" office:value-type="string" office:string-value="bool" calcext:value-type="string">
            <text:p>bool</text:p>
          </table:table-cell>
          <table:table-cell/>
          <table:table-cell table:formula="of:=CONCATENATE(&quot;{&quot;&quot;&quot;;[.B123];&quot;&quot;&quot;},&quot;)" office:value-type="string" office:string-value="{&quot;AUTOPILOT WING LEVELER&quot;}," calcext:value-type="string">
            <text:p>{"AUTOPILOT WING LEVELER"},</text:p>
          </table:table-cell>
          <table:table-cell table:formula="of:=CONCATENATE(&quot;addsimvar(&quot;&quot;&quot;;[.B123];&quot;&quot;&quot;,&quot;&quot;&quot;;[.H123];&quot;&quot;&quot;)&quot;)" office:value-type="string" office:string-value="addsimvar(&quot;AUTOPILOT WING LEVELER&quot;,&quot;bool&quot;)" calcext:value-type="string">
            <text:p>addsimvar("AUTOPILOT WING LEVELER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PILOT YAW DAMPER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4])" office:value-type="string" office:string-value="bool" calcext:value-type="string">
            <text:p>bool</text:p>
          </table:table-cell>
          <table:table-cell/>
          <table:table-cell table:formula="of:=CONCATENATE(&quot;{&quot;&quot;&quot;;[.B124];&quot;&quot;&quot;},&quot;)" office:value-type="string" office:string-value="{&quot;AUTOPILOT YAW DAMPER&quot;}," calcext:value-type="string">
            <text:p>{"AUTOPILOT YAW DAMPER"},</text:p>
          </table:table-cell>
          <table:table-cell table:formula="of:=CONCATENATE(&quot;addsimvar(&quot;&quot;&quot;;[.B124];&quot;&quot;&quot;,&quot;&quot;&quot;;[.H124];&quot;&quot;&quot;)&quot;)" office:value-type="string" office:string-value="addsimvar(&quot;AUTOPILOT YAW DAMPER&quot;,&quot;bool&quot;)" calcext:value-type="string">
            <text:p>addsimvar("AUTOPILOT YAW DAMPER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TOTHROTTLE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5])" office:value-type="string" office:string-value="bool" calcext:value-type="string">
            <text:p>bool</text:p>
          </table:table-cell>
          <table:table-cell/>
          <table:table-cell table:formula="of:=CONCATENATE(&quot;{&quot;&quot;&quot;;[.B125];&quot;&quot;&quot;},&quot;)" office:value-type="string" office:string-value="{&quot;AUTOTHROTTLE ACTIVE&quot;}," calcext:value-type="string">
            <text:p>{"AUTOTHROTTLE ACTIVE"},</text:p>
          </table:table-cell>
          <table:table-cell table:formula="of:=CONCATENATE(&quot;addsimvar(&quot;&quot;&quot;;[.B125];&quot;&quot;&quot;,&quot;&quot;&quot;;[.H125];&quot;&quot;&quot;)&quot;)" office:value-type="string" office:string-value="addsimvar(&quot;AUTOTHROTTLE ACTIVE&quot;,&quot;bool&quot;)" calcext:value-type="string">
            <text:p>addsimvar("AUTOTHROTTLE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X WHEEL ROTATION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6])" office:value-type="string" office:string-value="radians" calcext:value-type="string">
            <text:p>radians</text:p>
          </table:table-cell>
          <table:table-cell/>
          <table:table-cell table:formula="of:=CONCATENATE(&quot;{&quot;&quot;&quot;;[.B126];&quot;&quot;&quot;},&quot;)" office:value-type="string" office:string-value="{&quot;AUX WHEEL ROTATION ANGLE&quot;}," calcext:value-type="string">
            <text:p>{"AUX WHEEL ROTATION ANGLE"},</text:p>
          </table:table-cell>
          <table:table-cell table:formula="of:=CONCATENATE(&quot;addsimvar(&quot;&quot;&quot;;[.B126];&quot;&quot;&quot;,&quot;&quot;&quot;;[.H126];&quot;&quot;&quot;)&quot;)" office:value-type="string" office:string-value="addsimvar(&quot;AUX WHEEL ROTATION ANGLE&quot;,&quot;radians&quot;)" calcext:value-type="string">
            <text:p>addsimvar("AUX WHEEL ROTATION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UX WHEEL RPM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7])" office:value-type="string" office:string-value="rpm" calcext:value-type="string">
            <text:p>rpm</text:p>
          </table:table-cell>
          <table:table-cell/>
          <table:table-cell table:formula="of:=CONCATENATE(&quot;{&quot;&quot;&quot;;[.B127];&quot;&quot;&quot;},&quot;)" office:value-type="string" office:string-value="{&quot;AUX WHEEL RPM&quot;}," calcext:value-type="string">
            <text:p>{"AUX WHEEL RPM"},</text:p>
          </table:table-cell>
          <table:table-cell table:formula="of:=CONCATENATE(&quot;addsimvar(&quot;&quot;&quot;;[.B127];&quot;&quot;&quot;,&quot;&quot;&quot;;[.H127];&quot;&quot;&quot;)&quot;)" office:value-type="string" office:string-value="addsimvar(&quot;AUX WHEEL RPM&quot;,&quot;rpm&quot;)" calcext:value-type="string">
            <text:p>addsimvar("AUX WHEEL RPM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AVIONICS MASTER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8])" office:value-type="string" office:string-value="bool" calcext:value-type="string">
            <text:p>bool</text:p>
          </table:table-cell>
          <table:table-cell/>
          <table:table-cell table:formula="of:=CONCATENATE(&quot;{&quot;&quot;&quot;;[.B128];&quot;&quot;&quot;},&quot;)" office:value-type="string" office:string-value="{&quot;AVIONICS MASTER SWITCH&quot;}," calcext:value-type="string">
            <text:p>{"AVIONICS MASTER SWITCH"},</text:p>
          </table:table-cell>
          <table:table-cell table:formula="of:=CONCATENATE(&quot;addsimvar(&quot;&quot;&quot;;[.B128];&quot;&quot;&quot;,&quot;&quot;&quot;;[.H128];&quot;&quot;&quot;)&quot;)" office:value-type="string" office:string-value="addsimvar(&quot;AVIONICS MASTER SWITCH&quot;,&quot;bool&quot;)" calcext:value-type="string">
            <text:p>addsimvar("AVIONICS MASTER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ARBER POLE MACH</text:p>
          </table:table-cell>
          <table:table-cell table:style-name="ce8" office:value-type="string" calcext:value-type="string">
            <text:p>Mach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29])" office:value-type="string" office:string-value="mach" calcext:value-type="string">
            <text:p>mach</text:p>
          </table:table-cell>
          <table:table-cell/>
          <table:table-cell table:formula="of:=CONCATENATE(&quot;{&quot;&quot;&quot;;[.B129];&quot;&quot;&quot;},&quot;)" office:value-type="string" office:string-value="{&quot;BARBER POLE MACH&quot;}," calcext:value-type="string">
            <text:p>{"BARBER POLE MACH"},</text:p>
          </table:table-cell>
          <table:table-cell table:formula="of:=CONCATENATE(&quot;addsimvar(&quot;&quot;&quot;;[.B129];&quot;&quot;&quot;,&quot;&quot;&quot;;[.H129];&quot;&quot;&quot;)&quot;)" office:value-type="string" office:string-value="addsimvar(&quot;BARBER POLE MACH&quot;,&quot;mach&quot;)" calcext:value-type="string">
            <text:p>addsimvar("BARBER POLE MACH","mach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AROMETER PRESSURE</text:p>
          </table:table-cell>
          <table:table-cell table:style-name="ce8" office:value-type="string" calcext:value-type="string">
            <text:p>Milliba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30])" office:value-type="string" office:string-value="millibars" calcext:value-type="string">
            <text:p>millibars</text:p>
          </table:table-cell>
          <table:table-cell/>
          <table:table-cell table:formula="of:=CONCATENATE(&quot;{&quot;&quot;&quot;;[.B130];&quot;&quot;&quot;},&quot;)" office:value-type="string" office:string-value="{&quot;BAROMETER PRESSURE&quot;}," calcext:value-type="string">
            <text:p>{"BAROMETER PRESSURE"},</text:p>
          </table:table-cell>
          <table:table-cell table:formula="of:=CONCATENATE(&quot;addsimvar(&quot;&quot;&quot;;[.B130];&quot;&quot;&quot;,&quot;&quot;&quot;;[.H130];&quot;&quot;&quot;)&quot;)" office:value-type="string" office:string-value="addsimvar(&quot;BAROMETER PRESSURE&quot;,&quot;millibars&quot;)" calcext:value-type="string">
            <text:p>addsimvar("BAROMETER PRESSURE","milliba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ETA DOT</text:p>
          </table:table-cell>
          <table:table-cell table:style-name="ce8" office:value-type="string" calcext:value-type="string">
            <text:p>Radians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31])" office:value-type="string" office:string-value="radians per second" calcext:value-type="string">
            <text:p>radians per second</text:p>
          </table:table-cell>
          <table:table-cell/>
          <table:table-cell table:formula="of:=CONCATENATE(&quot;{&quot;&quot;&quot;;[.B131];&quot;&quot;&quot;},&quot;)" office:value-type="string" office:string-value="{&quot;BETA DOT&quot;}," calcext:value-type="string">
            <text:p>{"BETA DOT"},</text:p>
          </table:table-cell>
          <table:table-cell table:formula="of:=CONCATENATE(&quot;addsimvar(&quot;&quot;&quot;;[.B131];&quot;&quot;&quot;,&quot;&quot;&quot;;[.H131];&quot;&quot;&quot;)&quot;)" office:value-type="string" office:string-value="addsimvar(&quot;BETA DOT&quot;,&quot;radians per second&quot;)" calcext:value-type="string">
            <text:p>addsimvar("BETA DOT","radians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LAST SHIELD POSITION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3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32];&quot;&quot;&quot;},&quot;)" office:value-type="string" office:string-value="{&quot;BLAST SHIELD POSITION:index&quot;}," calcext:value-type="string">
            <text:p>{"BLAST SHIELD POSITION:index"},</text:p>
          </table:table-cell>
          <table:table-cell table:formula="of:=CONCATENATE(&quot;addsimvar(&quot;&quot;&quot;;[.B132];&quot;&quot;&quot;,&quot;&quot;&quot;;[.H132];&quot;&quot;&quot;)&quot;)" office:value-type="string" office:string-value="addsimvar(&quot;BLAST SHIELD POSITION:index&quot;,&quot;percent over 100&quot;)" calcext:value-type="string">
            <text:p>addsimvar("BLAST SHIELD POSITION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LEED AIR SOURCE CONTROL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33])" office:value-type="string" office:string-value="enum" calcext:value-type="string">
            <text:p>enum</text:p>
          </table:table-cell>
          <table:table-cell/>
          <table:table-cell table:formula="of:=CONCATENATE(&quot;{&quot;&quot;&quot;;[.B133];&quot;&quot;&quot;},&quot;)" office:value-type="string" office:string-value="{&quot;BLEED AIR SOURCE CONTROL&quot;}," calcext:value-type="string">
            <text:p>{"BLEED AIR SOURCE CONTROL"},</text:p>
          </table:table-cell>
          <table:table-cell table:formula="of:=CONCATENATE(&quot;addsimvar(&quot;&quot;&quot;;[.B133];&quot;&quot;&quot;,&quot;&quot;&quot;;[.H133];&quot;&quot;&quot;)&quot;)" office:value-type="string" office:string-value="addsimvar(&quot;BLEED AIR SOURCE CONTROL&quot;,&quot;enum&quot;)" calcext:value-type="string">
            <text:p>addsimvar("BLEED AIR SOURCE CONTROL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RAKE DEPENDENT HYDRAULIC PRESSURE</text:p>
          </table:table-cell>
          <table:table-cell table:style-name="ce8" office:value-type="string" calcext:value-type="string">
            <text:p>foot 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units were written in a non-standard way</text:p>
          </table:table-cell>
          <table:table-cell table:formula="of:=LOWER([.C134])" office:value-type="string" office:string-value="foot pounds" calcext:value-type="string">
            <text:p>foot pounds</text:p>
          </table:table-cell>
          <table:table-cell/>
          <table:table-cell table:formula="of:=CONCATENATE(&quot;{&quot;&quot;&quot;;[.B134];&quot;&quot;&quot;},&quot;)" office:value-type="string" office:string-value="{&quot;BRAKE DEPENDENT HYDRAULIC PRESSURE&quot;}," calcext:value-type="string">
            <text:p>{"BRAKE DEPENDENT HYDRAULIC PRESSURE"},</text:p>
          </table:table-cell>
          <table:table-cell table:formula="of:=CONCATENATE(&quot;addsimvar(&quot;&quot;&quot;;[.B134];&quot;&quot;&quot;,&quot;&quot;&quot;;[.H134];&quot;&quot;&quot;)&quot;)" office:value-type="string" office:string-value="addsimvar(&quot;BRAKE DEPENDENT HYDRAULIC PRESSURE&quot;,&quot;foot pounds&quot;)" calcext:value-type="string">
            <text:p>addsimvar("BRAKE DEPENDENT HYDRAULIC PRESSURE","foot 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RAKE INDICATOR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35])" office:value-type="string" office:string-value="position" calcext:value-type="string">
            <text:p>position</text:p>
          </table:table-cell>
          <table:table-cell/>
          <table:table-cell table:formula="of:=CONCATENATE(&quot;{&quot;&quot;&quot;;[.B135];&quot;&quot;&quot;},&quot;)" office:value-type="string" office:string-value="{&quot;BRAKE INDICATOR&quot;}," calcext:value-type="string">
            <text:p>{"BRAKE INDICATOR"},</text:p>
          </table:table-cell>
          <table:table-cell table:formula="of:=CONCATENATE(&quot;addsimvar(&quot;&quot;&quot;;[.B135];&quot;&quot;&quot;,&quot;&quot;&quot;;[.H135];&quot;&quot;&quot;)&quot;)" office:value-type="string" office:string-value="addsimvar(&quot;BRAKE INDICATOR&quot;,&quot;position&quot;)" calcext:value-type="string">
            <text:p>addsimvar("BRAKE INDICATOR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RAKE LEFT POS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36])" office:value-type="string" office:string-value="position" calcext:value-type="string">
            <text:p>position</text:p>
          </table:table-cell>
          <table:table-cell/>
          <table:table-cell table:formula="of:=CONCATENATE(&quot;{&quot;&quot;&quot;;[.B136];&quot;&quot;&quot;},&quot;)" office:value-type="string" office:string-value="{&quot;BRAKE LEFT POSITION&quot;}," calcext:value-type="string">
            <text:p>{"BRAKE LEFT POSITION"},</text:p>
          </table:table-cell>
          <table:table-cell table:formula="of:=CONCATENATE(&quot;addsimvar(&quot;&quot;&quot;;[.B136];&quot;&quot;&quot;,&quot;&quot;&quot;;[.H136];&quot;&quot;&quot;)&quot;)" office:value-type="string" office:string-value="addsimvar(&quot;BRAKE LEFT POSITION&quot;,&quot;position&quot;)" calcext:value-type="string">
            <text:p>addsimvar("BRAKE LEFT POSITION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RAKE PARKING INDICATOR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37])" office:value-type="string" office:string-value="bool" calcext:value-type="string">
            <text:p>bool</text:p>
          </table:table-cell>
          <table:table-cell/>
          <table:table-cell table:formula="of:=CONCATENATE(&quot;{&quot;&quot;&quot;;[.B137];&quot;&quot;&quot;},&quot;)" office:value-type="string" office:string-value="{&quot;BRAKE PARKING INDICATOR&quot;}," calcext:value-type="string">
            <text:p>{"BRAKE PARKING INDICATOR"},</text:p>
          </table:table-cell>
          <table:table-cell table:formula="of:=CONCATENATE(&quot;addsimvar(&quot;&quot;&quot;;[.B137];&quot;&quot;&quot;,&quot;&quot;&quot;;[.H137];&quot;&quot;&quot;)&quot;)" office:value-type="string" office:string-value="addsimvar(&quot;BRAKE PARKING INDICATOR&quot;,&quot;bool&quot;)" calcext:value-type="string">
            <text:p>addsimvar("BRAKE PARKING INDICATOR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RAKE PARKING POS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38])" office:value-type="string" office:string-value="position" calcext:value-type="string">
            <text:p>position</text:p>
          </table:table-cell>
          <table:table-cell/>
          <table:table-cell table:formula="of:=CONCATENATE(&quot;{&quot;&quot;&quot;;[.B138];&quot;&quot;&quot;},&quot;)" office:value-type="string" office:string-value="{&quot;BRAKE PARKING POSITION&quot;}," calcext:value-type="string">
            <text:p>{"BRAKE PARKING POSITION"},</text:p>
          </table:table-cell>
          <table:table-cell table:formula="of:=CONCATENATE(&quot;addsimvar(&quot;&quot;&quot;;[.B138];&quot;&quot;&quot;,&quot;&quot;&quot;;[.H138];&quot;&quot;&quot;)&quot;)" office:value-type="string" office:string-value="addsimvar(&quot;BRAKE PARKING POSITION&quot;,&quot;position&quot;)" calcext:value-type="string">
            <text:p>addsimvar("BRAKE PARKING POSITION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BRAKE RIGHT POS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39])" office:value-type="string" office:string-value="position" calcext:value-type="string">
            <text:p>position</text:p>
          </table:table-cell>
          <table:table-cell/>
          <table:table-cell table:formula="of:=CONCATENATE(&quot;{&quot;&quot;&quot;;[.B139];&quot;&quot;&quot;},&quot;)" office:value-type="string" office:string-value="{&quot;BRAKE RIGHT POSITION&quot;}," calcext:value-type="string">
            <text:p>{"BRAKE RIGHT POSITION"},</text:p>
          </table:table-cell>
          <table:table-cell table:formula="of:=CONCATENATE(&quot;addsimvar(&quot;&quot;&quot;;[.B139];&quot;&quot;&quot;,&quot;&quot;&quot;;[.H139];&quot;&quot;&quot;)&quot;)" office:value-type="string" office:string-value="addsimvar(&quot;BRAKE RIGHT POSITION&quot;,&quot;position&quot;)" calcext:value-type="string">
            <text:p>addsimvar("BRAKE RIGHT POSITION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ABIN NO SMOKING ALERT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40])" office:value-type="string" office:string-value="bool" calcext:value-type="string">
            <text:p>bool</text:p>
          </table:table-cell>
          <table:table-cell/>
          <table:table-cell table:formula="of:=CONCATENATE(&quot;{&quot;&quot;&quot;;[.B140];&quot;&quot;&quot;},&quot;)" office:value-type="string" office:string-value="{&quot;CABIN NO SMOKING ALERT SWITCH&quot;}," calcext:value-type="string">
            <text:p>{"CABIN NO SMOKING ALERT SWITCH"},</text:p>
          </table:table-cell>
          <table:table-cell table:formula="of:=CONCATENATE(&quot;addsimvar(&quot;&quot;&quot;;[.B140];&quot;&quot;&quot;,&quot;&quot;&quot;;[.H140];&quot;&quot;&quot;)&quot;)" office:value-type="string" office:string-value="addsimvar(&quot;CABIN NO SMOKING ALERT SWITCH&quot;,&quot;bool&quot;)" calcext:value-type="string">
            <text:p>addsimvar("CABIN NO SMOKING ALERT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ABIN SEATBELTS ALERT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41])" office:value-type="string" office:string-value="bool" calcext:value-type="string">
            <text:p>bool</text:p>
          </table:table-cell>
          <table:table-cell/>
          <table:table-cell table:formula="of:=CONCATENATE(&quot;{&quot;&quot;&quot;;[.B141];&quot;&quot;&quot;},&quot;)" office:value-type="string" office:string-value="{&quot;CABIN SEATBELTS ALERT SWITCH&quot;}," calcext:value-type="string">
            <text:p>{"CABIN SEATBELTS ALERT SWITCH"},</text:p>
          </table:table-cell>
          <table:table-cell table:formula="of:=CONCATENATE(&quot;addsimvar(&quot;&quot;&quot;;[.B141];&quot;&quot;&quot;,&quot;&quot;&quot;;[.H141];&quot;&quot;&quot;)&quot;)" office:value-type="string" office:string-value="addsimvar(&quot;CABIN SEATBELTS ALERT SWITCH&quot;,&quot;bool&quot;)" calcext:value-type="string">
            <text:p>addsimvar("CABIN SEATBELTS ALERT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ANOPY OPE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4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42];&quot;&quot;&quot;},&quot;)" office:value-type="string" office:string-value="{&quot;CANOPY OPEN&quot;}," calcext:value-type="string">
            <text:p>{"CANOPY OPEN"},</text:p>
          </table:table-cell>
          <table:table-cell table:formula="of:=CONCATENATE(&quot;addsimvar(&quot;&quot;&quot;;[.B142];&quot;&quot;&quot;,&quot;&quot;&quot;;[.H142];&quot;&quot;&quot;)&quot;)" office:value-type="string" office:string-value="addsimvar(&quot;CANOPY OPEN&quot;,&quot;percent over 100&quot;)" calcext:value-type="string">
            <text:p>addsimvar("CANOPY OPE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ARB HEAT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43])" office:value-type="string" office:string-value="bool" calcext:value-type="string">
            <text:p>bool</text:p>
          </table:table-cell>
          <table:table-cell/>
          <table:table-cell table:formula="of:=CONCATENATE(&quot;{&quot;&quot;&quot;;[.B143];&quot;&quot;&quot;},&quot;)" office:value-type="string" office:string-value="{&quot;CARB HEAT AVAILABLE&quot;}," calcext:value-type="string">
            <text:p>{"CARB HEAT AVAILABLE"},</text:p>
          </table:table-cell>
          <table:table-cell table:formula="of:=CONCATENATE(&quot;addsimvar(&quot;&quot;&quot;;[.B143];&quot;&quot;&quot;,&quot;&quot;&quot;;[.H143];&quot;&quot;&quot;)&quot;)" office:value-type="string" office:string-value="addsimvar(&quot;CARB HEAT AVAILABLE&quot;,&quot;bool&quot;)" calcext:value-type="string">
            <text:p>addsimvar("CARB HEAT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44])" office:value-type="string" office:string-value="string" calcext:value-type="string">
            <text:p>string</text:p>
          </table:table-cell>
          <table:table-cell/>
          <table:table-cell table:formula="of:=CONCATENATE(&quot;{&quot;&quot;&quot;;[.B144];&quot;&quot;&quot;},&quot;)" office:value-type="string" office:string-value="{&quot;CATEGORY&quot;}," calcext:value-type="string">
            <text:p>{"CATEGORY"},</text:p>
          </table:table-cell>
          <table:table-cell table:formula="of:=CONCATENATE(&quot;addsimvar(&quot;&quot;&quot;;[.B144];&quot;&quot;&quot;,&quot;&quot;&quot;;[.H144];&quot;&quot;&quot;)&quot;)" office:value-type="string" office:string-value="addsimvar(&quot;CATEGORY&quot;,&quot;string&quot;)" calcext:value-type="string">
            <text:p>addsimvar("CATEGORY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ENTER WHEEL ROTATION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45])" office:value-type="string" office:string-value="radians" calcext:value-type="string">
            <text:p>radians</text:p>
          </table:table-cell>
          <table:table-cell/>
          <table:table-cell table:formula="of:=CONCATENATE(&quot;{&quot;&quot;&quot;;[.B145];&quot;&quot;&quot;},&quot;)" office:value-type="string" office:string-value="{&quot;CENTER WHEEL ROTATION ANGLE&quot;}," calcext:value-type="string">
            <text:p>{"CENTER WHEEL ROTATION ANGLE"},</text:p>
          </table:table-cell>
          <table:table-cell table:formula="of:=CONCATENATE(&quot;addsimvar(&quot;&quot;&quot;;[.B145];&quot;&quot;&quot;,&quot;&quot;&quot;;[.H145];&quot;&quot;&quot;)&quot;)" office:value-type="string" office:string-value="addsimvar(&quot;CENTER WHEEL ROTATION ANGLE&quot;,&quot;radians&quot;)" calcext:value-type="string">
            <text:p>addsimvar("CENTER WHEEL ROTATION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ENTER WHEEL RPM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46])" office:value-type="string" office:string-value="rpm" calcext:value-type="string">
            <text:p>rpm</text:p>
          </table:table-cell>
          <table:table-cell/>
          <table:table-cell table:formula="of:=CONCATENATE(&quot;{&quot;&quot;&quot;;[.B146];&quot;&quot;&quot;},&quot;)" office:value-type="string" office:string-value="{&quot;CENTER WHEEL RPM&quot;}," calcext:value-type="string">
            <text:p>{"CENTER WHEEL RPM"},</text:p>
          </table:table-cell>
          <table:table-cell table:formula="of:=CONCATENATE(&quot;addsimvar(&quot;&quot;&quot;;[.B146];&quot;&quot;&quot;,&quot;&quot;&quot;;[.H146];&quot;&quot;&quot;)&quot;)" office:value-type="string" office:string-value="addsimvar(&quot;CENTER WHEEL RPM&quot;,&quot;rpm&quot;)" calcext:value-type="string">
            <text:p>addsimvar("CENTER WHEEL RPM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G AFT LIMI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47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47];&quot;&quot;&quot;},&quot;)" office:value-type="string" office:string-value="{&quot;CG AFT LIMIT&quot;}," calcext:value-type="string">
            <text:p>{"CG AFT LIMIT"},</text:p>
          </table:table-cell>
          <table:table-cell table:formula="of:=CONCATENATE(&quot;addsimvar(&quot;&quot;&quot;;[.B147];&quot;&quot;&quot;,&quot;&quot;&quot;;[.H147];&quot;&quot;&quot;)&quot;)" office:value-type="string" office:string-value="addsimvar(&quot;CG AFT LIMIT&quot;,&quot;percent over 100&quot;)" calcext:value-type="string">
            <text:p>addsimvar("CG AFT LIMI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G FWD LIMI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48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48];&quot;&quot;&quot;},&quot;)" office:value-type="string" office:string-value="{&quot;CG FWD LIMIT&quot;}," calcext:value-type="string">
            <text:p>{"CG FWD LIMIT"},</text:p>
          </table:table-cell>
          <table:table-cell table:formula="of:=CONCATENATE(&quot;addsimvar(&quot;&quot;&quot;;[.B148];&quot;&quot;&quot;,&quot;&quot;&quot;;[.H148];&quot;&quot;&quot;)&quot;)" office:value-type="string" office:string-value="addsimvar(&quot;CG FWD LIMIT&quot;,&quot;percent over 100&quot;)" calcext:value-type="string">
            <text:p>addsimvar("CG FWD LIMI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G MAX MACH</text:p>
          </table:table-cell>
          <table:table-cell table:style-name="ce8" office:value-type="string" calcext:value-type="string">
            <text:p>Mach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49])" office:value-type="string" office:string-value="machs" calcext:value-type="string">
            <text:p>machs</text:p>
          </table:table-cell>
          <table:table-cell/>
          <table:table-cell table:formula="of:=CONCATENATE(&quot;{&quot;&quot;&quot;;[.B149];&quot;&quot;&quot;},&quot;)" office:value-type="string" office:string-value="{&quot;CG MAX MACH&quot;}," calcext:value-type="string">
            <text:p>{"CG MAX MACH"},</text:p>
          </table:table-cell>
          <table:table-cell table:formula="of:=CONCATENATE(&quot;addsimvar(&quot;&quot;&quot;;[.B149];&quot;&quot;&quot;,&quot;&quot;&quot;;[.H149];&quot;&quot;&quot;)&quot;)" office:value-type="string" office:string-value="addsimvar(&quot;CG MAX MACH&quot;,&quot;machs&quot;)" calcext:value-type="string">
            <text:p>addsimvar("CG MAX MACH","mach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G MIN MACH</text:p>
          </table:table-cell>
          <table:table-cell table:style-name="ce8" office:value-type="string" calcext:value-type="string">
            <text:p>Mach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0])" office:value-type="string" office:string-value="machs" calcext:value-type="string">
            <text:p>machs</text:p>
          </table:table-cell>
          <table:table-cell/>
          <table:table-cell table:formula="of:=CONCATENATE(&quot;{&quot;&quot;&quot;;[.B150];&quot;&quot;&quot;},&quot;)" office:value-type="string" office:string-value="{&quot;CG MIN MACH&quot;}," calcext:value-type="string">
            <text:p>{"CG MIN MACH"},</text:p>
          </table:table-cell>
          <table:table-cell table:formula="of:=CONCATENATE(&quot;addsimvar(&quot;&quot;&quot;;[.B150];&quot;&quot;&quot;,&quot;&quot;&quot;;[.H150];&quot;&quot;&quot;)&quot;)" office:value-type="string" office:string-value="addsimvar(&quot;CG MIN MACH&quot;,&quot;machs&quot;)" calcext:value-type="string">
            <text:p>addsimvar("CG MIN MACH","mach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G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51];&quot;&quot;&quot;},&quot;)" office:value-type="string" office:string-value="{&quot;CG PERCENT&quot;}," calcext:value-type="string">
            <text:p>{"CG PERCENT"},</text:p>
          </table:table-cell>
          <table:table-cell table:formula="of:=CONCATENATE(&quot;addsimvar(&quot;&quot;&quot;;[.B151];&quot;&quot;&quot;,&quot;&quot;&quot;;[.H151];&quot;&quot;&quot;)&quot;)" office:value-type="string" office:string-value="addsimvar(&quot;CG PERCENT&quot;,&quot;percent over 100&quot;)" calcext:value-type="string">
            <text:p>addsimvar("CG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G PERCENT LATERA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52];&quot;&quot;&quot;},&quot;)" office:value-type="string" office:string-value="{&quot;CG PERCENT LATERAL&quot;}," calcext:value-type="string">
            <text:p>{"CG PERCENT LATERAL"},</text:p>
          </table:table-cell>
          <table:table-cell table:formula="of:=CONCATENATE(&quot;addsimvar(&quot;&quot;&quot;;[.B152];&quot;&quot;&quot;,&quot;&quot;&quot;;[.H152];&quot;&quot;&quot;)&quot;)" office:value-type="string" office:string-value="addsimvar(&quot;CG PERCENT LATERAL&quot;,&quot;percent over 100&quot;)" calcext:value-type="string">
            <text:p>addsimvar("CG PERCENT LATERA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AUTO BRAKES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3])" office:value-type="string" office:string-value="bool" calcext:value-type="string">
            <text:p>bool</text:p>
          </table:table-cell>
          <table:table-cell/>
          <table:table-cell table:formula="of:=CONCATENATE(&quot;{&quot;&quot;&quot;;[.B153];&quot;&quot;&quot;},&quot;)" office:value-type="string" office:string-value="{&quot;CIRCUIT AUTO BRAKES ON&quot;}," calcext:value-type="string">
            <text:p>{"CIRCUIT AUTO BRAKES ON"},</text:p>
          </table:table-cell>
          <table:table-cell table:formula="of:=CONCATENATE(&quot;addsimvar(&quot;&quot;&quot;;[.B153];&quot;&quot;&quot;,&quot;&quot;&quot;;[.H153];&quot;&quot;&quot;)&quot;)" office:value-type="string" office:string-value="addsimvar(&quot;CIRCUIT AUTO BRAKES ON&quot;,&quot;bool&quot;)" calcext:value-type="string">
            <text:p>addsimvar("CIRCUIT AUTO BRAKES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AUTO FEATHER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4])" office:value-type="string" office:string-value="bool" calcext:value-type="string">
            <text:p>bool</text:p>
          </table:table-cell>
          <table:table-cell/>
          <table:table-cell table:formula="of:=CONCATENATE(&quot;{&quot;&quot;&quot;;[.B154];&quot;&quot;&quot;},&quot;)" office:value-type="string" office:string-value="{&quot;CIRCUIT AUTO FEATHER ON&quot;}," calcext:value-type="string">
            <text:p>{"CIRCUIT AUTO FEATHER ON"},</text:p>
          </table:table-cell>
          <table:table-cell table:formula="of:=CONCATENATE(&quot;addsimvar(&quot;&quot;&quot;;[.B154];&quot;&quot;&quot;,&quot;&quot;&quot;;[.H154];&quot;&quot;&quot;)&quot;)" office:value-type="string" office:string-value="addsimvar(&quot;CIRCUIT AUTO FEATHER ON&quot;,&quot;bool&quot;)" calcext:value-type="string">
            <text:p>addsimvar("CIRCUIT AUTO FEATHER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AUTOPILOT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5])" office:value-type="string" office:string-value="bool" calcext:value-type="string">
            <text:p>bool</text:p>
          </table:table-cell>
          <table:table-cell/>
          <table:table-cell table:formula="of:=CONCATENATE(&quot;{&quot;&quot;&quot;;[.B155];&quot;&quot;&quot;},&quot;)" office:value-type="string" office:string-value="{&quot;CIRCUIT AUTOPILOT ON&quot;}," calcext:value-type="string">
            <text:p>{"CIRCUIT AUTOPILOT ON"},</text:p>
          </table:table-cell>
          <table:table-cell table:formula="of:=CONCATENATE(&quot;addsimvar(&quot;&quot;&quot;;[.B155];&quot;&quot;&quot;,&quot;&quot;&quot;;[.H155];&quot;&quot;&quot;)&quot;)" office:value-type="string" office:string-value="addsimvar(&quot;CIRCUIT AUTOPILOT ON&quot;,&quot;bool&quot;)" calcext:value-type="string">
            <text:p>addsimvar("CIRCUIT AUTOPILOT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AVIONICS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6])" office:value-type="string" office:string-value="bool" calcext:value-type="string">
            <text:p>bool</text:p>
          </table:table-cell>
          <table:table-cell/>
          <table:table-cell table:formula="of:=CONCATENATE(&quot;{&quot;&quot;&quot;;[.B156];&quot;&quot;&quot;},&quot;)" office:value-type="string" office:string-value="{&quot;CIRCUIT AVIONICS ON&quot;}," calcext:value-type="string">
            <text:p>{"CIRCUIT AVIONICS ON"},</text:p>
          </table:table-cell>
          <table:table-cell table:formula="of:=CONCATENATE(&quot;addsimvar(&quot;&quot;&quot;;[.B156];&quot;&quot;&quot;,&quot;&quot;&quot;;[.H156];&quot;&quot;&quot;)&quot;)" office:value-type="string" office:string-value="addsimvar(&quot;CIRCUIT AVIONICS ON&quot;,&quot;bool&quot;)" calcext:value-type="string">
            <text:p>addsimvar("CIRCUIT AVIONICS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FLAP MOTOR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7])" office:value-type="string" office:string-value="bool" calcext:value-type="string">
            <text:p>bool</text:p>
          </table:table-cell>
          <table:table-cell/>
          <table:table-cell table:formula="of:=CONCATENATE(&quot;{&quot;&quot;&quot;;[.B157];&quot;&quot;&quot;},&quot;)" office:value-type="string" office:string-value="{&quot;CIRCUIT FLAP MOTOR ON&quot;}," calcext:value-type="string">
            <text:p>{"CIRCUIT FLAP MOTOR ON"},</text:p>
          </table:table-cell>
          <table:table-cell table:formula="of:=CONCATENATE(&quot;addsimvar(&quot;&quot;&quot;;[.B157];&quot;&quot;&quot;,&quot;&quot;&quot;;[.H157];&quot;&quot;&quot;)&quot;)" office:value-type="string" office:string-value="addsimvar(&quot;CIRCUIT FLAP MOTOR ON&quot;,&quot;bool&quot;)" calcext:value-type="string">
            <text:p>addsimvar("CIRCUIT FLAP MOTOR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GEAR MOTOR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8])" office:value-type="string" office:string-value="bool" calcext:value-type="string">
            <text:p>bool</text:p>
          </table:table-cell>
          <table:table-cell/>
          <table:table-cell table:formula="of:=CONCATENATE(&quot;{&quot;&quot;&quot;;[.B158];&quot;&quot;&quot;},&quot;)" office:value-type="string" office:string-value="{&quot;CIRCUIT GEAR MOTOR ON&quot;}," calcext:value-type="string">
            <text:p>{"CIRCUIT GEAR MOTOR ON"},</text:p>
          </table:table-cell>
          <table:table-cell table:formula="of:=CONCATENATE(&quot;addsimvar(&quot;&quot;&quot;;[.B158];&quot;&quot;&quot;,&quot;&quot;&quot;;[.H158];&quot;&quot;&quot;)&quot;)" office:value-type="string" office:string-value="addsimvar(&quot;CIRCUIT GEAR MOTOR ON&quot;,&quot;bool&quot;)" calcext:value-type="string">
            <text:p>addsimvar("CIRCUIT GEAR MOTOR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GEAR WARNING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59])" office:value-type="string" office:string-value="bool" calcext:value-type="string">
            <text:p>bool</text:p>
          </table:table-cell>
          <table:table-cell/>
          <table:table-cell table:formula="of:=CONCATENATE(&quot;{&quot;&quot;&quot;;[.B159];&quot;&quot;&quot;},&quot;)" office:value-type="string" office:string-value="{&quot;CIRCUIT GEAR WARNING ON&quot;}," calcext:value-type="string">
            <text:p>{"CIRCUIT GEAR WARNING ON"},</text:p>
          </table:table-cell>
          <table:table-cell table:formula="of:=CONCATENATE(&quot;addsimvar(&quot;&quot;&quot;;[.B159];&quot;&quot;&quot;,&quot;&quot;&quot;;[.H159];&quot;&quot;&quot;)&quot;)" office:value-type="string" office:string-value="addsimvar(&quot;CIRCUIT GEAR WARNING ON&quot;,&quot;bool&quot;)" calcext:value-type="string">
            <text:p>addsimvar("CIRCUIT GEAR WARNING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GENERAL PANEL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0])" office:value-type="string" office:string-value="bool" calcext:value-type="string">
            <text:p>bool</text:p>
          </table:table-cell>
          <table:table-cell/>
          <table:table-cell table:formula="of:=CONCATENATE(&quot;{&quot;&quot;&quot;;[.B160];&quot;&quot;&quot;},&quot;)" office:value-type="string" office:string-value="{&quot;CIRCUIT GENERAL PANEL ON&quot;}," calcext:value-type="string">
            <text:p>{"CIRCUIT GENERAL PANEL ON"},</text:p>
          </table:table-cell>
          <table:table-cell table:formula="of:=CONCATENATE(&quot;addsimvar(&quot;&quot;&quot;;[.B160];&quot;&quot;&quot;,&quot;&quot;&quot;;[.H160];&quot;&quot;&quot;)&quot;)" office:value-type="string" office:string-value="addsimvar(&quot;CIRCUIT GENERAL PANEL ON&quot;,&quot;bool&quot;)" calcext:value-type="string">
            <text:p>addsimvar("CIRCUIT GENERAL PANEL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HYDRAULIC PUMP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1])" office:value-type="string" office:string-value="bool" calcext:value-type="string">
            <text:p>bool</text:p>
          </table:table-cell>
          <table:table-cell/>
          <table:table-cell table:formula="of:=CONCATENATE(&quot;{&quot;&quot;&quot;;[.B161];&quot;&quot;&quot;},&quot;)" office:value-type="string" office:string-value="{&quot;CIRCUIT HYDRAULIC PUMP ON&quot;}," calcext:value-type="string">
            <text:p>{"CIRCUIT HYDRAULIC PUMP ON"},</text:p>
          </table:table-cell>
          <table:table-cell table:formula="of:=CONCATENATE(&quot;addsimvar(&quot;&quot;&quot;;[.B161];&quot;&quot;&quot;,&quot;&quot;&quot;;[.H161];&quot;&quot;&quot;)&quot;)" office:value-type="string" office:string-value="addsimvar(&quot;CIRCUIT HYDRAULIC PUMP ON&quot;,&quot;bool&quot;)" calcext:value-type="string">
            <text:p>addsimvar("CIRCUIT HYDRAULIC PUMP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MARKER BEACON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2])" office:value-type="string" office:string-value="bool" calcext:value-type="string">
            <text:p>bool</text:p>
          </table:table-cell>
          <table:table-cell/>
          <table:table-cell table:formula="of:=CONCATENATE(&quot;{&quot;&quot;&quot;;[.B162];&quot;&quot;&quot;},&quot;)" office:value-type="string" office:string-value="{&quot;CIRCUIT MARKER BEACON ON&quot;}," calcext:value-type="string">
            <text:p>{"CIRCUIT MARKER BEACON ON"},</text:p>
          </table:table-cell>
          <table:table-cell table:formula="of:=CONCATENATE(&quot;addsimvar(&quot;&quot;&quot;;[.B162];&quot;&quot;&quot;,&quot;&quot;&quot;;[.H162];&quot;&quot;&quot;)&quot;)" office:value-type="string" office:string-value="addsimvar(&quot;CIRCUIT MARKER BEACON ON&quot;,&quot;bool&quot;)" calcext:value-type="string">
            <text:p>addsimvar("CIRCUIT MARKER BEACON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PITOT HEAT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3])" office:value-type="string" office:string-value="bool" calcext:value-type="string">
            <text:p>bool</text:p>
          </table:table-cell>
          <table:table-cell/>
          <table:table-cell table:formula="of:=CONCATENATE(&quot;{&quot;&quot;&quot;;[.B163];&quot;&quot;&quot;},&quot;)" office:value-type="string" office:string-value="{&quot;CIRCUIT PITOT HEAT ON&quot;}," calcext:value-type="string">
            <text:p>{"CIRCUIT PITOT HEAT ON"},</text:p>
          </table:table-cell>
          <table:table-cell table:formula="of:=CONCATENATE(&quot;addsimvar(&quot;&quot;&quot;;[.B163];&quot;&quot;&quot;,&quot;&quot;&quot;;[.H163];&quot;&quot;&quot;)&quot;)" office:value-type="string" office:string-value="addsimvar(&quot;CIRCUIT PITOT HEAT ON&quot;,&quot;bool&quot;)" calcext:value-type="string">
            <text:p>addsimvar("CIRCUIT PITOT HEAT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PROP SYNC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4])" office:value-type="string" office:string-value="bool" calcext:value-type="string">
            <text:p>bool</text:p>
          </table:table-cell>
          <table:table-cell/>
          <table:table-cell table:formula="of:=CONCATENATE(&quot;{&quot;&quot;&quot;;[.B164];&quot;&quot;&quot;},&quot;)" office:value-type="string" office:string-value="{&quot;CIRCUIT PROP SYNC ON&quot;}," calcext:value-type="string">
            <text:p>{"CIRCUIT PROP SYNC ON"},</text:p>
          </table:table-cell>
          <table:table-cell table:formula="of:=CONCATENATE(&quot;addsimvar(&quot;&quot;&quot;;[.B164];&quot;&quot;&quot;,&quot;&quot;&quot;;[.H164];&quot;&quot;&quot;)&quot;)" office:value-type="string" office:string-value="addsimvar(&quot;CIRCUIT PROP SYNC ON&quot;,&quot;bool&quot;)" calcext:value-type="string">
            <text:p>addsimvar("CIRCUIT PROP SYNC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IRCUIT STANDY VACUUM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5])" office:value-type="string" office:string-value="bool" calcext:value-type="string">
            <text:p>bool</text:p>
          </table:table-cell>
          <table:table-cell/>
          <table:table-cell table:formula="of:=CONCATENATE(&quot;{&quot;&quot;&quot;;[.B165];&quot;&quot;&quot;},&quot;)" office:value-type="string" office:string-value="{&quot;CIRCUIT STANDY VACUUM ON&quot;}," calcext:value-type="string">
            <text:p>{"CIRCUIT STANDY VACUUM ON"},</text:p>
          </table:table-cell>
          <table:table-cell table:formula="of:=CONCATENATE(&quot;addsimvar(&quot;&quot;&quot;;[.B165];&quot;&quot;&quot;,&quot;&quot;&quot;;[.H165];&quot;&quot;&quot;)&quot;)" office:value-type="string" office:string-value="addsimvar(&quot;CIRCUIT STANDY VACUUM ON&quot;,&quot;bool&quot;)" calcext:value-type="string">
            <text:p>addsimvar("CIRCUIT STANDY VACUUM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M ACTIVE FREQUENCY:index</text:p>
          </table:table-cell>
          <table:table-cell table:style-name="ce8" office:value-type="string" calcext:value-type="string">
            <text:p>Frequency BCD16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6])" office:value-type="string" office:string-value="frequency bcd16" calcext:value-type="string">
            <text:p>frequency bcd16</text:p>
          </table:table-cell>
          <table:table-cell/>
          <table:table-cell table:formula="of:=CONCATENATE(&quot;{&quot;&quot;&quot;;[.B166];&quot;&quot;&quot;},&quot;)" office:value-type="string" office:string-value="{&quot;COM ACTIVE FREQUENCY:index&quot;}," calcext:value-type="string">
            <text:p>{"COM ACTIVE FREQUENCY:index"},</text:p>
          </table:table-cell>
          <table:table-cell table:formula="of:=CONCATENATE(&quot;addsimvar(&quot;&quot;&quot;;[.B166];&quot;&quot;&quot;,&quot;&quot;&quot;;[.H166];&quot;&quot;&quot;)&quot;)" office:value-type="string" office:string-value="addsimvar(&quot;COM ACTIVE FREQUENCY:index&quot;,&quot;frequency bcd16&quot;)" calcext:value-type="string">
            <text:p>addsimvar("COM ACTIVE FREQUENCY:index","frequency bcd16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M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7])" office:value-type="string" office:string-value="bool" calcext:value-type="string">
            <text:p>bool</text:p>
          </table:table-cell>
          <table:table-cell/>
          <table:table-cell table:formula="of:=CONCATENATE(&quot;{&quot;&quot;&quot;;[.B167];&quot;&quot;&quot;},&quot;)" office:value-type="string" office:string-value="{&quot;COM AVAILABLE&quot;}," calcext:value-type="string">
            <text:p>{"COM AVAILABLE"},</text:p>
          </table:table-cell>
          <table:table-cell table:formula="of:=CONCATENATE(&quot;addsimvar(&quot;&quot;&quot;;[.B167];&quot;&quot;&quot;,&quot;&quot;&quot;;[.H167];&quot;&quot;&quot;)&quot;)" office:value-type="string" office:string-value="addsimvar(&quot;COM AVAILABLE&quot;,&quot;bool&quot;)" calcext:value-type="string">
            <text:p>addsimvar("COM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M RECEIVE ALL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8])" office:value-type="string" office:string-value="bool" calcext:value-type="string">
            <text:p>bool</text:p>
          </table:table-cell>
          <table:table-cell/>
          <table:table-cell table:formula="of:=CONCATENATE(&quot;{&quot;&quot;&quot;;[.B168];&quot;&quot;&quot;},&quot;)" office:value-type="string" office:string-value="{&quot;COM RECEIVE ALL&quot;}," calcext:value-type="string">
            <text:p>{"COM RECEIVE ALL"},</text:p>
          </table:table-cell>
          <table:table-cell table:formula="of:=CONCATENATE(&quot;addsimvar(&quot;&quot;&quot;;[.B168];&quot;&quot;&quot;,&quot;&quot;&quot;;[.H168];&quot;&quot;&quot;)&quot;)" office:value-type="string" office:string-value="addsimvar(&quot;COM RECEIVE ALL&quot;,&quot;bool&quot;)" calcext:value-type="string">
            <text:p>addsimvar("COM RECEIVE ALL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M RECIEVE ALL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69])" office:value-type="string" office:string-value="bool" calcext:value-type="string">
            <text:p>bool</text:p>
          </table:table-cell>
          <table:table-cell/>
          <table:table-cell table:formula="of:=CONCATENATE(&quot;{&quot;&quot;&quot;;[.B169];&quot;&quot;&quot;},&quot;)" office:value-type="string" office:string-value="{&quot;COM RECIEVE ALL&quot;}," calcext:value-type="string">
            <text:p>{"COM RECIEVE ALL"},</text:p>
          </table:table-cell>
          <table:table-cell table:formula="of:=CONCATENATE(&quot;addsimvar(&quot;&quot;&quot;;[.B169];&quot;&quot;&quot;,&quot;&quot;&quot;;[.H169];&quot;&quot;&quot;)&quot;)" office:value-type="string" office:string-value="addsimvar(&quot;COM RECIEVE ALL&quot;,&quot;bool&quot;)" calcext:value-type="string">
            <text:p>addsimvar("COM RECIEVE ALL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M STANDBY FREQUENCY:index</text:p>
          </table:table-cell>
          <table:table-cell table:style-name="ce8" office:value-type="string" calcext:value-type="string">
            <text:p>Frequency BCD16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0])" office:value-type="string" office:string-value="frequency bcd16" calcext:value-type="string">
            <text:p>frequency bcd16</text:p>
          </table:table-cell>
          <table:table-cell/>
          <table:table-cell table:formula="of:=CONCATENATE(&quot;{&quot;&quot;&quot;;[.B170];&quot;&quot;&quot;},&quot;)" office:value-type="string" office:string-value="{&quot;COM STANDBY FREQUENCY:index&quot;}," calcext:value-type="string">
            <text:p>{"COM STANDBY FREQUENCY:index"},</text:p>
          </table:table-cell>
          <table:table-cell table:formula="of:=CONCATENATE(&quot;addsimvar(&quot;&quot;&quot;;[.B170];&quot;&quot;&quot;,&quot;&quot;&quot;;[.H170];&quot;&quot;&quot;)&quot;)" office:value-type="string" office:string-value="addsimvar(&quot;COM STANDBY FREQUENCY:index&quot;,&quot;frequency bcd16&quot;)" calcext:value-type="string">
            <text:p>addsimvar("COM STANDBY FREQUENCY:index","frequency bcd16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M STATUS:index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1])" office:value-type="string" office:string-value="enum" calcext:value-type="string">
            <text:p>enum</text:p>
          </table:table-cell>
          <table:table-cell/>
          <table:table-cell table:formula="of:=CONCATENATE(&quot;{&quot;&quot;&quot;;[.B171];&quot;&quot;&quot;},&quot;)" office:value-type="string" office:string-value="{&quot;COM STATUS:index&quot;}," calcext:value-type="string">
            <text:p>{"COM STATUS:index"},</text:p>
          </table:table-cell>
          <table:table-cell table:formula="of:=CONCATENATE(&quot;addsimvar(&quot;&quot;&quot;;[.B171];&quot;&quot;&quot;,&quot;&quot;&quot;;[.H171];&quot;&quot;&quot;)&quot;)" office:value-type="string" office:string-value="addsimvar(&quot;COM STATUS:index&quot;,&quot;enum&quot;)" calcext:value-type="string">
            <text:p>addsimvar("COM STATUS:index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M TEST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2])" office:value-type="string" office:string-value="bool" calcext:value-type="string">
            <text:p>bool</text:p>
          </table:table-cell>
          <table:table-cell/>
          <table:table-cell table:formula="of:=CONCATENATE(&quot;{&quot;&quot;&quot;;[.B172];&quot;&quot;&quot;},&quot;)" office:value-type="string" office:string-value="{&quot;COM TEST:index&quot;}," calcext:value-type="string">
            <text:p>{"COM TEST:index"},</text:p>
          </table:table-cell>
          <table:table-cell table:formula="of:=CONCATENATE(&quot;addsimvar(&quot;&quot;&quot;;[.B172];&quot;&quot;&quot;,&quot;&quot;&quot;;[.H172];&quot;&quot;&quot;)&quot;)" office:value-type="string" office:string-value="addsimvar(&quot;COM TEST:index&quot;,&quot;bool&quot;)" calcext:value-type="string">
            <text:p>addsimvar("COM TEST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M TRANSMIT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3])" office:value-type="string" office:string-value="bool" calcext:value-type="string">
            <text:p>bool</text:p>
          </table:table-cell>
          <table:table-cell/>
          <table:table-cell table:formula="of:=CONCATENATE(&quot;{&quot;&quot;&quot;;[.B173];&quot;&quot;&quot;},&quot;)" office:value-type="string" office:string-value="{&quot;COM TRANSMIT:index&quot;}," calcext:value-type="string">
            <text:p>{"COM TRANSMIT:index"},</text:p>
          </table:table-cell>
          <table:table-cell table:formula="of:=CONCATENATE(&quot;addsimvar(&quot;&quot;&quot;;[.B173];&quot;&quot;&quot;,&quot;&quot;&quot;;[.H173];&quot;&quot;&quot;)&quot;)" office:value-type="string" office:string-value="addsimvar(&quot;COM TRANSMIT:index&quot;,&quot;bool&quot;)" calcext:value-type="string">
            <text:p>addsimvar("COM TRANSMIT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NCORDE NOSE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4])" office:value-type="string" office:string-value="radians" calcext:value-type="string">
            <text:p>radians</text:p>
          </table:table-cell>
          <table:table-cell/>
          <table:table-cell table:formula="of:=CONCATENATE(&quot;{&quot;&quot;&quot;;[.B174];&quot;&quot;&quot;},&quot;)" office:value-type="string" office:string-value="{&quot;CONCORDE NOSE ANGLE&quot;}," calcext:value-type="string">
            <text:p>{"CONCORDE NOSE ANGLE"},</text:p>
          </table:table-cell>
          <table:table-cell table:formula="of:=CONCATENATE(&quot;addsimvar(&quot;&quot;&quot;;[.B174];&quot;&quot;&quot;,&quot;&quot;&quot;;[.H174];&quot;&quot;&quot;)&quot;)" office:value-type="string" office:string-value="addsimvar(&quot;CONCORDE NOSE ANGLE&quot;,&quot;radians&quot;)" calcext:value-type="string">
            <text:p>addsimvar("CONCORDE NOSE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NCORDE VISOR NOSE HANDL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5])" office:value-type="string" office:string-value="enum" calcext:value-type="string">
            <text:p>enum</text:p>
          </table:table-cell>
          <table:table-cell/>
          <table:table-cell table:formula="of:=CONCATENATE(&quot;{&quot;&quot;&quot;;[.B175];&quot;&quot;&quot;},&quot;)" office:value-type="string" office:string-value="{&quot;CONCORDE VISOR NOSE HANDLE&quot;}," calcext:value-type="string">
            <text:p>{"CONCORDE VISOR NOSE HANDLE"},</text:p>
          </table:table-cell>
          <table:table-cell table:formula="of:=CONCATENATE(&quot;addsimvar(&quot;&quot;&quot;;[.B175];&quot;&quot;&quot;,&quot;&quot;&quot;;[.H175];&quot;&quot;&quot;)&quot;)" office:value-type="string" office:string-value="addsimvar(&quot;CONCORDE VISOR NOSE HANDLE&quot;,&quot;enum&quot;)" calcext:value-type="string">
            <text:p>addsimvar("CONCORDE VISOR NOSE HANDL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ONCORDE VISOR POSITION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76];&quot;&quot;&quot;},&quot;)" office:value-type="string" office:string-value="{&quot;CONCORDE VISOR POSITION PERCENT&quot;}," calcext:value-type="string">
            <text:p>{"CONCORDE VISOR POSITION PERCENT"},</text:p>
          </table:table-cell>
          <table:table-cell table:formula="of:=CONCATENATE(&quot;addsimvar(&quot;&quot;&quot;;[.B176];&quot;&quot;&quot;,&quot;&quot;&quot;;[.H176];&quot;&quot;&quot;)&quot;)" office:value-type="string" office:string-value="addsimvar(&quot;CONCORDE VISOR POSITION PERCENT&quot;,&quot;percent over 100&quot;)" calcext:value-type="string">
            <text:p>addsimvar("CONCORDE VISOR POSITION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RASH FLAG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7])" office:value-type="string" office:string-value="enum" calcext:value-type="string">
            <text:p>enum</text:p>
          </table:table-cell>
          <table:table-cell/>
          <table:table-cell table:formula="of:=CONCATENATE(&quot;{&quot;&quot;&quot;;[.B177];&quot;&quot;&quot;},&quot;)" office:value-type="string" office:string-value="{&quot;CRASH FLAG&quot;}," calcext:value-type="string">
            <text:p>{"CRASH FLAG"},</text:p>
          </table:table-cell>
          <table:table-cell table:formula="of:=CONCATENATE(&quot;addsimvar(&quot;&quot;&quot;;[.B177];&quot;&quot;&quot;,&quot;&quot;&quot;;[.H177];&quot;&quot;&quot;)&quot;)" office:value-type="string" office:string-value="addsimvar(&quot;CRASH FLAG&quot;,&quot;enum&quot;)" calcext:value-type="string">
            <text:p>addsimvar("CRASH FLAG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CRASH SEQUENC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8])" office:value-type="string" office:string-value="enum" calcext:value-type="string">
            <text:p>enum</text:p>
          </table:table-cell>
          <table:table-cell/>
          <table:table-cell table:formula="of:=CONCATENATE(&quot;{&quot;&quot;&quot;;[.B178];&quot;&quot;&quot;},&quot;)" office:value-type="string" office:string-value="{&quot;CRASH SEQUENCE&quot;}," calcext:value-type="string">
            <text:p>{"CRASH SEQUENCE"},</text:p>
          </table:table-cell>
          <table:table-cell table:formula="of:=CONCATENATE(&quot;addsimvar(&quot;&quot;&quot;;[.B178];&quot;&quot;&quot;,&quot;&quot;&quot;;[.H178];&quot;&quot;&quot;)&quot;)" office:value-type="string" office:string-value="addsimvar(&quot;CRASH SEQUENCE&quot;,&quot;enum&quot;)" calcext:value-type="string">
            <text:p>addsimvar("CRASH SEQUENC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ECISION ALTITUDE MSL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79])" office:value-type="string" office:string-value="feet" calcext:value-type="string">
            <text:p>feet</text:p>
          </table:table-cell>
          <table:table-cell/>
          <table:table-cell table:formula="of:=CONCATENATE(&quot;{&quot;&quot;&quot;;[.B179];&quot;&quot;&quot;},&quot;)" office:value-type="string" office:string-value="{&quot;DECISION ALTITUDE MSL&quot;}," calcext:value-type="string">
            <text:p>{"DECISION ALTITUDE MSL"},</text:p>
          </table:table-cell>
          <table:table-cell table:formula="of:=CONCATENATE(&quot;addsimvar(&quot;&quot;&quot;;[.B179];&quot;&quot;&quot;,&quot;&quot;&quot;;[.H179];&quot;&quot;&quot;)&quot;)" office:value-type="string" office:string-value="addsimvar(&quot;DECISION ALTITUDE MSL&quot;,&quot;feet&quot;)" calcext:value-type="string">
            <text:p>addsimvar("DECISION ALTITUDE MSL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ECISION HEIGHT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0])" office:value-type="string" office:string-value="feet" calcext:value-type="string">
            <text:p>feet</text:p>
          </table:table-cell>
          <table:table-cell/>
          <table:table-cell table:formula="of:=CONCATENATE(&quot;{&quot;&quot;&quot;;[.B180];&quot;&quot;&quot;},&quot;)" office:value-type="string" office:string-value="{&quot;DECISION HEIGHT&quot;}," calcext:value-type="string">
            <text:p>{"DECISION HEIGHT"},</text:p>
          </table:table-cell>
          <table:table-cell table:formula="of:=CONCATENATE(&quot;addsimvar(&quot;&quot;&quot;;[.B180];&quot;&quot;&quot;,&quot;&quot;&quot;;[.H180];&quot;&quot;&quot;)&quot;)" office:value-type="string" office:string-value="addsimvar(&quot;DECISION HEIGHT&quot;,&quot;feet&quot;)" calcext:value-type="string">
            <text:p>addsimvar("DECISION HEIGHT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ELTA HEADING RATE</text:p>
          </table:table-cell>
          <table:table-cell table:style-name="ce8" office:value-type="string" calcext:value-type="string">
            <text:p>Radians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81])" office:value-type="string" office:string-value="radians per second" calcext:value-type="string">
            <text:p>radians per second</text:p>
          </table:table-cell>
          <table:table-cell/>
          <table:table-cell table:formula="of:=CONCATENATE(&quot;{&quot;&quot;&quot;;[.B181];&quot;&quot;&quot;},&quot;)" office:value-type="string" office:string-value="{&quot;DELTA HEADING RATE&quot;}," calcext:value-type="string">
            <text:p>{"DELTA HEADING RATE"},</text:p>
          </table:table-cell>
          <table:table-cell table:formula="of:=CONCATENATE(&quot;addsimvar(&quot;&quot;&quot;;[.B181];&quot;&quot;&quot;,&quot;&quot;&quot;;[.H181];&quot;&quot;&quot;)&quot;)" office:value-type="string" office:string-value="addsimvar(&quot;DELTA HEADING RATE&quot;,&quot;radians per second&quot;)" calcext:value-type="string">
            <text:p>addsimvar("DELTA HEADING RATE","radians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ESIGN SPEED VC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2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182];&quot;&quot;&quot;},&quot;)" office:value-type="string" office:string-value="{&quot;DESIGN SPEED VC&quot;}," calcext:value-type="string">
            <text:p>{"DESIGN SPEED VC"},</text:p>
          </table:table-cell>
          <table:table-cell table:formula="of:=CONCATENATE(&quot;addsimvar(&quot;&quot;&quot;;[.B182];&quot;&quot;&quot;,&quot;&quot;&quot;;[.H182];&quot;&quot;&quot;)&quot;)" office:value-type="string" office:string-value="addsimvar(&quot;DESIGN SPEED VC&quot;,&quot;feet per second&quot;)" calcext:value-type="string">
            <text:p>addsimvar("DESIGN SPEED VC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ESIGN SPEED VS0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3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183];&quot;&quot;&quot;},&quot;)" office:value-type="string" office:string-value="{&quot;DESIGN SPEED VS0&quot;}," calcext:value-type="string">
            <text:p>{"DESIGN SPEED VS0"},</text:p>
          </table:table-cell>
          <table:table-cell table:formula="of:=CONCATENATE(&quot;addsimvar(&quot;&quot;&quot;;[.B183];&quot;&quot;&quot;,&quot;&quot;&quot;;[.H183];&quot;&quot;&quot;)&quot;)" office:value-type="string" office:string-value="addsimvar(&quot;DESIGN SPEED VS0&quot;,&quot;feet per second&quot;)" calcext:value-type="string">
            <text:p>addsimvar("DESIGN SPEED VS0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ESIGN SPEED VS0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4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184];&quot;&quot;&quot;},&quot;)" office:value-type="string" office:string-value="{&quot;DESIGN SPEED VS0&quot;}," calcext:value-type="string">
            <text:p>{"DESIGN SPEED VS0"},</text:p>
          </table:table-cell>
          <table:table-cell table:formula="of:=CONCATENATE(&quot;addsimvar(&quot;&quot;&quot;;[.B184];&quot;&quot;&quot;,&quot;&quot;&quot;;[.H184];&quot;&quot;&quot;)&quot;)" office:value-type="string" office:string-value="addsimvar(&quot;DESIGN SPEED VS0&quot;,&quot;feet per second&quot;)" calcext:value-type="string">
            <text:p>addsimvar("DESIGN SPEED VS0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ESIGN SPEED VS1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5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185];&quot;&quot;&quot;},&quot;)" office:value-type="string" office:string-value="{&quot;DESIGN SPEED VS1&quot;}," calcext:value-type="string">
            <text:p>{"DESIGN SPEED VS1"},</text:p>
          </table:table-cell>
          <table:table-cell table:formula="of:=CONCATENATE(&quot;addsimvar(&quot;&quot;&quot;;[.B185];&quot;&quot;&quot;,&quot;&quot;&quot;;[.H185];&quot;&quot;&quot;)&quot;)" office:value-type="string" office:string-value="addsimvar(&quot;DESIGN SPEED VS1&quot;,&quot;feet per second&quot;)" calcext:value-type="string">
            <text:p>addsimvar("DESIGN SPEED VS1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ESIGN SPEED VS1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6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186];&quot;&quot;&quot;},&quot;)" office:value-type="string" office:string-value="{&quot;DESIGN SPEED VS1&quot;}," calcext:value-type="string">
            <text:p>{"DESIGN SPEED VS1"},</text:p>
          </table:table-cell>
          <table:table-cell table:formula="of:=CONCATENATE(&quot;addsimvar(&quot;&quot;&quot;;[.B186];&quot;&quot;&quot;,&quot;&quot;&quot;;[.H186];&quot;&quot;&quot;)&quot;)" office:value-type="string" office:string-value="addsimvar(&quot;DESIGN SPEED VS1&quot;,&quot;feet per second&quot;)" calcext:value-type="string">
            <text:p>addsimvar("DESIGN SPEED VS1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ISK BANK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7])" office:value-type="string" office:string-value="radians" calcext:value-type="string">
            <text:p>radians</text:p>
          </table:table-cell>
          <table:table-cell/>
          <table:table-cell table:formula="of:=CONCATENATE(&quot;{&quot;&quot;&quot;;[.B187];&quot;&quot;&quot;},&quot;)" office:value-type="string" office:string-value="{&quot;DISK BANK ANGLE&quot;}," calcext:value-type="string">
            <text:p>{"DISK BANK ANGLE"},</text:p>
          </table:table-cell>
          <table:table-cell table:formula="of:=CONCATENATE(&quot;addsimvar(&quot;&quot;&quot;;[.B187];&quot;&quot;&quot;,&quot;&quot;&quot;;[.H187];&quot;&quot;&quot;)&quot;)" office:value-type="string" office:string-value="addsimvar(&quot;DISK BANK ANGLE&quot;,&quot;radians&quot;)" calcext:value-type="string">
            <text:p>addsimvar("DISK BANK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ISK BANK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8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88];&quot;&quot;&quot;},&quot;)" office:value-type="string" office:string-value="{&quot;DISK BANK PCT&quot;}," calcext:value-type="string">
            <text:p>{"DISK BANK PCT"},</text:p>
          </table:table-cell>
          <table:table-cell table:formula="of:=CONCATENATE(&quot;addsimvar(&quot;&quot;&quot;;[.B188];&quot;&quot;&quot;,&quot;&quot;&quot;;[.H188];&quot;&quot;&quot;)&quot;)" office:value-type="string" office:string-value="addsimvar(&quot;DISK BANK PCT&quot;,&quot;percent over 100&quot;)" calcext:value-type="string">
            <text:p>addsimvar("DISK BANK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ISK CONING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89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89];&quot;&quot;&quot;},&quot;)" office:value-type="string" office:string-value="{&quot;DISK CONING PCT&quot;}," calcext:value-type="string">
            <text:p>{"DISK CONING PCT"},</text:p>
          </table:table-cell>
          <table:table-cell table:formula="of:=CONCATENATE(&quot;addsimvar(&quot;&quot;&quot;;[.B189];&quot;&quot;&quot;,&quot;&quot;&quot;;[.H189];&quot;&quot;&quot;)&quot;)" office:value-type="string" office:string-value="addsimvar(&quot;DISK CONING PCT&quot;,&quot;percent over 100&quot;)" calcext:value-type="string">
            <text:p>addsimvar("DISK CONING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ISK PITCH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90])" office:value-type="string" office:string-value="radians" calcext:value-type="string">
            <text:p>radians</text:p>
          </table:table-cell>
          <table:table-cell/>
          <table:table-cell table:formula="of:=CONCATENATE(&quot;{&quot;&quot;&quot;;[.B190];&quot;&quot;&quot;},&quot;)" office:value-type="string" office:string-value="{&quot;DISK PITCH ANGLE&quot;}," calcext:value-type="string">
            <text:p>{"DISK PITCH ANGLE"},</text:p>
          </table:table-cell>
          <table:table-cell table:formula="of:=CONCATENATE(&quot;addsimvar(&quot;&quot;&quot;;[.B190];&quot;&quot;&quot;,&quot;&quot;&quot;;[.H190];&quot;&quot;&quot;)&quot;)" office:value-type="string" office:string-value="addsimvar(&quot;DISK PITCH ANGLE&quot;,&quot;radians&quot;)" calcext:value-type="string">
            <text:p>addsimvar("DISK PITCH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ISK PITCH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9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191];&quot;&quot;&quot;},&quot;)" office:value-type="string" office:string-value="{&quot;DISK PITCH PCT&quot;}," calcext:value-type="string">
            <text:p>{"DISK PITCH PCT"},</text:p>
          </table:table-cell>
          <table:table-cell table:formula="of:=CONCATENATE(&quot;addsimvar(&quot;&quot;&quot;;[.B191];&quot;&quot;&quot;,&quot;&quot;&quot;;[.H191];&quot;&quot;&quot;)&quot;)" office:value-type="string" office:string-value="addsimvar(&quot;DISK PITCH PCT&quot;,&quot;percent over 100&quot;)" calcext:value-type="string">
            <text:p>addsimvar("DISK PITCH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ME SOUN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92])" office:value-type="string" office:string-value="bool" calcext:value-type="string">
            <text:p>bool</text:p>
          </table:table-cell>
          <table:table-cell/>
          <table:table-cell table:formula="of:=CONCATENATE(&quot;{&quot;&quot;&quot;;[.B192];&quot;&quot;&quot;},&quot;)" office:value-type="string" office:string-value="{&quot;DME SOUND&quot;}," calcext:value-type="string">
            <text:p>{"DME SOUND"},</text:p>
          </table:table-cell>
          <table:table-cell table:formula="of:=CONCATENATE(&quot;addsimvar(&quot;&quot;&quot;;[.B192];&quot;&quot;&quot;,&quot;&quot;&quot;;[.H192];&quot;&quot;&quot;)&quot;)" office:value-type="string" office:string-value="addsimvar(&quot;DME SOUND&quot;,&quot;bool&quot;)" calcext:value-type="string">
            <text:p>addsimvar("DME SOUN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ROPPABLE OBJECTS COUNT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93])" office:value-type="string" office:string-value="number" calcext:value-type="string">
            <text:p>number</text:p>
          </table:table-cell>
          <table:table-cell/>
          <table:table-cell table:formula="of:=CONCATENATE(&quot;{&quot;&quot;&quot;;[.B193];&quot;&quot;&quot;},&quot;)" office:value-type="string" office:string-value="{&quot;DROPPABLE OBJECTS COUNT:index&quot;}," calcext:value-type="string">
            <text:p>{"DROPPABLE OBJECTS COUNT:index"},</text:p>
          </table:table-cell>
          <table:table-cell table:formula="of:=CONCATENATE(&quot;addsimvar(&quot;&quot;&quot;;[.B193];&quot;&quot;&quot;,&quot;&quot;&quot;;[.H193];&quot;&quot;&quot;)&quot;)" office:value-type="string" office:string-value="addsimvar(&quot;DROPPABLE OBJECTS COUNT:index&quot;,&quot;number&quot;)" calcext:value-type="string">
            <text:p>addsimvar("DROPPABLE OBJECTS COUNT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ROPPABLE OBJECTS TYPE:index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Responded</text:p>
          </table:table-cell>
          <table:table-cell table:style-name="ce8" office:value-type="string" calcext:value-type="string">
            <text:p>fail</text:p>
          </table:table-cell>
          <table:table-cell table:style-name="ce9"/>
          <table:table-cell table:formula="of:=LOWER([.C194])" office:value-type="string" office:string-value="string" calcext:value-type="string">
            <text:p>string</text:p>
          </table:table-cell>
          <table:table-cell/>
          <table:table-cell table:formula="of:=CONCATENATE(&quot;{&quot;&quot;&quot;;[.B194];&quot;&quot;&quot;},&quot;)" office:value-type="string" office:string-value="{&quot;DROPPABLE OBJECTS TYPE:index&quot;}," calcext:value-type="string">
            <text:p>{"DROPPABLE OBJECTS TYPE:index"},</text:p>
          </table:table-cell>
          <table:table-cell table:formula="of:=CONCATENATE(&quot;addsimvar(&quot;&quot;&quot;;[.B194];&quot;&quot;&quot;,&quot;&quot;&quot;;[.H194];&quot;&quot;&quot;)&quot;)" office:value-type="string" office:string-value="addsimvar(&quot;DROPPABLE OBJECTS TYPE:index&quot;,&quot;string&quot;)" calcext:value-type="string">
            <text:p>addsimvar("DROPPABLE OBJECTS TYPE:index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ROPPABLE OBJECTS UI NAM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95])" office:value-type="string" office:string-value="string" calcext:value-type="string">
            <text:p>string</text:p>
          </table:table-cell>
          <table:table-cell/>
          <table:table-cell table:formula="of:=CONCATENATE(&quot;{&quot;&quot;&quot;;[.B195];&quot;&quot;&quot;},&quot;)" office:value-type="string" office:string-value="{&quot;DROPPABLE OBJECTS UI NAME&quot;}," calcext:value-type="string">
            <text:p>{"DROPPABLE OBJECTS UI NAME"},</text:p>
          </table:table-cell>
          <table:table-cell table:formula="of:=CONCATENATE(&quot;addsimvar(&quot;&quot;&quot;;[.B195];&quot;&quot;&quot;,&quot;&quot;&quot;;[.H195];&quot;&quot;&quot;)&quot;)" office:value-type="string" office:string-value="addsimvar(&quot;DROPPABLE OBJECTS UI NAME&quot;,&quot;string&quot;)" calcext:value-type="string">
            <text:p>addsimvar("DROPPABLE OBJECTS UI NAME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DYNAMIC PRESSURE</text:p>
          </table:table-cell>
          <table:table-cell table:style-name="ce8" office:value-type="string" calcext:value-type="string">
            <text:p>Pounds per square foo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196])" office:value-type="string" office:string-value="pounds per square foot" calcext:value-type="string">
            <text:p>pounds per square foot</text:p>
          </table:table-cell>
          <table:table-cell/>
          <table:table-cell table:formula="of:=CONCATENATE(&quot;{&quot;&quot;&quot;;[.B196];&quot;&quot;&quot;},&quot;)" office:value-type="string" office:string-value="{&quot;DYNAMIC PRESSURE&quot;}," calcext:value-type="string">
            <text:p>{"DYNAMIC PRESSURE"},</text:p>
          </table:table-cell>
          <table:table-cell table:formula="of:=CONCATENATE(&quot;addsimvar(&quot;&quot;&quot;;[.B196];&quot;&quot;&quot;,&quot;&quot;&quot;;[.H196];&quot;&quot;&quot;)&quot;)" office:value-type="string" office:string-value="addsimvar(&quot;DYNAMIC PRESSURE&quot;,&quot;pounds per square foot&quot;)" calcext:value-type="string">
            <text:p>addsimvar("DYNAMIC PRESSURE","pounds per square foo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AVIONICS BUS AMPS</text:p>
          </table:table-cell>
          <table:table-cell table:style-name="ce8" office:value-type="string" calcext:value-type="string">
            <text:p>Amper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97])" office:value-type="string" office:string-value="amperes" calcext:value-type="string">
            <text:p>amperes</text:p>
          </table:table-cell>
          <table:table-cell/>
          <table:table-cell table:formula="of:=CONCATENATE(&quot;{&quot;&quot;&quot;;[.B197];&quot;&quot;&quot;},&quot;)" office:value-type="string" office:string-value="{&quot;ELECTRICAL AVIONICS BUS AMPS&quot;}," calcext:value-type="string">
            <text:p>{"ELECTRICAL AVIONICS BUS AMPS"},</text:p>
          </table:table-cell>
          <table:table-cell table:formula="of:=CONCATENATE(&quot;addsimvar(&quot;&quot;&quot;;[.B197];&quot;&quot;&quot;,&quot;&quot;&quot;;[.H197];&quot;&quot;&quot;)&quot;)" office:value-type="string" office:string-value="addsimvar(&quot;ELECTRICAL AVIONICS BUS AMPS&quot;,&quot;amperes&quot;)" calcext:value-type="string">
            <text:p>addsimvar("ELECTRICAL AVIONICS BUS AMPS","amper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AVIONICS BUS VOLTAGE</text:p>
          </table:table-cell>
          <table:table-cell table:style-name="ce8" office:value-type="string" calcext:value-type="string">
            <text:p>Vol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98])" office:value-type="string" office:string-value="volts" calcext:value-type="string">
            <text:p>volts</text:p>
          </table:table-cell>
          <table:table-cell/>
          <table:table-cell table:formula="of:=CONCATENATE(&quot;{&quot;&quot;&quot;;[.B198];&quot;&quot;&quot;},&quot;)" office:value-type="string" office:string-value="{&quot;ELECTRICAL AVIONICS BUS VOLTAGE&quot;}," calcext:value-type="string">
            <text:p>{"ELECTRICAL AVIONICS BUS VOLTAGE"},</text:p>
          </table:table-cell>
          <table:table-cell table:formula="of:=CONCATENATE(&quot;addsimvar(&quot;&quot;&quot;;[.B198];&quot;&quot;&quot;,&quot;&quot;&quot;;[.H198];&quot;&quot;&quot;)&quot;)" office:value-type="string" office:string-value="addsimvar(&quot;ELECTRICAL AVIONICS BUS VOLTAGE&quot;,&quot;volts&quot;)" calcext:value-type="string">
            <text:p>addsimvar("ELECTRICAL AVIONICS BUS VOLTAGE","vol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BATTERY BUS AMPS</text:p>
          </table:table-cell>
          <table:table-cell table:style-name="ce8" office:value-type="string" calcext:value-type="string">
            <text:p>Amper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199])" office:value-type="string" office:string-value="amperes" calcext:value-type="string">
            <text:p>amperes</text:p>
          </table:table-cell>
          <table:table-cell/>
          <table:table-cell table:formula="of:=CONCATENATE(&quot;{&quot;&quot;&quot;;[.B199];&quot;&quot;&quot;},&quot;)" office:value-type="string" office:string-value="{&quot;ELECTRICAL BATTERY BUS AMPS&quot;}," calcext:value-type="string">
            <text:p>{"ELECTRICAL BATTERY BUS AMPS"},</text:p>
          </table:table-cell>
          <table:table-cell table:formula="of:=CONCATENATE(&quot;addsimvar(&quot;&quot;&quot;;[.B199];&quot;&quot;&quot;,&quot;&quot;&quot;;[.H199];&quot;&quot;&quot;)&quot;)" office:value-type="string" office:string-value="addsimvar(&quot;ELECTRICAL BATTERY BUS AMPS&quot;,&quot;amperes&quot;)" calcext:value-type="string">
            <text:p>addsimvar("ELECTRICAL BATTERY BUS AMPS","amper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BATTERY BUS VOLTAGE</text:p>
          </table:table-cell>
          <table:table-cell table:style-name="ce8" office:value-type="string" calcext:value-type="string">
            <text:p>Vol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0])" office:value-type="string" office:string-value="volts" calcext:value-type="string">
            <text:p>volts</text:p>
          </table:table-cell>
          <table:table-cell/>
          <table:table-cell table:formula="of:=CONCATENATE(&quot;{&quot;&quot;&quot;;[.B200];&quot;&quot;&quot;},&quot;)" office:value-type="string" office:string-value="{&quot;ELECTRICAL BATTERY BUS VOLTAGE&quot;}," calcext:value-type="string">
            <text:p>{"ELECTRICAL BATTERY BUS VOLTAGE"},</text:p>
          </table:table-cell>
          <table:table-cell table:formula="of:=CONCATENATE(&quot;addsimvar(&quot;&quot;&quot;;[.B200];&quot;&quot;&quot;,&quot;&quot;&quot;;[.H200];&quot;&quot;&quot;)&quot;)" office:value-type="string" office:string-value="addsimvar(&quot;ELECTRICAL BATTERY BUS VOLTAGE&quot;,&quot;volts&quot;)" calcext:value-type="string">
            <text:p>addsimvar("ELECTRICAL BATTERY BUS VOLTAGE","vol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BATTERY LOAD</text:p>
          </table:table-cell>
          <table:table-cell table:style-name="ce8" office:value-type="string" calcext:value-type="string">
            <text:p>Amper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1])" office:value-type="string" office:string-value="amperes" calcext:value-type="string">
            <text:p>amperes</text:p>
          </table:table-cell>
          <table:table-cell/>
          <table:table-cell table:formula="of:=CONCATENATE(&quot;{&quot;&quot;&quot;;[.B201];&quot;&quot;&quot;},&quot;)" office:value-type="string" office:string-value="{&quot;ELECTRICAL BATTERY LOAD&quot;}," calcext:value-type="string">
            <text:p>{"ELECTRICAL BATTERY LOAD"},</text:p>
          </table:table-cell>
          <table:table-cell table:formula="of:=CONCATENATE(&quot;addsimvar(&quot;&quot;&quot;;[.B201];&quot;&quot;&quot;,&quot;&quot;&quot;;[.H201];&quot;&quot;&quot;)&quot;)" office:value-type="string" office:string-value="addsimvar(&quot;ELECTRICAL BATTERY LOAD&quot;,&quot;amperes&quot;)" calcext:value-type="string">
            <text:p>addsimvar("ELECTRICAL BATTERY LOAD","amper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BATTERY VOLTAGE</text:p>
          </table:table-cell>
          <table:table-cell table:style-name="ce8" office:value-type="string" calcext:value-type="string">
            <text:p>Vol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2])" office:value-type="string" office:string-value="volts" calcext:value-type="string">
            <text:p>volts</text:p>
          </table:table-cell>
          <table:table-cell/>
          <table:table-cell table:formula="of:=CONCATENATE(&quot;{&quot;&quot;&quot;;[.B202];&quot;&quot;&quot;},&quot;)" office:value-type="string" office:string-value="{&quot;ELECTRICAL BATTERY VOLTAGE&quot;}," calcext:value-type="string">
            <text:p>{"ELECTRICAL BATTERY VOLTAGE"},</text:p>
          </table:table-cell>
          <table:table-cell table:formula="of:=CONCATENATE(&quot;addsimvar(&quot;&quot;&quot;;[.B202];&quot;&quot;&quot;,&quot;&quot;&quot;;[.H202];&quot;&quot;&quot;)&quot;)" office:value-type="string" office:string-value="addsimvar(&quot;ELECTRICAL BATTERY VOLTAGE&quot;,&quot;volts&quot;)" calcext:value-type="string">
            <text:p>addsimvar("ELECTRICAL BATTERY VOLTAGE","vol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GENALT BUS AMPS:index</text:p>
          </table:table-cell>
          <table:table-cell table:style-name="ce8" office:value-type="string" calcext:value-type="string">
            <text:p>Amper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3])" office:value-type="string" office:string-value="amperes" calcext:value-type="string">
            <text:p>amperes</text:p>
          </table:table-cell>
          <table:table-cell/>
          <table:table-cell table:formula="of:=CONCATENATE(&quot;{&quot;&quot;&quot;;[.B203];&quot;&quot;&quot;},&quot;)" office:value-type="string" office:string-value="{&quot;ELECTRICAL GENALT BUS AMPS:index&quot;}," calcext:value-type="string">
            <text:p>{"ELECTRICAL GENALT BUS AMPS:index"},</text:p>
          </table:table-cell>
          <table:table-cell table:formula="of:=CONCATENATE(&quot;addsimvar(&quot;&quot;&quot;;[.B203];&quot;&quot;&quot;,&quot;&quot;&quot;;[.H203];&quot;&quot;&quot;)&quot;)" office:value-type="string" office:string-value="addsimvar(&quot;ELECTRICAL GENALT BUS AMPS:index&quot;,&quot;amperes&quot;)" calcext:value-type="string">
            <text:p>addsimvar("ELECTRICAL GENALT BUS AMPS:index","amper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GENALT BUS VOLTAGE:index</text:p>
          </table:table-cell>
          <table:table-cell table:style-name="ce8" office:value-type="string" calcext:value-type="string">
            <text:p>Vol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4])" office:value-type="string" office:string-value="volts" calcext:value-type="string">
            <text:p>volts</text:p>
          </table:table-cell>
          <table:table-cell/>
          <table:table-cell table:formula="of:=CONCATENATE(&quot;{&quot;&quot;&quot;;[.B204];&quot;&quot;&quot;},&quot;)" office:value-type="string" office:string-value="{&quot;ELECTRICAL GENALT BUS VOLTAGE:index&quot;}," calcext:value-type="string">
            <text:p>{"ELECTRICAL GENALT BUS VOLTAGE:index"},</text:p>
          </table:table-cell>
          <table:table-cell table:formula="of:=CONCATENATE(&quot;addsimvar(&quot;&quot;&quot;;[.B204];&quot;&quot;&quot;,&quot;&quot;&quot;;[.H204];&quot;&quot;&quot;)&quot;)" office:value-type="string" office:string-value="addsimvar(&quot;ELECTRICAL GENALT BUS VOLTAGE:index&quot;,&quot;volts&quot;)" calcext:value-type="string">
            <text:p>addsimvar("ELECTRICAL GENALT BUS VOLTAGE:index","vol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HOT BATTERY BUS AMPS</text:p>
          </table:table-cell>
          <table:table-cell table:style-name="ce8" office:value-type="string" calcext:value-type="string">
            <text:p>Amper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5])" office:value-type="string" office:string-value="amperes" calcext:value-type="string">
            <text:p>amperes</text:p>
          </table:table-cell>
          <table:table-cell/>
          <table:table-cell table:formula="of:=CONCATENATE(&quot;{&quot;&quot;&quot;;[.B205];&quot;&quot;&quot;},&quot;)" office:value-type="string" office:string-value="{&quot;ELECTRICAL HOT BATTERY BUS AMPS&quot;}," calcext:value-type="string">
            <text:p>{"ELECTRICAL HOT BATTERY BUS AMPS"},</text:p>
          </table:table-cell>
          <table:table-cell table:formula="of:=CONCATENATE(&quot;addsimvar(&quot;&quot;&quot;;[.B205];&quot;&quot;&quot;,&quot;&quot;&quot;;[.H205];&quot;&quot;&quot;)&quot;)" office:value-type="string" office:string-value="addsimvar(&quot;ELECTRICAL HOT BATTERY BUS AMPS&quot;,&quot;amperes&quot;)" calcext:value-type="string">
            <text:p>addsimvar("ELECTRICAL HOT BATTERY BUS AMPS","amper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HOT BATTERY BUS VOLTAGE</text:p>
          </table:table-cell>
          <table:table-cell table:style-name="ce8" office:value-type="string" calcext:value-type="string">
            <text:p>Vol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6])" office:value-type="string" office:string-value="volts" calcext:value-type="string">
            <text:p>volts</text:p>
          </table:table-cell>
          <table:table-cell/>
          <table:table-cell table:formula="of:=CONCATENATE(&quot;{&quot;&quot;&quot;;[.B206];&quot;&quot;&quot;},&quot;)" office:value-type="string" office:string-value="{&quot;ELECTRICAL HOT BATTERY BUS VOLTAGE&quot;}," calcext:value-type="string">
            <text:p>{"ELECTRICAL HOT BATTERY BUS VOLTAGE"},</text:p>
          </table:table-cell>
          <table:table-cell table:formula="of:=CONCATENATE(&quot;addsimvar(&quot;&quot;&quot;;[.B206];&quot;&quot;&quot;,&quot;&quot;&quot;;[.H206];&quot;&quot;&quot;)&quot;)" office:value-type="string" office:string-value="addsimvar(&quot;ELECTRICAL HOT BATTERY BUS VOLTAGE&quot;,&quot;volts&quot;)" calcext:value-type="string">
            <text:p>addsimvar("ELECTRICAL HOT BATTERY BUS VOLTAGE","vol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MAIN BUS AMPS</text:p>
          </table:table-cell>
          <table:table-cell table:style-name="ce8" office:value-type="string" calcext:value-type="string">
            <text:p>Amper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7])" office:value-type="string" office:string-value="amperes" calcext:value-type="string">
            <text:p>amperes</text:p>
          </table:table-cell>
          <table:table-cell/>
          <table:table-cell table:formula="of:=CONCATENATE(&quot;{&quot;&quot;&quot;;[.B207];&quot;&quot;&quot;},&quot;)" office:value-type="string" office:string-value="{&quot;ELECTRICAL MAIN BUS AMPS&quot;}," calcext:value-type="string">
            <text:p>{"ELECTRICAL MAIN BUS AMPS"},</text:p>
          </table:table-cell>
          <table:table-cell table:formula="of:=CONCATENATE(&quot;addsimvar(&quot;&quot;&quot;;[.B207];&quot;&quot;&quot;,&quot;&quot;&quot;;[.H207];&quot;&quot;&quot;)&quot;)" office:value-type="string" office:string-value="addsimvar(&quot;ELECTRICAL MAIN BUS AMPS&quot;,&quot;amperes&quot;)" calcext:value-type="string">
            <text:p>addsimvar("ELECTRICAL MAIN BUS AMPS","amper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MAIN BUS VOLTAGE</text:p>
          </table:table-cell>
          <table:table-cell table:style-name="ce8" office:value-type="string" calcext:value-type="string">
            <text:p>Volt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8])" office:value-type="string" office:string-value="volts" calcext:value-type="string">
            <text:p>volts</text:p>
          </table:table-cell>
          <table:table-cell/>
          <table:table-cell table:formula="of:=CONCATENATE(&quot;{&quot;&quot;&quot;;[.B208];&quot;&quot;&quot;},&quot;)" office:value-type="string" office:string-value="{&quot;ELECTRICAL MAIN BUS VOLTAGE&quot;}," calcext:value-type="string">
            <text:p>{"ELECTRICAL MAIN BUS VOLTAGE"},</text:p>
          </table:table-cell>
          <table:table-cell table:formula="of:=CONCATENATE(&quot;addsimvar(&quot;&quot;&quot;;[.B208];&quot;&quot;&quot;,&quot;&quot;&quot;;[.H208];&quot;&quot;&quot;)&quot;)" office:value-type="string" office:string-value="addsimvar(&quot;ELECTRICAL MAIN BUS VOLTAGE&quot;,&quot;volts&quot;)" calcext:value-type="string">
            <text:p>addsimvar("ELECTRICAL MAIN BUS VOLTAGE","vol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MASTER BATTERY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09])" office:value-type="string" office:string-value="bool" calcext:value-type="string">
            <text:p>bool</text:p>
          </table:table-cell>
          <table:table-cell/>
          <table:table-cell table:formula="of:=CONCATENATE(&quot;{&quot;&quot;&quot;;[.B209];&quot;&quot;&quot;},&quot;)" office:value-type="string" office:string-value="{&quot;ELECTRICAL MASTER BATTERY&quot;}," calcext:value-type="string">
            <text:p>{"ELECTRICAL MASTER BATTERY"},</text:p>
          </table:table-cell>
          <table:table-cell table:formula="of:=CONCATENATE(&quot;addsimvar(&quot;&quot;&quot;;[.B209];&quot;&quot;&quot;,&quot;&quot;&quot;;[.H209];&quot;&quot;&quot;)&quot;)" office:value-type="string" office:string-value="addsimvar(&quot;ELECTRICAL MASTER BATTERY&quot;,&quot;bool&quot;)" calcext:value-type="string">
            <text:p>addsimvar("ELECTRICAL MASTER BATTERY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OLD CHARGING AMPS</text:p>
          </table:table-cell>
          <table:table-cell table:style-name="ce8" office:value-type="string" calcext:value-type="string">
            <text:p>Amp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10])" office:value-type="string" office:string-value="amps" calcext:value-type="string">
            <text:p>amps</text:p>
          </table:table-cell>
          <table:table-cell/>
          <table:table-cell table:formula="of:=CONCATENATE(&quot;{&quot;&quot;&quot;;[.B210];&quot;&quot;&quot;},&quot;)" office:value-type="string" office:string-value="{&quot;ELECTRICAL OLD CHARGING AMPS&quot;}," calcext:value-type="string">
            <text:p>{"ELECTRICAL OLD CHARGING AMPS"},</text:p>
          </table:table-cell>
          <table:table-cell table:formula="of:=CONCATENATE(&quot;addsimvar(&quot;&quot;&quot;;[.B210];&quot;&quot;&quot;,&quot;&quot;&quot;;[.H210];&quot;&quot;&quot;)&quot;)" office:value-type="string" office:string-value="addsimvar(&quot;ELECTRICAL OLD CHARGING AMPS&quot;,&quot;amps&quot;)" calcext:value-type="string">
            <text:p>addsimvar("ELECTRICAL OLD CHARGING AMPS","amp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CTRICAL TOTAL LOAD AMPS</text:p>
          </table:table-cell>
          <table:table-cell table:style-name="ce8" office:value-type="string" calcext:value-type="string">
            <text:p>Amper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11])" office:value-type="string" office:string-value="amperes" calcext:value-type="string">
            <text:p>amperes</text:p>
          </table:table-cell>
          <table:table-cell/>
          <table:table-cell table:formula="of:=CONCATENATE(&quot;{&quot;&quot;&quot;;[.B211];&quot;&quot;&quot;},&quot;)" office:value-type="string" office:string-value="{&quot;ELECTRICAL TOTAL LOAD AMPS&quot;}," calcext:value-type="string">
            <text:p>{"ELECTRICAL TOTAL LOAD AMPS"},</text:p>
          </table:table-cell>
          <table:table-cell table:formula="of:=CONCATENATE(&quot;addsimvar(&quot;&quot;&quot;;[.B211];&quot;&quot;&quot;,&quot;&quot;&quot;;[.H211];&quot;&quot;&quot;)&quot;)" office:value-type="string" office:string-value="addsimvar(&quot;ELECTRICAL TOTAL LOAD AMPS&quot;,&quot;amperes&quot;)" calcext:value-type="string">
            <text:p>addsimvar("ELECTRICAL TOTAL LOAD AMPS","amper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VATOR DEFLECTION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12])" office:value-type="string" office:string-value="radians" calcext:value-type="string">
            <text:p>radians</text:p>
          </table:table-cell>
          <table:table-cell/>
          <table:table-cell table:formula="of:=CONCATENATE(&quot;{&quot;&quot;&quot;;[.B212];&quot;&quot;&quot;},&quot;)" office:value-type="string" office:string-value="{&quot;ELEVATOR DEFLECTION&quot;}," calcext:value-type="string">
            <text:p>{"ELEVATOR DEFLECTION"},</text:p>
          </table:table-cell>
          <table:table-cell table:formula="of:=CONCATENATE(&quot;addsimvar(&quot;&quot;&quot;;[.B212];&quot;&quot;&quot;,&quot;&quot;&quot;;[.H212];&quot;&quot;&quot;)&quot;)" office:value-type="string" office:string-value="addsimvar(&quot;ELEVATOR DEFLECTION&quot;,&quot;radians&quot;)" calcext:value-type="string">
            <text:p>addsimvar("ELEVATOR DEFLECTION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VATOR DEFLECTION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1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13];&quot;&quot;&quot;},&quot;)" office:value-type="string" office:string-value="{&quot;ELEVATOR DEFLECTION PCT&quot;}," calcext:value-type="string">
            <text:p>{"ELEVATOR DEFLECTION PCT"},</text:p>
          </table:table-cell>
          <table:table-cell table:formula="of:=CONCATENATE(&quot;addsimvar(&quot;&quot;&quot;;[.B213];&quot;&quot;&quot;,&quot;&quot;&quot;;[.H213];&quot;&quot;&quot;)&quot;)" office:value-type="string" office:string-value="addsimvar(&quot;ELEVATOR DEFLECTION PCT&quot;,&quot;percent over 100&quot;)" calcext:value-type="string">
            <text:p>addsimvar("ELEVATOR DEFLECTION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VATOR POS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14])" office:value-type="string" office:string-value="position" calcext:value-type="string">
            <text:p>position</text:p>
          </table:table-cell>
          <table:table-cell/>
          <table:table-cell table:formula="of:=CONCATENATE(&quot;{&quot;&quot;&quot;;[.B214];&quot;&quot;&quot;},&quot;)" office:value-type="string" office:string-value="{&quot;ELEVATOR POSITION&quot;}," calcext:value-type="string">
            <text:p>{"ELEVATOR POSITION"},</text:p>
          </table:table-cell>
          <table:table-cell table:formula="of:=CONCATENATE(&quot;addsimvar(&quot;&quot;&quot;;[.B214];&quot;&quot;&quot;,&quot;&quot;&quot;;[.H214];&quot;&quot;&quot;)&quot;)" office:value-type="string" office:string-value="addsimvar(&quot;ELEVATOR POSITION&quot;,&quot;position&quot;)" calcext:value-type="string">
            <text:p>addsimvar("ELEVATOR POSITION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VATOR TRIM INDICATOR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15])" office:value-type="string" office:string-value="position" calcext:value-type="string">
            <text:p>position</text:p>
          </table:table-cell>
          <table:table-cell/>
          <table:table-cell table:formula="of:=CONCATENATE(&quot;{&quot;&quot;&quot;;[.B215];&quot;&quot;&quot;},&quot;)" office:value-type="string" office:string-value="{&quot;ELEVATOR TRIM INDICATOR&quot;}," calcext:value-type="string">
            <text:p>{"ELEVATOR TRIM INDICATOR"},</text:p>
          </table:table-cell>
          <table:table-cell table:formula="of:=CONCATENATE(&quot;addsimvar(&quot;&quot;&quot;;[.B215];&quot;&quot;&quot;,&quot;&quot;&quot;;[.H215];&quot;&quot;&quot;)&quot;)" office:value-type="string" office:string-value="addsimvar(&quot;ELEVATOR TRIM INDICATOR&quot;,&quot;position&quot;)" calcext:value-type="string">
            <text:p>addsimvar("ELEVATOR TRIM INDICATOR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VATOR TRIM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1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16];&quot;&quot;&quot;},&quot;)" office:value-type="string" office:string-value="{&quot;ELEVATOR TRIM PCT&quot;}," calcext:value-type="string">
            <text:p>{"ELEVATOR TRIM PCT"},</text:p>
          </table:table-cell>
          <table:table-cell table:formula="of:=CONCATENATE(&quot;addsimvar(&quot;&quot;&quot;;[.B216];&quot;&quot;&quot;,&quot;&quot;&quot;;[.H216];&quot;&quot;&quot;)&quot;)" office:value-type="string" office:string-value="addsimvar(&quot;ELEVATOR TRIM PCT&quot;,&quot;percent over 100&quot;)" calcext:value-type="string">
            <text:p>addsimvar("ELEVATOR TRIM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VATOR TRIM POSITION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17])" office:value-type="string" office:string-value="radians" calcext:value-type="string">
            <text:p>radians</text:p>
          </table:table-cell>
          <table:table-cell/>
          <table:table-cell table:formula="of:=CONCATENATE(&quot;{&quot;&quot;&quot;;[.B217];&quot;&quot;&quot;},&quot;)" office:value-type="string" office:string-value="{&quot;ELEVATOR TRIM POSITION&quot;}," calcext:value-type="string">
            <text:p>{"ELEVATOR TRIM POSITION"},</text:p>
          </table:table-cell>
          <table:table-cell table:formula="of:=CONCATENATE(&quot;addsimvar(&quot;&quot;&quot;;[.B217];&quot;&quot;&quot;,&quot;&quot;&quot;;[.H217];&quot;&quot;&quot;)&quot;)" office:value-type="string" office:string-value="addsimvar(&quot;ELEVATOR TRIM POSITION&quot;,&quot;radians&quot;)" calcext:value-type="string">
            <text:p>addsimvar("ELEVATOR TRIM POSITION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LEVON DEFLECTION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18])" office:value-type="string" office:string-value="radians" calcext:value-type="string">
            <text:p>radians</text:p>
          </table:table-cell>
          <table:table-cell/>
          <table:table-cell table:formula="of:=CONCATENATE(&quot;{&quot;&quot;&quot;;[.B218];&quot;&quot;&quot;},&quot;)" office:value-type="string" office:string-value="{&quot;ELEVON DEFLECTION&quot;}," calcext:value-type="string">
            <text:p>{"ELEVON DEFLECTION"},</text:p>
          </table:table-cell>
          <table:table-cell table:formula="of:=CONCATENATE(&quot;addsimvar(&quot;&quot;&quot;;[.B218];&quot;&quot;&quot;,&quot;&quot;&quot;;[.H218];&quot;&quot;&quot;)&quot;)" office:value-type="string" office:string-value="addsimvar(&quot;ELEVON DEFLECTION&quot;,&quot;radians&quot;)" calcext:value-type="string">
            <text:p>addsimvar("ELEVON DEFLECTION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MPTY WEIGHT</text:p>
          </table:table-cell>
          <table:table-cell table:style-name="ce8" office:value-type="string" calcext:value-type="string">
            <text:p>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19])" office:value-type="string" office:string-value="pounds" calcext:value-type="string">
            <text:p>pounds</text:p>
          </table:table-cell>
          <table:table-cell/>
          <table:table-cell table:formula="of:=CONCATENATE(&quot;{&quot;&quot;&quot;;[.B219];&quot;&quot;&quot;},&quot;)" office:value-type="string" office:string-value="{&quot;EMPTY WEIGHT&quot;}," calcext:value-type="string">
            <text:p>{"EMPTY WEIGHT"},</text:p>
          </table:table-cell>
          <table:table-cell table:formula="of:=CONCATENATE(&quot;addsimvar(&quot;&quot;&quot;;[.B219];&quot;&quot;&quot;,&quot;&quot;&quot;;[.H219];&quot;&quot;&quot;)&quot;)" office:value-type="string" office:string-value="addsimvar(&quot;EMPTY WEIGHT&quot;,&quot;pounds&quot;)" calcext:value-type="string">
            <text:p>addsimvar("EMPTY WEIGHT","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MPTY WEIGHT CROSS COUPLED MOI</text:p>
          </table:table-cell>
          <table:table-cell table:style-name="ce8" office:value-type="string" calcext:value-type="string">
            <text:p>slug feet square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units were written in a non-standard way</text:p>
          </table:table-cell>
          <table:table-cell table:formula="of:=LOWER([.C220])" office:value-type="string" office:string-value="slug feet squared" calcext:value-type="string">
            <text:p>slug feet squared</text:p>
          </table:table-cell>
          <table:table-cell/>
          <table:table-cell table:formula="of:=CONCATENATE(&quot;{&quot;&quot;&quot;;[.B220];&quot;&quot;&quot;},&quot;)" office:value-type="string" office:string-value="{&quot;EMPTY WEIGHT CROSS COUPLED MOI&quot;}," calcext:value-type="string">
            <text:p>{"EMPTY WEIGHT CROSS COUPLED MOI"},</text:p>
          </table:table-cell>
          <table:table-cell table:formula="of:=CONCATENATE(&quot;addsimvar(&quot;&quot;&quot;;[.B220];&quot;&quot;&quot;,&quot;&quot;&quot;;[.H220];&quot;&quot;&quot;)&quot;)" office:value-type="string" office:string-value="addsimvar(&quot;EMPTY WEIGHT CROSS COUPLED MOI&quot;,&quot;slug feet squared&quot;)" calcext:value-type="string">
            <text:p>addsimvar("EMPTY WEIGHT CROSS COUPLED MOI","slug feet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MPTY WEIGHT PITCH MOI</text:p>
          </table:table-cell>
          <table:table-cell table:style-name="ce8" office:value-type="string" calcext:value-type="string">
            <text:p>slug feet square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units were written in a non-standard way</text:p>
          </table:table-cell>
          <table:table-cell table:formula="of:=LOWER([.C221])" office:value-type="string" office:string-value="slug feet squared" calcext:value-type="string">
            <text:p>slug feet squared</text:p>
          </table:table-cell>
          <table:table-cell/>
          <table:table-cell table:formula="of:=CONCATENATE(&quot;{&quot;&quot;&quot;;[.B221];&quot;&quot;&quot;},&quot;)" office:value-type="string" office:string-value="{&quot;EMPTY WEIGHT PITCH MOI&quot;}," calcext:value-type="string">
            <text:p>{"EMPTY WEIGHT PITCH MOI"},</text:p>
          </table:table-cell>
          <table:table-cell table:formula="of:=CONCATENATE(&quot;addsimvar(&quot;&quot;&quot;;[.B221];&quot;&quot;&quot;,&quot;&quot;&quot;;[.H221];&quot;&quot;&quot;)&quot;)" office:value-type="string" office:string-value="addsimvar(&quot;EMPTY WEIGHT PITCH MOI&quot;,&quot;slug feet squared&quot;)" calcext:value-type="string">
            <text:p>addsimvar("EMPTY WEIGHT PITCH MOI","slug feet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MPTY WEIGHT ROLL MOI</text:p>
          </table:table-cell>
          <table:table-cell table:style-name="ce8" office:value-type="string" calcext:value-type="string">
            <text:p>slug feet square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units were written in a non-standard way</text:p>
          </table:table-cell>
          <table:table-cell table:formula="of:=LOWER([.C222])" office:value-type="string" office:string-value="slug feet squared" calcext:value-type="string">
            <text:p>slug feet squared</text:p>
          </table:table-cell>
          <table:table-cell/>
          <table:table-cell table:formula="of:=CONCATENATE(&quot;{&quot;&quot;&quot;;[.B222];&quot;&quot;&quot;},&quot;)" office:value-type="string" office:string-value="{&quot;EMPTY WEIGHT ROLL MOI&quot;}," calcext:value-type="string">
            <text:p>{"EMPTY WEIGHT ROLL MOI"},</text:p>
          </table:table-cell>
          <table:table-cell table:formula="of:=CONCATENATE(&quot;addsimvar(&quot;&quot;&quot;;[.B222];&quot;&quot;&quot;,&quot;&quot;&quot;;[.H222];&quot;&quot;&quot;)&quot;)" office:value-type="string" office:string-value="addsimvar(&quot;EMPTY WEIGHT ROLL MOI&quot;,&quot;slug feet squared&quot;)" calcext:value-type="string">
            <text:p>addsimvar("EMPTY WEIGHT ROLL MOI","slug feet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MPTY WEIGHT YAW MOI</text:p>
          </table:table-cell>
          <table:table-cell table:style-name="ce8" office:value-type="string" calcext:value-type="string">
            <text:p>slug feet square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units were written in a non-standard way</text:p>
          </table:table-cell>
          <table:table-cell table:formula="of:=LOWER([.C223])" office:value-type="string" office:string-value="slug feet squared" calcext:value-type="string">
            <text:p>slug feet squared</text:p>
          </table:table-cell>
          <table:table-cell/>
          <table:table-cell table:formula="of:=CONCATENATE(&quot;{&quot;&quot;&quot;;[.B223];&quot;&quot;&quot;},&quot;)" office:value-type="string" office:string-value="{&quot;EMPTY WEIGHT YAW MOI&quot;}," calcext:value-type="string">
            <text:p>{"EMPTY WEIGHT YAW MOI"},</text:p>
          </table:table-cell>
          <table:table-cell table:formula="of:=CONCATENATE(&quot;addsimvar(&quot;&quot;&quot;;[.B223];&quot;&quot;&quot;,&quot;&quot;&quot;;[.H223];&quot;&quot;&quot;)&quot;)" office:value-type="string" office:string-value="addsimvar(&quot;EMPTY WEIGHT YAW MOI&quot;,&quot;slug feet squared&quot;)" calcext:value-type="string">
            <text:p>addsimvar("EMPTY WEIGHT YAW MOI","slug feet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ANTI IC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24])" office:value-type="string" office:string-value="bool" calcext:value-type="string">
            <text:p>bool</text:p>
          </table:table-cell>
          <table:table-cell/>
          <table:table-cell table:formula="of:=CONCATENATE(&quot;{&quot;&quot;&quot;;[.B224];&quot;&quot;&quot;},&quot;)" office:value-type="string" office:string-value="{&quot;ENG ANTI ICE:index&quot;}," calcext:value-type="string">
            <text:p>{"ENG ANTI ICE:index"},</text:p>
          </table:table-cell>
          <table:table-cell table:formula="of:=CONCATENATE(&quot;addsimvar(&quot;&quot;&quot;;[.B224];&quot;&quot;&quot;,&quot;&quot;&quot;;[.H224];&quot;&quot;&quot;)&quot;)" office:value-type="string" office:string-value="addsimvar(&quot;ENG ANTI ICE:index&quot;,&quot;bool&quot;)" calcext:value-type="string">
            <text:p>addsimvar("ENG ANTI IC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COMBUSTI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25])" office:value-type="string" office:string-value="bool" calcext:value-type="string">
            <text:p>bool</text:p>
          </table:table-cell>
          <table:table-cell/>
          <table:table-cell table:formula="of:=CONCATENATE(&quot;{&quot;&quot;&quot;;[.B225];&quot;&quot;&quot;},&quot;)" office:value-type="string" office:string-value="{&quot;ENG COMBUSTION&quot;}," calcext:value-type="string">
            <text:p>{"ENG COMBUSTION"},</text:p>
          </table:table-cell>
          <table:table-cell table:formula="of:=CONCATENATE(&quot;addsimvar(&quot;&quot;&quot;;[.B225];&quot;&quot;&quot;,&quot;&quot;&quot;;[.H225];&quot;&quot;&quot;)&quot;)" office:value-type="string" office:string-value="addsimvar(&quot;ENG COMBUSTION&quot;,&quot;bool&quot;)" calcext:value-type="string">
            <text:p>addsimvar("ENG COMBUSTI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CYLINDER HEAD TEMPERATURE:index</text:p>
          </table:table-cell>
          <table:table-cell table:style-name="ce8" office:value-type="string" calcext:value-type="string">
            <text:p>Rankin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26])" office:value-type="string" office:string-value="rankine" calcext:value-type="string">
            <text:p>rankine</text:p>
          </table:table-cell>
          <table:table-cell/>
          <table:table-cell table:formula="of:=CONCATENATE(&quot;{&quot;&quot;&quot;;[.B226];&quot;&quot;&quot;},&quot;)" office:value-type="string" office:string-value="{&quot;ENG CYLINDER HEAD TEMPERATURE:index&quot;}," calcext:value-type="string">
            <text:p>{"ENG CYLINDER HEAD TEMPERATURE:index"},</text:p>
          </table:table-cell>
          <table:table-cell table:formula="of:=CONCATENATE(&quot;addsimvar(&quot;&quot;&quot;;[.B226];&quot;&quot;&quot;,&quot;&quot;&quot;;[.H226];&quot;&quot;&quot;)&quot;)" office:value-type="string" office:string-value="addsimvar(&quot;ENG CYLINDER HEAD TEMPERATURE:index&quot;,&quot;rankine&quot;)" calcext:value-type="string">
            <text:p>addsimvar("ENG CYLINDER HEAD TEMPERATURE:index","rankin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ELECTRICAL LOAD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27])" office:value-type="string" office:string-value="percent" calcext:value-type="string">
            <text:p>percent</text:p>
          </table:table-cell>
          <table:table-cell/>
          <table:table-cell table:formula="of:=CONCATENATE(&quot;{&quot;&quot;&quot;;[.B227];&quot;&quot;&quot;},&quot;)" office:value-type="string" office:string-value="{&quot;ENG ELECTRICAL LOAD:index&quot;}," calcext:value-type="string">
            <text:p>{"ENG ELECTRICAL LOAD:index"},</text:p>
          </table:table-cell>
          <table:table-cell table:formula="of:=CONCATENATE(&quot;addsimvar(&quot;&quot;&quot;;[.B227];&quot;&quot;&quot;,&quot;&quot;&quot;;[.H227];&quot;&quot;&quot;)&quot;)" office:value-type="string" office:string-value="addsimvar(&quot;ENG ELECTRICAL LOAD:index&quot;,&quot;percent&quot;)" calcext:value-type="string">
            <text:p>addsimvar("ENG ELECTRICAL LOAD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EXHAUST GAS TEMPERATURE GES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28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28];&quot;&quot;&quot;},&quot;)" office:value-type="string" office:string-value="{&quot;ENG EXHAUST GAS TEMPERATURE GES:index&quot;}," calcext:value-type="string">
            <text:p>{"ENG EXHAUST GAS TEMPERATURE GES:index"},</text:p>
          </table:table-cell>
          <table:table-cell table:formula="of:=CONCATENATE(&quot;addsimvar(&quot;&quot;&quot;;[.B228];&quot;&quot;&quot;,&quot;&quot;&quot;;[.H228];&quot;&quot;&quot;)&quot;)" office:value-type="string" office:string-value="addsimvar(&quot;ENG EXHAUST GAS TEMPERATURE GES:index&quot;,&quot;percent over 100&quot;)" calcext:value-type="string">
            <text:p>addsimvar("ENG EXHAUST GAS TEMPERATURE GES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EXHAUST GAS TEMPERATURE:index</text:p>
          </table:table-cell>
          <table:table-cell table:style-name="ce8" office:value-type="string" calcext:value-type="string">
            <text:p>Rankin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29])" office:value-type="string" office:string-value="rankine" calcext:value-type="string">
            <text:p>rankine</text:p>
          </table:table-cell>
          <table:table-cell/>
          <table:table-cell table:formula="of:=CONCATENATE(&quot;{&quot;&quot;&quot;;[.B229];&quot;&quot;&quot;},&quot;)" office:value-type="string" office:string-value="{&quot;ENG EXHAUST GAS TEMPERATURE:index&quot;}," calcext:value-type="string">
            <text:p>{"ENG EXHAUST GAS TEMPERATURE:index"},</text:p>
          </table:table-cell>
          <table:table-cell table:formula="of:=CONCATENATE(&quot;addsimvar(&quot;&quot;&quot;;[.B229];&quot;&quot;&quot;,&quot;&quot;&quot;;[.H229];&quot;&quot;&quot;)&quot;)" office:value-type="string" office:string-value="addsimvar(&quot;ENG EXHAUST GAS TEMPERATURE:index&quot;,&quot;rankine&quot;)" calcext:value-type="string">
            <text:p>addsimvar("ENG EXHAUST GAS TEMPERATURE:index","rankin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FAILED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30])" office:value-type="string" office:string-value="number" calcext:value-type="string">
            <text:p>number</text:p>
          </table:table-cell>
          <table:table-cell/>
          <table:table-cell table:formula="of:=CONCATENATE(&quot;{&quot;&quot;&quot;;[.B230];&quot;&quot;&quot;},&quot;)" office:value-type="string" office:string-value="{&quot;ENG FAILED:index&quot;}," calcext:value-type="string">
            <text:p>{"ENG FAILED:index"},</text:p>
          </table:table-cell>
          <table:table-cell table:formula="of:=CONCATENATE(&quot;addsimvar(&quot;&quot;&quot;;[.B230];&quot;&quot;&quot;,&quot;&quot;&quot;;[.H230];&quot;&quot;&quot;)&quot;)" office:value-type="string" office:string-value="addsimvar(&quot;ENG FAILED:index&quot;,&quot;number&quot;)" calcext:value-type="string">
            <text:p>addsimvar("ENG FAILED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FUEL FLOW BUG POSITION:index</text:p>
          </table:table-cell>
          <table:table-cell table:style-name="ce8" office:value-type="string" calcext:value-type="string">
            <text:p>Pounds per hou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31])" office:value-type="string" office:string-value="pounds per hour" calcext:value-type="string">
            <text:p>pounds per hour</text:p>
          </table:table-cell>
          <table:table-cell/>
          <table:table-cell table:formula="of:=CONCATENATE(&quot;{&quot;&quot;&quot;;[.B231];&quot;&quot;&quot;},&quot;)" office:value-type="string" office:string-value="{&quot;ENG FUEL FLOW BUG POSITION:index&quot;}," calcext:value-type="string">
            <text:p>{"ENG FUEL FLOW BUG POSITION:index"},</text:p>
          </table:table-cell>
          <table:table-cell table:formula="of:=CONCATENATE(&quot;addsimvar(&quot;&quot;&quot;;[.B231];&quot;&quot;&quot;,&quot;&quot;&quot;;[.H231];&quot;&quot;&quot;)&quot;)" office:value-type="string" office:string-value="addsimvar(&quot;ENG FUEL FLOW BUG POSITION:index&quot;,&quot;pounds per hour&quot;)" calcext:value-type="string">
            <text:p>addsimvar("ENG FUEL FLOW BUG POSITION:index","pounds per hou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FUEL FLOW GPH:index</text:p>
          </table:table-cell>
          <table:table-cell table:style-name="ce9"/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32])">
            <text:p/>
          </table:table-cell>
          <table:table-cell/>
          <table:table-cell table:formula="of:=CONCATENATE(&quot;{&quot;&quot;&quot;;[.B232];&quot;&quot;&quot;},&quot;)" office:value-type="string" office:string-value="{&quot;ENG FUEL FLOW GPH:index&quot;}," calcext:value-type="string">
            <text:p>{"ENG FUEL FLOW GPH:index"},</text:p>
          </table:table-cell>
          <table:table-cell table:formula="of:=CONCATENATE(&quot;addsimvar(&quot;&quot;&quot;;[.B232];&quot;&quot;&quot;,&quot;&quot;&quot;;[.H232];&quot;&quot;&quot;)&quot;)" office:value-type="string" office:string-value="addsimvar(&quot;ENG FUEL FLOW GPH:index&quot;,&quot;&quot;)" calcext:value-type="string">
            <text:p>addsimvar("ENG FUEL FLOW GPH:index","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FUEL FLOW PPH:index</text:p>
          </table:table-cell>
          <table:table-cell table:style-name="ce8" office:value-type="string" calcext:value-type="string">
            <text:p>Pounds per hou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33])" office:value-type="string" office:string-value="pounds per hour" calcext:value-type="string">
            <text:p>pounds per hour</text:p>
          </table:table-cell>
          <table:table-cell/>
          <table:table-cell table:formula="of:=CONCATENATE(&quot;{&quot;&quot;&quot;;[.B233];&quot;&quot;&quot;},&quot;)" office:value-type="string" office:string-value="{&quot;ENG FUEL FLOW PPH:index&quot;}," calcext:value-type="string">
            <text:p>{"ENG FUEL FLOW PPH:index"},</text:p>
          </table:table-cell>
          <table:table-cell table:formula="of:=CONCATENATE(&quot;addsimvar(&quot;&quot;&quot;;[.B233];&quot;&quot;&quot;,&quot;&quot;&quot;;[.H233];&quot;&quot;&quot;)&quot;)" office:value-type="string" office:string-value="addsimvar(&quot;ENG FUEL FLOW PPH:index&quot;,&quot;pounds per hour&quot;)" calcext:value-type="string">
            <text:p>addsimvar("ENG FUEL FLOW PPH:index","pounds per hou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FUEL PRESSURE:index</text:p>
          </table:table-cell>
          <table:table-cell table:style-name="ce8" office:value-type="string" calcext:value-type="string">
            <text:p>PSI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34])" office:value-type="string" office:string-value="psi" calcext:value-type="string">
            <text:p>psi</text:p>
          </table:table-cell>
          <table:table-cell/>
          <table:table-cell table:formula="of:=CONCATENATE(&quot;{&quot;&quot;&quot;;[.B234];&quot;&quot;&quot;},&quot;)" office:value-type="string" office:string-value="{&quot;ENG FUEL PRESSURE:index&quot;}," calcext:value-type="string">
            <text:p>{"ENG FUEL PRESSURE:index"},</text:p>
          </table:table-cell>
          <table:table-cell table:formula="of:=CONCATENATE(&quot;addsimvar(&quot;&quot;&quot;;[.B234];&quot;&quot;&quot;,&quot;&quot;&quot;;[.H234];&quot;&quot;&quot;)&quot;)" office:value-type="string" office:string-value="addsimvar(&quot;ENG FUEL PRESSURE:index&quot;,&quot;psi&quot;)" calcext:value-type="string">
            <text:p>addsimvar("ENG FUEL PRESSURE:index","psi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HYDRAULIC PRESSURE:index</text:p>
          </table:table-cell>
          <table:table-cell table:style-name="ce8" office:value-type="string" calcext:value-type="string">
            <text:p>pound-force per square inch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wrong unit name</text:p>
          </table:table-cell>
          <table:table-cell table:formula="of:=LOWER([.C235])" office:value-type="string" office:string-value="pound-force per square inch" calcext:value-type="string">
            <text:p>pound-force per square inch</text:p>
          </table:table-cell>
          <table:table-cell/>
          <table:table-cell table:formula="of:=CONCATENATE(&quot;{&quot;&quot;&quot;;[.B235];&quot;&quot;&quot;},&quot;)" office:value-type="string" office:string-value="{&quot;ENG HYDRAULIC PRESSURE:index&quot;}," calcext:value-type="string">
            <text:p>{"ENG HYDRAULIC PRESSURE:index"},</text:p>
          </table:table-cell>
          <table:table-cell table:formula="of:=CONCATENATE(&quot;addsimvar(&quot;&quot;&quot;;[.B235];&quot;&quot;&quot;,&quot;&quot;&quot;;[.H235];&quot;&quot;&quot;)&quot;)" office:value-type="string" office:string-value="addsimvar(&quot;ENG HYDRAULIC PRESSURE:index&quot;,&quot;pound-force per square inch&quot;)" calcext:value-type="string">
            <text:p>addsimvar("ENG HYDRAULIC PRESSURE:index","pound-force per square inch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HYDRAULIC QUANTITY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3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36];&quot;&quot;&quot;},&quot;)" office:value-type="string" office:string-value="{&quot;ENG HYDRAULIC QUANTITY:index&quot;}," calcext:value-type="string">
            <text:p>{"ENG HYDRAULIC QUANTITY:index"},</text:p>
          </table:table-cell>
          <table:table-cell table:formula="of:=CONCATENATE(&quot;addsimvar(&quot;&quot;&quot;;[.B236];&quot;&quot;&quot;,&quot;&quot;&quot;;[.H236];&quot;&quot;&quot;)&quot;)" office:value-type="string" office:string-value="addsimvar(&quot;ENG HYDRAULIC QUANTITY:index&quot;,&quot;percent over 100&quot;)" calcext:value-type="string">
            <text:p>addsimvar("ENG HYDRAULIC QUANTITY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MANIFOLD PRESSURE:index</text:p>
          </table:table-cell>
          <table:table-cell table:style-name="ce8" office:value-type="string" calcext:value-type="string">
            <text:p>inH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bad unit formating</text:p>
          </table:table-cell>
          <table:table-cell table:formula="of:=LOWER([.C237])" office:value-type="string" office:string-value="inhg" calcext:value-type="string">
            <text:p>inhg</text:p>
          </table:table-cell>
          <table:table-cell/>
          <table:table-cell table:formula="of:=CONCATENATE(&quot;{&quot;&quot;&quot;;[.B237];&quot;&quot;&quot;},&quot;)" office:value-type="string" office:string-value="{&quot;ENG MANIFOLD PRESSURE:index&quot;}," calcext:value-type="string">
            <text:p>{"ENG MANIFOLD PRESSURE:index"},</text:p>
          </table:table-cell>
          <table:table-cell table:formula="of:=CONCATENATE(&quot;addsimvar(&quot;&quot;&quot;;[.B237];&quot;&quot;&quot;,&quot;&quot;&quot;;[.H237];&quot;&quot;&quot;)&quot;)" office:value-type="string" office:string-value="addsimvar(&quot;ENG MANIFOLD PRESSURE:index&quot;,&quot;inhg&quot;)" calcext:value-type="string">
            <text:p>addsimvar("ENG MANIFOLD PRESSURE:index","inh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MAX RPM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38])" office:value-type="string" office:string-value="rpm" calcext:value-type="string">
            <text:p>rpm</text:p>
          </table:table-cell>
          <table:table-cell/>
          <table:table-cell table:formula="of:=CONCATENATE(&quot;{&quot;&quot;&quot;;[.B238];&quot;&quot;&quot;},&quot;)" office:value-type="string" office:string-value="{&quot;ENG MAX RPM&quot;}," calcext:value-type="string">
            <text:p>{"ENG MAX RPM"},</text:p>
          </table:table-cell>
          <table:table-cell table:formula="of:=CONCATENATE(&quot;addsimvar(&quot;&quot;&quot;;[.B238];&quot;&quot;&quot;,&quot;&quot;&quot;;[.H238];&quot;&quot;&quot;)&quot;)" office:value-type="string" office:string-value="addsimvar(&quot;ENG MAX RPM&quot;,&quot;rpm&quot;)" calcext:value-type="string">
            <text:p>addsimvar("ENG MAX RPM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N1 RPM:index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39])" office:value-type="string" office:string-value="rpm" calcext:value-type="string">
            <text:p>rpm</text:p>
          </table:table-cell>
          <table:table-cell/>
          <table:table-cell table:formula="of:=CONCATENATE(&quot;{&quot;&quot;&quot;;[.B239];&quot;&quot;&quot;},&quot;)" office:value-type="string" office:string-value="{&quot;ENG N1 RPM:index&quot;}," calcext:value-type="string">
            <text:p>{"ENG N1 RPM:index"},</text:p>
          </table:table-cell>
          <table:table-cell table:formula="of:=CONCATENATE(&quot;addsimvar(&quot;&quot;&quot;;[.B239];&quot;&quot;&quot;,&quot;&quot;&quot;;[.H239];&quot;&quot;&quot;)&quot;)" office:value-type="string" office:string-value="addsimvar(&quot;ENG N1 RPM:index&quot;,&quot;rpm&quot;)" calcext:value-type="string">
            <text:p>addsimvar("ENG N1 RPM:index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N2 RPM:index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40])" office:value-type="string" office:string-value="rpm" calcext:value-type="string">
            <text:p>rpm</text:p>
          </table:table-cell>
          <table:table-cell/>
          <table:table-cell table:formula="of:=CONCATENATE(&quot;{&quot;&quot;&quot;;[.B240];&quot;&quot;&quot;},&quot;)" office:value-type="string" office:string-value="{&quot;ENG N2 RPM:index&quot;}," calcext:value-type="string">
            <text:p>{"ENG N2 RPM:index"},</text:p>
          </table:table-cell>
          <table:table-cell table:formula="of:=CONCATENATE(&quot;addsimvar(&quot;&quot;&quot;;[.B240];&quot;&quot;&quot;,&quot;&quot;&quot;;[.H240];&quot;&quot;&quot;)&quot;)" office:value-type="string" office:string-value="addsimvar(&quot;ENG N2 RPM:index&quot;,&quot;rpm&quot;)" calcext:value-type="string">
            <text:p>addsimvar("ENG N2 RPM:index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OIL PRESSURE:index</text:p>
          </table:table-cell>
          <table:table-cell table:style-name="ce8" office:value-type="string" calcext:value-type="string">
            <text:p>pound-force per square inch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wrong unit name</text:p>
          </table:table-cell>
          <table:table-cell table:formula="of:=LOWER([.C241])" office:value-type="string" office:string-value="pound-force per square inch" calcext:value-type="string">
            <text:p>pound-force per square inch</text:p>
          </table:table-cell>
          <table:table-cell/>
          <table:table-cell table:formula="of:=CONCATENATE(&quot;{&quot;&quot;&quot;;[.B241];&quot;&quot;&quot;},&quot;)" office:value-type="string" office:string-value="{&quot;ENG OIL PRESSURE:index&quot;}," calcext:value-type="string">
            <text:p>{"ENG OIL PRESSURE:index"},</text:p>
          </table:table-cell>
          <table:table-cell table:formula="of:=CONCATENATE(&quot;addsimvar(&quot;&quot;&quot;;[.B241];&quot;&quot;&quot;,&quot;&quot;&quot;;[.H241];&quot;&quot;&quot;)&quot;)" office:value-type="string" office:string-value="addsimvar(&quot;ENG OIL PRESSURE:index&quot;,&quot;pound-force per square inch&quot;)" calcext:value-type="string">
            <text:p>addsimvar("ENG OIL PRESSURE:index","pound-force per square inch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OIL QUANTITY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4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42];&quot;&quot;&quot;},&quot;)" office:value-type="string" office:string-value="{&quot;ENG OIL QUANTITY:index&quot;}," calcext:value-type="string">
            <text:p>{"ENG OIL QUANTITY:index"},</text:p>
          </table:table-cell>
          <table:table-cell table:formula="of:=CONCATENATE(&quot;addsimvar(&quot;&quot;&quot;;[.B242];&quot;&quot;&quot;,&quot;&quot;&quot;;[.H242];&quot;&quot;&quot;)&quot;)" office:value-type="string" office:string-value="addsimvar(&quot;ENG OIL QUANTITY:index&quot;,&quot;percent over 100&quot;)" calcext:value-type="string">
            <text:p>addsimvar("ENG OIL QUANTITY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OIL TEMPERATURE:index</text:p>
          </table:table-cell>
          <table:table-cell table:style-name="ce8" office:value-type="string" calcext:value-type="string">
            <text:p>Rankin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43])" office:value-type="string" office:string-value="rankine" calcext:value-type="string">
            <text:p>rankine</text:p>
          </table:table-cell>
          <table:table-cell/>
          <table:table-cell table:formula="of:=CONCATENATE(&quot;{&quot;&quot;&quot;;[.B243];&quot;&quot;&quot;},&quot;)" office:value-type="string" office:string-value="{&quot;ENG OIL TEMPERATURE:index&quot;}," calcext:value-type="string">
            <text:p>{"ENG OIL TEMPERATURE:index"},</text:p>
          </table:table-cell>
          <table:table-cell table:formula="of:=CONCATENATE(&quot;addsimvar(&quot;&quot;&quot;;[.B243];&quot;&quot;&quot;,&quot;&quot;&quot;;[.H243];&quot;&quot;&quot;)&quot;)" office:value-type="string" office:string-value="addsimvar(&quot;ENG OIL TEMPERATURE:index&quot;,&quot;rankine&quot;)" calcext:value-type="string">
            <text:p>addsimvar("ENG OIL TEMPERATURE:index","rankin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ON FIR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44])" office:value-type="string" office:string-value="bool" calcext:value-type="string">
            <text:p>bool</text:p>
          </table:table-cell>
          <table:table-cell/>
          <table:table-cell table:formula="of:=CONCATENATE(&quot;{&quot;&quot;&quot;;[.B244];&quot;&quot;&quot;},&quot;)" office:value-type="string" office:string-value="{&quot;ENG ON FIRE:index&quot;}," calcext:value-type="string">
            <text:p>{"ENG ON FIRE:index"},</text:p>
          </table:table-cell>
          <table:table-cell table:formula="of:=CONCATENATE(&quot;addsimvar(&quot;&quot;&quot;;[.B244];&quot;&quot;&quot;,&quot;&quot;&quot;;[.H244];&quot;&quot;&quot;)&quot;)" office:value-type="string" office:string-value="addsimvar(&quot;ENG ON FIRE:index&quot;,&quot;bool&quot;)" calcext:value-type="string">
            <text:p>addsimvar("ENG ON FIR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PRESSURE RATIO:index</text:p>
          </table:table-cell>
          <table:table-cell table:style-name="ce8" office:value-type="string" calcext:value-type="string">
            <text:p>Ratio (0-16384)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45])" office:value-type="string" office:string-value="ratio (0-16384)" calcext:value-type="string">
            <text:p>ratio (0-16384)</text:p>
          </table:table-cell>
          <table:table-cell/>
          <table:table-cell table:formula="of:=CONCATENATE(&quot;{&quot;&quot;&quot;;[.B245];&quot;&quot;&quot;},&quot;)" office:value-type="string" office:string-value="{&quot;ENG PRESSURE RATIO:index&quot;}," calcext:value-type="string">
            <text:p>{"ENG PRESSURE RATIO:index"},</text:p>
          </table:table-cell>
          <table:table-cell table:formula="of:=CONCATENATE(&quot;addsimvar(&quot;&quot;&quot;;[.B245];&quot;&quot;&quot;,&quot;&quot;&quot;;[.H245];&quot;&quot;&quot;)&quot;)" office:value-type="string" office:string-value="addsimvar(&quot;ENG PRESSURE RATIO:index&quot;,&quot;ratio (0-16384)&quot;)" calcext:value-type="string">
            <text:p>addsimvar("ENG PRESSURE RATIO:index","ratio (0-16384)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ROTOR RPM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46])" office:value-type="string" office:string-value="percent" calcext:value-type="string">
            <text:p>percent</text:p>
          </table:table-cell>
          <table:table-cell/>
          <table:table-cell table:formula="of:=CONCATENATE(&quot;{&quot;&quot;&quot;;[.B246];&quot;&quot;&quot;},&quot;)" office:value-type="string" office:string-value="{&quot;ENG ROTOR RPM:index&quot;}," calcext:value-type="string">
            <text:p>{"ENG ROTOR RPM:index"},</text:p>
          </table:table-cell>
          <table:table-cell table:formula="of:=CONCATENATE(&quot;addsimvar(&quot;&quot;&quot;;[.B246];&quot;&quot;&quot;,&quot;&quot;&quot;;[.H246];&quot;&quot;&quot;)&quot;)" office:value-type="string" office:string-value="addsimvar(&quot;ENG ROTOR RPM:index&quot;,&quot;percent&quot;)" calcext:value-type="string">
            <text:p>addsimvar("ENG ROTOR RPM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RPM ANIMATION PERCENT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47])" office:value-type="string" office:string-value="percent" calcext:value-type="string">
            <text:p>percent</text:p>
          </table:table-cell>
          <table:table-cell/>
          <table:table-cell table:formula="of:=CONCATENATE(&quot;{&quot;&quot;&quot;;[.B247];&quot;&quot;&quot;},&quot;)" office:value-type="string" office:string-value="{&quot;ENG RPM ANIMATION PERCENT:index&quot;}," calcext:value-type="string">
            <text:p>{"ENG RPM ANIMATION PERCENT:index"},</text:p>
          </table:table-cell>
          <table:table-cell table:formula="of:=CONCATENATE(&quot;addsimvar(&quot;&quot;&quot;;[.B247];&quot;&quot;&quot;,&quot;&quot;&quot;;[.H247];&quot;&quot;&quot;)&quot;)" office:value-type="string" office:string-value="addsimvar(&quot;ENG RPM ANIMATION PERCENT:index&quot;,&quot;percent&quot;)" calcext:value-type="string">
            <text:p>addsimvar("ENG RPM ANIMATION PERCENT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RPM SCALER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wrong unit name: scalar -&gt; number</text:p>
          </table:table-cell>
          <table:table-cell table:formula="of:=LOWER([.C248])" office:value-type="string" office:string-value="number" calcext:value-type="string">
            <text:p>number</text:p>
          </table:table-cell>
          <table:table-cell/>
          <table:table-cell table:formula="of:=CONCATENATE(&quot;{&quot;&quot;&quot;;[.B248];&quot;&quot;&quot;},&quot;)" office:value-type="string" office:string-value="{&quot;ENG RPM SCALER:index&quot;}," calcext:value-type="string">
            <text:p>{"ENG RPM SCALER:index"},</text:p>
          </table:table-cell>
          <table:table-cell table:formula="of:=CONCATENATE(&quot;addsimvar(&quot;&quot;&quot;;[.B248];&quot;&quot;&quot;,&quot;&quot;&quot;;[.H248];&quot;&quot;&quot;)&quot;)" office:value-type="string" office:string-value="addsimvar(&quot;ENG RPM SCALER:index&quot;,&quot;number&quot;)" calcext:value-type="string">
            <text:p>addsimvar("ENG RPM SCALER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TORQUE PERCENT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49])" office:value-type="string" office:string-value="percent" calcext:value-type="string">
            <text:p>percent</text:p>
          </table:table-cell>
          <table:table-cell/>
          <table:table-cell table:formula="of:=CONCATENATE(&quot;{&quot;&quot;&quot;;[.B249];&quot;&quot;&quot;},&quot;)" office:value-type="string" office:string-value="{&quot;ENG TORQUE PERCENT:index&quot;}," calcext:value-type="string">
            <text:p>{"ENG TORQUE PERCENT:index"},</text:p>
          </table:table-cell>
          <table:table-cell table:formula="of:=CONCATENATE(&quot;addsimvar(&quot;&quot;&quot;;[.B249];&quot;&quot;&quot;,&quot;&quot;&quot;;[.H249];&quot;&quot;&quot;)&quot;)" office:value-type="string" office:string-value="addsimvar(&quot;ENG TORQUE PERCENT:index&quot;,&quot;percent&quot;)" calcext:value-type="string">
            <text:p>addsimvar("ENG TORQUE PERCENT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TORQUE:index</text:p>
          </table:table-cell>
          <table:table-cell table:style-name="ce8" office:value-type="string" calcext:value-type="string">
            <text:p>Foot 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50])" office:value-type="string" office:string-value="foot pounds" calcext:value-type="string">
            <text:p>foot pounds</text:p>
          </table:table-cell>
          <table:table-cell/>
          <table:table-cell table:formula="of:=CONCATENATE(&quot;{&quot;&quot;&quot;;[.B250];&quot;&quot;&quot;},&quot;)" office:value-type="string" office:string-value="{&quot;ENG TORQUE:index&quot;}," calcext:value-type="string">
            <text:p>{"ENG TORQUE:index"},</text:p>
          </table:table-cell>
          <table:table-cell table:formula="of:=CONCATENATE(&quot;addsimvar(&quot;&quot;&quot;;[.B250];&quot;&quot;&quot;,&quot;&quot;&quot;;[.H250];&quot;&quot;&quot;)&quot;)" office:value-type="string" office:string-value="addsimvar(&quot;ENG TORQUE:index&quot;,&quot;foot pounds&quot;)" calcext:value-type="string">
            <text:p>addsimvar("ENG TORQUE:index","foot 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TRANSMISSION PRESSURE:index</text:p>
          </table:table-cell>
          <table:table-cell table:style-name="ce8" office:value-type="string" calcext:value-type="string">
            <text:p>PSI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51])" office:value-type="string" office:string-value="psi" calcext:value-type="string">
            <text:p>psi</text:p>
          </table:table-cell>
          <table:table-cell/>
          <table:table-cell table:formula="of:=CONCATENATE(&quot;{&quot;&quot;&quot;;[.B251];&quot;&quot;&quot;},&quot;)" office:value-type="string" office:string-value="{&quot;ENG TRANSMISSION PRESSURE:index&quot;}," calcext:value-type="string">
            <text:p>{"ENG TRANSMISSION PRESSURE:index"},</text:p>
          </table:table-cell>
          <table:table-cell table:formula="of:=CONCATENATE(&quot;addsimvar(&quot;&quot;&quot;;[.B251];&quot;&quot;&quot;,&quot;&quot;&quot;;[.H251];&quot;&quot;&quot;)&quot;)" office:value-type="string" office:string-value="addsimvar(&quot;ENG TRANSMISSION PRESSURE:index&quot;,&quot;psi&quot;)" calcext:value-type="string">
            <text:p>addsimvar("ENG TRANSMISSION PRESSURE:index","psi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TRANSMISSION TEMPERATURE:index</text:p>
          </table:table-cell>
          <table:table-cell table:style-name="ce8" office:value-type="string" calcext:value-type="string">
            <text:p>Celsiu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52])" office:value-type="string" office:string-value="celsius" calcext:value-type="string">
            <text:p>celsius</text:p>
          </table:table-cell>
          <table:table-cell/>
          <table:table-cell table:formula="of:=CONCATENATE(&quot;{&quot;&quot;&quot;;[.B252];&quot;&quot;&quot;},&quot;)" office:value-type="string" office:string-value="{&quot;ENG TRANSMISSION TEMPERATURE:index&quot;}," calcext:value-type="string">
            <text:p>{"ENG TRANSMISSION TEMPERATURE:index"},</text:p>
          </table:table-cell>
          <table:table-cell table:formula="of:=CONCATENATE(&quot;addsimvar(&quot;&quot;&quot;;[.B252];&quot;&quot;&quot;,&quot;&quot;&quot;;[.H252];&quot;&quot;&quot;)&quot;)" office:value-type="string" office:string-value="addsimvar(&quot;ENG TRANSMISSION TEMPERATURE:index&quot;,&quot;celsius&quot;)" calcext:value-type="string">
            <text:p>addsimvar("ENG TRANSMISSION TEMPERATURE:index","celsiu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TURBINE TEMPERATURE:index</text:p>
          </table:table-cell>
          <table:table-cell table:style-name="ce8" office:value-type="string" calcext:value-type="string">
            <text:p>Celsiu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53])" office:value-type="string" office:string-value="celsius" calcext:value-type="string">
            <text:p>celsius</text:p>
          </table:table-cell>
          <table:table-cell/>
          <table:table-cell table:formula="of:=CONCATENATE(&quot;{&quot;&quot;&quot;;[.B253];&quot;&quot;&quot;},&quot;)" office:value-type="string" office:string-value="{&quot;ENG TURBINE TEMPERATURE:index&quot;}," calcext:value-type="string">
            <text:p>{"ENG TURBINE TEMPERATURE:index"},</text:p>
          </table:table-cell>
          <table:table-cell table:formula="of:=CONCATENATE(&quot;addsimvar(&quot;&quot;&quot;;[.B253];&quot;&quot;&quot;,&quot;&quot;&quot;;[.H253];&quot;&quot;&quot;)&quot;)" office:value-type="string" office:string-value="addsimvar(&quot;ENG TURBINE TEMPERATURE:index&quot;,&quot;celsius&quot;)" calcext:value-type="string">
            <text:p>addsimvar("ENG TURBINE TEMPERATURE:index","celsiu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 VIBRATION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54])" office:value-type="string" office:string-value="number" calcext:value-type="string">
            <text:p>number</text:p>
          </table:table-cell>
          <table:table-cell/>
          <table:table-cell table:formula="of:=CONCATENATE(&quot;{&quot;&quot;&quot;;[.B254];&quot;&quot;&quot;},&quot;)" office:value-type="string" office:string-value="{&quot;ENG VIBRATION:index&quot;}," calcext:value-type="string">
            <text:p>{"ENG VIBRATION:index"},</text:p>
          </table:table-cell>
          <table:table-cell table:formula="of:=CONCATENATE(&quot;addsimvar(&quot;&quot;&quot;;[.B254];&quot;&quot;&quot;,&quot;&quot;&quot;;[.H254];&quot;&quot;&quot;)&quot;)" office:value-type="string" office:string-value="addsimvar(&quot;ENG VIBRATION:index&quot;,&quot;number&quot;)" calcext:value-type="string">
            <text:p>addsimvar("ENG VIBRATION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INE CONTROL SELECT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55])" office:value-type="string" office:string-value="mask" calcext:value-type="string">
            <text:p>mask</text:p>
          </table:table-cell>
          <table:table-cell/>
          <table:table-cell table:formula="of:=CONCATENATE(&quot;{&quot;&quot;&quot;;[.B255];&quot;&quot;&quot;},&quot;)" office:value-type="string" office:string-value="{&quot;ENGINE CONTROL SELECT&quot;}," calcext:value-type="string">
            <text:p>{"ENGINE CONTROL SELECT"},</text:p>
          </table:table-cell>
          <table:table-cell table:formula="of:=CONCATENATE(&quot;addsimvar(&quot;&quot;&quot;;[.B255];&quot;&quot;&quot;,&quot;&quot;&quot;;[.H255];&quot;&quot;&quot;)&quot;)" office:value-type="string" office:string-value="addsimvar(&quot;ENGINE CONTROL SELECT&quot;,&quot;mask&quot;)" calcext:value-type="string">
            <text:p>addsimvar("ENGINE CONTROL SELECT","mask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INE MIXURE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56])" office:value-type="string" office:string-value="bool" calcext:value-type="string">
            <text:p>bool</text:p>
          </table:table-cell>
          <table:table-cell/>
          <table:table-cell table:formula="of:=CONCATENATE(&quot;{&quot;&quot;&quot;;[.B256];&quot;&quot;&quot;},&quot;)" office:value-type="string" office:string-value="{&quot;ENGINE MIXURE AVAILABLE&quot;}," calcext:value-type="string">
            <text:p>{"ENGINE MIXURE AVAILABLE"},</text:p>
          </table:table-cell>
          <table:table-cell table:formula="of:=CONCATENATE(&quot;addsimvar(&quot;&quot;&quot;;[.B256];&quot;&quot;&quot;,&quot;&quot;&quot;;[.H256];&quot;&quot;&quot;)&quot;)" office:value-type="string" office:string-value="addsimvar(&quot;ENGINE MIXURE AVAILABLE&quot;,&quot;bool&quot;)" calcext:value-type="string">
            <text:p>addsimvar("ENGINE MIXURE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NGINE TYP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57])" office:value-type="string" office:string-value="enum" calcext:value-type="string">
            <text:p>enum</text:p>
          </table:table-cell>
          <table:table-cell/>
          <table:table-cell table:formula="of:=CONCATENATE(&quot;{&quot;&quot;&quot;;[.B257];&quot;&quot;&quot;},&quot;)" office:value-type="string" office:string-value="{&quot;ENGINE TYPE&quot;}," calcext:value-type="string">
            <text:p>{"ENGINE TYPE"},</text:p>
          </table:table-cell>
          <table:table-cell table:formula="of:=CONCATENATE(&quot;addsimvar(&quot;&quot;&quot;;[.B257];&quot;&quot;&quot;,&quot;&quot;&quot;;[.H257];&quot;&quot;&quot;)&quot;)" office:value-type="string" office:string-value="addsimvar(&quot;ENGINE TYPE&quot;,&quot;enum&quot;)" calcext:value-type="string">
            <text:p>addsimvar("ENGINE TYP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STIMATED CRUISE SPEED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58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258];&quot;&quot;&quot;},&quot;)" office:value-type="string" office:string-value="{&quot;ESTIMATED CRUISE SPEED&quot;}," calcext:value-type="string">
            <text:p>{"ESTIMATED CRUISE SPEED"},</text:p>
          </table:table-cell>
          <table:table-cell table:formula="of:=CONCATENATE(&quot;addsimvar(&quot;&quot;&quot;;[.B258];&quot;&quot;&quot;,&quot;&quot;&quot;;[.H258];&quot;&quot;&quot;)&quot;)" office:value-type="string" office:string-value="addsimvar(&quot;ESTIMATED CRUISE SPEED&quot;,&quot;feet per second&quot;)" calcext:value-type="string">
            <text:p>addsimvar("ESTIMATED CRUISE SPEED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STIMATED FUEL FLOW</text:p>
          </table:table-cell>
          <table:table-cell table:style-name="ce8" office:value-type="string" calcext:value-type="string">
            <text:p>Pounds per hou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59])" office:value-type="string" office:string-value="pounds per hour" calcext:value-type="string">
            <text:p>pounds per hour</text:p>
          </table:table-cell>
          <table:table-cell/>
          <table:table-cell table:formula="of:=CONCATENATE(&quot;{&quot;&quot;&quot;;[.B259];&quot;&quot;&quot;},&quot;)" office:value-type="string" office:string-value="{&quot;ESTIMATED FUEL FLOW&quot;}," calcext:value-type="string">
            <text:p>{"ESTIMATED FUEL FLOW"},</text:p>
          </table:table-cell>
          <table:table-cell table:formula="of:=CONCATENATE(&quot;addsimvar(&quot;&quot;&quot;;[.B259];&quot;&quot;&quot;,&quot;&quot;&quot;;[.H259];&quot;&quot;&quot;)&quot;)" office:value-type="string" office:string-value="addsimvar(&quot;ESTIMATED FUEL FLOW&quot;,&quot;pounds per hour&quot;)" calcext:value-type="string">
            <text:p>addsimvar("ESTIMATED FUEL FLOW","pounds per hou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XIT OPEN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60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60];&quot;&quot;&quot;},&quot;)" office:value-type="string" office:string-value="{&quot;EXIT OPEN:index&quot;}," calcext:value-type="string">
            <text:p>{"EXIT OPEN:index"},</text:p>
          </table:table-cell>
          <table:table-cell table:formula="of:=CONCATENATE(&quot;addsimvar(&quot;&quot;&quot;;[.B260];&quot;&quot;&quot;,&quot;&quot;&quot;;[.H260];&quot;&quot;&quot;)&quot;)" office:value-type="string" office:string-value="addsimvar(&quot;EXIT OPEN:index&quot;,&quot;percent over 100&quot;)" calcext:value-type="string">
            <text:p>addsimvar("EXIT OPEN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XIT POSX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61])" office:value-type="string" office:string-value="feet" calcext:value-type="string">
            <text:p>feet</text:p>
          </table:table-cell>
          <table:table-cell/>
          <table:table-cell table:formula="of:=CONCATENATE(&quot;{&quot;&quot;&quot;;[.B261];&quot;&quot;&quot;},&quot;)" office:value-type="string" office:string-value="{&quot;EXIT POSX&quot;}," calcext:value-type="string">
            <text:p>{"EXIT POSX"},</text:p>
          </table:table-cell>
          <table:table-cell table:formula="of:=CONCATENATE(&quot;addsimvar(&quot;&quot;&quot;;[.B261];&quot;&quot;&quot;,&quot;&quot;&quot;;[.H261];&quot;&quot;&quot;)&quot;)" office:value-type="string" office:string-value="addsimvar(&quot;EXIT POSX&quot;,&quot;feet&quot;)" calcext:value-type="string">
            <text:p>addsimvar("EXIT POSX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XIT POSY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62])" office:value-type="string" office:string-value="feet" calcext:value-type="string">
            <text:p>feet</text:p>
          </table:table-cell>
          <table:table-cell/>
          <table:table-cell table:formula="of:=CONCATENATE(&quot;{&quot;&quot;&quot;;[.B262];&quot;&quot;&quot;},&quot;)" office:value-type="string" office:string-value="{&quot;EXIT POSY&quot;}," calcext:value-type="string">
            <text:p>{"EXIT POSY"},</text:p>
          </table:table-cell>
          <table:table-cell table:formula="of:=CONCATENATE(&quot;addsimvar(&quot;&quot;&quot;;[.B262];&quot;&quot;&quot;,&quot;&quot;&quot;;[.H262];&quot;&quot;&quot;)&quot;)" office:value-type="string" office:string-value="addsimvar(&quot;EXIT POSY&quot;,&quot;feet&quot;)" calcext:value-type="string">
            <text:p>addsimvar("EXIT POSY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XIT POSZ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63])" office:value-type="string" office:string-value="feet" calcext:value-type="string">
            <text:p>feet</text:p>
          </table:table-cell>
          <table:table-cell/>
          <table:table-cell table:formula="of:=CONCATENATE(&quot;{&quot;&quot;&quot;;[.B263];&quot;&quot;&quot;},&quot;)" office:value-type="string" office:string-value="{&quot;EXIT POSZ&quot;}," calcext:value-type="string">
            <text:p>{"EXIT POSZ"},</text:p>
          </table:table-cell>
          <table:table-cell table:formula="of:=CONCATENATE(&quot;addsimvar(&quot;&quot;&quot;;[.B263];&quot;&quot;&quot;,&quot;&quot;&quot;;[.H263];&quot;&quot;&quot;)&quot;)" office:value-type="string" office:string-value="addsimvar(&quot;EXIT POSZ&quot;,&quot;feet&quot;)" calcext:value-type="string">
            <text:p>addsimvar("EXIT POSZ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XIT TYP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64])" office:value-type="string" office:string-value="enum" calcext:value-type="string">
            <text:p>enum</text:p>
          </table:table-cell>
          <table:table-cell/>
          <table:table-cell table:formula="of:=CONCATENATE(&quot;{&quot;&quot;&quot;;[.B264];&quot;&quot;&quot;},&quot;)" office:value-type="string" office:string-value="{&quot;EXIT TYPE&quot;}," calcext:value-type="string">
            <text:p>{"EXIT TYPE"},</text:p>
          </table:table-cell>
          <table:table-cell table:formula="of:=CONCATENATE(&quot;addsimvar(&quot;&quot;&quot;;[.B264];&quot;&quot;&quot;,&quot;&quot;&quot;;[.H264];&quot;&quot;&quot;)&quot;)" office:value-type="string" office:string-value="addsimvar(&quot;EXIT TYPE&quot;,&quot;enum&quot;)" calcext:value-type="string">
            <text:p>addsimvar("EXIT TYP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EYEPOINT POSITION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65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265];&quot;&quot;&quot;},&quot;)" office:value-type="string" office:string-value="{&quot;EYEPOINT POSITION&quot;}," calcext:value-type="string">
            <text:p>{"EYEPOINT POSITION"},</text:p>
          </table:table-cell>
          <table:table-cell table:formula="of:=CONCATENATE(&quot;addsimvar(&quot;&quot;&quot;;[.B265];&quot;&quot;&quot;,&quot;&quot;&quot;;[.H265];&quot;&quot;&quot;)&quot;)" office:value-type="string" office:string-value="addsimvar(&quot;EYEPOINT POSITION&quot;,&quot;simconnect_data_xyz&quot;)" calcext:value-type="string">
            <text:p>addsimvar("EYEPOINT POSITION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IRE BOTTLE DISCHARG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66])" office:value-type="string" office:string-value="bool" calcext:value-type="string">
            <text:p>bool</text:p>
          </table:table-cell>
          <table:table-cell/>
          <table:table-cell table:formula="of:=CONCATENATE(&quot;{&quot;&quot;&quot;;[.B266];&quot;&quot;&quot;},&quot;)" office:value-type="string" office:string-value="{&quot;FIRE BOTTLE DISCHARGED&quot;}," calcext:value-type="string">
            <text:p>{"FIRE BOTTLE DISCHARGED"},</text:p>
          </table:table-cell>
          <table:table-cell table:formula="of:=CONCATENATE(&quot;addsimvar(&quot;&quot;&quot;;[.B266];&quot;&quot;&quot;,&quot;&quot;&quot;;[.H266];&quot;&quot;&quot;)&quot;)" office:value-type="string" office:string-value="addsimvar(&quot;FIRE BOTTLE DISCHARGED&quot;,&quot;bool&quot;)" calcext:value-type="string">
            <text:p>addsimvar("FIRE BOTTLE DISCHARG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IRE BOTTLE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67])" office:value-type="string" office:string-value="bool" calcext:value-type="string">
            <text:p>bool</text:p>
          </table:table-cell>
          <table:table-cell/>
          <table:table-cell table:formula="of:=CONCATENATE(&quot;{&quot;&quot;&quot;;[.B267];&quot;&quot;&quot;},&quot;)" office:value-type="string" office:string-value="{&quot;FIRE BOTTLE SWITCH&quot;}," calcext:value-type="string">
            <text:p>{"FIRE BOTTLE SWITCH"},</text:p>
          </table:table-cell>
          <table:table-cell table:formula="of:=CONCATENATE(&quot;addsimvar(&quot;&quot;&quot;;[.B267];&quot;&quot;&quot;,&quot;&quot;&quot;;[.H267];&quot;&quot;&quot;)&quot;)" office:value-type="string" office:string-value="addsimvar(&quot;FIRE BOTTLE SWITCH&quot;,&quot;bool&quot;)" calcext:value-type="string">
            <text:p>addsimvar("FIRE BOTTLE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AP DAMAGE BY SPE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68])" office:value-type="string" office:string-value="bool" calcext:value-type="string">
            <text:p>bool</text:p>
          </table:table-cell>
          <table:table-cell/>
          <table:table-cell table:formula="of:=CONCATENATE(&quot;{&quot;&quot;&quot;;[.B268];&quot;&quot;&quot;},&quot;)" office:value-type="string" office:string-value="{&quot;FLAP DAMAGE BY SPEED&quot;}," calcext:value-type="string">
            <text:p>{"FLAP DAMAGE BY SPEED"},</text:p>
          </table:table-cell>
          <table:table-cell table:formula="of:=CONCATENATE(&quot;addsimvar(&quot;&quot;&quot;;[.B268];&quot;&quot;&quot;,&quot;&quot;&quot;;[.H268];&quot;&quot;&quot;)&quot;)" office:value-type="string" office:string-value="addsimvar(&quot;FLAP DAMAGE BY SPEED&quot;,&quot;bool&quot;)" calcext:value-type="string">
            <text:p>addsimvar("FLAP DAMAGE BY SPE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AP SPEED EXCEED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69])" office:value-type="string" office:string-value="bool" calcext:value-type="string">
            <text:p>bool</text:p>
          </table:table-cell>
          <table:table-cell/>
          <table:table-cell table:formula="of:=CONCATENATE(&quot;{&quot;&quot;&quot;;[.B269];&quot;&quot;&quot;},&quot;)" office:value-type="string" office:string-value="{&quot;FLAP SPEED EXCEEDED&quot;}," calcext:value-type="string">
            <text:p>{"FLAP SPEED EXCEEDED"},</text:p>
          </table:table-cell>
          <table:table-cell table:formula="of:=CONCATENATE(&quot;addsimvar(&quot;&quot;&quot;;[.B269];&quot;&quot;&quot;,&quot;&quot;&quot;;[.H269];&quot;&quot;&quot;)&quot;)" office:value-type="string" office:string-value="addsimvar(&quot;FLAP SPEED EXCEEDED&quot;,&quot;bool&quot;)" calcext:value-type="string">
            <text:p>addsimvar("FLAP SPEED EXCEED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APS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70])" office:value-type="string" office:string-value="bool" calcext:value-type="string">
            <text:p>bool</text:p>
          </table:table-cell>
          <table:table-cell/>
          <table:table-cell table:formula="of:=CONCATENATE(&quot;{&quot;&quot;&quot;;[.B270];&quot;&quot;&quot;},&quot;)" office:value-type="string" office:string-value="{&quot;FLAPS AVAILABLE&quot;}," calcext:value-type="string">
            <text:p>{"FLAPS AVAILABLE"},</text:p>
          </table:table-cell>
          <table:table-cell table:formula="of:=CONCATENATE(&quot;addsimvar(&quot;&quot;&quot;;[.B270];&quot;&quot;&quot;,&quot;&quot;&quot;;[.H270];&quot;&quot;&quot;)&quot;)" office:value-type="string" office:string-value="addsimvar(&quot;FLAPS AVAILABLE&quot;,&quot;bool&quot;)" calcext:value-type="string">
            <text:p>addsimvar("FLAPS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APS HANDLE 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71])" office:value-type="string" office:string-value="number" calcext:value-type="string">
            <text:p>number</text:p>
          </table:table-cell>
          <table:table-cell/>
          <table:table-cell table:formula="of:=CONCATENATE(&quot;{&quot;&quot;&quot;;[.B271];&quot;&quot;&quot;},&quot;)" office:value-type="string" office:string-value="{&quot;FLAPS HANDLE INDEX&quot;}," calcext:value-type="string">
            <text:p>{"FLAPS HANDLE INDEX"},</text:p>
          </table:table-cell>
          <table:table-cell table:formula="of:=CONCATENATE(&quot;addsimvar(&quot;&quot;&quot;;[.B271];&quot;&quot;&quot;,&quot;&quot;&quot;;[.H271];&quot;&quot;&quot;)&quot;)" office:value-type="string" office:string-value="addsimvar(&quot;FLAPS HANDLE INDEX&quot;,&quot;number&quot;)" calcext:value-type="string">
            <text:p>addsimvar("FLAPS HANDLE 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APS HANDLE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7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72];&quot;&quot;&quot;},&quot;)" office:value-type="string" office:string-value="{&quot;FLAPS HANDLE PERCENT&quot;}," calcext:value-type="string">
            <text:p>{"FLAPS HANDLE PERCENT"},</text:p>
          </table:table-cell>
          <table:table-cell table:formula="of:=CONCATENATE(&quot;addsimvar(&quot;&quot;&quot;;[.B272];&quot;&quot;&quot;,&quot;&quot;&quot;;[.H272];&quot;&quot;&quot;)&quot;)" office:value-type="string" office:string-value="addsimvar(&quot;FLAPS HANDLE PERCENT&quot;,&quot;percent over 100&quot;)" calcext:value-type="string">
            <text:p>addsimvar("FLAPS HANDLE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APS NUM HANDLE POSITIONS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73])" office:value-type="string" office:string-value="number" calcext:value-type="string">
            <text:p>number</text:p>
          </table:table-cell>
          <table:table-cell/>
          <table:table-cell table:formula="of:=CONCATENATE(&quot;{&quot;&quot;&quot;;[.B273];&quot;&quot;&quot;},&quot;)" office:value-type="string" office:string-value="{&quot;FLAPS NUM HANDLE POSITIONS&quot;}," calcext:value-type="string">
            <text:p>{"FLAPS NUM HANDLE POSITIONS"},</text:p>
          </table:table-cell>
          <table:table-cell table:formula="of:=CONCATENATE(&quot;addsimvar(&quot;&quot;&quot;;[.B273];&quot;&quot;&quot;,&quot;&quot;&quot;;[.H273];&quot;&quot;&quot;)&quot;)" office:value-type="string" office:string-value="addsimvar(&quot;FLAPS NUM HANDLE POSITIONS&quot;,&quot;number&quot;)" calcext:value-type="string">
            <text:p>addsimvar("FLAPS NUM HANDLE POSITIONS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Y BY WIRE ELAC FAIL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74])" office:value-type="string" office:string-value="bool" calcext:value-type="string">
            <text:p>bool</text:p>
          </table:table-cell>
          <table:table-cell/>
          <table:table-cell table:formula="of:=CONCATENATE(&quot;{&quot;&quot;&quot;;[.B274];&quot;&quot;&quot;},&quot;)" office:value-type="string" office:string-value="{&quot;FLY BY WIRE ELAC FAILED&quot;}," calcext:value-type="string">
            <text:p>{"FLY BY WIRE ELAC FAILED"},</text:p>
          </table:table-cell>
          <table:table-cell table:formula="of:=CONCATENATE(&quot;addsimvar(&quot;&quot;&quot;;[.B274];&quot;&quot;&quot;,&quot;&quot;&quot;;[.H274];&quot;&quot;&quot;)&quot;)" office:value-type="string" office:string-value="addsimvar(&quot;FLY BY WIRE ELAC FAILED&quot;,&quot;bool&quot;)" calcext:value-type="string">
            <text:p>addsimvar("FLY BY WIRE ELAC FAIL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Y BY WIRE ELAC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75])" office:value-type="string" office:string-value="bool" calcext:value-type="string">
            <text:p>bool</text:p>
          </table:table-cell>
          <table:table-cell/>
          <table:table-cell table:formula="of:=CONCATENATE(&quot;{&quot;&quot;&quot;;[.B275];&quot;&quot;&quot;},&quot;)" office:value-type="string" office:string-value="{&quot;FLY BY WIRE ELAC SWITCH&quot;}," calcext:value-type="string">
            <text:p>{"FLY BY WIRE ELAC SWITCH"},</text:p>
          </table:table-cell>
          <table:table-cell table:formula="of:=CONCATENATE(&quot;addsimvar(&quot;&quot;&quot;;[.B275];&quot;&quot;&quot;,&quot;&quot;&quot;;[.H275];&quot;&quot;&quot;)&quot;)" office:value-type="string" office:string-value="addsimvar(&quot;FLY BY WIRE ELAC SWITCH&quot;,&quot;bool&quot;)" calcext:value-type="string">
            <text:p>addsimvar("FLY BY WIRE ELAC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Y BY WIRE FAC FAIL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76])" office:value-type="string" office:string-value="bool" calcext:value-type="string">
            <text:p>bool</text:p>
          </table:table-cell>
          <table:table-cell/>
          <table:table-cell table:formula="of:=CONCATENATE(&quot;{&quot;&quot;&quot;;[.B276];&quot;&quot;&quot;},&quot;)" office:value-type="string" office:string-value="{&quot;FLY BY WIRE FAC FAILED&quot;}," calcext:value-type="string">
            <text:p>{"FLY BY WIRE FAC FAILED"},</text:p>
          </table:table-cell>
          <table:table-cell table:formula="of:=CONCATENATE(&quot;addsimvar(&quot;&quot;&quot;;[.B276];&quot;&quot;&quot;,&quot;&quot;&quot;;[.H276];&quot;&quot;&quot;)&quot;)" office:value-type="string" office:string-value="addsimvar(&quot;FLY BY WIRE FAC FAILED&quot;,&quot;bool&quot;)" calcext:value-type="string">
            <text:p>addsimvar("FLY BY WIRE FAC FAIL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Y BY WIRE FAC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77])" office:value-type="string" office:string-value="bool" calcext:value-type="string">
            <text:p>bool</text:p>
          </table:table-cell>
          <table:table-cell/>
          <table:table-cell table:formula="of:=CONCATENATE(&quot;{&quot;&quot;&quot;;[.B277];&quot;&quot;&quot;},&quot;)" office:value-type="string" office:string-value="{&quot;FLY BY WIRE FAC SWITCH&quot;}," calcext:value-type="string">
            <text:p>{"FLY BY WIRE FAC SWITCH"},</text:p>
          </table:table-cell>
          <table:table-cell table:formula="of:=CONCATENATE(&quot;addsimvar(&quot;&quot;&quot;;[.B277];&quot;&quot;&quot;,&quot;&quot;&quot;;[.H277];&quot;&quot;&quot;)&quot;)" office:value-type="string" office:string-value="addsimvar(&quot;FLY BY WIRE FAC SWITCH&quot;,&quot;bool&quot;)" calcext:value-type="string">
            <text:p>addsimvar("FLY BY WIRE FAC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Y BY WIRE SEC FAIL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78])" office:value-type="string" office:string-value="bool" calcext:value-type="string">
            <text:p>bool</text:p>
          </table:table-cell>
          <table:table-cell/>
          <table:table-cell table:formula="of:=CONCATENATE(&quot;{&quot;&quot;&quot;;[.B278];&quot;&quot;&quot;},&quot;)" office:value-type="string" office:string-value="{&quot;FLY BY WIRE SEC FAILED&quot;}," calcext:value-type="string">
            <text:p>{"FLY BY WIRE SEC FAILED"},</text:p>
          </table:table-cell>
          <table:table-cell table:formula="of:=CONCATENATE(&quot;addsimvar(&quot;&quot;&quot;;[.B278];&quot;&quot;&quot;,&quot;&quot;&quot;;[.H278];&quot;&quot;&quot;)&quot;)" office:value-type="string" office:string-value="addsimvar(&quot;FLY BY WIRE SEC FAILED&quot;,&quot;bool&quot;)" calcext:value-type="string">
            <text:p>addsimvar("FLY BY WIRE SEC FAIL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LY BY WIRE SEC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79])" office:value-type="string" office:string-value="bool" calcext:value-type="string">
            <text:p>bool</text:p>
          </table:table-cell>
          <table:table-cell/>
          <table:table-cell table:formula="of:=CONCATENATE(&quot;{&quot;&quot;&quot;;[.B279];&quot;&quot;&quot;},&quot;)" office:value-type="string" office:string-value="{&quot;FLY BY WIRE SEC SWITCH&quot;}," calcext:value-type="string">
            <text:p>{"FLY BY WIRE SEC SWITCH"},</text:p>
          </table:table-cell>
          <table:table-cell table:formula="of:=CONCATENATE(&quot;addsimvar(&quot;&quot;&quot;;[.B279];&quot;&quot;&quot;,&quot;&quot;&quot;;[.H279];&quot;&quot;&quot;)&quot;)" office:value-type="string" office:string-value="addsimvar(&quot;FLY BY WIRE SEC SWITCH&quot;,&quot;bool&quot;)" calcext:value-type="string">
            <text:p>addsimvar("FLY BY WIRE SEC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OLDING WING LEFT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80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80];&quot;&quot;&quot;},&quot;)" office:value-type="string" office:string-value="{&quot;FOLDING WING LEFT PERCENT&quot;}," calcext:value-type="string">
            <text:p>{"FOLDING WING LEFT PERCENT"},</text:p>
          </table:table-cell>
          <table:table-cell table:formula="of:=CONCATENATE(&quot;addsimvar(&quot;&quot;&quot;;[.B280];&quot;&quot;&quot;,&quot;&quot;&quot;;[.H280];&quot;&quot;&quot;)&quot;)" office:value-type="string" office:string-value="addsimvar(&quot;FOLDING WING LEFT PERCENT&quot;,&quot;percent over 100&quot;)" calcext:value-type="string">
            <text:p>addsimvar("FOLDING WING LEFT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OLDING WING RIGHT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8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81];&quot;&quot;&quot;},&quot;)" office:value-type="string" office:string-value="{&quot;FOLDING WING RIGHT PERCENT&quot;}," calcext:value-type="string">
            <text:p>{"FOLDING WING RIGHT PERCENT"},</text:p>
          </table:table-cell>
          <table:table-cell table:formula="of:=CONCATENATE(&quot;addsimvar(&quot;&quot;&quot;;[.B281];&quot;&quot;&quot;,&quot;&quot;&quot;;[.H281];&quot;&quot;&quot;)&quot;)" office:value-type="string" office:string-value="addsimvar(&quot;FOLDING WING RIGHT PERCENT&quot;,&quot;percent over 100&quot;)" calcext:value-type="string">
            <text:p>addsimvar("FOLDING WING RIGHT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CROSS FEED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82])" office:value-type="string" office:string-value="enum" calcext:value-type="string">
            <text:p>enum</text:p>
          </table:table-cell>
          <table:table-cell/>
          <table:table-cell table:formula="of:=CONCATENATE(&quot;{&quot;&quot;&quot;;[.B282];&quot;&quot;&quot;},&quot;)" office:value-type="string" office:string-value="{&quot;FUEL CROSS FEED&quot;}," calcext:value-type="string">
            <text:p>{"FUEL CROSS FEED"},</text:p>
          </table:table-cell>
          <table:table-cell table:formula="of:=CONCATENATE(&quot;addsimvar(&quot;&quot;&quot;;[.B282];&quot;&quot;&quot;,&quot;&quot;&quot;;[.H282];&quot;&quot;&quot;)&quot;)" office:value-type="string" office:string-value="addsimvar(&quot;FUEL CROSS FEED&quot;,&quot;enum&quot;)" calcext:value-type="string">
            <text:p>addsimvar("FUEL CROSS FEED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LEFT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83])" office:value-type="string" office:string-value="gallons" calcext:value-type="string">
            <text:p>gallons</text:p>
          </table:table-cell>
          <table:table-cell/>
          <table:table-cell table:formula="of:=CONCATENATE(&quot;{&quot;&quot;&quot;;[.B283];&quot;&quot;&quot;},&quot;)" office:value-type="string" office:string-value="{&quot;FUEL LEFT CAPACITY&quot;}," calcext:value-type="string">
            <text:p>{"FUEL LEFT CAPACITY"},</text:p>
          </table:table-cell>
          <table:table-cell table:formula="of:=CONCATENATE(&quot;addsimvar(&quot;&quot;&quot;;[.B283];&quot;&quot;&quot;,&quot;&quot;&quot;;[.H283];&quot;&quot;&quot;)&quot;)" office:value-type="string" office:string-value="addsimvar(&quot;FUEL LEFT CAPACITY&quot;,&quot;gallons&quot;)" calcext:value-type="string">
            <text:p>addsimvar("FUEL LEFT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LEFT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84])" office:value-type="string" office:string-value="gallons" calcext:value-type="string">
            <text:p>gallons</text:p>
          </table:table-cell>
          <table:table-cell/>
          <table:table-cell table:formula="of:=CONCATENATE(&quot;{&quot;&quot;&quot;;[.B284];&quot;&quot;&quot;},&quot;)" office:value-type="string" office:string-value="{&quot;FUEL LEFT QUANTITY&quot;}," calcext:value-type="string">
            <text:p>{"FUEL LEFT QUANTITY"},</text:p>
          </table:table-cell>
          <table:table-cell table:formula="of:=CONCATENATE(&quot;addsimvar(&quot;&quot;&quot;;[.B284];&quot;&quot;&quot;,&quot;&quot;&quot;;[.H284];&quot;&quot;&quot;)&quot;)" office:value-type="string" office:string-value="addsimvar(&quot;FUEL LEFT QUANTITY&quot;,&quot;gallons&quot;)" calcext:value-type="string">
            <text:p>addsimvar("FUEL LEFT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RIGHT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85])" office:value-type="string" office:string-value="gallons" calcext:value-type="string">
            <text:p>gallons</text:p>
          </table:table-cell>
          <table:table-cell/>
          <table:table-cell table:formula="of:=CONCATENATE(&quot;{&quot;&quot;&quot;;[.B285];&quot;&quot;&quot;},&quot;)" office:value-type="string" office:string-value="{&quot;FUEL RIGHT CAPACITY&quot;}," calcext:value-type="string">
            <text:p>{"FUEL RIGHT CAPACITY"},</text:p>
          </table:table-cell>
          <table:table-cell table:formula="of:=CONCATENATE(&quot;addsimvar(&quot;&quot;&quot;;[.B285];&quot;&quot;&quot;,&quot;&quot;&quot;;[.H285];&quot;&quot;&quot;)&quot;)" office:value-type="string" office:string-value="addsimvar(&quot;FUEL RIGHT CAPACITY&quot;,&quot;gallons&quot;)" calcext:value-type="string">
            <text:p>addsimvar("FUEL RIGHT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RIGHT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86])" office:value-type="string" office:string-value="gallons" calcext:value-type="string">
            <text:p>gallons</text:p>
          </table:table-cell>
          <table:table-cell/>
          <table:table-cell table:formula="of:=CONCATENATE(&quot;{&quot;&quot;&quot;;[.B286];&quot;&quot;&quot;},&quot;)" office:value-type="string" office:string-value="{&quot;FUEL RIGHT QUANTITY&quot;}," calcext:value-type="string">
            <text:p>{"FUEL RIGHT QUANTITY"},</text:p>
          </table:table-cell>
          <table:table-cell table:formula="of:=CONCATENATE(&quot;addsimvar(&quot;&quot;&quot;;[.B286];&quot;&quot;&quot;,&quot;&quot;&quot;;[.H286];&quot;&quot;&quot;)&quot;)" office:value-type="string" office:string-value="addsimvar(&quot;FUEL RIGHT QUANTITY&quot;,&quot;gallons&quot;)" calcext:value-type="string">
            <text:p>addsimvar("FUEL RIGHT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SELECTED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87])" office:value-type="string" office:string-value="gallons" calcext:value-type="string">
            <text:p>gallons</text:p>
          </table:table-cell>
          <table:table-cell/>
          <table:table-cell table:formula="of:=CONCATENATE(&quot;{&quot;&quot;&quot;;[.B287];&quot;&quot;&quot;},&quot;)" office:value-type="string" office:string-value="{&quot;FUEL SELECTED QUANTITY&quot;}," calcext:value-type="string">
            <text:p>{"FUEL SELECTED QUANTITY"},</text:p>
          </table:table-cell>
          <table:table-cell table:formula="of:=CONCATENATE(&quot;addsimvar(&quot;&quot;&quot;;[.B287];&quot;&quot;&quot;,&quot;&quot;&quot;;[.H287];&quot;&quot;&quot;)&quot;)" office:value-type="string" office:string-value="addsimvar(&quot;FUEL SELECTED QUANTITY&quot;,&quot;gallons&quot;)" calcext:value-type="string">
            <text:p>addsimvar("FUEL SELECTED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SELECTED QUANTITY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88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88];&quot;&quot;&quot;},&quot;)" office:value-type="string" office:string-value="{&quot;FUEL SELECTED QUANTITY PERCENT&quot;}," calcext:value-type="string">
            <text:p>{"FUEL SELECTED QUANTITY PERCENT"},</text:p>
          </table:table-cell>
          <table:table-cell table:formula="of:=CONCATENATE(&quot;addsimvar(&quot;&quot;&quot;;[.B288];&quot;&quot;&quot;,&quot;&quot;&quot;;[.H288];&quot;&quot;&quot;)&quot;)" office:value-type="string" office:string-value="addsimvar(&quot;FUEL SELECTED QUANTITY PERCENT&quot;,&quot;percent over 100&quot;)" calcext:value-type="string">
            <text:p>addsimvar("FUEL SELECTED QUANTITY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SELECTED TRANSFER MOD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89])" office:value-type="string" office:string-value="enum" calcext:value-type="string">
            <text:p>enum</text:p>
          </table:table-cell>
          <table:table-cell/>
          <table:table-cell table:formula="of:=CONCATENATE(&quot;{&quot;&quot;&quot;;[.B289];&quot;&quot;&quot;},&quot;)" office:value-type="string" office:string-value="{&quot;FUEL SELECTED TRANSFER MODE&quot;}," calcext:value-type="string">
            <text:p>{"FUEL SELECTED TRANSFER MODE"},</text:p>
          </table:table-cell>
          <table:table-cell table:formula="of:=CONCATENATE(&quot;addsimvar(&quot;&quot;&quot;;[.B289];&quot;&quot;&quot;,&quot;&quot;&quot;;[.H289];&quot;&quot;&quot;)&quot;)" office:value-type="string" office:string-value="addsimvar(&quot;FUEL SELECTED TRANSFER MODE&quot;,&quot;enum&quot;)" calcext:value-type="string">
            <text:p>addsimvar("FUEL SELECTED TRANSFER MOD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CENTER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90])" office:value-type="string" office:string-value="gallons" calcext:value-type="string">
            <text:p>gallons</text:p>
          </table:table-cell>
          <table:table-cell/>
          <table:table-cell table:formula="of:=CONCATENATE(&quot;{&quot;&quot;&quot;;[.B290];&quot;&quot;&quot;},&quot;)" office:value-type="string" office:string-value="{&quot;FUEL TANK CENTER CAPACITY&quot;}," calcext:value-type="string">
            <text:p>{"FUEL TANK CENTER CAPACITY"},</text:p>
          </table:table-cell>
          <table:table-cell table:formula="of:=CONCATENATE(&quot;addsimvar(&quot;&quot;&quot;;[.B290];&quot;&quot;&quot;,&quot;&quot;&quot;;[.H290];&quot;&quot;&quot;)&quot;)" office:value-type="string" office:string-value="addsimvar(&quot;FUEL TANK CENTER CAPACITY&quot;,&quot;gallons&quot;)" calcext:value-type="string">
            <text:p>addsimvar("FUEL TANK CENTER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CENTER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9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91];&quot;&quot;&quot;},&quot;)" office:value-type="string" office:string-value="{&quot;FUEL TANK CENTER LEVEL&quot;}," calcext:value-type="string">
            <text:p>{"FUEL TANK CENTER LEVEL"},</text:p>
          </table:table-cell>
          <table:table-cell table:formula="of:=CONCATENATE(&quot;addsimvar(&quot;&quot;&quot;;[.B291];&quot;&quot;&quot;,&quot;&quot;&quot;;[.H291];&quot;&quot;&quot;)&quot;)" office:value-type="string" office:string-value="addsimvar(&quot;FUEL TANK CENTER LEVEL&quot;,&quot;percent over 100&quot;)" calcext:value-type="string">
            <text:p>addsimvar("FUEL TANK CENTER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CENTER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92])" office:value-type="string" office:string-value="gallons" calcext:value-type="string">
            <text:p>gallons</text:p>
          </table:table-cell>
          <table:table-cell/>
          <table:table-cell table:formula="of:=CONCATENATE(&quot;{&quot;&quot;&quot;;[.B292];&quot;&quot;&quot;},&quot;)" office:value-type="string" office:string-value="{&quot;FUEL TANK CENTER QUANTITY&quot;}," calcext:value-type="string">
            <text:p>{"FUEL TANK CENTER QUANTITY"},</text:p>
          </table:table-cell>
          <table:table-cell table:formula="of:=CONCATENATE(&quot;addsimvar(&quot;&quot;&quot;;[.B292];&quot;&quot;&quot;,&quot;&quot;&quot;;[.H292];&quot;&quot;&quot;)&quot;)" office:value-type="string" office:string-value="addsimvar(&quot;FUEL TANK CENTER QUANTITY&quot;,&quot;gallons&quot;)" calcext:value-type="string">
            <text:p>addsimvar("FUEL TANK CENTER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CENTER2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93])" office:value-type="string" office:string-value="gallons" calcext:value-type="string">
            <text:p>gallons</text:p>
          </table:table-cell>
          <table:table-cell/>
          <table:table-cell table:formula="of:=CONCATENATE(&quot;{&quot;&quot;&quot;;[.B293];&quot;&quot;&quot;},&quot;)" office:value-type="string" office:string-value="{&quot;FUEL TANK CENTER2 CAPACITY&quot;}," calcext:value-type="string">
            <text:p>{"FUEL TANK CENTER2 CAPACITY"},</text:p>
          </table:table-cell>
          <table:table-cell table:formula="of:=CONCATENATE(&quot;addsimvar(&quot;&quot;&quot;;[.B293];&quot;&quot;&quot;,&quot;&quot;&quot;;[.H293];&quot;&quot;&quot;)&quot;)" office:value-type="string" office:string-value="addsimvar(&quot;FUEL TANK CENTER2 CAPACITY&quot;,&quot;gallons&quot;)" calcext:value-type="string">
            <text:p>addsimvar("FUEL TANK CENTER2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CENTER2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94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94];&quot;&quot;&quot;},&quot;)" office:value-type="string" office:string-value="{&quot;FUEL TANK CENTER2 LEVEL&quot;}," calcext:value-type="string">
            <text:p>{"FUEL TANK CENTER2 LEVEL"},</text:p>
          </table:table-cell>
          <table:table-cell table:formula="of:=CONCATENATE(&quot;addsimvar(&quot;&quot;&quot;;[.B294];&quot;&quot;&quot;,&quot;&quot;&quot;;[.H294];&quot;&quot;&quot;)&quot;)" office:value-type="string" office:string-value="addsimvar(&quot;FUEL TANK CENTER2 LEVEL&quot;,&quot;percent over 100&quot;)" calcext:value-type="string">
            <text:p>addsimvar("FUEL TANK CENTER2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CENTER2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95])" office:value-type="string" office:string-value="gallons" calcext:value-type="string">
            <text:p>gallons</text:p>
          </table:table-cell>
          <table:table-cell/>
          <table:table-cell table:formula="of:=CONCATENATE(&quot;{&quot;&quot;&quot;;[.B295];&quot;&quot;&quot;},&quot;)" office:value-type="string" office:string-value="{&quot;FUEL TANK CENTER2 QUANTITY&quot;}," calcext:value-type="string">
            <text:p>{"FUEL TANK CENTER2 QUANTITY"},</text:p>
          </table:table-cell>
          <table:table-cell table:formula="of:=CONCATENATE(&quot;addsimvar(&quot;&quot;&quot;;[.B295];&quot;&quot;&quot;,&quot;&quot;&quot;;[.H295];&quot;&quot;&quot;)&quot;)" office:value-type="string" office:string-value="addsimvar(&quot;FUEL TANK CENTER2 QUANTITY&quot;,&quot;gallons&quot;)" calcext:value-type="string">
            <text:p>addsimvar("FUEL TANK CENTER2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CENTER3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96])" office:value-type="string" office:string-value="gallons" calcext:value-type="string">
            <text:p>gallons</text:p>
          </table:table-cell>
          <table:table-cell/>
          <table:table-cell table:formula="of:=CONCATENATE(&quot;{&quot;&quot;&quot;;[.B296];&quot;&quot;&quot;},&quot;)" office:value-type="string" office:string-value="{&quot;FUEL TANK CENTER3 CAPACITY&quot;}," calcext:value-type="string">
            <text:p>{"FUEL TANK CENTER3 CAPACITY"},</text:p>
          </table:table-cell>
          <table:table-cell table:formula="of:=CONCATENATE(&quot;addsimvar(&quot;&quot;&quot;;[.B296];&quot;&quot;&quot;,&quot;&quot;&quot;;[.H296];&quot;&quot;&quot;)&quot;)" office:value-type="string" office:string-value="addsimvar(&quot;FUEL TANK CENTER3 CAPACITY&quot;,&quot;gallons&quot;)" calcext:value-type="string">
            <text:p>addsimvar("FUEL TANK CENTER3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CENTER3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97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297];&quot;&quot;&quot;},&quot;)" office:value-type="string" office:string-value="{&quot;FUEL TANK CENTER3 LEVEL&quot;}," calcext:value-type="string">
            <text:p>{"FUEL TANK CENTER3 LEVEL"},</text:p>
          </table:table-cell>
          <table:table-cell table:formula="of:=CONCATENATE(&quot;addsimvar(&quot;&quot;&quot;;[.B297];&quot;&quot;&quot;,&quot;&quot;&quot;;[.H297];&quot;&quot;&quot;)&quot;)" office:value-type="string" office:string-value="addsimvar(&quot;FUEL TANK CENTER3 LEVEL&quot;,&quot;percent over 100&quot;)" calcext:value-type="string">
            <text:p>addsimvar("FUEL TANK CENTER3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CENTER3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298])" office:value-type="string" office:string-value="gallons" calcext:value-type="string">
            <text:p>gallons</text:p>
          </table:table-cell>
          <table:table-cell/>
          <table:table-cell table:formula="of:=CONCATENATE(&quot;{&quot;&quot;&quot;;[.B298];&quot;&quot;&quot;},&quot;)" office:value-type="string" office:string-value="{&quot;FUEL TANK CENTER3 QUANTITY&quot;}," calcext:value-type="string">
            <text:p>{"FUEL TANK CENTER3 QUANTITY"},</text:p>
          </table:table-cell>
          <table:table-cell table:formula="of:=CONCATENATE(&quot;addsimvar(&quot;&quot;&quot;;[.B298];&quot;&quot;&quot;,&quot;&quot;&quot;;[.H298];&quot;&quot;&quot;)&quot;)" office:value-type="string" office:string-value="addsimvar(&quot;FUEL TANK CENTER3 QUANTITY&quot;,&quot;gallons&quot;)" calcext:value-type="string">
            <text:p>addsimvar("FUEL TANK CENTER3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EXTERNAL1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299])" office:value-type="string" office:string-value="gallons" calcext:value-type="string">
            <text:p>gallons</text:p>
          </table:table-cell>
          <table:table-cell/>
          <table:table-cell table:formula="of:=CONCATENATE(&quot;{&quot;&quot;&quot;;[.B299];&quot;&quot;&quot;},&quot;)" office:value-type="string" office:string-value="{&quot;FUEL TANK EXTERNAL1 CAPACITY&quot;}," calcext:value-type="string">
            <text:p>{"FUEL TANK EXTERNAL1 CAPACITY"},</text:p>
          </table:table-cell>
          <table:table-cell table:formula="of:=CONCATENATE(&quot;addsimvar(&quot;&quot;&quot;;[.B299];&quot;&quot;&quot;,&quot;&quot;&quot;;[.H299];&quot;&quot;&quot;)&quot;)" office:value-type="string" office:string-value="addsimvar(&quot;FUEL TANK EXTERNAL1 CAPACITY&quot;,&quot;gallons&quot;)" calcext:value-type="string">
            <text:p>addsimvar("FUEL TANK EXTERNAL1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EXTERNAL1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00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00];&quot;&quot;&quot;},&quot;)" office:value-type="string" office:string-value="{&quot;FUEL TANK EXTERNAL1 LEVEL&quot;}," calcext:value-type="string">
            <text:p>{"FUEL TANK EXTERNAL1 LEVEL"},</text:p>
          </table:table-cell>
          <table:table-cell table:formula="of:=CONCATENATE(&quot;addsimvar(&quot;&quot;&quot;;[.B300];&quot;&quot;&quot;,&quot;&quot;&quot;;[.H300];&quot;&quot;&quot;)&quot;)" office:value-type="string" office:string-value="addsimvar(&quot;FUEL TANK EXTERNAL1 LEVEL&quot;,&quot;percent over 100&quot;)" calcext:value-type="string">
            <text:p>addsimvar("FUEL TANK EXTERNAL1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EXTERNAL1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01])" office:value-type="string" office:string-value="gallons" calcext:value-type="string">
            <text:p>gallons</text:p>
          </table:table-cell>
          <table:table-cell/>
          <table:table-cell table:formula="of:=CONCATENATE(&quot;{&quot;&quot;&quot;;[.B301];&quot;&quot;&quot;},&quot;)" office:value-type="string" office:string-value="{&quot;FUEL TANK EXTERNAL1 QUANTITY&quot;}," calcext:value-type="string">
            <text:p>{"FUEL TANK EXTERNAL1 QUANTITY"},</text:p>
          </table:table-cell>
          <table:table-cell table:formula="of:=CONCATENATE(&quot;addsimvar(&quot;&quot;&quot;;[.B301];&quot;&quot;&quot;,&quot;&quot;&quot;;[.H301];&quot;&quot;&quot;)&quot;)" office:value-type="string" office:string-value="addsimvar(&quot;FUEL TANK EXTERNAL1 QUANTITY&quot;,&quot;gallons&quot;)" calcext:value-type="string">
            <text:p>addsimvar("FUEL TANK EXTERNAL1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EXTERNAL2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02])" office:value-type="string" office:string-value="gallons" calcext:value-type="string">
            <text:p>gallons</text:p>
          </table:table-cell>
          <table:table-cell/>
          <table:table-cell table:formula="of:=CONCATENATE(&quot;{&quot;&quot;&quot;;[.B302];&quot;&quot;&quot;},&quot;)" office:value-type="string" office:string-value="{&quot;FUEL TANK EXTERNAL2 CAPACITY&quot;}," calcext:value-type="string">
            <text:p>{"FUEL TANK EXTERNAL2 CAPACITY"},</text:p>
          </table:table-cell>
          <table:table-cell table:formula="of:=CONCATENATE(&quot;addsimvar(&quot;&quot;&quot;;[.B302];&quot;&quot;&quot;,&quot;&quot;&quot;;[.H302];&quot;&quot;&quot;)&quot;)" office:value-type="string" office:string-value="addsimvar(&quot;FUEL TANK EXTERNAL2 CAPACITY&quot;,&quot;gallons&quot;)" calcext:value-type="string">
            <text:p>addsimvar("FUEL TANK EXTERNAL2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EXTERNAL2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0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03];&quot;&quot;&quot;},&quot;)" office:value-type="string" office:string-value="{&quot;FUEL TANK EXTERNAL2 LEVEL&quot;}," calcext:value-type="string">
            <text:p>{"FUEL TANK EXTERNAL2 LEVEL"},</text:p>
          </table:table-cell>
          <table:table-cell table:formula="of:=CONCATENATE(&quot;addsimvar(&quot;&quot;&quot;;[.B303];&quot;&quot;&quot;,&quot;&quot;&quot;;[.H303];&quot;&quot;&quot;)&quot;)" office:value-type="string" office:string-value="addsimvar(&quot;FUEL TANK EXTERNAL2 LEVEL&quot;,&quot;percent over 100&quot;)" calcext:value-type="string">
            <text:p>addsimvar("FUEL TANK EXTERNAL2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EXTERNAL2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04])" office:value-type="string" office:string-value="gallons" calcext:value-type="string">
            <text:p>gallons</text:p>
          </table:table-cell>
          <table:table-cell/>
          <table:table-cell table:formula="of:=CONCATENATE(&quot;{&quot;&quot;&quot;;[.B304];&quot;&quot;&quot;},&quot;)" office:value-type="string" office:string-value="{&quot;FUEL TANK EXTERNAL2 QUANTITY&quot;}," calcext:value-type="string">
            <text:p>{"FUEL TANK EXTERNAL2 QUANTITY"},</text:p>
          </table:table-cell>
          <table:table-cell table:formula="of:=CONCATENATE(&quot;addsimvar(&quot;&quot;&quot;;[.B304];&quot;&quot;&quot;,&quot;&quot;&quot;;[.H304];&quot;&quot;&quot;)&quot;)" office:value-type="string" office:string-value="addsimvar(&quot;FUEL TANK EXTERNAL2 QUANTITY&quot;,&quot;gallons&quot;)" calcext:value-type="string">
            <text:p>addsimvar("FUEL TANK EXTERNAL2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LEFT AUX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05])" office:value-type="string" office:string-value="gallons" calcext:value-type="string">
            <text:p>gallons</text:p>
          </table:table-cell>
          <table:table-cell/>
          <table:table-cell table:formula="of:=CONCATENATE(&quot;{&quot;&quot;&quot;;[.B305];&quot;&quot;&quot;},&quot;)" office:value-type="string" office:string-value="{&quot;FUEL TANK LEFT AUX CAPACITY&quot;}," calcext:value-type="string">
            <text:p>{"FUEL TANK LEFT AUX CAPACITY"},</text:p>
          </table:table-cell>
          <table:table-cell table:formula="of:=CONCATENATE(&quot;addsimvar(&quot;&quot;&quot;;[.B305];&quot;&quot;&quot;,&quot;&quot;&quot;;[.H305];&quot;&quot;&quot;)&quot;)" office:value-type="string" office:string-value="addsimvar(&quot;FUEL TANK LEFT AUX CAPACITY&quot;,&quot;gallons&quot;)" calcext:value-type="string">
            <text:p>addsimvar("FUEL TANK LEFT AUX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LEFT AUX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0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06];&quot;&quot;&quot;},&quot;)" office:value-type="string" office:string-value="{&quot;FUEL TANK LEFT AUX LEVEL&quot;}," calcext:value-type="string">
            <text:p>{"FUEL TANK LEFT AUX LEVEL"},</text:p>
          </table:table-cell>
          <table:table-cell table:formula="of:=CONCATENATE(&quot;addsimvar(&quot;&quot;&quot;;[.B306];&quot;&quot;&quot;,&quot;&quot;&quot;;[.H306];&quot;&quot;&quot;)&quot;)" office:value-type="string" office:string-value="addsimvar(&quot;FUEL TANK LEFT AUX LEVEL&quot;,&quot;percent over 100&quot;)" calcext:value-type="string">
            <text:p>addsimvar("FUEL TANK LEFT AUX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LEFT AUX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07])" office:value-type="string" office:string-value="gallons" calcext:value-type="string">
            <text:p>gallons</text:p>
          </table:table-cell>
          <table:table-cell/>
          <table:table-cell table:formula="of:=CONCATENATE(&quot;{&quot;&quot;&quot;;[.B307];&quot;&quot;&quot;},&quot;)" office:value-type="string" office:string-value="{&quot;FUEL TANK LEFT AUX QUANTITY&quot;}," calcext:value-type="string">
            <text:p>{"FUEL TANK LEFT AUX QUANTITY"},</text:p>
          </table:table-cell>
          <table:table-cell table:formula="of:=CONCATENATE(&quot;addsimvar(&quot;&quot;&quot;;[.B307];&quot;&quot;&quot;,&quot;&quot;&quot;;[.H307];&quot;&quot;&quot;)&quot;)" office:value-type="string" office:string-value="addsimvar(&quot;FUEL TANK LEFT AUX QUANTITY&quot;,&quot;gallons&quot;)" calcext:value-type="string">
            <text:p>addsimvar("FUEL TANK LEFT AUX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LEFT MAIN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08])" office:value-type="string" office:string-value="gallons" calcext:value-type="string">
            <text:p>gallons</text:p>
          </table:table-cell>
          <table:table-cell/>
          <table:table-cell table:formula="of:=CONCATENATE(&quot;{&quot;&quot;&quot;;[.B308];&quot;&quot;&quot;},&quot;)" office:value-type="string" office:string-value="{&quot;FUEL TANK LEFT MAIN CAPACITY&quot;}," calcext:value-type="string">
            <text:p>{"FUEL TANK LEFT MAIN CAPACITY"},</text:p>
          </table:table-cell>
          <table:table-cell table:formula="of:=CONCATENATE(&quot;addsimvar(&quot;&quot;&quot;;[.B308];&quot;&quot;&quot;,&quot;&quot;&quot;;[.H308];&quot;&quot;&quot;)&quot;)" office:value-type="string" office:string-value="addsimvar(&quot;FUEL TANK LEFT MAIN CAPACITY&quot;,&quot;gallons&quot;)" calcext:value-type="string">
            <text:p>addsimvar("FUEL TANK LEFT MAIN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LEFT MAIN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09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09];&quot;&quot;&quot;},&quot;)" office:value-type="string" office:string-value="{&quot;FUEL TANK LEFT MAIN LEVEL&quot;}," calcext:value-type="string">
            <text:p>{"FUEL TANK LEFT MAIN LEVEL"},</text:p>
          </table:table-cell>
          <table:table-cell table:formula="of:=CONCATENATE(&quot;addsimvar(&quot;&quot;&quot;;[.B309];&quot;&quot;&quot;,&quot;&quot;&quot;;[.H309];&quot;&quot;&quot;)&quot;)" office:value-type="string" office:string-value="addsimvar(&quot;FUEL TANK LEFT MAIN LEVEL&quot;,&quot;percent over 100&quot;)" calcext:value-type="string">
            <text:p>addsimvar("FUEL TANK LEFT MAIN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LEFT MAIN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10])" office:value-type="string" office:string-value="gallons" calcext:value-type="string">
            <text:p>gallons</text:p>
          </table:table-cell>
          <table:table-cell/>
          <table:table-cell table:formula="of:=CONCATENATE(&quot;{&quot;&quot;&quot;;[.B310];&quot;&quot;&quot;},&quot;)" office:value-type="string" office:string-value="{&quot;FUEL TANK LEFT MAIN QUANTITY&quot;}," calcext:value-type="string">
            <text:p>{"FUEL TANK LEFT MAIN QUANTITY"},</text:p>
          </table:table-cell>
          <table:table-cell table:formula="of:=CONCATENATE(&quot;addsimvar(&quot;&quot;&quot;;[.B310];&quot;&quot;&quot;,&quot;&quot;&quot;;[.H310];&quot;&quot;&quot;)&quot;)" office:value-type="string" office:string-value="addsimvar(&quot;FUEL TANK LEFT MAIN QUANTITY&quot;,&quot;gallons&quot;)" calcext:value-type="string">
            <text:p>addsimvar("FUEL TANK LEFT MAIN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LEFT TIP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11])" office:value-type="string" office:string-value="gallons" calcext:value-type="string">
            <text:p>gallons</text:p>
          </table:table-cell>
          <table:table-cell/>
          <table:table-cell table:formula="of:=CONCATENATE(&quot;{&quot;&quot;&quot;;[.B311];&quot;&quot;&quot;},&quot;)" office:value-type="string" office:string-value="{&quot;FUEL TANK LEFT TIP CAPACITY&quot;}," calcext:value-type="string">
            <text:p>{"FUEL TANK LEFT TIP CAPACITY"},</text:p>
          </table:table-cell>
          <table:table-cell table:formula="of:=CONCATENATE(&quot;addsimvar(&quot;&quot;&quot;;[.B311];&quot;&quot;&quot;,&quot;&quot;&quot;;[.H311];&quot;&quot;&quot;)&quot;)" office:value-type="string" office:string-value="addsimvar(&quot;FUEL TANK LEFT TIP CAPACITY&quot;,&quot;gallons&quot;)" calcext:value-type="string">
            <text:p>addsimvar("FUEL TANK LEFT TIP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LEFT TIP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1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12];&quot;&quot;&quot;},&quot;)" office:value-type="string" office:string-value="{&quot;FUEL TANK LEFT TIP LEVEL&quot;}," calcext:value-type="string">
            <text:p>{"FUEL TANK LEFT TIP LEVEL"},</text:p>
          </table:table-cell>
          <table:table-cell table:formula="of:=CONCATENATE(&quot;addsimvar(&quot;&quot;&quot;;[.B312];&quot;&quot;&quot;,&quot;&quot;&quot;;[.H312];&quot;&quot;&quot;)&quot;)" office:value-type="string" office:string-value="addsimvar(&quot;FUEL TANK LEFT TIP LEVEL&quot;,&quot;percent over 100&quot;)" calcext:value-type="string">
            <text:p>addsimvar("FUEL TANK LEFT TIP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LEFT TIP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13])" office:value-type="string" office:string-value="gallons" calcext:value-type="string">
            <text:p>gallons</text:p>
          </table:table-cell>
          <table:table-cell/>
          <table:table-cell table:formula="of:=CONCATENATE(&quot;{&quot;&quot;&quot;;[.B313];&quot;&quot;&quot;},&quot;)" office:value-type="string" office:string-value="{&quot;FUEL TANK LEFT TIP QUANTITY&quot;}," calcext:value-type="string">
            <text:p>{"FUEL TANK LEFT TIP QUANTITY"},</text:p>
          </table:table-cell>
          <table:table-cell table:formula="of:=CONCATENATE(&quot;addsimvar(&quot;&quot;&quot;;[.B313];&quot;&quot;&quot;,&quot;&quot;&quot;;[.H313];&quot;&quot;&quot;)&quot;)" office:value-type="string" office:string-value="addsimvar(&quot;FUEL TANK LEFT TIP QUANTITY&quot;,&quot;gallons&quot;)" calcext:value-type="string">
            <text:p>addsimvar("FUEL TANK LEFT TIP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RIGHT AUX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14])" office:value-type="string" office:string-value="gallons" calcext:value-type="string">
            <text:p>gallons</text:p>
          </table:table-cell>
          <table:table-cell/>
          <table:table-cell table:formula="of:=CONCATENATE(&quot;{&quot;&quot;&quot;;[.B314];&quot;&quot;&quot;},&quot;)" office:value-type="string" office:string-value="{&quot;FUEL TANK RIGHT AUX CAPACITY&quot;}," calcext:value-type="string">
            <text:p>{"FUEL TANK RIGHT AUX CAPACITY"},</text:p>
          </table:table-cell>
          <table:table-cell table:formula="of:=CONCATENATE(&quot;addsimvar(&quot;&quot;&quot;;[.B314];&quot;&quot;&quot;,&quot;&quot;&quot;;[.H314];&quot;&quot;&quot;)&quot;)" office:value-type="string" office:string-value="addsimvar(&quot;FUEL TANK RIGHT AUX CAPACITY&quot;,&quot;gallons&quot;)" calcext:value-type="string">
            <text:p>addsimvar("FUEL TANK RIGHT AUX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RIGHT AUX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15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15];&quot;&quot;&quot;},&quot;)" office:value-type="string" office:string-value="{&quot;FUEL TANK RIGHT AUX LEVEL&quot;}," calcext:value-type="string">
            <text:p>{"FUEL TANK RIGHT AUX LEVEL"},</text:p>
          </table:table-cell>
          <table:table-cell table:formula="of:=CONCATENATE(&quot;addsimvar(&quot;&quot;&quot;;[.B315];&quot;&quot;&quot;,&quot;&quot;&quot;;[.H315];&quot;&quot;&quot;)&quot;)" office:value-type="string" office:string-value="addsimvar(&quot;FUEL TANK RIGHT AUX LEVEL&quot;,&quot;percent over 100&quot;)" calcext:value-type="string">
            <text:p>addsimvar("FUEL TANK RIGHT AUX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RIGHT AUX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16])" office:value-type="string" office:string-value="gallons" calcext:value-type="string">
            <text:p>gallons</text:p>
          </table:table-cell>
          <table:table-cell/>
          <table:table-cell table:formula="of:=CONCATENATE(&quot;{&quot;&quot;&quot;;[.B316];&quot;&quot;&quot;},&quot;)" office:value-type="string" office:string-value="{&quot;FUEL TANK RIGHT AUX QUANTITY&quot;}," calcext:value-type="string">
            <text:p>{"FUEL TANK RIGHT AUX QUANTITY"},</text:p>
          </table:table-cell>
          <table:table-cell table:formula="of:=CONCATENATE(&quot;addsimvar(&quot;&quot;&quot;;[.B316];&quot;&quot;&quot;,&quot;&quot;&quot;;[.H316];&quot;&quot;&quot;)&quot;)" office:value-type="string" office:string-value="addsimvar(&quot;FUEL TANK RIGHT AUX QUANTITY&quot;,&quot;gallons&quot;)" calcext:value-type="string">
            <text:p>addsimvar("FUEL TANK RIGHT AUX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RIGHT MAIN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17])" office:value-type="string" office:string-value="gallons" calcext:value-type="string">
            <text:p>gallons</text:p>
          </table:table-cell>
          <table:table-cell/>
          <table:table-cell table:formula="of:=CONCATENATE(&quot;{&quot;&quot;&quot;;[.B317];&quot;&quot;&quot;},&quot;)" office:value-type="string" office:string-value="{&quot;FUEL TANK RIGHT MAIN CAPACITY&quot;}," calcext:value-type="string">
            <text:p>{"FUEL TANK RIGHT MAIN CAPACITY"},</text:p>
          </table:table-cell>
          <table:table-cell table:formula="of:=CONCATENATE(&quot;addsimvar(&quot;&quot;&quot;;[.B317];&quot;&quot;&quot;,&quot;&quot;&quot;;[.H317];&quot;&quot;&quot;)&quot;)" office:value-type="string" office:string-value="addsimvar(&quot;FUEL TANK RIGHT MAIN CAPACITY&quot;,&quot;gallons&quot;)" calcext:value-type="string">
            <text:p>addsimvar("FUEL TANK RIGHT MAIN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RIGHT MAIN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18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18];&quot;&quot;&quot;},&quot;)" office:value-type="string" office:string-value="{&quot;FUEL TANK RIGHT MAIN LEVEL&quot;}," calcext:value-type="string">
            <text:p>{"FUEL TANK RIGHT MAIN LEVEL"},</text:p>
          </table:table-cell>
          <table:table-cell table:formula="of:=CONCATENATE(&quot;addsimvar(&quot;&quot;&quot;;[.B318];&quot;&quot;&quot;,&quot;&quot;&quot;;[.H318];&quot;&quot;&quot;)&quot;)" office:value-type="string" office:string-value="addsimvar(&quot;FUEL TANK RIGHT MAIN LEVEL&quot;,&quot;percent over 100&quot;)" calcext:value-type="string">
            <text:p>addsimvar("FUEL TANK RIGHT MAIN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RIGHT MAIN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19])" office:value-type="string" office:string-value="gallons" calcext:value-type="string">
            <text:p>gallons</text:p>
          </table:table-cell>
          <table:table-cell/>
          <table:table-cell table:formula="of:=CONCATENATE(&quot;{&quot;&quot;&quot;;[.B319];&quot;&quot;&quot;},&quot;)" office:value-type="string" office:string-value="{&quot;FUEL TANK RIGHT MAIN QUANTITY&quot;}," calcext:value-type="string">
            <text:p>{"FUEL TANK RIGHT MAIN QUANTITY"},</text:p>
          </table:table-cell>
          <table:table-cell table:formula="of:=CONCATENATE(&quot;addsimvar(&quot;&quot;&quot;;[.B319];&quot;&quot;&quot;,&quot;&quot;&quot;;[.H319];&quot;&quot;&quot;)&quot;)" office:value-type="string" office:string-value="addsimvar(&quot;FUEL TANK RIGHT MAIN QUANTITY&quot;,&quot;gallons&quot;)" calcext:value-type="string">
            <text:p>addsimvar("FUEL TANK RIGHT MAIN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RIGHT TIP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20])" office:value-type="string" office:string-value="gallons" calcext:value-type="string">
            <text:p>gallons</text:p>
          </table:table-cell>
          <table:table-cell/>
          <table:table-cell table:formula="of:=CONCATENATE(&quot;{&quot;&quot;&quot;;[.B320];&quot;&quot;&quot;},&quot;)" office:value-type="string" office:string-value="{&quot;FUEL TANK RIGHT TIP CAPACITY&quot;}," calcext:value-type="string">
            <text:p>{"FUEL TANK RIGHT TIP CAPACITY"},</text:p>
          </table:table-cell>
          <table:table-cell table:formula="of:=CONCATENATE(&quot;addsimvar(&quot;&quot;&quot;;[.B320];&quot;&quot;&quot;,&quot;&quot;&quot;;[.H320];&quot;&quot;&quot;)&quot;)" office:value-type="string" office:string-value="addsimvar(&quot;FUEL TANK RIGHT TIP CAPACITY&quot;,&quot;gallons&quot;)" calcext:value-type="string">
            <text:p>addsimvar("FUEL TANK RIGHT TIP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RIGHT TIP LEVE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2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21];&quot;&quot;&quot;},&quot;)" office:value-type="string" office:string-value="{&quot;FUEL TANK RIGHT TIP LEVEL&quot;}," calcext:value-type="string">
            <text:p>{"FUEL TANK RIGHT TIP LEVEL"},</text:p>
          </table:table-cell>
          <table:table-cell table:formula="of:=CONCATENATE(&quot;addsimvar(&quot;&quot;&quot;;[.B321];&quot;&quot;&quot;,&quot;&quot;&quot;;[.H321];&quot;&quot;&quot;)&quot;)" office:value-type="string" office:string-value="addsimvar(&quot;FUEL TANK RIGHT TIP LEVEL&quot;,&quot;percent over 100&quot;)" calcext:value-type="string">
            <text:p>addsimvar("FUEL TANK RIGHT TIP LEVE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RIGHT TIP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22])" office:value-type="string" office:string-value="gallons" calcext:value-type="string">
            <text:p>gallons</text:p>
          </table:table-cell>
          <table:table-cell/>
          <table:table-cell table:formula="of:=CONCATENATE(&quot;{&quot;&quot;&quot;;[.B322];&quot;&quot;&quot;},&quot;)" office:value-type="string" office:string-value="{&quot;FUEL TANK RIGHT TIP QUANTITY&quot;}," calcext:value-type="string">
            <text:p>{"FUEL TANK RIGHT TIP QUANTITY"},</text:p>
          </table:table-cell>
          <table:table-cell table:formula="of:=CONCATENATE(&quot;addsimvar(&quot;&quot;&quot;;[.B322];&quot;&quot;&quot;,&quot;&quot;&quot;;[.H322];&quot;&quot;&quot;)&quot;)" office:value-type="string" office:string-value="addsimvar(&quot;FUEL TANK RIGHT TIP QUANTITY&quot;,&quot;gallons&quot;)" calcext:value-type="string">
            <text:p>addsimvar("FUEL TANK RIGHT TIP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ANK SELECTOR:index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23])" office:value-type="string" office:string-value="enum" calcext:value-type="string">
            <text:p>enum</text:p>
          </table:table-cell>
          <table:table-cell/>
          <table:table-cell table:formula="of:=CONCATENATE(&quot;{&quot;&quot;&quot;;[.B323];&quot;&quot;&quot;},&quot;)" office:value-type="string" office:string-value="{&quot;FUEL TANK SELECTOR:index&quot;}," calcext:value-type="string">
            <text:p>{"FUEL TANK SELECTOR:index"},</text:p>
          </table:table-cell>
          <table:table-cell table:formula="of:=CONCATENATE(&quot;addsimvar(&quot;&quot;&quot;;[.B323];&quot;&quot;&quot;,&quot;&quot;&quot;;[.H323];&quot;&quot;&quot;)&quot;)" office:value-type="string" office:string-value="addsimvar(&quot;FUEL TANK SELECTOR:index&quot;,&quot;enum&quot;)" calcext:value-type="string">
            <text:p>addsimvar("FUEL TANK SELECTOR:index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OTAL CAPAC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24])" office:value-type="string" office:string-value="gallons" calcext:value-type="string">
            <text:p>gallons</text:p>
          </table:table-cell>
          <table:table-cell/>
          <table:table-cell table:formula="of:=CONCATENATE(&quot;{&quot;&quot;&quot;;[.B324];&quot;&quot;&quot;},&quot;)" office:value-type="string" office:string-value="{&quot;FUEL TOTAL CAPACITY&quot;}," calcext:value-type="string">
            <text:p>{"FUEL TOTAL CAPACITY"},</text:p>
          </table:table-cell>
          <table:table-cell table:formula="of:=CONCATENATE(&quot;addsimvar(&quot;&quot;&quot;;[.B324];&quot;&quot;&quot;,&quot;&quot;&quot;;[.H324];&quot;&quot;&quot;)&quot;)" office:value-type="string" office:string-value="addsimvar(&quot;FUEL TOTAL CAPACITY&quot;,&quot;gallons&quot;)" calcext:value-type="string">
            <text:p>addsimvar("FUEL TOTAL CAPAC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OTAL QUANTITY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25])" office:value-type="string" office:string-value="gallons" calcext:value-type="string">
            <text:p>gallons</text:p>
          </table:table-cell>
          <table:table-cell/>
          <table:table-cell table:formula="of:=CONCATENATE(&quot;{&quot;&quot;&quot;;[.B325];&quot;&quot;&quot;},&quot;)" office:value-type="string" office:string-value="{&quot;FUEL TOTAL QUANTITY&quot;}," calcext:value-type="string">
            <text:p>{"FUEL TOTAL QUANTITY"},</text:p>
          </table:table-cell>
          <table:table-cell table:formula="of:=CONCATENATE(&quot;addsimvar(&quot;&quot;&quot;;[.B325];&quot;&quot;&quot;,&quot;&quot;&quot;;[.H325];&quot;&quot;&quot;)&quot;)" office:value-type="string" office:string-value="addsimvar(&quot;FUEL TOTAL QUANTITY&quot;,&quot;gallons&quot;)" calcext:value-type="string">
            <text:p>addsimvar("FUEL TOTAL QUANTITY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TOTAL QUANTITY WEIGHT</text:p>
          </table:table-cell>
          <table:table-cell table:style-name="ce8" office:value-type="string" calcext:value-type="string">
            <text:p>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26])" office:value-type="string" office:string-value="pounds" calcext:value-type="string">
            <text:p>pounds</text:p>
          </table:table-cell>
          <table:table-cell/>
          <table:table-cell table:formula="of:=CONCATENATE(&quot;{&quot;&quot;&quot;;[.B326];&quot;&quot;&quot;},&quot;)" office:value-type="string" office:string-value="{&quot;FUEL TOTAL QUANTITY WEIGHT&quot;}," calcext:value-type="string">
            <text:p>{"FUEL TOTAL QUANTITY WEIGHT"},</text:p>
          </table:table-cell>
          <table:table-cell table:formula="of:=CONCATENATE(&quot;addsimvar(&quot;&quot;&quot;;[.B326];&quot;&quot;&quot;,&quot;&quot;&quot;;[.H326];&quot;&quot;&quot;)&quot;)" office:value-type="string" office:string-value="addsimvar(&quot;FUEL TOTAL QUANTITY WEIGHT&quot;,&quot;pounds&quot;)" calcext:value-type="string">
            <text:p>addsimvar("FUEL TOTAL QUANTITY WEIGHT","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EL WEIGHT PER GALLON</text:p>
          </table:table-cell>
          <table:table-cell table:style-name="ce8" office:value-type="string" calcext:value-type="string">
            <text:p>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27])" office:value-type="string" office:string-value="pounds" calcext:value-type="string">
            <text:p>pounds</text:p>
          </table:table-cell>
          <table:table-cell/>
          <table:table-cell table:formula="of:=CONCATENATE(&quot;{&quot;&quot;&quot;;[.B327];&quot;&quot;&quot;},&quot;)" office:value-type="string" office:string-value="{&quot;FUEL WEIGHT PER GALLON&quot;}," calcext:value-type="string">
            <text:p>{"FUEL WEIGHT PER GALLON"},</text:p>
          </table:table-cell>
          <table:table-cell table:formula="of:=CONCATENATE(&quot;addsimvar(&quot;&quot;&quot;;[.B327];&quot;&quot;&quot;,&quot;&quot;&quot;;[.H327];&quot;&quot;&quot;)&quot;)" office:value-type="string" office:string-value="addsimvar(&quot;FUEL WEIGHT PER GALLON&quot;,&quot;pounds&quot;)" calcext:value-type="string">
            <text:p>addsimvar("FUEL WEIGHT PER GALLON","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FULL THROTTLE THRUST TO WEIGHT RATIO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28])" office:value-type="string" office:string-value="number" calcext:value-type="string">
            <text:p>number</text:p>
          </table:table-cell>
          <table:table-cell/>
          <table:table-cell table:formula="of:=CONCATENATE(&quot;{&quot;&quot;&quot;;[.B328];&quot;&quot;&quot;},&quot;)" office:value-type="string" office:string-value="{&quot;FULL THROTTLE THRUST TO WEIGHT RATIO&quot;}," calcext:value-type="string">
            <text:p>{"FULL THROTTLE THRUST TO WEIGHT RATIO"},</text:p>
          </table:table-cell>
          <table:table-cell table:formula="of:=CONCATENATE(&quot;addsimvar(&quot;&quot;&quot;;[.B328];&quot;&quot;&quot;,&quot;&quot;&quot;;[.H328];&quot;&quot;&quot;)&quot;)" office:value-type="string" office:string-value="addsimvar(&quot;FULL THROTTLE THRUST TO WEIGHT RATIO&quot;,&quot;number&quot;)" calcext:value-type="string">
            <text:p>addsimvar("FULL THROTTLE THRUST TO WEIGHT RATIO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 FORCE</text:p>
          </table:table-cell>
          <table:table-cell table:style-name="ce8" office:value-type="string" calcext:value-type="string">
            <text:p>GForce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29])" office:value-type="string" office:string-value="gforce" calcext:value-type="string">
            <text:p>gforce</text:p>
          </table:table-cell>
          <table:table-cell/>
          <table:table-cell table:formula="of:=CONCATENATE(&quot;{&quot;&quot;&quot;;[.B329];&quot;&quot;&quot;},&quot;)" office:value-type="string" office:string-value="{&quot;G FORCE&quot;}," calcext:value-type="string">
            <text:p>{"G FORCE"},</text:p>
          </table:table-cell>
          <table:table-cell table:formula="of:=CONCATENATE(&quot;addsimvar(&quot;&quot;&quot;;[.B329];&quot;&quot;&quot;,&quot;&quot;&quot;;[.H329];&quot;&quot;&quot;)&quot;)" office:value-type="string" office:string-value="addsimvar(&quot;G FORCE&quot;,&quot;gforce&quot;)" calcext:value-type="string">
            <text:p>addsimvar("G FORCE","gforc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ANIMATION POSITION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30])" office:value-type="string" office:string-value="number" calcext:value-type="string">
            <text:p>number</text:p>
          </table:table-cell>
          <table:table-cell/>
          <table:table-cell table:formula="of:=CONCATENATE(&quot;{&quot;&quot;&quot;;[.B330];&quot;&quot;&quot;},&quot;)" office:value-type="string" office:string-value="{&quot;GEAR ANIMATION POSITION:index&quot;}," calcext:value-type="string">
            <text:p>{"GEAR ANIMATION POSITION:index"},</text:p>
          </table:table-cell>
          <table:table-cell table:formula="of:=CONCATENATE(&quot;addsimvar(&quot;&quot;&quot;;[.B330];&quot;&quot;&quot;,&quot;&quot;&quot;;[.H330];&quot;&quot;&quot;)&quot;)" office:value-type="string" office:string-value="addsimvar(&quot;GEAR ANIMATION POSITION:index&quot;,&quot;number&quot;)" calcext:value-type="string">
            <text:p>addsimvar("GEAR ANIMATION POSITION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AUX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3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31];&quot;&quot;&quot;},&quot;)" office:value-type="string" office:string-value="{&quot;GEAR AUX POSITION&quot;}," calcext:value-type="string">
            <text:p>{"GEAR AUX POSITION"},</text:p>
          </table:table-cell>
          <table:table-cell table:formula="of:=CONCATENATE(&quot;addsimvar(&quot;&quot;&quot;;[.B331];&quot;&quot;&quot;,&quot;&quot;&quot;;[.H331];&quot;&quot;&quot;)&quot;)" office:value-type="string" office:string-value="addsimvar(&quot;GEAR AUX POSITION&quot;,&quot;percent over 100&quot;)" calcext:value-type="string">
            <text:p>addsimvar("GEAR AUX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AUX STEER ANGLE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3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32];&quot;&quot;&quot;},&quot;)" office:value-type="string" office:string-value="{&quot;GEAR AUX STEER ANGLE&quot;}," calcext:value-type="string">
            <text:p>{"GEAR AUX STEER ANGLE"},</text:p>
          </table:table-cell>
          <table:table-cell table:formula="of:=CONCATENATE(&quot;addsimvar(&quot;&quot;&quot;;[.B332];&quot;&quot;&quot;,&quot;&quot;&quot;;[.H332];&quot;&quot;&quot;)&quot;)" office:value-type="string" office:string-value="addsimvar(&quot;GEAR AUX STEER ANGLE&quot;,&quot;percent over 100&quot;)" calcext:value-type="string">
            <text:p>addsimvar("GEAR AUX STEER ANGLE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AUX STEER ANGLE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3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33];&quot;&quot;&quot;},&quot;)" office:value-type="string" office:string-value="{&quot;GEAR AUX STEER ANGLE PCT&quot;}," calcext:value-type="string">
            <text:p>{"GEAR AUX STEER ANGLE PCT"},</text:p>
          </table:table-cell>
          <table:table-cell table:formula="of:=CONCATENATE(&quot;addsimvar(&quot;&quot;&quot;;[.B333];&quot;&quot;&quot;,&quot;&quot;&quot;;[.H333];&quot;&quot;&quot;)&quot;)" office:value-type="string" office:string-value="addsimvar(&quot;GEAR AUX STEER ANGLE PCT&quot;,&quot;percent over 100&quot;)" calcext:value-type="string">
            <text:p>addsimvar("GEAR AUX STEER ANGLE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CENTER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34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34];&quot;&quot;&quot;},&quot;)" office:value-type="string" office:string-value="{&quot;GEAR CENTER POSITION&quot;}," calcext:value-type="string">
            <text:p>{"GEAR CENTER POSITION"},</text:p>
          </table:table-cell>
          <table:table-cell table:formula="of:=CONCATENATE(&quot;addsimvar(&quot;&quot;&quot;;[.B334];&quot;&quot;&quot;,&quot;&quot;&quot;;[.H334];&quot;&quot;&quot;)&quot;)" office:value-type="string" office:string-value="addsimvar(&quot;GEAR CENTER POSITION&quot;,&quot;percent over 100&quot;)" calcext:value-type="string">
            <text:p>addsimvar("GEAR CENTER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CENTER STEER ANGLE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35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35];&quot;&quot;&quot;},&quot;)" office:value-type="string" office:string-value="{&quot;GEAR CENTER STEER ANGLE&quot;}," calcext:value-type="string">
            <text:p>{"GEAR CENTER STEER ANGLE"},</text:p>
          </table:table-cell>
          <table:table-cell table:formula="of:=CONCATENATE(&quot;addsimvar(&quot;&quot;&quot;;[.B335];&quot;&quot;&quot;,&quot;&quot;&quot;;[.H335];&quot;&quot;&quot;)&quot;)" office:value-type="string" office:string-value="addsimvar(&quot;GEAR CENTER STEER ANGLE&quot;,&quot;percent over 100&quot;)" calcext:value-type="string">
            <text:p>addsimvar("GEAR CENTER STEER ANGLE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CENTER STEER ANGLE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3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36];&quot;&quot;&quot;},&quot;)" office:value-type="string" office:string-value="{&quot;GEAR CENTER STEER ANGLE PCT&quot;}," calcext:value-type="string">
            <text:p>{"GEAR CENTER STEER ANGLE PCT"},</text:p>
          </table:table-cell>
          <table:table-cell table:formula="of:=CONCATENATE(&quot;addsimvar(&quot;&quot;&quot;;[.B336];&quot;&quot;&quot;,&quot;&quot;&quot;;[.H336];&quot;&quot;&quot;)&quot;)" office:value-type="string" office:string-value="addsimvar(&quot;GEAR CENTER STEER ANGLE PCT&quot;,&quot;percent over 100&quot;)" calcext:value-type="string">
            <text:p>addsimvar("GEAR CENTER STEER ANGLE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DAMAGE BY SPE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37])" office:value-type="string" office:string-value="bool" calcext:value-type="string">
            <text:p>bool</text:p>
          </table:table-cell>
          <table:table-cell/>
          <table:table-cell table:formula="of:=CONCATENATE(&quot;{&quot;&quot;&quot;;[.B337];&quot;&quot;&quot;},&quot;)" office:value-type="string" office:string-value="{&quot;GEAR DAMAGE BY SPEED&quot;}," calcext:value-type="string">
            <text:p>{"GEAR DAMAGE BY SPEED"},</text:p>
          </table:table-cell>
          <table:table-cell table:formula="of:=CONCATENATE(&quot;addsimvar(&quot;&quot;&quot;;[.B337];&quot;&quot;&quot;,&quot;&quot;&quot;;[.H337];&quot;&quot;&quot;)&quot;)" office:value-type="string" office:string-value="addsimvar(&quot;GEAR DAMAGE BY SPEED&quot;,&quot;bool&quot;)" calcext:value-type="string">
            <text:p>addsimvar("GEAR DAMAGE BY SPE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EMERGENCY HANDLE POSITI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38])" office:value-type="string" office:string-value="bool" calcext:value-type="string">
            <text:p>bool</text:p>
          </table:table-cell>
          <table:table-cell/>
          <table:table-cell table:formula="of:=CONCATENATE(&quot;{&quot;&quot;&quot;;[.B338];&quot;&quot;&quot;},&quot;)" office:value-type="string" office:string-value="{&quot;GEAR EMERGENCY HANDLE POSITION&quot;}," calcext:value-type="string">
            <text:p>{"GEAR EMERGENCY HANDLE POSITION"},</text:p>
          </table:table-cell>
          <table:table-cell table:formula="of:=CONCATENATE(&quot;addsimvar(&quot;&quot;&quot;;[.B338];&quot;&quot;&quot;,&quot;&quot;&quot;;[.H338];&quot;&quot;&quot;)&quot;)" office:value-type="string" office:string-value="addsimvar(&quot;GEAR EMERGENCY HANDLE POSITION&quot;,&quot;bool&quot;)" calcext:value-type="string">
            <text:p>addsimvar("GEAR EMERGENCY HANDLE POSITI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HANDLE POSITI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39])" office:value-type="string" office:string-value="bool" calcext:value-type="string">
            <text:p>bool</text:p>
          </table:table-cell>
          <table:table-cell/>
          <table:table-cell table:formula="of:=CONCATENATE(&quot;{&quot;&quot;&quot;;[.B339];&quot;&quot;&quot;},&quot;)" office:value-type="string" office:string-value="{&quot;GEAR HANDLE POSITION&quot;}," calcext:value-type="string">
            <text:p>{"GEAR HANDLE POSITION"},</text:p>
          </table:table-cell>
          <table:table-cell table:formula="of:=CONCATENATE(&quot;addsimvar(&quot;&quot;&quot;;[.B339];&quot;&quot;&quot;,&quot;&quot;&quot;;[.H339];&quot;&quot;&quot;)&quot;)" office:value-type="string" office:string-value="addsimvar(&quot;GEAR HANDLE POSITION&quot;,&quot;bool&quot;)" calcext:value-type="string">
            <text:p>addsimvar("GEAR HANDLE POSITI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HYDRAULIC PRESSURE</text:p>
          </table:table-cell>
          <table:table-cell table:style-name="ce8" office:value-type="string" calcext:value-type="string">
            <text:p>psf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object_type was incorrect</text:p>
          </table:table-cell>
          <table:table-cell table:formula="of:=LOWER([.C340])" office:value-type="string" office:string-value="psf" calcext:value-type="string">
            <text:p>psf</text:p>
          </table:table-cell>
          <table:table-cell/>
          <table:table-cell table:formula="of:=CONCATENATE(&quot;{&quot;&quot;&quot;;[.B340];&quot;&quot;&quot;},&quot;)" office:value-type="string" office:string-value="{&quot;GEAR HYDRAULIC PRESSURE&quot;}," calcext:value-type="string">
            <text:p>{"GEAR HYDRAULIC PRESSURE"},</text:p>
          </table:table-cell>
          <table:table-cell table:formula="of:=CONCATENATE(&quot;addsimvar(&quot;&quot;&quot;;[.B340];&quot;&quot;&quot;,&quot;&quot;&quot;;[.H340];&quot;&quot;&quot;)&quot;)" office:value-type="string" office:string-value="addsimvar(&quot;GEAR HYDRAULIC PRESSURE&quot;,&quot;psf&quot;)" calcext:value-type="string">
            <text:p>addsimvar("GEAR HYDRAULIC PRESSURE","psf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LEFT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4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41];&quot;&quot;&quot;},&quot;)" office:value-type="string" office:string-value="{&quot;GEAR LEFT POSITION&quot;}," calcext:value-type="string">
            <text:p>{"GEAR LEFT POSITION"},</text:p>
          </table:table-cell>
          <table:table-cell table:formula="of:=CONCATENATE(&quot;addsimvar(&quot;&quot;&quot;;[.B341];&quot;&quot;&quot;,&quot;&quot;&quot;;[.H341];&quot;&quot;&quot;)&quot;)" office:value-type="string" office:string-value="addsimvar(&quot;GEAR LEFT POSITION&quot;,&quot;percent over 100&quot;)" calcext:value-type="string">
            <text:p>addsimvar("GEAR LEFT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LEFT STEER ANGLE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4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42];&quot;&quot;&quot;},&quot;)" office:value-type="string" office:string-value="{&quot;GEAR LEFT STEER ANGLE&quot;}," calcext:value-type="string">
            <text:p>{"GEAR LEFT STEER ANGLE"},</text:p>
          </table:table-cell>
          <table:table-cell table:formula="of:=CONCATENATE(&quot;addsimvar(&quot;&quot;&quot;;[.B342];&quot;&quot;&quot;,&quot;&quot;&quot;;[.H342];&quot;&quot;&quot;)&quot;)" office:value-type="string" office:string-value="addsimvar(&quot;GEAR LEFT STEER ANGLE&quot;,&quot;percent over 100&quot;)" calcext:value-type="string">
            <text:p>addsimvar("GEAR LEFT STEER ANGLE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LEFT STEER ANGLE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4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43];&quot;&quot;&quot;},&quot;)" office:value-type="string" office:string-value="{&quot;GEAR LEFT STEER ANGLE PCT&quot;}," calcext:value-type="string">
            <text:p>{"GEAR LEFT STEER ANGLE PCT"},</text:p>
          </table:table-cell>
          <table:table-cell table:formula="of:=CONCATENATE(&quot;addsimvar(&quot;&quot;&quot;;[.B343];&quot;&quot;&quot;,&quot;&quot;&quot;;[.H343];&quot;&quot;&quot;)&quot;)" office:value-type="string" office:string-value="addsimvar(&quot;GEAR LEFT STEER ANGLE PCT&quot;,&quot;percent over 100&quot;)" calcext:value-type="string">
            <text:p>addsimvar("GEAR LEFT STEER ANGLE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POSITION:index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44])" office:value-type="string" office:string-value="enum" calcext:value-type="string">
            <text:p>enum</text:p>
          </table:table-cell>
          <table:table-cell/>
          <table:table-cell table:formula="of:=CONCATENATE(&quot;{&quot;&quot;&quot;;[.B344];&quot;&quot;&quot;},&quot;)" office:value-type="string" office:string-value="{&quot;GEAR POSITION:index&quot;}," calcext:value-type="string">
            <text:p>{"GEAR POSITION:index"},</text:p>
          </table:table-cell>
          <table:table-cell table:formula="of:=CONCATENATE(&quot;addsimvar(&quot;&quot;&quot;;[.B344];&quot;&quot;&quot;,&quot;&quot;&quot;;[.H344];&quot;&quot;&quot;)&quot;)" office:value-type="string" office:string-value="addsimvar(&quot;GEAR POSITION:index&quot;,&quot;enum&quot;)" calcext:value-type="string">
            <text:p>addsimvar("GEAR POSITION:index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RIGHT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45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45];&quot;&quot;&quot;},&quot;)" office:value-type="string" office:string-value="{&quot;GEAR RIGHT POSITION&quot;}," calcext:value-type="string">
            <text:p>{"GEAR RIGHT POSITION"},</text:p>
          </table:table-cell>
          <table:table-cell table:formula="of:=CONCATENATE(&quot;addsimvar(&quot;&quot;&quot;;[.B345];&quot;&quot;&quot;,&quot;&quot;&quot;;[.H345];&quot;&quot;&quot;)&quot;)" office:value-type="string" office:string-value="addsimvar(&quot;GEAR RIGHT POSITION&quot;,&quot;percent over 100&quot;)" calcext:value-type="string">
            <text:p>addsimvar("GEAR RIGHT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RIGHT STEER ANGLE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4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46];&quot;&quot;&quot;},&quot;)" office:value-type="string" office:string-value="{&quot;GEAR RIGHT STEER ANGLE&quot;}," calcext:value-type="string">
            <text:p>{"GEAR RIGHT STEER ANGLE"},</text:p>
          </table:table-cell>
          <table:table-cell table:formula="of:=CONCATENATE(&quot;addsimvar(&quot;&quot;&quot;;[.B346];&quot;&quot;&quot;,&quot;&quot;&quot;;[.H346];&quot;&quot;&quot;)&quot;)" office:value-type="string" office:string-value="addsimvar(&quot;GEAR RIGHT STEER ANGLE&quot;,&quot;percent over 100&quot;)" calcext:value-type="string">
            <text:p>addsimvar("GEAR RIGHT STEER ANGLE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RIGHT STEER ANGLE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47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47];&quot;&quot;&quot;},&quot;)" office:value-type="string" office:string-value="{&quot;GEAR RIGHT STEER ANGLE PCT&quot;}," calcext:value-type="string">
            <text:p>{"GEAR RIGHT STEER ANGLE PCT"},</text:p>
          </table:table-cell>
          <table:table-cell table:formula="of:=CONCATENATE(&quot;addsimvar(&quot;&quot;&quot;;[.B347];&quot;&quot;&quot;,&quot;&quot;&quot;;[.H347];&quot;&quot;&quot;)&quot;)" office:value-type="string" office:string-value="addsimvar(&quot;GEAR RIGHT STEER ANGLE PCT&quot;,&quot;percent over 100&quot;)" calcext:value-type="string">
            <text:p>addsimvar("GEAR RIGHT STEER ANGLE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SPEED EXCEED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48])" office:value-type="string" office:string-value="bool" calcext:value-type="string">
            <text:p>bool</text:p>
          </table:table-cell>
          <table:table-cell/>
          <table:table-cell table:formula="of:=CONCATENATE(&quot;{&quot;&quot;&quot;;[.B348];&quot;&quot;&quot;},&quot;)" office:value-type="string" office:string-value="{&quot;GEAR SPEED EXCEEDED&quot;}," calcext:value-type="string">
            <text:p>{"GEAR SPEED EXCEEDED"},</text:p>
          </table:table-cell>
          <table:table-cell table:formula="of:=CONCATENATE(&quot;addsimvar(&quot;&quot;&quot;;[.B348];&quot;&quot;&quot;,&quot;&quot;&quot;;[.H348];&quot;&quot;&quot;)&quot;)" office:value-type="string" office:string-value="addsimvar(&quot;GEAR SPEED EXCEEDED&quot;,&quot;bool&quot;)" calcext:value-type="string">
            <text:p>addsimvar("GEAR SPEED EXCEED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STEER ANGLE PCT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49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49];&quot;&quot;&quot;},&quot;)" office:value-type="string" office:string-value="{&quot;GEAR STEER ANGLE PCT:index&quot;}," calcext:value-type="string">
            <text:p>{"GEAR STEER ANGLE PCT:index"},</text:p>
          </table:table-cell>
          <table:table-cell table:formula="of:=CONCATENATE(&quot;addsimvar(&quot;&quot;&quot;;[.B349];&quot;&quot;&quot;,&quot;&quot;&quot;;[.H349];&quot;&quot;&quot;)&quot;)" office:value-type="string" office:string-value="addsimvar(&quot;GEAR STEER ANGLE PCT:index&quot;,&quot;percent over 100&quot;)" calcext:value-type="string">
            <text:p>addsimvar("GEAR STEER ANGLE PCT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STEER ANGLE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50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50];&quot;&quot;&quot;},&quot;)" office:value-type="string" office:string-value="{&quot;GEAR STEER ANGLE:index&quot;}," calcext:value-type="string">
            <text:p>{"GEAR STEER ANGLE:index"},</text:p>
          </table:table-cell>
          <table:table-cell table:formula="of:=CONCATENATE(&quot;addsimvar(&quot;&quot;&quot;;[.B350];&quot;&quot;&quot;,&quot;&quot;&quot;;[.H350];&quot;&quot;&quot;)&quot;)" office:value-type="string" office:string-value="addsimvar(&quot;GEAR STEER ANGLE:index&quot;,&quot;percent over 100&quot;)" calcext:value-type="string">
            <text:p>addsimvar("GEAR STEER ANGLE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TAIL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5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351];&quot;&quot;&quot;},&quot;)" office:value-type="string" office:string-value="{&quot;GEAR TAIL POSITION&quot;}," calcext:value-type="string">
            <text:p>{"GEAR TAIL POSITION"},</text:p>
          </table:table-cell>
          <table:table-cell table:formula="of:=CONCATENATE(&quot;addsimvar(&quot;&quot;&quot;;[.B351];&quot;&quot;&quot;,&quot;&quot;&quot;;[.H351];&quot;&quot;&quot;)&quot;)" office:value-type="string" office:string-value="addsimvar(&quot;GEAR TAIL POSITION&quot;,&quot;percent over 100&quot;)" calcext:value-type="string">
            <text:p>addsimvar("GEAR TAIL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TOTAL PCT EXTENDED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52])" office:value-type="string" office:string-value="percentage" calcext:value-type="string">
            <text:p>percentage</text:p>
          </table:table-cell>
          <table:table-cell/>
          <table:table-cell table:formula="of:=CONCATENATE(&quot;{&quot;&quot;&quot;;[.B352];&quot;&quot;&quot;},&quot;)" office:value-type="string" office:string-value="{&quot;GEAR TOTAL PCT EXTENDED&quot;}," calcext:value-type="string">
            <text:p>{"GEAR TOTAL PCT EXTENDED"},</text:p>
          </table:table-cell>
          <table:table-cell table:formula="of:=CONCATENATE(&quot;addsimvar(&quot;&quot;&quot;;[.B352];&quot;&quot;&quot;,&quot;&quot;&quot;;[.H352];&quot;&quot;&quot;)&quot;)" office:value-type="string" office:string-value="addsimvar(&quot;GEAR TOTAL PCT EXTENDED&quot;,&quot;percentage&quot;)" calcext:value-type="string">
            <text:p>addsimvar("GEAR TOTAL PCT EXTENDED","percentag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AR WARNING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53])" office:value-type="string" office:string-value="enum" calcext:value-type="string">
            <text:p>enum</text:p>
          </table:table-cell>
          <table:table-cell/>
          <table:table-cell table:formula="of:=CONCATENATE(&quot;{&quot;&quot;&quot;;[.B353];&quot;&quot;&quot;},&quot;)" office:value-type="string" office:string-value="{&quot;GEAR WARNING&quot;}," calcext:value-type="string">
            <text:p>{"GEAR WARNING"},</text:p>
          </table:table-cell>
          <table:table-cell table:formula="of:=CONCATENATE(&quot;addsimvar(&quot;&quot;&quot;;[.B353];&quot;&quot;&quot;,&quot;&quot;&quot;;[.H353];&quot;&quot;&quot;)&quot;)" office:value-type="string" office:string-value="addsimvar(&quot;GEAR WARNING&quot;,&quot;enum&quot;)" calcext:value-type="string">
            <text:p>addsimvar("GEAR WARNING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ANTI ICE POSITION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54])" office:value-type="string" office:string-value="bool" calcext:value-type="string">
            <text:p>bool</text:p>
          </table:table-cell>
          <table:table-cell/>
          <table:table-cell table:formula="of:=CONCATENATE(&quot;{&quot;&quot;&quot;;[.B354];&quot;&quot;&quot;},&quot;)" office:value-type="string" office:string-value="{&quot;GENERAL ENG ANTI ICE POSITION:index&quot;}," calcext:value-type="string">
            <text:p>{"GENERAL ENG ANTI ICE POSITION:index"},</text:p>
          </table:table-cell>
          <table:table-cell table:formula="of:=CONCATENATE(&quot;addsimvar(&quot;&quot;&quot;;[.B354];&quot;&quot;&quot;,&quot;&quot;&quot;;[.H354];&quot;&quot;&quot;)&quot;)" office:value-type="string" office:string-value="addsimvar(&quot;GENERAL ENG ANTI ICE POSITION:index&quot;,&quot;bool&quot;)" calcext:value-type="string">
            <text:p>addsimvar("GENERAL ENG ANTI ICE POSITION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COMBUSTION SOUND PERCENT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55])" office:value-type="string" office:string-value="percent" calcext:value-type="string">
            <text:p>percent</text:p>
          </table:table-cell>
          <table:table-cell/>
          <table:table-cell table:formula="of:=CONCATENATE(&quot;{&quot;&quot;&quot;;[.B355];&quot;&quot;&quot;},&quot;)" office:value-type="string" office:string-value="{&quot;GENERAL ENG COMBUSTION SOUND PERCENT:index&quot;}," calcext:value-type="string">
            <text:p>{"GENERAL ENG COMBUSTION SOUND PERCENT:index"},</text:p>
          </table:table-cell>
          <table:table-cell table:formula="of:=CONCATENATE(&quot;addsimvar(&quot;&quot;&quot;;[.B355];&quot;&quot;&quot;,&quot;&quot;&quot;;[.H355];&quot;&quot;&quot;)&quot;)" office:value-type="string" office:string-value="addsimvar(&quot;GENERAL ENG COMBUSTION SOUND PERCENT:index&quot;,&quot;percent&quot;)" calcext:value-type="string">
            <text:p>addsimvar("GENERAL ENG COMBUSTION SOUND PERCENT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COMBUSTION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56])" office:value-type="string" office:string-value="bool" calcext:value-type="string">
            <text:p>bool</text:p>
          </table:table-cell>
          <table:table-cell/>
          <table:table-cell table:formula="of:=CONCATENATE(&quot;{&quot;&quot;&quot;;[.B356];&quot;&quot;&quot;},&quot;)" office:value-type="string" office:string-value="{&quot;GENERAL ENG COMBUSTION:index&quot;}," calcext:value-type="string">
            <text:p>{"GENERAL ENG COMBUSTION:index"},</text:p>
          </table:table-cell>
          <table:table-cell table:formula="of:=CONCATENATE(&quot;addsimvar(&quot;&quot;&quot;;[.B356];&quot;&quot;&quot;,&quot;&quot;&quot;;[.H356];&quot;&quot;&quot;)&quot;)" office:value-type="string" office:string-value="addsimvar(&quot;GENERAL ENG COMBUSTION:index&quot;,&quot;bool&quot;)" calcext:value-type="string">
            <text:p>addsimvar("GENERAL ENG COMBUSTION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DAMAGE PERCENT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57])" office:value-type="string" office:string-value="percent" calcext:value-type="string">
            <text:p>percent</text:p>
          </table:table-cell>
          <table:table-cell/>
          <table:table-cell table:formula="of:=CONCATENATE(&quot;{&quot;&quot;&quot;;[.B357];&quot;&quot;&quot;},&quot;)" office:value-type="string" office:string-value="{&quot;GENERAL ENG DAMAGE PERCENT:index&quot;}," calcext:value-type="string">
            <text:p>{"GENERAL ENG DAMAGE PERCENT:index"},</text:p>
          </table:table-cell>
          <table:table-cell table:formula="of:=CONCATENATE(&quot;addsimvar(&quot;&quot;&quot;;[.B357];&quot;&quot;&quot;,&quot;&quot;&quot;;[.H357];&quot;&quot;&quot;)&quot;)" office:value-type="string" office:string-value="addsimvar(&quot;GENERAL ENG DAMAGE PERCENT:index&quot;,&quot;percent&quot;)" calcext:value-type="string">
            <text:p>addsimvar("GENERAL ENG DAMAGE PERCENT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ELAPSED TIME:index</text:p>
          </table:table-cell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58])" office:value-type="string" office:string-value="hours" calcext:value-type="string">
            <text:p>hours</text:p>
          </table:table-cell>
          <table:table-cell/>
          <table:table-cell table:formula="of:=CONCATENATE(&quot;{&quot;&quot;&quot;;[.B358];&quot;&quot;&quot;},&quot;)" office:value-type="string" office:string-value="{&quot;GENERAL ENG ELAPSED TIME:index&quot;}," calcext:value-type="string">
            <text:p>{"GENERAL ENG ELAPSED TIME:index"},</text:p>
          </table:table-cell>
          <table:table-cell table:formula="of:=CONCATENATE(&quot;addsimvar(&quot;&quot;&quot;;[.B358];&quot;&quot;&quot;,&quot;&quot;&quot;;[.H358];&quot;&quot;&quot;)&quot;)" office:value-type="string" office:string-value="addsimvar(&quot;GENERAL ENG ELAPSED TIME:index&quot;,&quot;hours&quot;)" calcext:value-type="string">
            <text:p>addsimvar("GENERAL ENG ELAPSED TIME:index","hou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EXHAUST GAS TEMPERATURE:index</text:p>
          </table:table-cell>
          <table:table-cell table:style-name="ce8" office:value-type="string" calcext:value-type="string">
            <text:p>Rankine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59])" office:value-type="string" office:string-value="rankine" calcext:value-type="string">
            <text:p>rankine</text:p>
          </table:table-cell>
          <table:table-cell/>
          <table:table-cell table:formula="of:=CONCATENATE(&quot;{&quot;&quot;&quot;;[.B359];&quot;&quot;&quot;},&quot;)" office:value-type="string" office:string-value="{&quot;GENERAL ENG EXHAUST GAS TEMPERATURE:index&quot;}," calcext:value-type="string">
            <text:p>{"GENERAL ENG EXHAUST GAS TEMPERATURE:index"},</text:p>
          </table:table-cell>
          <table:table-cell table:formula="of:=CONCATENATE(&quot;addsimvar(&quot;&quot;&quot;;[.B359];&quot;&quot;&quot;,&quot;&quot;&quot;;[.H359];&quot;&quot;&quot;)&quot;)" office:value-type="string" office:string-value="addsimvar(&quot;GENERAL ENG EXHAUST GAS TEMPERATURE:index&quot;,&quot;rankine&quot;)" calcext:value-type="string">
            <text:p>addsimvar("GENERAL ENG EXHAUST GAS TEMPERATURE:index","rankin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FAILED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60])" office:value-type="string" office:string-value="bool" calcext:value-type="string">
            <text:p>bool</text:p>
          </table:table-cell>
          <table:table-cell/>
          <table:table-cell table:formula="of:=CONCATENATE(&quot;{&quot;&quot;&quot;;[.B360];&quot;&quot;&quot;},&quot;)" office:value-type="string" office:string-value="{&quot;GENERAL ENG FAILED:index&quot;}," calcext:value-type="string">
            <text:p>{"GENERAL ENG FAILED:index"},</text:p>
          </table:table-cell>
          <table:table-cell table:formula="of:=CONCATENATE(&quot;addsimvar(&quot;&quot;&quot;;[.B360];&quot;&quot;&quot;,&quot;&quot;&quot;;[.H360];&quot;&quot;&quot;)&quot;)" office:value-type="string" office:string-value="addsimvar(&quot;GENERAL ENG FAILED:index&quot;,&quot;bool&quot;)" calcext:value-type="string">
            <text:p>addsimvar("GENERAL ENG FAILED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FUEL PRESSURE:index</text:p>
          </table:table-cell>
          <table:table-cell table:style-name="ce8" office:value-type="string" calcext:value-type="string">
            <text:p>Psi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61])" office:value-type="string" office:string-value="psi" calcext:value-type="string">
            <text:p>psi</text:p>
          </table:table-cell>
          <table:table-cell/>
          <table:table-cell table:formula="of:=CONCATENATE(&quot;{&quot;&quot;&quot;;[.B361];&quot;&quot;&quot;},&quot;)" office:value-type="string" office:string-value="{&quot;GENERAL ENG FUEL PRESSURE:index&quot;}," calcext:value-type="string">
            <text:p>{"GENERAL ENG FUEL PRESSURE:index"},</text:p>
          </table:table-cell>
          <table:table-cell table:formula="of:=CONCATENATE(&quot;addsimvar(&quot;&quot;&quot;;[.B361];&quot;&quot;&quot;,&quot;&quot;&quot;;[.H361];&quot;&quot;&quot;)&quot;)" office:value-type="string" office:string-value="addsimvar(&quot;GENERAL ENG FUEL PRESSURE:index&quot;,&quot;psi&quot;)" calcext:value-type="string">
            <text:p>addsimvar("GENERAL ENG FUEL PRESSURE:index","psi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FUEL PUMP ON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62])" office:value-type="string" office:string-value="bool" calcext:value-type="string">
            <text:p>bool</text:p>
          </table:table-cell>
          <table:table-cell/>
          <table:table-cell table:formula="of:=CONCATENATE(&quot;{&quot;&quot;&quot;;[.B362];&quot;&quot;&quot;},&quot;)" office:value-type="string" office:string-value="{&quot;GENERAL ENG FUEL PUMP ON:index&quot;}," calcext:value-type="string">
            <text:p>{"GENERAL ENG FUEL PUMP ON:index"},</text:p>
          </table:table-cell>
          <table:table-cell table:formula="of:=CONCATENATE(&quot;addsimvar(&quot;&quot;&quot;;[.B362];&quot;&quot;&quot;,&quot;&quot;&quot;;[.H362];&quot;&quot;&quot;)&quot;)" office:value-type="string" office:string-value="addsimvar(&quot;GENERAL ENG FUEL PUMP ON:index&quot;,&quot;bool&quot;)" calcext:value-type="string">
            <text:p>addsimvar("GENERAL ENG FUEL PUMP ON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FUEL PUMP SWITCH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63])" office:value-type="string" office:string-value="bool" calcext:value-type="string">
            <text:p>bool</text:p>
          </table:table-cell>
          <table:table-cell/>
          <table:table-cell table:formula="of:=CONCATENATE(&quot;{&quot;&quot;&quot;;[.B363];&quot;&quot;&quot;},&quot;)" office:value-type="string" office:string-value="{&quot;GENERAL ENG FUEL PUMP SWITCH:index&quot;}," calcext:value-type="string">
            <text:p>{"GENERAL ENG FUEL PUMP SWITCH:index"},</text:p>
          </table:table-cell>
          <table:table-cell table:formula="of:=CONCATENATE(&quot;addsimvar(&quot;&quot;&quot;;[.B363];&quot;&quot;&quot;,&quot;&quot;&quot;;[.H363];&quot;&quot;&quot;)&quot;)" office:value-type="string" office:string-value="addsimvar(&quot;GENERAL ENG FUEL PUMP SWITCH:index&quot;,&quot;bool&quot;)" calcext:value-type="string">
            <text:p>addsimvar("GENERAL ENG FUEL PUMP SWITCH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FUEL USED SINCE START</text:p>
          </table:table-cell>
          <table:table-cell table:style-name="ce8" office:value-type="string" calcext:value-type="string">
            <text:p>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64])" office:value-type="string" office:string-value="pounds" calcext:value-type="string">
            <text:p>pounds</text:p>
          </table:table-cell>
          <table:table-cell/>
          <table:table-cell table:formula="of:=CONCATENATE(&quot;{&quot;&quot;&quot;;[.B364];&quot;&quot;&quot;},&quot;)" office:value-type="string" office:string-value="{&quot;GENERAL ENG FUEL USED SINCE START&quot;}," calcext:value-type="string">
            <text:p>{"GENERAL ENG FUEL USED SINCE START"},</text:p>
          </table:table-cell>
          <table:table-cell table:formula="of:=CONCATENATE(&quot;addsimvar(&quot;&quot;&quot;;[.B364];&quot;&quot;&quot;,&quot;&quot;&quot;;[.H364];&quot;&quot;&quot;)&quot;)" office:value-type="string" office:string-value="addsimvar(&quot;GENERAL ENG FUEL USED SINCE START&quot;,&quot;pounds&quot;)" calcext:value-type="string">
            <text:p>addsimvar("GENERAL ENG FUEL USED SINCE START","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FUEL VALV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65])" office:value-type="string" office:string-value="bool" calcext:value-type="string">
            <text:p>bool</text:p>
          </table:table-cell>
          <table:table-cell/>
          <table:table-cell table:formula="of:=CONCATENATE(&quot;{&quot;&quot;&quot;;[.B365];&quot;&quot;&quot;},&quot;)" office:value-type="string" office:string-value="{&quot;GENERAL ENG FUEL VALVE:index&quot;}," calcext:value-type="string">
            <text:p>{"GENERAL ENG FUEL VALVE:index"},</text:p>
          </table:table-cell>
          <table:table-cell table:formula="of:=CONCATENATE(&quot;addsimvar(&quot;&quot;&quot;;[.B365];&quot;&quot;&quot;,&quot;&quot;&quot;;[.H365];&quot;&quot;&quot;)&quot;)" office:value-type="string" office:string-value="addsimvar(&quot;GENERAL ENG FUEL VALVE:index&quot;,&quot;bool&quot;)" calcext:value-type="string">
            <text:p>addsimvar("GENERAL ENG FUEL VALV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GENERATOR ACTIV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66])" office:value-type="string" office:string-value="bool" calcext:value-type="string">
            <text:p>bool</text:p>
          </table:table-cell>
          <table:table-cell/>
          <table:table-cell table:formula="of:=CONCATENATE(&quot;{&quot;&quot;&quot;;[.B366];&quot;&quot;&quot;},&quot;)" office:value-type="string" office:string-value="{&quot;GENERAL ENG GENERATOR ACTIVE:index&quot;}," calcext:value-type="string">
            <text:p>{"GENERAL ENG GENERATOR ACTIVE:index"},</text:p>
          </table:table-cell>
          <table:table-cell table:formula="of:=CONCATENATE(&quot;addsimvar(&quot;&quot;&quot;;[.B366];&quot;&quot;&quot;,&quot;&quot;&quot;;[.H366];&quot;&quot;&quot;)&quot;)" office:value-type="string" office:string-value="addsimvar(&quot;GENERAL ENG GENERATOR ACTIVE:index&quot;,&quot;bool&quot;)" calcext:value-type="string">
            <text:p>addsimvar("GENERAL ENG GENERATOR ACTIV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GENERATOR SWITCH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67])" office:value-type="string" office:string-value="bool" calcext:value-type="string">
            <text:p>bool</text:p>
          </table:table-cell>
          <table:table-cell/>
          <table:table-cell table:formula="of:=CONCATENATE(&quot;{&quot;&quot;&quot;;[.B367];&quot;&quot;&quot;},&quot;)" office:value-type="string" office:string-value="{&quot;GENERAL ENG GENERATOR SWITCH:index&quot;}," calcext:value-type="string">
            <text:p>{"GENERAL ENG GENERATOR SWITCH:index"},</text:p>
          </table:table-cell>
          <table:table-cell table:formula="of:=CONCATENATE(&quot;addsimvar(&quot;&quot;&quot;;[.B367];&quot;&quot;&quot;,&quot;&quot;&quot;;[.H367];&quot;&quot;&quot;)&quot;)" office:value-type="string" office:string-value="addsimvar(&quot;GENERAL ENG GENERATOR SWITCH:index&quot;,&quot;bool&quot;)" calcext:value-type="string">
            <text:p>addsimvar("GENERAL ENG GENERATOR SWITCH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MASTER ALTERNATOR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68])" office:value-type="string" office:string-value="bool" calcext:value-type="string">
            <text:p>bool</text:p>
          </table:table-cell>
          <table:table-cell/>
          <table:table-cell table:formula="of:=CONCATENATE(&quot;{&quot;&quot;&quot;;[.B368];&quot;&quot;&quot;},&quot;)" office:value-type="string" office:string-value="{&quot;GENERAL ENG MASTER ALTERNATOR:index&quot;}," calcext:value-type="string">
            <text:p>{"GENERAL ENG MASTER ALTERNATOR:index"},</text:p>
          </table:table-cell>
          <table:table-cell table:formula="of:=CONCATENATE(&quot;addsimvar(&quot;&quot;&quot;;[.B368];&quot;&quot;&quot;,&quot;&quot;&quot;;[.H368];&quot;&quot;&quot;)&quot;)" office:value-type="string" office:string-value="addsimvar(&quot;GENERAL ENG MASTER ALTERNATOR:index&quot;,&quot;bool&quot;)" calcext:value-type="string">
            <text:p>addsimvar("GENERAL ENG MASTER ALTERNATOR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MAX REACHED RPM:index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69])" office:value-type="string" office:string-value="rpm" calcext:value-type="string">
            <text:p>rpm</text:p>
          </table:table-cell>
          <table:table-cell/>
          <table:table-cell table:formula="of:=CONCATENATE(&quot;{&quot;&quot;&quot;;[.B369];&quot;&quot;&quot;},&quot;)" office:value-type="string" office:string-value="{&quot;GENERAL ENG MAX REACHED RPM:index&quot;}," calcext:value-type="string">
            <text:p>{"GENERAL ENG MAX REACHED RPM:index"},</text:p>
          </table:table-cell>
          <table:table-cell table:formula="of:=CONCATENATE(&quot;addsimvar(&quot;&quot;&quot;;[.B369];&quot;&quot;&quot;,&quot;&quot;&quot;;[.H369];&quot;&quot;&quot;)&quot;)" office:value-type="string" office:string-value="addsimvar(&quot;GENERAL ENG MAX REACHED RPM:index&quot;,&quot;rpm&quot;)" calcext:value-type="string">
            <text:p>addsimvar("GENERAL ENG MAX REACHED RPM:index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MIXTURE LEVER POSITION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70])" office:value-type="string" office:string-value="percent" calcext:value-type="string">
            <text:p>percent</text:p>
          </table:table-cell>
          <table:table-cell/>
          <table:table-cell table:formula="of:=CONCATENATE(&quot;{&quot;&quot;&quot;;[.B370];&quot;&quot;&quot;},&quot;)" office:value-type="string" office:string-value="{&quot;GENERAL ENG MIXTURE LEVER POSITION:index&quot;}," calcext:value-type="string">
            <text:p>{"GENERAL ENG MIXTURE LEVER POSITION:index"},</text:p>
          </table:table-cell>
          <table:table-cell table:formula="of:=CONCATENATE(&quot;addsimvar(&quot;&quot;&quot;;[.B370];&quot;&quot;&quot;,&quot;&quot;&quot;;[.H370];&quot;&quot;&quot;)&quot;)" office:value-type="string" office:string-value="addsimvar(&quot;GENERAL ENG MIXTURE LEVER POSITION:index&quot;,&quot;percent&quot;)" calcext:value-type="string">
            <text:p>addsimvar("GENERAL ENG MIXTURE LEVER POSITION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OIL LEAKED PERCENT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71])" office:value-type="string" office:string-value="percent" calcext:value-type="string">
            <text:p>percent</text:p>
          </table:table-cell>
          <table:table-cell/>
          <table:table-cell table:formula="of:=CONCATENATE(&quot;{&quot;&quot;&quot;;[.B371];&quot;&quot;&quot;},&quot;)" office:value-type="string" office:string-value="{&quot;GENERAL ENG OIL LEAKED PERCENT:index&quot;}," calcext:value-type="string">
            <text:p>{"GENERAL ENG OIL LEAKED PERCENT:index"},</text:p>
          </table:table-cell>
          <table:table-cell table:formula="of:=CONCATENATE(&quot;addsimvar(&quot;&quot;&quot;;[.B371];&quot;&quot;&quot;,&quot;&quot;&quot;;[.H371];&quot;&quot;&quot;)&quot;)" office:value-type="string" office:string-value="addsimvar(&quot;GENERAL ENG OIL LEAKED PERCENT:index&quot;,&quot;percent&quot;)" calcext:value-type="string">
            <text:p>addsimvar("GENERAL ENG OIL LEAKED PERCENT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OIL PRESSURE:index</text:p>
          </table:table-cell>
          <table:table-cell table:style-name="ce8" office:value-type="string" calcext:value-type="string">
            <text:p>Psi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72])" office:value-type="string" office:string-value="psi" calcext:value-type="string">
            <text:p>psi</text:p>
          </table:table-cell>
          <table:table-cell/>
          <table:table-cell table:formula="of:=CONCATENATE(&quot;{&quot;&quot;&quot;;[.B372];&quot;&quot;&quot;},&quot;)" office:value-type="string" office:string-value="{&quot;GENERAL ENG OIL PRESSURE:index&quot;}," calcext:value-type="string">
            <text:p>{"GENERAL ENG OIL PRESSURE:index"},</text:p>
          </table:table-cell>
          <table:table-cell table:formula="of:=CONCATENATE(&quot;addsimvar(&quot;&quot;&quot;;[.B372];&quot;&quot;&quot;,&quot;&quot;&quot;;[.H372];&quot;&quot;&quot;)&quot;)" office:value-type="string" office:string-value="addsimvar(&quot;GENERAL ENG OIL PRESSURE:index&quot;,&quot;psi&quot;)" calcext:value-type="string">
            <text:p>addsimvar("GENERAL ENG OIL PRESSURE:index","psi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OIL TEMPERATURE:index</text:p>
          </table:table-cell>
          <table:table-cell table:style-name="ce8" office:value-type="string" calcext:value-type="string">
            <text:p>Rankine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73])" office:value-type="string" office:string-value="rankine" calcext:value-type="string">
            <text:p>rankine</text:p>
          </table:table-cell>
          <table:table-cell/>
          <table:table-cell table:formula="of:=CONCATENATE(&quot;{&quot;&quot;&quot;;[.B373];&quot;&quot;&quot;},&quot;)" office:value-type="string" office:string-value="{&quot;GENERAL ENG OIL TEMPERATURE:index&quot;}," calcext:value-type="string">
            <text:p>{"GENERAL ENG OIL TEMPERATURE:index"},</text:p>
          </table:table-cell>
          <table:table-cell table:formula="of:=CONCATENATE(&quot;addsimvar(&quot;&quot;&quot;;[.B373];&quot;&quot;&quot;,&quot;&quot;&quot;;[.H373];&quot;&quot;&quot;)&quot;)" office:value-type="string" office:string-value="addsimvar(&quot;GENERAL ENG OIL TEMPERATURE:index&quot;,&quot;rankine&quot;)" calcext:value-type="string">
            <text:p>addsimvar("GENERAL ENG OIL TEMPERATURE:index","rankin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PCT MAX RPM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74])" office:value-type="string" office:string-value="percent" calcext:value-type="string">
            <text:p>percent</text:p>
          </table:table-cell>
          <table:table-cell/>
          <table:table-cell table:formula="of:=CONCATENATE(&quot;{&quot;&quot;&quot;;[.B374];&quot;&quot;&quot;},&quot;)" office:value-type="string" office:string-value="{&quot;GENERAL ENG PCT MAX RPM:index&quot;}," calcext:value-type="string">
            <text:p>{"GENERAL ENG PCT MAX RPM:index"},</text:p>
          </table:table-cell>
          <table:table-cell table:formula="of:=CONCATENATE(&quot;addsimvar(&quot;&quot;&quot;;[.B374];&quot;&quot;&quot;,&quot;&quot;&quot;;[.H374];&quot;&quot;&quot;)&quot;)" office:value-type="string" office:string-value="addsimvar(&quot;GENERAL ENG PCT MAX RPM:index&quot;,&quot;percent&quot;)" calcext:value-type="string">
            <text:p>addsimvar("GENERAL ENG PCT MAX RPM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PROPELLER LEVER POSITION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75])" office:value-type="string" office:string-value="percent" calcext:value-type="string">
            <text:p>percent</text:p>
          </table:table-cell>
          <table:table-cell/>
          <table:table-cell table:formula="of:=CONCATENATE(&quot;{&quot;&quot;&quot;;[.B375];&quot;&quot;&quot;},&quot;)" office:value-type="string" office:string-value="{&quot;GENERAL ENG PROPELLER LEVER POSITION:index&quot;}," calcext:value-type="string">
            <text:p>{"GENERAL ENG PROPELLER LEVER POSITION:index"},</text:p>
          </table:table-cell>
          <table:table-cell table:formula="of:=CONCATENATE(&quot;addsimvar(&quot;&quot;&quot;;[.B375];&quot;&quot;&quot;,&quot;&quot;&quot;;[.H375];&quot;&quot;&quot;)&quot;)" office:value-type="string" office:string-value="addsimvar(&quot;GENERAL ENG PROPELLER LEVER POSITION:index&quot;,&quot;percent&quot;)" calcext:value-type="string">
            <text:p>addsimvar("GENERAL ENG PROPELLER LEVER POSITION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RPM:index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76])" office:value-type="string" office:string-value="rpm" calcext:value-type="string">
            <text:p>rpm</text:p>
          </table:table-cell>
          <table:table-cell/>
          <table:table-cell table:formula="of:=CONCATENATE(&quot;{&quot;&quot;&quot;;[.B376];&quot;&quot;&quot;},&quot;)" office:value-type="string" office:string-value="{&quot;GENERAL ENG RPM:index&quot;}," calcext:value-type="string">
            <text:p>{"GENERAL ENG RPM:index"},</text:p>
          </table:table-cell>
          <table:table-cell table:formula="of:=CONCATENATE(&quot;addsimvar(&quot;&quot;&quot;;[.B376];&quot;&quot;&quot;,&quot;&quot;&quot;;[.H376];&quot;&quot;&quot;)&quot;)" office:value-type="string" office:string-value="addsimvar(&quot;GENERAL ENG RPM:index&quot;,&quot;rpm&quot;)" calcext:value-type="string">
            <text:p>addsimvar("GENERAL ENG RPM:index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STARTER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77])" office:value-type="string" office:string-value="bool" calcext:value-type="string">
            <text:p>bool</text:p>
          </table:table-cell>
          <table:table-cell/>
          <table:table-cell table:formula="of:=CONCATENATE(&quot;{&quot;&quot;&quot;;[.B377];&quot;&quot;&quot;},&quot;)" office:value-type="string" office:string-value="{&quot;GENERAL ENG STARTER ACTIVE&quot;}," calcext:value-type="string">
            <text:p>{"GENERAL ENG STARTER ACTIVE"},</text:p>
          </table:table-cell>
          <table:table-cell table:formula="of:=CONCATENATE(&quot;addsimvar(&quot;&quot;&quot;;[.B377];&quot;&quot;&quot;,&quot;&quot;&quot;;[.H377];&quot;&quot;&quot;)&quot;)" office:value-type="string" office:string-value="addsimvar(&quot;GENERAL ENG STARTER ACTIVE&quot;,&quot;bool&quot;)" calcext:value-type="string">
            <text:p>addsimvar("GENERAL ENG STARTER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STARTER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78])" office:value-type="string" office:string-value="bool" calcext:value-type="string">
            <text:p>bool</text:p>
          </table:table-cell>
          <table:table-cell/>
          <table:table-cell table:formula="of:=CONCATENATE(&quot;{&quot;&quot;&quot;;[.B378];&quot;&quot;&quot;},&quot;)" office:value-type="string" office:string-value="{&quot;GENERAL ENG STARTER:index&quot;}," calcext:value-type="string">
            <text:p>{"GENERAL ENG STARTER:index"},</text:p>
          </table:table-cell>
          <table:table-cell table:formula="of:=CONCATENATE(&quot;addsimvar(&quot;&quot;&quot;;[.B378];&quot;&quot;&quot;,&quot;&quot;&quot;;[.H378];&quot;&quot;&quot;)&quot;)" office:value-type="string" office:string-value="addsimvar(&quot;GENERAL ENG STARTER:index&quot;,&quot;bool&quot;)" calcext:value-type="string">
            <text:p>addsimvar("GENERAL ENG STARTER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ENERAL ENG THROTTLE LEVER POSITION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379])" office:value-type="string" office:string-value="percent" calcext:value-type="string">
            <text:p>percent</text:p>
          </table:table-cell>
          <table:table-cell/>
          <table:table-cell table:formula="of:=CONCATENATE(&quot;{&quot;&quot;&quot;;[.B379];&quot;&quot;&quot;},&quot;)" office:value-type="string" office:string-value="{&quot;GENERAL ENG THROTTLE LEVER POSITION:index&quot;}," calcext:value-type="string">
            <text:p>{"GENERAL ENG THROTTLE LEVER POSITION:index"},</text:p>
          </table:table-cell>
          <table:table-cell table:formula="of:=CONCATENATE(&quot;addsimvar(&quot;&quot;&quot;;[.B379];&quot;&quot;&quot;,&quot;&quot;&quot;;[.H379];&quot;&quot;&quot;)&quot;)" office:value-type="string" office:string-value="addsimvar(&quot;GENERAL ENG THROTTLE LEVER POSITION:index&quot;,&quot;percent&quot;)" calcext:value-type="string">
            <text:p>addsimvar("GENERAL ENG THROTTLE LEVER POSITION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AIRPORT ID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0])" office:value-type="string" office:string-value="string" calcext:value-type="string">
            <text:p>string</text:p>
          </table:table-cell>
          <table:table-cell/>
          <table:table-cell table:formula="of:=CONCATENATE(&quot;{&quot;&quot;&quot;;[.B380];&quot;&quot;&quot;},&quot;)" office:value-type="string" office:string-value="{&quot;GPS APPROACH AIRPORT ID&quot;}," calcext:value-type="string">
            <text:p>{"GPS APPROACH AIRPORT ID"},</text:p>
          </table:table-cell>
          <table:table-cell table:formula="of:=CONCATENATE(&quot;addsimvar(&quot;&quot;&quot;;[.B380];&quot;&quot;&quot;,&quot;&quot;&quot;;[.H380];&quot;&quot;&quot;)&quot;)" office:value-type="string" office:string-value="addsimvar(&quot;GPS APPROACH AIRPORT ID&quot;,&quot;string&quot;)" calcext:value-type="string">
            <text:p>addsimvar("GPS APPROACH AIRPORT ID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APPROACH ID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1])" office:value-type="string" office:string-value="string" calcext:value-type="string">
            <text:p>string</text:p>
          </table:table-cell>
          <table:table-cell/>
          <table:table-cell table:formula="of:=CONCATENATE(&quot;{&quot;&quot;&quot;;[.B381];&quot;&quot;&quot;},&quot;)" office:value-type="string" office:string-value="{&quot;GPS APPROACH APPROACH ID&quot;}," calcext:value-type="string">
            <text:p>{"GPS APPROACH APPROACH ID"},</text:p>
          </table:table-cell>
          <table:table-cell table:formula="of:=CONCATENATE(&quot;addsimvar(&quot;&quot;&quot;;[.B381];&quot;&quot;&quot;,&quot;&quot;&quot;;[.H381];&quot;&quot;&quot;)&quot;)" office:value-type="string" office:string-value="addsimvar(&quot;GPS APPROACH APPROACH ID&quot;,&quot;string&quot;)" calcext:value-type="string">
            <text:p>addsimvar("GPS APPROACH APPROACH ID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APPROACH 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2])" office:value-type="string" office:string-value="number" calcext:value-type="string">
            <text:p>number</text:p>
          </table:table-cell>
          <table:table-cell/>
          <table:table-cell table:formula="of:=CONCATENATE(&quot;{&quot;&quot;&quot;;[.B382];&quot;&quot;&quot;},&quot;)" office:value-type="string" office:string-value="{&quot;GPS APPROACH APPROACH INDEX&quot;}," calcext:value-type="string">
            <text:p>{"GPS APPROACH APPROACH INDEX"},</text:p>
          </table:table-cell>
          <table:table-cell table:formula="of:=CONCATENATE(&quot;addsimvar(&quot;&quot;&quot;;[.B382];&quot;&quot;&quot;,&quot;&quot;&quot;;[.H382];&quot;&quot;&quot;)&quot;)" office:value-type="string" office:string-value="addsimvar(&quot;GPS APPROACH APPROACH INDEX&quot;,&quot;number&quot;)" calcext:value-type="string">
            <text:p>addsimvar("GPS APPROACH APPROACH 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APPROACH TYP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3])" office:value-type="string" office:string-value="enum" calcext:value-type="string">
            <text:p>enum</text:p>
          </table:table-cell>
          <table:table-cell/>
          <table:table-cell table:formula="of:=CONCATENATE(&quot;{&quot;&quot;&quot;;[.B383];&quot;&quot;&quot;},&quot;)" office:value-type="string" office:string-value="{&quot;GPS APPROACH APPROACH TYPE&quot;}," calcext:value-type="string">
            <text:p>{"GPS APPROACH APPROACH TYPE"},</text:p>
          </table:table-cell>
          <table:table-cell table:formula="of:=CONCATENATE(&quot;addsimvar(&quot;&quot;&quot;;[.B383];&quot;&quot;&quot;,&quot;&quot;&quot;;[.H383];&quot;&quot;&quot;)&quot;)" office:value-type="string" office:string-value="addsimvar(&quot;GPS APPROACH APPROACH TYPE&quot;,&quot;enum&quot;)" calcext:value-type="string">
            <text:p>addsimvar("GPS APPROACH APPROACH TYP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IS FINAL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4])" office:value-type="string" office:string-value="bool" calcext:value-type="string">
            <text:p>bool</text:p>
          </table:table-cell>
          <table:table-cell/>
          <table:table-cell table:formula="of:=CONCATENATE(&quot;{&quot;&quot;&quot;;[.B384];&quot;&quot;&quot;},&quot;)" office:value-type="string" office:string-value="{&quot;GPS APPROACH IS FINAL&quot;}," calcext:value-type="string">
            <text:p>{"GPS APPROACH IS FINAL"},</text:p>
          </table:table-cell>
          <table:table-cell table:formula="of:=CONCATENATE(&quot;addsimvar(&quot;&quot;&quot;;[.B384];&quot;&quot;&quot;,&quot;&quot;&quot;;[.H384];&quot;&quot;&quot;)&quot;)" office:value-type="string" office:string-value="addsimvar(&quot;GPS APPROACH IS FINAL&quot;,&quot;bool&quot;)" calcext:value-type="string">
            <text:p>addsimvar("GPS APPROACH IS FINAL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IS MISS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5])" office:value-type="string" office:string-value="bool" calcext:value-type="string">
            <text:p>bool</text:p>
          </table:table-cell>
          <table:table-cell/>
          <table:table-cell table:formula="of:=CONCATENATE(&quot;{&quot;&quot;&quot;;[.B385];&quot;&quot;&quot;},&quot;)" office:value-type="string" office:string-value="{&quot;GPS APPROACH IS MISSED&quot;}," calcext:value-type="string">
            <text:p>{"GPS APPROACH IS MISSED"},</text:p>
          </table:table-cell>
          <table:table-cell table:formula="of:=CONCATENATE(&quot;addsimvar(&quot;&quot;&quot;;[.B385];&quot;&quot;&quot;,&quot;&quot;&quot;;[.H385];&quot;&quot;&quot;)&quot;)" office:value-type="string" office:string-value="addsimvar(&quot;GPS APPROACH IS MISSED&quot;,&quot;bool&quot;)" calcext:value-type="string">
            <text:p>addsimvar("GPS APPROACH IS MISS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IS WP RUNWAY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6])" office:value-type="string" office:string-value="bool" calcext:value-type="string">
            <text:p>bool</text:p>
          </table:table-cell>
          <table:table-cell/>
          <table:table-cell table:formula="of:=CONCATENATE(&quot;{&quot;&quot;&quot;;[.B386];&quot;&quot;&quot;},&quot;)" office:value-type="string" office:string-value="{&quot;GPS APPROACH IS WP RUNWAY&quot;}," calcext:value-type="string">
            <text:p>{"GPS APPROACH IS WP RUNWAY"},</text:p>
          </table:table-cell>
          <table:table-cell table:formula="of:=CONCATENATE(&quot;addsimvar(&quot;&quot;&quot;;[.B386];&quot;&quot;&quot;,&quot;&quot;&quot;;[.H386];&quot;&quot;&quot;)&quot;)" office:value-type="string" office:string-value="addsimvar(&quot;GPS APPROACH IS WP RUNWAY&quot;,&quot;bool&quot;)" calcext:value-type="string">
            <text:p>addsimvar("GPS APPROACH IS WP RUNWAY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MOD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7])" office:value-type="string" office:string-value="enum" calcext:value-type="string">
            <text:p>enum</text:p>
          </table:table-cell>
          <table:table-cell/>
          <table:table-cell table:formula="of:=CONCATENATE(&quot;{&quot;&quot;&quot;;[.B387];&quot;&quot;&quot;},&quot;)" office:value-type="string" office:string-value="{&quot;GPS APPROACH MODE&quot;}," calcext:value-type="string">
            <text:p>{"GPS APPROACH MODE"},</text:p>
          </table:table-cell>
          <table:table-cell table:formula="of:=CONCATENATE(&quot;addsimvar(&quot;&quot;&quot;;[.B387];&quot;&quot;&quot;,&quot;&quot;&quot;;[.H387];&quot;&quot;&quot;)&quot;)" office:value-type="string" office:string-value="addsimvar(&quot;GPS APPROACH MODE&quot;,&quot;enum&quot;)" calcext:value-type="string">
            <text:p>addsimvar("GPS APPROACH MOD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SEGMENT TYP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8])" office:value-type="string" office:string-value="enum" calcext:value-type="string">
            <text:p>enum</text:p>
          </table:table-cell>
          <table:table-cell/>
          <table:table-cell table:formula="of:=CONCATENATE(&quot;{&quot;&quot;&quot;;[.B388];&quot;&quot;&quot;},&quot;)" office:value-type="string" office:string-value="{&quot;GPS APPROACH SEGMENT TYPE&quot;}," calcext:value-type="string">
            <text:p>{"GPS APPROACH SEGMENT TYPE"},</text:p>
          </table:table-cell>
          <table:table-cell table:formula="of:=CONCATENATE(&quot;addsimvar(&quot;&quot;&quot;;[.B388];&quot;&quot;&quot;,&quot;&quot;&quot;;[.H388];&quot;&quot;&quot;)&quot;)" office:value-type="string" office:string-value="addsimvar(&quot;GPS APPROACH SEGMENT TYPE&quot;,&quot;enum&quot;)" calcext:value-type="string">
            <text:p>addsimvar("GPS APPROACH SEGMENT TYP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TIMEZONE DEVIATION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89])" office:value-type="string" office:string-value="seconds" calcext:value-type="string">
            <text:p>seconds</text:p>
          </table:table-cell>
          <table:table-cell/>
          <table:table-cell table:formula="of:=CONCATENATE(&quot;{&quot;&quot;&quot;;[.B389];&quot;&quot;&quot;},&quot;)" office:value-type="string" office:string-value="{&quot;GPS APPROACH TIMEZONE DEVIATION&quot;}," calcext:value-type="string">
            <text:p>{"GPS APPROACH TIMEZONE DEVIATION"},</text:p>
          </table:table-cell>
          <table:table-cell table:formula="of:=CONCATENATE(&quot;addsimvar(&quot;&quot;&quot;;[.B389];&quot;&quot;&quot;,&quot;&quot;&quot;;[.H389];&quot;&quot;&quot;)&quot;)" office:value-type="string" office:string-value="addsimvar(&quot;GPS APPROACH TIMEZONE DEVIATION&quot;,&quot;seconds&quot;)" calcext:value-type="string">
            <text:p>addsimvar("GPS APPROACH TIMEZONE DEVIATION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TRANSITION ID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0])" office:value-type="string" office:string-value="string" calcext:value-type="string">
            <text:p>string</text:p>
          </table:table-cell>
          <table:table-cell/>
          <table:table-cell table:formula="of:=CONCATENATE(&quot;{&quot;&quot;&quot;;[.B390];&quot;&quot;&quot;},&quot;)" office:value-type="string" office:string-value="{&quot;GPS APPROACH TRANSITION ID&quot;}," calcext:value-type="string">
            <text:p>{"GPS APPROACH TRANSITION ID"},</text:p>
          </table:table-cell>
          <table:table-cell table:formula="of:=CONCATENATE(&quot;addsimvar(&quot;&quot;&quot;;[.B390];&quot;&quot;&quot;,&quot;&quot;&quot;;[.H390];&quot;&quot;&quot;)&quot;)" office:value-type="string" office:string-value="addsimvar(&quot;GPS APPROACH TRANSITION ID&quot;,&quot;string&quot;)" calcext:value-type="string">
            <text:p>addsimvar("GPS APPROACH TRANSITION ID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TRANSITION 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1])" office:value-type="string" office:string-value="number" calcext:value-type="string">
            <text:p>number</text:p>
          </table:table-cell>
          <table:table-cell/>
          <table:table-cell table:formula="of:=CONCATENATE(&quot;{&quot;&quot;&quot;;[.B391];&quot;&quot;&quot;},&quot;)" office:value-type="string" office:string-value="{&quot;GPS APPROACH TRANSITION INDEX&quot;}," calcext:value-type="string">
            <text:p>{"GPS APPROACH TRANSITION INDEX"},</text:p>
          </table:table-cell>
          <table:table-cell table:formula="of:=CONCATENATE(&quot;addsimvar(&quot;&quot;&quot;;[.B391];&quot;&quot;&quot;,&quot;&quot;&quot;;[.H391];&quot;&quot;&quot;)&quot;)" office:value-type="string" office:string-value="addsimvar(&quot;GPS APPROACH TRANSITION INDEX&quot;,&quot;number&quot;)" calcext:value-type="string">
            <text:p>addsimvar("GPS APPROACH TRANSITION 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WP COUNT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2])" office:value-type="string" office:string-value="number" calcext:value-type="string">
            <text:p>number</text:p>
          </table:table-cell>
          <table:table-cell/>
          <table:table-cell table:formula="of:=CONCATENATE(&quot;{&quot;&quot;&quot;;[.B392];&quot;&quot;&quot;},&quot;)" office:value-type="string" office:string-value="{&quot;GPS APPROACH WP COUNT&quot;}," calcext:value-type="string">
            <text:p>{"GPS APPROACH WP COUNT"},</text:p>
          </table:table-cell>
          <table:table-cell table:formula="of:=CONCATENATE(&quot;addsimvar(&quot;&quot;&quot;;[.B392];&quot;&quot;&quot;,&quot;&quot;&quot;;[.H392];&quot;&quot;&quot;)&quot;)" office:value-type="string" office:string-value="addsimvar(&quot;GPS APPROACH WP COUNT&quot;,&quot;number&quot;)" calcext:value-type="string">
            <text:p>addsimvar("GPS APPROACH WP COUNT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WP 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3])" office:value-type="string" office:string-value="number" calcext:value-type="string">
            <text:p>number</text:p>
          </table:table-cell>
          <table:table-cell/>
          <table:table-cell table:formula="of:=CONCATENATE(&quot;{&quot;&quot;&quot;;[.B393];&quot;&quot;&quot;},&quot;)" office:value-type="string" office:string-value="{&quot;GPS APPROACH WP INDEX&quot;}," calcext:value-type="string">
            <text:p>{"GPS APPROACH WP INDEX"},</text:p>
          </table:table-cell>
          <table:table-cell table:formula="of:=CONCATENATE(&quot;addsimvar(&quot;&quot;&quot;;[.B393];&quot;&quot;&quot;,&quot;&quot;&quot;;[.H393];&quot;&quot;&quot;)&quot;)" office:value-type="string" office:string-value="addsimvar(&quot;GPS APPROACH WP INDEX&quot;,&quot;number&quot;)" calcext:value-type="string">
            <text:p>addsimvar("GPS APPROACH WP 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APPROACH WP TYP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4])" office:value-type="string" office:string-value="enum" calcext:value-type="string">
            <text:p>enum</text:p>
          </table:table-cell>
          <table:table-cell/>
          <table:table-cell table:formula="of:=CONCATENATE(&quot;{&quot;&quot;&quot;;[.B394];&quot;&quot;&quot;},&quot;)" office:value-type="string" office:string-value="{&quot;GPS APPROACH WP TYPE&quot;}," calcext:value-type="string">
            <text:p>{"GPS APPROACH WP TYPE"},</text:p>
          </table:table-cell>
          <table:table-cell table:formula="of:=CONCATENATE(&quot;addsimvar(&quot;&quot;&quot;;[.B394];&quot;&quot;&quot;,&quot;&quot;&quot;;[.H394];&quot;&quot;&quot;)&quot;)" office:value-type="string" office:string-value="addsimvar(&quot;GPS APPROACH WP TYPE&quot;,&quot;enum&quot;)" calcext:value-type="string">
            <text:p>addsimvar("GPS APPROACH WP TYP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COURSE TO STEER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5])" office:value-type="string" office:string-value="radians" calcext:value-type="string">
            <text:p>radians</text:p>
          </table:table-cell>
          <table:table-cell/>
          <table:table-cell table:formula="of:=CONCATENATE(&quot;{&quot;&quot;&quot;;[.B395];&quot;&quot;&quot;},&quot;)" office:value-type="string" office:string-value="{&quot;GPS COURSE TO STEER&quot;}," calcext:value-type="string">
            <text:p>{"GPS COURSE TO STEER"},</text:p>
          </table:table-cell>
          <table:table-cell table:formula="of:=CONCATENATE(&quot;addsimvar(&quot;&quot;&quot;;[.B395];&quot;&quot;&quot;,&quot;&quot;&quot;;[.H395];&quot;&quot;&quot;)&quot;)" office:value-type="string" office:string-value="addsimvar(&quot;GPS COURSE TO STEER&quot;,&quot;radians&quot;)" calcext:value-type="string">
            <text:p>addsimvar("GPS COURSE TO STEER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DRIVES NAV1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6])" office:value-type="string" office:string-value="bool" calcext:value-type="string">
            <text:p>bool</text:p>
          </table:table-cell>
          <table:table-cell/>
          <table:table-cell table:formula="of:=CONCATENATE(&quot;{&quot;&quot;&quot;;[.B396];&quot;&quot;&quot;},&quot;)" office:value-type="string" office:string-value="{&quot;GPS DRIVES NAV1&quot;}," calcext:value-type="string">
            <text:p>{"GPS DRIVES NAV1"},</text:p>
          </table:table-cell>
          <table:table-cell table:formula="of:=CONCATENATE(&quot;addsimvar(&quot;&quot;&quot;;[.B396];&quot;&quot;&quot;,&quot;&quot;&quot;;[.H396];&quot;&quot;&quot;)&quot;)" office:value-type="string" office:string-value="addsimvar(&quot;GPS DRIVES NAV1&quot;,&quot;bool&quot;)" calcext:value-type="string">
            <text:p>addsimvar("GPS DRIVES NAV1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ETA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7])" office:value-type="string" office:string-value="seconds" calcext:value-type="string">
            <text:p>seconds</text:p>
          </table:table-cell>
          <table:table-cell/>
          <table:table-cell table:formula="of:=CONCATENATE(&quot;{&quot;&quot;&quot;;[.B397];&quot;&quot;&quot;},&quot;)" office:value-type="string" office:string-value="{&quot;GPS ETA&quot;}," calcext:value-type="string">
            <text:p>{"GPS ETA"},</text:p>
          </table:table-cell>
          <table:table-cell table:formula="of:=CONCATENATE(&quot;addsimvar(&quot;&quot;&quot;;[.B397];&quot;&quot;&quot;,&quot;&quot;&quot;;[.H397];&quot;&quot;&quot;)&quot;)" office:value-type="string" office:string-value="addsimvar(&quot;GPS ETA&quot;,&quot;seconds&quot;)" calcext:value-type="string">
            <text:p>addsimvar("GPS ETA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ETE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8])" office:value-type="string" office:string-value="seconds" calcext:value-type="string">
            <text:p>seconds</text:p>
          </table:table-cell>
          <table:table-cell/>
          <table:table-cell table:formula="of:=CONCATENATE(&quot;{&quot;&quot;&quot;;[.B398];&quot;&quot;&quot;},&quot;)" office:value-type="string" office:string-value="{&quot;GPS ETE&quot;}," calcext:value-type="string">
            <text:p>{"GPS ETE"},</text:p>
          </table:table-cell>
          <table:table-cell table:formula="of:=CONCATENATE(&quot;addsimvar(&quot;&quot;&quot;;[.B398];&quot;&quot;&quot;,&quot;&quot;&quot;;[.H398];&quot;&quot;&quot;)&quot;)" office:value-type="string" office:string-value="addsimvar(&quot;GPS ETE&quot;,&quot;seconds&quot;)" calcext:value-type="string">
            <text:p>addsimvar("GPS ETE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FLIGHT PLAN WP COUNT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399])" office:value-type="string" office:string-value="number" calcext:value-type="string">
            <text:p>number</text:p>
          </table:table-cell>
          <table:table-cell/>
          <table:table-cell table:formula="of:=CONCATENATE(&quot;{&quot;&quot;&quot;;[.B399];&quot;&quot;&quot;},&quot;)" office:value-type="string" office:string-value="{&quot;GPS FLIGHT PLAN WP COUNT&quot;}," calcext:value-type="string">
            <text:p>{"GPS FLIGHT PLAN WP COUNT"},</text:p>
          </table:table-cell>
          <table:table-cell table:formula="of:=CONCATENATE(&quot;addsimvar(&quot;&quot;&quot;;[.B399];&quot;&quot;&quot;,&quot;&quot;&quot;;[.H399];&quot;&quot;&quot;)&quot;)" office:value-type="string" office:string-value="addsimvar(&quot;GPS FLIGHT PLAN WP COUNT&quot;,&quot;number&quot;)" calcext:value-type="string">
            <text:p>addsimvar("GPS FLIGHT PLAN WP COUNT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FLIGHT PLAN WP 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0])" office:value-type="string" office:string-value="number" calcext:value-type="string">
            <text:p>number</text:p>
          </table:table-cell>
          <table:table-cell/>
          <table:table-cell table:formula="of:=CONCATENATE(&quot;{&quot;&quot;&quot;;[.B400];&quot;&quot;&quot;},&quot;)" office:value-type="string" office:string-value="{&quot;GPS FLIGHT PLAN WP INDEX&quot;}," calcext:value-type="string">
            <text:p>{"GPS FLIGHT PLAN WP INDEX"},</text:p>
          </table:table-cell>
          <table:table-cell table:formula="of:=CONCATENATE(&quot;addsimvar(&quot;&quot;&quot;;[.B400];&quot;&quot;&quot;,&quot;&quot;&quot;;[.H400];&quot;&quot;&quot;)&quot;)" office:value-type="string" office:string-value="addsimvar(&quot;GPS FLIGHT PLAN WP INDEX&quot;,&quot;number&quot;)" calcext:value-type="string">
            <text:p>addsimvar("GPS FLIGHT PLAN WP 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GROUND MAGNETIC TRACK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1])" office:value-type="string" office:string-value="radians" calcext:value-type="string">
            <text:p>radians</text:p>
          </table:table-cell>
          <table:table-cell/>
          <table:table-cell table:formula="of:=CONCATENATE(&quot;{&quot;&quot;&quot;;[.B401];&quot;&quot;&quot;},&quot;)" office:value-type="string" office:string-value="{&quot;GPS GROUND MAGNETIC TRACK&quot;}," calcext:value-type="string">
            <text:p>{"GPS GROUND MAGNETIC TRACK"},</text:p>
          </table:table-cell>
          <table:table-cell table:formula="of:=CONCATENATE(&quot;addsimvar(&quot;&quot;&quot;;[.B401];&quot;&quot;&quot;,&quot;&quot;&quot;;[.H401];&quot;&quot;&quot;)&quot;)" office:value-type="string" office:string-value="addsimvar(&quot;GPS GROUND MAGNETIC TRACK&quot;,&quot;radians&quot;)" calcext:value-type="string">
            <text:p>addsimvar("GPS GROUND MAGNETIC TRACK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GROUND SPEED</text:p>
          </table:table-cell>
          <table:table-cell table:style-name="ce8" office:value-type="string" calcext:value-type="string">
            <text:p>Meters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2])" office:value-type="string" office:string-value="meters per second" calcext:value-type="string">
            <text:p>meters per second</text:p>
          </table:table-cell>
          <table:table-cell/>
          <table:table-cell table:formula="of:=CONCATENATE(&quot;{&quot;&quot;&quot;;[.B402];&quot;&quot;&quot;},&quot;)" office:value-type="string" office:string-value="{&quot;GPS GROUND SPEED&quot;}," calcext:value-type="string">
            <text:p>{"GPS GROUND SPEED"},</text:p>
          </table:table-cell>
          <table:table-cell table:formula="of:=CONCATENATE(&quot;addsimvar(&quot;&quot;&quot;;[.B402];&quot;&quot;&quot;,&quot;&quot;&quot;;[.H402];&quot;&quot;&quot;)&quot;)" office:value-type="string" office:string-value="addsimvar(&quot;GPS GROUND SPEED&quot;,&quot;meters per second&quot;)" calcext:value-type="string">
            <text:p>addsimvar("GPS GROUND SPEED","meters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GROUND TRUE HEADING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3])" office:value-type="string" office:string-value="radians" calcext:value-type="string">
            <text:p>radians</text:p>
          </table:table-cell>
          <table:table-cell/>
          <table:table-cell table:formula="of:=CONCATENATE(&quot;{&quot;&quot;&quot;;[.B403];&quot;&quot;&quot;},&quot;)" office:value-type="string" office:string-value="{&quot;GPS GROUND TRUE HEADING&quot;}," calcext:value-type="string">
            <text:p>{"GPS GROUND TRUE HEADING"},</text:p>
          </table:table-cell>
          <table:table-cell table:formula="of:=CONCATENATE(&quot;addsimvar(&quot;&quot;&quot;;[.B403];&quot;&quot;&quot;,&quot;&quot;&quot;;[.H403];&quot;&quot;&quot;)&quot;)" office:value-type="string" office:string-value="addsimvar(&quot;GPS GROUND TRUE HEADING&quot;,&quot;radians&quot;)" calcext:value-type="string">
            <text:p>addsimvar("GPS GROUND TRUE HEADING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GROUND TRUE TRACK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4])" office:value-type="string" office:string-value="radians" calcext:value-type="string">
            <text:p>radians</text:p>
          </table:table-cell>
          <table:table-cell/>
          <table:table-cell table:formula="of:=CONCATENATE(&quot;{&quot;&quot;&quot;;[.B404];&quot;&quot;&quot;},&quot;)" office:value-type="string" office:string-value="{&quot;GPS GROUND TRUE TRACK&quot;}," calcext:value-type="string">
            <text:p>{"GPS GROUND TRUE TRACK"},</text:p>
          </table:table-cell>
          <table:table-cell table:formula="of:=CONCATENATE(&quot;addsimvar(&quot;&quot;&quot;;[.B404];&quot;&quot;&quot;,&quot;&quot;&quot;;[.H404];&quot;&quot;&quot;)&quot;)" office:value-type="string" office:string-value="addsimvar(&quot;GPS GROUND TRUE TRACK&quot;,&quot;radians&quot;)" calcext:value-type="string">
            <text:p>addsimvar("GPS GROUND TRUE TRACK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IS ACTIVE FLIGHT PLA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5])" office:value-type="string" office:string-value="bool" calcext:value-type="string">
            <text:p>bool</text:p>
          </table:table-cell>
          <table:table-cell/>
          <table:table-cell table:formula="of:=CONCATENATE(&quot;{&quot;&quot;&quot;;[.B405];&quot;&quot;&quot;},&quot;)" office:value-type="string" office:string-value="{&quot;GPS IS ACTIVE FLIGHT PLAN&quot;}," calcext:value-type="string">
            <text:p>{"GPS IS ACTIVE FLIGHT PLAN"},</text:p>
          </table:table-cell>
          <table:table-cell table:formula="of:=CONCATENATE(&quot;addsimvar(&quot;&quot;&quot;;[.B405];&quot;&quot;&quot;,&quot;&quot;&quot;;[.H405];&quot;&quot;&quot;)&quot;)" office:value-type="string" office:string-value="addsimvar(&quot;GPS IS ACTIVE FLIGHT PLAN&quot;,&quot;bool&quot;)" calcext:value-type="string">
            <text:p>addsimvar("GPS IS ACTIVE FLIGHT PLA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IS ACTIVE WAY POINT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6])" office:value-type="string" office:string-value="bool" calcext:value-type="string">
            <text:p>bool</text:p>
          </table:table-cell>
          <table:table-cell/>
          <table:table-cell table:formula="of:=CONCATENATE(&quot;{&quot;&quot;&quot;;[.B406];&quot;&quot;&quot;},&quot;)" office:value-type="string" office:string-value="{&quot;GPS IS ACTIVE WAY POINT&quot;}," calcext:value-type="string">
            <text:p>{"GPS IS ACTIVE WAY POINT"},</text:p>
          </table:table-cell>
          <table:table-cell table:formula="of:=CONCATENATE(&quot;addsimvar(&quot;&quot;&quot;;[.B406];&quot;&quot;&quot;,&quot;&quot;&quot;;[.H406];&quot;&quot;&quot;)&quot;)" office:value-type="string" office:string-value="addsimvar(&quot;GPS IS ACTIVE WAY POINT&quot;,&quot;bool&quot;)" calcext:value-type="string">
            <text:p>addsimvar("GPS IS ACTIVE WAY POINT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IS ACTIVE WP LOCK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7])" office:value-type="string" office:string-value="bool" calcext:value-type="string">
            <text:p>bool</text:p>
          </table:table-cell>
          <table:table-cell/>
          <table:table-cell table:formula="of:=CONCATENATE(&quot;{&quot;&quot;&quot;;[.B407];&quot;&quot;&quot;},&quot;)" office:value-type="string" office:string-value="{&quot;GPS IS ACTIVE WP LOCKED&quot;}," calcext:value-type="string">
            <text:p>{"GPS IS ACTIVE WP LOCKED"},</text:p>
          </table:table-cell>
          <table:table-cell table:formula="of:=CONCATENATE(&quot;addsimvar(&quot;&quot;&quot;;[.B407];&quot;&quot;&quot;,&quot;&quot;&quot;;[.H407];&quot;&quot;&quot;)&quot;)" office:value-type="string" office:string-value="addsimvar(&quot;GPS IS ACTIVE WP LOCKED&quot;,&quot;bool&quot;)" calcext:value-type="string">
            <text:p>addsimvar("GPS IS ACTIVE WP LOCK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IS APPROACH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8])" office:value-type="string" office:string-value="bool" calcext:value-type="string">
            <text:p>bool</text:p>
          </table:table-cell>
          <table:table-cell/>
          <table:table-cell table:formula="of:=CONCATENATE(&quot;{&quot;&quot;&quot;;[.B408];&quot;&quot;&quot;},&quot;)" office:value-type="string" office:string-value="{&quot;GPS IS APPROACH ACTIVE&quot;}," calcext:value-type="string">
            <text:p>{"GPS IS APPROACH ACTIVE"},</text:p>
          </table:table-cell>
          <table:table-cell table:formula="of:=CONCATENATE(&quot;addsimvar(&quot;&quot;&quot;;[.B408];&quot;&quot;&quot;,&quot;&quot;&quot;;[.H408];&quot;&quot;&quot;)&quot;)" office:value-type="string" office:string-value="addsimvar(&quot;GPS IS APPROACH ACTIVE&quot;,&quot;bool&quot;)" calcext:value-type="string">
            <text:p>addsimvar("GPS IS APPROACH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IS APPROACH LOAD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09])" office:value-type="string" office:string-value="bool" calcext:value-type="string">
            <text:p>bool</text:p>
          </table:table-cell>
          <table:table-cell/>
          <table:table-cell table:formula="of:=CONCATENATE(&quot;{&quot;&quot;&quot;;[.B409];&quot;&quot;&quot;},&quot;)" office:value-type="string" office:string-value="{&quot;GPS IS APPROACH LOADED&quot;}," calcext:value-type="string">
            <text:p>{"GPS IS APPROACH LOADED"},</text:p>
          </table:table-cell>
          <table:table-cell table:formula="of:=CONCATENATE(&quot;addsimvar(&quot;&quot;&quot;;[.B409];&quot;&quot;&quot;,&quot;&quot;&quot;;[.H409];&quot;&quot;&quot;)&quot;)" office:value-type="string" office:string-value="addsimvar(&quot;GPS IS APPROACH LOADED&quot;,&quot;bool&quot;)" calcext:value-type="string">
            <text:p>addsimvar("GPS IS APPROACH LOAD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IS ARRIV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0])" office:value-type="string" office:string-value="bool" calcext:value-type="string">
            <text:p>bool</text:p>
          </table:table-cell>
          <table:table-cell/>
          <table:table-cell table:formula="of:=CONCATENATE(&quot;{&quot;&quot;&quot;;[.B410];&quot;&quot;&quot;},&quot;)" office:value-type="string" office:string-value="{&quot;GPS IS ARRIVED&quot;}," calcext:value-type="string">
            <text:p>{"GPS IS ARRIVED"},</text:p>
          </table:table-cell>
          <table:table-cell table:formula="of:=CONCATENATE(&quot;addsimvar(&quot;&quot;&quot;;[.B410];&quot;&quot;&quot;,&quot;&quot;&quot;;[.H410];&quot;&quot;&quot;)&quot;)" office:value-type="string" office:string-value="addsimvar(&quot;GPS IS ARRIVED&quot;,&quot;bool&quot;)" calcext:value-type="string">
            <text:p>addsimvar("GPS IS ARRIV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IS DIRECTTO FLIGHTPLA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1])" office:value-type="string" office:string-value="bool" calcext:value-type="string">
            <text:p>bool</text:p>
          </table:table-cell>
          <table:table-cell/>
          <table:table-cell table:formula="of:=CONCATENATE(&quot;{&quot;&quot;&quot;;[.B411];&quot;&quot;&quot;},&quot;)" office:value-type="string" office:string-value="{&quot;GPS IS DIRECTTO FLIGHTPLAN&quot;}," calcext:value-type="string">
            <text:p>{"GPS IS DIRECTTO FLIGHTPLAN"},</text:p>
          </table:table-cell>
          <table:table-cell table:formula="of:=CONCATENATE(&quot;addsimvar(&quot;&quot;&quot;;[.B411];&quot;&quot;&quot;,&quot;&quot;&quot;;[.H411];&quot;&quot;&quot;)&quot;)" office:value-type="string" office:string-value="addsimvar(&quot;GPS IS DIRECTTO FLIGHTPLAN&quot;,&quot;bool&quot;)" calcext:value-type="string">
            <text:p>addsimvar("GPS IS DIRECTTO FLIGHTPLA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MAGVAR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2])" office:value-type="string" office:string-value="radians" calcext:value-type="string">
            <text:p>radians</text:p>
          </table:table-cell>
          <table:table-cell/>
          <table:table-cell table:formula="of:=CONCATENATE(&quot;{&quot;&quot;&quot;;[.B412];&quot;&quot;&quot;},&quot;)" office:value-type="string" office:string-value="{&quot;GPS MAGVAR&quot;}," calcext:value-type="string">
            <text:p>{"GPS MAGVAR"},</text:p>
          </table:table-cell>
          <table:table-cell table:formula="of:=CONCATENATE(&quot;addsimvar(&quot;&quot;&quot;;[.B412];&quot;&quot;&quot;,&quot;&quot;&quot;;[.H412];&quot;&quot;&quot;)&quot;)" office:value-type="string" office:string-value="addsimvar(&quot;GPS MAGVAR&quot;,&quot;radians&quot;)" calcext:value-type="string">
            <text:p>addsimvar("GPS MAGVAR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POSITION ALT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3])" office:value-type="string" office:string-value="meters" calcext:value-type="string">
            <text:p>meters</text:p>
          </table:table-cell>
          <table:table-cell/>
          <table:table-cell table:formula="of:=CONCATENATE(&quot;{&quot;&quot;&quot;;[.B413];&quot;&quot;&quot;},&quot;)" office:value-type="string" office:string-value="{&quot;GPS POSITION ALT&quot;}," calcext:value-type="string">
            <text:p>{"GPS POSITION ALT"},</text:p>
          </table:table-cell>
          <table:table-cell table:formula="of:=CONCATENATE(&quot;addsimvar(&quot;&quot;&quot;;[.B413];&quot;&quot;&quot;,&quot;&quot;&quot;;[.H413];&quot;&quot;&quot;)&quot;)" office:value-type="string" office:string-value="addsimvar(&quot;GPS POSITION ALT&quot;,&quot;meters&quot;)" calcext:value-type="string">
            <text:p>addsimvar("GPS POSITION ALT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POSITION LAT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4])" office:value-type="string" office:string-value="degrees" calcext:value-type="string">
            <text:p>degrees</text:p>
          </table:table-cell>
          <table:table-cell/>
          <table:table-cell table:formula="of:=CONCATENATE(&quot;{&quot;&quot;&quot;;[.B414];&quot;&quot;&quot;},&quot;)" office:value-type="string" office:string-value="{&quot;GPS POSITION LAT&quot;}," calcext:value-type="string">
            <text:p>{"GPS POSITION LAT"},</text:p>
          </table:table-cell>
          <table:table-cell table:formula="of:=CONCATENATE(&quot;addsimvar(&quot;&quot;&quot;;[.B414];&quot;&quot;&quot;,&quot;&quot;&quot;;[.H414];&quot;&quot;&quot;)&quot;)" office:value-type="string" office:string-value="addsimvar(&quot;GPS POSITION LAT&quot;,&quot;degrees&quot;)" calcext:value-type="string">
            <text:p>addsimvar("GPS POSITION LAT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POSITION LON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5])" office:value-type="string" office:string-value="degrees" calcext:value-type="string">
            <text:p>degrees</text:p>
          </table:table-cell>
          <table:table-cell/>
          <table:table-cell table:formula="of:=CONCATENATE(&quot;{&quot;&quot;&quot;;[.B415];&quot;&quot;&quot;},&quot;)" office:value-type="string" office:string-value="{&quot;GPS POSITION LON&quot;}," calcext:value-type="string">
            <text:p>{"GPS POSITION LON"},</text:p>
          </table:table-cell>
          <table:table-cell table:formula="of:=CONCATENATE(&quot;addsimvar(&quot;&quot;&quot;;[.B415];&quot;&quot;&quot;,&quot;&quot;&quot;;[.H415];&quot;&quot;&quot;)&quot;)" office:value-type="string" office:string-value="addsimvar(&quot;GPS POSITION LON&quot;,&quot;degrees&quot;)" calcext:value-type="string">
            <text:p>addsimvar("GPS POSITION LON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TARGET ALTITUDE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6])" office:value-type="string" office:string-value="meters" calcext:value-type="string">
            <text:p>meters</text:p>
          </table:table-cell>
          <table:table-cell/>
          <table:table-cell table:formula="of:=CONCATENATE(&quot;{&quot;&quot;&quot;;[.B416];&quot;&quot;&quot;},&quot;)" office:value-type="string" office:string-value="{&quot;GPS TARGET ALTITUDE&quot;}," calcext:value-type="string">
            <text:p>{"GPS TARGET ALTITUDE"},</text:p>
          </table:table-cell>
          <table:table-cell table:formula="of:=CONCATENATE(&quot;addsimvar(&quot;&quot;&quot;;[.B416];&quot;&quot;&quot;,&quot;&quot;&quot;;[.H416];&quot;&quot;&quot;)&quot;)" office:value-type="string" office:string-value="addsimvar(&quot;GPS TARGET ALTITUDE&quot;,&quot;meters&quot;)" calcext:value-type="string">
            <text:p>addsimvar("GPS TARGET ALTITUDE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TARGET DISTANCE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7])" office:value-type="string" office:string-value="meters" calcext:value-type="string">
            <text:p>meters</text:p>
          </table:table-cell>
          <table:table-cell/>
          <table:table-cell table:formula="of:=CONCATENATE(&quot;{&quot;&quot;&quot;;[.B417];&quot;&quot;&quot;},&quot;)" office:value-type="string" office:string-value="{&quot;GPS TARGET DISTANCE&quot;}," calcext:value-type="string">
            <text:p>{"GPS TARGET DISTANCE"},</text:p>
          </table:table-cell>
          <table:table-cell table:formula="of:=CONCATENATE(&quot;addsimvar(&quot;&quot;&quot;;[.B417];&quot;&quot;&quot;,&quot;&quot;&quot;;[.H417];&quot;&quot;&quot;)&quot;)" office:value-type="string" office:string-value="addsimvar(&quot;GPS TARGET DISTANCE&quot;,&quot;meters&quot;)" calcext:value-type="string">
            <text:p>addsimvar("GPS TARGET DISTANCE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BEARING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8])" office:value-type="string" office:string-value="radians" calcext:value-type="string">
            <text:p>radians</text:p>
          </table:table-cell>
          <table:table-cell/>
          <table:table-cell table:formula="of:=CONCATENATE(&quot;{&quot;&quot;&quot;;[.B418];&quot;&quot;&quot;},&quot;)" office:value-type="string" office:string-value="{&quot;GPS WP BEARING&quot;}," calcext:value-type="string">
            <text:p>{"GPS WP BEARING"},</text:p>
          </table:table-cell>
          <table:table-cell table:formula="of:=CONCATENATE(&quot;addsimvar(&quot;&quot;&quot;;[.B418];&quot;&quot;&quot;,&quot;&quot;&quot;;[.H418];&quot;&quot;&quot;)&quot;)" office:value-type="string" office:string-value="addsimvar(&quot;GPS WP BEARING&quot;,&quot;radians&quot;)" calcext:value-type="string">
            <text:p>addsimvar("GPS WP BEARING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CROSS TRK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19])" office:value-type="string" office:string-value="meters" calcext:value-type="string">
            <text:p>meters</text:p>
          </table:table-cell>
          <table:table-cell/>
          <table:table-cell table:formula="of:=CONCATENATE(&quot;{&quot;&quot;&quot;;[.B419];&quot;&quot;&quot;},&quot;)" office:value-type="string" office:string-value="{&quot;GPS WP CROSS TRK&quot;}," calcext:value-type="string">
            <text:p>{"GPS WP CROSS TRK"},</text:p>
          </table:table-cell>
          <table:table-cell table:formula="of:=CONCATENATE(&quot;addsimvar(&quot;&quot;&quot;;[.B419];&quot;&quot;&quot;,&quot;&quot;&quot;;[.H419];&quot;&quot;&quot;)&quot;)" office:value-type="string" office:string-value="addsimvar(&quot;GPS WP CROSS TRK&quot;,&quot;meters&quot;)" calcext:value-type="string">
            <text:p>addsimvar("GPS WP CROSS TRK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DESIRED TRACK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0])" office:value-type="string" office:string-value="radians" calcext:value-type="string">
            <text:p>radians</text:p>
          </table:table-cell>
          <table:table-cell/>
          <table:table-cell table:formula="of:=CONCATENATE(&quot;{&quot;&quot;&quot;;[.B420];&quot;&quot;&quot;},&quot;)" office:value-type="string" office:string-value="{&quot;GPS WP DESIRED TRACK&quot;}," calcext:value-type="string">
            <text:p>{"GPS WP DESIRED TRACK"},</text:p>
          </table:table-cell>
          <table:table-cell table:formula="of:=CONCATENATE(&quot;addsimvar(&quot;&quot;&quot;;[.B420];&quot;&quot;&quot;,&quot;&quot;&quot;;[.H420];&quot;&quot;&quot;)&quot;)" office:value-type="string" office:string-value="addsimvar(&quot;GPS WP DESIRED TRACK&quot;,&quot;radians&quot;)" calcext:value-type="string">
            <text:p>addsimvar("GPS WP DESIRED TRACK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DISTANCE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1])" office:value-type="string" office:string-value="meters" calcext:value-type="string">
            <text:p>meters</text:p>
          </table:table-cell>
          <table:table-cell/>
          <table:table-cell table:formula="of:=CONCATENATE(&quot;{&quot;&quot;&quot;;[.B421];&quot;&quot;&quot;},&quot;)" office:value-type="string" office:string-value="{&quot;GPS WP DISTANCE&quot;}," calcext:value-type="string">
            <text:p>{"GPS WP DISTANCE"},</text:p>
          </table:table-cell>
          <table:table-cell table:formula="of:=CONCATENATE(&quot;addsimvar(&quot;&quot;&quot;;[.B421];&quot;&quot;&quot;,&quot;&quot;&quot;;[.H421];&quot;&quot;&quot;)&quot;)" office:value-type="string" office:string-value="addsimvar(&quot;GPS WP DISTANCE&quot;,&quot;meters&quot;)" calcext:value-type="string">
            <text:p>addsimvar("GPS WP DISTANCE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ETA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2])" office:value-type="string" office:string-value="seconds" calcext:value-type="string">
            <text:p>seconds</text:p>
          </table:table-cell>
          <table:table-cell/>
          <table:table-cell table:formula="of:=CONCATENATE(&quot;{&quot;&quot;&quot;;[.B422];&quot;&quot;&quot;},&quot;)" office:value-type="string" office:string-value="{&quot;GPS WP ETA&quot;}," calcext:value-type="string">
            <text:p>{"GPS WP ETA"},</text:p>
          </table:table-cell>
          <table:table-cell table:formula="of:=CONCATENATE(&quot;addsimvar(&quot;&quot;&quot;;[.B422];&quot;&quot;&quot;,&quot;&quot;&quot;;[.H422];&quot;&quot;&quot;)&quot;)" office:value-type="string" office:string-value="addsimvar(&quot;GPS WP ETA&quot;,&quot;seconds&quot;)" calcext:value-type="string">
            <text:p>addsimvar("GPS WP ETA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ETE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3])" office:value-type="string" office:string-value="seconds" calcext:value-type="string">
            <text:p>seconds</text:p>
          </table:table-cell>
          <table:table-cell/>
          <table:table-cell table:formula="of:=CONCATENATE(&quot;{&quot;&quot;&quot;;[.B423];&quot;&quot;&quot;},&quot;)" office:value-type="string" office:string-value="{&quot;GPS WP ETE&quot;}," calcext:value-type="string">
            <text:p>{"GPS WP ETE"},</text:p>
          </table:table-cell>
          <table:table-cell table:formula="of:=CONCATENATE(&quot;addsimvar(&quot;&quot;&quot;;[.B423];&quot;&quot;&quot;,&quot;&quot;&quot;;[.H423];&quot;&quot;&quot;)&quot;)" office:value-type="string" office:string-value="addsimvar(&quot;GPS WP ETE&quot;,&quot;seconds&quot;)" calcext:value-type="string">
            <text:p>addsimvar("GPS WP ETE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NEXT ALT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4])" office:value-type="string" office:string-value="meters" calcext:value-type="string">
            <text:p>meters</text:p>
          </table:table-cell>
          <table:table-cell/>
          <table:table-cell table:formula="of:=CONCATENATE(&quot;{&quot;&quot;&quot;;[.B424];&quot;&quot;&quot;},&quot;)" office:value-type="string" office:string-value="{&quot;GPS WP NEXT ALT&quot;}," calcext:value-type="string">
            <text:p>{"GPS WP NEXT ALT"},</text:p>
          </table:table-cell>
          <table:table-cell table:formula="of:=CONCATENATE(&quot;addsimvar(&quot;&quot;&quot;;[.B424];&quot;&quot;&quot;,&quot;&quot;&quot;;[.H424];&quot;&quot;&quot;)&quot;)" office:value-type="string" office:string-value="addsimvar(&quot;GPS WP NEXT ALT&quot;,&quot;meters&quot;)" calcext:value-type="string">
            <text:p>addsimvar("GPS WP NEXT ALT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NEXT ID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5])" office:value-type="string" office:string-value="string" calcext:value-type="string">
            <text:p>string</text:p>
          </table:table-cell>
          <table:table-cell/>
          <table:table-cell table:formula="of:=CONCATENATE(&quot;{&quot;&quot;&quot;;[.B425];&quot;&quot;&quot;},&quot;)" office:value-type="string" office:string-value="{&quot;GPS WP NEXT ID&quot;}," calcext:value-type="string">
            <text:p>{"GPS WP NEXT ID"},</text:p>
          </table:table-cell>
          <table:table-cell table:formula="of:=CONCATENATE(&quot;addsimvar(&quot;&quot;&quot;;[.B425];&quot;&quot;&quot;,&quot;&quot;&quot;;[.H425];&quot;&quot;&quot;)&quot;)" office:value-type="string" office:string-value="addsimvar(&quot;GPS WP NEXT ID&quot;,&quot;string&quot;)" calcext:value-type="string">
            <text:p>addsimvar("GPS WP NEXT ID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NEXT LAT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6])" office:value-type="string" office:string-value="degrees" calcext:value-type="string">
            <text:p>degrees</text:p>
          </table:table-cell>
          <table:table-cell/>
          <table:table-cell table:formula="of:=CONCATENATE(&quot;{&quot;&quot;&quot;;[.B426];&quot;&quot;&quot;},&quot;)" office:value-type="string" office:string-value="{&quot;GPS WP NEXT LAT&quot;}," calcext:value-type="string">
            <text:p>{"GPS WP NEXT LAT"},</text:p>
          </table:table-cell>
          <table:table-cell table:formula="of:=CONCATENATE(&quot;addsimvar(&quot;&quot;&quot;;[.B426];&quot;&quot;&quot;,&quot;&quot;&quot;;[.H426];&quot;&quot;&quot;)&quot;)" office:value-type="string" office:string-value="addsimvar(&quot;GPS WP NEXT LAT&quot;,&quot;degrees&quot;)" calcext:value-type="string">
            <text:p>addsimvar("GPS WP NEXT LAT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NEXT LON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7])" office:value-type="string" office:string-value="degrees" calcext:value-type="string">
            <text:p>degrees</text:p>
          </table:table-cell>
          <table:table-cell/>
          <table:table-cell table:formula="of:=CONCATENATE(&quot;{&quot;&quot;&quot;;[.B427];&quot;&quot;&quot;},&quot;)" office:value-type="string" office:string-value="{&quot;GPS WP NEXT LON&quot;}," calcext:value-type="string">
            <text:p>{"GPS WP NEXT LON"},</text:p>
          </table:table-cell>
          <table:table-cell table:formula="of:=CONCATENATE(&quot;addsimvar(&quot;&quot;&quot;;[.B427];&quot;&quot;&quot;,&quot;&quot;&quot;;[.H427];&quot;&quot;&quot;)&quot;)" office:value-type="string" office:string-value="addsimvar(&quot;GPS WP NEXT LON&quot;,&quot;degrees&quot;)" calcext:value-type="string">
            <text:p>addsimvar("GPS WP NEXT LON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PREV ALT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8])" office:value-type="string" office:string-value="meters" calcext:value-type="string">
            <text:p>meters</text:p>
          </table:table-cell>
          <table:table-cell/>
          <table:table-cell table:formula="of:=CONCATENATE(&quot;{&quot;&quot;&quot;;[.B428];&quot;&quot;&quot;},&quot;)" office:value-type="string" office:string-value="{&quot;GPS WP PREV ALT&quot;}," calcext:value-type="string">
            <text:p>{"GPS WP PREV ALT"},</text:p>
          </table:table-cell>
          <table:table-cell table:formula="of:=CONCATENATE(&quot;addsimvar(&quot;&quot;&quot;;[.B428];&quot;&quot;&quot;,&quot;&quot;&quot;;[.H428];&quot;&quot;&quot;)&quot;)" office:value-type="string" office:string-value="addsimvar(&quot;GPS WP PREV ALT&quot;,&quot;meters&quot;)" calcext:value-type="string">
            <text:p>addsimvar("GPS WP PREV ALT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PREV ID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29])" office:value-type="string" office:string-value="string" calcext:value-type="string">
            <text:p>string</text:p>
          </table:table-cell>
          <table:table-cell/>
          <table:table-cell table:formula="of:=CONCATENATE(&quot;{&quot;&quot;&quot;;[.B429];&quot;&quot;&quot;},&quot;)" office:value-type="string" office:string-value="{&quot;GPS WP PREV ID&quot;}," calcext:value-type="string">
            <text:p>{"GPS WP PREV ID"},</text:p>
          </table:table-cell>
          <table:table-cell table:formula="of:=CONCATENATE(&quot;addsimvar(&quot;&quot;&quot;;[.B429];&quot;&quot;&quot;,&quot;&quot;&quot;;[.H429];&quot;&quot;&quot;)&quot;)" office:value-type="string" office:string-value="addsimvar(&quot;GPS WP PREV ID&quot;,&quot;string&quot;)" calcext:value-type="string">
            <text:p>addsimvar("GPS WP PREV ID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PREV LAT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0])" office:value-type="string" office:string-value="degrees" calcext:value-type="string">
            <text:p>degrees</text:p>
          </table:table-cell>
          <table:table-cell/>
          <table:table-cell table:formula="of:=CONCATENATE(&quot;{&quot;&quot;&quot;;[.B430];&quot;&quot;&quot;},&quot;)" office:value-type="string" office:string-value="{&quot;GPS WP PREV LAT&quot;}," calcext:value-type="string">
            <text:p>{"GPS WP PREV LAT"},</text:p>
          </table:table-cell>
          <table:table-cell table:formula="of:=CONCATENATE(&quot;addsimvar(&quot;&quot;&quot;;[.B430];&quot;&quot;&quot;,&quot;&quot;&quot;;[.H430];&quot;&quot;&quot;)&quot;)" office:value-type="string" office:string-value="addsimvar(&quot;GPS WP PREV LAT&quot;,&quot;degrees&quot;)" calcext:value-type="string">
            <text:p>addsimvar("GPS WP PREV LAT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PREV LON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1])" office:value-type="string" office:string-value="degrees" calcext:value-type="string">
            <text:p>degrees</text:p>
          </table:table-cell>
          <table:table-cell/>
          <table:table-cell table:formula="of:=CONCATENATE(&quot;{&quot;&quot;&quot;;[.B431];&quot;&quot;&quot;},&quot;)" office:value-type="string" office:string-value="{&quot;GPS WP PREV LON&quot;}," calcext:value-type="string">
            <text:p>{"GPS WP PREV LON"},</text:p>
          </table:table-cell>
          <table:table-cell table:formula="of:=CONCATENATE(&quot;addsimvar(&quot;&quot;&quot;;[.B431];&quot;&quot;&quot;,&quot;&quot;&quot;;[.H431];&quot;&quot;&quot;)&quot;)" office:value-type="string" office:string-value="addsimvar(&quot;GPS WP PREV LON&quot;,&quot;degrees&quot;)" calcext:value-type="string">
            <text:p>addsimvar("GPS WP PREV LON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PREV VALI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2])" office:value-type="string" office:string-value="bool" calcext:value-type="string">
            <text:p>bool</text:p>
          </table:table-cell>
          <table:table-cell/>
          <table:table-cell table:formula="of:=CONCATENATE(&quot;{&quot;&quot;&quot;;[.B432];&quot;&quot;&quot;},&quot;)" office:value-type="string" office:string-value="{&quot;GPS WP PREV VALID&quot;}," calcext:value-type="string">
            <text:p>{"GPS WP PREV VALID"},</text:p>
          </table:table-cell>
          <table:table-cell table:formula="of:=CONCATENATE(&quot;addsimvar(&quot;&quot;&quot;;[.B432];&quot;&quot;&quot;,&quot;&quot;&quot;;[.H432];&quot;&quot;&quot;)&quot;)" office:value-type="string" office:string-value="addsimvar(&quot;GPS WP PREV VALID&quot;,&quot;bool&quot;)" calcext:value-type="string">
            <text:p>addsimvar("GPS WP PREV VALI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TRACK ANGLE ERROR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3])" office:value-type="string" office:string-value="radians" calcext:value-type="string">
            <text:p>radians</text:p>
          </table:table-cell>
          <table:table-cell/>
          <table:table-cell table:formula="of:=CONCATENATE(&quot;{&quot;&quot;&quot;;[.B433];&quot;&quot;&quot;},&quot;)" office:value-type="string" office:string-value="{&quot;GPS WP TRACK ANGLE ERROR&quot;}," calcext:value-type="string">
            <text:p>{"GPS WP TRACK ANGLE ERROR"},</text:p>
          </table:table-cell>
          <table:table-cell table:formula="of:=CONCATENATE(&quot;addsimvar(&quot;&quot;&quot;;[.B433];&quot;&quot;&quot;,&quot;&quot;&quot;;[.H433];&quot;&quot;&quot;)&quot;)" office:value-type="string" office:string-value="addsimvar(&quot;GPS WP TRACK ANGLE ERROR&quot;,&quot;radians&quot;)" calcext:value-type="string">
            <text:p>addsimvar("GPS WP TRACK ANGLE ERROR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TRUE BEARING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4])" office:value-type="string" office:string-value="radians" calcext:value-type="string">
            <text:p>radians</text:p>
          </table:table-cell>
          <table:table-cell/>
          <table:table-cell table:formula="of:=CONCATENATE(&quot;{&quot;&quot;&quot;;[.B434];&quot;&quot;&quot;},&quot;)" office:value-type="string" office:string-value="{&quot;GPS WP TRUE BEARING&quot;}," calcext:value-type="string">
            <text:p>{"GPS WP TRUE BEARING"},</text:p>
          </table:table-cell>
          <table:table-cell table:formula="of:=CONCATENATE(&quot;addsimvar(&quot;&quot;&quot;;[.B434];&quot;&quot;&quot;,&quot;&quot;&quot;;[.H434];&quot;&quot;&quot;)&quot;)" office:value-type="string" office:string-value="addsimvar(&quot;GPS WP TRUE BEARING&quot;,&quot;radians&quot;)" calcext:value-type="string">
            <text:p>addsimvar("GPS WP TRUE BEARING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TRUE REQ HDG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5])" office:value-type="string" office:string-value="radians" calcext:value-type="string">
            <text:p>radians</text:p>
          </table:table-cell>
          <table:table-cell/>
          <table:table-cell table:formula="of:=CONCATENATE(&quot;{&quot;&quot;&quot;;[.B435];&quot;&quot;&quot;},&quot;)" office:value-type="string" office:string-value="{&quot;GPS WP TRUE REQ HDG&quot;}," calcext:value-type="string">
            <text:p>{"GPS WP TRUE REQ HDG"},</text:p>
          </table:table-cell>
          <table:table-cell table:formula="of:=CONCATENATE(&quot;addsimvar(&quot;&quot;&quot;;[.B435];&quot;&quot;&quot;,&quot;&quot;&quot;;[.H435];&quot;&quot;&quot;)&quot;)" office:value-type="string" office:string-value="addsimvar(&quot;GPS WP TRUE REQ HDG&quot;,&quot;radians&quot;)" calcext:value-type="string">
            <text:p>addsimvar("GPS WP TRUE REQ HDG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S WP VERTICAL SPEED</text:p>
          </table:table-cell>
          <table:table-cell table:style-name="ce8" office:value-type="string" calcext:value-type="string">
            <text:p>Meters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6])" office:value-type="string" office:string-value="meters per second" calcext:value-type="string">
            <text:p>meters per second</text:p>
          </table:table-cell>
          <table:table-cell/>
          <table:table-cell table:formula="of:=CONCATENATE(&quot;{&quot;&quot;&quot;;[.B436];&quot;&quot;&quot;},&quot;)" office:value-type="string" office:string-value="{&quot;GPS WP VERTICAL SPEED&quot;}," calcext:value-type="string">
            <text:p>{"GPS WP VERTICAL SPEED"},</text:p>
          </table:table-cell>
          <table:table-cell table:formula="of:=CONCATENATE(&quot;addsimvar(&quot;&quot;&quot;;[.B436];&quot;&quot;&quot;,&quot;&quot;&quot;;[.H436];&quot;&quot;&quot;)&quot;)" office:value-type="string" office:string-value="addsimvar(&quot;GPS WP VERTICAL SPEED&quot;,&quot;meters per second&quot;)" calcext:value-type="string">
            <text:p>addsimvar("GPS WP VERTICAL SPEED","meters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WS SYSTEM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37])" office:value-type="string" office:string-value="bool" calcext:value-type="string">
            <text:p>bool</text:p>
          </table:table-cell>
          <table:table-cell/>
          <table:table-cell table:formula="of:=CONCATENATE(&quot;{&quot;&quot;&quot;;[.B437];&quot;&quot;&quot;},&quot;)" office:value-type="string" office:string-value="{&quot;GPWS SYSTEM ACTIVE&quot;}," calcext:value-type="string">
            <text:p>{"GPWS SYSTEM ACTIVE"},</text:p>
          </table:table-cell>
          <table:table-cell table:formula="of:=CONCATENATE(&quot;addsimvar(&quot;&quot;&quot;;[.B437];&quot;&quot;&quot;,&quot;&quot;&quot;;[.H437];&quot;&quot;&quot;)&quot;)" office:value-type="string" office:string-value="addsimvar(&quot;GPWS SYSTEM ACTIVE&quot;,&quot;bool&quot;)" calcext:value-type="string">
            <text:p>addsimvar("GPWS SYSTEM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PWS WARNING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8])" office:value-type="string" office:string-value="bool" calcext:value-type="string">
            <text:p>bool</text:p>
          </table:table-cell>
          <table:table-cell/>
          <table:table-cell table:formula="of:=CONCATENATE(&quot;{&quot;&quot;&quot;;[.B438];&quot;&quot;&quot;},&quot;)" office:value-type="string" office:string-value="{&quot;GPWS WARNING&quot;}," calcext:value-type="string">
            <text:p>{"GPWS WARNING"},</text:p>
          </table:table-cell>
          <table:table-cell table:formula="of:=CONCATENATE(&quot;addsimvar(&quot;&quot;&quot;;[.B438];&quot;&quot;&quot;,&quot;&quot;&quot;;[.H438];&quot;&quot;&quot;)&quot;)" office:value-type="string" office:string-value="addsimvar(&quot;GPWS WARNING&quot;,&quot;bool&quot;)" calcext:value-type="string">
            <text:p>addsimvar("GPWS WARNING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ROUND ALTITUDE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39])" office:value-type="string" office:string-value="meters" calcext:value-type="string">
            <text:p>meters</text:p>
          </table:table-cell>
          <table:table-cell/>
          <table:table-cell table:formula="of:=CONCATENATE(&quot;{&quot;&quot;&quot;;[.B439];&quot;&quot;&quot;},&quot;)" office:value-type="string" office:string-value="{&quot;GROUND ALTITUDE&quot;}," calcext:value-type="string">
            <text:p>{"GROUND ALTITUDE"},</text:p>
          </table:table-cell>
          <table:table-cell table:formula="of:=CONCATENATE(&quot;addsimvar(&quot;&quot;&quot;;[.B439];&quot;&quot;&quot;,&quot;&quot;&quot;;[.H439];&quot;&quot;&quot;)&quot;)" office:value-type="string" office:string-value="addsimvar(&quot;GROUND ALTITUDE&quot;,&quot;meters&quot;)" calcext:value-type="string">
            <text:p>addsimvar("GROUND ALTITUDE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ROUND VELOCITY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0])" office:value-type="string" office:string-value="knots" calcext:value-type="string">
            <text:p>knots</text:p>
          </table:table-cell>
          <table:table-cell/>
          <table:table-cell table:formula="of:=CONCATENATE(&quot;{&quot;&quot;&quot;;[.B440];&quot;&quot;&quot;},&quot;)" office:value-type="string" office:string-value="{&quot;GROUND VELOCITY&quot;}," calcext:value-type="string">
            <text:p>{"GROUND VELOCITY"},</text:p>
          </table:table-cell>
          <table:table-cell table:formula="of:=CONCATENATE(&quot;addsimvar(&quot;&quot;&quot;;[.B440];&quot;&quot;&quot;,&quot;&quot;&quot;;[.H440];&quot;&quot;&quot;)&quot;)" office:value-type="string" office:string-value="addsimvar(&quot;GROUND VELOCITY&quot;,&quot;knots&quot;)" calcext:value-type="string">
            <text:p>addsimvar("GROUND VELOCITY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GYRO DRIFT ERROR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1])" office:value-type="string" office:string-value="radians" calcext:value-type="string">
            <text:p>radians</text:p>
          </table:table-cell>
          <table:table-cell/>
          <table:table-cell table:formula="of:=CONCATENATE(&quot;{&quot;&quot;&quot;;[.B441];&quot;&quot;&quot;},&quot;)" office:value-type="string" office:string-value="{&quot;GYRO DRIFT ERROR&quot;}," calcext:value-type="string">
            <text:p>{"GYRO DRIFT ERROR"},</text:p>
          </table:table-cell>
          <table:table-cell table:formula="of:=CONCATENATE(&quot;addsimvar(&quot;&quot;&quot;;[.B441];&quot;&quot;&quot;,&quot;&quot;&quot;;[.H441];&quot;&quot;&quot;)&quot;)" office:value-type="string" office:string-value="addsimvar(&quot;GYRO DRIFT ERROR&quot;,&quot;radians&quot;)" calcext:value-type="string">
            <text:p>addsimvar("GYRO DRIFT ERROR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EADING INDICATOR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2])" office:value-type="string" office:string-value="radians" calcext:value-type="string">
            <text:p>radians</text:p>
          </table:table-cell>
          <table:table-cell/>
          <table:table-cell table:formula="of:=CONCATENATE(&quot;{&quot;&quot;&quot;;[.B442];&quot;&quot;&quot;},&quot;)" office:value-type="string" office:string-value="{&quot;HEADING INDICATOR&quot;}," calcext:value-type="string">
            <text:p>{"HEADING INDICATOR"},</text:p>
          </table:table-cell>
          <table:table-cell table:formula="of:=CONCATENATE(&quot;addsimvar(&quot;&quot;&quot;;[.B442];&quot;&quot;&quot;,&quot;&quot;&quot;;[.H442];&quot;&quot;&quot;)&quot;)" office:value-type="string" office:string-value="addsimvar(&quot;HEADING INDICATOR&quot;,&quot;radians&quot;)" calcext:value-type="string">
            <text:p>addsimvar("HEADING INDICATOR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OLDBACK BAR INSTALL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3])" office:value-type="string" office:string-value="bool" calcext:value-type="string">
            <text:p>bool</text:p>
          </table:table-cell>
          <table:table-cell/>
          <table:table-cell table:formula="of:=CONCATENATE(&quot;{&quot;&quot;&quot;;[.B443];&quot;&quot;&quot;},&quot;)" office:value-type="string" office:string-value="{&quot;HOLDBACK BAR INSTALLED&quot;}," calcext:value-type="string">
            <text:p>{"HOLDBACK BAR INSTALLED"},</text:p>
          </table:table-cell>
          <table:table-cell table:formula="of:=CONCATENATE(&quot;addsimvar(&quot;&quot;&quot;;[.B443];&quot;&quot;&quot;,&quot;&quot;&quot;;[.H443];&quot;&quot;&quot;)&quot;)" office:value-type="string" office:string-value="addsimvar(&quot;HOLDBACK BAR INSTALLED&quot;,&quot;bool&quot;)" calcext:value-type="string">
            <text:p>addsimvar("HOLDBACK BAR INSTALL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BEARING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4])" office:value-type="string" office:string-value="degrees" calcext:value-type="string">
            <text:p>degrees</text:p>
          </table:table-cell>
          <table:table-cell/>
          <table:table-cell table:formula="of:=CONCATENATE(&quot;{&quot;&quot;&quot;;[.B444];&quot;&quot;&quot;},&quot;)" office:value-type="string" office:string-value="{&quot;HSI BEARING&quot;}," calcext:value-type="string">
            <text:p>{"HSI BEARING"},</text:p>
          </table:table-cell>
          <table:table-cell table:formula="of:=CONCATENATE(&quot;addsimvar(&quot;&quot;&quot;;[.B444];&quot;&quot;&quot;,&quot;&quot;&quot;;[.H444];&quot;&quot;&quot;)&quot;)" office:value-type="string" office:string-value="addsimvar(&quot;HSI BEARING&quot;,&quot;degrees&quot;)" calcext:value-type="string">
            <text:p>addsimvar("HSI BEARING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BEARING VALI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5])" office:value-type="string" office:string-value="bool" calcext:value-type="string">
            <text:p>bool</text:p>
          </table:table-cell>
          <table:table-cell/>
          <table:table-cell table:formula="of:=CONCATENATE(&quot;{&quot;&quot;&quot;;[.B445];&quot;&quot;&quot;},&quot;)" office:value-type="string" office:string-value="{&quot;HSI BEARING VALID&quot;}," calcext:value-type="string">
            <text:p>{"HSI BEARING VALID"},</text:p>
          </table:table-cell>
          <table:table-cell table:formula="of:=CONCATENATE(&quot;addsimvar(&quot;&quot;&quot;;[.B445];&quot;&quot;&quot;,&quot;&quot;&quot;;[.H445];&quot;&quot;&quot;)&quot;)" office:value-type="string" office:string-value="addsimvar(&quot;HSI BEARING VALID&quot;,&quot;bool&quot;)" calcext:value-type="string">
            <text:p>addsimvar("HSI BEARING VALI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CDI NEEDLE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6])" office:value-type="string" office:string-value="number" calcext:value-type="string">
            <text:p>number</text:p>
          </table:table-cell>
          <table:table-cell/>
          <table:table-cell table:formula="of:=CONCATENATE(&quot;{&quot;&quot;&quot;;[.B446];&quot;&quot;&quot;},&quot;)" office:value-type="string" office:string-value="{&quot;HSI CDI NEEDLE&quot;}," calcext:value-type="string">
            <text:p>{"HSI CDI NEEDLE"},</text:p>
          </table:table-cell>
          <table:table-cell table:formula="of:=CONCATENATE(&quot;addsimvar(&quot;&quot;&quot;;[.B446];&quot;&quot;&quot;,&quot;&quot;&quot;;[.H446];&quot;&quot;&quot;)&quot;)" office:value-type="string" office:string-value="addsimvar(&quot;HSI CDI NEEDLE&quot;,&quot;number&quot;)" calcext:value-type="string">
            <text:p>addsimvar("HSI CDI NEEDLE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CDI NEEDLE VALI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7])" office:value-type="string" office:string-value="bool" calcext:value-type="string">
            <text:p>bool</text:p>
          </table:table-cell>
          <table:table-cell/>
          <table:table-cell table:formula="of:=CONCATENATE(&quot;{&quot;&quot;&quot;;[.B447];&quot;&quot;&quot;},&quot;)" office:value-type="string" office:string-value="{&quot;HSI CDI NEEDLE VALID&quot;}," calcext:value-type="string">
            <text:p>{"HSI CDI NEEDLE VALID"},</text:p>
          </table:table-cell>
          <table:table-cell table:formula="of:=CONCATENATE(&quot;addsimvar(&quot;&quot;&quot;;[.B447];&quot;&quot;&quot;,&quot;&quot;&quot;;[.H447];&quot;&quot;&quot;)&quot;)" office:value-type="string" office:string-value="addsimvar(&quot;HSI CDI NEEDLE VALID&quot;,&quot;bool&quot;)" calcext:value-type="string">
            <text:p>addsimvar("HSI CDI NEEDLE VALI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DISTANCE</text:p>
          </table:table-cell>
          <table:table-cell table:style-name="ce8" office:value-type="string" calcext:value-type="string">
            <text:p>Nautical mil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8])" office:value-type="string" office:string-value="nautical miles" calcext:value-type="string">
            <text:p>nautical miles</text:p>
          </table:table-cell>
          <table:table-cell/>
          <table:table-cell table:formula="of:=CONCATENATE(&quot;{&quot;&quot;&quot;;[.B448];&quot;&quot;&quot;},&quot;)" office:value-type="string" office:string-value="{&quot;HSI DISTANCE&quot;}," calcext:value-type="string">
            <text:p>{"HSI DISTANCE"},</text:p>
          </table:table-cell>
          <table:table-cell table:formula="of:=CONCATENATE(&quot;addsimvar(&quot;&quot;&quot;;[.B448];&quot;&quot;&quot;,&quot;&quot;&quot;;[.H448];&quot;&quot;&quot;)&quot;)" office:value-type="string" office:string-value="addsimvar(&quot;HSI DISTANCE&quot;,&quot;nautical miles&quot;)" calcext:value-type="string">
            <text:p>addsimvar("HSI DISTANCE","nautical mil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GSI NEEDLE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49])" office:value-type="string" office:string-value="number" calcext:value-type="string">
            <text:p>number</text:p>
          </table:table-cell>
          <table:table-cell/>
          <table:table-cell table:formula="of:=CONCATENATE(&quot;{&quot;&quot;&quot;;[.B449];&quot;&quot;&quot;},&quot;)" office:value-type="string" office:string-value="{&quot;HSI GSI NEEDLE&quot;}," calcext:value-type="string">
            <text:p>{"HSI GSI NEEDLE"},</text:p>
          </table:table-cell>
          <table:table-cell table:formula="of:=CONCATENATE(&quot;addsimvar(&quot;&quot;&quot;;[.B449];&quot;&quot;&quot;,&quot;&quot;&quot;;[.H449];&quot;&quot;&quot;)&quot;)" office:value-type="string" office:string-value="addsimvar(&quot;HSI GSI NEEDLE&quot;,&quot;number&quot;)" calcext:value-type="string">
            <text:p>addsimvar("HSI GSI NEEDLE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GSI NEEDLE VALI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0])" office:value-type="string" office:string-value="bool" calcext:value-type="string">
            <text:p>bool</text:p>
          </table:table-cell>
          <table:table-cell/>
          <table:table-cell table:formula="of:=CONCATENATE(&quot;{&quot;&quot;&quot;;[.B450];&quot;&quot;&quot;},&quot;)" office:value-type="string" office:string-value="{&quot;HSI GSI NEEDLE VALID&quot;}," calcext:value-type="string">
            <text:p>{"HSI GSI NEEDLE VALID"},</text:p>
          </table:table-cell>
          <table:table-cell table:formula="of:=CONCATENATE(&quot;addsimvar(&quot;&quot;&quot;;[.B450];&quot;&quot;&quot;,&quot;&quot;&quot;;[.H450];&quot;&quot;&quot;)&quot;)" office:value-type="string" office:string-value="addsimvar(&quot;HSI GSI NEEDLE VALID&quot;,&quot;bool&quot;)" calcext:value-type="string">
            <text:p>addsimvar("HSI GSI NEEDLE VALI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HAS LOCALIZER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1])" office:value-type="string" office:string-value="bool" calcext:value-type="string">
            <text:p>bool</text:p>
          </table:table-cell>
          <table:table-cell/>
          <table:table-cell table:formula="of:=CONCATENATE(&quot;{&quot;&quot;&quot;;[.B451];&quot;&quot;&quot;},&quot;)" office:value-type="string" office:string-value="{&quot;HSI HAS LOCALIZER&quot;}," calcext:value-type="string">
            <text:p>{"HSI HAS LOCALIZER"},</text:p>
          </table:table-cell>
          <table:table-cell table:formula="of:=CONCATENATE(&quot;addsimvar(&quot;&quot;&quot;;[.B451];&quot;&quot;&quot;,&quot;&quot;&quot;;[.H451];&quot;&quot;&quot;)&quot;)" office:value-type="string" office:string-value="addsimvar(&quot;HSI HAS LOCALIZER&quot;,&quot;bool&quot;)" calcext:value-type="string">
            <text:p>addsimvar("HSI HAS LOCALIZER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SPEED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2])" office:value-type="string" office:string-value="knots" calcext:value-type="string">
            <text:p>knots</text:p>
          </table:table-cell>
          <table:table-cell/>
          <table:table-cell table:formula="of:=CONCATENATE(&quot;{&quot;&quot;&quot;;[.B452];&quot;&quot;&quot;},&quot;)" office:value-type="string" office:string-value="{&quot;HSI SPEED&quot;}," calcext:value-type="string">
            <text:p>{"HSI SPEED"},</text:p>
          </table:table-cell>
          <table:table-cell table:formula="of:=CONCATENATE(&quot;addsimvar(&quot;&quot;&quot;;[.B452];&quot;&quot;&quot;,&quot;&quot;&quot;;[.H452];&quot;&quot;&quot;)&quot;)" office:value-type="string" office:string-value="addsimvar(&quot;HSI SPEED&quot;,&quot;knots&quot;)" calcext:value-type="string">
            <text:p>addsimvar("HSI SPEED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STATION IDENT</text:p>
          </table:table-cell>
          <table:table-cell table:style-name="ce8" office:value-type="string" calcext:value-type="string">
            <text:p>String8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3])" office:value-type="string" office:string-value="string8" calcext:value-type="string">
            <text:p>string8</text:p>
          </table:table-cell>
          <table:table-cell/>
          <table:table-cell table:formula="of:=CONCATENATE(&quot;{&quot;&quot;&quot;;[.B453];&quot;&quot;&quot;},&quot;)" office:value-type="string" office:string-value="{&quot;HSI STATION IDENT&quot;}," calcext:value-type="string">
            <text:p>{"HSI STATION IDENT"},</text:p>
          </table:table-cell>
          <table:table-cell table:formula="of:=CONCATENATE(&quot;addsimvar(&quot;&quot;&quot;;[.B453];&quot;&quot;&quot;,&quot;&quot;&quot;;[.H453];&quot;&quot;&quot;)&quot;)" office:value-type="string" office:string-value="addsimvar(&quot;HSI STATION IDENT&quot;,&quot;string8&quot;)" calcext:value-type="string">
            <text:p>addsimvar("HSI STATION IDENT","string8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SI TF FLAGS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4])" office:value-type="string" office:string-value="enum" calcext:value-type="string">
            <text:p>enum</text:p>
          </table:table-cell>
          <table:table-cell/>
          <table:table-cell table:formula="of:=CONCATENATE(&quot;{&quot;&quot;&quot;;[.B454];&quot;&quot;&quot;},&quot;)" office:value-type="string" office:string-value="{&quot;HSI TF FLAGS&quot;}," calcext:value-type="string">
            <text:p>{"HSI TF FLAGS"},</text:p>
          </table:table-cell>
          <table:table-cell table:formula="of:=CONCATENATE(&quot;addsimvar(&quot;&quot;&quot;;[.B454];&quot;&quot;&quot;,&quot;&quot;&quot;;[.H454];&quot;&quot;&quot;)&quot;)" office:value-type="string" office:string-value="addsimvar(&quot;HSI TF FLAGS&quot;,&quot;enum&quot;)" calcext:value-type="string">
            <text:p>addsimvar("HSI TF FLAGS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YDRAULIC PRESSURE:index</text:p>
          </table:table-cell>
          <table:table-cell table:style-name="ce8" office:value-type="string" calcext:value-type="string">
            <text:p>Pound force per square foo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5])" office:value-type="string" office:string-value="pound force per square foot" calcext:value-type="string">
            <text:p>pound force per square foot</text:p>
          </table:table-cell>
          <table:table-cell/>
          <table:table-cell table:formula="of:=CONCATENATE(&quot;{&quot;&quot;&quot;;[.B455];&quot;&quot;&quot;},&quot;)" office:value-type="string" office:string-value="{&quot;HYDRAULIC PRESSURE:index&quot;}," calcext:value-type="string">
            <text:p>{"HYDRAULIC PRESSURE:index"},</text:p>
          </table:table-cell>
          <table:table-cell table:formula="of:=CONCATENATE(&quot;addsimvar(&quot;&quot;&quot;;[.B455];&quot;&quot;&quot;,&quot;&quot;&quot;;[.H455];&quot;&quot;&quot;)&quot;)" office:value-type="string" office:string-value="addsimvar(&quot;HYDRAULIC PRESSURE:index&quot;,&quot;pound force per square foot&quot;)" calcext:value-type="string">
            <text:p>addsimvar("HYDRAULIC PRESSURE:index","pound force per square foo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YDRAULIC RESERVOIR PERCENT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5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456];&quot;&quot;&quot;},&quot;)" office:value-type="string" office:string-value="{&quot;HYDRAULIC RESERVOIR PERCENT:index&quot;}," calcext:value-type="string">
            <text:p>{"HYDRAULIC RESERVOIR PERCENT:index"},</text:p>
          </table:table-cell>
          <table:table-cell table:formula="of:=CONCATENATE(&quot;addsimvar(&quot;&quot;&quot;;[.B456];&quot;&quot;&quot;,&quot;&quot;&quot;;[.H456];&quot;&quot;&quot;)&quot;)" office:value-type="string" office:string-value="addsimvar(&quot;HYDRAULIC RESERVOIR PERCENT:index&quot;,&quot;percent over 100&quot;)" calcext:value-type="string">
            <text:p>addsimvar("HYDRAULIC RESERVOIR PERCENT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YDRAULIC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7])" office:value-type="string" office:string-value="bool" calcext:value-type="string">
            <text:p>bool</text:p>
          </table:table-cell>
          <table:table-cell/>
          <table:table-cell table:formula="of:=CONCATENATE(&quot;{&quot;&quot;&quot;;[.B457];&quot;&quot;&quot;},&quot;)" office:value-type="string" office:string-value="{&quot;HYDRAULIC SWITCH&quot;}," calcext:value-type="string">
            <text:p>{"HYDRAULIC SWITCH"},</text:p>
          </table:table-cell>
          <table:table-cell table:formula="of:=CONCATENATE(&quot;addsimvar(&quot;&quot;&quot;;[.B457];&quot;&quot;&quot;,&quot;&quot;&quot;;[.H457];&quot;&quot;&quot;)&quot;)" office:value-type="string" office:string-value="addsimvar(&quot;HYDRAULIC SWITCH&quot;,&quot;bool&quot;)" calcext:value-type="string">
            <text:p>addsimvar("HYDRAULIC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HYDRAULIC SYSTEM INTEGRITY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8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458];&quot;&quot;&quot;},&quot;)" office:value-type="string" office:string-value="{&quot;HYDRAULIC SYSTEM INTEGRITY&quot;}," calcext:value-type="string">
            <text:p>{"HYDRAULIC SYSTEM INTEGRITY"},</text:p>
          </table:table-cell>
          <table:table-cell table:formula="of:=CONCATENATE(&quot;addsimvar(&quot;&quot;&quot;;[.B458];&quot;&quot;&quot;,&quot;&quot;&quot;;[.H458];&quot;&quot;&quot;)&quot;)" office:value-type="string" office:string-value="addsimvar(&quot;HYDRAULIC SYSTEM INTEGRITY&quot;,&quot;percent over 100&quot;)" calcext:value-type="string">
            <text:p>addsimvar("HYDRAULIC SYSTEM INTEGRITY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NCIDENCE ALPHA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59])" office:value-type="string" office:string-value="radians" calcext:value-type="string">
            <text:p>radians</text:p>
          </table:table-cell>
          <table:table-cell/>
          <table:table-cell table:formula="of:=CONCATENATE(&quot;{&quot;&quot;&quot;;[.B459];&quot;&quot;&quot;},&quot;)" office:value-type="string" office:string-value="{&quot;INCIDENCE ALPHA&quot;}," calcext:value-type="string">
            <text:p>{"INCIDENCE ALPHA"},</text:p>
          </table:table-cell>
          <table:table-cell table:formula="of:=CONCATENATE(&quot;addsimvar(&quot;&quot;&quot;;[.B459];&quot;&quot;&quot;,&quot;&quot;&quot;;[.H459];&quot;&quot;&quot;)&quot;)" office:value-type="string" office:string-value="addsimvar(&quot;INCIDENCE ALPHA&quot;,&quot;radians&quot;)" calcext:value-type="string">
            <text:p>addsimvar("INCIDENCE ALPHA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NCIDENCE BETA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60])" office:value-type="string" office:string-value="radians" calcext:value-type="string">
            <text:p>radians</text:p>
          </table:table-cell>
          <table:table-cell/>
          <table:table-cell table:formula="of:=CONCATENATE(&quot;{&quot;&quot;&quot;;[.B460];&quot;&quot;&quot;},&quot;)" office:value-type="string" office:string-value="{&quot;INCIDENCE BETA&quot;}," calcext:value-type="string">
            <text:p>{"INCIDENCE BETA"},</text:p>
          </table:table-cell>
          <table:table-cell table:formula="of:=CONCATENATE(&quot;addsimvar(&quot;&quot;&quot;;[.B460];&quot;&quot;&quot;,&quot;&quot;&quot;;[.H460];&quot;&quot;&quot;)&quot;)" office:value-type="string" office:string-value="addsimvar(&quot;INCIDENCE BETA&quot;,&quot;radians&quot;)" calcext:value-type="string">
            <text:p>addsimvar("INCIDENCE BETA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NDICATED ALTITUDE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61])" office:value-type="string" office:string-value="feet" calcext:value-type="string">
            <text:p>feet</text:p>
          </table:table-cell>
          <table:table-cell/>
          <table:table-cell table:formula="of:=CONCATENATE(&quot;{&quot;&quot;&quot;;[.B461];&quot;&quot;&quot;},&quot;)" office:value-type="string" office:string-value="{&quot;INDICATED ALTITUDE&quot;}," calcext:value-type="string">
            <text:p>{"INDICATED ALTITUDE"},</text:p>
          </table:table-cell>
          <table:table-cell table:formula="of:=CONCATENATE(&quot;addsimvar(&quot;&quot;&quot;;[.B461];&quot;&quot;&quot;,&quot;&quot;&quot;;[.H461];&quot;&quot;&quot;)&quot;)" office:value-type="string" office:string-value="addsimvar(&quot;INDICATED ALTITUDE&quot;,&quot;feet&quot;)" calcext:value-type="string">
            <text:p>addsimvar("INDICATED ALTITUDE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NDUCTOR COMPASS HEADING REF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62])" office:value-type="string" office:string-value="radians" calcext:value-type="string">
            <text:p>radians</text:p>
          </table:table-cell>
          <table:table-cell/>
          <table:table-cell table:formula="of:=CONCATENATE(&quot;{&quot;&quot;&quot;;[.B462];&quot;&quot;&quot;},&quot;)" office:value-type="string" office:string-value="{&quot;INDUCTOR COMPASS HEADING REF&quot;}," calcext:value-type="string">
            <text:p>{"INDUCTOR COMPASS HEADING REF"},</text:p>
          </table:table-cell>
          <table:table-cell table:formula="of:=CONCATENATE(&quot;addsimvar(&quot;&quot;&quot;;[.B462];&quot;&quot;&quot;,&quot;&quot;&quot;;[.H462];&quot;&quot;&quot;)&quot;)" office:value-type="string" office:string-value="addsimvar(&quot;INDUCTOR COMPASS HEADING REF&quot;,&quot;radians&quot;)" calcext:value-type="string">
            <text:p>addsimvar("INDUCTOR COMPASS HEADING REF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NDUCTOR COMPASS PERCENT DEVIA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6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463];&quot;&quot;&quot;},&quot;)" office:value-type="string" office:string-value="{&quot;INDUCTOR COMPASS PERCENT DEVIATION&quot;}," calcext:value-type="string">
            <text:p>{"INDUCTOR COMPASS PERCENT DEVIATION"},</text:p>
          </table:table-cell>
          <table:table-cell table:formula="of:=CONCATENATE(&quot;addsimvar(&quot;&quot;&quot;;[.B463];&quot;&quot;&quot;,&quot;&quot;&quot;;[.H463];&quot;&quot;&quot;)&quot;)" office:value-type="string" office:string-value="addsimvar(&quot;INDUCTOR COMPASS PERCENT DEVIATION&quot;,&quot;percent over 100&quot;)" calcext:value-type="string">
            <text:p>addsimvar("INDUCTOR COMPASS PERCENT DEVIA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NNER MARKER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64])" office:value-type="string" office:string-value="bool" calcext:value-type="string">
            <text:p>bool</text:p>
          </table:table-cell>
          <table:table-cell/>
          <table:table-cell table:formula="of:=CONCATENATE(&quot;{&quot;&quot;&quot;;[.B464];&quot;&quot;&quot;},&quot;)" office:value-type="string" office:string-value="{&quot;INNER MARKER&quot;}," calcext:value-type="string">
            <text:p>{"INNER MARKER"},</text:p>
          </table:table-cell>
          <table:table-cell table:formula="of:=CONCATENATE(&quot;addsimvar(&quot;&quot;&quot;;[.B464];&quot;&quot;&quot;,&quot;&quot;&quot;;[.H464];&quot;&quot;&quot;)&quot;)" office:value-type="string" office:string-value="addsimvar(&quot;INNER MARKER&quot;,&quot;bool&quot;)" calcext:value-type="string">
            <text:p>addsimvar("INNER MARKER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NNER MARKER LATLONALT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65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465];&quot;&quot;&quot;},&quot;)" office:value-type="string" office:string-value="{&quot;INNER MARKER LATLONALT&quot;}," calcext:value-type="string">
            <text:p>{"INNER MARKER LATLONALT"},</text:p>
          </table:table-cell>
          <table:table-cell table:formula="of:=CONCATENATE(&quot;addsimvar(&quot;&quot;&quot;;[.B465];&quot;&quot;&quot;,&quot;&quot;&quot;;[.H465];&quot;&quot;&quot;)&quot;)" office:value-type="string" office:string-value="addsimvar(&quot;INNER MARKER LATLONALT&quot;,&quot;simconnect_data_latlonalt&quot;)" calcext:value-type="string">
            <text:p>addsimvar("INNER MARKER LATLONALT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ALTITUDE FREEZE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66])" office:value-type="string" office:string-value="bool" calcext:value-type="string">
            <text:p>bool</text:p>
          </table:table-cell>
          <table:table-cell/>
          <table:table-cell table:formula="of:=CONCATENATE(&quot;{&quot;&quot;&quot;;[.B466];&quot;&quot;&quot;},&quot;)" office:value-type="string" office:string-value="{&quot;IS ALTITUDE FREEZE ON&quot;}," calcext:value-type="string">
            <text:p>{"IS ALTITUDE FREEZE ON"},</text:p>
          </table:table-cell>
          <table:table-cell table:formula="of:=CONCATENATE(&quot;addsimvar(&quot;&quot;&quot;;[.B466];&quot;&quot;&quot;,&quot;&quot;&quot;;[.H466];&quot;&quot;&quot;)&quot;)" office:value-type="string" office:string-value="addsimvar(&quot;IS ALTITUDE FREEZE ON&quot;,&quot;bool&quot;)" calcext:value-type="string">
            <text:p>addsimvar("IS ALTITUDE FREEZE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ATTACHED TO SLING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67])" office:value-type="string" office:string-value="bool" calcext:value-type="string">
            <text:p>bool</text:p>
          </table:table-cell>
          <table:table-cell/>
          <table:table-cell table:formula="of:=CONCATENATE(&quot;{&quot;&quot;&quot;;[.B467];&quot;&quot;&quot;},&quot;)" office:value-type="string" office:string-value="{&quot;IS ATTACHED TO SLING&quot;}," calcext:value-type="string">
            <text:p>{"IS ATTACHED TO SLING"},</text:p>
          </table:table-cell>
          <table:table-cell table:formula="of:=CONCATENATE(&quot;addsimvar(&quot;&quot;&quot;;[.B467];&quot;&quot;&quot;,&quot;&quot;&quot;;[.H467];&quot;&quot;&quot;)&quot;)" office:value-type="string" office:string-value="addsimvar(&quot;IS ATTACHED TO SLING&quot;,&quot;bool&quot;)" calcext:value-type="string">
            <text:p>addsimvar("IS ATTACHED TO SLING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ATTITUDE FREEZE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68])" office:value-type="string" office:string-value="bool" calcext:value-type="string">
            <text:p>bool</text:p>
          </table:table-cell>
          <table:table-cell/>
          <table:table-cell table:formula="of:=CONCATENATE(&quot;{&quot;&quot;&quot;;[.B468];&quot;&quot;&quot;},&quot;)" office:value-type="string" office:string-value="{&quot;IS ATTITUDE FREEZE ON&quot;}," calcext:value-type="string">
            <text:p>{"IS ATTITUDE FREEZE ON"},</text:p>
          </table:table-cell>
          <table:table-cell table:formula="of:=CONCATENATE(&quot;addsimvar(&quot;&quot;&quot;;[.B468];&quot;&quot;&quot;,&quot;&quot;&quot;;[.H468];&quot;&quot;&quot;)&quot;)" office:value-type="string" office:string-value="addsimvar(&quot;IS ATTITUDE FREEZE ON&quot;,&quot;bool&quot;)" calcext:value-type="string">
            <text:p>addsimvar("IS ATTITUDE FREEZE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GEAR FLOATS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69])" office:value-type="string" office:string-value="bool" calcext:value-type="string">
            <text:p>bool</text:p>
          </table:table-cell>
          <table:table-cell/>
          <table:table-cell table:formula="of:=CONCATENATE(&quot;{&quot;&quot;&quot;;[.B469];&quot;&quot;&quot;},&quot;)" office:value-type="string" office:string-value="{&quot;IS GEAR FLOATS&quot;}," calcext:value-type="string">
            <text:p>{"IS GEAR FLOATS"},</text:p>
          </table:table-cell>
          <table:table-cell table:formula="of:=CONCATENATE(&quot;addsimvar(&quot;&quot;&quot;;[.B469];&quot;&quot;&quot;,&quot;&quot;&quot;;[.H469];&quot;&quot;&quot;)&quot;)" office:value-type="string" office:string-value="addsimvar(&quot;IS GEAR FLOATS&quot;,&quot;bool&quot;)" calcext:value-type="string">
            <text:p>addsimvar("IS GEAR FLOATS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GEAR RETRACT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70])" office:value-type="string" office:string-value="bool" calcext:value-type="string">
            <text:p>bool</text:p>
          </table:table-cell>
          <table:table-cell/>
          <table:table-cell table:formula="of:=CONCATENATE(&quot;{&quot;&quot;&quot;;[.B470];&quot;&quot;&quot;},&quot;)" office:value-type="string" office:string-value="{&quot;IS GEAR RETRACTABLE&quot;}," calcext:value-type="string">
            <text:p>{"IS GEAR RETRACTABLE"},</text:p>
          </table:table-cell>
          <table:table-cell table:formula="of:=CONCATENATE(&quot;addsimvar(&quot;&quot;&quot;;[.B470];&quot;&quot;&quot;,&quot;&quot;&quot;;[.H470];&quot;&quot;&quot;)&quot;)" office:value-type="string" office:string-value="addsimvar(&quot;IS GEAR RETRACTABLE&quot;,&quot;bool&quot;)" calcext:value-type="string">
            <text:p>addsimvar("IS GEAR RETRACT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GEAR SKIDS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71])" office:value-type="string" office:string-value="bool" calcext:value-type="string">
            <text:p>bool</text:p>
          </table:table-cell>
          <table:table-cell/>
          <table:table-cell table:formula="of:=CONCATENATE(&quot;{&quot;&quot;&quot;;[.B471];&quot;&quot;&quot;},&quot;)" office:value-type="string" office:string-value="{&quot;IS GEAR SKIDS&quot;}," calcext:value-type="string">
            <text:p>{"IS GEAR SKIDS"},</text:p>
          </table:table-cell>
          <table:table-cell table:formula="of:=CONCATENATE(&quot;addsimvar(&quot;&quot;&quot;;[.B471];&quot;&quot;&quot;,&quot;&quot;&quot;;[.H471];&quot;&quot;&quot;)&quot;)" office:value-type="string" office:string-value="addsimvar(&quot;IS GEAR SKIDS&quot;,&quot;bool&quot;)" calcext:value-type="string">
            <text:p>addsimvar("IS GEAR SKIDS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GEAR SKIS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72])" office:value-type="string" office:string-value="bool" calcext:value-type="string">
            <text:p>bool</text:p>
          </table:table-cell>
          <table:table-cell/>
          <table:table-cell table:formula="of:=CONCATENATE(&quot;{&quot;&quot;&quot;;[.B472];&quot;&quot;&quot;},&quot;)" office:value-type="string" office:string-value="{&quot;IS GEAR SKIS&quot;}," calcext:value-type="string">
            <text:p>{"IS GEAR SKIS"},</text:p>
          </table:table-cell>
          <table:table-cell table:formula="of:=CONCATENATE(&quot;addsimvar(&quot;&quot;&quot;;[.B472];&quot;&quot;&quot;,&quot;&quot;&quot;;[.H472];&quot;&quot;&quot;)&quot;)" office:value-type="string" office:string-value="addsimvar(&quot;IS GEAR SKIS&quot;,&quot;bool&quot;)" calcext:value-type="string">
            <text:p>addsimvar("IS GEAR SKIS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GEAR WHEELS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73])" office:value-type="string" office:string-value="bool" calcext:value-type="string">
            <text:p>bool</text:p>
          </table:table-cell>
          <table:table-cell/>
          <table:table-cell table:formula="of:=CONCATENATE(&quot;{&quot;&quot;&quot;;[.B473];&quot;&quot;&quot;},&quot;)" office:value-type="string" office:string-value="{&quot;IS GEAR WHEELS&quot;}," calcext:value-type="string">
            <text:p>{"IS GEAR WHEELS"},</text:p>
          </table:table-cell>
          <table:table-cell table:formula="of:=CONCATENATE(&quot;addsimvar(&quot;&quot;&quot;;[.B473];&quot;&quot;&quot;,&quot;&quot;&quot;;[.H473];&quot;&quot;&quot;)&quot;)" office:value-type="string" office:string-value="addsimvar(&quot;IS GEAR WHEELS&quot;,&quot;bool&quot;)" calcext:value-type="string">
            <text:p>addsimvar("IS GEAR WHEELS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LATITUDE LONGITUDE FREEZE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74])" office:value-type="string" office:string-value="bool" calcext:value-type="string">
            <text:p>bool</text:p>
          </table:table-cell>
          <table:table-cell/>
          <table:table-cell table:formula="of:=CONCATENATE(&quot;{&quot;&quot;&quot;;[.B474];&quot;&quot;&quot;},&quot;)" office:value-type="string" office:string-value="{&quot;IS LATITUDE LONGITUDE FREEZE ON&quot;}," calcext:value-type="string">
            <text:p>{"IS LATITUDE LONGITUDE FREEZE ON"},</text:p>
          </table:table-cell>
          <table:table-cell table:formula="of:=CONCATENATE(&quot;addsimvar(&quot;&quot;&quot;;[.B474];&quot;&quot;&quot;,&quot;&quot;&quot;;[.H474];&quot;&quot;&quot;)&quot;)" office:value-type="string" office:string-value="addsimvar(&quot;IS LATITUDE LONGITUDE FREEZE ON&quot;,&quot;bool&quot;)" calcext:value-type="string">
            <text:p>addsimvar("IS LATITUDE LONGITUDE FREEZE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SLEW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75])" office:value-type="string" office:string-value="bool" calcext:value-type="string">
            <text:p>bool</text:p>
          </table:table-cell>
          <table:table-cell/>
          <table:table-cell table:formula="of:=CONCATENATE(&quot;{&quot;&quot;&quot;;[.B475];&quot;&quot;&quot;},&quot;)" office:value-type="string" office:string-value="{&quot;IS SLEW ACTIVE&quot;}," calcext:value-type="string">
            <text:p>{"IS SLEW ACTIVE"},</text:p>
          </table:table-cell>
          <table:table-cell table:formula="of:=CONCATENATE(&quot;addsimvar(&quot;&quot;&quot;;[.B475];&quot;&quot;&quot;,&quot;&quot;&quot;;[.H475];&quot;&quot;&quot;)&quot;)" office:value-type="string" office:string-value="addsimvar(&quot;IS SLEW ACTIVE&quot;,&quot;bool&quot;)" calcext:value-type="string">
            <text:p>addsimvar("IS SLEW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SLEW ALLOW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76])" office:value-type="string" office:string-value="bool" calcext:value-type="string">
            <text:p>bool</text:p>
          </table:table-cell>
          <table:table-cell/>
          <table:table-cell table:formula="of:=CONCATENATE(&quot;{&quot;&quot;&quot;;[.B476];&quot;&quot;&quot;},&quot;)" office:value-type="string" office:string-value="{&quot;IS SLEW ALLOWED&quot;}," calcext:value-type="string">
            <text:p>{"IS SLEW ALLOWED"},</text:p>
          </table:table-cell>
          <table:table-cell table:formula="of:=CONCATENATE(&quot;addsimvar(&quot;&quot;&quot;;[.B476];&quot;&quot;&quot;,&quot;&quot;&quot;;[.H476];&quot;&quot;&quot;)&quot;)" office:value-type="string" office:string-value="addsimvar(&quot;IS SLEW ALLOWED&quot;,&quot;bool&quot;)" calcext:value-type="string">
            <text:p>addsimvar("IS SLEW ALLOW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TAIL DRAGGER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77])" office:value-type="string" office:string-value="bool" calcext:value-type="string">
            <text:p>bool</text:p>
          </table:table-cell>
          <table:table-cell/>
          <table:table-cell table:formula="of:=CONCATENATE(&quot;{&quot;&quot;&quot;;[.B477];&quot;&quot;&quot;},&quot;)" office:value-type="string" office:string-value="{&quot;IS TAIL DRAGGER&quot;}," calcext:value-type="string">
            <text:p>{"IS TAIL DRAGGER"},</text:p>
          </table:table-cell>
          <table:table-cell table:formula="of:=CONCATENATE(&quot;addsimvar(&quot;&quot;&quot;;[.B477];&quot;&quot;&quot;,&quot;&quot;&quot;;[.H477];&quot;&quot;&quot;)&quot;)" office:value-type="string" office:string-value="addsimvar(&quot;IS TAIL DRAGGER&quot;,&quot;bool&quot;)" calcext:value-type="string">
            <text:p>addsimvar("IS TAIL DRAGGER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IS USER SIM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78])" office:value-type="string" office:string-value="bool" calcext:value-type="string">
            <text:p>bool</text:p>
          </table:table-cell>
          <table:table-cell/>
          <table:table-cell table:formula="of:=CONCATENATE(&quot;{&quot;&quot;&quot;;[.B478];&quot;&quot;&quot;},&quot;)" office:value-type="string" office:string-value="{&quot;IS USER SIM&quot;}," calcext:value-type="string">
            <text:p>{"IS USER SIM"},</text:p>
          </table:table-cell>
          <table:table-cell table:formula="of:=CONCATENATE(&quot;addsimvar(&quot;&quot;&quot;;[.B478];&quot;&quot;&quot;,&quot;&quot;&quot;;[.H478];&quot;&quot;&quot;)&quot;)" office:value-type="string" office:string-value="addsimvar(&quot;IS USER SIM&quot;,&quot;bool&quot;)" calcext:value-type="string">
            <text:p>addsimvar("IS USER SIM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KOHLSMAN SETTING HG</text:p>
          </table:table-cell>
          <table:table-cell table:style-name="ce8" office:value-type="string" calcext:value-type="string">
            <text:p>inH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79])" office:value-type="string" office:string-value="inhg" calcext:value-type="string">
            <text:p>inhg</text:p>
          </table:table-cell>
          <table:table-cell/>
          <table:table-cell table:formula="of:=CONCATENATE(&quot;{&quot;&quot;&quot;;[.B479];&quot;&quot;&quot;},&quot;)" office:value-type="string" office:string-value="{&quot;KOHLSMAN SETTING HG&quot;}," calcext:value-type="string">
            <text:p>{"KOHLSMAN SETTING HG"},</text:p>
          </table:table-cell>
          <table:table-cell table:formula="of:=CONCATENATE(&quot;addsimvar(&quot;&quot;&quot;;[.B479];&quot;&quot;&quot;,&quot;&quot;&quot;;[.H479];&quot;&quot;&quot;)&quot;)" office:value-type="string" office:string-value="addsimvar(&quot;KOHLSMAN SETTING HG&quot;,&quot;inhg&quot;)" calcext:value-type="string">
            <text:p>addsimvar("KOHLSMAN SETTING HG","inh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KOHLSMAN SETTING MB</text:p>
          </table:table-cell>
          <table:table-cell table:style-name="ce8" office:value-type="string" calcext:value-type="string">
            <text:p>Millibar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80])" office:value-type="string" office:string-value="millibars" calcext:value-type="string">
            <text:p>millibars</text:p>
          </table:table-cell>
          <table:table-cell/>
          <table:table-cell table:formula="of:=CONCATENATE(&quot;{&quot;&quot;&quot;;[.B480];&quot;&quot;&quot;},&quot;)" office:value-type="string" office:string-value="{&quot;KOHLSMAN SETTING MB&quot;}," calcext:value-type="string">
            <text:p>{"KOHLSMAN SETTING MB"},</text:p>
          </table:table-cell>
          <table:table-cell table:formula="of:=CONCATENATE(&quot;addsimvar(&quot;&quot;&quot;;[.B480];&quot;&quot;&quot;,&quot;&quot;&quot;;[.H480];&quot;&quot;&quot;)&quot;)" office:value-type="string" office:string-value="addsimvar(&quot;KOHLSMAN SETTING MB&quot;,&quot;millibars&quot;)" calcext:value-type="string">
            <text:p>addsimvar("KOHLSMAN SETTING MB","milliba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ANDING LIGHT PBH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81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481];&quot;&quot;&quot;},&quot;)" office:value-type="string" office:string-value="{&quot;LANDING LIGHT PBH&quot;}," calcext:value-type="string">
            <text:p>{"LANDING LIGHT PBH"},</text:p>
          </table:table-cell>
          <table:table-cell table:formula="of:=CONCATENATE(&quot;addsimvar(&quot;&quot;&quot;;[.B481];&quot;&quot;&quot;,&quot;&quot;&quot;;[.H481];&quot;&quot;&quot;)&quot;)" office:value-type="string" office:string-value="addsimvar(&quot;LANDING LIGHT PBH&quot;,&quot;simconnect_data_xyz&quot;)" calcext:value-type="string">
            <text:p>addsimvar("LANDING LIGHT PBH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AUNCHBAR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8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482];&quot;&quot;&quot;},&quot;)" office:value-type="string" office:string-value="{&quot;LAUNCHBAR POSITION&quot;}," calcext:value-type="string">
            <text:p>{"LAUNCHBAR POSITION"},</text:p>
          </table:table-cell>
          <table:table-cell table:formula="of:=CONCATENATE(&quot;addsimvar(&quot;&quot;&quot;;[.B482];&quot;&quot;&quot;,&quot;&quot;&quot;;[.H482];&quot;&quot;&quot;)&quot;)" office:value-type="string" office:string-value="addsimvar(&quot;LAUNCHBAR POSITION&quot;,&quot;percent over 100&quot;)" calcext:value-type="string">
            <text:p>addsimvar("LAUNCHBAR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EADING EDGE FLAPS LEFT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83])" office:value-type="string" office:string-value="radians" calcext:value-type="string">
            <text:p>radians</text:p>
          </table:table-cell>
          <table:table-cell/>
          <table:table-cell table:formula="of:=CONCATENATE(&quot;{&quot;&quot;&quot;;[.B483];&quot;&quot;&quot;},&quot;)" office:value-type="string" office:string-value="{&quot;LEADING EDGE FLAPS LEFT ANGLE&quot;}," calcext:value-type="string">
            <text:p>{"LEADING EDGE FLAPS LEFT ANGLE"},</text:p>
          </table:table-cell>
          <table:table-cell table:formula="of:=CONCATENATE(&quot;addsimvar(&quot;&quot;&quot;;[.B483];&quot;&quot;&quot;,&quot;&quot;&quot;;[.H483];&quot;&quot;&quot;)&quot;)" office:value-type="string" office:string-value="addsimvar(&quot;LEADING EDGE FLAPS LEFT ANGLE&quot;,&quot;radians&quot;)" calcext:value-type="string">
            <text:p>addsimvar("LEADING EDGE FLAPS LEFT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EADING EDGE FLAPS LEFT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84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484];&quot;&quot;&quot;},&quot;)" office:value-type="string" office:string-value="{&quot;LEADING EDGE FLAPS LEFT PERCENT&quot;}," calcext:value-type="string">
            <text:p>{"LEADING EDGE FLAPS LEFT PERCENT"},</text:p>
          </table:table-cell>
          <table:table-cell table:formula="of:=CONCATENATE(&quot;addsimvar(&quot;&quot;&quot;;[.B484];&quot;&quot;&quot;,&quot;&quot;&quot;;[.H484];&quot;&quot;&quot;)&quot;)" office:value-type="string" office:string-value="addsimvar(&quot;LEADING EDGE FLAPS LEFT PERCENT&quot;,&quot;percent over 100&quot;)" calcext:value-type="string">
            <text:p>addsimvar("LEADING EDGE FLAPS LEFT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EADING EDGE FLAPS RIGHT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85])" office:value-type="string" office:string-value="radians" calcext:value-type="string">
            <text:p>radians</text:p>
          </table:table-cell>
          <table:table-cell/>
          <table:table-cell table:formula="of:=CONCATENATE(&quot;{&quot;&quot;&quot;;[.B485];&quot;&quot;&quot;},&quot;)" office:value-type="string" office:string-value="{&quot;LEADING EDGE FLAPS RIGHT ANGLE&quot;}," calcext:value-type="string">
            <text:p>{"LEADING EDGE FLAPS RIGHT ANGLE"},</text:p>
          </table:table-cell>
          <table:table-cell table:formula="of:=CONCATENATE(&quot;addsimvar(&quot;&quot;&quot;;[.B485];&quot;&quot;&quot;,&quot;&quot;&quot;;[.H485];&quot;&quot;&quot;)&quot;)" office:value-type="string" office:string-value="addsimvar(&quot;LEADING EDGE FLAPS RIGHT ANGLE&quot;,&quot;radians&quot;)" calcext:value-type="string">
            <text:p>addsimvar("LEADING EDGE FLAPS RIGHT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EADING EDGE FLAPS RIGHT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48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486];&quot;&quot;&quot;},&quot;)" office:value-type="string" office:string-value="{&quot;LEADING EDGE FLAPS RIGHT PERCENT&quot;}," calcext:value-type="string">
            <text:p>{"LEADING EDGE FLAPS RIGHT PERCENT"},</text:p>
          </table:table-cell>
          <table:table-cell table:formula="of:=CONCATENATE(&quot;addsimvar(&quot;&quot;&quot;;[.B486];&quot;&quot;&quot;,&quot;&quot;&quot;;[.H486];&quot;&quot;&quot;)&quot;)" office:value-type="string" office:string-value="addsimvar(&quot;LEADING EDGE FLAPS RIGHT PERCENT&quot;,&quot;percent over 100&quot;)" calcext:value-type="string">
            <text:p>addsimvar("LEADING EDGE FLAPS RIGHT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EFT WHEEL ROTATION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87])" office:value-type="string" office:string-value="radians" calcext:value-type="string">
            <text:p>radians</text:p>
          </table:table-cell>
          <table:table-cell/>
          <table:table-cell table:formula="of:=CONCATENATE(&quot;{&quot;&quot;&quot;;[.B487];&quot;&quot;&quot;},&quot;)" office:value-type="string" office:string-value="{&quot;LEFT WHEEL ROTATION ANGLE&quot;}," calcext:value-type="string">
            <text:p>{"LEFT WHEEL ROTATION ANGLE"},</text:p>
          </table:table-cell>
          <table:table-cell table:formula="of:=CONCATENATE(&quot;addsimvar(&quot;&quot;&quot;;[.B487];&quot;&quot;&quot;,&quot;&quot;&quot;;[.H487];&quot;&quot;&quot;)&quot;)" office:value-type="string" office:string-value="addsimvar(&quot;LEFT WHEEL ROTATION ANGLE&quot;,&quot;radians&quot;)" calcext:value-type="string">
            <text:p>addsimvar("LEFT WHEEL ROTATION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EFT WHEEL RPM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88])" office:value-type="string" office:string-value="rpm" calcext:value-type="string">
            <text:p>rpm</text:p>
          </table:table-cell>
          <table:table-cell/>
          <table:table-cell table:formula="of:=CONCATENATE(&quot;{&quot;&quot;&quot;;[.B488];&quot;&quot;&quot;},&quot;)" office:value-type="string" office:string-value="{&quot;LEFT WHEEL RPM&quot;}," calcext:value-type="string">
            <text:p>{"LEFT WHEEL RPM"},</text:p>
          </table:table-cell>
          <table:table-cell table:formula="of:=CONCATENATE(&quot;addsimvar(&quot;&quot;&quot;;[.B488];&quot;&quot;&quot;,&quot;&quot;&quot;;[.H488];&quot;&quot;&quot;)&quot;)" office:value-type="string" office:string-value="addsimvar(&quot;LEFT WHEEL RPM&quot;,&quot;rpm&quot;)" calcext:value-type="string">
            <text:p>addsimvar("LEFT WHEEL RPM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BEAC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89])" office:value-type="string" office:string-value="bool" calcext:value-type="string">
            <text:p>bool</text:p>
          </table:table-cell>
          <table:table-cell/>
          <table:table-cell table:formula="of:=CONCATENATE(&quot;{&quot;&quot;&quot;;[.B489];&quot;&quot;&quot;},&quot;)" office:value-type="string" office:string-value="{&quot;LIGHT BEACON&quot;}," calcext:value-type="string">
            <text:p>{"LIGHT BEACON"},</text:p>
          </table:table-cell>
          <table:table-cell table:formula="of:=CONCATENATE(&quot;addsimvar(&quot;&quot;&quot;;[.B489];&quot;&quot;&quot;,&quot;&quot;&quot;;[.H489];&quot;&quot;&quot;)&quot;)" office:value-type="string" office:string-value="addsimvar(&quot;LIGHT BEACON&quot;,&quot;bool&quot;)" calcext:value-type="string">
            <text:p>addsimvar("LIGHT BEAC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BEACON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0])" office:value-type="string" office:string-value="bool" calcext:value-type="string">
            <text:p>bool</text:p>
          </table:table-cell>
          <table:table-cell/>
          <table:table-cell table:formula="of:=CONCATENATE(&quot;{&quot;&quot;&quot;;[.B490];&quot;&quot;&quot;},&quot;)" office:value-type="string" office:string-value="{&quot;LIGHT BEACON ON&quot;}," calcext:value-type="string">
            <text:p>{"LIGHT BEACON ON"},</text:p>
          </table:table-cell>
          <table:table-cell table:formula="of:=CONCATENATE(&quot;addsimvar(&quot;&quot;&quot;;[.B490];&quot;&quot;&quot;,&quot;&quot;&quot;;[.H490];&quot;&quot;&quot;)&quot;)" office:value-type="string" office:string-value="addsimvar(&quot;LIGHT BEACON ON&quot;,&quot;bool&quot;)" calcext:value-type="string">
            <text:p>addsimvar("LIGHT BEACON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BRAKE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1])" office:value-type="string" office:string-value="bool" calcext:value-type="string">
            <text:p>bool</text:p>
          </table:table-cell>
          <table:table-cell/>
          <table:table-cell table:formula="of:=CONCATENATE(&quot;{&quot;&quot;&quot;;[.B491];&quot;&quot;&quot;},&quot;)" office:value-type="string" office:string-value="{&quot;LIGHT BRAKE ON&quot;}," calcext:value-type="string">
            <text:p>{"LIGHT BRAKE ON"},</text:p>
          </table:table-cell>
          <table:table-cell table:formula="of:=CONCATENATE(&quot;addsimvar(&quot;&quot;&quot;;[.B491];&quot;&quot;&quot;,&quot;&quot;&quot;;[.H491];&quot;&quot;&quot;)&quot;)" office:value-type="string" office:string-value="addsimvar(&quot;LIGHT BRAKE ON&quot;,&quot;bool&quot;)" calcext:value-type="string">
            <text:p>addsimvar("LIGHT BRAKE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CABI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2])" office:value-type="string" office:string-value="bool" calcext:value-type="string">
            <text:p>bool</text:p>
          </table:table-cell>
          <table:table-cell/>
          <table:table-cell table:formula="of:=CONCATENATE(&quot;{&quot;&quot;&quot;;[.B492];&quot;&quot;&quot;},&quot;)" office:value-type="string" office:string-value="{&quot;LIGHT CABIN&quot;}," calcext:value-type="string">
            <text:p>{"LIGHT CABIN"},</text:p>
          </table:table-cell>
          <table:table-cell table:formula="of:=CONCATENATE(&quot;addsimvar(&quot;&quot;&quot;;[.B492];&quot;&quot;&quot;,&quot;&quot;&quot;;[.H492];&quot;&quot;&quot;)&quot;)" office:value-type="string" office:string-value="addsimvar(&quot;LIGHT CABIN&quot;,&quot;bool&quot;)" calcext:value-type="string">
            <text:p>addsimvar("LIGHT CABI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CABIN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3])" office:value-type="string" office:string-value="bool" calcext:value-type="string">
            <text:p>bool</text:p>
          </table:table-cell>
          <table:table-cell/>
          <table:table-cell table:formula="of:=CONCATENATE(&quot;{&quot;&quot;&quot;;[.B493];&quot;&quot;&quot;},&quot;)" office:value-type="string" office:string-value="{&quot;LIGHT CABIN ON&quot;}," calcext:value-type="string">
            <text:p>{"LIGHT CABIN ON"},</text:p>
          </table:table-cell>
          <table:table-cell table:formula="of:=CONCATENATE(&quot;addsimvar(&quot;&quot;&quot;;[.B493];&quot;&quot;&quot;,&quot;&quot;&quot;;[.H493];&quot;&quot;&quot;)&quot;)" office:value-type="string" office:string-value="addsimvar(&quot;LIGHT CABIN ON&quot;,&quot;bool&quot;)" calcext:value-type="string">
            <text:p>addsimvar("LIGHT CABIN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HEAD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4])" office:value-type="string" office:string-value="bool" calcext:value-type="string">
            <text:p>bool</text:p>
          </table:table-cell>
          <table:table-cell/>
          <table:table-cell table:formula="of:=CONCATENATE(&quot;{&quot;&quot;&quot;;[.B494];&quot;&quot;&quot;},&quot;)" office:value-type="string" office:string-value="{&quot;LIGHT HEAD ON&quot;}," calcext:value-type="string">
            <text:p>{"LIGHT HEAD ON"},</text:p>
          </table:table-cell>
          <table:table-cell table:formula="of:=CONCATENATE(&quot;addsimvar(&quot;&quot;&quot;;[.B494];&quot;&quot;&quot;,&quot;&quot;&quot;;[.H494];&quot;&quot;&quot;)&quot;)" office:value-type="string" office:string-value="addsimvar(&quot;LIGHT HEAD ON&quot;,&quot;bool&quot;)" calcext:value-type="string">
            <text:p>addsimvar("LIGHT HEAD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LANDING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5])" office:value-type="string" office:string-value="bool" calcext:value-type="string">
            <text:p>bool</text:p>
          </table:table-cell>
          <table:table-cell/>
          <table:table-cell table:formula="of:=CONCATENATE(&quot;{&quot;&quot;&quot;;[.B495];&quot;&quot;&quot;},&quot;)" office:value-type="string" office:string-value="{&quot;LIGHT LANDING&quot;}," calcext:value-type="string">
            <text:p>{"LIGHT LANDING"},</text:p>
          </table:table-cell>
          <table:table-cell table:formula="of:=CONCATENATE(&quot;addsimvar(&quot;&quot;&quot;;[.B495];&quot;&quot;&quot;,&quot;&quot;&quot;;[.H495];&quot;&quot;&quot;)&quot;)" office:value-type="string" office:string-value="addsimvar(&quot;LIGHT LANDING&quot;,&quot;bool&quot;)" calcext:value-type="string">
            <text:p>addsimvar("LIGHT LANDING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LANDING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6])" office:value-type="string" office:string-value="bool" calcext:value-type="string">
            <text:p>bool</text:p>
          </table:table-cell>
          <table:table-cell/>
          <table:table-cell table:formula="of:=CONCATENATE(&quot;{&quot;&quot;&quot;;[.B496];&quot;&quot;&quot;},&quot;)" office:value-type="string" office:string-value="{&quot;LIGHT LANDING ON&quot;}," calcext:value-type="string">
            <text:p>{"LIGHT LANDING ON"},</text:p>
          </table:table-cell>
          <table:table-cell table:formula="of:=CONCATENATE(&quot;addsimvar(&quot;&quot;&quot;;[.B496];&quot;&quot;&quot;,&quot;&quot;&quot;;[.H496];&quot;&quot;&quot;)&quot;)" office:value-type="string" office:string-value="addsimvar(&quot;LIGHT LANDING ON&quot;,&quot;bool&quot;)" calcext:value-type="string">
            <text:p>addsimvar("LIGHT LANDING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LOGO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7])" office:value-type="string" office:string-value="bool" calcext:value-type="string">
            <text:p>bool</text:p>
          </table:table-cell>
          <table:table-cell/>
          <table:table-cell table:formula="of:=CONCATENATE(&quot;{&quot;&quot;&quot;;[.B497];&quot;&quot;&quot;},&quot;)" office:value-type="string" office:string-value="{&quot;LIGHT LOGO&quot;}," calcext:value-type="string">
            <text:p>{"LIGHT LOGO"},</text:p>
          </table:table-cell>
          <table:table-cell table:formula="of:=CONCATENATE(&quot;addsimvar(&quot;&quot;&quot;;[.B497];&quot;&quot;&quot;,&quot;&quot;&quot;;[.H497];&quot;&quot;&quot;)&quot;)" office:value-type="string" office:string-value="addsimvar(&quot;LIGHT LOGO&quot;,&quot;bool&quot;)" calcext:value-type="string">
            <text:p>addsimvar("LIGHT LOGO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LOGO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8])" office:value-type="string" office:string-value="bool" calcext:value-type="string">
            <text:p>bool</text:p>
          </table:table-cell>
          <table:table-cell/>
          <table:table-cell table:formula="of:=CONCATENATE(&quot;{&quot;&quot;&quot;;[.B498];&quot;&quot;&quot;},&quot;)" office:value-type="string" office:string-value="{&quot;LIGHT LOGO ON&quot;}," calcext:value-type="string">
            <text:p>{"LIGHT LOGO ON"},</text:p>
          </table:table-cell>
          <table:table-cell table:formula="of:=CONCATENATE(&quot;addsimvar(&quot;&quot;&quot;;[.B498];&quot;&quot;&quot;,&quot;&quot;&quot;;[.H498];&quot;&quot;&quot;)&quot;)" office:value-type="string" office:string-value="addsimvar(&quot;LIGHT LOGO ON&quot;,&quot;bool&quot;)" calcext:value-type="string">
            <text:p>addsimvar("LIGHT LOGO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NAV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499])" office:value-type="string" office:string-value="bool" calcext:value-type="string">
            <text:p>bool</text:p>
          </table:table-cell>
          <table:table-cell/>
          <table:table-cell table:formula="of:=CONCATENATE(&quot;{&quot;&quot;&quot;;[.B499];&quot;&quot;&quot;},&quot;)" office:value-type="string" office:string-value="{&quot;LIGHT NAV&quot;}," calcext:value-type="string">
            <text:p>{"LIGHT NAV"},</text:p>
          </table:table-cell>
          <table:table-cell table:formula="of:=CONCATENATE(&quot;addsimvar(&quot;&quot;&quot;;[.B499];&quot;&quot;&quot;,&quot;&quot;&quot;;[.H499];&quot;&quot;&quot;)&quot;)" office:value-type="string" office:string-value="addsimvar(&quot;LIGHT NAV&quot;,&quot;bool&quot;)" calcext:value-type="string">
            <text:p>addsimvar("LIGHT NAV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NAV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0])" office:value-type="string" office:string-value="bool" calcext:value-type="string">
            <text:p>bool</text:p>
          </table:table-cell>
          <table:table-cell/>
          <table:table-cell table:formula="of:=CONCATENATE(&quot;{&quot;&quot;&quot;;[.B500];&quot;&quot;&quot;},&quot;)" office:value-type="string" office:string-value="{&quot;LIGHT NAV ON&quot;}," calcext:value-type="string">
            <text:p>{"LIGHT NAV ON"},</text:p>
          </table:table-cell>
          <table:table-cell table:formula="of:=CONCATENATE(&quot;addsimvar(&quot;&quot;&quot;;[.B500];&quot;&quot;&quot;,&quot;&quot;&quot;;[.H500];&quot;&quot;&quot;)&quot;)" office:value-type="string" office:string-value="addsimvar(&quot;LIGHT NAV ON&quot;,&quot;bool&quot;)" calcext:value-type="string">
            <text:p>addsimvar("LIGHT NAV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ON STATES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1])" office:value-type="string" office:string-value="mask" calcext:value-type="string">
            <text:p>mask</text:p>
          </table:table-cell>
          <table:table-cell/>
          <table:table-cell table:formula="of:=CONCATENATE(&quot;{&quot;&quot;&quot;;[.B501];&quot;&quot;&quot;},&quot;)" office:value-type="string" office:string-value="{&quot;LIGHT ON STATES&quot;}," calcext:value-type="string">
            <text:p>{"LIGHT ON STATES"},</text:p>
          </table:table-cell>
          <table:table-cell table:formula="of:=CONCATENATE(&quot;addsimvar(&quot;&quot;&quot;;[.B501];&quot;&quot;&quot;,&quot;&quot;&quot;;[.H501];&quot;&quot;&quot;)&quot;)" office:value-type="string" office:string-value="addsimvar(&quot;LIGHT ON STATES&quot;,&quot;mask&quot;)" calcext:value-type="string">
            <text:p>addsimvar("LIGHT ON STATES","mask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PANEL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2])" office:value-type="string" office:string-value="bool" calcext:value-type="string">
            <text:p>bool</text:p>
          </table:table-cell>
          <table:table-cell/>
          <table:table-cell table:formula="of:=CONCATENATE(&quot;{&quot;&quot;&quot;;[.B502];&quot;&quot;&quot;},&quot;)" office:value-type="string" office:string-value="{&quot;LIGHT PANEL&quot;}," calcext:value-type="string">
            <text:p>{"LIGHT PANEL"},</text:p>
          </table:table-cell>
          <table:table-cell table:formula="of:=CONCATENATE(&quot;addsimvar(&quot;&quot;&quot;;[.B502];&quot;&quot;&quot;,&quot;&quot;&quot;;[.H502];&quot;&quot;&quot;)&quot;)" office:value-type="string" office:string-value="addsimvar(&quot;LIGHT PANEL&quot;,&quot;bool&quot;)" calcext:value-type="string">
            <text:p>addsimvar("LIGHT PANEL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PANEL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3])" office:value-type="string" office:string-value="bool" calcext:value-type="string">
            <text:p>bool</text:p>
          </table:table-cell>
          <table:table-cell/>
          <table:table-cell table:formula="of:=CONCATENATE(&quot;{&quot;&quot;&quot;;[.B503];&quot;&quot;&quot;},&quot;)" office:value-type="string" office:string-value="{&quot;LIGHT PANEL ON&quot;}," calcext:value-type="string">
            <text:p>{"LIGHT PANEL ON"},</text:p>
          </table:table-cell>
          <table:table-cell table:formula="of:=CONCATENATE(&quot;addsimvar(&quot;&quot;&quot;;[.B503];&quot;&quot;&quot;,&quot;&quot;&quot;;[.H503];&quot;&quot;&quot;)&quot;)" office:value-type="string" office:string-value="addsimvar(&quot;LIGHT PANEL ON&quot;,&quot;bool&quot;)" calcext:value-type="string">
            <text:p>addsimvar("LIGHT PANEL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RECOGNITI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4])" office:value-type="string" office:string-value="bool" calcext:value-type="string">
            <text:p>bool</text:p>
          </table:table-cell>
          <table:table-cell/>
          <table:table-cell table:formula="of:=CONCATENATE(&quot;{&quot;&quot;&quot;;[.B504];&quot;&quot;&quot;},&quot;)" office:value-type="string" office:string-value="{&quot;LIGHT RECOGNITION&quot;}," calcext:value-type="string">
            <text:p>{"LIGHT RECOGNITION"},</text:p>
          </table:table-cell>
          <table:table-cell table:formula="of:=CONCATENATE(&quot;addsimvar(&quot;&quot;&quot;;[.B504];&quot;&quot;&quot;,&quot;&quot;&quot;;[.H504];&quot;&quot;&quot;)&quot;)" office:value-type="string" office:string-value="addsimvar(&quot;LIGHT RECOGNITION&quot;,&quot;bool&quot;)" calcext:value-type="string">
            <text:p>addsimvar("LIGHT RECOGNITI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RECOGNITION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5])" office:value-type="string" office:string-value="bool" calcext:value-type="string">
            <text:p>bool</text:p>
          </table:table-cell>
          <table:table-cell/>
          <table:table-cell table:formula="of:=CONCATENATE(&quot;{&quot;&quot;&quot;;[.B505];&quot;&quot;&quot;},&quot;)" office:value-type="string" office:string-value="{&quot;LIGHT RECOGNITION ON&quot;}," calcext:value-type="string">
            <text:p>{"LIGHT RECOGNITION ON"},</text:p>
          </table:table-cell>
          <table:table-cell table:formula="of:=CONCATENATE(&quot;addsimvar(&quot;&quot;&quot;;[.B505];&quot;&quot;&quot;,&quot;&quot;&quot;;[.H505];&quot;&quot;&quot;)&quot;)" office:value-type="string" office:string-value="addsimvar(&quot;LIGHT RECOGNITION ON&quot;,&quot;bool&quot;)" calcext:value-type="string">
            <text:p>addsimvar("LIGHT RECOGNITION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STATES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6])" office:value-type="string" office:string-value="mask" calcext:value-type="string">
            <text:p>mask</text:p>
          </table:table-cell>
          <table:table-cell/>
          <table:table-cell table:formula="of:=CONCATENATE(&quot;{&quot;&quot;&quot;;[.B506];&quot;&quot;&quot;},&quot;)" office:value-type="string" office:string-value="{&quot;LIGHT STATES&quot;}," calcext:value-type="string">
            <text:p>{"LIGHT STATES"},</text:p>
          </table:table-cell>
          <table:table-cell table:formula="of:=CONCATENATE(&quot;addsimvar(&quot;&quot;&quot;;[.B506];&quot;&quot;&quot;,&quot;&quot;&quot;;[.H506];&quot;&quot;&quot;)&quot;)" office:value-type="string" office:string-value="addsimvar(&quot;LIGHT STATES&quot;,&quot;mask&quot;)" calcext:value-type="string">
            <text:p>addsimvar("LIGHT STATES","mask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STROB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7])" office:value-type="string" office:string-value="bool" calcext:value-type="string">
            <text:p>bool</text:p>
          </table:table-cell>
          <table:table-cell/>
          <table:table-cell table:formula="of:=CONCATENATE(&quot;{&quot;&quot;&quot;;[.B507];&quot;&quot;&quot;},&quot;)" office:value-type="string" office:string-value="{&quot;LIGHT STROBE&quot;}," calcext:value-type="string">
            <text:p>{"LIGHT STROBE"},</text:p>
          </table:table-cell>
          <table:table-cell table:formula="of:=CONCATENATE(&quot;addsimvar(&quot;&quot;&quot;;[.B507];&quot;&quot;&quot;,&quot;&quot;&quot;;[.H507];&quot;&quot;&quot;)&quot;)" office:value-type="string" office:string-value="addsimvar(&quot;LIGHT STROBE&quot;,&quot;bool&quot;)" calcext:value-type="string">
            <text:p>addsimvar("LIGHT STROB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STROBE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8])" office:value-type="string" office:string-value="bool" calcext:value-type="string">
            <text:p>bool</text:p>
          </table:table-cell>
          <table:table-cell/>
          <table:table-cell table:formula="of:=CONCATENATE(&quot;{&quot;&quot;&quot;;[.B508];&quot;&quot;&quot;},&quot;)" office:value-type="string" office:string-value="{&quot;LIGHT STROBE ON&quot;}," calcext:value-type="string">
            <text:p>{"LIGHT STROBE ON"},</text:p>
          </table:table-cell>
          <table:table-cell table:formula="of:=CONCATENATE(&quot;addsimvar(&quot;&quot;&quot;;[.B508];&quot;&quot;&quot;,&quot;&quot;&quot;;[.H508];&quot;&quot;&quot;)&quot;)" office:value-type="string" office:string-value="addsimvar(&quot;LIGHT STROBE ON&quot;,&quot;bool&quot;)" calcext:value-type="string">
            <text:p>addsimvar("LIGHT STROBE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TAXI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09])" office:value-type="string" office:string-value="bool" calcext:value-type="string">
            <text:p>bool</text:p>
          </table:table-cell>
          <table:table-cell/>
          <table:table-cell table:formula="of:=CONCATENATE(&quot;{&quot;&quot;&quot;;[.B509];&quot;&quot;&quot;},&quot;)" office:value-type="string" office:string-value="{&quot;LIGHT TAXI&quot;}," calcext:value-type="string">
            <text:p>{"LIGHT TAXI"},</text:p>
          </table:table-cell>
          <table:table-cell table:formula="of:=CONCATENATE(&quot;addsimvar(&quot;&quot;&quot;;[.B509];&quot;&quot;&quot;,&quot;&quot;&quot;;[.H509];&quot;&quot;&quot;)&quot;)" office:value-type="string" office:string-value="addsimvar(&quot;LIGHT TAXI&quot;,&quot;bool&quot;)" calcext:value-type="string">
            <text:p>addsimvar("LIGHT TAXI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TAXI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0])" office:value-type="string" office:string-value="bool" calcext:value-type="string">
            <text:p>bool</text:p>
          </table:table-cell>
          <table:table-cell/>
          <table:table-cell table:formula="of:=CONCATENATE(&quot;{&quot;&quot;&quot;;[.B510];&quot;&quot;&quot;},&quot;)" office:value-type="string" office:string-value="{&quot;LIGHT TAXI ON&quot;}," calcext:value-type="string">
            <text:p>{"LIGHT TAXI ON"},</text:p>
          </table:table-cell>
          <table:table-cell table:formula="of:=CONCATENATE(&quot;addsimvar(&quot;&quot;&quot;;[.B510];&quot;&quot;&quot;,&quot;&quot;&quot;;[.H510];&quot;&quot;&quot;)&quot;)" office:value-type="string" office:string-value="addsimvar(&quot;LIGHT TAXI ON&quot;,&quot;bool&quot;)" calcext:value-type="string">
            <text:p>addsimvar("LIGHT TAXI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WING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1])" office:value-type="string" office:string-value="bool" calcext:value-type="string">
            <text:p>bool</text:p>
          </table:table-cell>
          <table:table-cell/>
          <table:table-cell table:formula="of:=CONCATENATE(&quot;{&quot;&quot;&quot;;[.B511];&quot;&quot;&quot;},&quot;)" office:value-type="string" office:string-value="{&quot;LIGHT WING&quot;}," calcext:value-type="string">
            <text:p>{"LIGHT WING"},</text:p>
          </table:table-cell>
          <table:table-cell table:formula="of:=CONCATENATE(&quot;addsimvar(&quot;&quot;&quot;;[.B511];&quot;&quot;&quot;,&quot;&quot;&quot;;[.H511];&quot;&quot;&quot;)&quot;)" office:value-type="string" office:string-value="addsimvar(&quot;LIGHT WING&quot;,&quot;bool&quot;)" calcext:value-type="string">
            <text:p>addsimvar("LIGHT WING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GHT WING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2])" office:value-type="string" office:string-value="bool" calcext:value-type="string">
            <text:p>bool</text:p>
          </table:table-cell>
          <table:table-cell/>
          <table:table-cell table:formula="of:=CONCATENATE(&quot;{&quot;&quot;&quot;;[.B512];&quot;&quot;&quot;},&quot;)" office:value-type="string" office:string-value="{&quot;LIGHT WING ON&quot;}," calcext:value-type="string">
            <text:p>{"LIGHT WING ON"},</text:p>
          </table:table-cell>
          <table:table-cell table:formula="of:=CONCATENATE(&quot;addsimvar(&quot;&quot;&quot;;[.B512];&quot;&quot;&quot;,&quot;&quot;&quot;;[.H512];&quot;&quot;&quot;)&quot;)" office:value-type="string" office:string-value="addsimvar(&quot;LIGHT WING ON&quot;,&quot;bool&quot;)" calcext:value-type="string">
            <text:p>addsimvar("LIGHT WING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INEAR CL ALPHA</text:p>
          </table:table-cell>
          <table:table-cell table:style-name="ce8" office:value-type="string" calcext:value-type="string">
            <text:p>Per radia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3])" office:value-type="string" office:string-value="per radian" calcext:value-type="string">
            <text:p>per radian</text:p>
          </table:table-cell>
          <table:table-cell/>
          <table:table-cell table:formula="of:=CONCATENATE(&quot;{&quot;&quot;&quot;;[.B513];&quot;&quot;&quot;},&quot;)" office:value-type="string" office:string-value="{&quot;LINEAR CL ALPHA&quot;}," calcext:value-type="string">
            <text:p>{"LINEAR CL ALPHA"},</text:p>
          </table:table-cell>
          <table:table-cell table:formula="of:=CONCATENATE(&quot;addsimvar(&quot;&quot;&quot;;[.B513];&quot;&quot;&quot;,&quot;&quot;&quot;;[.H513];&quot;&quot;&quot;)&quot;)" office:value-type="string" office:string-value="addsimvar(&quot;LINEAR CL ALPHA&quot;,&quot;per radian&quot;)" calcext:value-type="string">
            <text:p>addsimvar("LINEAR CL ALPHA","per radia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OCAL DAY OF MONTH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4])" office:value-type="string" office:string-value="number" calcext:value-type="string">
            <text:p>number</text:p>
          </table:table-cell>
          <table:table-cell/>
          <table:table-cell table:formula="of:=CONCATENATE(&quot;{&quot;&quot;&quot;;[.B514];&quot;&quot;&quot;},&quot;)" office:value-type="string" office:string-value="{&quot;LOCAL DAY OF MONTH&quot;}," calcext:value-type="string">
            <text:p>{"LOCAL DAY OF MONTH"},</text:p>
          </table:table-cell>
          <table:table-cell table:formula="of:=CONCATENATE(&quot;addsimvar(&quot;&quot;&quot;;[.B514];&quot;&quot;&quot;,&quot;&quot;&quot;;[.H514];&quot;&quot;&quot;)&quot;)" office:value-type="string" office:string-value="addsimvar(&quot;LOCAL DAY OF MONTH&quot;,&quot;number&quot;)" calcext:value-type="string">
            <text:p>addsimvar("LOCAL DAY OF MONTH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OCAL DAY OF WEEK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5])" office:value-type="string" office:string-value="number" calcext:value-type="string">
            <text:p>number</text:p>
          </table:table-cell>
          <table:table-cell/>
          <table:table-cell table:formula="of:=CONCATENATE(&quot;{&quot;&quot;&quot;;[.B515];&quot;&quot;&quot;},&quot;)" office:value-type="string" office:string-value="{&quot;LOCAL DAY OF WEEK&quot;}," calcext:value-type="string">
            <text:p>{"LOCAL DAY OF WEEK"},</text:p>
          </table:table-cell>
          <table:table-cell table:formula="of:=CONCATENATE(&quot;addsimvar(&quot;&quot;&quot;;[.B515];&quot;&quot;&quot;,&quot;&quot;&quot;;[.H515];&quot;&quot;&quot;)&quot;)" office:value-type="string" office:string-value="addsimvar(&quot;LOCAL DAY OF WEEK&quot;,&quot;number&quot;)" calcext:value-type="string">
            <text:p>addsimvar("LOCAL DAY OF WEEK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OCAL DAY OF YEAR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6])" office:value-type="string" office:string-value="number" calcext:value-type="string">
            <text:p>number</text:p>
          </table:table-cell>
          <table:table-cell/>
          <table:table-cell table:formula="of:=CONCATENATE(&quot;{&quot;&quot;&quot;;[.B516];&quot;&quot;&quot;},&quot;)" office:value-type="string" office:string-value="{&quot;LOCAL DAY OF YEAR&quot;}," calcext:value-type="string">
            <text:p>{"LOCAL DAY OF YEAR"},</text:p>
          </table:table-cell>
          <table:table-cell table:formula="of:=CONCATENATE(&quot;addsimvar(&quot;&quot;&quot;;[.B516];&quot;&quot;&quot;,&quot;&quot;&quot;;[.H516];&quot;&quot;&quot;)&quot;)" office:value-type="string" office:string-value="addsimvar(&quot;LOCAL DAY OF YEAR&quot;,&quot;number&quot;)" calcext:value-type="string">
            <text:p>addsimvar("LOCAL DAY OF YEAR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OCAL MONTH OF YEAR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7])" office:value-type="string" office:string-value="number" calcext:value-type="string">
            <text:p>number</text:p>
          </table:table-cell>
          <table:table-cell/>
          <table:table-cell table:formula="of:=CONCATENATE(&quot;{&quot;&quot;&quot;;[.B517];&quot;&quot;&quot;},&quot;)" office:value-type="string" office:string-value="{&quot;LOCAL MONTH OF YEAR&quot;}," calcext:value-type="string">
            <text:p>{"LOCAL MONTH OF YEAR"},</text:p>
          </table:table-cell>
          <table:table-cell table:formula="of:=CONCATENATE(&quot;addsimvar(&quot;&quot;&quot;;[.B517];&quot;&quot;&quot;,&quot;&quot;&quot;;[.H517];&quot;&quot;&quot;)&quot;)" office:value-type="string" office:string-value="addsimvar(&quot;LOCAL MONTH OF YEAR&quot;,&quot;number&quot;)" calcext:value-type="string">
            <text:p>addsimvar("LOCAL MONTH OF YEAR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OCAL TIME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8])" office:value-type="string" office:string-value="seconds" calcext:value-type="string">
            <text:p>seconds</text:p>
          </table:table-cell>
          <table:table-cell/>
          <table:table-cell table:formula="of:=CONCATENATE(&quot;{&quot;&quot;&quot;;[.B518];&quot;&quot;&quot;},&quot;)" office:value-type="string" office:string-value="{&quot;LOCAL TIME&quot;}," calcext:value-type="string">
            <text:p>{"LOCAL TIME"},</text:p>
          </table:table-cell>
          <table:table-cell table:formula="of:=CONCATENATE(&quot;addsimvar(&quot;&quot;&quot;;[.B518];&quot;&quot;&quot;,&quot;&quot;&quot;;[.H518];&quot;&quot;&quot;)&quot;)" office:value-type="string" office:string-value="addsimvar(&quot;LOCAL TIME&quot;,&quot;seconds&quot;)" calcext:value-type="string">
            <text:p>addsimvar("LOCAL TIME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LOCAL YEAR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19])" office:value-type="string" office:string-value="number" calcext:value-type="string">
            <text:p>number</text:p>
          </table:table-cell>
          <table:table-cell/>
          <table:table-cell table:formula="of:=CONCATENATE(&quot;{&quot;&quot;&quot;;[.B519];&quot;&quot;&quot;},&quot;)" office:value-type="string" office:string-value="{&quot;LOCAL YEAR&quot;}," calcext:value-type="string">
            <text:p>{"LOCAL YEAR"},</text:p>
          </table:table-cell>
          <table:table-cell table:formula="of:=CONCATENATE(&quot;addsimvar(&quot;&quot;&quot;;[.B519];&quot;&quot;&quot;,&quot;&quot;&quot;;[.H519];&quot;&quot;&quot;)&quot;)" office:value-type="string" office:string-value="addsimvar(&quot;LOCAL YEAR&quot;,&quot;number&quot;)" calcext:value-type="string">
            <text:p>addsimvar("LOCAL YEAR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CH MAX OPERATE</text:p>
          </table:table-cell>
          <table:table-cell table:style-name="ce8" office:value-type="string" calcext:value-type="string">
            <text:p>Mach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20])" office:value-type="string" office:string-value="mach" calcext:value-type="string">
            <text:p>mach</text:p>
          </table:table-cell>
          <table:table-cell/>
          <table:table-cell table:formula="of:=CONCATENATE(&quot;{&quot;&quot;&quot;;[.B520];&quot;&quot;&quot;},&quot;)" office:value-type="string" office:string-value="{&quot;MACH MAX OPERATE&quot;}," calcext:value-type="string">
            <text:p>{"MACH MAX OPERATE"},</text:p>
          </table:table-cell>
          <table:table-cell table:formula="of:=CONCATENATE(&quot;addsimvar(&quot;&quot;&quot;;[.B520];&quot;&quot;&quot;,&quot;&quot;&quot;;[.H520];&quot;&quot;&quot;)&quot;)" office:value-type="string" office:string-value="addsimvar(&quot;MACH MAX OPERATE&quot;,&quot;mach&quot;)" calcext:value-type="string">
            <text:p>addsimvar("MACH MAX OPERATE","mach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GNETIC COMPASS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21])" office:value-type="string" office:string-value="degrees" calcext:value-type="string">
            <text:p>degrees</text:p>
          </table:table-cell>
          <table:table-cell/>
          <table:table-cell table:formula="of:=CONCATENATE(&quot;{&quot;&quot;&quot;;[.B521];&quot;&quot;&quot;},&quot;)" office:value-type="string" office:string-value="{&quot;MAGNETIC COMPASS&quot;}," calcext:value-type="string">
            <text:p>{"MAGNETIC COMPASS"},</text:p>
          </table:table-cell>
          <table:table-cell table:formula="of:=CONCATENATE(&quot;addsimvar(&quot;&quot;&quot;;[.B521];&quot;&quot;&quot;,&quot;&quot;&quot;;[.H521];&quot;&quot;&quot;)&quot;)" office:value-type="string" office:string-value="addsimvar(&quot;MAGNETIC COMPASS&quot;,&quot;degrees&quot;)" calcext:value-type="string">
            <text:p>addsimvar("MAGNETIC COMPASS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GVAR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22])" office:value-type="string" office:string-value="degrees" calcext:value-type="string">
            <text:p>degrees</text:p>
          </table:table-cell>
          <table:table-cell/>
          <table:table-cell table:formula="of:=CONCATENATE(&quot;{&quot;&quot;&quot;;[.B522];&quot;&quot;&quot;},&quot;)" office:value-type="string" office:string-value="{&quot;MAGVAR&quot;}," calcext:value-type="string">
            <text:p>{"MAGVAR"},</text:p>
          </table:table-cell>
          <table:table-cell table:formula="of:=CONCATENATE(&quot;addsimvar(&quot;&quot;&quot;;[.B522];&quot;&quot;&quot;,&quot;&quot;&quot;;[.H522];&quot;&quot;&quot;)&quot;)" office:value-type="string" office:string-value="addsimvar(&quot;MAGVAR&quot;,&quot;degrees&quot;)" calcext:value-type="string">
            <text:p>addsimvar("MAGVAR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NUAL FUEL PUMP HANDLE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2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523];&quot;&quot;&quot;},&quot;)" office:value-type="string" office:string-value="{&quot;MANUAL FUEL PUMP HANDLE&quot;}," calcext:value-type="string">
            <text:p>{"MANUAL FUEL PUMP HANDLE"},</text:p>
          </table:table-cell>
          <table:table-cell table:formula="of:=CONCATENATE(&quot;addsimvar(&quot;&quot;&quot;;[.B523];&quot;&quot;&quot;,&quot;&quot;&quot;;[.H523];&quot;&quot;&quot;)&quot;)" office:value-type="string" office:string-value="addsimvar(&quot;MANUAL FUEL PUMP HANDLE&quot;,&quot;percent over 100&quot;)" calcext:value-type="string">
            <text:p>addsimvar("MANUAL FUEL PUMP HANDLE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NUAL INSTRUMENT LIGHTS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24])" office:value-type="string" office:string-value="bool" calcext:value-type="string">
            <text:p>bool</text:p>
          </table:table-cell>
          <table:table-cell/>
          <table:table-cell table:formula="of:=CONCATENATE(&quot;{&quot;&quot;&quot;;[.B524];&quot;&quot;&quot;},&quot;)" office:value-type="string" office:string-value="{&quot;MANUAL INSTRUMENT LIGHTS&quot;}," calcext:value-type="string">
            <text:p>{"MANUAL INSTRUMENT LIGHTS"},</text:p>
          </table:table-cell>
          <table:table-cell table:formula="of:=CONCATENATE(&quot;addsimvar(&quot;&quot;&quot;;[.B524];&quot;&quot;&quot;,&quot;&quot;&quot;;[.H524];&quot;&quot;&quot;)&quot;)" office:value-type="string" office:string-value="addsimvar(&quot;MANUAL INSTRUMENT LIGHTS&quot;,&quot;bool&quot;)" calcext:value-type="string">
            <text:p>addsimvar("MANUAL INSTRUMENT LIGHTS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RKER BEACON STAT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25])" office:value-type="string" office:string-value="enum" calcext:value-type="string">
            <text:p>enum</text:p>
          </table:table-cell>
          <table:table-cell/>
          <table:table-cell table:formula="of:=CONCATENATE(&quot;{&quot;&quot;&quot;;[.B525];&quot;&quot;&quot;},&quot;)" office:value-type="string" office:string-value="{&quot;MARKER BEACON STATE&quot;}," calcext:value-type="string">
            <text:p>{"MARKER BEACON STATE"},</text:p>
          </table:table-cell>
          <table:table-cell table:formula="of:=CONCATENATE(&quot;addsimvar(&quot;&quot;&quot;;[.B525];&quot;&quot;&quot;,&quot;&quot;&quot;;[.H525];&quot;&quot;&quot;)&quot;)" office:value-type="string" office:string-value="addsimvar(&quot;MARKER BEACON STATE&quot;,&quot;enum&quot;)" calcext:value-type="string">
            <text:p>addsimvar("MARKER BEACON STAT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RKER SOUN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26])" office:value-type="string" office:string-value="bool" calcext:value-type="string">
            <text:p>bool</text:p>
          </table:table-cell>
          <table:table-cell/>
          <table:table-cell table:formula="of:=CONCATENATE(&quot;{&quot;&quot;&quot;;[.B526];&quot;&quot;&quot;},&quot;)" office:value-type="string" office:string-value="{&quot;MARKER SOUND&quot;}," calcext:value-type="string">
            <text:p>{"MARKER SOUND"},</text:p>
          </table:table-cell>
          <table:table-cell table:formula="of:=CONCATENATE(&quot;addsimvar(&quot;&quot;&quot;;[.B526];&quot;&quot;&quot;,&quot;&quot;&quot;;[.H526];&quot;&quot;&quot;)&quot;)" office:value-type="string" office:string-value="addsimvar(&quot;MARKER SOUND&quot;,&quot;bool&quot;)" calcext:value-type="string">
            <text:p>addsimvar("MARKER SOUN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STER IGNITION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27])" office:value-type="string" office:string-value="bool" calcext:value-type="string">
            <text:p>bool</text:p>
          </table:table-cell>
          <table:table-cell/>
          <table:table-cell table:formula="of:=CONCATENATE(&quot;{&quot;&quot;&quot;;[.B527];&quot;&quot;&quot;},&quot;)" office:value-type="string" office:string-value="{&quot;MASTER IGNITION SWITCH&quot;}," calcext:value-type="string">
            <text:p>{"MASTER IGNITION SWITCH"},</text:p>
          </table:table-cell>
          <table:table-cell table:formula="of:=CONCATENATE(&quot;addsimvar(&quot;&quot;&quot;;[.B527];&quot;&quot;&quot;,&quot;&quot;&quot;;[.H527];&quot;&quot;&quot;)&quot;)" office:value-type="string" office:string-value="addsimvar(&quot;MASTER IGNITION SWITCH&quot;,&quot;bool&quot;)" calcext:value-type="string">
            <text:p>addsimvar("MASTER IGNITION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X G FORCE</text:p>
          </table:table-cell>
          <table:table-cell table:style-name="ce8" office:value-type="string" calcext:value-type="string">
            <text:p>Gforc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28])" office:value-type="string" office:string-value="gforce" calcext:value-type="string">
            <text:p>gforce</text:p>
          </table:table-cell>
          <table:table-cell/>
          <table:table-cell table:formula="of:=CONCATENATE(&quot;{&quot;&quot;&quot;;[.B528];&quot;&quot;&quot;},&quot;)" office:value-type="string" office:string-value="{&quot;MAX G FORCE&quot;}," calcext:value-type="string">
            <text:p>{"MAX G FORCE"},</text:p>
          </table:table-cell>
          <table:table-cell table:formula="of:=CONCATENATE(&quot;addsimvar(&quot;&quot;&quot;;[.B528];&quot;&quot;&quot;,&quot;&quot;&quot;;[.H528];&quot;&quot;&quot;)&quot;)" office:value-type="string" office:string-value="addsimvar(&quot;MAX G FORCE&quot;,&quot;gforce&quot;)" calcext:value-type="string">
            <text:p>addsimvar("MAX G FORCE","gforc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X GROSS WEIGHT</text:p>
          </table:table-cell>
          <table:table-cell table:style-name="ce8" office:value-type="string" calcext:value-type="string">
            <text:p>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29])" office:value-type="string" office:string-value="pounds" calcext:value-type="string">
            <text:p>pounds</text:p>
          </table:table-cell>
          <table:table-cell/>
          <table:table-cell table:formula="of:=CONCATENATE(&quot;{&quot;&quot;&quot;;[.B529];&quot;&quot;&quot;},&quot;)" office:value-type="string" office:string-value="{&quot;MAX GROSS WEIGHT&quot;}," calcext:value-type="string">
            <text:p>{"MAX GROSS WEIGHT"},</text:p>
          </table:table-cell>
          <table:table-cell table:formula="of:=CONCATENATE(&quot;addsimvar(&quot;&quot;&quot;;[.B529];&quot;&quot;&quot;,&quot;&quot;&quot;;[.H529];&quot;&quot;&quot;)&quot;)" office:value-type="string" office:string-value="addsimvar(&quot;MAX GROSS WEIGHT&quot;,&quot;pounds&quot;)" calcext:value-type="string">
            <text:p>addsimvar("MAX GROSS WEIGHT","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AX RATED ENGINE RPM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0])" office:value-type="string" office:string-value="rpm" calcext:value-type="string">
            <text:p>rpm</text:p>
          </table:table-cell>
          <table:table-cell/>
          <table:table-cell table:formula="of:=CONCATENATE(&quot;{&quot;&quot;&quot;;[.B530];&quot;&quot;&quot;},&quot;)" office:value-type="string" office:string-value="{&quot;MAX RATED ENGINE RPM&quot;}," calcext:value-type="string">
            <text:p>{"MAX RATED ENGINE RPM"},</text:p>
          </table:table-cell>
          <table:table-cell table:formula="of:=CONCATENATE(&quot;addsimvar(&quot;&quot;&quot;;[.B530];&quot;&quot;&quot;,&quot;&quot;&quot;;[.H530];&quot;&quot;&quot;)&quot;)" office:value-type="string" office:string-value="addsimvar(&quot;MAX RATED ENGINE RPM&quot;,&quot;rpm&quot;)" calcext:value-type="string">
            <text:p>addsimvar("MAX RATED ENGINE RPM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IDDLE MARKER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31])" office:value-type="string" office:string-value="bool" calcext:value-type="string">
            <text:p>bool</text:p>
          </table:table-cell>
          <table:table-cell/>
          <table:table-cell table:formula="of:=CONCATENATE(&quot;{&quot;&quot;&quot;;[.B531];&quot;&quot;&quot;},&quot;)" office:value-type="string" office:string-value="{&quot;MIDDLE MARKER&quot;}," calcext:value-type="string">
            <text:p>{"MIDDLE MARKER"},</text:p>
          </table:table-cell>
          <table:table-cell table:formula="of:=CONCATENATE(&quot;addsimvar(&quot;&quot;&quot;;[.B531];&quot;&quot;&quot;,&quot;&quot;&quot;;[.H531];&quot;&quot;&quot;)&quot;)" office:value-type="string" office:string-value="addsimvar(&quot;MIDDLE MARKER&quot;,&quot;bool&quot;)" calcext:value-type="string">
            <text:p>addsimvar("MIDDLE MARKER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IDDLE MARKER LATLONALT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2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532];&quot;&quot;&quot;},&quot;)" office:value-type="string" office:string-value="{&quot;MIDDLE MARKER LATLONALT&quot;}," calcext:value-type="string">
            <text:p>{"MIDDLE MARKER LATLONALT"},</text:p>
          </table:table-cell>
          <table:table-cell table:formula="of:=CONCATENATE(&quot;addsimvar(&quot;&quot;&quot;;[.B532];&quot;&quot;&quot;,&quot;&quot;&quot;;[.H532];&quot;&quot;&quot;)&quot;)" office:value-type="string" office:string-value="addsimvar(&quot;MIDDLE MARKER LATLONALT&quot;,&quot;simconnect_data_latlonalt&quot;)" calcext:value-type="string">
            <text:p>addsimvar("MIDDLE MARKER LATLONALT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IN DRAG VELOCITY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3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533];&quot;&quot;&quot;},&quot;)" office:value-type="string" office:string-value="{&quot;MIN DRAG VELOCITY&quot;}," calcext:value-type="string">
            <text:p>{"MIN DRAG VELOCITY"},</text:p>
          </table:table-cell>
          <table:table-cell table:formula="of:=CONCATENATE(&quot;addsimvar(&quot;&quot;&quot;;[.B533];&quot;&quot;&quot;,&quot;&quot;&quot;;[.H533];&quot;&quot;&quot;)&quot;)" office:value-type="string" office:string-value="addsimvar(&quot;MIN DRAG VELOCITY&quot;,&quot;feet per second&quot;)" calcext:value-type="string">
            <text:p>addsimvar("MIN DRAG VELOCITY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MIN G FORCE</text:p>
          </table:table-cell>
          <table:table-cell table:style-name="ce8" office:value-type="string" calcext:value-type="string">
            <text:p>Gforc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4])" office:value-type="string" office:string-value="gforce" calcext:value-type="string">
            <text:p>gforce</text:p>
          </table:table-cell>
          <table:table-cell/>
          <table:table-cell table:formula="of:=CONCATENATE(&quot;{&quot;&quot;&quot;;[.B534];&quot;&quot;&quot;},&quot;)" office:value-type="string" office:string-value="{&quot;MIN G FORCE&quot;}," calcext:value-type="string">
            <text:p>{"MIN G FORCE"},</text:p>
          </table:table-cell>
          <table:table-cell table:formula="of:=CONCATENATE(&quot;addsimvar(&quot;&quot;&quot;;[.B534];&quot;&quot;&quot;,&quot;&quot;&quot;;[.H534];&quot;&quot;&quot;)&quot;)" office:value-type="string" office:string-value="addsimvar(&quot;MIN G FORCE&quot;,&quot;gforce&quot;)" calcext:value-type="string">
            <text:p>addsimvar("MIN G FORCE","gforc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ACTIVE FREQUENCY:index</text:p>
          </table:table-cell>
          <table:table-cell table:style-name="ce8" office:value-type="string" calcext:value-type="string">
            <text:p>MH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5])" office:value-type="string" office:string-value="mhz" calcext:value-type="string">
            <text:p>mhz</text:p>
          </table:table-cell>
          <table:table-cell/>
          <table:table-cell table:formula="of:=CONCATENATE(&quot;{&quot;&quot;&quot;;[.B535];&quot;&quot;&quot;},&quot;)" office:value-type="string" office:string-value="{&quot;NAV ACTIVE FREQUENCY:index&quot;}," calcext:value-type="string">
            <text:p>{"NAV ACTIVE FREQUENCY:index"},</text:p>
          </table:table-cell>
          <table:table-cell table:formula="of:=CONCATENATE(&quot;addsimvar(&quot;&quot;&quot;;[.B535];&quot;&quot;&quot;,&quot;&quot;&quot;;[.H535];&quot;&quot;&quot;)&quot;)" office:value-type="string" office:string-value="addsimvar(&quot;NAV ACTIVE FREQUENCY:index&quot;,&quot;mhz&quot;)" calcext:value-type="string">
            <text:p>addsimvar("NAV ACTIVE FREQUENCY:index","mh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AVAILABL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6])" office:value-type="string" office:string-value="bool" calcext:value-type="string">
            <text:p>bool</text:p>
          </table:table-cell>
          <table:table-cell/>
          <table:table-cell table:formula="of:=CONCATENATE(&quot;{&quot;&quot;&quot;;[.B536];&quot;&quot;&quot;},&quot;)" office:value-type="string" office:string-value="{&quot;NAV AVAILABLE:index&quot;}," calcext:value-type="string">
            <text:p>{"NAV AVAILABLE:index"},</text:p>
          </table:table-cell>
          <table:table-cell table:formula="of:=CONCATENATE(&quot;addsimvar(&quot;&quot;&quot;;[.B536];&quot;&quot;&quot;,&quot;&quot;&quot;;[.H536];&quot;&quot;&quot;)&quot;)" office:value-type="string" office:string-value="addsimvar(&quot;NAV AVAILABLE:index&quot;,&quot;bool&quot;)" calcext:value-type="string">
            <text:p>addsimvar("NAV AVAILABL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BACK COURSE FLAGS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7])" office:value-type="string" office:string-value="bool" calcext:value-type="string">
            <text:p>bool</text:p>
          </table:table-cell>
          <table:table-cell/>
          <table:table-cell table:formula="of:=CONCATENATE(&quot;{&quot;&quot;&quot;;[.B537];&quot;&quot;&quot;},&quot;)" office:value-type="string" office:string-value="{&quot;NAV BACK COURSE FLAGS:index&quot;}," calcext:value-type="string">
            <text:p>{"NAV BACK COURSE FLAGS:index"},</text:p>
          </table:table-cell>
          <table:table-cell table:formula="of:=CONCATENATE(&quot;addsimvar(&quot;&quot;&quot;;[.B537];&quot;&quot;&quot;,&quot;&quot;&quot;;[.H537];&quot;&quot;&quot;)&quot;)" office:value-type="string" office:string-value="addsimvar(&quot;NAV BACK COURSE FLAGS:index&quot;,&quot;bool&quot;)" calcext:value-type="string">
            <text:p>addsimvar("NAV BACK COURSE FLAGS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CDI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8])" office:value-type="string" office:string-value="number" calcext:value-type="string">
            <text:p>number</text:p>
          </table:table-cell>
          <table:table-cell/>
          <table:table-cell table:formula="of:=CONCATENATE(&quot;{&quot;&quot;&quot;;[.B538];&quot;&quot;&quot;},&quot;)" office:value-type="string" office:string-value="{&quot;NAV CDI:index&quot;}," calcext:value-type="string">
            <text:p>{"NAV CDI:index"},</text:p>
          </table:table-cell>
          <table:table-cell table:formula="of:=CONCATENATE(&quot;addsimvar(&quot;&quot;&quot;;[.B538];&quot;&quot;&quot;,&quot;&quot;&quot;;[.H538];&quot;&quot;&quot;)&quot;)" office:value-type="string" office:string-value="addsimvar(&quot;NAV CDI:index&quot;,&quot;number&quot;)" calcext:value-type="string">
            <text:p>addsimvar("NAV CDI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CODES:index</text:p>
          </table:table-cell>
          <table:table-cell table:style-name="ce8" office:value-type="string" calcext:value-type="string">
            <text:p>Flag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39])" office:value-type="string" office:string-value="flags" calcext:value-type="string">
            <text:p>flags</text:p>
          </table:table-cell>
          <table:table-cell/>
          <table:table-cell table:formula="of:=CONCATENATE(&quot;{&quot;&quot;&quot;;[.B539];&quot;&quot;&quot;},&quot;)" office:value-type="string" office:string-value="{&quot;NAV CODES:index&quot;}," calcext:value-type="string">
            <text:p>{"NAV CODES:index"},</text:p>
          </table:table-cell>
          <table:table-cell table:formula="of:=CONCATENATE(&quot;addsimvar(&quot;&quot;&quot;;[.B539];&quot;&quot;&quot;,&quot;&quot;&quot;;[.H539];&quot;&quot;&quot;)&quot;)" office:value-type="string" office:string-value="addsimvar(&quot;NAV CODES:index&quot;,&quot;flags&quot;)" calcext:value-type="string">
            <text:p>addsimvar("NAV CODES:index","flag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DME LATLONALT:index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0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540];&quot;&quot;&quot;},&quot;)" office:value-type="string" office:string-value="{&quot;NAV DME LATLONALT:index&quot;}," calcext:value-type="string">
            <text:p>{"NAV DME LATLONALT:index"},</text:p>
          </table:table-cell>
          <table:table-cell table:formula="of:=CONCATENATE(&quot;addsimvar(&quot;&quot;&quot;;[.B540];&quot;&quot;&quot;,&quot;&quot;&quot;;[.H540];&quot;&quot;&quot;)&quot;)" office:value-type="string" office:string-value="addsimvar(&quot;NAV DME LATLONALT:index&quot;,&quot;simconnect_data_latlonalt&quot;)" calcext:value-type="string">
            <text:p>addsimvar("NAV DME LATLONALT:index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DME:index</text:p>
          </table:table-cell>
          <table:table-cell table:style-name="ce8" office:value-type="string" calcext:value-type="string">
            <text:p>Nautical mil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1])" office:value-type="string" office:string-value="nautical miles" calcext:value-type="string">
            <text:p>nautical miles</text:p>
          </table:table-cell>
          <table:table-cell/>
          <table:table-cell table:formula="of:=CONCATENATE(&quot;{&quot;&quot;&quot;;[.B541];&quot;&quot;&quot;},&quot;)" office:value-type="string" office:string-value="{&quot;NAV DME:index&quot;}," calcext:value-type="string">
            <text:p>{"NAV DME:index"},</text:p>
          </table:table-cell>
          <table:table-cell table:formula="of:=CONCATENATE(&quot;addsimvar(&quot;&quot;&quot;;[.B541];&quot;&quot;&quot;,&quot;&quot;&quot;;[.H541];&quot;&quot;&quot;)&quot;)" office:value-type="string" office:string-value="addsimvar(&quot;NAV DME:index&quot;,&quot;nautical miles&quot;)" calcext:value-type="string">
            <text:p>addsimvar("NAV DME:index","nautical mil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DMESPEED:index</text:p>
          </table:table-cell>
          <table:table-cell table:style-name="ce8" office:value-type="string" calcext:value-type="string">
            <text:p>Knot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2])" office:value-type="string" office:string-value="knots" calcext:value-type="string">
            <text:p>knots</text:p>
          </table:table-cell>
          <table:table-cell/>
          <table:table-cell table:formula="of:=CONCATENATE(&quot;{&quot;&quot;&quot;;[.B542];&quot;&quot;&quot;},&quot;)" office:value-type="string" office:string-value="{&quot;NAV DMESPEED:index&quot;}," calcext:value-type="string">
            <text:p>{"NAV DMESPEED:index"},</text:p>
          </table:table-cell>
          <table:table-cell table:formula="of:=CONCATENATE(&quot;addsimvar(&quot;&quot;&quot;;[.B542];&quot;&quot;&quot;,&quot;&quot;&quot;;[.H542];&quot;&quot;&quot;)&quot;)" office:value-type="string" office:string-value="addsimvar(&quot;NAV DMESPEED:index&quot;,&quot;knots&quot;)" calcext:value-type="string">
            <text:p>addsimvar("NAV DMESPEED:index","knot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GLIDE SLOPE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3])" office:value-type="string" office:string-value="number" calcext:value-type="string">
            <text:p>number</text:p>
          </table:table-cell>
          <table:table-cell/>
          <table:table-cell table:formula="of:=CONCATENATE(&quot;{&quot;&quot;&quot;;[.B543];&quot;&quot;&quot;},&quot;)" office:value-type="string" office:string-value="{&quot;NAV GLIDE SLOPE&quot;}," calcext:value-type="string">
            <text:p>{"NAV GLIDE SLOPE"},</text:p>
          </table:table-cell>
          <table:table-cell table:formula="of:=CONCATENATE(&quot;addsimvar(&quot;&quot;&quot;;[.B543];&quot;&quot;&quot;,&quot;&quot;&quot;;[.H543];&quot;&quot;&quot;)&quot;)" office:value-type="string" office:string-value="addsimvar(&quot;NAV GLIDE SLOPE&quot;,&quot;number&quot;)" calcext:value-type="string">
            <text:p>addsimvar("NAV GLIDE SLOPE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GLIDE SLOPE ERROR:index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4])" office:value-type="string" office:string-value="degrees" calcext:value-type="string">
            <text:p>degrees</text:p>
          </table:table-cell>
          <table:table-cell/>
          <table:table-cell table:formula="of:=CONCATENATE(&quot;{&quot;&quot;&quot;;[.B544];&quot;&quot;&quot;},&quot;)" office:value-type="string" office:string-value="{&quot;NAV GLIDE SLOPE ERROR:index&quot;}," calcext:value-type="string">
            <text:p>{"NAV GLIDE SLOPE ERROR:index"},</text:p>
          </table:table-cell>
          <table:table-cell table:formula="of:=CONCATENATE(&quot;addsimvar(&quot;&quot;&quot;;[.B544];&quot;&quot;&quot;,&quot;&quot;&quot;;[.H544];&quot;&quot;&quot;)&quot;)" office:value-type="string" office:string-value="addsimvar(&quot;NAV GLIDE SLOPE ERROR:index&quot;,&quot;degrees&quot;)" calcext:value-type="string">
            <text:p>addsimvar("NAV GLIDE SLOPE ERROR:index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GS FLAG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5])" office:value-type="string" office:string-value="bool" calcext:value-type="string">
            <text:p>bool</text:p>
          </table:table-cell>
          <table:table-cell/>
          <table:table-cell table:formula="of:=CONCATENATE(&quot;{&quot;&quot;&quot;;[.B545];&quot;&quot;&quot;},&quot;)" office:value-type="string" office:string-value="{&quot;NAV GS FLAG:index&quot;}," calcext:value-type="string">
            <text:p>{"NAV GS FLAG:index"},</text:p>
          </table:table-cell>
          <table:table-cell table:formula="of:=CONCATENATE(&quot;addsimvar(&quot;&quot;&quot;;[.B545];&quot;&quot;&quot;,&quot;&quot;&quot;;[.H545];&quot;&quot;&quot;)&quot;)" office:value-type="string" office:string-value="addsimvar(&quot;NAV GS FLAG:index&quot;,&quot;bool&quot;)" calcext:value-type="string">
            <text:p>addsimvar("NAV GS FLAG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GS LATLONALT:index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6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546];&quot;&quot;&quot;},&quot;)" office:value-type="string" office:string-value="{&quot;NAV GS LATLONALT:index&quot;}," calcext:value-type="string">
            <text:p>{"NAV GS LATLONALT:index"},</text:p>
          </table:table-cell>
          <table:table-cell table:formula="of:=CONCATENATE(&quot;addsimvar(&quot;&quot;&quot;;[.B546];&quot;&quot;&quot;,&quot;&quot;&quot;;[.H546];&quot;&quot;&quot;)&quot;)" office:value-type="string" office:string-value="addsimvar(&quot;NAV GS LATLONALT:index&quot;,&quot;simconnect_data_latlonalt&quot;)" calcext:value-type="string">
            <text:p>addsimvar("NAV GS LATLONALT:index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GS LLAF64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bad type name</text:p>
          </table:table-cell>
          <table:table-cell table:formula="of:=LOWER([.C547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547];&quot;&quot;&quot;},&quot;)" office:value-type="string" office:string-value="{&quot;NAV GS LLAF64&quot;}," calcext:value-type="string">
            <text:p>{"NAV GS LLAF64"},</text:p>
          </table:table-cell>
          <table:table-cell table:formula="of:=CONCATENATE(&quot;addsimvar(&quot;&quot;&quot;;[.B547];&quot;&quot;&quot;,&quot;&quot;&quot;;[.H547];&quot;&quot;&quot;)&quot;)" office:value-type="string" office:string-value="addsimvar(&quot;NAV GS LLAF64&quot;,&quot;simconnect_data_latlonalt&quot;)" calcext:value-type="string">
            <text:p>addsimvar("NAV GS LLAF64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GSI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8])" office:value-type="string" office:string-value="number" calcext:value-type="string">
            <text:p>number</text:p>
          </table:table-cell>
          <table:table-cell/>
          <table:table-cell table:formula="of:=CONCATENATE(&quot;{&quot;&quot;&quot;;[.B548];&quot;&quot;&quot;},&quot;)" office:value-type="string" office:string-value="{&quot;NAV GSI:index&quot;}," calcext:value-type="string">
            <text:p>{"NAV GSI:index"},</text:p>
          </table:table-cell>
          <table:table-cell table:formula="of:=CONCATENATE(&quot;addsimvar(&quot;&quot;&quot;;[.B548];&quot;&quot;&quot;,&quot;&quot;&quot;;[.H548];&quot;&quot;&quot;)&quot;)" office:value-type="string" office:string-value="addsimvar(&quot;NAV GSI:index&quot;,&quot;number&quot;)" calcext:value-type="string">
            <text:p>addsimvar("NAV GSI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HAS DM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49])" office:value-type="string" office:string-value="bool" calcext:value-type="string">
            <text:p>bool</text:p>
          </table:table-cell>
          <table:table-cell/>
          <table:table-cell table:formula="of:=CONCATENATE(&quot;{&quot;&quot;&quot;;[.B549];&quot;&quot;&quot;},&quot;)" office:value-type="string" office:string-value="{&quot;NAV HAS DME:index&quot;}," calcext:value-type="string">
            <text:p>{"NAV HAS DME:index"},</text:p>
          </table:table-cell>
          <table:table-cell table:formula="of:=CONCATENATE(&quot;addsimvar(&quot;&quot;&quot;;[.B549];&quot;&quot;&quot;,&quot;&quot;&quot;;[.H549];&quot;&quot;&quot;)&quot;)" office:value-type="string" office:string-value="addsimvar(&quot;NAV HAS DME:index&quot;,&quot;bool&quot;)" calcext:value-type="string">
            <text:p>addsimvar("NAV HAS DM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HAS GLIDE SLOP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0])" office:value-type="string" office:string-value="bool" calcext:value-type="string">
            <text:p>bool</text:p>
          </table:table-cell>
          <table:table-cell/>
          <table:table-cell table:formula="of:=CONCATENATE(&quot;{&quot;&quot;&quot;;[.B550];&quot;&quot;&quot;},&quot;)" office:value-type="string" office:string-value="{&quot;NAV HAS GLIDE SLOPE:index&quot;}," calcext:value-type="string">
            <text:p>{"NAV HAS GLIDE SLOPE:index"},</text:p>
          </table:table-cell>
          <table:table-cell table:formula="of:=CONCATENATE(&quot;addsimvar(&quot;&quot;&quot;;[.B550];&quot;&quot;&quot;,&quot;&quot;&quot;;[.H550];&quot;&quot;&quot;)&quot;)" office:value-type="string" office:string-value="addsimvar(&quot;NAV HAS GLIDE SLOPE:index&quot;,&quot;bool&quot;)" calcext:value-type="string">
            <text:p>addsimvar("NAV HAS GLIDE SLOP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HAS LOCALIZER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1])" office:value-type="string" office:string-value="bool" calcext:value-type="string">
            <text:p>bool</text:p>
          </table:table-cell>
          <table:table-cell/>
          <table:table-cell table:formula="of:=CONCATENATE(&quot;{&quot;&quot;&quot;;[.B551];&quot;&quot;&quot;},&quot;)" office:value-type="string" office:string-value="{&quot;NAV HAS LOCALIZER:index&quot;}," calcext:value-type="string">
            <text:p>{"NAV HAS LOCALIZER:index"},</text:p>
          </table:table-cell>
          <table:table-cell table:formula="of:=CONCATENATE(&quot;addsimvar(&quot;&quot;&quot;;[.B551];&quot;&quot;&quot;,&quot;&quot;&quot;;[.H551];&quot;&quot;&quot;)&quot;)" office:value-type="string" office:string-value="addsimvar(&quot;NAV HAS LOCALIZER:index&quot;,&quot;bool&quot;)" calcext:value-type="string">
            <text:p>addsimvar("NAV HAS LOCALIZER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HAS NAV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2])" office:value-type="string" office:string-value="bool" calcext:value-type="string">
            <text:p>bool</text:p>
          </table:table-cell>
          <table:table-cell/>
          <table:table-cell table:formula="of:=CONCATENATE(&quot;{&quot;&quot;&quot;;[.B552];&quot;&quot;&quot;},&quot;)" office:value-type="string" office:string-value="{&quot;NAV HAS NAV:index&quot;}," calcext:value-type="string">
            <text:p>{"NAV HAS NAV:index"},</text:p>
          </table:table-cell>
          <table:table-cell table:formula="of:=CONCATENATE(&quot;addsimvar(&quot;&quot;&quot;;[.B552];&quot;&quot;&quot;,&quot;&quot;&quot;;[.H552];&quot;&quot;&quot;)&quot;)" office:value-type="string" office:string-value="addsimvar(&quot;NAV HAS NAV:index&quot;,&quot;bool&quot;)" calcext:value-type="string">
            <text:p>addsimvar("NAV HAS NAV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IDENT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3])" office:value-type="string" office:string-value="string" calcext:value-type="string">
            <text:p>string</text:p>
          </table:table-cell>
          <table:table-cell/>
          <table:table-cell table:formula="of:=CONCATENATE(&quot;{&quot;&quot;&quot;;[.B553];&quot;&quot;&quot;},&quot;)" office:value-type="string" office:string-value="{&quot;NAV IDENT&quot;}," calcext:value-type="string">
            <text:p>{"NAV IDENT"},</text:p>
          </table:table-cell>
          <table:table-cell table:formula="of:=CONCATENATE(&quot;addsimvar(&quot;&quot;&quot;;[.B553];&quot;&quot;&quot;,&quot;&quot;&quot;;[.H553];&quot;&quot;&quot;)&quot;)" office:value-type="string" office:string-value="addsimvar(&quot;NAV IDENT&quot;,&quot;string&quot;)" calcext:value-type="string">
            <text:p>addsimvar("NAV IDENT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LOCALIZER:index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4])" office:value-type="string" office:string-value="degrees" calcext:value-type="string">
            <text:p>degrees</text:p>
          </table:table-cell>
          <table:table-cell/>
          <table:table-cell table:formula="of:=CONCATENATE(&quot;{&quot;&quot;&quot;;[.B554];&quot;&quot;&quot;},&quot;)" office:value-type="string" office:string-value="{&quot;NAV LOCALIZER:index&quot;}," calcext:value-type="string">
            <text:p>{"NAV LOCALIZER:index"},</text:p>
          </table:table-cell>
          <table:table-cell table:formula="of:=CONCATENATE(&quot;addsimvar(&quot;&quot;&quot;;[.B554];&quot;&quot;&quot;,&quot;&quot;&quot;;[.H554];&quot;&quot;&quot;)&quot;)" office:value-type="string" office:string-value="addsimvar(&quot;NAV LOCALIZER:index&quot;,&quot;degrees&quot;)" calcext:value-type="string">
            <text:p>addsimvar("NAV LOCALIZER:index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MAGVAR:index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5])" office:value-type="string" office:string-value="degrees" calcext:value-type="string">
            <text:p>degrees</text:p>
          </table:table-cell>
          <table:table-cell/>
          <table:table-cell table:formula="of:=CONCATENATE(&quot;{&quot;&quot;&quot;;[.B555];&quot;&quot;&quot;},&quot;)" office:value-type="string" office:string-value="{&quot;NAV MAGVAR:index&quot;}," calcext:value-type="string">
            <text:p>{"NAV MAGVAR:index"},</text:p>
          </table:table-cell>
          <table:table-cell table:formula="of:=CONCATENATE(&quot;addsimvar(&quot;&quot;&quot;;[.B555];&quot;&quot;&quot;,&quot;&quot;&quot;;[.H555];&quot;&quot;&quot;)&quot;)" office:value-type="string" office:string-value="addsimvar(&quot;NAV MAGVAR:index&quot;,&quot;degrees&quot;)" calcext:value-type="string">
            <text:p>addsimvar("NAV MAGVAR:index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NAM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6])" office:value-type="string" office:string-value="string" calcext:value-type="string">
            <text:p>string</text:p>
          </table:table-cell>
          <table:table-cell/>
          <table:table-cell table:formula="of:=CONCATENATE(&quot;{&quot;&quot;&quot;;[.B556];&quot;&quot;&quot;},&quot;)" office:value-type="string" office:string-value="{&quot;NAV NAME&quot;}," calcext:value-type="string">
            <text:p>{"NAV NAME"},</text:p>
          </table:table-cell>
          <table:table-cell table:formula="of:=CONCATENATE(&quot;addsimvar(&quot;&quot;&quot;;[.B556];&quot;&quot;&quot;,&quot;&quot;&quot;;[.H556];&quot;&quot;&quot;)&quot;)" office:value-type="string" office:string-value="addsimvar(&quot;NAV NAME&quot;,&quot;string&quot;)" calcext:value-type="string">
            <text:p>addsimvar("NAV NAME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OBS:index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7])" office:value-type="string" office:string-value="degrees" calcext:value-type="string">
            <text:p>degrees</text:p>
          </table:table-cell>
          <table:table-cell/>
          <table:table-cell table:formula="of:=CONCATENATE(&quot;{&quot;&quot;&quot;;[.B557];&quot;&quot;&quot;},&quot;)" office:value-type="string" office:string-value="{&quot;NAV OBS:index&quot;}," calcext:value-type="string">
            <text:p>{"NAV OBS:index"},</text:p>
          </table:table-cell>
          <table:table-cell table:formula="of:=CONCATENATE(&quot;addsimvar(&quot;&quot;&quot;;[.B557];&quot;&quot;&quot;,&quot;&quot;&quot;;[.H557];&quot;&quot;&quot;)&quot;)" office:value-type="string" office:string-value="addsimvar(&quot;NAV OBS:index&quot;,&quot;degrees&quot;)" calcext:value-type="string">
            <text:p>addsimvar("NAV OBS:index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RADIAL ERROR:index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8])" office:value-type="string" office:string-value="degrees" calcext:value-type="string">
            <text:p>degrees</text:p>
          </table:table-cell>
          <table:table-cell/>
          <table:table-cell table:formula="of:=CONCATENATE(&quot;{&quot;&quot;&quot;;[.B558];&quot;&quot;&quot;},&quot;)" office:value-type="string" office:string-value="{&quot;NAV RADIAL ERROR:index&quot;}," calcext:value-type="string">
            <text:p>{"NAV RADIAL ERROR:index"},</text:p>
          </table:table-cell>
          <table:table-cell table:formula="of:=CONCATENATE(&quot;addsimvar(&quot;&quot;&quot;;[.B558];&quot;&quot;&quot;,&quot;&quot;&quot;;[.H558];&quot;&quot;&quot;)&quot;)" office:value-type="string" office:string-value="addsimvar(&quot;NAV RADIAL ERROR:index&quot;,&quot;degrees&quot;)" calcext:value-type="string">
            <text:p>addsimvar("NAV RADIAL ERROR:index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RADIAL:index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59])" office:value-type="string" office:string-value="degrees" calcext:value-type="string">
            <text:p>degrees</text:p>
          </table:table-cell>
          <table:table-cell/>
          <table:table-cell table:formula="of:=CONCATENATE(&quot;{&quot;&quot;&quot;;[.B559];&quot;&quot;&quot;},&quot;)" office:value-type="string" office:string-value="{&quot;NAV RADIAL:index&quot;}," calcext:value-type="string">
            <text:p>{"NAV RADIAL:index"},</text:p>
          </table:table-cell>
          <table:table-cell table:formula="of:=CONCATENATE(&quot;addsimvar(&quot;&quot;&quot;;[.B559];&quot;&quot;&quot;,&quot;&quot;&quot;;[.H559];&quot;&quot;&quot;)&quot;)" office:value-type="string" office:string-value="addsimvar(&quot;NAV RADIAL:index&quot;,&quot;degrees&quot;)" calcext:value-type="string">
            <text:p>addsimvar("NAV RADIAL:index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RAW GLIDE SLOPE:index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60])" office:value-type="string" office:string-value="degrees" calcext:value-type="string">
            <text:p>degrees</text:p>
          </table:table-cell>
          <table:table-cell/>
          <table:table-cell table:formula="of:=CONCATENATE(&quot;{&quot;&quot;&quot;;[.B560];&quot;&quot;&quot;},&quot;)" office:value-type="string" office:string-value="{&quot;NAV RAW GLIDE SLOPE:index&quot;}," calcext:value-type="string">
            <text:p>{"NAV RAW GLIDE SLOPE:index"},</text:p>
          </table:table-cell>
          <table:table-cell table:formula="of:=CONCATENATE(&quot;addsimvar(&quot;&quot;&quot;;[.B560];&quot;&quot;&quot;,&quot;&quot;&quot;;[.H560];&quot;&quot;&quot;)&quot;)" office:value-type="string" office:string-value="addsimvar(&quot;NAV RAW GLIDE SLOPE:index&quot;,&quot;degrees&quot;)" calcext:value-type="string">
            <text:p>addsimvar("NAV RAW GLIDE SLOPE:index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RELATIVE BEARING TO STATION:index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61])" office:value-type="string" office:string-value="degrees" calcext:value-type="string">
            <text:p>degrees</text:p>
          </table:table-cell>
          <table:table-cell/>
          <table:table-cell table:formula="of:=CONCATENATE(&quot;{&quot;&quot;&quot;;[.B561];&quot;&quot;&quot;},&quot;)" office:value-type="string" office:string-value="{&quot;NAV RELATIVE BEARING TO STATION:index&quot;}," calcext:value-type="string">
            <text:p>{"NAV RELATIVE BEARING TO STATION:index"},</text:p>
          </table:table-cell>
          <table:table-cell table:formula="of:=CONCATENATE(&quot;addsimvar(&quot;&quot;&quot;;[.B561];&quot;&quot;&quot;,&quot;&quot;&quot;;[.H561];&quot;&quot;&quot;)&quot;)" office:value-type="string" office:string-value="addsimvar(&quot;NAV RELATIVE BEARING TO STATION:index&quot;,&quot;degrees&quot;)" calcext:value-type="string">
            <text:p>addsimvar("NAV RELATIVE BEARING TO STATION:index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SIGNAL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62])" office:value-type="string" office:string-value="number" calcext:value-type="string">
            <text:p>number</text:p>
          </table:table-cell>
          <table:table-cell/>
          <table:table-cell table:formula="of:=CONCATENATE(&quot;{&quot;&quot;&quot;;[.B562];&quot;&quot;&quot;},&quot;)" office:value-type="string" office:string-value="{&quot;NAV SIGNAL:index&quot;}," calcext:value-type="string">
            <text:p>{"NAV SIGNAL:index"},</text:p>
          </table:table-cell>
          <table:table-cell table:formula="of:=CONCATENATE(&quot;addsimvar(&quot;&quot;&quot;;[.B562];&quot;&quot;&quot;,&quot;&quot;&quot;;[.H562];&quot;&quot;&quot;)&quot;)" office:value-type="string" office:string-value="addsimvar(&quot;NAV SIGNAL:index&quot;,&quot;number&quot;)" calcext:value-type="string">
            <text:p>addsimvar("NAV SIGNAL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SOUND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63])" office:value-type="string" office:string-value="bool" calcext:value-type="string">
            <text:p>bool</text:p>
          </table:table-cell>
          <table:table-cell/>
          <table:table-cell table:formula="of:=CONCATENATE(&quot;{&quot;&quot;&quot;;[.B563];&quot;&quot;&quot;},&quot;)" office:value-type="string" office:string-value="{&quot;NAV SOUND:index&quot;}," calcext:value-type="string">
            <text:p>{"NAV SOUND:index"},</text:p>
          </table:table-cell>
          <table:table-cell table:formula="of:=CONCATENATE(&quot;addsimvar(&quot;&quot;&quot;;[.B563];&quot;&quot;&quot;,&quot;&quot;&quot;;[.H563];&quot;&quot;&quot;)&quot;)" office:value-type="string" office:string-value="addsimvar(&quot;NAV SOUND:index&quot;,&quot;bool&quot;)" calcext:value-type="string">
            <text:p>addsimvar("NAV SOUND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STANDBY FREQUENCY:index</text:p>
          </table:table-cell>
          <table:table-cell table:style-name="ce8" office:value-type="string" calcext:value-type="string">
            <text:p>MH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64])" office:value-type="string" office:string-value="mhz" calcext:value-type="string">
            <text:p>mhz</text:p>
          </table:table-cell>
          <table:table-cell/>
          <table:table-cell table:formula="of:=CONCATENATE(&quot;{&quot;&quot;&quot;;[.B564];&quot;&quot;&quot;},&quot;)" office:value-type="string" office:string-value="{&quot;NAV STANDBY FREQUENCY:index&quot;}," calcext:value-type="string">
            <text:p>{"NAV STANDBY FREQUENCY:index"},</text:p>
          </table:table-cell>
          <table:table-cell table:formula="of:=CONCATENATE(&quot;addsimvar(&quot;&quot;&quot;;[.B564];&quot;&quot;&quot;,&quot;&quot;&quot;;[.H564];&quot;&quot;&quot;)&quot;)" office:value-type="string" office:string-value="addsimvar(&quot;NAV STANDBY FREQUENCY:index&quot;,&quot;mhz&quot;)" calcext:value-type="string">
            <text:p>addsimvar("NAV STANDBY FREQUENCY:index","mh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TOFROM:index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65])" office:value-type="string" office:string-value="enum" calcext:value-type="string">
            <text:p>enum</text:p>
          </table:table-cell>
          <table:table-cell/>
          <table:table-cell table:formula="of:=CONCATENATE(&quot;{&quot;&quot;&quot;;[.B565];&quot;&quot;&quot;},&quot;)" office:value-type="string" office:string-value="{&quot;NAV TOFROM:index&quot;}," calcext:value-type="string">
            <text:p>{"NAV TOFROM:index"},</text:p>
          </table:table-cell>
          <table:table-cell table:formula="of:=CONCATENATE(&quot;addsimvar(&quot;&quot;&quot;;[.B565];&quot;&quot;&quot;,&quot;&quot;&quot;;[.H565];&quot;&quot;&quot;)&quot;)" office:value-type="string" office:string-value="addsimvar(&quot;NAV TOFROM:index&quot;,&quot;enum&quot;)" calcext:value-type="string">
            <text:p>addsimvar("NAV TOFROM:index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VOR LATLONALT:index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66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566];&quot;&quot;&quot;},&quot;)" office:value-type="string" office:string-value="{&quot;NAV VOR LATLONALT:index&quot;}," calcext:value-type="string">
            <text:p>{"NAV VOR LATLONALT:index"},</text:p>
          </table:table-cell>
          <table:table-cell table:formula="of:=CONCATENATE(&quot;addsimvar(&quot;&quot;&quot;;[.B566];&quot;&quot;&quot;,&quot;&quot;&quot;;[.H566];&quot;&quot;&quot;)&quot;)" office:value-type="string" office:string-value="addsimvar(&quot;NAV VOR LATLONALT:index&quot;,&quot;simconnect_data_latlonalt&quot;)" calcext:value-type="string">
            <text:p>addsimvar("NAV VOR LATLONALT:index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AV VOR LLAF64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bad type name</text:p>
          </table:table-cell>
          <table:table-cell table:formula="of:=LOWER([.C567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567];&quot;&quot;&quot;},&quot;)" office:value-type="string" office:string-value="{&quot;NAV VOR LLAF64&quot;}," calcext:value-type="string">
            <text:p>{"NAV VOR LLAF64"},</text:p>
          </table:table-cell>
          <table:table-cell table:formula="of:=CONCATENATE(&quot;addsimvar(&quot;&quot;&quot;;[.B567];&quot;&quot;&quot;,&quot;&quot;&quot;;[.H567];&quot;&quot;&quot;)&quot;)" office:value-type="string" office:string-value="addsimvar(&quot;NAV VOR LLAF64&quot;,&quot;simconnect_data_latlonalt&quot;)" calcext:value-type="string">
            <text:p>addsimvar("NAV VOR LLAF64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UM FUEL SELECTORS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68])" office:value-type="string" office:string-value="number" calcext:value-type="string">
            <text:p>number</text:p>
          </table:table-cell>
          <table:table-cell/>
          <table:table-cell table:formula="of:=CONCATENATE(&quot;{&quot;&quot;&quot;;[.B568];&quot;&quot;&quot;},&quot;)" office:value-type="string" office:string-value="{&quot;NUM FUEL SELECTORS&quot;}," calcext:value-type="string">
            <text:p>{"NUM FUEL SELECTORS"},</text:p>
          </table:table-cell>
          <table:table-cell table:formula="of:=CONCATENATE(&quot;addsimvar(&quot;&quot;&quot;;[.B568];&quot;&quot;&quot;,&quot;&quot;&quot;;[.H568];&quot;&quot;&quot;)&quot;)" office:value-type="string" office:string-value="addsimvar(&quot;NUM FUEL SELECTORS&quot;,&quot;number&quot;)" calcext:value-type="string">
            <text:p>addsimvar("NUM FUEL SELECTORS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UMBER OF CATAPULTS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69])" office:value-type="string" office:string-value="number" calcext:value-type="string">
            <text:p>number</text:p>
          </table:table-cell>
          <table:table-cell/>
          <table:table-cell table:formula="of:=CONCATENATE(&quot;{&quot;&quot;&quot;;[.B569];&quot;&quot;&quot;},&quot;)" office:value-type="string" office:string-value="{&quot;NUMBER OF CATAPULTS&quot;}," calcext:value-type="string">
            <text:p>{"NUMBER OF CATAPULTS"},</text:p>
          </table:table-cell>
          <table:table-cell table:formula="of:=CONCATENATE(&quot;addsimvar(&quot;&quot;&quot;;[.B569];&quot;&quot;&quot;,&quot;&quot;&quot;;[.H569];&quot;&quot;&quot;)&quot;)" office:value-type="string" office:string-value="addsimvar(&quot;NUMBER OF CATAPULTS&quot;,&quot;number&quot;)" calcext:value-type="string">
            <text:p>addsimvar("NUMBER OF CATAPULTS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NUMBER OF ENGINES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70])" office:value-type="string" office:string-value="number" calcext:value-type="string">
            <text:p>number</text:p>
          </table:table-cell>
          <table:table-cell/>
          <table:table-cell table:formula="of:=CONCATENATE(&quot;{&quot;&quot;&quot;;[.B570];&quot;&quot;&quot;},&quot;)" office:value-type="string" office:string-value="{&quot;NUMBER OF ENGINES&quot;}," calcext:value-type="string">
            <text:p>{"NUMBER OF ENGINES"},</text:p>
          </table:table-cell>
          <table:table-cell table:formula="of:=CONCATENATE(&quot;addsimvar(&quot;&quot;&quot;;[.B570];&quot;&quot;&quot;,&quot;&quot;&quot;;[.H570];&quot;&quot;&quot;)&quot;)" office:value-type="string" office:string-value="addsimvar(&quot;NUMBER OF ENGINES&quot;,&quot;number&quot;)" calcext:value-type="string">
            <text:p>addsimvar("NUMBER OF ENGINES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OUTER MARKER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71])" office:value-type="string" office:string-value="bool" calcext:value-type="string">
            <text:p>bool</text:p>
          </table:table-cell>
          <table:table-cell/>
          <table:table-cell table:formula="of:=CONCATENATE(&quot;{&quot;&quot;&quot;;[.B571];&quot;&quot;&quot;},&quot;)" office:value-type="string" office:string-value="{&quot;OUTER MARKER&quot;}," calcext:value-type="string">
            <text:p>{"OUTER MARKER"},</text:p>
          </table:table-cell>
          <table:table-cell table:formula="of:=CONCATENATE(&quot;addsimvar(&quot;&quot;&quot;;[.B571];&quot;&quot;&quot;,&quot;&quot;&quot;;[.H571];&quot;&quot;&quot;)&quot;)" office:value-type="string" office:string-value="addsimvar(&quot;OUTER MARKER&quot;,&quot;bool&quot;)" calcext:value-type="string">
            <text:p>addsimvar("OUTER MARKER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OUTER MARKER LATLONALT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72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572];&quot;&quot;&quot;},&quot;)" office:value-type="string" office:string-value="{&quot;OUTER MARKER LATLONALT&quot;}," calcext:value-type="string">
            <text:p>{"OUTER MARKER LATLONALT"},</text:p>
          </table:table-cell>
          <table:table-cell table:formula="of:=CONCATENATE(&quot;addsimvar(&quot;&quot;&quot;;[.B572];&quot;&quot;&quot;,&quot;&quot;&quot;;[.H572];&quot;&quot;&quot;)&quot;)" office:value-type="string" office:string-value="addsimvar(&quot;OUTER MARKER LATLONALT&quot;,&quot;simconnect_data_latlonalt&quot;)" calcext:value-type="string">
            <text:p>addsimvar("OUTER MARKER LATLONALT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OVERSPEED WARNING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73])" office:value-type="string" office:string-value="bool" calcext:value-type="string">
            <text:p>bool</text:p>
          </table:table-cell>
          <table:table-cell/>
          <table:table-cell table:formula="of:=CONCATENATE(&quot;{&quot;&quot;&quot;;[.B573];&quot;&quot;&quot;},&quot;)" office:value-type="string" office:string-value="{&quot;OVERSPEED WARNING&quot;}," calcext:value-type="string">
            <text:p>{"OVERSPEED WARNING"},</text:p>
          </table:table-cell>
          <table:table-cell table:formula="of:=CONCATENATE(&quot;addsimvar(&quot;&quot;&quot;;[.B573];&quot;&quot;&quot;,&quot;&quot;&quot;;[.H573];&quot;&quot;&quot;)&quot;)" office:value-type="string" office:string-value="addsimvar(&quot;OVERSPEED WARNING&quot;,&quot;bool&quot;)" calcext:value-type="string">
            <text:p>addsimvar("OVERSPEED WARNING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NEL ANTI ICE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74])" office:value-type="string" office:string-value="bool" calcext:value-type="string">
            <text:p>bool</text:p>
          </table:table-cell>
          <table:table-cell/>
          <table:table-cell table:formula="of:=CONCATENATE(&quot;{&quot;&quot;&quot;;[.B574];&quot;&quot;&quot;},&quot;)" office:value-type="string" office:string-value="{&quot;PANEL ANTI ICE SWITCH&quot;}," calcext:value-type="string">
            <text:p>{"PANEL ANTI ICE SWITCH"},</text:p>
          </table:table-cell>
          <table:table-cell table:formula="of:=CONCATENATE(&quot;addsimvar(&quot;&quot;&quot;;[.B574];&quot;&quot;&quot;,&quot;&quot;&quot;;[.H574];&quot;&quot;&quot;)&quot;)" office:value-type="string" office:string-value="addsimvar(&quot;PANEL ANTI ICE SWITCH&quot;,&quot;bool&quot;)" calcext:value-type="string">
            <text:p>addsimvar("PANEL ANTI ICE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NEL AUTO FEATHER SWITCH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75])" office:value-type="string" office:string-value="bool" calcext:value-type="string">
            <text:p>bool</text:p>
          </table:table-cell>
          <table:table-cell/>
          <table:table-cell table:formula="of:=CONCATENATE(&quot;{&quot;&quot;&quot;;[.B575];&quot;&quot;&quot;},&quot;)" office:value-type="string" office:string-value="{&quot;PANEL AUTO FEATHER SWITCH:index&quot;}," calcext:value-type="string">
            <text:p>{"PANEL AUTO FEATHER SWITCH:index"},</text:p>
          </table:table-cell>
          <table:table-cell table:formula="of:=CONCATENATE(&quot;addsimvar(&quot;&quot;&quot;;[.B575];&quot;&quot;&quot;,&quot;&quot;&quot;;[.H575];&quot;&quot;&quot;)&quot;)" office:value-type="string" office:string-value="addsimvar(&quot;PANEL AUTO FEATHER SWITCH:index&quot;,&quot;bool&quot;)" calcext:value-type="string">
            <text:p>addsimvar("PANEL AUTO FEATHER SWITCH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ADF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76])" office:value-type="string" office:string-value="enum" calcext:value-type="string">
            <text:p>enum</text:p>
          </table:table-cell>
          <table:table-cell/>
          <table:table-cell table:formula="of:=CONCATENATE(&quot;{&quot;&quot;&quot;;[.B576];&quot;&quot;&quot;},&quot;)" office:value-type="string" office:string-value="{&quot;PARTIAL PANEL ADF&quot;}," calcext:value-type="string">
            <text:p>{"PARTIAL PANEL ADF"},</text:p>
          </table:table-cell>
          <table:table-cell table:formula="of:=CONCATENATE(&quot;addsimvar(&quot;&quot;&quot;;[.B576];&quot;&quot;&quot;,&quot;&quot;&quot;;[.H576];&quot;&quot;&quot;)&quot;)" office:value-type="string" office:string-value="addsimvar(&quot;PARTIAL PANEL ADF&quot;,&quot;enum&quot;)" calcext:value-type="string">
            <text:p>addsimvar("PARTIAL PANEL ADF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AIRSPEED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77])" office:value-type="string" office:string-value="enum" calcext:value-type="string">
            <text:p>enum</text:p>
          </table:table-cell>
          <table:table-cell/>
          <table:table-cell table:formula="of:=CONCATENATE(&quot;{&quot;&quot;&quot;;[.B577];&quot;&quot;&quot;},&quot;)" office:value-type="string" office:string-value="{&quot;PARTIAL PANEL AIRSPEED&quot;}," calcext:value-type="string">
            <text:p>{"PARTIAL PANEL AIRSPEED"},</text:p>
          </table:table-cell>
          <table:table-cell table:formula="of:=CONCATENATE(&quot;addsimvar(&quot;&quot;&quot;;[.B577];&quot;&quot;&quot;,&quot;&quot;&quot;;[.H577];&quot;&quot;&quot;)&quot;)" office:value-type="string" office:string-value="addsimvar(&quot;PARTIAL PANEL AIRSPEED&quot;,&quot;enum&quot;)" calcext:value-type="string">
            <text:p>addsimvar("PARTIAL PANEL AIRSPEED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ALTIMETER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78])" office:value-type="string" office:string-value="enum" calcext:value-type="string">
            <text:p>enum</text:p>
          </table:table-cell>
          <table:table-cell/>
          <table:table-cell table:formula="of:=CONCATENATE(&quot;{&quot;&quot;&quot;;[.B578];&quot;&quot;&quot;},&quot;)" office:value-type="string" office:string-value="{&quot;PARTIAL PANEL ALTIMETER&quot;}," calcext:value-type="string">
            <text:p>{"PARTIAL PANEL ALTIMETER"},</text:p>
          </table:table-cell>
          <table:table-cell table:formula="of:=CONCATENATE(&quot;addsimvar(&quot;&quot;&quot;;[.B578];&quot;&quot;&quot;,&quot;&quot;&quot;;[.H578];&quot;&quot;&quot;)&quot;)" office:value-type="string" office:string-value="addsimvar(&quot;PARTIAL PANEL ALTIMETER&quot;,&quot;enum&quot;)" calcext:value-type="string">
            <text:p>addsimvar("PARTIAL PANEL ALTIMETER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ATTITUD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79])" office:value-type="string" office:string-value="enum" calcext:value-type="string">
            <text:p>enum</text:p>
          </table:table-cell>
          <table:table-cell/>
          <table:table-cell table:formula="of:=CONCATENATE(&quot;{&quot;&quot;&quot;;[.B579];&quot;&quot;&quot;},&quot;)" office:value-type="string" office:string-value="{&quot;PARTIAL PANEL ATTITUDE&quot;}," calcext:value-type="string">
            <text:p>{"PARTIAL PANEL ATTITUDE"},</text:p>
          </table:table-cell>
          <table:table-cell table:formula="of:=CONCATENATE(&quot;addsimvar(&quot;&quot;&quot;;[.B579];&quot;&quot;&quot;,&quot;&quot;&quot;;[.H579];&quot;&quot;&quot;)&quot;)" office:value-type="string" office:string-value="addsimvar(&quot;PARTIAL PANEL ATTITUDE&quot;,&quot;enum&quot;)" calcext:value-type="string">
            <text:p>addsimvar("PARTIAL PANEL ATTITUD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AVIONICS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80])" office:value-type="string" office:string-value="enum" calcext:value-type="string">
            <text:p>enum</text:p>
          </table:table-cell>
          <table:table-cell/>
          <table:table-cell table:formula="of:=CONCATENATE(&quot;{&quot;&quot;&quot;;[.B580];&quot;&quot;&quot;},&quot;)" office:value-type="string" office:string-value="{&quot;PARTIAL PANEL AVIONICS&quot;}," calcext:value-type="string">
            <text:p>{"PARTIAL PANEL AVIONICS"},</text:p>
          </table:table-cell>
          <table:table-cell table:formula="of:=CONCATENATE(&quot;addsimvar(&quot;&quot;&quot;;[.B580];&quot;&quot;&quot;,&quot;&quot;&quot;;[.H580];&quot;&quot;&quot;)&quot;)" office:value-type="string" office:string-value="addsimvar(&quot;PARTIAL PANEL AVIONICS&quot;,&quot;enum&quot;)" calcext:value-type="string">
            <text:p>addsimvar("PARTIAL PANEL AVIONICS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COMM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81])" office:value-type="string" office:string-value="enum" calcext:value-type="string">
            <text:p>enum</text:p>
          </table:table-cell>
          <table:table-cell/>
          <table:table-cell table:formula="of:=CONCATENATE(&quot;{&quot;&quot;&quot;;[.B581];&quot;&quot;&quot;},&quot;)" office:value-type="string" office:string-value="{&quot;PARTIAL PANEL COMM&quot;}," calcext:value-type="string">
            <text:p>{"PARTIAL PANEL COMM"},</text:p>
          </table:table-cell>
          <table:table-cell table:formula="of:=CONCATENATE(&quot;addsimvar(&quot;&quot;&quot;;[.B581];&quot;&quot;&quot;,&quot;&quot;&quot;;[.H581];&quot;&quot;&quot;)&quot;)" office:value-type="string" office:string-value="addsimvar(&quot;PARTIAL PANEL COMM&quot;,&quot;enum&quot;)" calcext:value-type="string">
            <text:p>addsimvar("PARTIAL PANEL COMM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COMPASS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82])" office:value-type="string" office:string-value="enum" calcext:value-type="string">
            <text:p>enum</text:p>
          </table:table-cell>
          <table:table-cell/>
          <table:table-cell table:formula="of:=CONCATENATE(&quot;{&quot;&quot;&quot;;[.B582];&quot;&quot;&quot;},&quot;)" office:value-type="string" office:string-value="{&quot;PARTIAL PANEL COMPASS&quot;}," calcext:value-type="string">
            <text:p>{"PARTIAL PANEL COMPASS"},</text:p>
          </table:table-cell>
          <table:table-cell table:formula="of:=CONCATENATE(&quot;addsimvar(&quot;&quot;&quot;;[.B582];&quot;&quot;&quot;,&quot;&quot;&quot;;[.H582];&quot;&quot;&quot;)&quot;)" office:value-type="string" office:string-value="addsimvar(&quot;PARTIAL PANEL COMPASS&quot;,&quot;enum&quot;)" calcext:value-type="string">
            <text:p>addsimvar("PARTIAL PANEL COMPASS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ELECTRICAL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83])" office:value-type="string" office:string-value="enum" calcext:value-type="string">
            <text:p>enum</text:p>
          </table:table-cell>
          <table:table-cell/>
          <table:table-cell table:formula="of:=CONCATENATE(&quot;{&quot;&quot;&quot;;[.B583];&quot;&quot;&quot;},&quot;)" office:value-type="string" office:string-value="{&quot;PARTIAL PANEL ELECTRICAL&quot;}," calcext:value-type="string">
            <text:p>{"PARTIAL PANEL ELECTRICAL"},</text:p>
          </table:table-cell>
          <table:table-cell table:formula="of:=CONCATENATE(&quot;addsimvar(&quot;&quot;&quot;;[.B583];&quot;&quot;&quot;,&quot;&quot;&quot;;[.H583];&quot;&quot;&quot;)&quot;)" office:value-type="string" office:string-value="addsimvar(&quot;PARTIAL PANEL ELECTRICAL&quot;,&quot;enum&quot;)" calcext:value-type="string">
            <text:p>addsimvar("PARTIAL PANEL ELECTRICAL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ENGIN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84])" office:value-type="string" office:string-value="enum" calcext:value-type="string">
            <text:p>enum</text:p>
          </table:table-cell>
          <table:table-cell/>
          <table:table-cell table:formula="of:=CONCATENATE(&quot;{&quot;&quot;&quot;;[.B584];&quot;&quot;&quot;},&quot;)" office:value-type="string" office:string-value="{&quot;PARTIAL PANEL ENGINE&quot;}," calcext:value-type="string">
            <text:p>{"PARTIAL PANEL ENGINE"},</text:p>
          </table:table-cell>
          <table:table-cell table:formula="of:=CONCATENATE(&quot;addsimvar(&quot;&quot;&quot;;[.B584];&quot;&quot;&quot;,&quot;&quot;&quot;;[.H584];&quot;&quot;&quot;)&quot;)" office:value-type="string" office:string-value="addsimvar(&quot;PARTIAL PANEL ENGINE&quot;,&quot;enum&quot;)" calcext:value-type="string">
            <text:p>addsimvar("PARTIAL PANEL ENGIN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FUEL INDICATOR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85])" office:value-type="string" office:string-value="enum" calcext:value-type="string">
            <text:p>enum</text:p>
          </table:table-cell>
          <table:table-cell/>
          <table:table-cell table:formula="of:=CONCATENATE(&quot;{&quot;&quot;&quot;;[.B585];&quot;&quot;&quot;},&quot;)" office:value-type="string" office:string-value="{&quot;PARTIAL PANEL FUEL INDICATOR&quot;}," calcext:value-type="string">
            <text:p>{"PARTIAL PANEL FUEL INDICATOR"},</text:p>
          </table:table-cell>
          <table:table-cell table:formula="of:=CONCATENATE(&quot;addsimvar(&quot;&quot;&quot;;[.B585];&quot;&quot;&quot;,&quot;&quot;&quot;;[.H585];&quot;&quot;&quot;)&quot;)" office:value-type="string" office:string-value="addsimvar(&quot;PARTIAL PANEL FUEL INDICATOR&quot;,&quot;enum&quot;)" calcext:value-type="string">
            <text:p>addsimvar("PARTIAL PANEL FUEL INDICATOR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HEADING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86])" office:value-type="string" office:string-value="enum" calcext:value-type="string">
            <text:p>enum</text:p>
          </table:table-cell>
          <table:table-cell/>
          <table:table-cell table:formula="of:=CONCATENATE(&quot;{&quot;&quot;&quot;;[.B586];&quot;&quot;&quot;},&quot;)" office:value-type="string" office:string-value="{&quot;PARTIAL PANEL HEADING&quot;}," calcext:value-type="string">
            <text:p>{"PARTIAL PANEL HEADING"},</text:p>
          </table:table-cell>
          <table:table-cell table:formula="of:=CONCATENATE(&quot;addsimvar(&quot;&quot;&quot;;[.B586];&quot;&quot;&quot;,&quot;&quot;&quot;;[.H586];&quot;&quot;&quot;)&quot;)" office:value-type="string" office:string-value="addsimvar(&quot;PARTIAL PANEL HEADING&quot;,&quot;enum&quot;)" calcext:value-type="string">
            <text:p>addsimvar("PARTIAL PANEL HEADING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NAV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87])" office:value-type="string" office:string-value="enum" calcext:value-type="string">
            <text:p>enum</text:p>
          </table:table-cell>
          <table:table-cell/>
          <table:table-cell table:formula="of:=CONCATENATE(&quot;{&quot;&quot;&quot;;[.B587];&quot;&quot;&quot;},&quot;)" office:value-type="string" office:string-value="{&quot;PARTIAL PANEL NAV&quot;}," calcext:value-type="string">
            <text:p>{"PARTIAL PANEL NAV"},</text:p>
          </table:table-cell>
          <table:table-cell table:formula="of:=CONCATENATE(&quot;addsimvar(&quot;&quot;&quot;;[.B587];&quot;&quot;&quot;,&quot;&quot;&quot;;[.H587];&quot;&quot;&quot;)&quot;)" office:value-type="string" office:string-value="addsimvar(&quot;PARTIAL PANEL NAV&quot;,&quot;enum&quot;)" calcext:value-type="string">
            <text:p>addsimvar("PARTIAL PANEL NAV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PITOT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88])" office:value-type="string" office:string-value="enum" calcext:value-type="string">
            <text:p>enum</text:p>
          </table:table-cell>
          <table:table-cell/>
          <table:table-cell table:formula="of:=CONCATENATE(&quot;{&quot;&quot;&quot;;[.B588];&quot;&quot;&quot;},&quot;)" office:value-type="string" office:string-value="{&quot;PARTIAL PANEL PITOT&quot;}," calcext:value-type="string">
            <text:p>{"PARTIAL PANEL PITOT"},</text:p>
          </table:table-cell>
          <table:table-cell table:formula="of:=CONCATENATE(&quot;addsimvar(&quot;&quot;&quot;;[.B588];&quot;&quot;&quot;,&quot;&quot;&quot;;[.H588];&quot;&quot;&quot;)&quot;)" office:value-type="string" office:string-value="addsimvar(&quot;PARTIAL PANEL PITOT&quot;,&quot;enum&quot;)" calcext:value-type="string">
            <text:p>addsimvar("PARTIAL PANEL PITOT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TRANSPONDER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89])" office:value-type="string" office:string-value="enum" calcext:value-type="string">
            <text:p>enum</text:p>
          </table:table-cell>
          <table:table-cell/>
          <table:table-cell table:formula="of:=CONCATENATE(&quot;{&quot;&quot;&quot;;[.B589];&quot;&quot;&quot;},&quot;)" office:value-type="string" office:string-value="{&quot;PARTIAL PANEL TRANSPONDER&quot;}," calcext:value-type="string">
            <text:p>{"PARTIAL PANEL TRANSPONDER"},</text:p>
          </table:table-cell>
          <table:table-cell table:formula="of:=CONCATENATE(&quot;addsimvar(&quot;&quot;&quot;;[.B589];&quot;&quot;&quot;,&quot;&quot;&quot;;[.H589];&quot;&quot;&quot;)&quot;)" office:value-type="string" office:string-value="addsimvar(&quot;PARTIAL PANEL TRANSPONDER&quot;,&quot;enum&quot;)" calcext:value-type="string">
            <text:p>addsimvar("PARTIAL PANEL TRANSPONDER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TURN COORDINATOR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90])" office:value-type="string" office:string-value="enum" calcext:value-type="string">
            <text:p>enum</text:p>
          </table:table-cell>
          <table:table-cell/>
          <table:table-cell table:formula="of:=CONCATENATE(&quot;{&quot;&quot;&quot;;[.B590];&quot;&quot;&quot;},&quot;)" office:value-type="string" office:string-value="{&quot;PARTIAL PANEL TURN COORDINATOR&quot;}," calcext:value-type="string">
            <text:p>{"PARTIAL PANEL TURN COORDINATOR"},</text:p>
          </table:table-cell>
          <table:table-cell table:formula="of:=CONCATENATE(&quot;addsimvar(&quot;&quot;&quot;;[.B590];&quot;&quot;&quot;,&quot;&quot;&quot;;[.H590];&quot;&quot;&quot;)&quot;)" office:value-type="string" office:string-value="addsimvar(&quot;PARTIAL PANEL TURN COORDINATOR&quot;,&quot;enum&quot;)" calcext:value-type="string">
            <text:p>addsimvar("PARTIAL PANEL TURN COORDINATOR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VACUUM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91])" office:value-type="string" office:string-value="enum" calcext:value-type="string">
            <text:p>enum</text:p>
          </table:table-cell>
          <table:table-cell/>
          <table:table-cell table:formula="of:=CONCATENATE(&quot;{&quot;&quot;&quot;;[.B591];&quot;&quot;&quot;},&quot;)" office:value-type="string" office:string-value="{&quot;PARTIAL PANEL VACUUM&quot;}," calcext:value-type="string">
            <text:p>{"PARTIAL PANEL VACUUM"},</text:p>
          </table:table-cell>
          <table:table-cell table:formula="of:=CONCATENATE(&quot;addsimvar(&quot;&quot;&quot;;[.B591];&quot;&quot;&quot;,&quot;&quot;&quot;;[.H591];&quot;&quot;&quot;)&quot;)" office:value-type="string" office:string-value="addsimvar(&quot;PARTIAL PANEL VACUUM&quot;,&quot;enum&quot;)" calcext:value-type="string">
            <text:p>addsimvar("PARTIAL PANEL VACUUM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RTIAL PANEL VERTICAL VELOCITY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92])" office:value-type="string" office:string-value="enum" calcext:value-type="string">
            <text:p>enum</text:p>
          </table:table-cell>
          <table:table-cell/>
          <table:table-cell table:formula="of:=CONCATENATE(&quot;{&quot;&quot;&quot;;[.B592];&quot;&quot;&quot;},&quot;)" office:value-type="string" office:string-value="{&quot;PARTIAL PANEL VERTICAL VELOCITY&quot;}," calcext:value-type="string">
            <text:p>{"PARTIAL PANEL VERTICAL VELOCITY"},</text:p>
          </table:table-cell>
          <table:table-cell table:formula="of:=CONCATENATE(&quot;addsimvar(&quot;&quot;&quot;;[.B592];&quot;&quot;&quot;,&quot;&quot;&quot;;[.H592];&quot;&quot;&quot;)&quot;)" office:value-type="string" office:string-value="addsimvar(&quot;PARTIAL PANEL VERTICAL VELOCITY&quot;,&quot;enum&quot;)" calcext:value-type="string">
            <text:p>addsimvar("PARTIAL PANEL VERTICAL VELOCITY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YLOAD STATION COUNT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93])" office:value-type="string" office:string-value="number" calcext:value-type="string">
            <text:p>number</text:p>
          </table:table-cell>
          <table:table-cell/>
          <table:table-cell table:formula="of:=CONCATENATE(&quot;{&quot;&quot;&quot;;[.B593];&quot;&quot;&quot;},&quot;)" office:value-type="string" office:string-value="{&quot;PAYLOAD STATION COUNT&quot;}," calcext:value-type="string">
            <text:p>{"PAYLOAD STATION COUNT"},</text:p>
          </table:table-cell>
          <table:table-cell table:formula="of:=CONCATENATE(&quot;addsimvar(&quot;&quot;&quot;;[.B593];&quot;&quot;&quot;,&quot;&quot;&quot;;[.H593];&quot;&quot;&quot;)&quot;)" office:value-type="string" office:string-value="addsimvar(&quot;PAYLOAD STATION COUNT&quot;,&quot;number&quot;)" calcext:value-type="string">
            <text:p>addsimvar("PAYLOAD STATION COUNT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YLOAD STATION NAM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94])" office:value-type="string" office:string-value="string" calcext:value-type="string">
            <text:p>string</text:p>
          </table:table-cell>
          <table:table-cell/>
          <table:table-cell table:formula="of:=CONCATENATE(&quot;{&quot;&quot;&quot;;[.B594];&quot;&quot;&quot;},&quot;)" office:value-type="string" office:string-value="{&quot;PAYLOAD STATION NAME&quot;}," calcext:value-type="string">
            <text:p>{"PAYLOAD STATION NAME"},</text:p>
          </table:table-cell>
          <table:table-cell table:formula="of:=CONCATENATE(&quot;addsimvar(&quot;&quot;&quot;;[.B594];&quot;&quot;&quot;,&quot;&quot;&quot;;[.H594];&quot;&quot;&quot;)&quot;)" office:value-type="string" office:string-value="addsimvar(&quot;PAYLOAD STATION NAME&quot;,&quot;string&quot;)" calcext:value-type="string">
            <text:p>addsimvar("PAYLOAD STATION NAME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YLOAD STATION NUM SIMOBJECTS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95])" office:value-type="string" office:string-value="number" calcext:value-type="string">
            <text:p>number</text:p>
          </table:table-cell>
          <table:table-cell/>
          <table:table-cell table:formula="of:=CONCATENATE(&quot;{&quot;&quot;&quot;;[.B595];&quot;&quot;&quot;},&quot;)" office:value-type="string" office:string-value="{&quot;PAYLOAD STATION NUM SIMOBJECTS:index&quot;}," calcext:value-type="string">
            <text:p>{"PAYLOAD STATION NUM SIMOBJECTS:index"},</text:p>
          </table:table-cell>
          <table:table-cell table:formula="of:=CONCATENATE(&quot;addsimvar(&quot;&quot;&quot;;[.B595];&quot;&quot;&quot;,&quot;&quot;&quot;;[.H595];&quot;&quot;&quot;)&quot;)" office:value-type="string" office:string-value="addsimvar(&quot;PAYLOAD STATION NUM SIMOBJECTS:index&quot;,&quot;number&quot;)" calcext:value-type="string">
            <text:p>addsimvar("PAYLOAD STATION NUM SIMOBJECTS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YLOAD STATION OBJECT:index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Y- set onl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96])" office:value-type="string" office:string-value="string" calcext:value-type="string">
            <text:p>string</text:p>
          </table:table-cell>
          <table:table-cell/>
          <table:table-cell table:formula="of:=CONCATENATE(&quot;{&quot;&quot;&quot;;[.B596];&quot;&quot;&quot;},&quot;)" office:value-type="string" office:string-value="{&quot;PAYLOAD STATION OBJECT:index&quot;}," calcext:value-type="string">
            <text:p>{"PAYLOAD STATION OBJECT:index"},</text:p>
          </table:table-cell>
          <table:table-cell table:formula="of:=CONCATENATE(&quot;addsimvar(&quot;&quot;&quot;;[.B596];&quot;&quot;&quot;,&quot;&quot;&quot;;[.H596];&quot;&quot;&quot;)&quot;)" office:value-type="string" office:string-value="addsimvar(&quot;PAYLOAD STATION OBJECT:index&quot;,&quot;string&quot;)" calcext:value-type="string">
            <text:p>addsimvar("PAYLOAD STATION OBJECT:index","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AYLOAD STATION WEIGHT:index</text:p>
          </table:table-cell>
          <table:table-cell table:style-name="ce8" office:value-type="string" calcext:value-type="string">
            <text:p>Pound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597])" office:value-type="string" office:string-value="pounds" calcext:value-type="string">
            <text:p>pounds</text:p>
          </table:table-cell>
          <table:table-cell/>
          <table:table-cell table:formula="of:=CONCATENATE(&quot;{&quot;&quot;&quot;;[.B597];&quot;&quot;&quot;},&quot;)" office:value-type="string" office:string-value="{&quot;PAYLOAD STATION WEIGHT:index&quot;}," calcext:value-type="string">
            <text:p>{"PAYLOAD STATION WEIGHT:index"},</text:p>
          </table:table-cell>
          <table:table-cell table:formula="of:=CONCATENATE(&quot;addsimvar(&quot;&quot;&quot;;[.B597];&quot;&quot;&quot;,&quot;&quot;&quot;;[.H597];&quot;&quot;&quot;)&quot;)" office:value-type="string" office:string-value="addsimvar(&quot;PAYLOAD STATION WEIGHT:index&quot;,&quot;pounds&quot;)" calcext:value-type="string">
            <text:p>addsimvar("PAYLOAD STATION WEIGHT:index","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ITOT HEAT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98])" office:value-type="string" office:string-value="bool" calcext:value-type="string">
            <text:p>bool</text:p>
          </table:table-cell>
          <table:table-cell/>
          <table:table-cell table:formula="of:=CONCATENATE(&quot;{&quot;&quot;&quot;;[.B598];&quot;&quot;&quot;},&quot;)" office:value-type="string" office:string-value="{&quot;PITOT HEAT&quot;}," calcext:value-type="string">
            <text:p>{"PITOT HEAT"},</text:p>
          </table:table-cell>
          <table:table-cell table:formula="of:=CONCATENATE(&quot;addsimvar(&quot;&quot;&quot;;[.B598];&quot;&quot;&quot;,&quot;&quot;&quot;;[.H598];&quot;&quot;&quot;)&quot;)" office:value-type="string" office:string-value="addsimvar(&quot;PITOT HEAT&quot;,&quot;bool&quot;)" calcext:value-type="string">
            <text:p>addsimvar("PITOT HEAT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ITOT ICE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599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599];&quot;&quot;&quot;},&quot;)" office:value-type="string" office:string-value="{&quot;PITOT ICE PCT&quot;}," calcext:value-type="string">
            <text:p>{"PITOT ICE PCT"},</text:p>
          </table:table-cell>
          <table:table-cell table:formula="of:=CONCATENATE(&quot;addsimvar(&quot;&quot;&quot;;[.B599];&quot;&quot;&quot;,&quot;&quot;&quot;;[.H599];&quot;&quot;&quot;)&quot;)" office:value-type="string" office:string-value="addsimvar(&quot;PITOT ICE PCT&quot;,&quot;percent over 100&quot;)" calcext:value-type="string">
            <text:p>addsimvar("PITOT ICE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LANE ALT ABOVE GROUND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00])" office:value-type="string" office:string-value="feet" calcext:value-type="string">
            <text:p>feet</text:p>
          </table:table-cell>
          <table:table-cell/>
          <table:table-cell table:formula="of:=CONCATENATE(&quot;{&quot;&quot;&quot;;[.B600];&quot;&quot;&quot;},&quot;)" office:value-type="string" office:string-value="{&quot;PLANE ALT ABOVE GROUND&quot;}," calcext:value-type="string">
            <text:p>{"PLANE ALT ABOVE GROUND"},</text:p>
          </table:table-cell>
          <table:table-cell table:formula="of:=CONCATENATE(&quot;addsimvar(&quot;&quot;&quot;;[.B600];&quot;&quot;&quot;,&quot;&quot;&quot;;[.H600];&quot;&quot;&quot;)&quot;)" office:value-type="string" office:string-value="addsimvar(&quot;PLANE ALT ABOVE GROUND&quot;,&quot;feet&quot;)" calcext:value-type="string">
            <text:p>addsimvar("PLANE ALT ABOVE GROUND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LANE ALTITUDE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01])" office:value-type="string" office:string-value="feet" calcext:value-type="string">
            <text:p>feet</text:p>
          </table:table-cell>
          <table:table-cell/>
          <table:table-cell table:formula="of:=CONCATENATE(&quot;{&quot;&quot;&quot;;[.B601];&quot;&quot;&quot;},&quot;)" office:value-type="string" office:string-value="{&quot;PLANE ALTITUDE&quot;}," calcext:value-type="string">
            <text:p>{"PLANE ALTITUDE"},</text:p>
          </table:table-cell>
          <table:table-cell table:formula="of:=CONCATENATE(&quot;addsimvar(&quot;&quot;&quot;;[.B601];&quot;&quot;&quot;,&quot;&quot;&quot;;[.H601];&quot;&quot;&quot;)&quot;)" office:value-type="string" office:string-value="addsimvar(&quot;PLANE ALTITUDE&quot;,&quot;feet&quot;)" calcext:value-type="string">
            <text:p>addsimvar("PLANE ALTITUDE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LANE BANK DEGREES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02])" office:value-type="string" office:string-value="radians" calcext:value-type="string">
            <text:p>radians</text:p>
          </table:table-cell>
          <table:table-cell/>
          <table:table-cell table:formula="of:=CONCATENATE(&quot;{&quot;&quot;&quot;;[.B602];&quot;&quot;&quot;},&quot;)" office:value-type="string" office:string-value="{&quot;PLANE BANK DEGREES&quot;}," calcext:value-type="string">
            <text:p>{"PLANE BANK DEGREES"},</text:p>
          </table:table-cell>
          <table:table-cell table:formula="of:=CONCATENATE(&quot;addsimvar(&quot;&quot;&quot;;[.B602];&quot;&quot;&quot;,&quot;&quot;&quot;;[.H602];&quot;&quot;&quot;)&quot;)" office:value-type="string" office:string-value="addsimvar(&quot;PLANE BANK DEGREES&quot;,&quot;radians&quot;)" calcext:value-type="string">
            <text:p>addsimvar("PLANE BANK DEGREES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LANE HEADING DEGREES GYRO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03])" office:value-type="string" office:string-value="radians" calcext:value-type="string">
            <text:p>radians</text:p>
          </table:table-cell>
          <table:table-cell/>
          <table:table-cell table:formula="of:=CONCATENATE(&quot;{&quot;&quot;&quot;;[.B603];&quot;&quot;&quot;},&quot;)" office:value-type="string" office:string-value="{&quot;PLANE HEADING DEGREES GYRO&quot;}," calcext:value-type="string">
            <text:p>{"PLANE HEADING DEGREES GYRO"},</text:p>
          </table:table-cell>
          <table:table-cell table:formula="of:=CONCATENATE(&quot;addsimvar(&quot;&quot;&quot;;[.B603];&quot;&quot;&quot;,&quot;&quot;&quot;;[.H603];&quot;&quot;&quot;)&quot;)" office:value-type="string" office:string-value="addsimvar(&quot;PLANE HEADING DEGREES GYRO&quot;,&quot;radians&quot;)" calcext:value-type="string">
            <text:p>addsimvar("PLANE HEADING DEGREES GYRO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LANE HEADING DEGREES MAGNETIC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04])" office:value-type="string" office:string-value="radians" calcext:value-type="string">
            <text:p>radians</text:p>
          </table:table-cell>
          <table:table-cell/>
          <table:table-cell table:formula="of:=CONCATENATE(&quot;{&quot;&quot;&quot;;[.B604];&quot;&quot;&quot;},&quot;)" office:value-type="string" office:string-value="{&quot;PLANE HEADING DEGREES MAGNETIC&quot;}," calcext:value-type="string">
            <text:p>{"PLANE HEADING DEGREES MAGNETIC"},</text:p>
          </table:table-cell>
          <table:table-cell table:formula="of:=CONCATENATE(&quot;addsimvar(&quot;&quot;&quot;;[.B604];&quot;&quot;&quot;,&quot;&quot;&quot;;[.H604];&quot;&quot;&quot;)&quot;)" office:value-type="string" office:string-value="addsimvar(&quot;PLANE HEADING DEGREES MAGNETIC&quot;,&quot;radians&quot;)" calcext:value-type="string">
            <text:p>addsimvar("PLANE HEADING DEGREES MAGNETIC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LANE HEADING DEGREES TRU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05])" office:value-type="string" office:string-value="radians" calcext:value-type="string">
            <text:p>radians</text:p>
          </table:table-cell>
          <table:table-cell/>
          <table:table-cell table:formula="of:=CONCATENATE(&quot;{&quot;&quot;&quot;;[.B605];&quot;&quot;&quot;},&quot;)" office:value-type="string" office:string-value="{&quot;PLANE HEADING DEGREES TRUE&quot;}," calcext:value-type="string">
            <text:p>{"PLANE HEADING DEGREES TRUE"},</text:p>
          </table:table-cell>
          <table:table-cell table:formula="of:=CONCATENATE(&quot;addsimvar(&quot;&quot;&quot;;[.B605];&quot;&quot;&quot;,&quot;&quot;&quot;;[.H605];&quot;&quot;&quot;)&quot;)" office:value-type="string" office:string-value="addsimvar(&quot;PLANE HEADING DEGREES TRUE&quot;,&quot;radians&quot;)" calcext:value-type="string">
            <text:p>addsimvar("PLANE HEADING DEGREES TRU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LANE LATITUD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06])" office:value-type="string" office:string-value="radians" calcext:value-type="string">
            <text:p>radians</text:p>
          </table:table-cell>
          <table:table-cell/>
          <table:table-cell table:formula="of:=CONCATENATE(&quot;{&quot;&quot;&quot;;[.B606];&quot;&quot;&quot;},&quot;)" office:value-type="string" office:string-value="{&quot;PLANE LATITUDE&quot;}," calcext:value-type="string">
            <text:p>{"PLANE LATITUDE"},</text:p>
          </table:table-cell>
          <table:table-cell table:formula="of:=CONCATENATE(&quot;addsimvar(&quot;&quot;&quot;;[.B606];&quot;&quot;&quot;,&quot;&quot;&quot;;[.H606];&quot;&quot;&quot;)&quot;)" office:value-type="string" office:string-value="addsimvar(&quot;PLANE LATITUDE&quot;,&quot;radians&quot;)" calcext:value-type="string">
            <text:p>addsimvar("PLANE LATITUD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LANE LONGITUD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07])" office:value-type="string" office:string-value="radians" calcext:value-type="string">
            <text:p>radians</text:p>
          </table:table-cell>
          <table:table-cell/>
          <table:table-cell table:formula="of:=CONCATENATE(&quot;{&quot;&quot;&quot;;[.B607];&quot;&quot;&quot;},&quot;)" office:value-type="string" office:string-value="{&quot;PLANE LONGITUDE&quot;}," calcext:value-type="string">
            <text:p>{"PLANE LONGITUDE"},</text:p>
          </table:table-cell>
          <table:table-cell table:formula="of:=CONCATENATE(&quot;addsimvar(&quot;&quot;&quot;;[.B607];&quot;&quot;&quot;,&quot;&quot;&quot;;[.H607];&quot;&quot;&quot;)&quot;)" office:value-type="string" office:string-value="addsimvar(&quot;PLANE LONGITUDE&quot;,&quot;radians&quot;)" calcext:value-type="string">
            <text:p>addsimvar("PLANE LONGITUD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LANE PITCH DEGREES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08])" office:value-type="string" office:string-value="radians" calcext:value-type="string">
            <text:p>radians</text:p>
          </table:table-cell>
          <table:table-cell/>
          <table:table-cell table:formula="of:=CONCATENATE(&quot;{&quot;&quot;&quot;;[.B608];&quot;&quot;&quot;},&quot;)" office:value-type="string" office:string-value="{&quot;PLANE PITCH DEGREES&quot;}," calcext:value-type="string">
            <text:p>{"PLANE PITCH DEGREES"},</text:p>
          </table:table-cell>
          <table:table-cell table:formula="of:=CONCATENATE(&quot;addsimvar(&quot;&quot;&quot;;[.B608];&quot;&quot;&quot;,&quot;&quot;&quot;;[.H608];&quot;&quot;&quot;)&quot;)" office:value-type="string" office:string-value="addsimvar(&quot;PLANE PITCH DEGREES&quot;,&quot;radians&quot;)" calcext:value-type="string">
            <text:p>addsimvar("PLANE PITCH DEGREES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ESSURE ALTITUDE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09])" office:value-type="string" office:string-value="meters" calcext:value-type="string">
            <text:p>meters</text:p>
          </table:table-cell>
          <table:table-cell/>
          <table:table-cell table:formula="of:=CONCATENATE(&quot;{&quot;&quot;&quot;;[.B609];&quot;&quot;&quot;},&quot;)" office:value-type="string" office:string-value="{&quot;PRESSURE ALTITUDE&quot;}," calcext:value-type="string">
            <text:p>{"PRESSURE ALTITUDE"},</text:p>
          </table:table-cell>
          <table:table-cell table:formula="of:=CONCATENATE(&quot;addsimvar(&quot;&quot;&quot;;[.B609];&quot;&quot;&quot;,&quot;&quot;&quot;;[.H609];&quot;&quot;&quot;)&quot;)" office:value-type="string" office:string-value="addsimvar(&quot;PRESSURE ALTITUDE&quot;,&quot;meters&quot;)" calcext:value-type="string">
            <text:p>addsimvar("PRESSURE ALTITUDE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ESSURIZATION CABIN ALTITUDE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0])" office:value-type="string" office:string-value="feet" calcext:value-type="string">
            <text:p>feet</text:p>
          </table:table-cell>
          <table:table-cell/>
          <table:table-cell table:formula="of:=CONCATENATE(&quot;{&quot;&quot;&quot;;[.B610];&quot;&quot;&quot;},&quot;)" office:value-type="string" office:string-value="{&quot;PRESSURIZATION CABIN ALTITUDE&quot;}," calcext:value-type="string">
            <text:p>{"PRESSURIZATION CABIN ALTITUDE"},</text:p>
          </table:table-cell>
          <table:table-cell table:formula="of:=CONCATENATE(&quot;addsimvar(&quot;&quot;&quot;;[.B610];&quot;&quot;&quot;,&quot;&quot;&quot;;[.H610];&quot;&quot;&quot;)&quot;)" office:value-type="string" office:string-value="addsimvar(&quot;PRESSURIZATION CABIN ALTITUDE&quot;,&quot;feet&quot;)" calcext:value-type="string">
            <text:p>addsimvar("PRESSURIZATION CABIN ALTITUDE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ESSURIZATION CABIN ALTITUDE GOAL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1])" office:value-type="string" office:string-value="feet" calcext:value-type="string">
            <text:p>feet</text:p>
          </table:table-cell>
          <table:table-cell/>
          <table:table-cell table:formula="of:=CONCATENATE(&quot;{&quot;&quot;&quot;;[.B611];&quot;&quot;&quot;},&quot;)" office:value-type="string" office:string-value="{&quot;PRESSURIZATION CABIN ALTITUDE GOAL&quot;}," calcext:value-type="string">
            <text:p>{"PRESSURIZATION CABIN ALTITUDE GOAL"},</text:p>
          </table:table-cell>
          <table:table-cell table:formula="of:=CONCATENATE(&quot;addsimvar(&quot;&quot;&quot;;[.B611];&quot;&quot;&quot;,&quot;&quot;&quot;;[.H611];&quot;&quot;&quot;)&quot;)" office:value-type="string" office:string-value="addsimvar(&quot;PRESSURIZATION CABIN ALTITUDE GOAL&quot;,&quot;feet&quot;)" calcext:value-type="string">
            <text:p>addsimvar("PRESSURIZATION CABIN ALTITUDE GOAL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ESSURIZATION CABIN ALTITUDE RATE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2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612];&quot;&quot;&quot;},&quot;)" office:value-type="string" office:string-value="{&quot;PRESSURIZATION CABIN ALTITUDE RATE&quot;}," calcext:value-type="string">
            <text:p>{"PRESSURIZATION CABIN ALTITUDE RATE"},</text:p>
          </table:table-cell>
          <table:table-cell table:formula="of:=CONCATENATE(&quot;addsimvar(&quot;&quot;&quot;;[.B612];&quot;&quot;&quot;,&quot;&quot;&quot;;[.H612];&quot;&quot;&quot;)&quot;)" office:value-type="string" office:string-value="addsimvar(&quot;PRESSURIZATION CABIN ALTITUDE RATE&quot;,&quot;feet per second&quot;)" calcext:value-type="string">
            <text:p>addsimvar("PRESSURIZATION CABIN ALTITUDE RATE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ESSURIZATION DUMP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3])" office:value-type="string" office:string-value="bool" calcext:value-type="string">
            <text:p>bool</text:p>
          </table:table-cell>
          <table:table-cell/>
          <table:table-cell table:formula="of:=CONCATENATE(&quot;{&quot;&quot;&quot;;[.B613];&quot;&quot;&quot;},&quot;)" office:value-type="string" office:string-value="{&quot;PRESSURIZATION DUMP SWITCH&quot;}," calcext:value-type="string">
            <text:p>{"PRESSURIZATION DUMP SWITCH"},</text:p>
          </table:table-cell>
          <table:table-cell table:formula="of:=CONCATENATE(&quot;addsimvar(&quot;&quot;&quot;;[.B613];&quot;&quot;&quot;,&quot;&quot;&quot;;[.H613];&quot;&quot;&quot;)&quot;)" office:value-type="string" office:string-value="addsimvar(&quot;PRESSURIZATION DUMP SWITCH&quot;,&quot;bool&quot;)" calcext:value-type="string">
            <text:p>addsimvar("PRESSURIZATION DUMP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ESSURIZATION PRESSURE DIFFERENTIAL</text:p>
          </table:table-cell>
          <table:table-cell table:style-name="ce8" office:value-type="string" calcext:value-type="string">
            <text:p>foot 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object_type was incorrect</text:p>
          </table:table-cell>
          <table:table-cell table:formula="of:=LOWER([.C614])" office:value-type="string" office:string-value="foot pounds" calcext:value-type="string">
            <text:p>foot pounds</text:p>
          </table:table-cell>
          <table:table-cell/>
          <table:table-cell table:formula="of:=CONCATENATE(&quot;{&quot;&quot;&quot;;[.B614];&quot;&quot;&quot;},&quot;)" office:value-type="string" office:string-value="{&quot;PRESSURIZATION PRESSURE DIFFERENTIAL&quot;}," calcext:value-type="string">
            <text:p>{"PRESSURIZATION PRESSURE DIFFERENTIAL"},</text:p>
          </table:table-cell>
          <table:table-cell table:formula="of:=CONCATENATE(&quot;addsimvar(&quot;&quot;&quot;;[.B614];&quot;&quot;&quot;,&quot;&quot;&quot;;[.H614];&quot;&quot;&quot;)&quot;)" office:value-type="string" office:string-value="addsimvar(&quot;PRESSURIZATION PRESSURE DIFFERENTIAL&quot;,&quot;foot pounds&quot;)" calcext:value-type="string">
            <text:p>addsimvar("PRESSURIZATION PRESSURE DIFFERENTIAL","foot 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AUTO CRUISE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5])" office:value-type="string" office:string-value="bool" calcext:value-type="string">
            <text:p>bool</text:p>
          </table:table-cell>
          <table:table-cell/>
          <table:table-cell table:formula="of:=CONCATENATE(&quot;{&quot;&quot;&quot;;[.B615];&quot;&quot;&quot;},&quot;)" office:value-type="string" office:string-value="{&quot;PROP AUTO CRUISE ACTIVE&quot;}," calcext:value-type="string">
            <text:p>{"PROP AUTO CRUISE ACTIVE"},</text:p>
          </table:table-cell>
          <table:table-cell table:formula="of:=CONCATENATE(&quot;addsimvar(&quot;&quot;&quot;;[.B615];&quot;&quot;&quot;,&quot;&quot;&quot;;[.H615];&quot;&quot;&quot;)&quot;)" office:value-type="string" office:string-value="addsimvar(&quot;PROP AUTO CRUISE ACTIVE&quot;,&quot;bool&quot;)" calcext:value-type="string">
            <text:p>addsimvar("PROP AUTO CRUISE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AUTO FEATHER ARMED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6])" office:value-type="string" office:string-value="bool" calcext:value-type="string">
            <text:p>bool</text:p>
          </table:table-cell>
          <table:table-cell/>
          <table:table-cell table:formula="of:=CONCATENATE(&quot;{&quot;&quot;&quot;;[.B616];&quot;&quot;&quot;},&quot;)" office:value-type="string" office:string-value="{&quot;PROP AUTO FEATHER ARMED:index&quot;}," calcext:value-type="string">
            <text:p>{"PROP AUTO FEATHER ARMED:index"},</text:p>
          </table:table-cell>
          <table:table-cell table:formula="of:=CONCATENATE(&quot;addsimvar(&quot;&quot;&quot;;[.B616];&quot;&quot;&quot;,&quot;&quot;&quot;;[.H616];&quot;&quot;&quot;)&quot;)" office:value-type="string" office:string-value="addsimvar(&quot;PROP AUTO FEATHER ARMED:index&quot;,&quot;bool&quot;)" calcext:value-type="string">
            <text:p>addsimvar("PROP AUTO FEATHER ARMED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BETA MAX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7])" office:value-type="string" office:string-value="radians" calcext:value-type="string">
            <text:p>radians</text:p>
          </table:table-cell>
          <table:table-cell/>
          <table:table-cell table:formula="of:=CONCATENATE(&quot;{&quot;&quot;&quot;;[.B617];&quot;&quot;&quot;},&quot;)" office:value-type="string" office:string-value="{&quot;PROP BETA MAX&quot;}," calcext:value-type="string">
            <text:p>{"PROP BETA MAX"},</text:p>
          </table:table-cell>
          <table:table-cell table:formula="of:=CONCATENATE(&quot;addsimvar(&quot;&quot;&quot;;[.B617];&quot;&quot;&quot;,&quot;&quot;&quot;;[.H617];&quot;&quot;&quot;)&quot;)" office:value-type="string" office:string-value="addsimvar(&quot;PROP BETA MAX&quot;,&quot;radians&quot;)" calcext:value-type="string">
            <text:p>addsimvar("PROP BETA MAX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BETA MIN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8])" office:value-type="string" office:string-value="radians" calcext:value-type="string">
            <text:p>radians</text:p>
          </table:table-cell>
          <table:table-cell/>
          <table:table-cell table:formula="of:=CONCATENATE(&quot;{&quot;&quot;&quot;;[.B618];&quot;&quot;&quot;},&quot;)" office:value-type="string" office:string-value="{&quot;PROP BETA MIN&quot;}," calcext:value-type="string">
            <text:p>{"PROP BETA MIN"},</text:p>
          </table:table-cell>
          <table:table-cell table:formula="of:=CONCATENATE(&quot;addsimvar(&quot;&quot;&quot;;[.B618];&quot;&quot;&quot;,&quot;&quot;&quot;;[.H618];&quot;&quot;&quot;)&quot;)" office:value-type="string" office:string-value="addsimvar(&quot;PROP BETA MIN&quot;,&quot;radians&quot;)" calcext:value-type="string">
            <text:p>addsimvar("PROP BETA MIN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BETA MIN REVERS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19])" office:value-type="string" office:string-value="radians" calcext:value-type="string">
            <text:p>radians</text:p>
          </table:table-cell>
          <table:table-cell/>
          <table:table-cell table:formula="of:=CONCATENATE(&quot;{&quot;&quot;&quot;;[.B619];&quot;&quot;&quot;},&quot;)" office:value-type="string" office:string-value="{&quot;PROP BETA MIN REVERSE&quot;}," calcext:value-type="string">
            <text:p>{"PROP BETA MIN REVERSE"},</text:p>
          </table:table-cell>
          <table:table-cell table:formula="of:=CONCATENATE(&quot;addsimvar(&quot;&quot;&quot;;[.B619];&quot;&quot;&quot;,&quot;&quot;&quot;;[.H619];&quot;&quot;&quot;)&quot;)" office:value-type="string" office:string-value="addsimvar(&quot;PROP BETA MIN REVERSE&quot;,&quot;radians&quot;)" calcext:value-type="string">
            <text:p>addsimvar("PROP BETA MIN REVERS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BETA:index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0])" office:value-type="string" office:string-value="radians" calcext:value-type="string">
            <text:p>radians</text:p>
          </table:table-cell>
          <table:table-cell/>
          <table:table-cell table:formula="of:=CONCATENATE(&quot;{&quot;&quot;&quot;;[.B620];&quot;&quot;&quot;},&quot;)" office:value-type="string" office:string-value="{&quot;PROP BETA:index&quot;}," calcext:value-type="string">
            <text:p>{"PROP BETA:index"},</text:p>
          </table:table-cell>
          <table:table-cell table:formula="of:=CONCATENATE(&quot;addsimvar(&quot;&quot;&quot;;[.B620];&quot;&quot;&quot;,&quot;&quot;&quot;;[.H620];&quot;&quot;&quot;)&quot;)" office:value-type="string" office:string-value="addsimvar(&quot;PROP BETA:index&quot;,&quot;radians&quot;)" calcext:value-type="string">
            <text:p>addsimvar("PROP BETA:index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DEICE SWITCH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1])" office:value-type="string" office:string-value="bool" calcext:value-type="string">
            <text:p>bool</text:p>
          </table:table-cell>
          <table:table-cell/>
          <table:table-cell table:formula="of:=CONCATENATE(&quot;{&quot;&quot;&quot;;[.B621];&quot;&quot;&quot;},&quot;)" office:value-type="string" office:string-value="{&quot;PROP DEICE SWITCH:index&quot;}," calcext:value-type="string">
            <text:p>{"PROP DEICE SWITCH:index"},</text:p>
          </table:table-cell>
          <table:table-cell table:formula="of:=CONCATENATE(&quot;addsimvar(&quot;&quot;&quot;;[.B621];&quot;&quot;&quot;,&quot;&quot;&quot;;[.H621];&quot;&quot;&quot;)&quot;)" office:value-type="string" office:string-value="addsimvar(&quot;PROP DEICE SWITCH:index&quot;,&quot;bool&quot;)" calcext:value-type="string">
            <text:p>addsimvar("PROP DEICE SWITCH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FEATHER SWITCH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2])" office:value-type="string" office:string-value="bool" calcext:value-type="string">
            <text:p>bool</text:p>
          </table:table-cell>
          <table:table-cell/>
          <table:table-cell table:formula="of:=CONCATENATE(&quot;{&quot;&quot;&quot;;[.B622];&quot;&quot;&quot;},&quot;)" office:value-type="string" office:string-value="{&quot;PROP FEATHER SWITCH:index&quot;}," calcext:value-type="string">
            <text:p>{"PROP FEATHER SWITCH:index"},</text:p>
          </table:table-cell>
          <table:table-cell table:formula="of:=CONCATENATE(&quot;addsimvar(&quot;&quot;&quot;;[.B622];&quot;&quot;&quot;,&quot;&quot;&quot;;[.H622];&quot;&quot;&quot;)&quot;)" office:value-type="string" office:string-value="addsimvar(&quot;PROP FEATHER SWITCH:index&quot;,&quot;bool&quot;)" calcext:value-type="string">
            <text:p>addsimvar("PROP FEATHER SWITCH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FEATHERED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3])" office:value-type="string" office:string-value="bool" calcext:value-type="string">
            <text:p>bool</text:p>
          </table:table-cell>
          <table:table-cell/>
          <table:table-cell table:formula="of:=CONCATENATE(&quot;{&quot;&quot;&quot;;[.B623];&quot;&quot;&quot;},&quot;)" office:value-type="string" office:string-value="{&quot;PROP FEATHERED:index&quot;}," calcext:value-type="string">
            <text:p>{"PROP FEATHERED:index"},</text:p>
          </table:table-cell>
          <table:table-cell table:formula="of:=CONCATENATE(&quot;addsimvar(&quot;&quot;&quot;;[.B623];&quot;&quot;&quot;,&quot;&quot;&quot;;[.H623];&quot;&quot;&quot;)&quot;)" office:value-type="string" office:string-value="addsimvar(&quot;PROP FEATHERED:index&quot;,&quot;bool&quot;)" calcext:value-type="string">
            <text:p>addsimvar("PROP FEATHERED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FEATHERING INHIBIT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4])" office:value-type="string" office:string-value="bool" calcext:value-type="string">
            <text:p>bool</text:p>
          </table:table-cell>
          <table:table-cell/>
          <table:table-cell table:formula="of:=CONCATENATE(&quot;{&quot;&quot;&quot;;[.B624];&quot;&quot;&quot;},&quot;)" office:value-type="string" office:string-value="{&quot;PROP FEATHERING INHIBIT:index&quot;}," calcext:value-type="string">
            <text:p>{"PROP FEATHERING INHIBIT:index"},</text:p>
          </table:table-cell>
          <table:table-cell table:formula="of:=CONCATENATE(&quot;addsimvar(&quot;&quot;&quot;;[.B624];&quot;&quot;&quot;,&quot;&quot;&quot;;[.H624];&quot;&quot;&quot;)&quot;)" office:value-type="string" office:string-value="addsimvar(&quot;PROP FEATHERING INHIBIT:index&quot;,&quot;bool&quot;)" calcext:value-type="string">
            <text:p>addsimvar("PROP FEATHERING INHIBIT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MAX RPM PERCENT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5])" office:value-type="string" office:string-value="percent" calcext:value-type="string">
            <text:p>percent</text:p>
          </table:table-cell>
          <table:table-cell/>
          <table:table-cell table:formula="of:=CONCATENATE(&quot;{&quot;&quot;&quot;;[.B625];&quot;&quot;&quot;},&quot;)" office:value-type="string" office:string-value="{&quot;PROP MAX RPM PERCENT:index&quot;}," calcext:value-type="string">
            <text:p>{"PROP MAX RPM PERCENT:index"},</text:p>
          </table:table-cell>
          <table:table-cell table:formula="of:=CONCATENATE(&quot;addsimvar(&quot;&quot;&quot;;[.B625];&quot;&quot;&quot;,&quot;&quot;&quot;;[.H625];&quot;&quot;&quot;)&quot;)" office:value-type="string" office:string-value="addsimvar(&quot;PROP MAX RPM PERCENT:index&quot;,&quot;percent&quot;)" calcext:value-type="string">
            <text:p>addsimvar("PROP MAX RPM PERCENT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ROTATION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6])" office:value-type="string" office:string-value="radians" calcext:value-type="string">
            <text:p>radians</text:p>
          </table:table-cell>
          <table:table-cell/>
          <table:table-cell table:formula="of:=CONCATENATE(&quot;{&quot;&quot;&quot;;[.B626];&quot;&quot;&quot;},&quot;)" office:value-type="string" office:string-value="{&quot;PROP ROTATION ANGLE&quot;}," calcext:value-type="string">
            <text:p>{"PROP ROTATION ANGLE"},</text:p>
          </table:table-cell>
          <table:table-cell table:formula="of:=CONCATENATE(&quot;addsimvar(&quot;&quot;&quot;;[.B626];&quot;&quot;&quot;,&quot;&quot;&quot;;[.H626];&quot;&quot;&quot;)&quot;)" office:value-type="string" office:string-value="addsimvar(&quot;PROP ROTATION ANGLE&quot;,&quot;radians&quot;)" calcext:value-type="string">
            <text:p>addsimvar("PROP ROTATION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RPM:index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27])" office:value-type="string" office:string-value="rpm" calcext:value-type="string">
            <text:p>rpm</text:p>
          </table:table-cell>
          <table:table-cell/>
          <table:table-cell table:formula="of:=CONCATENATE(&quot;{&quot;&quot;&quot;;[.B627];&quot;&quot;&quot;},&quot;)" office:value-type="string" office:string-value="{&quot;PROP RPM:index&quot;}," calcext:value-type="string">
            <text:p>{"PROP RPM:index"},</text:p>
          </table:table-cell>
          <table:table-cell table:formula="of:=CONCATENATE(&quot;addsimvar(&quot;&quot;&quot;;[.B627];&quot;&quot;&quot;,&quot;&quot;&quot;;[.H627];&quot;&quot;&quot;)&quot;)" office:value-type="string" office:string-value="addsimvar(&quot;PROP RPM:index&quot;,&quot;rpm&quot;)" calcext:value-type="string">
            <text:p>addsimvar("PROP RPM:index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SYNC ACTIV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8])" office:value-type="string" office:string-value="bool" calcext:value-type="string">
            <text:p>bool</text:p>
          </table:table-cell>
          <table:table-cell/>
          <table:table-cell table:formula="of:=CONCATENATE(&quot;{&quot;&quot;&quot;;[.B628];&quot;&quot;&quot;},&quot;)" office:value-type="string" office:string-value="{&quot;PROP SYNC ACTIVE:index&quot;}," calcext:value-type="string">
            <text:p>{"PROP SYNC ACTIVE:index"},</text:p>
          </table:table-cell>
          <table:table-cell table:formula="of:=CONCATENATE(&quot;addsimvar(&quot;&quot;&quot;;[.B628];&quot;&quot;&quot;,&quot;&quot;&quot;;[.H628];&quot;&quot;&quot;)&quot;)" office:value-type="string" office:string-value="addsimvar(&quot;PROP SYNC ACTIVE:index&quot;,&quot;bool&quot;)" calcext:value-type="string">
            <text:p>addsimvar("PROP SYNC ACTIV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SYNC DELTA LEVER:index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29])" office:value-type="string" office:string-value="position" calcext:value-type="string">
            <text:p>position</text:p>
          </table:table-cell>
          <table:table-cell/>
          <table:table-cell table:formula="of:=CONCATENATE(&quot;{&quot;&quot;&quot;;[.B629];&quot;&quot;&quot;},&quot;)" office:value-type="string" office:string-value="{&quot;PROP SYNC DELTA LEVER:index&quot;}," calcext:value-type="string">
            <text:p>{"PROP SYNC DELTA LEVER:index"},</text:p>
          </table:table-cell>
          <table:table-cell table:formula="of:=CONCATENATE(&quot;addsimvar(&quot;&quot;&quot;;[.B629];&quot;&quot;&quot;,&quot;&quot;&quot;;[.H629];&quot;&quot;&quot;)&quot;)" office:value-type="string" office:string-value="addsimvar(&quot;PROP SYNC DELTA LEVER:index&quot;,&quot;position&quot;)" calcext:value-type="string">
            <text:p>addsimvar("PROP SYNC DELTA LEVER:index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ROP THRUST:index</text:p>
          </table:table-cell>
          <table:table-cell table:style-name="ce8" office:value-type="string" calcext:value-type="string">
            <text:p>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30])" office:value-type="string" office:string-value="pounds" calcext:value-type="string">
            <text:p>pounds</text:p>
          </table:table-cell>
          <table:table-cell/>
          <table:table-cell table:formula="of:=CONCATENATE(&quot;{&quot;&quot;&quot;;[.B630];&quot;&quot;&quot;},&quot;)" office:value-type="string" office:string-value="{&quot;PROP THRUST:index&quot;}," calcext:value-type="string">
            <text:p>{"PROP THRUST:index"},</text:p>
          </table:table-cell>
          <table:table-cell table:formula="of:=CONCATENATE(&quot;addsimvar(&quot;&quot;&quot;;[.B630];&quot;&quot;&quot;,&quot;&quot;&quot;;[.H630];&quot;&quot;&quot;)&quot;)" office:value-type="string" office:string-value="addsimvar(&quot;PROP THRUST:index&quot;,&quot;pounds&quot;)" calcext:value-type="string">
            <text:p>addsimvar("PROP THRUST:index","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USHBACK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31])" office:value-type="string" office:string-value="radians" calcext:value-type="string">
            <text:p>radians</text:p>
          </table:table-cell>
          <table:table-cell/>
          <table:table-cell table:formula="of:=CONCATENATE(&quot;{&quot;&quot;&quot;;[.B631];&quot;&quot;&quot;},&quot;)" office:value-type="string" office:string-value="{&quot;PUSHBACK ANGLE&quot;}," calcext:value-type="string">
            <text:p>{"PUSHBACK ANGLE"},</text:p>
          </table:table-cell>
          <table:table-cell table:formula="of:=CONCATENATE(&quot;addsimvar(&quot;&quot;&quot;;[.B631];&quot;&quot;&quot;,&quot;&quot;&quot;;[.H631];&quot;&quot;&quot;)&quot;)" office:value-type="string" office:string-value="addsimvar(&quot;PUSHBACK ANGLE&quot;,&quot;radians&quot;)" calcext:value-type="string">
            <text:p>addsimvar("PUSHBACK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USHBACK CONTACTX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32])" office:value-type="string" office:string-value="feet" calcext:value-type="string">
            <text:p>feet</text:p>
          </table:table-cell>
          <table:table-cell/>
          <table:table-cell table:formula="of:=CONCATENATE(&quot;{&quot;&quot;&quot;;[.B632];&quot;&quot;&quot;},&quot;)" office:value-type="string" office:string-value="{&quot;PUSHBACK CONTACTX&quot;}," calcext:value-type="string">
            <text:p>{"PUSHBACK CONTACTX"},</text:p>
          </table:table-cell>
          <table:table-cell table:formula="of:=CONCATENATE(&quot;addsimvar(&quot;&quot;&quot;;[.B632];&quot;&quot;&quot;,&quot;&quot;&quot;;[.H632];&quot;&quot;&quot;)&quot;)" office:value-type="string" office:string-value="addsimvar(&quot;PUSHBACK CONTACTX&quot;,&quot;feet&quot;)" calcext:value-type="string">
            <text:p>addsimvar("PUSHBACK CONTACTX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USHBACK CONTACTY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33])" office:value-type="string" office:string-value="feet" calcext:value-type="string">
            <text:p>feet</text:p>
          </table:table-cell>
          <table:table-cell/>
          <table:table-cell table:formula="of:=CONCATENATE(&quot;{&quot;&quot;&quot;;[.B633];&quot;&quot;&quot;},&quot;)" office:value-type="string" office:string-value="{&quot;PUSHBACK CONTACTY&quot;}," calcext:value-type="string">
            <text:p>{"PUSHBACK CONTACTY"},</text:p>
          </table:table-cell>
          <table:table-cell table:formula="of:=CONCATENATE(&quot;addsimvar(&quot;&quot;&quot;;[.B633];&quot;&quot;&quot;,&quot;&quot;&quot;;[.H633];&quot;&quot;&quot;)&quot;)" office:value-type="string" office:string-value="addsimvar(&quot;PUSHBACK CONTACTY&quot;,&quot;feet&quot;)" calcext:value-type="string">
            <text:p>addsimvar("PUSHBACK CONTACTY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USHBACK CONTACTZ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34])" office:value-type="string" office:string-value="feet" calcext:value-type="string">
            <text:p>feet</text:p>
          </table:table-cell>
          <table:table-cell/>
          <table:table-cell table:formula="of:=CONCATENATE(&quot;{&quot;&quot;&quot;;[.B634];&quot;&quot;&quot;},&quot;)" office:value-type="string" office:string-value="{&quot;PUSHBACK CONTACTZ&quot;}," calcext:value-type="string">
            <text:p>{"PUSHBACK CONTACTZ"},</text:p>
          </table:table-cell>
          <table:table-cell table:formula="of:=CONCATENATE(&quot;addsimvar(&quot;&quot;&quot;;[.B634];&quot;&quot;&quot;,&quot;&quot;&quot;;[.H634];&quot;&quot;&quot;)&quot;)" office:value-type="string" office:string-value="addsimvar(&quot;PUSHBACK CONTACTZ&quot;,&quot;feet&quot;)" calcext:value-type="string">
            <text:p>addsimvar("PUSHBACK CONTACTZ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USHBACK STAT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35])" office:value-type="string" office:string-value="enum" calcext:value-type="string">
            <text:p>enum</text:p>
          </table:table-cell>
          <table:table-cell/>
          <table:table-cell table:formula="of:=CONCATENATE(&quot;{&quot;&quot;&quot;;[.B635];&quot;&quot;&quot;},&quot;)" office:value-type="string" office:string-value="{&quot;PUSHBACK STATE&quot;}," calcext:value-type="string">
            <text:p>{"PUSHBACK STATE"},</text:p>
          </table:table-cell>
          <table:table-cell table:formula="of:=CONCATENATE(&quot;addsimvar(&quot;&quot;&quot;;[.B635];&quot;&quot;&quot;,&quot;&quot;&quot;;[.H635];&quot;&quot;&quot;)&quot;)" office:value-type="string" office:string-value="addsimvar(&quot;PUSHBACK STATE&quot;,&quot;enum&quot;)" calcext:value-type="string">
            <text:p>addsimvar("PUSHBACK STAT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PUSHBACK WAIT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36])" office:value-type="string" office:string-value="bool" calcext:value-type="string">
            <text:p>bool</text:p>
          </table:table-cell>
          <table:table-cell/>
          <table:table-cell table:formula="of:=CONCATENATE(&quot;{&quot;&quot;&quot;;[.B636];&quot;&quot;&quot;},&quot;)" office:value-type="string" office:string-value="{&quot;PUSHBACK WAIT&quot;}," calcext:value-type="string">
            <text:p>{"PUSHBACK WAIT"},</text:p>
          </table:table-cell>
          <table:table-cell table:formula="of:=CONCATENATE(&quot;addsimvar(&quot;&quot;&quot;;[.B636];&quot;&quot;&quot;,&quot;&quot;&quot;;[.H636];&quot;&quot;&quot;)&quot;)" office:value-type="string" office:string-value="addsimvar(&quot;PUSHBACK WAIT&quot;,&quot;bool&quot;)" calcext:value-type="string">
            <text:p>addsimvar("PUSHBACK WAIT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AD INS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37])" office:value-type="string" office:string-value="bool" calcext:value-type="string">
            <text:p>bool</text:p>
          </table:table-cell>
          <table:table-cell/>
          <table:table-cell table:formula="of:=CONCATENATE(&quot;{&quot;&quot;&quot;;[.B637];&quot;&quot;&quot;},&quot;)" office:value-type="string" office:string-value="{&quot;RAD INS SWITCH&quot;}," calcext:value-type="string">
            <text:p>{"RAD INS SWITCH"},</text:p>
          </table:table-cell>
          <table:table-cell table:formula="of:=CONCATENATE(&quot;addsimvar(&quot;&quot;&quot;;[.B637];&quot;&quot;&quot;,&quot;&quot;&quot;;[.H637];&quot;&quot;&quot;)&quot;)" office:value-type="string" office:string-value="addsimvar(&quot;RAD INS SWITCH&quot;,&quot;bool&quot;)" calcext:value-type="string">
            <text:p>addsimvar("RAD INS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ADIO HEIGHT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38])" office:value-type="string" office:string-value="feet" calcext:value-type="string">
            <text:p>feet</text:p>
          </table:table-cell>
          <table:table-cell/>
          <table:table-cell table:formula="of:=CONCATENATE(&quot;{&quot;&quot;&quot;;[.B638];&quot;&quot;&quot;},&quot;)" office:value-type="string" office:string-value="{&quot;RADIO HEIGHT&quot;}," calcext:value-type="string">
            <text:p>{"RADIO HEIGHT"},</text:p>
          </table:table-cell>
          <table:table-cell table:formula="of:=CONCATENATE(&quot;addsimvar(&quot;&quot;&quot;;[.B638];&quot;&quot;&quot;,&quot;&quot;&quot;;[.H638];&quot;&quot;&quot;)&quot;)" office:value-type="string" office:string-value="addsimvar(&quot;RADIO HEIGHT&quot;,&quot;feet&quot;)" calcext:value-type="string">
            <text:p>addsimvar("RADIO HEIGHT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ALISM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39])" office:value-type="string" office:string-value="number" calcext:value-type="string">
            <text:p>number</text:p>
          </table:table-cell>
          <table:table-cell/>
          <table:table-cell table:formula="of:=CONCATENATE(&quot;{&quot;&quot;&quot;;[.B639];&quot;&quot;&quot;},&quot;)" office:value-type="string" office:string-value="{&quot;REALISM&quot;}," calcext:value-type="string">
            <text:p>{"REALISM"},</text:p>
          </table:table-cell>
          <table:table-cell table:formula="of:=CONCATENATE(&quot;addsimvar(&quot;&quot;&quot;;[.B639];&quot;&quot;&quot;,&quot;&quot;&quot;;[.H639];&quot;&quot;&quot;)&quot;)" office:value-type="string" office:string-value="addsimvar(&quot;REALISM&quot;,&quot;number&quot;)" calcext:value-type="string">
            <text:p>addsimvar("REALISM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ALISM CRASH DETECTI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40])" office:value-type="string" office:string-value="bool" calcext:value-type="string">
            <text:p>bool</text:p>
          </table:table-cell>
          <table:table-cell/>
          <table:table-cell table:formula="of:=CONCATENATE(&quot;{&quot;&quot;&quot;;[.B640];&quot;&quot;&quot;},&quot;)" office:value-type="string" office:string-value="{&quot;REALISM CRASH DETECTION&quot;}," calcext:value-type="string">
            <text:p>{"REALISM CRASH DETECTION"},</text:p>
          </table:table-cell>
          <table:table-cell table:formula="of:=CONCATENATE(&quot;addsimvar(&quot;&quot;&quot;;[.B640];&quot;&quot;&quot;,&quot;&quot;&quot;;[.H640];&quot;&quot;&quot;)&quot;)" office:value-type="string" office:string-value="addsimvar(&quot;REALISM CRASH DETECTION&quot;,&quot;bool&quot;)" calcext:value-type="string">
            <text:p>addsimvar("REALISM CRASH DETECTI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ALISM CRASH WITH OTHERS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41])" office:value-type="string" office:string-value="bool" calcext:value-type="string">
            <text:p>bool</text:p>
          </table:table-cell>
          <table:table-cell/>
          <table:table-cell table:formula="of:=CONCATENATE(&quot;{&quot;&quot;&quot;;[.B641];&quot;&quot;&quot;},&quot;)" office:value-type="string" office:string-value="{&quot;REALISM CRASH WITH OTHERS&quot;}," calcext:value-type="string">
            <text:p>{"REALISM CRASH WITH OTHERS"},</text:p>
          </table:table-cell>
          <table:table-cell table:formula="of:=CONCATENATE(&quot;addsimvar(&quot;&quot;&quot;;[.B641];&quot;&quot;&quot;,&quot;&quot;&quot;;[.H641];&quot;&quot;&quot;)&quot;)" office:value-type="string" office:string-value="addsimvar(&quot;REALISM CRASH WITH OTHERS&quot;,&quot;bool&quot;)" calcext:value-type="string">
            <text:p>addsimvar("REALISM CRASH WITH OTHERS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CARBURETOR TEMPERATURE:index</text:p>
          </table:table-cell>
          <table:table-cell table:style-name="ce8" office:value-type="string" calcext:value-type="string">
            <text:p>Celsiu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42])" office:value-type="string" office:string-value="celsius" calcext:value-type="string">
            <text:p>celsius</text:p>
          </table:table-cell>
          <table:table-cell/>
          <table:table-cell table:formula="of:=CONCATENATE(&quot;{&quot;&quot;&quot;;[.B642];&quot;&quot;&quot;},&quot;)" office:value-type="string" office:string-value="{&quot;RECIP CARBURETOR TEMPERATURE:index&quot;}," calcext:value-type="string">
            <text:p>{"RECIP CARBURETOR TEMPERATURE:index"},</text:p>
          </table:table-cell>
          <table:table-cell table:formula="of:=CONCATENATE(&quot;addsimvar(&quot;&quot;&quot;;[.B642];&quot;&quot;&quot;,&quot;&quot;&quot;;[.H642];&quot;&quot;&quot;)&quot;)" office:value-type="string" office:string-value="addsimvar(&quot;RECIP CARBURETOR TEMPERATURE:index&quot;,&quot;celsius&quot;)" calcext:value-type="string">
            <text:p>addsimvar("RECIP CARBURETOR TEMPERATURE:index","celsiu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ALTERNATE AIR POSITION:index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43])" office:value-type="string" office:string-value="position" calcext:value-type="string">
            <text:p>position</text:p>
          </table:table-cell>
          <table:table-cell/>
          <table:table-cell table:formula="of:=CONCATENATE(&quot;{&quot;&quot;&quot;;[.B643];&quot;&quot;&quot;},&quot;)" office:value-type="string" office:string-value="{&quot;RECIP ENG ALTERNATE AIR POSITION:index&quot;}," calcext:value-type="string">
            <text:p>{"RECIP ENG ALTERNATE AIR POSITION:index"},</text:p>
          </table:table-cell>
          <table:table-cell table:formula="of:=CONCATENATE(&quot;addsimvar(&quot;&quot;&quot;;[.B643];&quot;&quot;&quot;,&quot;&quot;&quot;;[.H643];&quot;&quot;&quot;)&quot;)" office:value-type="string" office:string-value="addsimvar(&quot;RECIP ENG ALTERNATE AIR POSITION:index&quot;,&quot;position&quot;)" calcext:value-type="string">
            <text:p>addsimvar("RECIP ENG ALTERNATE AIR POSITION:index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ANTIDETONATION TANK MAX QUANTITY:index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44])" office:value-type="string" office:string-value="gallons" calcext:value-type="string">
            <text:p>gallons</text:p>
          </table:table-cell>
          <table:table-cell/>
          <table:table-cell table:formula="of:=CONCATENATE(&quot;{&quot;&quot;&quot;;[.B644];&quot;&quot;&quot;},&quot;)" office:value-type="string" office:string-value="{&quot;RECIP ENG ANTIDETONATION TANK MAX QUANTITY:index&quot;}," calcext:value-type="string">
            <text:p>{"RECIP ENG ANTIDETONATION TANK MAX QUANTITY:index"},</text:p>
          </table:table-cell>
          <table:table-cell table:formula="of:=CONCATENATE(&quot;addsimvar(&quot;&quot;&quot;;[.B644];&quot;&quot;&quot;,&quot;&quot;&quot;;[.H644];&quot;&quot;&quot;)&quot;)" office:value-type="string" office:string-value="addsimvar(&quot;RECIP ENG ANTIDETONATION TANK MAX QUANTITY:index&quot;,&quot;gallons&quot;)" calcext:value-type="string">
            <text:p>addsimvar("RECIP ENG ANTIDETONATION TANK MAX QUANTITY:index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ANTIDETONATION TANK QUANTITY:index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45])" office:value-type="string" office:string-value="gallons" calcext:value-type="string">
            <text:p>gallons</text:p>
          </table:table-cell>
          <table:table-cell/>
          <table:table-cell table:formula="of:=CONCATENATE(&quot;{&quot;&quot;&quot;;[.B645];&quot;&quot;&quot;},&quot;)" office:value-type="string" office:string-value="{&quot;RECIP ENG ANTIDETONATION TANK QUANTITY:index&quot;}," calcext:value-type="string">
            <text:p>{"RECIP ENG ANTIDETONATION TANK QUANTITY:index"},</text:p>
          </table:table-cell>
          <table:table-cell table:formula="of:=CONCATENATE(&quot;addsimvar(&quot;&quot;&quot;;[.B645];&quot;&quot;&quot;,&quot;&quot;&quot;;[.H645];&quot;&quot;&quot;)&quot;)" office:value-type="string" office:string-value="addsimvar(&quot;RECIP ENG ANTIDETONATION TANK QUANTITY:index&quot;,&quot;gallons&quot;)" calcext:value-type="string">
            <text:p>addsimvar("RECIP ENG ANTIDETONATION TANK QUANTITY:index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ANTIDETONATION TANK VALV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46])" office:value-type="string" office:string-value="bool" calcext:value-type="string">
            <text:p>bool</text:p>
          </table:table-cell>
          <table:table-cell/>
          <table:table-cell table:formula="of:=CONCATENATE(&quot;{&quot;&quot;&quot;;[.B646];&quot;&quot;&quot;},&quot;)" office:value-type="string" office:string-value="{&quot;RECIP ENG ANTIDETONATION TANK VALVE:index&quot;}," calcext:value-type="string">
            <text:p>{"RECIP ENG ANTIDETONATION TANK VALVE:index"},</text:p>
          </table:table-cell>
          <table:table-cell table:formula="of:=CONCATENATE(&quot;addsimvar(&quot;&quot;&quot;;[.B646];&quot;&quot;&quot;,&quot;&quot;&quot;;[.H646];&quot;&quot;&quot;)&quot;)" office:value-type="string" office:string-value="addsimvar(&quot;RECIP ENG ANTIDETONATION TANK VALVE:index&quot;,&quot;bool&quot;)" calcext:value-type="string">
            <text:p>addsimvar("RECIP ENG ANTIDETONATION TANK VALV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BRAKE POWER:index</text:p>
          </table:table-cell>
          <table:table-cell table:style-name="ce8" office:value-type="string" calcext:value-type="string">
            <text:p>ft lb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8" office:value-type="string" calcext:value-type="string">
            <text:p>wrong unit name</text:p>
          </table:table-cell>
          <table:table-cell table:formula="of:=LOWER([.C647])" office:value-type="string" office:string-value="ft lb per second" calcext:value-type="string">
            <text:p>ft lb per second</text:p>
          </table:table-cell>
          <table:table-cell/>
          <table:table-cell table:formula="of:=CONCATENATE(&quot;{&quot;&quot;&quot;;[.B647];&quot;&quot;&quot;},&quot;)" office:value-type="string" office:string-value="{&quot;RECIP ENG BRAKE POWER:index&quot;}," calcext:value-type="string">
            <text:p>{"RECIP ENG BRAKE POWER:index"},</text:p>
          </table:table-cell>
          <table:table-cell table:formula="of:=CONCATENATE(&quot;addsimvar(&quot;&quot;&quot;;[.B647];&quot;&quot;&quot;,&quot;&quot;&quot;;[.H647];&quot;&quot;&quot;)&quot;)" office:value-type="string" office:string-value="addsimvar(&quot;RECIP ENG BRAKE POWER:index&quot;,&quot;ft lb per second&quot;)" calcext:value-type="string">
            <text:p>addsimvar("RECIP ENG BRAKE POWER:index","ft lb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COOLANT RESERVOIR PERCENT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48])" office:value-type="string" office:string-value="percent" calcext:value-type="string">
            <text:p>percent</text:p>
          </table:table-cell>
          <table:table-cell/>
          <table:table-cell table:formula="of:=CONCATENATE(&quot;{&quot;&quot;&quot;;[.B648];&quot;&quot;&quot;},&quot;)" office:value-type="string" office:string-value="{&quot;RECIP ENG COOLANT RESERVOIR PERCENT:index&quot;}," calcext:value-type="string">
            <text:p>{"RECIP ENG COOLANT RESERVOIR PERCENT:index"},</text:p>
          </table:table-cell>
          <table:table-cell table:formula="of:=CONCATENATE(&quot;addsimvar(&quot;&quot;&quot;;[.B648];&quot;&quot;&quot;,&quot;&quot;&quot;;[.H648];&quot;&quot;&quot;)&quot;)" office:value-type="string" office:string-value="addsimvar(&quot;RECIP ENG COOLANT RESERVOIR PERCENT:index&quot;,&quot;percent&quot;)" calcext:value-type="string">
            <text:p>addsimvar("RECIP ENG COOLANT RESERVOIR PERCENT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COWL FLAP POSITION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49])" office:value-type="string" office:string-value="percent" calcext:value-type="string">
            <text:p>percent</text:p>
          </table:table-cell>
          <table:table-cell/>
          <table:table-cell table:formula="of:=CONCATENATE(&quot;{&quot;&quot;&quot;;[.B649];&quot;&quot;&quot;},&quot;)" office:value-type="string" office:string-value="{&quot;RECIP ENG COWL FLAP POSITION:index&quot;}," calcext:value-type="string">
            <text:p>{"RECIP ENG COWL FLAP POSITION:index"},</text:p>
          </table:table-cell>
          <table:table-cell table:formula="of:=CONCATENATE(&quot;addsimvar(&quot;&quot;&quot;;[.B649];&quot;&quot;&quot;,&quot;&quot;&quot;;[.H649];&quot;&quot;&quot;)&quot;)" office:value-type="string" office:string-value="addsimvar(&quot;RECIP ENG COWL FLAP POSITION:index&quot;,&quot;percent&quot;)" calcext:value-type="string">
            <text:p>addsimvar("RECIP ENG COWL FLAP POSITION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CYLINDER HEAD TEMPERATURE:index</text:p>
          </table:table-cell>
          <table:table-cell table:style-name="ce8" office:value-type="string" calcext:value-type="string">
            <text:p>Celsiu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50])" office:value-type="string" office:string-value="celsius" calcext:value-type="string">
            <text:p>celsius</text:p>
          </table:table-cell>
          <table:table-cell/>
          <table:table-cell table:formula="of:=CONCATENATE(&quot;{&quot;&quot;&quot;;[.B650];&quot;&quot;&quot;},&quot;)" office:value-type="string" office:string-value="{&quot;RECIP ENG CYLINDER HEAD TEMPERATURE:index&quot;}," calcext:value-type="string">
            <text:p>{"RECIP ENG CYLINDER HEAD TEMPERATURE:index"},</text:p>
          </table:table-cell>
          <table:table-cell table:formula="of:=CONCATENATE(&quot;addsimvar(&quot;&quot;&quot;;[.B650];&quot;&quot;&quot;,&quot;&quot;&quot;;[.H650];&quot;&quot;&quot;)&quot;)" office:value-type="string" office:string-value="addsimvar(&quot;RECIP ENG CYLINDER HEAD TEMPERATURE:index&quot;,&quot;celsius&quot;)" calcext:value-type="string">
            <text:p>addsimvar("RECIP ENG CYLINDER HEAD TEMPERATURE:index","celsiu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CYLINDER HEALTH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5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651];&quot;&quot;&quot;},&quot;)" office:value-type="string" office:string-value="{&quot;RECIP ENG CYLINDER HEALTH:index&quot;}," calcext:value-type="string">
            <text:p>{"RECIP ENG CYLINDER HEALTH:index"},</text:p>
          </table:table-cell>
          <table:table-cell table:formula="of:=CONCATENATE(&quot;addsimvar(&quot;&quot;&quot;;[.B651];&quot;&quot;&quot;,&quot;&quot;&quot;;[.H651];&quot;&quot;&quot;)&quot;)" office:value-type="string" office:string-value="addsimvar(&quot;RECIP ENG CYLINDER HEALTH:index&quot;,&quot;percent over 100&quot;)" calcext:value-type="string">
            <text:p>addsimvar("RECIP ENG CYLINDER HEALTH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DETONATING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52])" office:value-type="string" office:string-value="bool" calcext:value-type="string">
            <text:p>bool</text:p>
          </table:table-cell>
          <table:table-cell/>
          <table:table-cell table:formula="of:=CONCATENATE(&quot;{&quot;&quot;&quot;;[.B652];&quot;&quot;&quot;},&quot;)" office:value-type="string" office:string-value="{&quot;RECIP ENG DETONATING:index&quot;}," calcext:value-type="string">
            <text:p>{"RECIP ENG DETONATING:index"},</text:p>
          </table:table-cell>
          <table:table-cell table:formula="of:=CONCATENATE(&quot;addsimvar(&quot;&quot;&quot;;[.B652];&quot;&quot;&quot;,&quot;&quot;&quot;;[.H652];&quot;&quot;&quot;)&quot;)" office:value-type="string" office:string-value="addsimvar(&quot;RECIP ENG DETONATING:index&quot;,&quot;bool&quot;)" calcext:value-type="string">
            <text:p>addsimvar("RECIP ENG DETONATING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EMERGENCY BOOST ACTIV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53])" office:value-type="string" office:string-value="bool" calcext:value-type="string">
            <text:p>bool</text:p>
          </table:table-cell>
          <table:table-cell/>
          <table:table-cell table:formula="of:=CONCATENATE(&quot;{&quot;&quot;&quot;;[.B653];&quot;&quot;&quot;},&quot;)" office:value-type="string" office:string-value="{&quot;RECIP ENG EMERGENCY BOOST ACTIVE:index&quot;}," calcext:value-type="string">
            <text:p>{"RECIP ENG EMERGENCY BOOST ACTIVE:index"},</text:p>
          </table:table-cell>
          <table:table-cell table:formula="of:=CONCATENATE(&quot;addsimvar(&quot;&quot;&quot;;[.B653];&quot;&quot;&quot;,&quot;&quot;&quot;;[.H653];&quot;&quot;&quot;)&quot;)" office:value-type="string" office:string-value="addsimvar(&quot;RECIP ENG EMERGENCY BOOST ACTIVE:index&quot;,&quot;bool&quot;)" calcext:value-type="string">
            <text:p>addsimvar("RECIP ENG EMERGENCY BOOST ACTIV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EMERGENCY BOOST ELAPSED TIME:index</text:p>
          </table:table-cell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54])" office:value-type="string" office:string-value="hours" calcext:value-type="string">
            <text:p>hours</text:p>
          </table:table-cell>
          <table:table-cell/>
          <table:table-cell table:formula="of:=CONCATENATE(&quot;{&quot;&quot;&quot;;[.B654];&quot;&quot;&quot;},&quot;)" office:value-type="string" office:string-value="{&quot;RECIP ENG EMERGENCY BOOST ELAPSED TIME:index&quot;}," calcext:value-type="string">
            <text:p>{"RECIP ENG EMERGENCY BOOST ELAPSED TIME:index"},</text:p>
          </table:table-cell>
          <table:table-cell table:formula="of:=CONCATENATE(&quot;addsimvar(&quot;&quot;&quot;;[.B654];&quot;&quot;&quot;,&quot;&quot;&quot;;[.H654];&quot;&quot;&quot;)&quot;)" office:value-type="string" office:string-value="addsimvar(&quot;RECIP ENG EMERGENCY BOOST ELAPSED TIME:index&quot;,&quot;hours&quot;)" calcext:value-type="string">
            <text:p>addsimvar("RECIP ENG EMERGENCY BOOST ELAPSED TIME:index","hou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FUEL AVAILABL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55])" office:value-type="string" office:string-value="bool" calcext:value-type="string">
            <text:p>bool</text:p>
          </table:table-cell>
          <table:table-cell/>
          <table:table-cell table:formula="of:=CONCATENATE(&quot;{&quot;&quot;&quot;;[.B655];&quot;&quot;&quot;},&quot;)" office:value-type="string" office:string-value="{&quot;RECIP ENG FUEL AVAILABLE:index&quot;}," calcext:value-type="string">
            <text:p>{"RECIP ENG FUEL AVAILABLE:index"},</text:p>
          </table:table-cell>
          <table:table-cell table:formula="of:=CONCATENATE(&quot;addsimvar(&quot;&quot;&quot;;[.B655];&quot;&quot;&quot;,&quot;&quot;&quot;;[.H655];&quot;&quot;&quot;)&quot;)" office:value-type="string" office:string-value="addsimvar(&quot;RECIP ENG FUEL AVAILABLE:index&quot;,&quot;bool&quot;)" calcext:value-type="string">
            <text:p>addsimvar("RECIP ENG FUEL AVAILABL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FUEL FLOW:index</text:p>
          </table:table-cell>
          <table:table-cell table:style-name="ce8" office:value-type="string" calcext:value-type="string">
            <text:p>Pounds per hour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56])" office:value-type="string" office:string-value="pounds per hour" calcext:value-type="string">
            <text:p>pounds per hour</text:p>
          </table:table-cell>
          <table:table-cell/>
          <table:table-cell table:formula="of:=CONCATENATE(&quot;{&quot;&quot;&quot;;[.B656];&quot;&quot;&quot;},&quot;)" office:value-type="string" office:string-value="{&quot;RECIP ENG FUEL FLOW:index&quot;}," calcext:value-type="string">
            <text:p>{"RECIP ENG FUEL FLOW:index"},</text:p>
          </table:table-cell>
          <table:table-cell table:formula="of:=CONCATENATE(&quot;addsimvar(&quot;&quot;&quot;;[.B656];&quot;&quot;&quot;,&quot;&quot;&quot;;[.H656];&quot;&quot;&quot;)&quot;)" office:value-type="string" office:string-value="addsimvar(&quot;RECIP ENG FUEL FLOW:index&quot;,&quot;pounds per hour&quot;)" calcext:value-type="string">
            <text:p>addsimvar("RECIP ENG FUEL FLOW:index","pounds per hou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FUEL NUMBER TANKS USED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57])" office:value-type="string" office:string-value="number" calcext:value-type="string">
            <text:p>number</text:p>
          </table:table-cell>
          <table:table-cell/>
          <table:table-cell table:formula="of:=CONCATENATE(&quot;{&quot;&quot;&quot;;[.B657];&quot;&quot;&quot;},&quot;)" office:value-type="string" office:string-value="{&quot;RECIP ENG FUEL NUMBER TANKS USED:index&quot;}," calcext:value-type="string">
            <text:p>{"RECIP ENG FUEL NUMBER TANKS USED:index"},</text:p>
          </table:table-cell>
          <table:table-cell table:formula="of:=CONCATENATE(&quot;addsimvar(&quot;&quot;&quot;;[.B657];&quot;&quot;&quot;,&quot;&quot;&quot;;[.H657];&quot;&quot;&quot;)&quot;)" office:value-type="string" office:string-value="addsimvar(&quot;RECIP ENG FUEL NUMBER TANKS USED:index&quot;,&quot;number&quot;)" calcext:value-type="string">
            <text:p>addsimvar("RECIP ENG FUEL NUMBER TANKS USED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FUEL TANK SELECTOR:index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58])" office:value-type="string" office:string-value="enum" calcext:value-type="string">
            <text:p>enum</text:p>
          </table:table-cell>
          <table:table-cell/>
          <table:table-cell table:formula="of:=CONCATENATE(&quot;{&quot;&quot;&quot;;[.B658];&quot;&quot;&quot;},&quot;)" office:value-type="string" office:string-value="{&quot;RECIP ENG FUEL TANK SELECTOR:index&quot;}," calcext:value-type="string">
            <text:p>{"RECIP ENG FUEL TANK SELECTOR:index"},</text:p>
          </table:table-cell>
          <table:table-cell table:formula="of:=CONCATENATE(&quot;addsimvar(&quot;&quot;&quot;;[.B658];&quot;&quot;&quot;,&quot;&quot;&quot;;[.H658];&quot;&quot;&quot;)&quot;)" office:value-type="string" office:string-value="addsimvar(&quot;RECIP ENG FUEL TANK SELECTOR:index&quot;,&quot;enum&quot;)" calcext:value-type="string">
            <text:p>addsimvar("RECIP ENG FUEL TANK SELECTOR:index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FUEL TANKS USED:index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59])" office:value-type="string" office:string-value="mask" calcext:value-type="string">
            <text:p>mask</text:p>
          </table:table-cell>
          <table:table-cell/>
          <table:table-cell table:formula="of:=CONCATENATE(&quot;{&quot;&quot;&quot;;[.B659];&quot;&quot;&quot;},&quot;)" office:value-type="string" office:string-value="{&quot;RECIP ENG FUEL TANKS USED:index&quot;}," calcext:value-type="string">
            <text:p>{"RECIP ENG FUEL TANKS USED:index"},</text:p>
          </table:table-cell>
          <table:table-cell table:formula="of:=CONCATENATE(&quot;addsimvar(&quot;&quot;&quot;;[.B659];&quot;&quot;&quot;,&quot;&quot;&quot;;[.H659];&quot;&quot;&quot;)&quot;)" office:value-type="string" office:string-value="addsimvar(&quot;RECIP ENG FUEL TANKS USED:index&quot;,&quot;mask&quot;)" calcext:value-type="string">
            <text:p>addsimvar("RECIP ENG FUEL TANKS USED:index","mask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LEFT MAGNETO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60])" office:value-type="string" office:string-value="bool" calcext:value-type="string">
            <text:p>bool</text:p>
          </table:table-cell>
          <table:table-cell/>
          <table:table-cell table:formula="of:=CONCATENATE(&quot;{&quot;&quot;&quot;;[.B660];&quot;&quot;&quot;},&quot;)" office:value-type="string" office:string-value="{&quot;RECIP ENG LEFT MAGNETO:index&quot;}," calcext:value-type="string">
            <text:p>{"RECIP ENG LEFT MAGNETO:index"},</text:p>
          </table:table-cell>
          <table:table-cell table:formula="of:=CONCATENATE(&quot;addsimvar(&quot;&quot;&quot;;[.B660];&quot;&quot;&quot;,&quot;&quot;&quot;;[.H660];&quot;&quot;&quot;)&quot;)" office:value-type="string" office:string-value="addsimvar(&quot;RECIP ENG LEFT MAGNETO:index&quot;,&quot;bool&quot;)" calcext:value-type="string">
            <text:p>addsimvar("RECIP ENG LEFT MAGNETO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MANIFOLD PRESSURE:index</text:p>
          </table:table-cell>
          <table:table-cell table:style-name="ce8" office:value-type="string" calcext:value-type="string">
            <text:p>Psi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61])" office:value-type="string" office:string-value="psi" calcext:value-type="string">
            <text:p>psi</text:p>
          </table:table-cell>
          <table:table-cell/>
          <table:table-cell table:formula="of:=CONCATENATE(&quot;{&quot;&quot;&quot;;[.B661];&quot;&quot;&quot;},&quot;)" office:value-type="string" office:string-value="{&quot;RECIP ENG MANIFOLD PRESSURE:index&quot;}," calcext:value-type="string">
            <text:p>{"RECIP ENG MANIFOLD PRESSURE:index"},</text:p>
          </table:table-cell>
          <table:table-cell table:formula="of:=CONCATENATE(&quot;addsimvar(&quot;&quot;&quot;;[.B661];&quot;&quot;&quot;,&quot;&quot;&quot;;[.H661];&quot;&quot;&quot;)&quot;)" office:value-type="string" office:string-value="addsimvar(&quot;RECIP ENG MANIFOLD PRESSURE:index&quot;,&quot;psi&quot;)" calcext:value-type="string">
            <text:p>addsimvar("RECIP ENG MANIFOLD PRESSURE:index","psi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NITROUS TANK MAX QUANTITY:index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62])" office:value-type="string" office:string-value="gallons" calcext:value-type="string">
            <text:p>gallons</text:p>
          </table:table-cell>
          <table:table-cell/>
          <table:table-cell table:formula="of:=CONCATENATE(&quot;{&quot;&quot;&quot;;[.B662];&quot;&quot;&quot;},&quot;)" office:value-type="string" office:string-value="{&quot;RECIP ENG NITROUS TANK MAX QUANTITY:index&quot;}," calcext:value-type="string">
            <text:p>{"RECIP ENG NITROUS TANK MAX QUANTITY:index"},</text:p>
          </table:table-cell>
          <table:table-cell table:formula="of:=CONCATENATE(&quot;addsimvar(&quot;&quot;&quot;;[.B662];&quot;&quot;&quot;,&quot;&quot;&quot;;[.H662];&quot;&quot;&quot;)&quot;)" office:value-type="string" office:string-value="addsimvar(&quot;RECIP ENG NITROUS TANK MAX QUANTITY:index&quot;,&quot;gallons&quot;)" calcext:value-type="string">
            <text:p>addsimvar("RECIP ENG NITROUS TANK MAX QUANTITY:index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NITROUS TANK QUANTITY:index</text:p>
          </table:table-cell>
          <table:table-cell table:style-name="ce8" office:value-type="string" calcext:value-type="string">
            <text:p>Gallon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63])" office:value-type="string" office:string-value="gallons" calcext:value-type="string">
            <text:p>gallons</text:p>
          </table:table-cell>
          <table:table-cell/>
          <table:table-cell table:formula="of:=CONCATENATE(&quot;{&quot;&quot;&quot;;[.B663];&quot;&quot;&quot;},&quot;)" office:value-type="string" office:string-value="{&quot;RECIP ENG NITROUS TANK QUANTITY:index&quot;}," calcext:value-type="string">
            <text:p>{"RECIP ENG NITROUS TANK QUANTITY:index"},</text:p>
          </table:table-cell>
          <table:table-cell table:formula="of:=CONCATENATE(&quot;addsimvar(&quot;&quot;&quot;;[.B663];&quot;&quot;&quot;,&quot;&quot;&quot;;[.H663];&quot;&quot;&quot;)&quot;)" office:value-type="string" office:string-value="addsimvar(&quot;RECIP ENG NITROUS TANK QUANTITY:index&quot;,&quot;gallons&quot;)" calcext:value-type="string">
            <text:p>addsimvar("RECIP ENG NITROUS TANK QUANTITY:index","gallo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NITROUS TANK VALV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64])" office:value-type="string" office:string-value="bool" calcext:value-type="string">
            <text:p>bool</text:p>
          </table:table-cell>
          <table:table-cell/>
          <table:table-cell table:formula="of:=CONCATENATE(&quot;{&quot;&quot;&quot;;[.B664];&quot;&quot;&quot;},&quot;)" office:value-type="string" office:string-value="{&quot;RECIP ENG NITROUS TANK VALVE:index&quot;}," calcext:value-type="string">
            <text:p>{"RECIP ENG NITROUS TANK VALVE:index"},</text:p>
          </table:table-cell>
          <table:table-cell table:formula="of:=CONCATENATE(&quot;addsimvar(&quot;&quot;&quot;;[.B664];&quot;&quot;&quot;,&quot;&quot;&quot;;[.H664];&quot;&quot;&quot;)&quot;)" office:value-type="string" office:string-value="addsimvar(&quot;RECIP ENG NITROUS TANK VALVE:index&quot;,&quot;bool&quot;)" calcext:value-type="string">
            <text:p>addsimvar("RECIP ENG NITROUS TANK VALV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NUM CYLINDERS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65])" office:value-type="string" office:string-value="number" calcext:value-type="string">
            <text:p>number</text:p>
          </table:table-cell>
          <table:table-cell/>
          <table:table-cell table:formula="of:=CONCATENATE(&quot;{&quot;&quot;&quot;;[.B665];&quot;&quot;&quot;},&quot;)" office:value-type="string" office:string-value="{&quot;RECIP ENG NUM CYLINDERS&quot;}," calcext:value-type="string">
            <text:p>{"RECIP ENG NUM CYLINDERS"},</text:p>
          </table:table-cell>
          <table:table-cell table:formula="of:=CONCATENATE(&quot;addsimvar(&quot;&quot;&quot;;[.B665];&quot;&quot;&quot;,&quot;&quot;&quot;;[.H665];&quot;&quot;&quot;)&quot;)" office:value-type="string" office:string-value="addsimvar(&quot;RECIP ENG NUM CYLINDERS&quot;,&quot;number&quot;)" calcext:value-type="string">
            <text:p>addsimvar("RECIP ENG NUM CYLINDERS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NUM CYLINDERS FAILED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66])" office:value-type="string" office:string-value="number" calcext:value-type="string">
            <text:p>number</text:p>
          </table:table-cell>
          <table:table-cell/>
          <table:table-cell table:formula="of:=CONCATENATE(&quot;{&quot;&quot;&quot;;[.B666];&quot;&quot;&quot;},&quot;)" office:value-type="string" office:string-value="{&quot;RECIP ENG NUM CYLINDERS FAILED&quot;}," calcext:value-type="string">
            <text:p>{"RECIP ENG NUM CYLINDERS FAILED"},</text:p>
          </table:table-cell>
          <table:table-cell table:formula="of:=CONCATENATE(&quot;addsimvar(&quot;&quot;&quot;;[.B666];&quot;&quot;&quot;,&quot;&quot;&quot;;[.H666];&quot;&quot;&quot;)&quot;)" office:value-type="string" office:string-value="addsimvar(&quot;RECIP ENG NUM CYLINDERS FAILED&quot;,&quot;number&quot;)" calcext:value-type="string">
            <text:p>addsimvar("RECIP ENG NUM CYLINDERS FAILED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PRIMER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67])" office:value-type="string" office:string-value="bool" calcext:value-type="string">
            <text:p>bool</text:p>
          </table:table-cell>
          <table:table-cell/>
          <table:table-cell table:formula="of:=CONCATENATE(&quot;{&quot;&quot;&quot;;[.B667];&quot;&quot;&quot;},&quot;)" office:value-type="string" office:string-value="{&quot;RECIP ENG PRIMER:index&quot;}," calcext:value-type="string">
            <text:p>{"RECIP ENG PRIMER:index"},</text:p>
          </table:table-cell>
          <table:table-cell table:formula="of:=CONCATENATE(&quot;addsimvar(&quot;&quot;&quot;;[.B667];&quot;&quot;&quot;,&quot;&quot;&quot;;[.H667];&quot;&quot;&quot;)&quot;)" office:value-type="string" office:string-value="addsimvar(&quot;RECIP ENG PRIMER:index&quot;,&quot;bool&quot;)" calcext:value-type="string">
            <text:p>addsimvar("RECIP ENG PRIMER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RADIATOR TEMPERATURE:index</text:p>
          </table:table-cell>
          <table:table-cell table:style-name="ce8" office:value-type="string" calcext:value-type="string">
            <text:p>Celsiu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68])" office:value-type="string" office:string-value="celsius" calcext:value-type="string">
            <text:p>celsius</text:p>
          </table:table-cell>
          <table:table-cell/>
          <table:table-cell table:formula="of:=CONCATENATE(&quot;{&quot;&quot;&quot;;[.B668];&quot;&quot;&quot;},&quot;)" office:value-type="string" office:string-value="{&quot;RECIP ENG RADIATOR TEMPERATURE:index&quot;}," calcext:value-type="string">
            <text:p>{"RECIP ENG RADIATOR TEMPERATURE:index"},</text:p>
          </table:table-cell>
          <table:table-cell table:formula="of:=CONCATENATE(&quot;addsimvar(&quot;&quot;&quot;;[.B668];&quot;&quot;&quot;,&quot;&quot;&quot;;[.H668];&quot;&quot;&quot;)&quot;)" office:value-type="string" office:string-value="addsimvar(&quot;RECIP ENG RADIATOR TEMPERATURE:index&quot;,&quot;celsius&quot;)" calcext:value-type="string">
            <text:p>addsimvar("RECIP ENG RADIATOR TEMPERATURE:index","celsiu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RIGHT MAGNETO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69])" office:value-type="string" office:string-value="bool" calcext:value-type="string">
            <text:p>bool</text:p>
          </table:table-cell>
          <table:table-cell/>
          <table:table-cell table:formula="of:=CONCATENATE(&quot;{&quot;&quot;&quot;;[.B669];&quot;&quot;&quot;},&quot;)" office:value-type="string" office:string-value="{&quot;RECIP ENG RIGHT MAGNETO:index&quot;}," calcext:value-type="string">
            <text:p>{"RECIP ENG RIGHT MAGNETO:index"},</text:p>
          </table:table-cell>
          <table:table-cell table:formula="of:=CONCATENATE(&quot;addsimvar(&quot;&quot;&quot;;[.B669];&quot;&quot;&quot;,&quot;&quot;&quot;;[.H669];&quot;&quot;&quot;)&quot;)" office:value-type="string" office:string-value="addsimvar(&quot;RECIP ENG RIGHT MAGNETO:index&quot;,&quot;bool&quot;)" calcext:value-type="string">
            <text:p>addsimvar("RECIP ENG RIGHT MAGNETO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STARTER TORQUE:index</text:p>
          </table:table-cell>
          <table:table-cell table:style-name="ce8" office:value-type="string" calcext:value-type="string">
            <text:p>Foot pou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70])" office:value-type="string" office:string-value="foot pound" calcext:value-type="string">
            <text:p>foot pound</text:p>
          </table:table-cell>
          <table:table-cell/>
          <table:table-cell table:formula="of:=CONCATENATE(&quot;{&quot;&quot;&quot;;[.B670];&quot;&quot;&quot;},&quot;)" office:value-type="string" office:string-value="{&quot;RECIP ENG STARTER TORQUE:index&quot;}," calcext:value-type="string">
            <text:p>{"RECIP ENG STARTER TORQUE:index"},</text:p>
          </table:table-cell>
          <table:table-cell table:formula="of:=CONCATENATE(&quot;addsimvar(&quot;&quot;&quot;;[.B670];&quot;&quot;&quot;,&quot;&quot;&quot;;[.H670];&quot;&quot;&quot;)&quot;)" office:value-type="string" office:string-value="addsimvar(&quot;RECIP ENG STARTER TORQUE:index&quot;,&quot;foot pound&quot;)" calcext:value-type="string">
            <text:p>addsimvar("RECIP ENG STARTER TORQUE:index","foot pou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TURBINE INLET TEMPERATURE:index</text:p>
          </table:table-cell>
          <table:table-cell table:style-name="ce8" office:value-type="string" calcext:value-type="string">
            <text:p>Celsiu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71])" office:value-type="string" office:string-value="celsius" calcext:value-type="string">
            <text:p>celsius</text:p>
          </table:table-cell>
          <table:table-cell/>
          <table:table-cell table:formula="of:=CONCATENATE(&quot;{&quot;&quot;&quot;;[.B671];&quot;&quot;&quot;},&quot;)" office:value-type="string" office:string-value="{&quot;RECIP ENG TURBINE INLET TEMPERATURE:index&quot;}," calcext:value-type="string">
            <text:p>{"RECIP ENG TURBINE INLET TEMPERATURE:index"},</text:p>
          </table:table-cell>
          <table:table-cell table:formula="of:=CONCATENATE(&quot;addsimvar(&quot;&quot;&quot;;[.B671];&quot;&quot;&quot;,&quot;&quot;&quot;;[.H671];&quot;&quot;&quot;)&quot;)" office:value-type="string" office:string-value="addsimvar(&quot;RECIP ENG TURBINE INLET TEMPERATURE:index&quot;,&quot;celsius&quot;)" calcext:value-type="string">
            <text:p>addsimvar("RECIP ENG TURBINE INLET TEMPERATURE:index","celsiu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TURBOCHARGER FAILED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72])" office:value-type="string" office:string-value="bool" calcext:value-type="string">
            <text:p>bool</text:p>
          </table:table-cell>
          <table:table-cell/>
          <table:table-cell table:formula="of:=CONCATENATE(&quot;{&quot;&quot;&quot;;[.B672];&quot;&quot;&quot;},&quot;)" office:value-type="string" office:string-value="{&quot;RECIP ENG TURBOCHARGER FAILED:index&quot;}," calcext:value-type="string">
            <text:p>{"RECIP ENG TURBOCHARGER FAILED:index"},</text:p>
          </table:table-cell>
          <table:table-cell table:formula="of:=CONCATENATE(&quot;addsimvar(&quot;&quot;&quot;;[.B672];&quot;&quot;&quot;,&quot;&quot;&quot;;[.H672];&quot;&quot;&quot;)&quot;)" office:value-type="string" office:string-value="addsimvar(&quot;RECIP ENG TURBOCHARGER FAILED:index&quot;,&quot;bool&quot;)" calcext:value-type="string">
            <text:p>addsimvar("RECIP ENG TURBOCHARGER FAILED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ENG WASTEGATE POSITION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73])" office:value-type="string" office:string-value="percent" calcext:value-type="string">
            <text:p>percent</text:p>
          </table:table-cell>
          <table:table-cell/>
          <table:table-cell table:formula="of:=CONCATENATE(&quot;{&quot;&quot;&quot;;[.B673];&quot;&quot;&quot;},&quot;)" office:value-type="string" office:string-value="{&quot;RECIP ENG WASTEGATE POSITION:index&quot;}," calcext:value-type="string">
            <text:p>{"RECIP ENG WASTEGATE POSITION:index"},</text:p>
          </table:table-cell>
          <table:table-cell table:formula="of:=CONCATENATE(&quot;addsimvar(&quot;&quot;&quot;;[.B673];&quot;&quot;&quot;,&quot;&quot;&quot;;[.H673];&quot;&quot;&quot;)&quot;)" office:value-type="string" office:string-value="addsimvar(&quot;RECIP ENG WASTEGATE POSITION:index&quot;,&quot;percent&quot;)" calcext:value-type="string">
            <text:p>addsimvar("RECIP ENG WASTEGATE POSITION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CIP MIXTURE RATIO:index</text:p>
          </table:table-cell>
          <table:table-cell table:style-name="ce8" office:value-type="string" calcext:value-type="string">
            <text:p>Ratio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74])" office:value-type="string" office:string-value="ratio" calcext:value-type="string">
            <text:p>ratio</text:p>
          </table:table-cell>
          <table:table-cell/>
          <table:table-cell table:formula="of:=CONCATENATE(&quot;{&quot;&quot;&quot;;[.B674];&quot;&quot;&quot;},&quot;)" office:value-type="string" office:string-value="{&quot;RECIP MIXTURE RATIO:index&quot;}," calcext:value-type="string">
            <text:p>{"RECIP MIXTURE RATIO:index"},</text:p>
          </table:table-cell>
          <table:table-cell table:formula="of:=CONCATENATE(&quot;addsimvar(&quot;&quot;&quot;;[.B674];&quot;&quot;&quot;,&quot;&quot;&quot;;[.H674];&quot;&quot;&quot;)&quot;)" office:value-type="string" office:string-value="addsimvar(&quot;RECIP MIXTURE RATIO:index&quot;,&quot;ratio&quot;)" calcext:value-type="string">
            <text:p>addsimvar("RECIP MIXTURE RATIO:index","ratio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LATIVE WIND VELOCITY BODY X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75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675];&quot;&quot;&quot;},&quot;)" office:value-type="string" office:string-value="{&quot;RELATIVE WIND VELOCITY BODY X&quot;}," calcext:value-type="string">
            <text:p>{"RELATIVE WIND VELOCITY BODY X"},</text:p>
          </table:table-cell>
          <table:table-cell table:formula="of:=CONCATENATE(&quot;addsimvar(&quot;&quot;&quot;;[.B675];&quot;&quot;&quot;,&quot;&quot;&quot;;[.H675];&quot;&quot;&quot;)&quot;)" office:value-type="string" office:string-value="addsimvar(&quot;RELATIVE WIND VELOCITY BODY X&quot;,&quot;feet per second&quot;)" calcext:value-type="string">
            <text:p>addsimvar("RELATIVE WIND VELOCITY BODY X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LATIVE WIND VELOCITY BODY Y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76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676];&quot;&quot;&quot;},&quot;)" office:value-type="string" office:string-value="{&quot;RELATIVE WIND VELOCITY BODY Y&quot;}," calcext:value-type="string">
            <text:p>{"RELATIVE WIND VELOCITY BODY Y"},</text:p>
          </table:table-cell>
          <table:table-cell table:formula="of:=CONCATENATE(&quot;addsimvar(&quot;&quot;&quot;;[.B676];&quot;&quot;&quot;,&quot;&quot;&quot;;[.H676];&quot;&quot;&quot;)&quot;)" office:value-type="string" office:string-value="addsimvar(&quot;RELATIVE WIND VELOCITY BODY Y&quot;,&quot;feet per second&quot;)" calcext:value-type="string">
            <text:p>addsimvar("RELATIVE WIND VELOCITY BODY Y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LATIVE WIND VELOCITY BODY Z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77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677];&quot;&quot;&quot;},&quot;)" office:value-type="string" office:string-value="{&quot;RELATIVE WIND VELOCITY BODY Z&quot;}," calcext:value-type="string">
            <text:p>{"RELATIVE WIND VELOCITY BODY Z"},</text:p>
          </table:table-cell>
          <table:table-cell table:formula="of:=CONCATENATE(&quot;addsimvar(&quot;&quot;&quot;;[.B677];&quot;&quot;&quot;,&quot;&quot;&quot;;[.H677];&quot;&quot;&quot;)&quot;)" office:value-type="string" office:string-value="addsimvar(&quot;RELATIVE WIND VELOCITY BODY Z&quot;,&quot;feet per second&quot;)" calcext:value-type="string">
            <text:p>addsimvar("RELATIVE WIND VELOCITY BODY Z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TRACT FLOAT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78])" office:value-type="string" office:string-value="bool" calcext:value-type="string">
            <text:p>bool</text:p>
          </table:table-cell>
          <table:table-cell/>
          <table:table-cell table:formula="of:=CONCATENATE(&quot;{&quot;&quot;&quot;;[.B678];&quot;&quot;&quot;},&quot;)" office:value-type="string" office:string-value="{&quot;RETRACT FLOAT SWITCH&quot;}," calcext:value-type="string">
            <text:p>{"RETRACT FLOAT SWITCH"},</text:p>
          </table:table-cell>
          <table:table-cell table:formula="of:=CONCATENATE(&quot;addsimvar(&quot;&quot;&quot;;[.B678];&quot;&quot;&quot;,&quot;&quot;&quot;;[.H678];&quot;&quot;&quot;)&quot;)" office:value-type="string" office:string-value="addsimvar(&quot;RETRACT FLOAT SWITCH&quot;,&quot;bool&quot;)" calcext:value-type="string">
            <text:p>addsimvar("RETRACT FLOAT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TRACT LEFT FLOAT EXTENDED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79])" office:value-type="string" office:string-value="percent" calcext:value-type="string">
            <text:p>percent</text:p>
          </table:table-cell>
          <table:table-cell/>
          <table:table-cell table:formula="of:=CONCATENATE(&quot;{&quot;&quot;&quot;;[.B679];&quot;&quot;&quot;},&quot;)" office:value-type="string" office:string-value="{&quot;RETRACT LEFT FLOAT EXTENDED&quot;}," calcext:value-type="string">
            <text:p>{"RETRACT LEFT FLOAT EXTENDED"},</text:p>
          </table:table-cell>
          <table:table-cell table:formula="of:=CONCATENATE(&quot;addsimvar(&quot;&quot;&quot;;[.B679];&quot;&quot;&quot;,&quot;&quot;&quot;;[.H679];&quot;&quot;&quot;)&quot;)" office:value-type="string" office:string-value="addsimvar(&quot;RETRACT LEFT FLOAT EXTENDED&quot;,&quot;percent&quot;)" calcext:value-type="string">
            <text:p>addsimvar("RETRACT LEFT FLOAT EXTENDED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ETRACT RIGHT FLOAT EXTENDED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80])" office:value-type="string" office:string-value="percent" calcext:value-type="string">
            <text:p>percent</text:p>
          </table:table-cell>
          <table:table-cell/>
          <table:table-cell table:formula="of:=CONCATENATE(&quot;{&quot;&quot;&quot;;[.B680];&quot;&quot;&quot;},&quot;)" office:value-type="string" office:string-value="{&quot;RETRACT RIGHT FLOAT EXTENDED&quot;}," calcext:value-type="string">
            <text:p>{"RETRACT RIGHT FLOAT EXTENDED"},</text:p>
          </table:table-cell>
          <table:table-cell table:formula="of:=CONCATENATE(&quot;addsimvar(&quot;&quot;&quot;;[.B680];&quot;&quot;&quot;,&quot;&quot;&quot;;[.H680];&quot;&quot;&quot;)&quot;)" office:value-type="string" office:string-value="addsimvar(&quot;RETRACT RIGHT FLOAT EXTENDED&quot;,&quot;percent&quot;)" calcext:value-type="string">
            <text:p>addsimvar("RETRACT RIGHT FLOAT EXTENDED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IGHT WHEEL ROTATION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81])" office:value-type="string" office:string-value="radians" calcext:value-type="string">
            <text:p>radians</text:p>
          </table:table-cell>
          <table:table-cell/>
          <table:table-cell table:formula="of:=CONCATENATE(&quot;{&quot;&quot;&quot;;[.B681];&quot;&quot;&quot;},&quot;)" office:value-type="string" office:string-value="{&quot;RIGHT WHEEL ROTATION ANGLE&quot;}," calcext:value-type="string">
            <text:p>{"RIGHT WHEEL ROTATION ANGLE"},</text:p>
          </table:table-cell>
          <table:table-cell table:formula="of:=CONCATENATE(&quot;addsimvar(&quot;&quot;&quot;;[.B681];&quot;&quot;&quot;,&quot;&quot;&quot;;[.H681];&quot;&quot;&quot;)&quot;)" office:value-type="string" office:string-value="addsimvar(&quot;RIGHT WHEEL ROTATION ANGLE&quot;,&quot;radians&quot;)" calcext:value-type="string">
            <text:p>addsimvar("RIGHT WHEEL ROTATION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IGHT WHEEL RPM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82])" office:value-type="string" office:string-value="rpm" calcext:value-type="string">
            <text:p>rpm</text:p>
          </table:table-cell>
          <table:table-cell/>
          <table:table-cell table:formula="of:=CONCATENATE(&quot;{&quot;&quot;&quot;;[.B682];&quot;&quot;&quot;},&quot;)" office:value-type="string" office:string-value="{&quot;RIGHT WHEEL RPM&quot;}," calcext:value-type="string">
            <text:p>{"RIGHT WHEEL RPM"},</text:p>
          </table:table-cell>
          <table:table-cell table:formula="of:=CONCATENATE(&quot;addsimvar(&quot;&quot;&quot;;[.B682];&quot;&quot;&quot;,&quot;&quot;&quot;;[.H682];&quot;&quot;&quot;)&quot;)" office:value-type="string" office:string-value="addsimvar(&quot;RIGHT WHEEL RPM&quot;,&quot;rpm&quot;)" calcext:value-type="string">
            <text:p>addsimvar("RIGHT WHEEL RPM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ATION VELOCITY BODY X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83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683];&quot;&quot;&quot;},&quot;)" office:value-type="string" office:string-value="{&quot;ROTATION VELOCITY BODY X&quot;}," calcext:value-type="string">
            <text:p>{"ROTATION VELOCITY BODY X"},</text:p>
          </table:table-cell>
          <table:table-cell table:formula="of:=CONCATENATE(&quot;addsimvar(&quot;&quot;&quot;;[.B683];&quot;&quot;&quot;,&quot;&quot;&quot;;[.H683];&quot;&quot;&quot;)&quot;)" office:value-type="string" office:string-value="addsimvar(&quot;ROTATION VELOCITY BODY X&quot;,&quot;feet per second&quot;)" calcext:value-type="string">
            <text:p>addsimvar("ROTATION VELOCITY BODY X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ATION VELOCITY BODY Y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84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684];&quot;&quot;&quot;},&quot;)" office:value-type="string" office:string-value="{&quot;ROTATION VELOCITY BODY Y&quot;}," calcext:value-type="string">
            <text:p>{"ROTATION VELOCITY BODY Y"},</text:p>
          </table:table-cell>
          <table:table-cell table:formula="of:=CONCATENATE(&quot;addsimvar(&quot;&quot;&quot;;[.B684];&quot;&quot;&quot;,&quot;&quot;&quot;;[.H684];&quot;&quot;&quot;)&quot;)" office:value-type="string" office:string-value="addsimvar(&quot;ROTATION VELOCITY BODY Y&quot;,&quot;feet per second&quot;)" calcext:value-type="string">
            <text:p>addsimvar("ROTATION VELOCITY BODY Y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ATION VELOCITY BODY Z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685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685];&quot;&quot;&quot;},&quot;)" office:value-type="string" office:string-value="{&quot;ROTATION VELOCITY BODY Z&quot;}," calcext:value-type="string">
            <text:p>{"ROTATION VELOCITY BODY Z"},</text:p>
          </table:table-cell>
          <table:table-cell table:formula="of:=CONCATENATE(&quot;addsimvar(&quot;&quot;&quot;;[.B685];&quot;&quot;&quot;,&quot;&quot;&quot;;[.H685];&quot;&quot;&quot;)&quot;)" office:value-type="string" office:string-value="addsimvar(&quot;ROTATION VELOCITY BODY Z&quot;,&quot;feet per second&quot;)" calcext:value-type="string">
            <text:p>addsimvar("ROTATION VELOCITY BODY Z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BRAKE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86])" office:value-type="string" office:string-value="bool" calcext:value-type="string">
            <text:p>bool</text:p>
          </table:table-cell>
          <table:table-cell/>
          <table:table-cell table:formula="of:=CONCATENATE(&quot;{&quot;&quot;&quot;;[.B686];&quot;&quot;&quot;},&quot;)" office:value-type="string" office:string-value="{&quot;ROTOR BRAKE ACTIVE&quot;}," calcext:value-type="string">
            <text:p>{"ROTOR BRAKE ACTIVE"},</text:p>
          </table:table-cell>
          <table:table-cell table:formula="of:=CONCATENATE(&quot;addsimvar(&quot;&quot;&quot;;[.B686];&quot;&quot;&quot;,&quot;&quot;&quot;;[.H686];&quot;&quot;&quot;)&quot;)" office:value-type="string" office:string-value="addsimvar(&quot;ROTOR BRAKE ACTIVE&quot;,&quot;bool&quot;)" calcext:value-type="string">
            <text:p>addsimvar("ROTOR BRAKE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BRAKE HANDLE POS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87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687];&quot;&quot;&quot;},&quot;)" office:value-type="string" office:string-value="{&quot;ROTOR BRAKE HANDLE POS&quot;}," calcext:value-type="string">
            <text:p>{"ROTOR BRAKE HANDLE POS"},</text:p>
          </table:table-cell>
          <table:table-cell table:formula="of:=CONCATENATE(&quot;addsimvar(&quot;&quot;&quot;;[.B687];&quot;&quot;&quot;,&quot;&quot;&quot;;[.H687];&quot;&quot;&quot;)&quot;)" office:value-type="string" office:string-value="addsimvar(&quot;ROTOR BRAKE HANDLE POS&quot;,&quot;percent over 100&quot;)" calcext:value-type="string">
            <text:p>addsimvar("ROTOR BRAKE HANDLE POS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CHIP DETECT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88])" office:value-type="string" office:string-value="bool" calcext:value-type="string">
            <text:p>bool</text:p>
          </table:table-cell>
          <table:table-cell/>
          <table:table-cell table:formula="of:=CONCATENATE(&quot;{&quot;&quot;&quot;;[.B688];&quot;&quot;&quot;},&quot;)" office:value-type="string" office:string-value="{&quot;ROTOR CHIP DETECTED&quot;}," calcext:value-type="string">
            <text:p>{"ROTOR CHIP DETECTED"},</text:p>
          </table:table-cell>
          <table:table-cell table:formula="of:=CONCATENATE(&quot;addsimvar(&quot;&quot;&quot;;[.B688];&quot;&quot;&quot;,&quot;&quot;&quot;;[.H688];&quot;&quot;&quot;)&quot;)" office:value-type="string" office:string-value="addsimvar(&quot;ROTOR CHIP DETECTED&quot;,&quot;bool&quot;)" calcext:value-type="string">
            <text:p>addsimvar("ROTOR CHIP DETECT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CLUTCH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89])" office:value-type="string" office:string-value="bool" calcext:value-type="string">
            <text:p>bool</text:p>
          </table:table-cell>
          <table:table-cell/>
          <table:table-cell table:formula="of:=CONCATENATE(&quot;{&quot;&quot;&quot;;[.B689];&quot;&quot;&quot;},&quot;)" office:value-type="string" office:string-value="{&quot;ROTOR CLUTCH ACTIVE&quot;}," calcext:value-type="string">
            <text:p>{"ROTOR CLUTCH ACTIVE"},</text:p>
          </table:table-cell>
          <table:table-cell table:formula="of:=CONCATENATE(&quot;addsimvar(&quot;&quot;&quot;;[.B689];&quot;&quot;&quot;,&quot;&quot;&quot;;[.H689];&quot;&quot;&quot;)&quot;)" office:value-type="string" office:string-value="addsimvar(&quot;ROTOR CLUTCH ACTIVE&quot;,&quot;bool&quot;)" calcext:value-type="string">
            <text:p>addsimvar("ROTOR CLUTCH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CLUTCH SWITCH POS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0])" office:value-type="string" office:string-value="bool" calcext:value-type="string">
            <text:p>bool</text:p>
          </table:table-cell>
          <table:table-cell/>
          <table:table-cell table:formula="of:=CONCATENATE(&quot;{&quot;&quot;&quot;;[.B690];&quot;&quot;&quot;},&quot;)" office:value-type="string" office:string-value="{&quot;ROTOR CLUTCH SWITCH POS&quot;}," calcext:value-type="string">
            <text:p>{"ROTOR CLUTCH SWITCH POS"},</text:p>
          </table:table-cell>
          <table:table-cell table:formula="of:=CONCATENATE(&quot;addsimvar(&quot;&quot;&quot;;[.B690];&quot;&quot;&quot;,&quot;&quot;&quot;;[.H690];&quot;&quot;&quot;)&quot;)" office:value-type="string" office:string-value="addsimvar(&quot;ROTOR CLUTCH SWITCH POS&quot;,&quot;bool&quot;)" calcext:value-type="string">
            <text:p>addsimvar("ROTOR CLUTCH SWITCH POS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GOV ACTI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1])" office:value-type="string" office:string-value="bool" calcext:value-type="string">
            <text:p>bool</text:p>
          </table:table-cell>
          <table:table-cell/>
          <table:table-cell table:formula="of:=CONCATENATE(&quot;{&quot;&quot;&quot;;[.B691];&quot;&quot;&quot;},&quot;)" office:value-type="string" office:string-value="{&quot;ROTOR GOV ACTIVE&quot;}," calcext:value-type="string">
            <text:p>{"ROTOR GOV ACTIVE"},</text:p>
          </table:table-cell>
          <table:table-cell table:formula="of:=CONCATENATE(&quot;addsimvar(&quot;&quot;&quot;;[.B691];&quot;&quot;&quot;,&quot;&quot;&quot;;[.H691];&quot;&quot;&quot;)&quot;)" office:value-type="string" office:string-value="addsimvar(&quot;ROTOR GOV ACTIVE&quot;,&quot;bool&quot;)" calcext:value-type="string">
            <text:p>addsimvar("ROTOR GOV ACTI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GOV SWITCH POS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2])" office:value-type="string" office:string-value="bool" calcext:value-type="string">
            <text:p>bool</text:p>
          </table:table-cell>
          <table:table-cell/>
          <table:table-cell table:formula="of:=CONCATENATE(&quot;{&quot;&quot;&quot;;[.B692];&quot;&quot;&quot;},&quot;)" office:value-type="string" office:string-value="{&quot;ROTOR GOV SWITCH POS&quot;}," calcext:value-type="string">
            <text:p>{"ROTOR GOV SWITCH POS"},</text:p>
          </table:table-cell>
          <table:table-cell table:formula="of:=CONCATENATE(&quot;addsimvar(&quot;&quot;&quot;;[.B692];&quot;&quot;&quot;,&quot;&quot;&quot;;[.H692];&quot;&quot;&quot;)&quot;)" office:value-type="string" office:string-value="addsimvar(&quot;ROTOR GOV SWITCH POS&quot;,&quot;bool&quot;)" calcext:value-type="string">
            <text:p>addsimvar("ROTOR GOV SWITCH POS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LATERAL TRIM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693];&quot;&quot;&quot;},&quot;)" office:value-type="string" office:string-value="{&quot;ROTOR LATERAL TRIM PCT&quot;}," calcext:value-type="string">
            <text:p>{"ROTOR LATERAL TRIM PCT"},</text:p>
          </table:table-cell>
          <table:table-cell table:formula="of:=CONCATENATE(&quot;addsimvar(&quot;&quot;&quot;;[.B693];&quot;&quot;&quot;,&quot;&quot;&quot;;[.H693];&quot;&quot;&quot;)&quot;)" office:value-type="string" office:string-value="addsimvar(&quot;ROTOR LATERAL TRIM PCT&quot;,&quot;percent over 100&quot;)" calcext:value-type="string">
            <text:p>addsimvar("ROTOR LATERAL TRIM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ROTATION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4])" office:value-type="string" office:string-value="radians" calcext:value-type="string">
            <text:p>radians</text:p>
          </table:table-cell>
          <table:table-cell/>
          <table:table-cell table:formula="of:=CONCATENATE(&quot;{&quot;&quot;&quot;;[.B694];&quot;&quot;&quot;},&quot;)" office:value-type="string" office:string-value="{&quot;ROTOR ROTATION ANGLE&quot;}," calcext:value-type="string">
            <text:p>{"ROTOR ROTATION ANGLE"},</text:p>
          </table:table-cell>
          <table:table-cell table:formula="of:=CONCATENATE(&quot;addsimvar(&quot;&quot;&quot;;[.B694];&quot;&quot;&quot;,&quot;&quot;&quot;;[.H694];&quot;&quot;&quot;)&quot;)" office:value-type="string" office:string-value="addsimvar(&quot;ROTOR ROTATION ANGLE&quot;,&quot;radians&quot;)" calcext:value-type="string">
            <text:p>addsimvar("ROTOR ROTATION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RPM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5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695];&quot;&quot;&quot;},&quot;)" office:value-type="string" office:string-value="{&quot;ROTOR RPM PCT&quot;}," calcext:value-type="string">
            <text:p>{"ROTOR RPM PCT"},</text:p>
          </table:table-cell>
          <table:table-cell table:formula="of:=CONCATENATE(&quot;addsimvar(&quot;&quot;&quot;;[.B695];&quot;&quot;&quot;,&quot;&quot;&quot;;[.H695];&quot;&quot;&quot;)&quot;)" office:value-type="string" office:string-value="addsimvar(&quot;ROTOR RPM PCT&quot;,&quot;percent over 100&quot;)" calcext:value-type="string">
            <text:p>addsimvar("ROTOR RPM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OTOR TEMPERATURE</text:p>
          </table:table-cell>
          <table:table-cell table:style-name="ce8" office:value-type="string" calcext:value-type="string">
            <text:p>Rankin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6])" office:value-type="string" office:string-value="rankine" calcext:value-type="string">
            <text:p>rankine</text:p>
          </table:table-cell>
          <table:table-cell/>
          <table:table-cell table:formula="of:=CONCATENATE(&quot;{&quot;&quot;&quot;;[.B696];&quot;&quot;&quot;},&quot;)" office:value-type="string" office:string-value="{&quot;ROTOR TEMPERATURE&quot;}," calcext:value-type="string">
            <text:p>{"ROTOR TEMPERATURE"},</text:p>
          </table:table-cell>
          <table:table-cell table:formula="of:=CONCATENATE(&quot;addsimvar(&quot;&quot;&quot;;[.B696];&quot;&quot;&quot;,&quot;&quot;&quot;;[.H696];&quot;&quot;&quot;)&quot;)" office:value-type="string" office:string-value="addsimvar(&quot;ROTOR TEMPERATURE&quot;,&quot;rankine&quot;)" calcext:value-type="string">
            <text:p>addsimvar("ROTOR TEMPERATURE","rankin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UDDER DEFLECTION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7])" office:value-type="string" office:string-value="radians" calcext:value-type="string">
            <text:p>radians</text:p>
          </table:table-cell>
          <table:table-cell/>
          <table:table-cell table:formula="of:=CONCATENATE(&quot;{&quot;&quot;&quot;;[.B697];&quot;&quot;&quot;},&quot;)" office:value-type="string" office:string-value="{&quot;RUDDER DEFLECTION&quot;}," calcext:value-type="string">
            <text:p>{"RUDDER DEFLECTION"},</text:p>
          </table:table-cell>
          <table:table-cell table:formula="of:=CONCATENATE(&quot;addsimvar(&quot;&quot;&quot;;[.B697];&quot;&quot;&quot;,&quot;&quot;&quot;;[.H697];&quot;&quot;&quot;)&quot;)" office:value-type="string" office:string-value="addsimvar(&quot;RUDDER DEFLECTION&quot;,&quot;radians&quot;)" calcext:value-type="string">
            <text:p>addsimvar("RUDDER DEFLECTION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UDDER DEFLECTION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8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698];&quot;&quot;&quot;},&quot;)" office:value-type="string" office:string-value="{&quot;RUDDER DEFLECTION PCT&quot;}," calcext:value-type="string">
            <text:p>{"RUDDER DEFLECTION PCT"},</text:p>
          </table:table-cell>
          <table:table-cell table:formula="of:=CONCATENATE(&quot;addsimvar(&quot;&quot;&quot;;[.B698];&quot;&quot;&quot;,&quot;&quot;&quot;;[.H698];&quot;&quot;&quot;)&quot;)" office:value-type="string" office:string-value="addsimvar(&quot;RUDDER DEFLECTION PCT&quot;,&quot;percent over 100&quot;)" calcext:value-type="string">
            <text:p>addsimvar("RUDDER DEFLECTION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UDDER PEDAL INDICATOR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699])" office:value-type="string" office:string-value="position" calcext:value-type="string">
            <text:p>position</text:p>
          </table:table-cell>
          <table:table-cell/>
          <table:table-cell table:formula="of:=CONCATENATE(&quot;{&quot;&quot;&quot;;[.B699];&quot;&quot;&quot;},&quot;)" office:value-type="string" office:string-value="{&quot;RUDDER PEDAL INDICATOR&quot;}," calcext:value-type="string">
            <text:p>{"RUDDER PEDAL INDICATOR"},</text:p>
          </table:table-cell>
          <table:table-cell table:formula="of:=CONCATENATE(&quot;addsimvar(&quot;&quot;&quot;;[.B699];&quot;&quot;&quot;,&quot;&quot;&quot;;[.H699];&quot;&quot;&quot;)&quot;)" office:value-type="string" office:string-value="addsimvar(&quot;RUDDER PEDAL INDICATOR&quot;,&quot;position&quot;)" calcext:value-type="string">
            <text:p>addsimvar("RUDDER PEDAL INDICATOR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UDDER PEDAL POS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00])" office:value-type="string" office:string-value="position" calcext:value-type="string">
            <text:p>position</text:p>
          </table:table-cell>
          <table:table-cell/>
          <table:table-cell table:formula="of:=CONCATENATE(&quot;{&quot;&quot;&quot;;[.B700];&quot;&quot;&quot;},&quot;)" office:value-type="string" office:string-value="{&quot;RUDDER PEDAL POSITION&quot;}," calcext:value-type="string">
            <text:p>{"RUDDER PEDAL POSITION"},</text:p>
          </table:table-cell>
          <table:table-cell table:formula="of:=CONCATENATE(&quot;addsimvar(&quot;&quot;&quot;;[.B700];&quot;&quot;&quot;,&quot;&quot;&quot;;[.H700];&quot;&quot;&quot;)&quot;)" office:value-type="string" office:string-value="addsimvar(&quot;RUDDER PEDAL POSITION&quot;,&quot;position&quot;)" calcext:value-type="string">
            <text:p>addsimvar("RUDDER PEDAL POSITION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UDDER POS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01])" office:value-type="string" office:string-value="position" calcext:value-type="string">
            <text:p>position</text:p>
          </table:table-cell>
          <table:table-cell/>
          <table:table-cell table:formula="of:=CONCATENATE(&quot;{&quot;&quot;&quot;;[.B701];&quot;&quot;&quot;},&quot;)" office:value-type="string" office:string-value="{&quot;RUDDER POSITION&quot;}," calcext:value-type="string">
            <text:p>{"RUDDER POSITION"},</text:p>
          </table:table-cell>
          <table:table-cell table:formula="of:=CONCATENATE(&quot;addsimvar(&quot;&quot;&quot;;[.B701];&quot;&quot;&quot;,&quot;&quot;&quot;;[.H701];&quot;&quot;&quot;)&quot;)" office:value-type="string" office:string-value="addsimvar(&quot;RUDDER POSITION&quot;,&quot;position&quot;)" calcext:value-type="string">
            <text:p>addsimvar("RUDDER POSITION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UDDER TRIM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02])" office:value-type="string" office:string-value="radians" calcext:value-type="string">
            <text:p>radians</text:p>
          </table:table-cell>
          <table:table-cell/>
          <table:table-cell table:formula="of:=CONCATENATE(&quot;{&quot;&quot;&quot;;[.B702];&quot;&quot;&quot;},&quot;)" office:value-type="string" office:string-value="{&quot;RUDDER TRIM&quot;}," calcext:value-type="string">
            <text:p>{"RUDDER TRIM"},</text:p>
          </table:table-cell>
          <table:table-cell table:formula="of:=CONCATENATE(&quot;addsimvar(&quot;&quot;&quot;;[.B702];&quot;&quot;&quot;,&quot;&quot;&quot;;[.H702];&quot;&quot;&quot;)&quot;)" office:value-type="string" office:string-value="addsimvar(&quot;RUDDER TRIM&quot;,&quot;radians&quot;)" calcext:value-type="string">
            <text:p>addsimvar("RUDDER TRIM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UDDER TRIM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0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03];&quot;&quot;&quot;},&quot;)" office:value-type="string" office:string-value="{&quot;RUDDER TRIM PCT&quot;}," calcext:value-type="string">
            <text:p>{"RUDDER TRIM PCT"},</text:p>
          </table:table-cell>
          <table:table-cell table:formula="of:=CONCATENATE(&quot;addsimvar(&quot;&quot;&quot;;[.B703];&quot;&quot;&quot;,&quot;&quot;&quot;;[.H703];&quot;&quot;&quot;)&quot;)" office:value-type="string" office:string-value="addsimvar(&quot;RUDDER TRIM PCT&quot;,&quot;percent over 100&quot;)" calcext:value-type="string">
            <text:p>addsimvar("RUDDER TRIM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RUDDER TRIM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04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04];&quot;&quot;&quot;},&quot;)" office:value-type="string" office:string-value="{&quot;RUDDER TRIM PCT&quot;}," calcext:value-type="string">
            <text:p>{"RUDDER TRIM PCT"},</text:p>
          </table:table-cell>
          <table:table-cell table:formula="of:=CONCATENATE(&quot;addsimvar(&quot;&quot;&quot;;[.B704];&quot;&quot;&quot;,&quot;&quot;&quot;;[.H704];&quot;&quot;&quot;)&quot;)" office:value-type="string" office:string-value="addsimvar(&quot;RUDDER TRIM PCT&quot;,&quot;percent over 100&quot;)" calcext:value-type="string">
            <text:p>addsimvar("RUDDER TRIM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EA LEVEL PRESSURE</text:p>
          </table:table-cell>
          <table:table-cell table:style-name="ce8" office:value-type="string" calcext:value-type="string">
            <text:p>Milliba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05])" office:value-type="string" office:string-value="millibars" calcext:value-type="string">
            <text:p>millibars</text:p>
          </table:table-cell>
          <table:table-cell/>
          <table:table-cell table:formula="of:=CONCATENATE(&quot;{&quot;&quot;&quot;;[.B705];&quot;&quot;&quot;},&quot;)" office:value-type="string" office:string-value="{&quot;SEA LEVEL PRESSURE&quot;}," calcext:value-type="string">
            <text:p>{"SEA LEVEL PRESSURE"},</text:p>
          </table:table-cell>
          <table:table-cell table:formula="of:=CONCATENATE(&quot;addsimvar(&quot;&quot;&quot;;[.B705];&quot;&quot;&quot;,&quot;&quot;&quot;;[.H705];&quot;&quot;&quot;)&quot;)" office:value-type="string" office:string-value="addsimvar(&quot;SEA LEVEL PRESSURE&quot;,&quot;millibars&quot;)" calcext:value-type="string">
            <text:p>addsimvar("SEA LEVEL PRESSURE","milliba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ELECTED DME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06])" office:value-type="string" office:string-value="number" calcext:value-type="string">
            <text:p>number</text:p>
          </table:table-cell>
          <table:table-cell/>
          <table:table-cell table:formula="of:=CONCATENATE(&quot;{&quot;&quot;&quot;;[.B706];&quot;&quot;&quot;},&quot;)" office:value-type="string" office:string-value="{&quot;SELECTED DME&quot;}," calcext:value-type="string">
            <text:p>{"SELECTED DME"},</text:p>
          </table:table-cell>
          <table:table-cell table:formula="of:=CONCATENATE(&quot;addsimvar(&quot;&quot;&quot;;[.B706];&quot;&quot;&quot;,&quot;&quot;&quot;;[.H706];&quot;&quot;&quot;)&quot;)" office:value-type="string" office:string-value="addsimvar(&quot;SELECTED DME&quot;,&quot;number&quot;)" calcext:value-type="string">
            <text:p>addsimvar("SELECTED DME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EMIBODY LOADFACTOR Y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07])" office:value-type="string" office:string-value="number" calcext:value-type="string">
            <text:p>number</text:p>
          </table:table-cell>
          <table:table-cell/>
          <table:table-cell table:formula="of:=CONCATENATE(&quot;{&quot;&quot;&quot;;[.B707];&quot;&quot;&quot;},&quot;)" office:value-type="string" office:string-value="{&quot;SEMIBODY LOADFACTOR Y&quot;}," calcext:value-type="string">
            <text:p>{"SEMIBODY LOADFACTOR Y"},</text:p>
          </table:table-cell>
          <table:table-cell table:formula="of:=CONCATENATE(&quot;addsimvar(&quot;&quot;&quot;;[.B707];&quot;&quot;&quot;,&quot;&quot;&quot;;[.H707];&quot;&quot;&quot;)&quot;)" office:value-type="string" office:string-value="addsimvar(&quot;SEMIBODY LOADFACTOR Y&quot;,&quot;number&quot;)" calcext:value-type="string">
            <text:p>addsimvar("SEMIBODY LOADFACTOR Y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EMIBODY LOADFACTOR YDOT</text:p>
          </table:table-cell>
          <table:table-cell table:style-name="ce8" office:value-type="string" calcext:value-type="string">
            <text:p>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08])" office:value-type="string" office:string-value="per second" calcext:value-type="string">
            <text:p>per second</text:p>
          </table:table-cell>
          <table:table-cell/>
          <table:table-cell table:formula="of:=CONCATENATE(&quot;{&quot;&quot;&quot;;[.B708];&quot;&quot;&quot;},&quot;)" office:value-type="string" office:string-value="{&quot;SEMIBODY LOADFACTOR YDOT&quot;}," calcext:value-type="string">
            <text:p>{"SEMIBODY LOADFACTOR YDOT"},</text:p>
          </table:table-cell>
          <table:table-cell table:formula="of:=CONCATENATE(&quot;addsimvar(&quot;&quot;&quot;;[.B708];&quot;&quot;&quot;,&quot;&quot;&quot;;[.H708];&quot;&quot;&quot;)&quot;)" office:value-type="string" office:string-value="addsimvar(&quot;SEMIBODY LOADFACTOR YDOT&quot;,&quot;per second&quot;)" calcext:value-type="string">
            <text:p>addsimvar("SEMIBODY LOADFACTOR YDOT","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IGMA SQRT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09])" office:value-type="string" office:string-value="number" calcext:value-type="string">
            <text:p>number</text:p>
          </table:table-cell>
          <table:table-cell/>
          <table:table-cell table:formula="of:=CONCATENATE(&quot;{&quot;&quot;&quot;;[.B709];&quot;&quot;&quot;},&quot;)" office:value-type="string" office:string-value="{&quot;SIGMA SQRT&quot;}," calcext:value-type="string">
            <text:p>{"SIGMA SQRT"},</text:p>
          </table:table-cell>
          <table:table-cell table:formula="of:=CONCATENATE(&quot;addsimvar(&quot;&quot;&quot;;[.B709];&quot;&quot;&quot;,&quot;&quot;&quot;;[.H709];&quot;&quot;&quot;)&quot;)" office:value-type="string" office:string-value="addsimvar(&quot;SIGMA SQRT&quot;,&quot;number&quot;)" calcext:value-type="string">
            <text:p>addsimvar("SIGMA SQRT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IM DISABL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10])" office:value-type="string" office:string-value="bool" calcext:value-type="string">
            <text:p>bool</text:p>
          </table:table-cell>
          <table:table-cell/>
          <table:table-cell table:formula="of:=CONCATENATE(&quot;{&quot;&quot;&quot;;[.B710];&quot;&quot;&quot;},&quot;)" office:value-type="string" office:string-value="{&quot;SIM DISABLED&quot;}," calcext:value-type="string">
            <text:p>{"SIM DISABLED"},</text:p>
          </table:table-cell>
          <table:table-cell table:formula="of:=CONCATENATE(&quot;addsimvar(&quot;&quot;&quot;;[.B710];&quot;&quot;&quot;,&quot;&quot;&quot;;[.H710];&quot;&quot;&quot;)&quot;)" office:value-type="string" office:string-value="addsimvar(&quot;SIM DISABLED&quot;,&quot;bool&quot;)" calcext:value-type="string">
            <text:p>addsimvar("SIM DISABL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IM ON GROUN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11])" office:value-type="string" office:string-value="bool" calcext:value-type="string">
            <text:p>bool</text:p>
          </table:table-cell>
          <table:table-cell/>
          <table:table-cell table:formula="of:=CONCATENATE(&quot;{&quot;&quot;&quot;;[.B711];&quot;&quot;&quot;},&quot;)" office:value-type="string" office:string-value="{&quot;SIM ON GROUND&quot;}," calcext:value-type="string">
            <text:p>{"SIM ON GROUND"},</text:p>
          </table:table-cell>
          <table:table-cell table:formula="of:=CONCATENATE(&quot;addsimvar(&quot;&quot;&quot;;[.B711];&quot;&quot;&quot;,&quot;&quot;&quot;;[.H711];&quot;&quot;&quot;)&quot;)" office:value-type="string" office:string-value="addsimvar(&quot;SIM ON GROUND&quot;,&quot;bool&quot;)" calcext:value-type="string">
            <text:p>addsimvar("SIM ON GROUN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IMULATED RADIUS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12])" office:value-type="string" office:string-value="feet" calcext:value-type="string">
            <text:p>feet</text:p>
          </table:table-cell>
          <table:table-cell/>
          <table:table-cell table:formula="of:=CONCATENATE(&quot;{&quot;&quot;&quot;;[.B712];&quot;&quot;&quot;},&quot;)" office:value-type="string" office:string-value="{&quot;SIMULATED RADIUS&quot;}," calcext:value-type="string">
            <text:p>{"SIMULATED RADIUS"},</text:p>
          </table:table-cell>
          <table:table-cell table:formula="of:=CONCATENATE(&quot;addsimvar(&quot;&quot;&quot;;[.B712];&quot;&quot;&quot;,&quot;&quot;&quot;;[.H712];&quot;&quot;&quot;)&quot;)" office:value-type="string" office:string-value="addsimvar(&quot;SIMULATED RADIUS&quot;,&quot;feet&quot;)" calcext:value-type="string">
            <text:p>addsimvar("SIMULATED RADIUS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IMULATION RATE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13])" office:value-type="string" office:string-value="number" calcext:value-type="string">
            <text:p>number</text:p>
          </table:table-cell>
          <table:table-cell/>
          <table:table-cell table:formula="of:=CONCATENATE(&quot;{&quot;&quot;&quot;;[.B713];&quot;&quot;&quot;},&quot;)" office:value-type="string" office:string-value="{&quot;SIMULATION RATE&quot;}," calcext:value-type="string">
            <text:p>{"SIMULATION RATE"},</text:p>
          </table:table-cell>
          <table:table-cell table:formula="of:=CONCATENATE(&quot;addsimvar(&quot;&quot;&quot;;[.B713];&quot;&quot;&quot;,&quot;&quot;&quot;;[.H713];&quot;&quot;&quot;)&quot;)" office:value-type="string" office:string-value="addsimvar(&quot;SIMULATION RATE&quot;,&quot;number&quot;)" calcext:value-type="string">
            <text:p>addsimvar("SIMULATION RATE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LING ACTIVE PAYLOAD STATION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14])" office:value-type="string" office:string-value="number" calcext:value-type="string">
            <text:p>number</text:p>
          </table:table-cell>
          <table:table-cell/>
          <table:table-cell table:formula="of:=CONCATENATE(&quot;{&quot;&quot;&quot;;[.B714];&quot;&quot;&quot;},&quot;)" office:value-type="string" office:string-value="{&quot;SLING ACTIVE PAYLOAD STATION:index&quot;}," calcext:value-type="string">
            <text:p>{"SLING ACTIVE PAYLOAD STATION:index"},</text:p>
          </table:table-cell>
          <table:table-cell table:formula="of:=CONCATENATE(&quot;addsimvar(&quot;&quot;&quot;;[.B714];&quot;&quot;&quot;,&quot;&quot;&quot;;[.H714];&quot;&quot;&quot;)&quot;)" office:value-type="string" office:string-value="addsimvar(&quot;SLING ACTIVE PAYLOAD STATION:index&quot;,&quot;number&quot;)" calcext:value-type="string">
            <text:p>addsimvar("SLING ACTIVE PAYLOAD STATION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LING CABLE BROKEN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15])" office:value-type="string" office:string-value="bool" calcext:value-type="string">
            <text:p>bool</text:p>
          </table:table-cell>
          <table:table-cell/>
          <table:table-cell table:formula="of:=CONCATENATE(&quot;{&quot;&quot;&quot;;[.B715];&quot;&quot;&quot;},&quot;)" office:value-type="string" office:string-value="{&quot;SLING CABLE BROKEN:index&quot;}," calcext:value-type="string">
            <text:p>{"SLING CABLE BROKEN:index"},</text:p>
          </table:table-cell>
          <table:table-cell table:formula="of:=CONCATENATE(&quot;addsimvar(&quot;&quot;&quot;;[.B715];&quot;&quot;&quot;,&quot;&quot;&quot;;[.H715];&quot;&quot;&quot;)&quot;)" office:value-type="string" office:string-value="addsimvar(&quot;SLING CABLE BROKEN:index&quot;,&quot;bool&quot;)" calcext:value-type="string">
            <text:p>addsimvar("SLING CABLE BROKEN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LING CABLE EXTENDED LENGTH:index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16])" office:value-type="string" office:string-value="feet" calcext:value-type="string">
            <text:p>feet</text:p>
          </table:table-cell>
          <table:table-cell/>
          <table:table-cell table:formula="of:=CONCATENATE(&quot;{&quot;&quot;&quot;;[.B716];&quot;&quot;&quot;},&quot;)" office:value-type="string" office:string-value="{&quot;SLING CABLE EXTENDED LENGTH:index&quot;}," calcext:value-type="string">
            <text:p>{"SLING CABLE EXTENDED LENGTH:index"},</text:p>
          </table:table-cell>
          <table:table-cell table:formula="of:=CONCATENATE(&quot;addsimvar(&quot;&quot;&quot;;[.B716];&quot;&quot;&quot;,&quot;&quot;&quot;;[.H716];&quot;&quot;&quot;)&quot;)" office:value-type="string" office:string-value="addsimvar(&quot;SLING CABLE EXTENDED LENGTH:index&quot;,&quot;feet&quot;)" calcext:value-type="string">
            <text:p>addsimvar("SLING CABLE EXTENDED LENGTH:index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LING HOIST PERCENT DEPLOYED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17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17];&quot;&quot;&quot;},&quot;)" office:value-type="string" office:string-value="{&quot;SLING HOIST PERCENT DEPLOYED:index&quot;}," calcext:value-type="string">
            <text:p>{"SLING HOIST PERCENT DEPLOYED:index"},</text:p>
          </table:table-cell>
          <table:table-cell table:formula="of:=CONCATENATE(&quot;addsimvar(&quot;&quot;&quot;;[.B717];&quot;&quot;&quot;,&quot;&quot;&quot;;[.H717];&quot;&quot;&quot;)&quot;)" office:value-type="string" office:string-value="addsimvar(&quot;SLING HOIST PERCENT DEPLOYED:index&quot;,&quot;percent over 100&quot;)" calcext:value-type="string">
            <text:p>addsimvar("SLING HOIST PERCENT DEPLOYED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LING HOOK IN PICKUP MOD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18])" office:value-type="string" office:string-value="bool" calcext:value-type="string">
            <text:p>bool</text:p>
          </table:table-cell>
          <table:table-cell/>
          <table:table-cell table:formula="of:=CONCATENATE(&quot;{&quot;&quot;&quot;;[.B718];&quot;&quot;&quot;},&quot;)" office:value-type="string" office:string-value="{&quot;SLING HOOK IN PICKUP MODE:index&quot;}," calcext:value-type="string">
            <text:p>{"SLING HOOK IN PICKUP MODE:index"},</text:p>
          </table:table-cell>
          <table:table-cell table:formula="of:=CONCATENATE(&quot;addsimvar(&quot;&quot;&quot;;[.B718];&quot;&quot;&quot;,&quot;&quot;&quot;;[.H718];&quot;&quot;&quot;)&quot;)" office:value-type="string" office:string-value="addsimvar(&quot;SLING HOOK IN PICKUP MODE:index&quot;,&quot;bool&quot;)" calcext:value-type="string">
            <text:p>addsimvar("SLING HOOK IN PICKUP MOD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LING OBJECT ATTACHED:index</text:p>
          </table:table-cell>
          <table:table-cell table:style-name="ce8" office:value-type="string" calcext:value-type="string">
            <text:p>Bool/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19])" office:value-type="string" office:string-value="bool/string" calcext:value-type="string">
            <text:p>bool/string</text:p>
          </table:table-cell>
          <table:table-cell/>
          <table:table-cell table:formula="of:=CONCATENATE(&quot;{&quot;&quot;&quot;;[.B719];&quot;&quot;&quot;},&quot;)" office:value-type="string" office:string-value="{&quot;SLING OBJECT ATTACHED:index&quot;}," calcext:value-type="string">
            <text:p>{"SLING OBJECT ATTACHED:index"},</text:p>
          </table:table-cell>
          <table:table-cell table:formula="of:=CONCATENATE(&quot;addsimvar(&quot;&quot;&quot;;[.B719];&quot;&quot;&quot;,&quot;&quot;&quot;;[.H719];&quot;&quot;&quot;)&quot;)" office:value-type="string" office:string-value="addsimvar(&quot;SLING OBJECT ATTACHED:index&quot;,&quot;bool/string&quot;)" calcext:value-type="string">
            <text:p>addsimvar("SLING OBJECT ATTACHED:index","bool/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MOKE EN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20])" office:value-type="string" office:string-value="bool" calcext:value-type="string">
            <text:p>bool</text:p>
          </table:table-cell>
          <table:table-cell/>
          <table:table-cell table:formula="of:=CONCATENATE(&quot;{&quot;&quot;&quot;;[.B720];&quot;&quot;&quot;},&quot;)" office:value-type="string" office:string-value="{&quot;SMOKE ENABLE&quot;}," calcext:value-type="string">
            <text:p>{"SMOKE ENABLE"},</text:p>
          </table:table-cell>
          <table:table-cell table:formula="of:=CONCATENATE(&quot;addsimvar(&quot;&quot;&quot;;[.B720];&quot;&quot;&quot;,&quot;&quot;&quot;;[.H720];&quot;&quot;&quot;)&quot;)" office:value-type="string" office:string-value="addsimvar(&quot;SMOKE ENABLE&quot;,&quot;bool&quot;)" calcext:value-type="string">
            <text:p>addsimvar("SMOKE EN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MOKESYSTEM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21])" office:value-type="string" office:string-value="bool" calcext:value-type="string">
            <text:p>bool</text:p>
          </table:table-cell>
          <table:table-cell/>
          <table:table-cell table:formula="of:=CONCATENATE(&quot;{&quot;&quot;&quot;;[.B721];&quot;&quot;&quot;},&quot;)" office:value-type="string" office:string-value="{&quot;SMOKESYSTEM AVAILABLE&quot;}," calcext:value-type="string">
            <text:p>{"SMOKESYSTEM AVAILABLE"},</text:p>
          </table:table-cell>
          <table:table-cell table:formula="of:=CONCATENATE(&quot;addsimvar(&quot;&quot;&quot;;[.B721];&quot;&quot;&quot;,&quot;&quot;&quot;;[.H721];&quot;&quot;&quot;)&quot;)" office:value-type="string" office:string-value="addsimvar(&quot;SMOKESYSTEM AVAILABLE&quot;,&quot;bool&quot;)" calcext:value-type="string">
            <text:p>addsimvar("SMOKESYSTEM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POILER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22])" office:value-type="string" office:string-value="bool" calcext:value-type="string">
            <text:p>bool</text:p>
          </table:table-cell>
          <table:table-cell/>
          <table:table-cell table:formula="of:=CONCATENATE(&quot;{&quot;&quot;&quot;;[.B722];&quot;&quot;&quot;},&quot;)" office:value-type="string" office:string-value="{&quot;SPOILER AVAILABLE&quot;}," calcext:value-type="string">
            <text:p>{"SPOILER AVAILABLE"},</text:p>
          </table:table-cell>
          <table:table-cell table:formula="of:=CONCATENATE(&quot;addsimvar(&quot;&quot;&quot;;[.B722];&quot;&quot;&quot;,&quot;&quot;&quot;;[.H722];&quot;&quot;&quot;)&quot;)" office:value-type="string" office:string-value="addsimvar(&quot;SPOILER AVAILABLE&quot;,&quot;bool&quot;)" calcext:value-type="string">
            <text:p>addsimvar("SPOILER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POILERS ARM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23])" office:value-type="string" office:string-value="bool" calcext:value-type="string">
            <text:p>bool</text:p>
          </table:table-cell>
          <table:table-cell/>
          <table:table-cell table:formula="of:=CONCATENATE(&quot;{&quot;&quot;&quot;;[.B723];&quot;&quot;&quot;},&quot;)" office:value-type="string" office:string-value="{&quot;SPOILERS ARMED&quot;}," calcext:value-type="string">
            <text:p>{"SPOILERS ARMED"},</text:p>
          </table:table-cell>
          <table:table-cell table:formula="of:=CONCATENATE(&quot;addsimvar(&quot;&quot;&quot;;[.B723];&quot;&quot;&quot;,&quot;&quot;&quot;;[.H723];&quot;&quot;&quot;)&quot;)" office:value-type="string" office:string-value="addsimvar(&quot;SPOILERS ARMED&quot;,&quot;bool&quot;)" calcext:value-type="string">
            <text:p>addsimvar("SPOILERS ARM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POILERS HANDLE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24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24];&quot;&quot;&quot;},&quot;)" office:value-type="string" office:string-value="{&quot;SPOILERS HANDLE POSITION&quot;}," calcext:value-type="string">
            <text:p>{"SPOILERS HANDLE POSITION"},</text:p>
          </table:table-cell>
          <table:table-cell table:formula="of:=CONCATENATE(&quot;addsimvar(&quot;&quot;&quot;;[.B724];&quot;&quot;&quot;,&quot;&quot;&quot;;[.H724];&quot;&quot;&quot;)&quot;)" office:value-type="string" office:string-value="addsimvar(&quot;SPOILERS HANDLE POSITION&quot;,&quot;percent over 100&quot;)" calcext:value-type="string">
            <text:p>addsimvar("SPOILERS HANDLE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POILERS LEFT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25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25];&quot;&quot;&quot;},&quot;)" office:value-type="string" office:string-value="{&quot;SPOILERS LEFT POSITION&quot;}," calcext:value-type="string">
            <text:p>{"SPOILERS LEFT POSITION"},</text:p>
          </table:table-cell>
          <table:table-cell table:formula="of:=CONCATENATE(&quot;addsimvar(&quot;&quot;&quot;;[.B725];&quot;&quot;&quot;,&quot;&quot;&quot;;[.H725];&quot;&quot;&quot;)&quot;)" office:value-type="string" office:string-value="addsimvar(&quot;SPOILERS LEFT POSITION&quot;,&quot;percent over 100&quot;)" calcext:value-type="string">
            <text:p>addsimvar("SPOILERS LEFT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POILERS RIGHT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2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26];&quot;&quot;&quot;},&quot;)" office:value-type="string" office:string-value="{&quot;SPOILERS RIGHT POSITION&quot;}," calcext:value-type="string">
            <text:p>{"SPOILERS RIGHT POSITION"},</text:p>
          </table:table-cell>
          <table:table-cell table:formula="of:=CONCATENATE(&quot;addsimvar(&quot;&quot;&quot;;[.B726];&quot;&quot;&quot;,&quot;&quot;&quot;;[.H726];&quot;&quot;&quot;)&quot;)" office:value-type="string" office:string-value="addsimvar(&quot;SPOILERS RIGHT POSITION&quot;,&quot;percent over 100&quot;)" calcext:value-type="string">
            <text:p>addsimvar("SPOILERS RIGHT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ALL ALPHA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27])" office:value-type="string" office:string-value="radians" calcext:value-type="string">
            <text:p>radians</text:p>
          </table:table-cell>
          <table:table-cell/>
          <table:table-cell table:formula="of:=CONCATENATE(&quot;{&quot;&quot;&quot;;[.B727];&quot;&quot;&quot;},&quot;)" office:value-type="string" office:string-value="{&quot;STALL ALPHA&quot;}," calcext:value-type="string">
            <text:p>{"STALL ALPHA"},</text:p>
          </table:table-cell>
          <table:table-cell table:formula="of:=CONCATENATE(&quot;addsimvar(&quot;&quot;&quot;;[.B727];&quot;&quot;&quot;,&quot;&quot;&quot;;[.H727];&quot;&quot;&quot;)&quot;)" office:value-type="string" office:string-value="addsimvar(&quot;STALL ALPHA&quot;,&quot;radians&quot;)" calcext:value-type="string">
            <text:p>addsimvar("STALL ALPHA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ALL HORN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28])" office:value-type="string" office:string-value="bool" calcext:value-type="string">
            <text:p>bool</text:p>
          </table:table-cell>
          <table:table-cell/>
          <table:table-cell table:formula="of:=CONCATENATE(&quot;{&quot;&quot;&quot;;[.B728];&quot;&quot;&quot;},&quot;)" office:value-type="string" office:string-value="{&quot;STALL HORN AVAILABLE&quot;}," calcext:value-type="string">
            <text:p>{"STALL HORN AVAILABLE"},</text:p>
          </table:table-cell>
          <table:table-cell table:formula="of:=CONCATENATE(&quot;addsimvar(&quot;&quot;&quot;;[.B728];&quot;&quot;&quot;,&quot;&quot;&quot;;[.H728];&quot;&quot;&quot;)&quot;)" office:value-type="string" office:string-value="addsimvar(&quot;STALL HORN AVAILABLE&quot;,&quot;bool&quot;)" calcext:value-type="string">
            <text:p>addsimvar("STALL HORN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ALL WARNING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29])" office:value-type="string" office:string-value="bool" calcext:value-type="string">
            <text:p>bool</text:p>
          </table:table-cell>
          <table:table-cell/>
          <table:table-cell table:formula="of:=CONCATENATE(&quot;{&quot;&quot;&quot;;[.B729];&quot;&quot;&quot;},&quot;)" office:value-type="string" office:string-value="{&quot;STALL WARNING&quot;}," calcext:value-type="string">
            <text:p>{"STALL WARNING"},</text:p>
          </table:table-cell>
          <table:table-cell table:formula="of:=CONCATENATE(&quot;addsimvar(&quot;&quot;&quot;;[.B729];&quot;&quot;&quot;,&quot;&quot;&quot;;[.H729];&quot;&quot;&quot;)&quot;)" office:value-type="string" office:string-value="addsimvar(&quot;STALL WARNING&quot;,&quot;bool&quot;)" calcext:value-type="string">
            <text:p>addsimvar("STALL WARNING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ANDARD ATM TEMPERATURE</text:p>
          </table:table-cell>
          <table:table-cell table:style-name="ce8" office:value-type="string" calcext:value-type="string">
            <text:p>Rankin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0])" office:value-type="string" office:string-value="rankine" calcext:value-type="string">
            <text:p>rankine</text:p>
          </table:table-cell>
          <table:table-cell/>
          <table:table-cell table:formula="of:=CONCATENATE(&quot;{&quot;&quot;&quot;;[.B730];&quot;&quot;&quot;},&quot;)" office:value-type="string" office:string-value="{&quot;STANDARD ATM TEMPERATURE&quot;}," calcext:value-type="string">
            <text:p>{"STANDARD ATM TEMPERATURE"},</text:p>
          </table:table-cell>
          <table:table-cell table:formula="of:=CONCATENATE(&quot;addsimvar(&quot;&quot;&quot;;[.B730];&quot;&quot;&quot;,&quot;&quot;&quot;;[.H730];&quot;&quot;&quot;)&quot;)" office:value-type="string" office:string-value="addsimvar(&quot;STANDARD ATM TEMPERATURE&quot;,&quot;rankine&quot;)" calcext:value-type="string">
            <text:p>addsimvar("STANDARD ATM TEMPERATURE","rankin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ATIC CG TO GROUND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1])" office:value-type="string" office:string-value="feet" calcext:value-type="string">
            <text:p>feet</text:p>
          </table:table-cell>
          <table:table-cell/>
          <table:table-cell table:formula="of:=CONCATENATE(&quot;{&quot;&quot;&quot;;[.B731];&quot;&quot;&quot;},&quot;)" office:value-type="string" office:string-value="{&quot;STATIC CG TO GROUND&quot;}," calcext:value-type="string">
            <text:p>{"STATIC CG TO GROUND"},</text:p>
          </table:table-cell>
          <table:table-cell table:formula="of:=CONCATENATE(&quot;addsimvar(&quot;&quot;&quot;;[.B731];&quot;&quot;&quot;,&quot;&quot;&quot;;[.H731];&quot;&quot;&quot;)&quot;)" office:value-type="string" office:string-value="addsimvar(&quot;STATIC CG TO GROUND&quot;,&quot;feet&quot;)" calcext:value-type="string">
            <text:p>addsimvar("STATIC CG TO GROUND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ATIC PITCH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2])" office:value-type="string" office:string-value="radians" calcext:value-type="string">
            <text:p>radians</text:p>
          </table:table-cell>
          <table:table-cell/>
          <table:table-cell table:formula="of:=CONCATENATE(&quot;{&quot;&quot;&quot;;[.B732];&quot;&quot;&quot;},&quot;)" office:value-type="string" office:string-value="{&quot;STATIC PITCH&quot;}," calcext:value-type="string">
            <text:p>{"STATIC PITCH"},</text:p>
          </table:table-cell>
          <table:table-cell table:formula="of:=CONCATENATE(&quot;addsimvar(&quot;&quot;&quot;;[.B732];&quot;&quot;&quot;,&quot;&quot;&quot;;[.H732];&quot;&quot;&quot;)&quot;)" office:value-type="string" office:string-value="addsimvar(&quot;STATIC PITCH&quot;,&quot;radians&quot;)" calcext:value-type="string">
            <text:p>addsimvar("STATIC PITCH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EER INPUT CONTROL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33];&quot;&quot;&quot;},&quot;)" office:value-type="string" office:string-value="{&quot;STEER INPUT CONTROL&quot;}," calcext:value-type="string">
            <text:p>{"STEER INPUT CONTROL"},</text:p>
          </table:table-cell>
          <table:table-cell table:formula="of:=CONCATENATE(&quot;addsimvar(&quot;&quot;&quot;;[.B733];&quot;&quot;&quot;,&quot;&quot;&quot;;[.H733];&quot;&quot;&quot;)&quot;)" office:value-type="string" office:string-value="addsimvar(&quot;STEER INPUT CONTROL&quot;,&quot;percent over 100&quot;)" calcext:value-type="string">
            <text:p>addsimvar("STEER INPUT CONTROL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OBES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4])" office:value-type="string" office:string-value="bool" calcext:value-type="string">
            <text:p>bool</text:p>
          </table:table-cell>
          <table:table-cell/>
          <table:table-cell table:formula="of:=CONCATENATE(&quot;{&quot;&quot;&quot;;[.B734];&quot;&quot;&quot;},&quot;)" office:value-type="string" office:string-value="{&quot;STROBES AVAILABLE&quot;}," calcext:value-type="string">
            <text:p>{"STROBES AVAILABLE"},</text:p>
          </table:table-cell>
          <table:table-cell table:formula="of:=CONCATENATE(&quot;addsimvar(&quot;&quot;&quot;;[.B734];&quot;&quot;&quot;,&quot;&quot;&quot;;[.H734];&quot;&quot;&quot;)&quot;)" office:value-type="string" office:string-value="addsimvar(&quot;STROBES AVAILABLE&quot;,&quot;bool&quot;)" calcext:value-type="string">
            <text:p>addsimvar("STROBES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AMBIENT WIND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5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735];&quot;&quot;&quot;},&quot;)" office:value-type="string" office:string-value="{&quot;STRUCT AMBIENT WIND&quot;}," calcext:value-type="string">
            <text:p>{"STRUCT AMBIENT WIND"},</text:p>
          </table:table-cell>
          <table:table-cell table:formula="of:=CONCATENATE(&quot;addsimvar(&quot;&quot;&quot;;[.B735];&quot;&quot;&quot;,&quot;&quot;&quot;;[.H735];&quot;&quot;&quot;)&quot;)" office:value-type="string" office:string-value="addsimvar(&quot;STRUCT AMBIENT WIND&quot;,&quot;feet per second&quot;)" calcext:value-type="string">
            <text:p>addsimvar("STRUCT AMBIENT WIND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BODY ROTATION VELOCITY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6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736];&quot;&quot;&quot;},&quot;)" office:value-type="string" office:string-value="{&quot;STRUCT BODY ROTATION VELOCITY&quot;}," calcext:value-type="string">
            <text:p>{"STRUCT BODY ROTATION VELOCITY"},</text:p>
          </table:table-cell>
          <table:table-cell table:formula="of:=CONCATENATE(&quot;addsimvar(&quot;&quot;&quot;;[.B736];&quot;&quot;&quot;,&quot;&quot;&quot;;[.H736];&quot;&quot;&quot;)&quot;)" office:value-type="string" office:string-value="addsimvar(&quot;STRUCT BODY ROTATION VELOCITY&quot;,&quot;simconnect_data_xyz&quot;)" calcext:value-type="string">
            <text:p>addsimvar("STRUCT BODY ROTATION VELOCITY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BODY VELOCITY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7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737];&quot;&quot;&quot;},&quot;)" office:value-type="string" office:string-value="{&quot;STRUCT BODY VELOCITY&quot;}," calcext:value-type="string">
            <text:p>{"STRUCT BODY VELOCITY"},</text:p>
          </table:table-cell>
          <table:table-cell table:formula="of:=CONCATENATE(&quot;addsimvar(&quot;&quot;&quot;;[.B737];&quot;&quot;&quot;,&quot;&quot;&quot;;[.H737];&quot;&quot;&quot;)&quot;)" office:value-type="string" office:string-value="addsimvar(&quot;STRUCT BODY VELOCITY&quot;,&quot;simconnect_data_xyz&quot;)" calcext:value-type="string">
            <text:p>addsimvar("STRUCT BODY VELOCITY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ENGINE POSITION:index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8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738];&quot;&quot;&quot;},&quot;)" office:value-type="string" office:string-value="{&quot;STRUCT ENGINE POSITION:index&quot;}," calcext:value-type="string">
            <text:p>{"STRUCT ENGINE POSITION:index"},</text:p>
          </table:table-cell>
          <table:table-cell table:formula="of:=CONCATENATE(&quot;addsimvar(&quot;&quot;&quot;;[.B738];&quot;&quot;&quot;,&quot;&quot;&quot;;[.H738];&quot;&quot;&quot;)&quot;)" office:value-type="string" office:string-value="addsimvar(&quot;STRUCT ENGINE POSITION:index&quot;,&quot;simconnect_data_xyz&quot;)" calcext:value-type="string">
            <text:p>addsimvar("STRUCT ENGINE POSITION:index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EYEPOINT DYNAMIC ANGLE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39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739];&quot;&quot;&quot;},&quot;)" office:value-type="string" office:string-value="{&quot;STRUCT EYEPOINT DYNAMIC ANGLE&quot;}," calcext:value-type="string">
            <text:p>{"STRUCT EYEPOINT DYNAMIC ANGLE"},</text:p>
          </table:table-cell>
          <table:table-cell table:formula="of:=CONCATENATE(&quot;addsimvar(&quot;&quot;&quot;;[.B739];&quot;&quot;&quot;,&quot;&quot;&quot;;[.H739];&quot;&quot;&quot;)&quot;)" office:value-type="string" office:string-value="addsimvar(&quot;STRUCT EYEPOINT DYNAMIC ANGLE&quot;,&quot;simconnect_data_xyz&quot;)" calcext:value-type="string">
            <text:p>addsimvar("STRUCT EYEPOINT DYNAMIC ANGLE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EYEPOINT DYNAMIC OFFSET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0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740];&quot;&quot;&quot;},&quot;)" office:value-type="string" office:string-value="{&quot;STRUCT EYEPOINT DYNAMIC OFFSET&quot;}," calcext:value-type="string">
            <text:p>{"STRUCT EYEPOINT DYNAMIC OFFSET"},</text:p>
          </table:table-cell>
          <table:table-cell table:formula="of:=CONCATENATE(&quot;addsimvar(&quot;&quot;&quot;;[.B740];&quot;&quot;&quot;,&quot;&quot;&quot;;[.H740];&quot;&quot;&quot;)&quot;)" office:value-type="string" office:string-value="addsimvar(&quot;STRUCT EYEPOINT DYNAMIC OFFSET&quot;,&quot;simconnect_data_xyz&quot;)" calcext:value-type="string">
            <text:p>addsimvar("STRUCT EYEPOINT DYNAMIC OFFSET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LATLONALT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1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741];&quot;&quot;&quot;},&quot;)" office:value-type="string" office:string-value="{&quot;STRUCT LATLONALT&quot;}," calcext:value-type="string">
            <text:p>{"STRUCT LATLONALT"},</text:p>
          </table:table-cell>
          <table:table-cell table:formula="of:=CONCATENATE(&quot;addsimvar(&quot;&quot;&quot;;[.B741];&quot;&quot;&quot;,&quot;&quot;&quot;;[.H741];&quot;&quot;&quot;)&quot;)" office:value-type="string" office:string-value="addsimvar(&quot;STRUCT LATLONALT&quot;,&quot;simconnect_data_latlonalt&quot;)" calcext:value-type="string">
            <text:p>addsimvar("STRUCT LATLONALT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LATLONALTPBH</text:p>
          </table:table-cell>
          <table:table-cell table:style-name="ce8" office:value-type="string" calcext:value-type="string">
            <text:p>SIMCONNECT_DATA_LATLONAL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2])" office:value-type="string" office:string-value="simconnect_data_latlonalt" calcext:value-type="string">
            <text:p>simconnect_data_latlonalt</text:p>
          </table:table-cell>
          <table:table-cell/>
          <table:table-cell table:formula="of:=CONCATENATE(&quot;{&quot;&quot;&quot;;[.B742];&quot;&quot;&quot;},&quot;)" office:value-type="string" office:string-value="{&quot;STRUCT LATLONALTPBH&quot;}," calcext:value-type="string">
            <text:p>{"STRUCT LATLONALTPBH"},</text:p>
          </table:table-cell>
          <table:table-cell table:formula="of:=CONCATENATE(&quot;addsimvar(&quot;&quot;&quot;;[.B742];&quot;&quot;&quot;,&quot;&quot;&quot;;[.H742];&quot;&quot;&quot;)&quot;)" office:value-type="string" office:string-value="addsimvar(&quot;STRUCT LATLONALTPBH&quot;,&quot;simconnect_data_latlonalt&quot;)" calcext:value-type="string">
            <text:p>addsimvar("STRUCT LATLONALTPBH","simconnect_data_latlonal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SURFACE RELATIVE VELOCITY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3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743];&quot;&quot;&quot;},&quot;)" office:value-type="string" office:string-value="{&quot;STRUCT SURFACE RELATIVE VELOCITY&quot;}," calcext:value-type="string">
            <text:p>{"STRUCT SURFACE RELATIVE VELOCITY"},</text:p>
          </table:table-cell>
          <table:table-cell table:formula="of:=CONCATENATE(&quot;addsimvar(&quot;&quot;&quot;;[.B743];&quot;&quot;&quot;,&quot;&quot;&quot;;[.H743];&quot;&quot;&quot;)&quot;)" office:value-type="string" office:string-value="addsimvar(&quot;STRUCT SURFACE RELATIVE VELOCITY&quot;,&quot;simconnect_data_xyz&quot;)" calcext:value-type="string">
            <text:p>addsimvar("STRUCT SURFACE RELATIVE VELOCITY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WORLD ACCELERATION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4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744];&quot;&quot;&quot;},&quot;)" office:value-type="string" office:string-value="{&quot;STRUCT WORLD ACCELERATION&quot;}," calcext:value-type="string">
            <text:p>{"STRUCT WORLD ACCELERATION"},</text:p>
          </table:table-cell>
          <table:table-cell table:formula="of:=CONCATENATE(&quot;addsimvar(&quot;&quot;&quot;;[.B744];&quot;&quot;&quot;,&quot;&quot;&quot;;[.H744];&quot;&quot;&quot;)&quot;)" office:value-type="string" office:string-value="addsimvar(&quot;STRUCT WORLD ACCELERATION&quot;,&quot;simconnect_data_xyz&quot;)" calcext:value-type="string">
            <text:p>addsimvar("STRUCT WORLD ACCELERATION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WORLD ROTATION VELOCITY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5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745];&quot;&quot;&quot;},&quot;)" office:value-type="string" office:string-value="{&quot;STRUCT WORLD ROTATION VELOCITY&quot;}," calcext:value-type="string">
            <text:p>{"STRUCT WORLD ROTATION VELOCITY"},</text:p>
          </table:table-cell>
          <table:table-cell table:formula="of:=CONCATENATE(&quot;addsimvar(&quot;&quot;&quot;;[.B745];&quot;&quot;&quot;,&quot;&quot;&quot;;[.H745];&quot;&quot;&quot;)&quot;)" office:value-type="string" office:string-value="addsimvar(&quot;STRUCT WORLD ROTATION VELOCITY&quot;,&quot;simconnect_data_xyz&quot;)" calcext:value-type="string">
            <text:p>addsimvar("STRUCT WORLD ROTATION VELOCITY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 WORLDVELOCITY</text:p>
          </table:table-cell>
          <table:table-cell table:style-name="ce8" office:value-type="string" calcext:value-type="string">
            <text:p>SIMCONNECT_DATA_XYZ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6])" office:value-type="string" office:string-value="simconnect_data_xyz" calcext:value-type="string">
            <text:p>simconnect_data_xyz</text:p>
          </table:table-cell>
          <table:table-cell/>
          <table:table-cell table:formula="of:=CONCATENATE(&quot;{&quot;&quot;&quot;;[.B746];&quot;&quot;&quot;},&quot;)" office:value-type="string" office:string-value="{&quot;STRUCT WORLDVELOCITY&quot;}," calcext:value-type="string">
            <text:p>{"STRUCT WORLDVELOCITY"},</text:p>
          </table:table-cell>
          <table:table-cell table:formula="of:=CONCATENATE(&quot;addsimvar(&quot;&quot;&quot;;[.B746];&quot;&quot;&quot;,&quot;&quot;&quot;;[.H746];&quot;&quot;&quot;)&quot;)" office:value-type="string" office:string-value="addsimvar(&quot;STRUCT WORLDVELOCITY&quot;,&quot;simconnect_data_xyz&quot;)" calcext:value-type="string">
            <text:p>addsimvar("STRUCT WORLDVELOCITY","simconnect_data_xyz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URAL DEICE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7])" office:value-type="string" office:string-value="bool" calcext:value-type="string">
            <text:p>bool</text:p>
          </table:table-cell>
          <table:table-cell/>
          <table:table-cell table:formula="of:=CONCATENATE(&quot;{&quot;&quot;&quot;;[.B747];&quot;&quot;&quot;},&quot;)" office:value-type="string" office:string-value="{&quot;STRUCTURAL DEICE SWITCH&quot;}," calcext:value-type="string">
            <text:p>{"STRUCTURAL DEICE SWITCH"},</text:p>
          </table:table-cell>
          <table:table-cell table:formula="of:=CONCATENATE(&quot;addsimvar(&quot;&quot;&quot;;[.B747];&quot;&quot;&quot;,&quot;&quot;&quot;;[.H747];&quot;&quot;&quot;)&quot;)" office:value-type="string" office:string-value="addsimvar(&quot;STRUCTURAL DEICE SWITCH&quot;,&quot;bool&quot;)" calcext:value-type="string">
            <text:p>addsimvar("STRUCTURAL DEICE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TRUCTURAL ICE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48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48];&quot;&quot;&quot;},&quot;)" office:value-type="string" office:string-value="{&quot;STRUCTURAL ICE PCT&quot;}," calcext:value-type="string">
            <text:p>{"STRUCTURAL ICE PCT"},</text:p>
          </table:table-cell>
          <table:table-cell table:formula="of:=CONCATENATE(&quot;addsimvar(&quot;&quot;&quot;;[.B748];&quot;&quot;&quot;,&quot;&quot;&quot;;[.H748];&quot;&quot;&quot;)&quot;)" office:value-type="string" office:string-value="addsimvar(&quot;STRUCTURAL ICE PCT&quot;,&quot;percent over 100&quot;)" calcext:value-type="string">
            <text:p>addsimvar("STRUCTURAL ICE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UCTION PRESSURE</text:p>
          </table:table-cell>
          <table:table-cell table:style-name="ce8" office:value-type="string" calcext:value-type="string">
            <text:p>inHg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49])" office:value-type="string" office:string-value="inhg" calcext:value-type="string">
            <text:p>inhg</text:p>
          </table:table-cell>
          <table:table-cell/>
          <table:table-cell table:formula="of:=CONCATENATE(&quot;{&quot;&quot;&quot;;[.B749];&quot;&quot;&quot;},&quot;)" office:value-type="string" office:string-value="{&quot;SUCTION PRESSURE&quot;}," calcext:value-type="string">
            <text:p>{"SUCTION PRESSURE"},</text:p>
          </table:table-cell>
          <table:table-cell table:formula="of:=CONCATENATE(&quot;addsimvar(&quot;&quot;&quot;;[.B749];&quot;&quot;&quot;,&quot;&quot;&quot;;[.H749];&quot;&quot;&quot;)&quot;)" office:value-type="string" office:string-value="addsimvar(&quot;SUCTION PRESSURE&quot;,&quot;inhg&quot;)" calcext:value-type="string">
            <text:p>addsimvar("SUCTION PRESSURE","inh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URFACE CONDITION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0])" office:value-type="string" office:string-value="enum" calcext:value-type="string">
            <text:p>enum</text:p>
          </table:table-cell>
          <table:table-cell/>
          <table:table-cell table:formula="of:=CONCATENATE(&quot;{&quot;&quot;&quot;;[.B750];&quot;&quot;&quot;},&quot;)" office:value-type="string" office:string-value="{&quot;SURFACE CONDITION&quot;}," calcext:value-type="string">
            <text:p>{"SURFACE CONDITION"},</text:p>
          </table:table-cell>
          <table:table-cell table:formula="of:=CONCATENATE(&quot;addsimvar(&quot;&quot;&quot;;[.B750];&quot;&quot;&quot;,&quot;&quot;&quot;;[.H750];&quot;&quot;&quot;)&quot;)" office:value-type="string" office:string-value="addsimvar(&quot;SURFACE CONDITION&quot;,&quot;enum&quot;)" calcext:value-type="string">
            <text:p>addsimvar("SURFACE CONDITION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URFACE INFO VALI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1])" office:value-type="string" office:string-value="bool" calcext:value-type="string">
            <text:p>bool</text:p>
          </table:table-cell>
          <table:table-cell/>
          <table:table-cell table:formula="of:=CONCATENATE(&quot;{&quot;&quot;&quot;;[.B751];&quot;&quot;&quot;},&quot;)" office:value-type="string" office:string-value="{&quot;SURFACE INFO VALID&quot;}," calcext:value-type="string">
            <text:p>{"SURFACE INFO VALID"},</text:p>
          </table:table-cell>
          <table:table-cell table:formula="of:=CONCATENATE(&quot;addsimvar(&quot;&quot;&quot;;[.B751];&quot;&quot;&quot;,&quot;&quot;&quot;;[.H751];&quot;&quot;&quot;)&quot;)" office:value-type="string" office:string-value="addsimvar(&quot;SURFACE INFO VALID&quot;,&quot;bool&quot;)" calcext:value-type="string">
            <text:p>addsimvar("SURFACE INFO VALI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SURFACE TYP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2])" office:value-type="string" office:string-value="enum" calcext:value-type="string">
            <text:p>enum</text:p>
          </table:table-cell>
          <table:table-cell/>
          <table:table-cell table:formula="of:=CONCATENATE(&quot;{&quot;&quot;&quot;;[.B752];&quot;&quot;&quot;},&quot;)" office:value-type="string" office:string-value="{&quot;SURFACE TYPE&quot;}," calcext:value-type="string">
            <text:p>{"SURFACE TYPE"},</text:p>
          </table:table-cell>
          <table:table-cell table:formula="of:=CONCATENATE(&quot;addsimvar(&quot;&quot;&quot;;[.B752];&quot;&quot;&quot;,&quot;&quot;&quot;;[.H752];&quot;&quot;&quot;)&quot;)" office:value-type="string" office:string-value="addsimvar(&quot;SURFACE TYPE&quot;,&quot;enum&quot;)" calcext:value-type="string">
            <text:p>addsimvar("SURFACE TYP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AILHOOK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5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53];&quot;&quot;&quot;},&quot;)" office:value-type="string" office:string-value="{&quot;TAILHOOK POSITION&quot;}," calcext:value-type="string">
            <text:p>{"TAILHOOK POSITION"},</text:p>
          </table:table-cell>
          <table:table-cell table:formula="of:=CONCATENATE(&quot;addsimvar(&quot;&quot;&quot;;[.B753];&quot;&quot;&quot;,&quot;&quot;&quot;;[.H753];&quot;&quot;&quot;)&quot;)" office:value-type="string" office:string-value="addsimvar(&quot;TAILHOOK POSITION&quot;,&quot;percent over 100&quot;)" calcext:value-type="string">
            <text:p>addsimvar("TAILHOOK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AILWHEEL LOCK 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4])" office:value-type="string" office:string-value="bool" calcext:value-type="string">
            <text:p>bool</text:p>
          </table:table-cell>
          <table:table-cell/>
          <table:table-cell table:formula="of:=CONCATENATE(&quot;{&quot;&quot;&quot;;[.B754];&quot;&quot;&quot;},&quot;)" office:value-type="string" office:string-value="{&quot;TAILWHEEL LOCK ON&quot;}," calcext:value-type="string">
            <text:p>{"TAILWHEEL LOCK ON"},</text:p>
          </table:table-cell>
          <table:table-cell table:formula="of:=CONCATENATE(&quot;addsimvar(&quot;&quot;&quot;;[.B754];&quot;&quot;&quot;,&quot;&quot;&quot;;[.H754];&quot;&quot;&quot;)&quot;)" office:value-type="string" office:string-value="addsimvar(&quot;TAILWHEEL LOCK ON&quot;,&quot;bool&quot;)" calcext:value-type="string">
            <text:p>addsimvar("TAILWHEEL LOCK 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HROTTLE LOWER LIMIT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5])" office:value-type="string" office:string-value="percent" calcext:value-type="string">
            <text:p>percent</text:p>
          </table:table-cell>
          <table:table-cell/>
          <table:table-cell table:formula="of:=CONCATENATE(&quot;{&quot;&quot;&quot;;[.B755];&quot;&quot;&quot;},&quot;)" office:value-type="string" office:string-value="{&quot;THROTTLE LOWER LIMIT&quot;}," calcext:value-type="string">
            <text:p>{"THROTTLE LOWER LIMIT"},</text:p>
          </table:table-cell>
          <table:table-cell table:formula="of:=CONCATENATE(&quot;addsimvar(&quot;&quot;&quot;;[.B755];&quot;&quot;&quot;,&quot;&quot;&quot;;[.H755];&quot;&quot;&quot;)&quot;)" office:value-type="string" office:string-value="addsimvar(&quot;THROTTLE LOWER LIMIT&quot;,&quot;percent&quot;)" calcext:value-type="string">
            <text:p>addsimvar("THROTTLE LOWER LIMIT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IME OF DAY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6])" office:value-type="string" office:string-value="enum" calcext:value-type="string">
            <text:p>enum</text:p>
          </table:table-cell>
          <table:table-cell/>
          <table:table-cell table:formula="of:=CONCATENATE(&quot;{&quot;&quot;&quot;;[.B756];&quot;&quot;&quot;},&quot;)" office:value-type="string" office:string-value="{&quot;TIME OF DAY&quot;}," calcext:value-type="string">
            <text:p>{"TIME OF DAY"},</text:p>
          </table:table-cell>
          <table:table-cell table:formula="of:=CONCATENATE(&quot;addsimvar(&quot;&quot;&quot;;[.B756];&quot;&quot;&quot;,&quot;&quot;&quot;;[.H756];&quot;&quot;&quot;)&quot;)" office:value-type="string" office:string-value="addsimvar(&quot;TIME OF DAY&quot;,&quot;enum&quot;)" calcext:value-type="string">
            <text:p>addsimvar("TIME OF DAY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IME ZONE OFFSET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7])" office:value-type="string" office:string-value="seconds" calcext:value-type="string">
            <text:p>seconds</text:p>
          </table:table-cell>
          <table:table-cell/>
          <table:table-cell table:formula="of:=CONCATENATE(&quot;{&quot;&quot;&quot;;[.B757];&quot;&quot;&quot;},&quot;)" office:value-type="string" office:string-value="{&quot;TIME ZONE OFFSET&quot;}," calcext:value-type="string">
            <text:p>{"TIME ZONE OFFSET"},</text:p>
          </table:table-cell>
          <table:table-cell table:formula="of:=CONCATENATE(&quot;addsimvar(&quot;&quot;&quot;;[.B757];&quot;&quot;&quot;,&quot;&quot;&quot;;[.H757];&quot;&quot;&quot;)&quot;)" office:value-type="string" office:string-value="addsimvar(&quot;TIME ZONE OFFSET&quot;,&quot;seconds&quot;)" calcext:value-type="string">
            <text:p>addsimvar("TIME ZONE OFFSET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Variable length string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8])" office:value-type="string" office:string-value="variable length string" calcext:value-type="string">
            <text:p>variable length string</text:p>
          </table:table-cell>
          <table:table-cell/>
          <table:table-cell table:formula="of:=CONCATENATE(&quot;{&quot;&quot;&quot;;[.B758];&quot;&quot;&quot;},&quot;)" office:value-type="string" office:string-value="{&quot;TITLE&quot;}," calcext:value-type="string">
            <text:p>{"TITLE"},</text:p>
          </table:table-cell>
          <table:table-cell table:formula="of:=CONCATENATE(&quot;addsimvar(&quot;&quot;&quot;;[.B758];&quot;&quot;&quot;,&quot;&quot;&quot;;[.H758];&quot;&quot;&quot;)&quot;)" office:value-type="string" office:string-value="addsimvar(&quot;TITLE&quot;,&quot;variable length string&quot;)" calcext:value-type="string">
            <text:p>addsimvar("TITLE","variable length string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E BRAKES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59])" office:value-type="string" office:string-value="bool" calcext:value-type="string">
            <text:p>bool</text:p>
          </table:table-cell>
          <table:table-cell/>
          <table:table-cell table:formula="of:=CONCATENATE(&quot;{&quot;&quot;&quot;;[.B759];&quot;&quot;&quot;},&quot;)" office:value-type="string" office:string-value="{&quot;TOE BRAKES AVAILABLE&quot;}," calcext:value-type="string">
            <text:p>{"TOE BRAKES AVAILABLE"},</text:p>
          </table:table-cell>
          <table:table-cell table:formula="of:=CONCATENATE(&quot;addsimvar(&quot;&quot;&quot;;[.B759];&quot;&quot;&quot;,&quot;&quot;&quot;;[.H759];&quot;&quot;&quot;)&quot;)" office:value-type="string" office:string-value="addsimvar(&quot;TOE BRAKES AVAILABLE&quot;,&quot;bool&quot;)" calcext:value-type="string">
            <text:p>addsimvar("TOE BRAKES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TAL AIR TEMPERATURE</text:p>
          </table:table-cell>
          <table:table-cell table:style-name="ce8" office:value-type="string" calcext:value-type="string">
            <text:p>Celsiu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60])" office:value-type="string" office:string-value="celsius" calcext:value-type="string">
            <text:p>celsius</text:p>
          </table:table-cell>
          <table:table-cell/>
          <table:table-cell table:formula="of:=CONCATENATE(&quot;{&quot;&quot;&quot;;[.B760];&quot;&quot;&quot;},&quot;)" office:value-type="string" office:string-value="{&quot;TOTAL AIR TEMPERATURE&quot;}," calcext:value-type="string">
            <text:p>{"TOTAL AIR TEMPERATURE"},</text:p>
          </table:table-cell>
          <table:table-cell table:formula="of:=CONCATENATE(&quot;addsimvar(&quot;&quot;&quot;;[.B760];&quot;&quot;&quot;,&quot;&quot;&quot;;[.H760];&quot;&quot;&quot;)&quot;)" office:value-type="string" office:string-value="addsimvar(&quot;TOTAL AIR TEMPERATURE&quot;,&quot;celsius&quot;)" calcext:value-type="string">
            <text:p>addsimvar("TOTAL AIR TEMPERATURE","celsiu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TAL VELOCITY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61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761];&quot;&quot;&quot;},&quot;)" office:value-type="string" office:string-value="{&quot;TOTAL VELOCITY&quot;}," calcext:value-type="string">
            <text:p>{"TOTAL VELOCITY"},</text:p>
          </table:table-cell>
          <table:table-cell table:formula="of:=CONCATENATE(&quot;addsimvar(&quot;&quot;&quot;;[.B761];&quot;&quot;&quot;,&quot;&quot;&quot;;[.H761];&quot;&quot;&quot;)&quot;)" office:value-type="string" office:string-value="addsimvar(&quot;TOTAL VELOCITY&quot;,&quot;feet per second&quot;)" calcext:value-type="string">
            <text:p>addsimvar("TOTAL VELOCITY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TAL WEIGHT</text:p>
          </table:table-cell>
          <table:table-cell table:style-name="ce8" office:value-type="string" calcext:value-type="string">
            <text:p>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62])" office:value-type="string" office:string-value="pounds" calcext:value-type="string">
            <text:p>pounds</text:p>
          </table:table-cell>
          <table:table-cell/>
          <table:table-cell table:formula="of:=CONCATENATE(&quot;{&quot;&quot;&quot;;[.B762];&quot;&quot;&quot;},&quot;)" office:value-type="string" office:string-value="{&quot;TOTAL WEIGHT&quot;}," calcext:value-type="string">
            <text:p>{"TOTAL WEIGHT"},</text:p>
          </table:table-cell>
          <table:table-cell table:formula="of:=CONCATENATE(&quot;addsimvar(&quot;&quot;&quot;;[.B762];&quot;&quot;&quot;,&quot;&quot;&quot;;[.H762];&quot;&quot;&quot;)&quot;)" office:value-type="string" office:string-value="addsimvar(&quot;TOTAL WEIGHT&quot;,&quot;pounds&quot;)" calcext:value-type="string">
            <text:p>addsimvar("TOTAL WEIGHT","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TAL WEIGHT CROSS COUPLED MOI</text:p>
          </table:table-cell>
          <table:table-cell table:style-name="ce8" office:value-type="string" calcext:value-type="string">
            <text:p>slug feet square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units were written in a non-standard way</text:p>
          </table:table-cell>
          <table:table-cell table:formula="of:=LOWER([.C763])" office:value-type="string" office:string-value="slug feet squared" calcext:value-type="string">
            <text:p>slug feet squared</text:p>
          </table:table-cell>
          <table:table-cell/>
          <table:table-cell table:formula="of:=CONCATENATE(&quot;{&quot;&quot;&quot;;[.B763];&quot;&quot;&quot;},&quot;)" office:value-type="string" office:string-value="{&quot;TOTAL WEIGHT CROSS COUPLED MOI&quot;}," calcext:value-type="string">
            <text:p>{"TOTAL WEIGHT CROSS COUPLED MOI"},</text:p>
          </table:table-cell>
          <table:table-cell table:formula="of:=CONCATENATE(&quot;addsimvar(&quot;&quot;&quot;;[.B763];&quot;&quot;&quot;,&quot;&quot;&quot;;[.H763];&quot;&quot;&quot;)&quot;)" office:value-type="string" office:string-value="addsimvar(&quot;TOTAL WEIGHT CROSS COUPLED MOI&quot;,&quot;slug feet squared&quot;)" calcext:value-type="string">
            <text:p>addsimvar("TOTAL WEIGHT CROSS COUPLED MOI","slug feet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TAL WEIGHT PITCH MOI</text:p>
          </table:table-cell>
          <table:table-cell table:style-name="ce8" office:value-type="string" calcext:value-type="string">
            <text:p>slug feet square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units were written in a non-standard way</text:p>
          </table:table-cell>
          <table:table-cell table:formula="of:=LOWER([.C764])" office:value-type="string" office:string-value="slug feet squared" calcext:value-type="string">
            <text:p>slug feet squared</text:p>
          </table:table-cell>
          <table:table-cell/>
          <table:table-cell table:formula="of:=CONCATENATE(&quot;{&quot;&quot;&quot;;[.B764];&quot;&quot;&quot;},&quot;)" office:value-type="string" office:string-value="{&quot;TOTAL WEIGHT PITCH MOI&quot;}," calcext:value-type="string">
            <text:p>{"TOTAL WEIGHT PITCH MOI"},</text:p>
          </table:table-cell>
          <table:table-cell table:formula="of:=CONCATENATE(&quot;addsimvar(&quot;&quot;&quot;;[.B764];&quot;&quot;&quot;,&quot;&quot;&quot;;[.H764];&quot;&quot;&quot;)&quot;)" office:value-type="string" office:string-value="addsimvar(&quot;TOTAL WEIGHT PITCH MOI&quot;,&quot;slug feet squared&quot;)" calcext:value-type="string">
            <text:p>addsimvar("TOTAL WEIGHT PITCH MOI","slug feet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TAL WEIGHT ROLL MOI</text:p>
          </table:table-cell>
          <table:table-cell table:style-name="ce8" office:value-type="string" calcext:value-type="string">
            <text:p>slug feet square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units were written in a non-standard way</text:p>
          </table:table-cell>
          <table:table-cell table:formula="of:=LOWER([.C765])" office:value-type="string" office:string-value="slug feet squared" calcext:value-type="string">
            <text:p>slug feet squared</text:p>
          </table:table-cell>
          <table:table-cell/>
          <table:table-cell table:formula="of:=CONCATENATE(&quot;{&quot;&quot;&quot;;[.B765];&quot;&quot;&quot;},&quot;)" office:value-type="string" office:string-value="{&quot;TOTAL WEIGHT ROLL MOI&quot;}," calcext:value-type="string">
            <text:p>{"TOTAL WEIGHT ROLL MOI"},</text:p>
          </table:table-cell>
          <table:table-cell table:formula="of:=CONCATENATE(&quot;addsimvar(&quot;&quot;&quot;;[.B765];&quot;&quot;&quot;,&quot;&quot;&quot;;[.H765];&quot;&quot;&quot;)&quot;)" office:value-type="string" office:string-value="addsimvar(&quot;TOTAL WEIGHT ROLL MOI&quot;,&quot;slug feet squared&quot;)" calcext:value-type="string">
            <text:p>addsimvar("TOTAL WEIGHT ROLL MOI","slug feet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TAL WEIGHT YAW MOI</text:p>
          </table:table-cell>
          <table:table-cell table:style-name="ce8" office:value-type="string" calcext:value-type="string">
            <text:p>slug feet square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/>
          <table:table-cell table:style-name="ce8" office:value-type="string" calcext:value-type="string">
            <text:p>units were written in a non-standard way</text:p>
          </table:table-cell>
          <table:table-cell table:formula="of:=LOWER([.C766])" office:value-type="string" office:string-value="slug feet squared" calcext:value-type="string">
            <text:p>slug feet squared</text:p>
          </table:table-cell>
          <table:table-cell/>
          <table:table-cell table:formula="of:=CONCATENATE(&quot;{&quot;&quot;&quot;;[.B766];&quot;&quot;&quot;},&quot;)" office:value-type="string" office:string-value="{&quot;TOTAL WEIGHT YAW MOI&quot;}," calcext:value-type="string">
            <text:p>{"TOTAL WEIGHT YAW MOI"},</text:p>
          </table:table-cell>
          <table:table-cell table:formula="of:=CONCATENATE(&quot;addsimvar(&quot;&quot;&quot;;[.B766];&quot;&quot;&quot;,&quot;&quot;&quot;;[.H766];&quot;&quot;&quot;)&quot;)" office:value-type="string" office:string-value="addsimvar(&quot;TOTAL WEIGHT YAW MOI&quot;,&quot;slug feet squared&quot;)" calcext:value-type="string">
            <text:p>addsimvar("TOTAL WEIGHT YAW MOI","slug feet square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TAL WORLD VELOCITY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67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767];&quot;&quot;&quot;},&quot;)" office:value-type="string" office:string-value="{&quot;TOTAL WORLD VELOCITY&quot;}," calcext:value-type="string">
            <text:p>{"TOTAL WORLD VELOCITY"},</text:p>
          </table:table-cell>
          <table:table-cell table:formula="of:=CONCATENATE(&quot;addsimvar(&quot;&quot;&quot;;[.B767];&quot;&quot;&quot;,&quot;&quot;&quot;;[.H767];&quot;&quot;&quot;)&quot;)" office:value-type="string" office:string-value="addsimvar(&quot;TOTAL WORLD VELOCITY&quot;,&quot;feet per second&quot;)" calcext:value-type="string">
            <text:p>addsimvar("TOTAL WORLD VELOCITY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W CONNECTION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68])" office:value-type="string" office:string-value="bool" calcext:value-type="string">
            <text:p>bool</text:p>
          </table:table-cell>
          <table:table-cell/>
          <table:table-cell table:formula="of:=CONCATENATE(&quot;{&quot;&quot;&quot;;[.B768];&quot;&quot;&quot;},&quot;)" office:value-type="string" office:string-value="{&quot;TOW CONNECTION&quot;}," calcext:value-type="string">
            <text:p>{"TOW CONNECTION"},</text:p>
          </table:table-cell>
          <table:table-cell table:formula="of:=CONCATENATE(&quot;addsimvar(&quot;&quot;&quot;;[.B768];&quot;&quot;&quot;,&quot;&quot;&quot;;[.H768];&quot;&quot;&quot;)&quot;)" office:value-type="string" office:string-value="addsimvar(&quot;TOW CONNECTION&quot;,&quot;bool&quot;)" calcext:value-type="string">
            <text:p>addsimvar("TOW CONNECTION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OW RELEASE HANDLE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69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69];&quot;&quot;&quot;},&quot;)" office:value-type="string" office:string-value="{&quot;TOW RELEASE HANDLE&quot;}," calcext:value-type="string">
            <text:p>{"TOW RELEASE HANDLE"},</text:p>
          </table:table-cell>
          <table:table-cell table:formula="of:=CONCATENATE(&quot;addsimvar(&quot;&quot;&quot;;[.B769];&quot;&quot;&quot;,&quot;&quot;&quot;;[.H769];&quot;&quot;&quot;)&quot;)" office:value-type="string" office:string-value="addsimvar(&quot;TOW RELEASE HANDLE&quot;,&quot;percent over 100&quot;)" calcext:value-type="string">
            <text:p>addsimvar("TOW RELEASE HANDLE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RAILING EDGE FLAPS LEFT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70])" office:value-type="string" office:string-value="radians" calcext:value-type="string">
            <text:p>radians</text:p>
          </table:table-cell>
          <table:table-cell/>
          <table:table-cell table:formula="of:=CONCATENATE(&quot;{&quot;&quot;&quot;;[.B770];&quot;&quot;&quot;},&quot;)" office:value-type="string" office:string-value="{&quot;TRAILING EDGE FLAPS LEFT ANGLE&quot;}," calcext:value-type="string">
            <text:p>{"TRAILING EDGE FLAPS LEFT ANGLE"},</text:p>
          </table:table-cell>
          <table:table-cell table:formula="of:=CONCATENATE(&quot;addsimvar(&quot;&quot;&quot;;[.B770];&quot;&quot;&quot;,&quot;&quot;&quot;;[.H770];&quot;&quot;&quot;)&quot;)" office:value-type="string" office:string-value="addsimvar(&quot;TRAILING EDGE FLAPS LEFT ANGLE&quot;,&quot;radians&quot;)" calcext:value-type="string">
            <text:p>addsimvar("TRAILING EDGE FLAPS LEFT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RAILING EDGE FLAPS LEFT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7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71];&quot;&quot;&quot;},&quot;)" office:value-type="string" office:string-value="{&quot;TRAILING EDGE FLAPS LEFT PERCENT&quot;}," calcext:value-type="string">
            <text:p>{"TRAILING EDGE FLAPS LEFT PERCENT"},</text:p>
          </table:table-cell>
          <table:table-cell table:formula="of:=CONCATENATE(&quot;addsimvar(&quot;&quot;&quot;;[.B771];&quot;&quot;&quot;,&quot;&quot;&quot;;[.H771];&quot;&quot;&quot;)&quot;)" office:value-type="string" office:string-value="addsimvar(&quot;TRAILING EDGE FLAPS LEFT PERCENT&quot;,&quot;percent over 100&quot;)" calcext:value-type="string">
            <text:p>addsimvar("TRAILING EDGE FLAPS LEFT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RAILING EDGE FLAPS RIGHT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72])" office:value-type="string" office:string-value="radians" calcext:value-type="string">
            <text:p>radians</text:p>
          </table:table-cell>
          <table:table-cell/>
          <table:table-cell table:formula="of:=CONCATENATE(&quot;{&quot;&quot;&quot;;[.B772];&quot;&quot;&quot;},&quot;)" office:value-type="string" office:string-value="{&quot;TRAILING EDGE FLAPS RIGHT ANGLE&quot;}," calcext:value-type="string">
            <text:p>{"TRAILING EDGE FLAPS RIGHT ANGLE"},</text:p>
          </table:table-cell>
          <table:table-cell table:formula="of:=CONCATENATE(&quot;addsimvar(&quot;&quot;&quot;;[.B772];&quot;&quot;&quot;,&quot;&quot;&quot;;[.H772];&quot;&quot;&quot;)&quot;)" office:value-type="string" office:string-value="addsimvar(&quot;TRAILING EDGE FLAPS RIGHT ANGLE&quot;,&quot;radians&quot;)" calcext:value-type="string">
            <text:p>addsimvar("TRAILING EDGE FLAPS RIGHT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RAILING EDGE FLAPS RIGHT PERCEN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73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73];&quot;&quot;&quot;},&quot;)" office:value-type="string" office:string-value="{&quot;TRAILING EDGE FLAPS RIGHT PERCENT&quot;}," calcext:value-type="string">
            <text:p>{"TRAILING EDGE FLAPS RIGHT PERCENT"},</text:p>
          </table:table-cell>
          <table:table-cell table:formula="of:=CONCATENATE(&quot;addsimvar(&quot;&quot;&quot;;[.B773];&quot;&quot;&quot;,&quot;&quot;&quot;;[.H773];&quot;&quot;&quot;)&quot;)" office:value-type="string" office:string-value="addsimvar(&quot;TRAILING EDGE FLAPS RIGHT PERCENT&quot;,&quot;percent over 100&quot;)" calcext:value-type="string">
            <text:p>addsimvar("TRAILING EDGE FLAPS RIGHT PERCEN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RANSPONDER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74])" office:value-type="string" office:string-value="bool" calcext:value-type="string">
            <text:p>bool</text:p>
          </table:table-cell>
          <table:table-cell/>
          <table:table-cell table:formula="of:=CONCATENATE(&quot;{&quot;&quot;&quot;;[.B774];&quot;&quot;&quot;},&quot;)" office:value-type="string" office:string-value="{&quot;TRANSPONDER AVAILABLE&quot;}," calcext:value-type="string">
            <text:p>{"TRANSPONDER AVAILABLE"},</text:p>
          </table:table-cell>
          <table:table-cell table:formula="of:=CONCATENATE(&quot;addsimvar(&quot;&quot;&quot;;[.B774];&quot;&quot;&quot;,&quot;&quot;&quot;;[.H774];&quot;&quot;&quot;)&quot;)" office:value-type="string" office:string-value="addsimvar(&quot;TRANSPONDER AVAILABLE&quot;,&quot;bool&quot;)" calcext:value-type="string">
            <text:p>addsimvar("TRANSPONDER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RANSPONDER CODE:index</text:p>
          </table:table-cell>
          <table:table-cell table:style-name="ce8" office:value-type="string" calcext:value-type="string">
            <text:p>BCO16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75])" office:value-type="string" office:string-value="bco16" calcext:value-type="string">
            <text:p>bco16</text:p>
          </table:table-cell>
          <table:table-cell/>
          <table:table-cell table:formula="of:=CONCATENATE(&quot;{&quot;&quot;&quot;;[.B775];&quot;&quot;&quot;},&quot;)" office:value-type="string" office:string-value="{&quot;TRANSPONDER CODE:index&quot;}," calcext:value-type="string">
            <text:p>{"TRANSPONDER CODE:index"},</text:p>
          </table:table-cell>
          <table:table-cell table:formula="of:=CONCATENATE(&quot;addsimvar(&quot;&quot;&quot;;[.B775];&quot;&quot;&quot;,&quot;&quot;&quot;;[.H775];&quot;&quot;&quot;)&quot;)" office:value-type="string" office:string-value="addsimvar(&quot;TRANSPONDER CODE:index&quot;,&quot;bco16&quot;)" calcext:value-type="string">
            <text:p>addsimvar("TRANSPONDER CODE:index","bco16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RUE AIRSPEED SELECT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76])" office:value-type="string" office:string-value="bool" calcext:value-type="string">
            <text:p>bool</text:p>
          </table:table-cell>
          <table:table-cell/>
          <table:table-cell table:formula="of:=CONCATENATE(&quot;{&quot;&quot;&quot;;[.B776];&quot;&quot;&quot;},&quot;)" office:value-type="string" office:string-value="{&quot;TRUE AIRSPEED SELECTED&quot;}," calcext:value-type="string">
            <text:p>{"TRUE AIRSPEED SELECTED"},</text:p>
          </table:table-cell>
          <table:table-cell table:formula="of:=CONCATENATE(&quot;addsimvar(&quot;&quot;&quot;;[.B776];&quot;&quot;&quot;,&quot;&quot;&quot;;[.H776];&quot;&quot;&quot;)&quot;)" office:value-type="string" office:string-value="addsimvar(&quot;TRUE AIRSPEED SELECTED&quot;,&quot;bool&quot;)" calcext:value-type="string">
            <text:p>addsimvar("TRUE AIRSPEED SELECT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AFTERBURNER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77])" office:value-type="string" office:string-value="bool" calcext:value-type="string">
            <text:p>bool</text:p>
          </table:table-cell>
          <table:table-cell/>
          <table:table-cell table:formula="of:=CONCATENATE(&quot;{&quot;&quot;&quot;;[.B777];&quot;&quot;&quot;},&quot;)" office:value-type="string" office:string-value="{&quot;TURB ENG AFTERBURNER:index&quot;}," calcext:value-type="string">
            <text:p>{"TURB ENG AFTERBURNER:index"},</text:p>
          </table:table-cell>
          <table:table-cell table:formula="of:=CONCATENATE(&quot;addsimvar(&quot;&quot;&quot;;[.B777];&quot;&quot;&quot;,&quot;&quot;&quot;;[.H777];&quot;&quot;&quot;)&quot;)" office:value-type="string" office:string-value="addsimvar(&quot;TURB ENG AFTERBURNER:index&quot;,&quot;bool&quot;)" calcext:value-type="string">
            <text:p>addsimvar("TURB ENG AFTERBURNER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BLEED AIR:index</text:p>
          </table:table-cell>
          <table:table-cell table:style-name="ce8" office:value-type="string" calcext:value-type="string">
            <text:p>Psi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78])" office:value-type="string" office:string-value="psi" calcext:value-type="string">
            <text:p>psi</text:p>
          </table:table-cell>
          <table:table-cell/>
          <table:table-cell table:formula="of:=CONCATENATE(&quot;{&quot;&quot;&quot;;[.B778];&quot;&quot;&quot;},&quot;)" office:value-type="string" office:string-value="{&quot;TURB ENG BLEED AIR:index&quot;}," calcext:value-type="string">
            <text:p>{"TURB ENG BLEED AIR:index"},</text:p>
          </table:table-cell>
          <table:table-cell table:formula="of:=CONCATENATE(&quot;addsimvar(&quot;&quot;&quot;;[.B778];&quot;&quot;&quot;,&quot;&quot;&quot;;[.H778];&quot;&quot;&quot;)&quot;)" office:value-type="string" office:string-value="addsimvar(&quot;TURB ENG BLEED AIR:index&quot;,&quot;psi&quot;)" calcext:value-type="string">
            <text:p>addsimvar("TURB ENG BLEED AIR:index","psi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CORRECTED FF:index</text:p>
          </table:table-cell>
          <table:table-cell table:style-name="ce8" office:value-type="string" calcext:value-type="string">
            <text:p>Pounds per hour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79])" office:value-type="string" office:string-value="pounds per hour" calcext:value-type="string">
            <text:p>pounds per hour</text:p>
          </table:table-cell>
          <table:table-cell/>
          <table:table-cell table:formula="of:=CONCATENATE(&quot;{&quot;&quot;&quot;;[.B779];&quot;&quot;&quot;},&quot;)" office:value-type="string" office:string-value="{&quot;TURB ENG CORRECTED FF:index&quot;}," calcext:value-type="string">
            <text:p>{"TURB ENG CORRECTED FF:index"},</text:p>
          </table:table-cell>
          <table:table-cell table:formula="of:=CONCATENATE(&quot;addsimvar(&quot;&quot;&quot;;[.B779];&quot;&quot;&quot;,&quot;&quot;&quot;;[.H779];&quot;&quot;&quot;)&quot;)" office:value-type="string" office:string-value="addsimvar(&quot;TURB ENG CORRECTED FF:index&quot;,&quot;pounds per hour&quot;)" calcext:value-type="string">
            <text:p>addsimvar("TURB ENG CORRECTED FF:index","pounds per hou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CORRECTED N1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80])" office:value-type="string" office:string-value="percent" calcext:value-type="string">
            <text:p>percent</text:p>
          </table:table-cell>
          <table:table-cell/>
          <table:table-cell table:formula="of:=CONCATENATE(&quot;{&quot;&quot;&quot;;[.B780];&quot;&quot;&quot;},&quot;)" office:value-type="string" office:string-value="{&quot;TURB ENG CORRECTED N1:index&quot;}," calcext:value-type="string">
            <text:p>{"TURB ENG CORRECTED N1:index"},</text:p>
          </table:table-cell>
          <table:table-cell table:formula="of:=CONCATENATE(&quot;addsimvar(&quot;&quot;&quot;;[.B780];&quot;&quot;&quot;,&quot;&quot;&quot;;[.H780];&quot;&quot;&quot;)&quot;)" office:value-type="string" office:string-value="addsimvar(&quot;TURB ENG CORRECTED N1:index&quot;,&quot;percent&quot;)" calcext:value-type="string">
            <text:p>addsimvar("TURB ENG CORRECTED N1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CORRECTED N1:index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81])" office:value-type="string" office:string-value="percentage" calcext:value-type="string">
            <text:p>percentage</text:p>
          </table:table-cell>
          <table:table-cell/>
          <table:table-cell table:formula="of:=CONCATENATE(&quot;{&quot;&quot;&quot;;[.B781];&quot;&quot;&quot;},&quot;)" office:value-type="string" office:string-value="{&quot;TURB ENG CORRECTED N1:index&quot;}," calcext:value-type="string">
            <text:p>{"TURB ENG CORRECTED N1:index"},</text:p>
          </table:table-cell>
          <table:table-cell table:formula="of:=CONCATENATE(&quot;addsimvar(&quot;&quot;&quot;;[.B781];&quot;&quot;&quot;,&quot;&quot;&quot;;[.H781];&quot;&quot;&quot;)&quot;)" office:value-type="string" office:string-value="addsimvar(&quot;TURB ENG CORRECTED N1:index&quot;,&quot;percentage&quot;)" calcext:value-type="string">
            <text:p>addsimvar("TURB ENG CORRECTED N1:index","percentag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CORRECTED N2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82])" office:value-type="string" office:string-value="percent" calcext:value-type="string">
            <text:p>percent</text:p>
          </table:table-cell>
          <table:table-cell/>
          <table:table-cell table:formula="of:=CONCATENATE(&quot;{&quot;&quot;&quot;;[.B782];&quot;&quot;&quot;},&quot;)" office:value-type="string" office:string-value="{&quot;TURB ENG CORRECTED N2:index&quot;}," calcext:value-type="string">
            <text:p>{"TURB ENG CORRECTED N2:index"},</text:p>
          </table:table-cell>
          <table:table-cell table:formula="of:=CONCATENATE(&quot;addsimvar(&quot;&quot;&quot;;[.B782];&quot;&quot;&quot;,&quot;&quot;&quot;;[.H782];&quot;&quot;&quot;)&quot;)" office:value-type="string" office:string-value="addsimvar(&quot;TURB ENG CORRECTED N2:index&quot;,&quot;percent&quot;)" calcext:value-type="string">
            <text:p>addsimvar("TURB ENG CORRECTED N2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CORRECTED N2:index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83])" office:value-type="string" office:string-value="percentage" calcext:value-type="string">
            <text:p>percentage</text:p>
          </table:table-cell>
          <table:table-cell/>
          <table:table-cell table:formula="of:=CONCATENATE(&quot;{&quot;&quot;&quot;;[.B783];&quot;&quot;&quot;},&quot;)" office:value-type="string" office:string-value="{&quot;TURB ENG CORRECTED N2:index&quot;}," calcext:value-type="string">
            <text:p>{"TURB ENG CORRECTED N2:index"},</text:p>
          </table:table-cell>
          <table:table-cell table:formula="of:=CONCATENATE(&quot;addsimvar(&quot;&quot;&quot;;[.B783];&quot;&quot;&quot;,&quot;&quot;&quot;;[.H783];&quot;&quot;&quot;)&quot;)" office:value-type="string" office:string-value="addsimvar(&quot;TURB ENG CORRECTED N2:index&quot;,&quot;percentage&quot;)" calcext:value-type="string">
            <text:p>addsimvar("TURB ENG CORRECTED N2:index","percentag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FUEL AVAILABLE:index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84])" office:value-type="string" office:string-value="bool" calcext:value-type="string">
            <text:p>bool</text:p>
          </table:table-cell>
          <table:table-cell/>
          <table:table-cell table:formula="of:=CONCATENATE(&quot;{&quot;&quot;&quot;;[.B784];&quot;&quot;&quot;},&quot;)" office:value-type="string" office:string-value="{&quot;TURB ENG FUEL AVAILABLE:index&quot;}," calcext:value-type="string">
            <text:p>{"TURB ENG FUEL AVAILABLE:index"},</text:p>
          </table:table-cell>
          <table:table-cell table:formula="of:=CONCATENATE(&quot;addsimvar(&quot;&quot;&quot;;[.B784];&quot;&quot;&quot;,&quot;&quot;&quot;;[.H784];&quot;&quot;&quot;)&quot;)" office:value-type="string" office:string-value="addsimvar(&quot;TURB ENG FUEL AVAILABLE:index&quot;,&quot;bool&quot;)" calcext:value-type="string">
            <text:p>addsimvar("TURB ENG FUEL AVAILABLE:index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FUEL FLOW PPH:index</text:p>
          </table:table-cell>
          <table:table-cell table:style-name="ce8" office:value-type="string" calcext:value-type="string">
            <text:p>Pounds per hou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85])" office:value-type="string" office:string-value="pounds per hour" calcext:value-type="string">
            <text:p>pounds per hour</text:p>
          </table:table-cell>
          <table:table-cell/>
          <table:table-cell table:formula="of:=CONCATENATE(&quot;{&quot;&quot;&quot;;[.B785];&quot;&quot;&quot;},&quot;)" office:value-type="string" office:string-value="{&quot;TURB ENG FUEL FLOW PPH:index&quot;}," calcext:value-type="string">
            <text:p>{"TURB ENG FUEL FLOW PPH:index"},</text:p>
          </table:table-cell>
          <table:table-cell table:formula="of:=CONCATENATE(&quot;addsimvar(&quot;&quot;&quot;;[.B785];&quot;&quot;&quot;,&quot;&quot;&quot;;[.H785];&quot;&quot;&quot;)&quot;)" office:value-type="string" office:string-value="addsimvar(&quot;TURB ENG FUEL FLOW PPH:index&quot;,&quot;pounds per hour&quot;)" calcext:value-type="string">
            <text:p>addsimvar("TURB ENG FUEL FLOW PPH:index","pounds per hou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IGNITION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86])" office:value-type="string" office:string-value="bool" calcext:value-type="string">
            <text:p>bool</text:p>
          </table:table-cell>
          <table:table-cell/>
          <table:table-cell table:formula="of:=CONCATENATE(&quot;{&quot;&quot;&quot;;[.B786];&quot;&quot;&quot;},&quot;)" office:value-type="string" office:string-value="{&quot;TURB ENG IGNITION SWITCH&quot;}," calcext:value-type="string">
            <text:p>{"TURB ENG IGNITION SWITCH"},</text:p>
          </table:table-cell>
          <table:table-cell table:formula="of:=CONCATENATE(&quot;addsimvar(&quot;&quot;&quot;;[.B786];&quot;&quot;&quot;,&quot;&quot;&quot;;[.H786];&quot;&quot;&quot;)&quot;)" office:value-type="string" office:string-value="addsimvar(&quot;TURB ENG IGNITION SWITCH&quot;,&quot;bool&quot;)" calcext:value-type="string">
            <text:p>addsimvar("TURB ENG IGNITION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ITT:index</text:p>
          </table:table-cell>
          <table:table-cell table:style-name="ce8" office:value-type="string" calcext:value-type="string">
            <text:p>Rankine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87])" office:value-type="string" office:string-value="rankine" calcext:value-type="string">
            <text:p>rankine</text:p>
          </table:table-cell>
          <table:table-cell/>
          <table:table-cell table:formula="of:=CONCATENATE(&quot;{&quot;&quot;&quot;;[.B787];&quot;&quot;&quot;},&quot;)" office:value-type="string" office:string-value="{&quot;TURB ENG ITT:index&quot;}," calcext:value-type="string">
            <text:p>{"TURB ENG ITT:index"},</text:p>
          </table:table-cell>
          <table:table-cell table:formula="of:=CONCATENATE(&quot;addsimvar(&quot;&quot;&quot;;[.B787];&quot;&quot;&quot;,&quot;&quot;&quot;;[.H787];&quot;&quot;&quot;)&quot;)" office:value-type="string" office:string-value="addsimvar(&quot;TURB ENG ITT:index&quot;,&quot;rankine&quot;)" calcext:value-type="string">
            <text:p>addsimvar("TURB ENG ITT:index","rankin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JET THRUST:index</text:p>
          </table:table-cell>
          <table:table-cell table:style-name="ce8" office:value-type="string" calcext:value-type="string">
            <text:p>Pou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88])" office:value-type="string" office:string-value="pounds" calcext:value-type="string">
            <text:p>pounds</text:p>
          </table:table-cell>
          <table:table-cell/>
          <table:table-cell table:formula="of:=CONCATENATE(&quot;{&quot;&quot;&quot;;[.B788];&quot;&quot;&quot;},&quot;)" office:value-type="string" office:string-value="{&quot;TURB ENG JET THRUST:index&quot;}," calcext:value-type="string">
            <text:p>{"TURB ENG JET THRUST:index"},</text:p>
          </table:table-cell>
          <table:table-cell table:formula="of:=CONCATENATE(&quot;addsimvar(&quot;&quot;&quot;;[.B788];&quot;&quot;&quot;,&quot;&quot;&quot;;[.H788];&quot;&quot;&quot;)&quot;)" office:value-type="string" office:string-value="addsimvar(&quot;TURB ENG JET THRUST:index&quot;,&quot;pounds&quot;)" calcext:value-type="string">
            <text:p>addsimvar("TURB ENG JET THRUST:index","pou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MASTER STARTER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89])" office:value-type="string" office:string-value="bool" calcext:value-type="string">
            <text:p>bool</text:p>
          </table:table-cell>
          <table:table-cell/>
          <table:table-cell table:formula="of:=CONCATENATE(&quot;{&quot;&quot;&quot;;[.B789];&quot;&quot;&quot;},&quot;)" office:value-type="string" office:string-value="{&quot;TURB ENG MASTER STARTER SWITCH&quot;}," calcext:value-type="string">
            <text:p>{"TURB ENG MASTER STARTER SWITCH"},</text:p>
          </table:table-cell>
          <table:table-cell table:formula="of:=CONCATENATE(&quot;addsimvar(&quot;&quot;&quot;;[.B789];&quot;&quot;&quot;,&quot;&quot;&quot;;[.H789];&quot;&quot;&quot;)&quot;)" office:value-type="string" office:string-value="addsimvar(&quot;TURB ENG MASTER STARTER SWITCH&quot;,&quot;bool&quot;)" calcext:value-type="string">
            <text:p>addsimvar("TURB ENG MASTER STARTER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MAX TORQUE PERCENT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90])" office:value-type="string" office:string-value="percent" calcext:value-type="string">
            <text:p>percent</text:p>
          </table:table-cell>
          <table:table-cell/>
          <table:table-cell table:formula="of:=CONCATENATE(&quot;{&quot;&quot;&quot;;[.B790];&quot;&quot;&quot;},&quot;)" office:value-type="string" office:string-value="{&quot;TURB ENG MAX TORQUE PERCENT:index&quot;}," calcext:value-type="string">
            <text:p>{"TURB ENG MAX TORQUE PERCENT:index"},</text:p>
          </table:table-cell>
          <table:table-cell table:formula="of:=CONCATENATE(&quot;addsimvar(&quot;&quot;&quot;;[.B790];&quot;&quot;&quot;,&quot;&quot;&quot;;[.H790];&quot;&quot;&quot;)&quot;)" office:value-type="string" office:string-value="addsimvar(&quot;TURB ENG MAX TORQUE PERCENT:index&quot;,&quot;percent&quot;)" calcext:value-type="string">
            <text:p>addsimvar("TURB ENG MAX TORQUE PERCENT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N1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91])" office:value-type="string" office:string-value="percent" calcext:value-type="string">
            <text:p>percent</text:p>
          </table:table-cell>
          <table:table-cell/>
          <table:table-cell table:formula="of:=CONCATENATE(&quot;{&quot;&quot;&quot;;[.B791];&quot;&quot;&quot;},&quot;)" office:value-type="string" office:string-value="{&quot;TURB ENG N1:index&quot;}," calcext:value-type="string">
            <text:p>{"TURB ENG N1:index"},</text:p>
          </table:table-cell>
          <table:table-cell table:formula="of:=CONCATENATE(&quot;addsimvar(&quot;&quot;&quot;;[.B791];&quot;&quot;&quot;,&quot;&quot;&quot;;[.H791];&quot;&quot;&quot;)&quot;)" office:value-type="string" office:string-value="addsimvar(&quot;TURB ENG N1:index&quot;,&quot;percent&quot;)" calcext:value-type="string">
            <text:p>addsimvar("TURB ENG N1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N1:index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92])" office:value-type="string" office:string-value="percentage" calcext:value-type="string">
            <text:p>percentage</text:p>
          </table:table-cell>
          <table:table-cell/>
          <table:table-cell table:formula="of:=CONCATENATE(&quot;{&quot;&quot;&quot;;[.B792];&quot;&quot;&quot;},&quot;)" office:value-type="string" office:string-value="{&quot;TURB ENG N1:index&quot;}," calcext:value-type="string">
            <text:p>{"TURB ENG N1:index"},</text:p>
          </table:table-cell>
          <table:table-cell table:formula="of:=CONCATENATE(&quot;addsimvar(&quot;&quot;&quot;;[.B792];&quot;&quot;&quot;,&quot;&quot;&quot;;[.H792];&quot;&quot;&quot;)&quot;)" office:value-type="string" office:string-value="addsimvar(&quot;TURB ENG N1:index&quot;,&quot;percentage&quot;)" calcext:value-type="string">
            <text:p>addsimvar("TURB ENG N1:index","percentag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N2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793])" office:value-type="string" office:string-value="percent" calcext:value-type="string">
            <text:p>percent</text:p>
          </table:table-cell>
          <table:table-cell/>
          <table:table-cell table:formula="of:=CONCATENATE(&quot;{&quot;&quot;&quot;;[.B793];&quot;&quot;&quot;},&quot;)" office:value-type="string" office:string-value="{&quot;TURB ENG N2:index&quot;}," calcext:value-type="string">
            <text:p>{"TURB ENG N2:index"},</text:p>
          </table:table-cell>
          <table:table-cell table:formula="of:=CONCATENATE(&quot;addsimvar(&quot;&quot;&quot;;[.B793];&quot;&quot;&quot;,&quot;&quot;&quot;;[.H793];&quot;&quot;&quot;)&quot;)" office:value-type="string" office:string-value="addsimvar(&quot;TURB ENG N2:index&quot;,&quot;percent&quot;)" calcext:value-type="string">
            <text:p>addsimvar("TURB ENG N2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N2:index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94])" office:value-type="string" office:string-value="percentage" calcext:value-type="string">
            <text:p>percentage</text:p>
          </table:table-cell>
          <table:table-cell/>
          <table:table-cell table:formula="of:=CONCATENATE(&quot;{&quot;&quot;&quot;;[.B794];&quot;&quot;&quot;},&quot;)" office:value-type="string" office:string-value="{&quot;TURB ENG N2:index&quot;}," calcext:value-type="string">
            <text:p>{"TURB ENG N2:index"},</text:p>
          </table:table-cell>
          <table:table-cell table:formula="of:=CONCATENATE(&quot;addsimvar(&quot;&quot;&quot;;[.B794];&quot;&quot;&quot;,&quot;&quot;&quot;;[.H794];&quot;&quot;&quot;)&quot;)" office:value-type="string" office:string-value="addsimvar(&quot;TURB ENG N2:index&quot;,&quot;percentage&quot;)" calcext:value-type="string">
            <text:p>addsimvar("TURB ENG N2:index","percentag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NUM TANKS USED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95])" office:value-type="string" office:string-value="number" calcext:value-type="string">
            <text:p>number</text:p>
          </table:table-cell>
          <table:table-cell/>
          <table:table-cell table:formula="of:=CONCATENATE(&quot;{&quot;&quot;&quot;;[.B795];&quot;&quot;&quot;},&quot;)" office:value-type="string" office:string-value="{&quot;TURB ENG NUM TANKS USED:index&quot;}," calcext:value-type="string">
            <text:p>{"TURB ENG NUM TANKS USED:index"},</text:p>
          </table:table-cell>
          <table:table-cell table:formula="of:=CONCATENATE(&quot;addsimvar(&quot;&quot;&quot;;[.B795];&quot;&quot;&quot;,&quot;&quot;&quot;;[.H795];&quot;&quot;&quot;)&quot;)" office:value-type="string" office:string-value="addsimvar(&quot;TURB ENG NUM TANKS USED:index&quot;,&quot;number&quot;)" calcext:value-type="string">
            <text:p>addsimvar("TURB ENG NUM TANKS USED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PRESSURE RATIO:index</text:p>
          </table:table-cell>
          <table:table-cell table:style-name="ce8" office:value-type="string" calcext:value-type="string">
            <text:p>Ratio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8" office:value-type="string" calcext:value-type="string">
            <text:p>wrong objectType</text:p>
          </table:table-cell>
          <table:table-cell table:formula="of:=LOWER([.C796])" office:value-type="string" office:string-value="ratio" calcext:value-type="string">
            <text:p>ratio</text:p>
          </table:table-cell>
          <table:table-cell/>
          <table:table-cell table:formula="of:=CONCATENATE(&quot;{&quot;&quot;&quot;;[.B796];&quot;&quot;&quot;},&quot;)" office:value-type="string" office:string-value="{&quot;TURB ENG PRESSURE RATIO:index&quot;}," calcext:value-type="string">
            <text:p>{"TURB ENG PRESSURE RATIO:index"},</text:p>
          </table:table-cell>
          <table:table-cell table:formula="of:=CONCATENATE(&quot;addsimvar(&quot;&quot;&quot;;[.B796];&quot;&quot;&quot;,&quot;&quot;&quot;;[.H796];&quot;&quot;&quot;)&quot;)" office:value-type="string" office:string-value="addsimvar(&quot;TURB ENG PRESSURE RATIO:index&quot;,&quot;ratio&quot;)" calcext:value-type="string">
            <text:p>addsimvar("TURB ENG PRESSURE RATIO:index","ratio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PRIMARY NOZZLE PERCENT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97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797];&quot;&quot;&quot;},&quot;)" office:value-type="string" office:string-value="{&quot;TURB ENG PRIMARY NOZZLE PERCENT:index&quot;}," calcext:value-type="string">
            <text:p>{"TURB ENG PRIMARY NOZZLE PERCENT:index"},</text:p>
          </table:table-cell>
          <table:table-cell table:formula="of:=CONCATENATE(&quot;addsimvar(&quot;&quot;&quot;;[.B797];&quot;&quot;&quot;,&quot;&quot;&quot;;[.H797];&quot;&quot;&quot;)&quot;)" office:value-type="string" office:string-value="addsimvar(&quot;TURB ENG PRIMARY NOZZLE PERCENT:index&quot;,&quot;percent over 100&quot;)" calcext:value-type="string">
            <text:p>addsimvar("TURB ENG PRIMARY NOZZLE PERCENT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REVERSE NOZZLE PERCENT:index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98])" office:value-type="string" office:string-value="percent" calcext:value-type="string">
            <text:p>percent</text:p>
          </table:table-cell>
          <table:table-cell/>
          <table:table-cell table:formula="of:=CONCATENATE(&quot;{&quot;&quot;&quot;;[.B798];&quot;&quot;&quot;},&quot;)" office:value-type="string" office:string-value="{&quot;TURB ENG REVERSE NOZZLE PERCENT:index&quot;}," calcext:value-type="string">
            <text:p>{"TURB ENG REVERSE NOZZLE PERCENT:index"},</text:p>
          </table:table-cell>
          <table:table-cell table:formula="of:=CONCATENATE(&quot;addsimvar(&quot;&quot;&quot;;[.B798];&quot;&quot;&quot;,&quot;&quot;&quot;;[.H798];&quot;&quot;&quot;)&quot;)" office:value-type="string" office:string-value="addsimvar(&quot;TURB ENG REVERSE NOZZLE PERCENT:index&quot;,&quot;percent&quot;)" calcext:value-type="string">
            <text:p>addsimvar("TURB ENG REVERSE NOZZLE PERCENT:index","percen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TANK SELECTOR:index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799])" office:value-type="string" office:string-value="enum" calcext:value-type="string">
            <text:p>enum</text:p>
          </table:table-cell>
          <table:table-cell/>
          <table:table-cell table:formula="of:=CONCATENATE(&quot;{&quot;&quot;&quot;;[.B799];&quot;&quot;&quot;},&quot;)" office:value-type="string" office:string-value="{&quot;TURB ENG TANK SELECTOR:index&quot;}," calcext:value-type="string">
            <text:p>{"TURB ENG TANK SELECTOR:index"},</text:p>
          </table:table-cell>
          <table:table-cell table:formula="of:=CONCATENATE(&quot;addsimvar(&quot;&quot;&quot;;[.B799];&quot;&quot;&quot;,&quot;&quot;&quot;;[.H799];&quot;&quot;&quot;)&quot;)" office:value-type="string" office:string-value="addsimvar(&quot;TURB ENG TANK SELECTOR:index&quot;,&quot;enum&quot;)" calcext:value-type="string">
            <text:p>addsimvar("TURB ENG TANK SELECTOR:index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TANKS USED:index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00])" office:value-type="string" office:string-value="mask" calcext:value-type="string">
            <text:p>mask</text:p>
          </table:table-cell>
          <table:table-cell/>
          <table:table-cell table:formula="of:=CONCATENATE(&quot;{&quot;&quot;&quot;;[.B800];&quot;&quot;&quot;},&quot;)" office:value-type="string" office:string-value="{&quot;TURB ENG TANKS USED:index&quot;}," calcext:value-type="string">
            <text:p>{"TURB ENG TANKS USED:index"},</text:p>
          </table:table-cell>
          <table:table-cell table:formula="of:=CONCATENATE(&quot;addsimvar(&quot;&quot;&quot;;[.B800];&quot;&quot;&quot;,&quot;&quot;&quot;;[.H800];&quot;&quot;&quot;)&quot;)" office:value-type="string" office:string-value="addsimvar(&quot;TURB ENG TANKS USED:index&quot;,&quot;mask&quot;)" calcext:value-type="string">
            <text:p>addsimvar("TURB ENG TANKS USED:index","mask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B ENG VIBRATION:index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01])" office:value-type="string" office:string-value="number" calcext:value-type="string">
            <text:p>number</text:p>
          </table:table-cell>
          <table:table-cell/>
          <table:table-cell table:formula="of:=CONCATENATE(&quot;{&quot;&quot;&quot;;[.B801];&quot;&quot;&quot;},&quot;)" office:value-type="string" office:string-value="{&quot;TURB ENG VIBRATION:index&quot;}," calcext:value-type="string">
            <text:p>{"TURB ENG VIBRATION:index"},</text:p>
          </table:table-cell>
          <table:table-cell table:formula="of:=CONCATENATE(&quot;addsimvar(&quot;&quot;&quot;;[.B801];&quot;&quot;&quot;,&quot;&quot;&quot;;[.H801];&quot;&quot;&quot;)&quot;)" office:value-type="string" office:string-value="addsimvar(&quot;TURB ENG VIBRATION:index&quot;,&quot;number&quot;)" calcext:value-type="string">
            <text:p>addsimvar("TURB ENG VIBRATION:index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N COORDINATOR BALL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02])" office:value-type="string" office:string-value="position" calcext:value-type="string">
            <text:p>position</text:p>
          </table:table-cell>
          <table:table-cell/>
          <table:table-cell table:formula="of:=CONCATENATE(&quot;{&quot;&quot;&quot;;[.B802];&quot;&quot;&quot;},&quot;)" office:value-type="string" office:string-value="{&quot;TURN COORDINATOR BALL&quot;}," calcext:value-type="string">
            <text:p>{"TURN COORDINATOR BALL"},</text:p>
          </table:table-cell>
          <table:table-cell table:formula="of:=CONCATENATE(&quot;addsimvar(&quot;&quot;&quot;;[.B802];&quot;&quot;&quot;,&quot;&quot;&quot;;[.H802];&quot;&quot;&quot;)&quot;)" office:value-type="string" office:string-value="addsimvar(&quot;TURN COORDINATOR BALL&quot;,&quot;position&quot;)" calcext:value-type="string">
            <text:p>addsimvar("TURN COORDINATOR BALL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N INDICATOR RATE</text:p>
          </table:table-cell>
          <table:table-cell table:style-name="ce8" office:value-type="string" calcext:value-type="string">
            <text:p>Radians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03])" office:value-type="string" office:string-value="radians per second" calcext:value-type="string">
            <text:p>radians per second</text:p>
          </table:table-cell>
          <table:table-cell/>
          <table:table-cell table:formula="of:=CONCATENATE(&quot;{&quot;&quot;&quot;;[.B803];&quot;&quot;&quot;},&quot;)" office:value-type="string" office:string-value="{&quot;TURN INDICATOR RATE&quot;}," calcext:value-type="string">
            <text:p>{"TURN INDICATOR RATE"},</text:p>
          </table:table-cell>
          <table:table-cell table:formula="of:=CONCATENATE(&quot;addsimvar(&quot;&quot;&quot;;[.B803];&quot;&quot;&quot;,&quot;&quot;&quot;;[.H803];&quot;&quot;&quot;)&quot;)" office:value-type="string" office:string-value="addsimvar(&quot;TURN INDICATOR RATE&quot;,&quot;radians per second&quot;)" calcext:value-type="string">
            <text:p>addsimvar("TURN INDICATOR RATE","radians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URN INDICATOR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04])" office:value-type="string" office:string-value="bool" calcext:value-type="string">
            <text:p>bool</text:p>
          </table:table-cell>
          <table:table-cell/>
          <table:table-cell table:formula="of:=CONCATENATE(&quot;{&quot;&quot;&quot;;[.B804];&quot;&quot;&quot;},&quot;)" office:value-type="string" office:string-value="{&quot;TURN INDICATOR SWITCH&quot;}," calcext:value-type="string">
            <text:p>{"TURN INDICATOR SWITCH"},</text:p>
          </table:table-cell>
          <table:table-cell table:formula="of:=CONCATENATE(&quot;addsimvar(&quot;&quot;&quot;;[.B804];&quot;&quot;&quot;,&quot;&quot;&quot;;[.H804];&quot;&quot;&quot;)&quot;)" office:value-type="string" office:string-value="addsimvar(&quot;TURN INDICATOR SWITCH&quot;,&quot;bool&quot;)" calcext:value-type="string">
            <text:p>addsimvar("TURN INDICATOR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TYPICAL DESCENT RATE</text:p>
          </table:table-cell>
          <table:table-cell table:style-name="ce8" office:value-type="string" calcext:value-type="string">
            <text:p>Feet per minut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05])" office:value-type="string" office:string-value="feet per minute" calcext:value-type="string">
            <text:p>feet per minute</text:p>
          </table:table-cell>
          <table:table-cell/>
          <table:table-cell table:formula="of:=CONCATENATE(&quot;{&quot;&quot;&quot;;[.B805];&quot;&quot;&quot;},&quot;)" office:value-type="string" office:string-value="{&quot;TYPICAL DESCENT RATE&quot;}," calcext:value-type="string">
            <text:p>{"TYPICAL DESCENT RATE"},</text:p>
          </table:table-cell>
          <table:table-cell table:formula="of:=CONCATENATE(&quot;addsimvar(&quot;&quot;&quot;;[.B805];&quot;&quot;&quot;,&quot;&quot;&quot;;[.H805];&quot;&quot;&quot;)&quot;)" office:value-type="string" office:string-value="addsimvar(&quot;TYPICAL DESCENT RATE&quot;,&quot;feet per minute&quot;)" calcext:value-type="string">
            <text:p>addsimvar("TYPICAL DESCENT RATE","feet per minut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UNITS OF MEASURE</text:p>
          </table:table-cell>
          <table:table-cell table:style-name="ce8" office:value-type="string" calcext:value-type="string">
            <text:p>Enu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06])" office:value-type="string" office:string-value="enum" calcext:value-type="string">
            <text:p>enum</text:p>
          </table:table-cell>
          <table:table-cell/>
          <table:table-cell table:formula="of:=CONCATENATE(&quot;{&quot;&quot;&quot;;[.B806];&quot;&quot;&quot;},&quot;)" office:value-type="string" office:string-value="{&quot;UNITS OF MEASURE&quot;}," calcext:value-type="string">
            <text:p>{"UNITS OF MEASURE"},</text:p>
          </table:table-cell>
          <table:table-cell table:formula="of:=CONCATENATE(&quot;addsimvar(&quot;&quot;&quot;;[.B806];&quot;&quot;&quot;,&quot;&quot;&quot;;[.H806];&quot;&quot;&quot;)&quot;)" office:value-type="string" office:string-value="addsimvar(&quot;UNITS OF MEASURE&quot;,&quot;enum&quot;)" calcext:value-type="string">
            <text:p>addsimvar("UNITS OF MEASURE","enu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UNLIMITED FUEL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07])" office:value-type="string" office:string-value="bool" calcext:value-type="string">
            <text:p>bool</text:p>
          </table:table-cell>
          <table:table-cell/>
          <table:table-cell table:formula="of:=CONCATENATE(&quot;{&quot;&quot;&quot;;[.B807];&quot;&quot;&quot;},&quot;)" office:value-type="string" office:string-value="{&quot;UNLIMITED FUEL&quot;}," calcext:value-type="string">
            <text:p>{"UNLIMITED FUEL"},</text:p>
          </table:table-cell>
          <table:table-cell table:formula="of:=CONCATENATE(&quot;addsimvar(&quot;&quot;&quot;;[.B807];&quot;&quot;&quot;,&quot;&quot;&quot;;[.H807];&quot;&quot;&quot;)&quot;)" office:value-type="string" office:string-value="addsimvar(&quot;UNLIMITED FUEL&quot;,&quot;bool&quot;)" calcext:value-type="string">
            <text:p>addsimvar("UNLIMITED FUEL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USER INPUT ENABLED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08])" office:value-type="string" office:string-value="bool" calcext:value-type="string">
            <text:p>bool</text:p>
          </table:table-cell>
          <table:table-cell/>
          <table:table-cell table:formula="of:=CONCATENATE(&quot;{&quot;&quot;&quot;;[.B808];&quot;&quot;&quot;},&quot;)" office:value-type="string" office:string-value="{&quot;USER INPUT ENABLED&quot;}," calcext:value-type="string">
            <text:p>{"USER INPUT ENABLED"},</text:p>
          </table:table-cell>
          <table:table-cell table:formula="of:=CONCATENATE(&quot;addsimvar(&quot;&quot;&quot;;[.B808];&quot;&quot;&quot;,&quot;&quot;&quot;;[.H808];&quot;&quot;&quot;)&quot;)" office:value-type="string" office:string-value="addsimvar(&quot;USER INPUT ENABLED&quot;,&quot;bool&quot;)" calcext:value-type="string">
            <text:p>addsimvar("USER INPUT ENABLED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ARIOMETER RATE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09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809];&quot;&quot;&quot;},&quot;)" office:value-type="string" office:string-value="{&quot;VARIOMETER RATE&quot;}," calcext:value-type="string">
            <text:p>{"VARIOMETER RATE"},</text:p>
          </table:table-cell>
          <table:table-cell table:formula="of:=CONCATENATE(&quot;addsimvar(&quot;&quot;&quot;;[.B809];&quot;&quot;&quot;,&quot;&quot;&quot;;[.H809];&quot;&quot;&quot;)&quot;)" office:value-type="string" office:string-value="addsimvar(&quot;VARIOMETER RATE&quot;,&quot;feet per second&quot;)" calcext:value-type="string">
            <text:p>addsimvar("VARIOMETER RATE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ARIOMETER SWITCH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10])" office:value-type="string" office:string-value="bool" calcext:value-type="string">
            <text:p>bool</text:p>
          </table:table-cell>
          <table:table-cell/>
          <table:table-cell table:formula="of:=CONCATENATE(&quot;{&quot;&quot;&quot;;[.B810];&quot;&quot;&quot;},&quot;)" office:value-type="string" office:string-value="{&quot;VARIOMETER SWITCH&quot;}," calcext:value-type="string">
            <text:p>{"VARIOMETER SWITCH"},</text:p>
          </table:table-cell>
          <table:table-cell table:formula="of:=CONCATENATE(&quot;addsimvar(&quot;&quot;&quot;;[.B810];&quot;&quot;&quot;,&quot;&quot;&quot;;[.H810];&quot;&quot;&quot;)&quot;)" office:value-type="string" office:string-value="addsimvar(&quot;VARIOMETER SWITCH&quot;,&quot;bool&quot;)" calcext:value-type="string">
            <text:p>addsimvar("VARIOMETER SWITCH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ELOCITY BODY X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11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811];&quot;&quot;&quot;},&quot;)" office:value-type="string" office:string-value="{&quot;VELOCITY BODY X&quot;}," calcext:value-type="string">
            <text:p>{"VELOCITY BODY X"},</text:p>
          </table:table-cell>
          <table:table-cell table:formula="of:=CONCATENATE(&quot;addsimvar(&quot;&quot;&quot;;[.B811];&quot;&quot;&quot;,&quot;&quot;&quot;;[.H811];&quot;&quot;&quot;)&quot;)" office:value-type="string" office:string-value="addsimvar(&quot;VELOCITY BODY X&quot;,&quot;feet per second&quot;)" calcext:value-type="string">
            <text:p>addsimvar("VELOCITY BODY X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ELOCITY BODY Y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12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812];&quot;&quot;&quot;},&quot;)" office:value-type="string" office:string-value="{&quot;VELOCITY BODY Y&quot;}," calcext:value-type="string">
            <text:p>{"VELOCITY BODY Y"},</text:p>
          </table:table-cell>
          <table:table-cell table:formula="of:=CONCATENATE(&quot;addsimvar(&quot;&quot;&quot;;[.B812];&quot;&quot;&quot;,&quot;&quot;&quot;;[.H812];&quot;&quot;&quot;)&quot;)" office:value-type="string" office:string-value="addsimvar(&quot;VELOCITY BODY Y&quot;,&quot;feet per second&quot;)" calcext:value-type="string">
            <text:p>addsimvar("VELOCITY BODY Y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ELOCITY BODY Z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13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813];&quot;&quot;&quot;},&quot;)" office:value-type="string" office:string-value="{&quot;VELOCITY BODY Z&quot;}," calcext:value-type="string">
            <text:p>{"VELOCITY BODY Z"},</text:p>
          </table:table-cell>
          <table:table-cell table:formula="of:=CONCATENATE(&quot;addsimvar(&quot;&quot;&quot;;[.B813];&quot;&quot;&quot;,&quot;&quot;&quot;;[.H813];&quot;&quot;&quot;)&quot;)" office:value-type="string" office:string-value="addsimvar(&quot;VELOCITY BODY Z&quot;,&quot;feet per second&quot;)" calcext:value-type="string">
            <text:p>addsimvar("VELOCITY BODY Z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ELOCITY WORLD X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14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814];&quot;&quot;&quot;},&quot;)" office:value-type="string" office:string-value="{&quot;VELOCITY WORLD X&quot;}," calcext:value-type="string">
            <text:p>{"VELOCITY WORLD X"},</text:p>
          </table:table-cell>
          <table:table-cell table:formula="of:=CONCATENATE(&quot;addsimvar(&quot;&quot;&quot;;[.B814];&quot;&quot;&quot;,&quot;&quot;&quot;;[.H814];&quot;&quot;&quot;)&quot;)" office:value-type="string" office:string-value="addsimvar(&quot;VELOCITY WORLD X&quot;,&quot;feet per second&quot;)" calcext:value-type="string">
            <text:p>addsimvar("VELOCITY WORLD X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ELOCITY WORLD Y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15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815];&quot;&quot;&quot;},&quot;)" office:value-type="string" office:string-value="{&quot;VELOCITY WORLD Y&quot;}," calcext:value-type="string">
            <text:p>{"VELOCITY WORLD Y"},</text:p>
          </table:table-cell>
          <table:table-cell table:formula="of:=CONCATENATE(&quot;addsimvar(&quot;&quot;&quot;;[.B815];&quot;&quot;&quot;,&quot;&quot;&quot;;[.H815];&quot;&quot;&quot;)&quot;)" office:value-type="string" office:string-value="addsimvar(&quot;VELOCITY WORLD Y&quot;,&quot;feet per second&quot;)" calcext:value-type="string">
            <text:p>addsimvar("VELOCITY WORLD Y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ELOCITY WORLD Z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16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816];&quot;&quot;&quot;},&quot;)" office:value-type="string" office:string-value="{&quot;VELOCITY WORLD Z&quot;}," calcext:value-type="string">
            <text:p>{"VELOCITY WORLD Z"},</text:p>
          </table:table-cell>
          <table:table-cell table:formula="of:=CONCATENATE(&quot;addsimvar(&quot;&quot;&quot;;[.B816];&quot;&quot;&quot;,&quot;&quot;&quot;;[.H816];&quot;&quot;&quot;)&quot;)" office:value-type="string" office:string-value="addsimvar(&quot;VELOCITY WORLD Z&quot;,&quot;feet per second&quot;)" calcext:value-type="string">
            <text:p>addsimvar("VELOCITY WORLD Z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ERTICAL SPEED</text:p>
          </table:table-cell>
          <table:table-cell table:style-name="ce8" office:value-type="string" calcext:value-type="string">
            <text:p>Feet per second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17])" office:value-type="string" office:string-value="feet per second" calcext:value-type="string">
            <text:p>feet per second</text:p>
          </table:table-cell>
          <table:table-cell/>
          <table:table-cell table:formula="of:=CONCATENATE(&quot;{&quot;&quot;&quot;;[.B817];&quot;&quot;&quot;},&quot;)" office:value-type="string" office:string-value="{&quot;VERTICAL SPEED&quot;}," calcext:value-type="string">
            <text:p>{"VERTICAL SPEED"},</text:p>
          </table:table-cell>
          <table:table-cell table:formula="of:=CONCATENATE(&quot;addsimvar(&quot;&quot;&quot;;[.B817];&quot;&quot;&quot;,&quot;&quot;&quot;;[.H817];&quot;&quot;&quot;)&quot;)" office:value-type="string" office:string-value="addsimvar(&quot;VERTICAL SPEED&quot;,&quot;feet per second&quot;)" calcext:value-type="string">
            <text:p>addsimvar("VERTICAL SPEED","feet per second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VISUAL MODEL RADIUS</text:p>
          </table:table-cell>
          <table:table-cell table:style-name="ce8" office:value-type="string" calcext:value-type="string">
            <text:p>Meter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18])" office:value-type="string" office:string-value="meters" calcext:value-type="string">
            <text:p>meters</text:p>
          </table:table-cell>
          <table:table-cell/>
          <table:table-cell table:formula="of:=CONCATENATE(&quot;{&quot;&quot;&quot;;[.B818];&quot;&quot;&quot;},&quot;)" office:value-type="string" office:string-value="{&quot;VISUAL MODEL RADIUS&quot;}," calcext:value-type="string">
            <text:p>{"VISUAL MODEL RADIUS"},</text:p>
          </table:table-cell>
          <table:table-cell table:formula="of:=CONCATENATE(&quot;addsimvar(&quot;&quot;&quot;;[.B818];&quot;&quot;&quot;,&quot;&quot;&quot;;[.H818];&quot;&quot;&quot;)&quot;)" office:value-type="string" office:string-value="addsimvar(&quot;VISUAL MODEL RADIUS&quot;,&quot;meters&quot;)" calcext:value-type="string">
            <text:p>addsimvar("VISUAL MODEL RADIUS","meter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ATER BALLAST VALV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19])" office:value-type="string" office:string-value="bool" calcext:value-type="string">
            <text:p>bool</text:p>
          </table:table-cell>
          <table:table-cell/>
          <table:table-cell table:formula="of:=CONCATENATE(&quot;{&quot;&quot;&quot;;[.B819];&quot;&quot;&quot;},&quot;)" office:value-type="string" office:string-value="{&quot;WATER BALLAST VALVE&quot;}," calcext:value-type="string">
            <text:p>{"WATER BALLAST VALVE"},</text:p>
          </table:table-cell>
          <table:table-cell table:formula="of:=CONCATENATE(&quot;addsimvar(&quot;&quot;&quot;;[.B819];&quot;&quot;&quot;,&quot;&quot;&quot;;[.H819];&quot;&quot;&quot;)&quot;)" office:value-type="string" office:string-value="addsimvar(&quot;WATER BALLAST VALVE&quot;,&quot;bool&quot;)" calcext:value-type="string">
            <text:p>addsimvar("WATER BALLAST VALV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ATER LEFT RUDDER EXTENDED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20])" office:value-type="string" office:string-value="percentage" calcext:value-type="string">
            <text:p>percentage</text:p>
          </table:table-cell>
          <table:table-cell/>
          <table:table-cell table:formula="of:=CONCATENATE(&quot;{&quot;&quot;&quot;;[.B820];&quot;&quot;&quot;},&quot;)" office:value-type="string" office:string-value="{&quot;WATER LEFT RUDDER EXTENDED&quot;}," calcext:value-type="string">
            <text:p>{"WATER LEFT RUDDER EXTENDED"},</text:p>
          </table:table-cell>
          <table:table-cell table:formula="of:=CONCATENATE(&quot;addsimvar(&quot;&quot;&quot;;[.B820];&quot;&quot;&quot;,&quot;&quot;&quot;;[.H820];&quot;&quot;&quot;)&quot;)" office:value-type="string" office:string-value="addsimvar(&quot;WATER LEFT RUDDER EXTENDED&quot;,&quot;percentage&quot;)" calcext:value-type="string">
            <text:p>addsimvar("WATER LEFT RUDDER EXTENDED","percentag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ATER LEFT RUDDER STEER ANGLE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2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821];&quot;&quot;&quot;},&quot;)" office:value-type="string" office:string-value="{&quot;WATER LEFT RUDDER STEER ANGLE&quot;}," calcext:value-type="string">
            <text:p>{"WATER LEFT RUDDER STEER ANGLE"},</text:p>
          </table:table-cell>
          <table:table-cell table:formula="of:=CONCATENATE(&quot;addsimvar(&quot;&quot;&quot;;[.B821];&quot;&quot;&quot;,&quot;&quot;&quot;;[.H821];&quot;&quot;&quot;)&quot;)" office:value-type="string" office:string-value="addsimvar(&quot;WATER LEFT RUDDER STEER ANGLE&quot;,&quot;percent over 100&quot;)" calcext:value-type="string">
            <text:p>addsimvar("WATER LEFT RUDDER STEER ANGLE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ATER LEFT RUDDER STEER ANGLE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22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822];&quot;&quot;&quot;},&quot;)" office:value-type="string" office:string-value="{&quot;WATER LEFT RUDDER STEER ANGLE PCT&quot;}," calcext:value-type="string">
            <text:p>{"WATER LEFT RUDDER STEER ANGLE PCT"},</text:p>
          </table:table-cell>
          <table:table-cell table:formula="of:=CONCATENATE(&quot;addsimvar(&quot;&quot;&quot;;[.B822];&quot;&quot;&quot;,&quot;&quot;&quot;;[.H822];&quot;&quot;&quot;)&quot;)" office:value-type="string" office:string-value="addsimvar(&quot;WATER LEFT RUDDER STEER ANGLE PCT&quot;,&quot;percent over 100&quot;)" calcext:value-type="string">
            <text:p>addsimvar("WATER LEFT RUDDER STEER ANGLE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ATER RIGHT RUDDER EXTENDED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23])" office:value-type="string" office:string-value="percentage" calcext:value-type="string">
            <text:p>percentage</text:p>
          </table:table-cell>
          <table:table-cell/>
          <table:table-cell table:formula="of:=CONCATENATE(&quot;{&quot;&quot;&quot;;[.B823];&quot;&quot;&quot;},&quot;)" office:value-type="string" office:string-value="{&quot;WATER RIGHT RUDDER EXTENDED&quot;}," calcext:value-type="string">
            <text:p>{"WATER RIGHT RUDDER EXTENDED"},</text:p>
          </table:table-cell>
          <table:table-cell table:formula="of:=CONCATENATE(&quot;addsimvar(&quot;&quot;&quot;;[.B823];&quot;&quot;&quot;,&quot;&quot;&quot;;[.H823];&quot;&quot;&quot;)&quot;)" office:value-type="string" office:string-value="addsimvar(&quot;WATER RIGHT RUDDER EXTENDED&quot;,&quot;percentage&quot;)" calcext:value-type="string">
            <text:p>addsimvar("WATER RIGHT RUDDER EXTENDED","percentage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ATER RIGHT RUDDER STEER ANGLE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24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824];&quot;&quot;&quot;},&quot;)" office:value-type="string" office:string-value="{&quot;WATER RIGHT RUDDER STEER ANGLE&quot;}," calcext:value-type="string">
            <text:p>{"WATER RIGHT RUDDER STEER ANGLE"},</text:p>
          </table:table-cell>
          <table:table-cell table:formula="of:=CONCATENATE(&quot;addsimvar(&quot;&quot;&quot;;[.B824];&quot;&quot;&quot;,&quot;&quot;&quot;;[.H824];&quot;&quot;&quot;)&quot;)" office:value-type="string" office:string-value="addsimvar(&quot;WATER RIGHT RUDDER STEER ANGLE&quot;,&quot;percent over 100&quot;)" calcext:value-type="string">
            <text:p>addsimvar("WATER RIGHT RUDDER STEER ANGLE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ATER RIGHT RUDDER STEER ANGLE PCT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25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825];&quot;&quot;&quot;},&quot;)" office:value-type="string" office:string-value="{&quot;WATER RIGHT RUDDER STEER ANGLE PCT&quot;}," calcext:value-type="string">
            <text:p>{"WATER RIGHT RUDDER STEER ANGLE PCT"},</text:p>
          </table:table-cell>
          <table:table-cell table:formula="of:=CONCATENATE(&quot;addsimvar(&quot;&quot;&quot;;[.B825];&quot;&quot;&quot;,&quot;&quot;&quot;;[.H825];&quot;&quot;&quot;)&quot;)" office:value-type="string" office:string-value="addsimvar(&quot;WATER RIGHT RUDDER STEER ANGLE PCT&quot;,&quot;percent over 100&quot;)" calcext:value-type="string">
            <text:p>addsimvar("WATER RIGHT RUDDER STEER ANGLE PCT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ATER RUDDER HANDLE POSITION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26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826];&quot;&quot;&quot;},&quot;)" office:value-type="string" office:string-value="{&quot;WATER RUDDER HANDLE POSITION&quot;}," calcext:value-type="string">
            <text:p>{"WATER RUDDER HANDLE POSITION"},</text:p>
          </table:table-cell>
          <table:table-cell table:formula="of:=CONCATENATE(&quot;addsimvar(&quot;&quot;&quot;;[.B826];&quot;&quot;&quot;,&quot;&quot;&quot;;[.H826];&quot;&quot;&quot;)&quot;)" office:value-type="string" office:string-value="addsimvar(&quot;WATER RUDDER HANDLE POSITION&quot;,&quot;percent over 100&quot;)" calcext:value-type="string">
            <text:p>addsimvar("WATER RUDDER HANDLE POSITION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HEEL ROTATION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27])" office:value-type="string" office:string-value="radians" calcext:value-type="string">
            <text:p>radians</text:p>
          </table:table-cell>
          <table:table-cell/>
          <table:table-cell table:formula="of:=CONCATENATE(&quot;{&quot;&quot;&quot;;[.B827];&quot;&quot;&quot;},&quot;)" office:value-type="string" office:string-value="{&quot;WHEEL ROTATION ANGLE&quot;}," calcext:value-type="string">
            <text:p>{"WHEEL ROTATION ANGLE"},</text:p>
          </table:table-cell>
          <table:table-cell table:formula="of:=CONCATENATE(&quot;addsimvar(&quot;&quot;&quot;;[.B827];&quot;&quot;&quot;,&quot;&quot;&quot;;[.H827];&quot;&quot;&quot;)&quot;)" office:value-type="string" office:string-value="addsimvar(&quot;WHEEL ROTATION ANGLE&quot;,&quot;radians&quot;)" calcext:value-type="string">
            <text:p>addsimvar("WHEEL ROTATION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HEEL RPM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28])" office:value-type="string" office:string-value="rpm" calcext:value-type="string">
            <text:p>rpm</text:p>
          </table:table-cell>
          <table:table-cell/>
          <table:table-cell table:formula="of:=CONCATENATE(&quot;{&quot;&quot;&quot;;[.B828];&quot;&quot;&quot;},&quot;)" office:value-type="string" office:string-value="{&quot;WHEEL RPM&quot;}," calcext:value-type="string">
            <text:p>{"WHEEL RPM"},</text:p>
          </table:table-cell>
          <table:table-cell table:formula="of:=CONCATENATE(&quot;addsimvar(&quot;&quot;&quot;;[.B828];&quot;&quot;&quot;,&quot;&quot;&quot;;[.H828];&quot;&quot;&quot;)&quot;)" office:value-type="string" office:string-value="addsimvar(&quot;WHEEL RPM&quot;,&quot;rpm&quot;)" calcext:value-type="string">
            <text:p>addsimvar("WHEEL RPM","rpm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INDSHIELD RAIN EFFECT AVAILABLE</text:p>
          </table:table-cell>
          <table:table-cell table:style-name="ce8" office:value-type="string" calcext:value-type="string">
            <text:p>Bool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29])" office:value-type="string" office:string-value="bool" calcext:value-type="string">
            <text:p>bool</text:p>
          </table:table-cell>
          <table:table-cell/>
          <table:table-cell table:formula="of:=CONCATENATE(&quot;{&quot;&quot;&quot;;[.B829];&quot;&quot;&quot;},&quot;)" office:value-type="string" office:string-value="{&quot;WINDSHIELD RAIN EFFECT AVAILABLE&quot;}," calcext:value-type="string">
            <text:p>{"WINDSHIELD RAIN EFFECT AVAILABLE"},</text:p>
          </table:table-cell>
          <table:table-cell table:formula="of:=CONCATENATE(&quot;addsimvar(&quot;&quot;&quot;;[.B829];&quot;&quot;&quot;,&quot;&quot;&quot;;[.H829];&quot;&quot;&quot;)&quot;)" office:value-type="string" office:string-value="addsimvar(&quot;WINDSHIELD RAIN EFFECT AVAILABLE&quot;,&quot;bool&quot;)" calcext:value-type="string">
            <text:p>addsimvar("WINDSHIELD RAIN EFFECT AVAILABLE","bool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ING AREA</text:p>
          </table:table-cell>
          <table:table-cell table:style-name="ce8" office:value-type="string" calcext:value-type="string">
            <text:p>Square 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30])" office:value-type="string" office:string-value="square feet" calcext:value-type="string">
            <text:p>square feet</text:p>
          </table:table-cell>
          <table:table-cell/>
          <table:table-cell table:formula="of:=CONCATENATE(&quot;{&quot;&quot;&quot;;[.B830];&quot;&quot;&quot;},&quot;)" office:value-type="string" office:string-value="{&quot;WING AREA&quot;}," calcext:value-type="string">
            <text:p>{"WING AREA"},</text:p>
          </table:table-cell>
          <table:table-cell table:formula="of:=CONCATENATE(&quot;addsimvar(&quot;&quot;&quot;;[.B830];&quot;&quot;&quot;,&quot;&quot;&quot;;[.H830];&quot;&quot;&quot;)&quot;)" office:value-type="string" office:string-value="addsimvar(&quot;WING AREA&quot;,&quot;square feet&quot;)" calcext:value-type="string">
            <text:p>addsimvar("WING AREA","square 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ING FLEX PCT:index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31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831];&quot;&quot;&quot;},&quot;)" office:value-type="string" office:string-value="{&quot;WING FLEX PCT:index&quot;}," calcext:value-type="string">
            <text:p>{"WING FLEX PCT:index"},</text:p>
          </table:table-cell>
          <table:table-cell table:formula="of:=CONCATENATE(&quot;addsimvar(&quot;&quot;&quot;;[.B831];&quot;&quot;&quot;,&quot;&quot;&quot;;[.H831];&quot;&quot;&quot;)&quot;)" office:value-type="string" office:string-value="addsimvar(&quot;WING FLEX PCT:index&quot;,&quot;percent over 100&quot;)" calcext:value-type="string">
            <text:p>addsimvar("WING FLEX PCT:index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ING SPAN</text:p>
          </table:table-cell>
          <table:table-cell table:style-name="ce8" office:value-type="string" calcext:value-type="string">
            <text:p>Fee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32])" office:value-type="string" office:string-value="feet" calcext:value-type="string">
            <text:p>feet</text:p>
          </table:table-cell>
          <table:table-cell/>
          <table:table-cell table:formula="of:=CONCATENATE(&quot;{&quot;&quot;&quot;;[.B832];&quot;&quot;&quot;},&quot;)" office:value-type="string" office:string-value="{&quot;WING SPAN&quot;}," calcext:value-type="string">
            <text:p>{"WING SPAN"},</text:p>
          </table:table-cell>
          <table:table-cell table:formula="of:=CONCATENATE(&quot;addsimvar(&quot;&quot;&quot;;[.B832];&quot;&quot;&quot;,&quot;&quot;&quot;;[.H832];&quot;&quot;&quot;)&quot;)" office:value-type="string" office:string-value="addsimvar(&quot;WING SPAN&quot;,&quot;feet&quot;)" calcext:value-type="string">
            <text:p>addsimvar("WING SPAN","feet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WISKEY COMPASS INDICATION DEGREES</text:p>
          </table:table-cell>
          <table:table-cell table:style-name="ce8" office:value-type="string" calcext:value-type="string">
            <text:p>Degrees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33])" office:value-type="string" office:string-value="degrees" calcext:value-type="string">
            <text:p>degrees</text:p>
          </table:table-cell>
          <table:table-cell/>
          <table:table-cell table:formula="of:=CONCATENATE(&quot;{&quot;&quot;&quot;;[.B833];&quot;&quot;&quot;},&quot;)" office:value-type="string" office:string-value="{&quot;WISKEY COMPASS INDICATION DEGREES&quot;}," calcext:value-type="string">
            <text:p>{"WISKEY COMPASS INDICATION DEGREES"},</text:p>
          </table:table-cell>
          <table:table-cell table:formula="of:=CONCATENATE(&quot;addsimvar(&quot;&quot;&quot;;[.B833];&quot;&quot;&quot;,&quot;&quot;&quot;;[.H833];&quot;&quot;&quot;)&quot;)" office:value-type="string" office:string-value="addsimvar(&quot;WISKEY COMPASS INDICATION DEGREES&quot;,&quot;degrees&quot;)" calcext:value-type="string">
            <text:p>addsimvar("WISKEY COMPASS INDICATION DEGREES","degree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YAW STRING ANGLE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34])" office:value-type="string" office:string-value="radians" calcext:value-type="string">
            <text:p>radians</text:p>
          </table:table-cell>
          <table:table-cell/>
          <table:table-cell table:formula="of:=CONCATENATE(&quot;{&quot;&quot;&quot;;[.B834];&quot;&quot;&quot;},&quot;)" office:value-type="string" office:string-value="{&quot;YAW STRING ANGLE&quot;}," calcext:value-type="string">
            <text:p>{"YAW STRING ANGLE"},</text:p>
          </table:table-cell>
          <table:table-cell table:formula="of:=CONCATENATE(&quot;addsimvar(&quot;&quot;&quot;;[.B834];&quot;&quot;&quot;,&quot;&quot;&quot;;[.H834];&quot;&quot;&quot;)&quot;)" office:value-type="string" office:string-value="addsimvar(&quot;YAW STRING ANGLE&quot;,&quot;radians&quot;)" calcext:value-type="string">
            <text:p>addsimvar("YAW STRING ANGLE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YAW STRING PCT EXTENDED</text:p>
          </table:table-cell>
          <table:table-cell table:style-name="ce8" office:value-type="string" calcext:value-type="string">
            <text:p>Percent over 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35])" office:value-type="string" office:string-value="percent over 100" calcext:value-type="string">
            <text:p>percent over 100</text:p>
          </table:table-cell>
          <table:table-cell/>
          <table:table-cell table:formula="of:=CONCATENATE(&quot;{&quot;&quot;&quot;;[.B835];&quot;&quot;&quot;},&quot;)" office:value-type="string" office:string-value="{&quot;YAW STRING PCT EXTENDED&quot;}," calcext:value-type="string">
            <text:p>{"YAW STRING PCT EXTENDED"},</text:p>
          </table:table-cell>
          <table:table-cell table:formula="of:=CONCATENATE(&quot;addsimvar(&quot;&quot;&quot;;[.B835];&quot;&quot;&quot;,&quot;&quot;&quot;;[.H835];&quot;&quot;&quot;)&quot;)" office:value-type="string" office:string-value="addsimvar(&quot;YAW STRING PCT EXTENDED&quot;,&quot;percent over 100&quot;)" calcext:value-type="string">
            <text:p>addsimvar("YAW STRING PCT EXTENDED","percent over 100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YOKE X INDICATOR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36])" office:value-type="string" office:string-value="position" calcext:value-type="string">
            <text:p>position</text:p>
          </table:table-cell>
          <table:table-cell/>
          <table:table-cell table:formula="of:=CONCATENATE(&quot;{&quot;&quot;&quot;;[.B836];&quot;&quot;&quot;},&quot;)" office:value-type="string" office:string-value="{&quot;YOKE X INDICATOR&quot;}," calcext:value-type="string">
            <text:p>{"YOKE X INDICATOR"},</text:p>
          </table:table-cell>
          <table:table-cell table:formula="of:=CONCATENATE(&quot;addsimvar(&quot;&quot;&quot;;[.B836];&quot;&quot;&quot;,&quot;&quot;&quot;;[.H836];&quot;&quot;&quot;)&quot;)" office:value-type="string" office:string-value="addsimvar(&quot;YOKE X INDICATOR&quot;,&quot;position&quot;)" calcext:value-type="string">
            <text:p>addsimvar("YOKE X INDICATOR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YOKE X POS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37])" office:value-type="string" office:string-value="position" calcext:value-type="string">
            <text:p>position</text:p>
          </table:table-cell>
          <table:table-cell/>
          <table:table-cell table:formula="of:=CONCATENATE(&quot;{&quot;&quot;&quot;;[.B837];&quot;&quot;&quot;},&quot;)" office:value-type="string" office:string-value="{&quot;YOKE X POSITION&quot;}," calcext:value-type="string">
            <text:p>{"YOKE X POSITION"},</text:p>
          </table:table-cell>
          <table:table-cell table:formula="of:=CONCATENATE(&quot;addsimvar(&quot;&quot;&quot;;[.B837];&quot;&quot;&quot;,&quot;&quot;&quot;;[.H837];&quot;&quot;&quot;)&quot;)" office:value-type="string" office:string-value="addsimvar(&quot;YOKE X POSITION&quot;,&quot;position&quot;)" calcext:value-type="string">
            <text:p>addsimvar("YOKE X POSITION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YOKE Y INDICATOR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38])" office:value-type="string" office:string-value="position" calcext:value-type="string">
            <text:p>position</text:p>
          </table:table-cell>
          <table:table-cell/>
          <table:table-cell table:formula="of:=CONCATENATE(&quot;{&quot;&quot;&quot;;[.B838];&quot;&quot;&quot;},&quot;)" office:value-type="string" office:string-value="{&quot;YOKE Y INDICATOR&quot;}," calcext:value-type="string">
            <text:p>{"YOKE Y INDICATOR"},</text:p>
          </table:table-cell>
          <table:table-cell table:formula="of:=CONCATENATE(&quot;addsimvar(&quot;&quot;&quot;;[.B838];&quot;&quot;&quot;,&quot;&quot;&quot;;[.H838];&quot;&quot;&quot;)&quot;)" office:value-type="string" office:string-value="addsimvar(&quot;YOKE Y INDICATOR&quot;,&quot;position&quot;)" calcext:value-type="string">
            <text:p>addsimvar("YOKE Y INDICATOR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YOKE Y POS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39])" office:value-type="string" office:string-value="position" calcext:value-type="string">
            <text:p>position</text:p>
          </table:table-cell>
          <table:table-cell/>
          <table:table-cell table:formula="of:=CONCATENATE(&quot;{&quot;&quot;&quot;;[.B839];&quot;&quot;&quot;},&quot;)" office:value-type="string" office:string-value="{&quot;YOKE Y POSITION&quot;}," calcext:value-type="string">
            <text:p>{"YOKE Y POSITION"},</text:p>
          </table:table-cell>
          <table:table-cell table:formula="of:=CONCATENATE(&quot;addsimvar(&quot;&quot;&quot;;[.B839];&quot;&quot;&quot;,&quot;&quot;&quot;;[.H839];&quot;&quot;&quot;)&quot;)" office:value-type="string" office:string-value="addsimvar(&quot;YOKE Y POSITION&quot;,&quot;position&quot;)" calcext:value-type="string">
            <text:p>addsimvar("YOKE Y POSITION","position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ZERO LIFT ALPHA</text:p>
          </table:table-cell>
          <table:table-cell table:style-name="ce8" office:value-type="string" calcext:value-type="string">
            <text:p>Radian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40])" office:value-type="string" office:string-value="radians" calcext:value-type="string">
            <text:p>radians</text:p>
          </table:table-cell>
          <table:table-cell/>
          <table:table-cell table:formula="of:=CONCATENATE(&quot;{&quot;&quot;&quot;;[.B840];&quot;&quot;&quot;},&quot;)" office:value-type="string" office:string-value="{&quot;ZERO LIFT ALPHA&quot;}," calcext:value-type="string">
            <text:p>{"ZERO LIFT ALPHA"},</text:p>
          </table:table-cell>
          <table:table-cell table:formula="of:=CONCATENATE(&quot;addsimvar(&quot;&quot;&quot;;[.B840];&quot;&quot;&quot;,&quot;&quot;&quot;;[.H840];&quot;&quot;&quot;)&quot;)" office:value-type="string" office:string-value="addsimvar(&quot;ZERO LIFT ALPHA&quot;,&quot;radians&quot;)" calcext:value-type="string">
            <text:p>addsimvar("ZERO LIFT ALPHA","radian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ZULU DAY OF MONTH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41])" office:value-type="string" office:string-value="number" calcext:value-type="string">
            <text:p>number</text:p>
          </table:table-cell>
          <table:table-cell/>
          <table:table-cell table:formula="of:=CONCATENATE(&quot;{&quot;&quot;&quot;;[.B841];&quot;&quot;&quot;},&quot;)" office:value-type="string" office:string-value="{&quot;ZULU DAY OF MONTH&quot;}," calcext:value-type="string">
            <text:p>{"ZULU DAY OF MONTH"},</text:p>
          </table:table-cell>
          <table:table-cell table:formula="of:=CONCATENATE(&quot;addsimvar(&quot;&quot;&quot;;[.B841];&quot;&quot;&quot;,&quot;&quot;&quot;;[.H841];&quot;&quot;&quot;)&quot;)" office:value-type="string" office:string-value="addsimvar(&quot;ZULU DAY OF MONTH&quot;,&quot;number&quot;)" calcext:value-type="string">
            <text:p>addsimvar("ZULU DAY OF MONTH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ZULU DAY OF WEEK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42])" office:value-type="string" office:string-value="number" calcext:value-type="string">
            <text:p>number</text:p>
          </table:table-cell>
          <table:table-cell/>
          <table:table-cell table:formula="of:=CONCATENATE(&quot;{&quot;&quot;&quot;;[.B842];&quot;&quot;&quot;},&quot;)" office:value-type="string" office:string-value="{&quot;ZULU DAY OF WEEK&quot;}," calcext:value-type="string">
            <text:p>{"ZULU DAY OF WEEK"},</text:p>
          </table:table-cell>
          <table:table-cell table:formula="of:=CONCATENATE(&quot;addsimvar(&quot;&quot;&quot;;[.B842];&quot;&quot;&quot;,&quot;&quot;&quot;;[.H842];&quot;&quot;&quot;)&quot;)" office:value-type="string" office:string-value="addsimvar(&quot;ZULU DAY OF WEEK&quot;,&quot;number&quot;)" calcext:value-type="string">
            <text:p>addsimvar("ZULU DAY OF WEEK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ZULU DAY OF YEAR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43])" office:value-type="string" office:string-value="number" calcext:value-type="string">
            <text:p>number</text:p>
          </table:table-cell>
          <table:table-cell/>
          <table:table-cell table:formula="of:=CONCATENATE(&quot;{&quot;&quot;&quot;;[.B843];&quot;&quot;&quot;},&quot;)" office:value-type="string" office:string-value="{&quot;ZULU DAY OF YEAR&quot;}," calcext:value-type="string">
            <text:p>{"ZULU DAY OF YEAR"},</text:p>
          </table:table-cell>
          <table:table-cell table:formula="of:=CONCATENATE(&quot;addsimvar(&quot;&quot;&quot;;[.B843];&quot;&quot;&quot;,&quot;&quot;&quot;;[.H843];&quot;&quot;&quot;)&quot;)" office:value-type="string" office:string-value="addsimvar(&quot;ZULU DAY OF YEAR&quot;,&quot;number&quot;)" calcext:value-type="string">
            <text:p>addsimvar("ZULU DAY OF YEAR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ZULU MONTH OF YEAR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44])" office:value-type="string" office:string-value="number" calcext:value-type="string">
            <text:p>number</text:p>
          </table:table-cell>
          <table:table-cell/>
          <table:table-cell table:formula="of:=CONCATENATE(&quot;{&quot;&quot;&quot;;[.B844];&quot;&quot;&quot;},&quot;)" office:value-type="string" office:string-value="{&quot;ZULU MONTH OF YEAR&quot;}," calcext:value-type="string">
            <text:p>{"ZULU MONTH OF YEAR"},</text:p>
          </table:table-cell>
          <table:table-cell table:formula="of:=CONCATENATE(&quot;addsimvar(&quot;&quot;&quot;;[.B844];&quot;&quot;&quot;,&quot;&quot;&quot;;[.H844];&quot;&quot;&quot;)&quot;)" office:value-type="string" office:string-value="addsimvar(&quot;ZULU MONTH OF YEAR&quot;,&quot;number&quot;)" calcext:value-type="string">
            <text:p>addsimvar("ZULU MONTH OF YEAR","number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ZULU TIME</text:p>
          </table:table-cell>
          <table:table-cell table:style-name="ce8" office:value-type="string" calcext:value-type="string">
            <text:p>Seconds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45])" office:value-type="string" office:string-value="seconds" calcext:value-type="string">
            <text:p>seconds</text:p>
          </table:table-cell>
          <table:table-cell/>
          <table:table-cell table:formula="of:=CONCATENATE(&quot;{&quot;&quot;&quot;;[.B845];&quot;&quot;&quot;},&quot;)" office:value-type="string" office:string-value="{&quot;ZULU TIME&quot;}," calcext:value-type="string">
            <text:p>{"ZULU TIME"},</text:p>
          </table:table-cell>
          <table:table-cell table:formula="of:=CONCATENATE(&quot;addsimvar(&quot;&quot;&quot;;[.B845];&quot;&quot;&quot;,&quot;&quot;&quot;;[.H845];&quot;&quot;&quot;)&quot;)" office:value-type="string" office:string-value="addsimvar(&quot;ZULU TIME&quot;,&quot;seconds&quot;)" calcext:value-type="string">
            <text:p>addsimvar("ZULU TIME","seconds")</text:p>
          </table:table-cell>
          <table:table-cell table:number-columns-repeated="53"/>
        </table:table-row>
        <table:table-row table:style-name="ro1">
          <table:table-cell/>
          <table:table-cell table:style-name="ce8" office:value-type="string" calcext:value-type="string">
            <text:p>ZULU YEAR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ponded</text:p>
          </table:table-cell>
          <table:table-cell table:style-name="ce9" table:number-columns-repeated="2"/>
          <table:table-cell table:formula="of:=LOWER([.C846])" office:value-type="string" office:string-value="number" calcext:value-type="string">
            <text:p>number</text:p>
          </table:table-cell>
          <table:table-cell/>
          <table:table-cell table:formula="of:=CONCATENATE(&quot;{&quot;&quot;&quot;;[.B846];&quot;&quot;&quot;},&quot;)" office:value-type="string" office:string-value="{&quot;ZULU YEAR&quot;}," calcext:value-type="string">
            <text:p>{"ZULU YEAR"},</text:p>
          </table:table-cell>
          <table:table-cell table:formula="of:=CONCATENATE(&quot;addsimvar(&quot;&quot;&quot;;[.B846];&quot;&quot;&quot;,&quot;&quot;&quot;;[.H846];&quot;&quot;&quot;)&quot;)" office:value-type="string" office:string-value="addsimvar(&quot;ZULU YEAR&quot;,&quot;number&quot;)" calcext:value-type="string">
            <text:p>addsimvar("ZULU YEAR","number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Description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47])" office:value-type="string" office:string-value="description" calcext:value-type="string">
            <text:p>description</text:p>
          </table:table-cell>
          <table:table-cell/>
          <table:table-cell table:formula="of:=CONCATENATE(&quot;{&quot;&quot;&quot;;[.B847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47];&quot;&quot;&quot;,&quot;&quot;&quot;;[.H847];&quot;&quot;&quot;)&quot;)" office:value-type="string" office:string-value="addsimvar(&quot;&quot;,&quot;description&quot;)" calcext:value-type="string">
            <text:p>addsimvar("","description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Off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48])" office:value-type="string" office:string-value="off" calcext:value-type="string">
            <text:p>off</text:p>
          </table:table-cell>
          <table:table-cell/>
          <table:table-cell table:formula="of:=CONCATENATE(&quot;{&quot;&quot;&quot;;[.B848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48];&quot;&quot;&quot;,&quot;&quot;&quot;;[.H848];&quot;&quot;&quot;)&quot;)" office:value-type="string" office:string-value="addsimvar(&quot;&quot;,&quot;off&quot;)" calcext:value-type="string">
            <text:p>addsimvar("","off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All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49])" office:value-type="string" office:string-value="all" calcext:value-type="string">
            <text:p>all</text:p>
          </table:table-cell>
          <table:table-cell/>
          <table:table-cell table:formula="of:=CONCATENATE(&quot;{&quot;&quot;&quot;;[.B849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49];&quot;&quot;&quot;,&quot;&quot;&quot;;[.H849];&quot;&quot;&quot;)&quot;)" office:value-type="string" office:string-value="addsimvar(&quot;&quot;,&quot;all&quot;)" calcext:value-type="string">
            <text:p>addsimvar("","all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Left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0])" office:value-type="string" office:string-value="left" calcext:value-type="string">
            <text:p>left</text:p>
          </table:table-cell>
          <table:table-cell/>
          <table:table-cell table:formula="of:=CONCATENATE(&quot;{&quot;&quot;&quot;;[.B850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0];&quot;&quot;&quot;,&quot;&quot;&quot;;[.H850];&quot;&quot;&quot;)&quot;)" office:value-type="string" office:string-value="addsimvar(&quot;&quot;,&quot;left&quot;)" calcext:value-type="string">
            <text:p>addsimvar("","left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Right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1])" office:value-type="string" office:string-value="right" calcext:value-type="string">
            <text:p>right</text:p>
          </table:table-cell>
          <table:table-cell/>
          <table:table-cell table:formula="of:=CONCATENATE(&quot;{&quot;&quot;&quot;;[.B851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1];&quot;&quot;&quot;,&quot;&quot;&quot;;[.H851];&quot;&quot;&quot;)&quot;)" office:value-type="string" office:string-value="addsimvar(&quot;&quot;,&quot;right&quot;)" calcext:value-type="string">
            <text:p>addsimvar("","right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Left auxiliary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2])" office:value-type="string" office:string-value="left auxiliary" calcext:value-type="string">
            <text:p>left auxiliary</text:p>
          </table:table-cell>
          <table:table-cell/>
          <table:table-cell table:formula="of:=CONCATENATE(&quot;{&quot;&quot;&quot;;[.B852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2];&quot;&quot;&quot;,&quot;&quot;&quot;;[.H852];&quot;&quot;&quot;)&quot;)" office:value-type="string" office:string-value="addsimvar(&quot;&quot;,&quot;left auxiliary&quot;)" calcext:value-type="string">
            <text:p>addsimvar("","left auxiliary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Right auxiliary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3])" office:value-type="string" office:string-value="right auxiliary" calcext:value-type="string">
            <text:p>right auxiliary</text:p>
          </table:table-cell>
          <table:table-cell/>
          <table:table-cell table:formula="of:=CONCATENATE(&quot;{&quot;&quot;&quot;;[.B853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3];&quot;&quot;&quot;,&quot;&quot;&quot;;[.H853];&quot;&quot;&quot;)&quot;)" office:value-type="string" office:string-value="addsimvar(&quot;&quot;,&quot;right auxiliary&quot;)" calcext:value-type="string">
            <text:p>addsimvar("","right auxiliary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Center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4])" office:value-type="string" office:string-value="center" calcext:value-type="string">
            <text:p>center</text:p>
          </table:table-cell>
          <table:table-cell/>
          <table:table-cell table:formula="of:=CONCATENATE(&quot;{&quot;&quot;&quot;;[.B854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4];&quot;&quot;&quot;,&quot;&quot;&quot;;[.H854];&quot;&quot;&quot;)&quot;)" office:value-type="string" office:string-value="addsimvar(&quot;&quot;,&quot;center&quot;)" calcext:value-type="string">
            <text:p>addsimvar("","center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Center2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5])" office:value-type="string" office:string-value="center2" calcext:value-type="string">
            <text:p>center2</text:p>
          </table:table-cell>
          <table:table-cell/>
          <table:table-cell table:formula="of:=CONCATENATE(&quot;{&quot;&quot;&quot;;[.B855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5];&quot;&quot;&quot;,&quot;&quot;&quot;;[.H855];&quot;&quot;&quot;)&quot;)" office:value-type="string" office:string-value="addsimvar(&quot;&quot;,&quot;center2&quot;)" calcext:value-type="string">
            <text:p>addsimvar("","center2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Center3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6])" office:value-type="string" office:string-value="center3" calcext:value-type="string">
            <text:p>center3</text:p>
          </table:table-cell>
          <table:table-cell/>
          <table:table-cell table:formula="of:=CONCATENATE(&quot;{&quot;&quot;&quot;;[.B856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6];&quot;&quot;&quot;,&quot;&quot;&quot;;[.H856];&quot;&quot;&quot;)&quot;)" office:value-type="string" office:string-value="addsimvar(&quot;&quot;,&quot;center3&quot;)" calcext:value-type="string">
            <text:p>addsimvar("","center3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External1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7])" office:value-type="string" office:string-value="external1" calcext:value-type="string">
            <text:p>external1</text:p>
          </table:table-cell>
          <table:table-cell/>
          <table:table-cell table:formula="of:=CONCATENATE(&quot;{&quot;&quot;&quot;;[.B857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7];&quot;&quot;&quot;,&quot;&quot;&quot;;[.H857];&quot;&quot;&quot;)&quot;)" office:value-type="string" office:string-value="addsimvar(&quot;&quot;,&quot;external1&quot;)" calcext:value-type="string">
            <text:p>addsimvar("","external1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External2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8])" office:value-type="string" office:string-value="external2" calcext:value-type="string">
            <text:p>external2</text:p>
          </table:table-cell>
          <table:table-cell/>
          <table:table-cell table:formula="of:=CONCATENATE(&quot;{&quot;&quot;&quot;;[.B858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8];&quot;&quot;&quot;,&quot;&quot;&quot;;[.H858];&quot;&quot;&quot;)&quot;)" office:value-type="string" office:string-value="addsimvar(&quot;&quot;,&quot;external2&quot;)" calcext:value-type="string">
            <text:p>addsimvar("","external2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Right tip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59])" office:value-type="string" office:string-value="right tip" calcext:value-type="string">
            <text:p>right tip</text:p>
          </table:table-cell>
          <table:table-cell/>
          <table:table-cell table:formula="of:=CONCATENATE(&quot;{&quot;&quot;&quot;;[.B859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59];&quot;&quot;&quot;,&quot;&quot;&quot;;[.H859];&quot;&quot;&quot;)&quot;)" office:value-type="string" office:string-value="addsimvar(&quot;&quot;,&quot;right tip&quot;)" calcext:value-type="string">
            <text:p>addsimvar("","right tip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Left tip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60])" office:value-type="string" office:string-value="left tip" calcext:value-type="string">
            <text:p>left tip</text:p>
          </table:table-cell>
          <table:table-cell/>
          <table:table-cell table:formula="of:=CONCATENATE(&quot;{&quot;&quot;&quot;;[.B860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60];&quot;&quot;&quot;,&quot;&quot;&quot;;[.H860];&quot;&quot;&quot;)&quot;)" office:value-type="string" office:string-value="addsimvar(&quot;&quot;,&quot;left tip&quot;)" calcext:value-type="string">
            <text:p>addsimvar("","left tip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Crossfeed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61])" office:value-type="string" office:string-value="crossfeed" calcext:value-type="string">
            <text:p>crossfeed</text:p>
          </table:table-cell>
          <table:table-cell/>
          <table:table-cell table:formula="of:=CONCATENATE(&quot;{&quot;&quot;&quot;;[.B861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61];&quot;&quot;&quot;,&quot;&quot;&quot;;[.H861];&quot;&quot;&quot;)&quot;)" office:value-type="string" office:string-value="addsimvar(&quot;&quot;,&quot;crossfeed&quot;)" calcext:value-type="string">
            <text:p>addsimvar("","crossfeed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Crossfeed left to right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62])" office:value-type="string" office:string-value="crossfeed left to right" calcext:value-type="string">
            <text:p>crossfeed left to right</text:p>
          </table:table-cell>
          <table:table-cell/>
          <table:table-cell table:formula="of:=CONCATENATE(&quot;{&quot;&quot;&quot;;[.B862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62];&quot;&quot;&quot;,&quot;&quot;&quot;;[.H862];&quot;&quot;&quot;)&quot;)" office:value-type="string" office:string-value="addsimvar(&quot;&quot;,&quot;crossfeed left to right&quot;)" calcext:value-type="string">
            <text:p>addsimvar("","crossfeed left to right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Crossfeed right to left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63])" office:value-type="string" office:string-value="crossfeed right to left" calcext:value-type="string">
            <text:p>crossfeed right to left</text:p>
          </table:table-cell>
          <table:table-cell/>
          <table:table-cell table:formula="of:=CONCATENATE(&quot;{&quot;&quot;&quot;;[.B863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63];&quot;&quot;&quot;,&quot;&quot;&quot;;[.H863];&quot;&quot;&quot;)&quot;)" office:value-type="string" office:string-value="addsimvar(&quot;&quot;,&quot;crossfeed right to left&quot;)" calcext:value-type="string">
            <text:p>addsimvar("","crossfeed right to left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Both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64])" office:value-type="string" office:string-value="both" calcext:value-type="string">
            <text:p>both</text:p>
          </table:table-cell>
          <table:table-cell/>
          <table:table-cell table:formula="of:=CONCATENATE(&quot;{&quot;&quot;&quot;;[.B864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64];&quot;&quot;&quot;,&quot;&quot;&quot;;[.H864];&quot;&quot;&quot;)&quot;)" office:value-type="string" office:string-value="addsimvar(&quot;&quot;,&quot;both&quot;)" calcext:value-type="string">
            <text:p>addsimvar("","both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External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65])" office:value-type="string" office:string-value="external" calcext:value-type="string">
            <text:p>external</text:p>
          </table:table-cell>
          <table:table-cell/>
          <table:table-cell table:formula="of:=CONCATENATE(&quot;{&quot;&quot;&quot;;[.B865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65];&quot;&quot;&quot;,&quot;&quot;&quot;;[.H865];&quot;&quot;&quot;)&quot;)" office:value-type="string" office:string-value="addsimvar(&quot;&quot;,&quot;external&quot;)" calcext:value-type="string">
            <text:p>addsimvar("","external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Isolate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66])" office:value-type="string" office:string-value="isolate" calcext:value-type="string">
            <text:p>isolate</text:p>
          </table:table-cell>
          <table:table-cell/>
          <table:table-cell table:formula="of:=CONCATENATE(&quot;{&quot;&quot;&quot;;[.B866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66];&quot;&quot;&quot;,&quot;&quot;&quot;;[.H866];&quot;&quot;&quot;)&quot;)" office:value-type="string" office:string-value="addsimvar(&quot;&quot;,&quot;isolate&quot;)" calcext:value-type="string">
            <text:p>addsimvar("","isolate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Left main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67])" office:value-type="string" office:string-value="left main" calcext:value-type="string">
            <text:p>left main</text:p>
          </table:table-cell>
          <table:table-cell/>
          <table:table-cell table:formula="of:=CONCATENATE(&quot;{&quot;&quot;&quot;;[.B867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67];&quot;&quot;&quot;,&quot;&quot;&quot;;[.H867];&quot;&quot;&quot;)&quot;)" office:value-type="string" office:string-value="addsimvar(&quot;&quot;,&quot;left main&quot;)" calcext:value-type="string">
            <text:p>addsimvar("","left main")</text:p>
          </table:table-cell>
          <table:table-cell table:number-columns-repeated="53"/>
        </table:table-row>
        <table:table-row table:style-name="ro1">
          <table:table-cell/>
          <table:table-cell table:style-name="ce9"/>
          <table:table-cell table:style-name="ce8" office:value-type="string" calcext:value-type="string">
            <text:p>Right main</text:p>
          </table:table-cell>
          <table:table-cell table:style-name="ce9"/>
          <table:table-cell table:number-columns-repeated="2" table:style-name="ce8" office:value-type="string" calcext:value-type="string">
            <text:p>Responded</text:p>
          </table:table-cell>
          <table:table-cell table:style-name="ce9"/>
          <table:table-cell table:formula="of:=LOWER([.C868])" office:value-type="string" office:string-value="right main" calcext:value-type="string">
            <text:p>right main</text:p>
          </table:table-cell>
          <table:table-cell/>
          <table:table-cell table:formula="of:=CONCATENATE(&quot;{&quot;&quot;&quot;;[.B868];&quot;&quot;&quot;},&quot;)" office:value-type="string" office:string-value="{&quot;&quot;}," calcext:value-type="string">
            <text:p>{""},</text:p>
          </table:table-cell>
          <table:table-cell table:formula="of:=CONCATENATE(&quot;addsimvar(&quot;&quot;&quot;;[.B868];&quot;&quot;&quot;,&quot;&quot;&quot;;[.H868];&quot;&quot;&quot;)&quot;)" office:value-type="string" office:string-value="addsimvar(&quot;&quot;,&quot;right main&quot;)" calcext:value-type="string">
            <text:p>addsimvar("","right main")</text:p>
          </table:table-cell>
          <table:table-cell table:number-columns-repeated="53"/>
        </table:table-row>
        <table:table-row table:style-name="ro1">
          <table:table-cell/>
          <table:table-cell table:style-name="ce9" table:number-columns-repeated="5"/>
          <table:table-cell table:number-columns-repeated="58"/>
        </table:table-row>
        <table:table-row table:style-name="ro1" table:number-rows-repeated="104770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mEvents 0.x.0 x=7 I think" table:style-name="ta1">
        <office:forms form:automatic-focus="false" form:apply-design-mode="false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2" table:default-cell-style-name="ce1"/>
        <table:table-column table:style-name="co18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vent ID</text:p>
          </table:table-cell>
          <table:table-cell table:style-name="ce2" office:value-type="string" calcext:value-type="string">
            <text:p>String Name</text:p>
          </table:table-cell>
          <table:table-cell table:style-name="ce2" office:value-type="string" calcext:value-type="string">
            <text:p>Multiplayer</text:p>
          </table:table-cell>
          <table:table-cell table:style-name="ce2" office:value-type="string" calcext:value-type="string">
            <text:p>Exclud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BORT</text:p>
          </table:table-cell>
          <table:table-cell table:style-name="ce8" office:value-type="string" calcext:value-type="string">
            <text:p>ABORT</text:p>
          </table:table-cell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D_FUEL_QUANTITY</text:p>
          </table:table-cell>
          <table:table-cell table:style-name="ce8" office:value-type="string" calcext:value-type="string">
            <text:p>ADD_FUEL_QUANTIT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</text:p>
          </table:table-cell>
          <table:table-cell table:style-name="ce8" office:value-type="string" calcext:value-type="string">
            <text:p>AD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1_DEC</text:p>
          </table:table-cell>
          <table:table-cell table:style-name="ce8" office:value-type="string" calcext:value-type="string">
            <text:p>ADF_1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1_INC</text:p>
          </table:table-cell>
          <table:table-cell table:style-name="ce8" office:value-type="string" calcext:value-type="string">
            <text:p>ADF_1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10_DEC</text:p>
          </table:table-cell>
          <table:table-cell table:style-name="ce8" office:value-type="string" calcext:value-type="string">
            <text:p>ADF_10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10_INC</text:p>
          </table:table-cell>
          <table:table-cell table:style-name="ce8" office:value-type="string" calcext:value-type="string">
            <text:p>ADF_10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100_DEC</text:p>
          </table:table-cell>
          <table:table-cell table:style-name="ce8" office:value-type="string" calcext:value-type="string">
            <text:p>ADF_100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100_INC</text:p>
          </table:table-cell>
          <table:table-cell table:style-name="ce8" office:value-type="string" calcext:value-type="string">
            <text:p>ADF_100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CARD_DEC</text:p>
          </table:table-cell>
          <table:table-cell table:style-name="ce8" office:value-type="string" calcext:value-type="string">
            <text:p>ADF_CARD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CARD_INC</text:p>
          </table:table-cell>
          <table:table-cell table:style-name="ce8" office:value-type="string" calcext:value-type="string">
            <text:p>ADF_CARD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CARD_SET</text:p>
          </table:table-cell>
          <table:table-cell table:style-name="ce8" office:value-type="string" calcext:value-type="string">
            <text:p>ADF_CARD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COMPLETE_SET</text:p>
          </table:table-cell>
          <table:table-cell table:style-name="ce8" office:value-type="string" calcext:value-type="string">
            <text:p>ADF_COMPLET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FRACT_DEC_CARRY</text:p>
          </table:table-cell>
          <table:table-cell table:style-name="ce8" office:value-type="string" calcext:value-type="string">
            <text:p>ADF_FRACT_DE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FRACT_INC_CARRY</text:p>
          </table:table-cell>
          <table:table-cell table:style-name="ce8" office:value-type="string" calcext:value-type="string">
            <text:p>ADF_FRACT_IN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SET</text:p>
          </table:table-cell>
          <table:table-cell table:style-name="ce8" office:value-type="string" calcext:value-type="string">
            <text:p>ADF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1_RADIO_TENTHS_DEC</text:p>
          </table:table-cell>
          <table:table-cell table:style-name="ce8" office:value-type="string" calcext:value-type="string">
            <text:p>ADF1_RADIO_TENTHS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1_RADIO_TENTHS_INC</text:p>
          </table:table-cell>
          <table:table-cell table:style-name="ce8" office:value-type="string" calcext:value-type="string">
            <text:p>ADF1_RADIO_TENTHS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WHOLE_DEC</text:p>
          </table:table-cell>
          <table:table-cell table:style-name="ce8" office:value-type="string" calcext:value-type="string">
            <text:p>ADF1_WHOLE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_WHOLE_INC</text:p>
          </table:table-cell>
          <table:table-cell table:style-name="ce8" office:value-type="string" calcext:value-type="string">
            <text:p>ADF1_WHOLE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1_DEC</text:p>
          </table:table-cell>
          <table:table-cell table:style-name="ce8" office:value-type="string" calcext:value-type="string">
            <text:p>ADF2_1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1_INC</text:p>
          </table:table-cell>
          <table:table-cell table:style-name="ce8" office:value-type="string" calcext:value-type="string">
            <text:p>ADF2_1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10_DEC</text:p>
          </table:table-cell>
          <table:table-cell table:style-name="ce8" office:value-type="string" calcext:value-type="string">
            <text:p>ADF2_10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10_INC</text:p>
          </table:table-cell>
          <table:table-cell table:style-name="ce8" office:value-type="string" calcext:value-type="string">
            <text:p>ADF2_10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100_DEC</text:p>
          </table:table-cell>
          <table:table-cell table:style-name="ce8" office:value-type="string" calcext:value-type="string">
            <text:p>ADF2_100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100_INC</text:p>
          </table:table-cell>
          <table:table-cell table:style-name="ce8" office:value-type="string" calcext:value-type="string">
            <text:p>ADF2_100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COMPLETE_SET</text:p>
          </table:table-cell>
          <table:table-cell table:style-name="ce8" office:value-type="string" calcext:value-type="string">
            <text:p>ADF2_COMPLET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FRACT_INC_CARRY</text:p>
          </table:table-cell>
          <table:table-cell table:style-name="ce8" office:value-type="string" calcext:value-type="string">
            <text:p>ADF2_FRACT_DE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FRACT_DEC_CARRY</text:p>
          </table:table-cell>
          <table:table-cell table:style-name="ce8" office:value-type="string" calcext:value-type="string">
            <text:p>ADF2_FRACT_IN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RADIO_TENTHS_DEC</text:p>
          </table:table-cell>
          <table:table-cell table:style-name="ce8" office:value-type="string" calcext:value-type="string">
            <text:p>ADF2_RADIO_TENTHS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RADIO_TENTHS_INC</text:p>
          </table:table-cell>
          <table:table-cell table:style-name="ce8" office:value-type="string" calcext:value-type="string">
            <text:p>ADF2_RADIO_TENTHS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WHOLE_DEC</text:p>
          </table:table-cell>
          <table:table-cell table:style-name="ce8" office:value-type="string" calcext:value-type="string">
            <text:p>ADF2_WHOLE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DF2_WHOLE_INC</text:p>
          </table:table-cell>
          <table:table-cell table:style-name="ce8" office:value-type="string" calcext:value-type="string">
            <text:p>ADF2_WHOLE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ILERON_SET</text:p>
          </table:table-cell>
          <table:table-cell table:style-name="ce8" office:value-type="string" calcext:value-type="string">
            <text:p>AILERON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ILERON_TRIM_LEFT</text:p>
          </table:table-cell>
          <table:table-cell table:style-name="ce8" office:value-type="string" calcext:value-type="string">
            <text:p>AILERON_TRIM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ILERON_TRIM_RIGHT</text:p>
          </table:table-cell>
          <table:table-cell table:style-name="ce8" office:value-type="string" calcext:value-type="string">
            <text:p>AILERON_TRIM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ILERONS_LEFT</text:p>
          </table:table-cell>
          <table:table-cell table:style-name="ce8" office:value-type="string" calcext:value-type="string">
            <text:p>AILERONS_LEFT</text:p>
          </table:table-cell>
          <table:table-cell table:style-name="ce8" office:value-type="string" calcext:value-type="string">
            <text:p>Shared Cockpit (Pilot only).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ILERONS_RIGHT</text:p>
          </table:table-cell>
          <table:table-cell table:style-name="ce8" office:value-type="string" calcext:value-type="string">
            <text:p>AILERONS_RIGHT</text:p>
          </table:table-cell>
          <table:table-cell table:style-name="ce8" office:value-type="string" calcext:value-type="string">
            <text:p>Shared Cockpit (Pilot only).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IRSPEED_BUG_SELECT</text:p>
          </table:table-cell>
          <table:table-cell table:style-name="ce8" office:value-type="string" calcext:value-type="string">
            <text:p>AIRSPEED_BUG_SELEC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LL_LIGHTS_TOGGLE</text:p>
          </table:table-cell>
          <table:table-cell table:style-name="ce8" office:value-type="string" calcext:value-type="string">
            <text:p>ALL_LIGHTS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LTITUDE_BUG_SELECT</text:p>
          </table:table-cell>
          <table:table-cell table:style-name="ce8" office:value-type="string" calcext:value-type="string">
            <text:p>ALTITUDE_BUG_SELEC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OFF</text:p>
          </table:table-cell>
          <table:table-cell table:style-name="ce8" office:value-type="string" calcext:value-type="string">
            <text:p>ANTI_ICE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ON</text:p>
          </table:table-cell>
          <table:table-cell table:style-name="ce8" office:value-type="string" calcext:value-type="string">
            <text:p>ANTI_ICE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SET</text:p>
          </table:table-cell>
          <table:table-cell table:style-name="ce8" office:value-type="string" calcext:value-type="string">
            <text:p>ANTI_IC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SET_ENG1</text:p>
          </table:table-cell>
          <table:table-cell table:style-name="ce8" office:value-type="string" calcext:value-type="string">
            <text:p>ANTI_ICE_SET_ENG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SET_ENG2</text:p>
          </table:table-cell>
          <table:table-cell table:style-name="ce8" office:value-type="string" calcext:value-type="string">
            <text:p>ANTI_ICE_SET_ENG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SET_ENG3</text:p>
          </table:table-cell>
          <table:table-cell table:style-name="ce8" office:value-type="string" calcext:value-type="string">
            <text:p>ANTI_ICE_SET_ENG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SET_ENG4</text:p>
          </table:table-cell>
          <table:table-cell table:style-name="ce8" office:value-type="string" calcext:value-type="string">
            <text:p>ANTI_ICE_SET_ENG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TOGGLE</text:p>
          </table:table-cell>
          <table:table-cell table:style-name="ce8" office:value-type="string" calcext:value-type="string">
            <text:p>ANTI_ICE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TOGGLE_ENG1</text:p>
          </table:table-cell>
          <table:table-cell table:style-name="ce8" office:value-type="string" calcext:value-type="string">
            <text:p>ANTI_ICE_TOGGLE_ENG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TOGGLE_ENG2</text:p>
          </table:table-cell>
          <table:table-cell table:style-name="ce8" office:value-type="string" calcext:value-type="string">
            <text:p>ANTI_ICE_TOGGLE_ENG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TOGGLE_ENG3</text:p>
          </table:table-cell>
          <table:table-cell table:style-name="ce8" office:value-type="string" calcext:value-type="string">
            <text:p>ANTI_ICE_TOGGLE_ENG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_ICE_TOGGLE_ENG4</text:p>
          </table:table-cell>
          <table:table-cell table:style-name="ce8" office:value-type="string" calcext:value-type="string">
            <text:p>ANTI_ICE_TOGGLE_ENG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NTIDETONATION_TANK_VALVE</text:p>
          </table:table-cell>
          <table:table-cell table:style-name="ce8" office:value-type="string" calcext:value-type="string">
            <text:p>ANTIDETONATION_TANK_VALVE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NTISKID_BRAKES_TOGGLE</text:p>
          </table:table-cell>
          <table:table-cell table:style-name="ce8" office:value-type="string" calcext:value-type="string">
            <text:p>ANTISKID_BRAKES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IRSPEED_HOLD</text:p>
          </table:table-cell>
          <table:table-cell table:style-name="ce8" office:value-type="string" calcext:value-type="string">
            <text:p>AP_AIRSPEED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IRSPEED_OFF</text:p>
          </table:table-cell>
          <table:table-cell table:style-name="ce8" office:value-type="string" calcext:value-type="string">
            <text:p>AP_AIRSPEE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IRSPEED_ON</text:p>
          </table:table-cell>
          <table:table-cell table:style-name="ce8" office:value-type="string" calcext:value-type="string">
            <text:p>AP_AIRSPEE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IRSPEED_SET</text:p>
          </table:table-cell>
          <table:table-cell table:style-name="ce8" office:value-type="string" calcext:value-type="string">
            <text:p>AP_AIRSPEED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LT_HOLD</text:p>
          </table:table-cell>
          <table:table-cell table:style-name="ce8" office:value-type="string" calcext:value-type="string">
            <text:p>AP_ALT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LT_HOLD_OFF</text:p>
          </table:table-cell>
          <table:table-cell table:style-name="ce8" office:value-type="string" calcext:value-type="string">
            <text:p>AP_ALT_HOL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LT_HOLD_ON</text:p>
          </table:table-cell>
          <table:table-cell table:style-name="ce8" office:value-type="string" calcext:value-type="string">
            <text:p>AP_ALT_HOL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LT_VAR_DEC</text:p>
          </table:table-cell>
          <table:table-cell table:style-name="ce8" office:value-type="string" calcext:value-type="string">
            <text:p>AP_ALT_VAR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LT_VAR_INC</text:p>
          </table:table-cell>
          <table:table-cell table:style-name="ce8" office:value-type="string" calcext:value-type="string">
            <text:p>AP_ALT_VAR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LT_VAR_SET_ENGLISH</text:p>
          </table:table-cell>
          <table:table-cell table:style-name="ce8" office:value-type="string" calcext:value-type="string">
            <text:p>AP_ALT_VAR_SET_ENGLIS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LT_VAR_SET_METRIC</text:p>
          </table:table-cell>
          <table:table-cell table:style-name="ce8" office:value-type="string" calcext:value-type="string">
            <text:p>AP_ALT_VAR_SET_METRI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PR_HOLD</text:p>
          </table:table-cell>
          <table:table-cell table:style-name="ce8" office:value-type="string" calcext:value-type="string">
            <text:p>AP_APR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PR_HOLD_OFF</text:p>
          </table:table-cell>
          <table:table-cell table:style-name="ce8" office:value-type="string" calcext:value-type="string">
            <text:p>AP_APR_HOL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PR_HOLD_ON</text:p>
          </table:table-cell>
          <table:table-cell table:style-name="ce8" office:value-type="string" calcext:value-type="string">
            <text:p>AP_APR_HOL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TT_HOLD</text:p>
          </table:table-cell>
          <table:table-cell table:style-name="ce8" office:value-type="string" calcext:value-type="string">
            <text:p>AP_ATT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TT_HOLD_OFF</text:p>
          </table:table-cell>
          <table:table-cell table:style-name="ce8" office:value-type="string" calcext:value-type="string">
            <text:p>AP_ATT_HOL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ATT_HOLD_ON</text:p>
          </table:table-cell>
          <table:table-cell table:style-name="ce8" office:value-type="string" calcext:value-type="string">
            <text:p>AP_ATT_HOL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BC_HOLD</text:p>
          </table:table-cell>
          <table:table-cell table:style-name="ce8" office:value-type="string" calcext:value-type="string">
            <text:p>AP_BC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BC_HOLD_OFF</text:p>
          </table:table-cell>
          <table:table-cell table:style-name="ce8" office:value-type="string" calcext:value-type="string">
            <text:p>AP_BC_HOL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BC_HOLD_ON</text:p>
          </table:table-cell>
          <table:table-cell table:style-name="ce8" office:value-type="string" calcext:value-type="string">
            <text:p>AP_BC_HOL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HDG_HOLD</text:p>
          </table:table-cell>
          <table:table-cell table:style-name="ce8" office:value-type="string" calcext:value-type="string">
            <text:p>AP_HDG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HDG_HOLD_OFF</text:p>
          </table:table-cell>
          <table:table-cell table:style-name="ce8" office:value-type="string" calcext:value-type="string">
            <text:p>AP_HDG_HOL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HDG_HOLD_ON</text:p>
          </table:table-cell>
          <table:table-cell table:style-name="ce8" office:value-type="string" calcext:value-type="string">
            <text:p>AP_HDG_HOL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LOC_HOLD</text:p>
          </table:table-cell>
          <table:table-cell table:style-name="ce8" office:value-type="string" calcext:value-type="string">
            <text:p>AP_LOC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LOC_HOLD_OFF</text:p>
          </table:table-cell>
          <table:table-cell table:style-name="ce8" office:value-type="string" calcext:value-type="string">
            <text:p>AP_LOC_HOL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LOC_HOLD_ON</text:p>
          </table:table-cell>
          <table:table-cell table:style-name="ce8" office:value-type="string" calcext:value-type="string">
            <text:p>AP_LOC_HOL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CH_HOLD</text:p>
          </table:table-cell>
          <table:table-cell table:style-name="ce8" office:value-type="string" calcext:value-type="string">
            <text:p>AP_MACH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CH_OFF</text:p>
          </table:table-cell>
          <table:table-cell table:style-name="ce8" office:value-type="string" calcext:value-type="string">
            <text:p>AP_MACH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CH_ON</text:p>
          </table:table-cell>
          <table:table-cell table:style-name="ce8" office:value-type="string" calcext:value-type="string">
            <text:p>AP_MACH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CH_SET</text:p>
          </table:table-cell>
          <table:table-cell table:style-name="ce8" office:value-type="string" calcext:value-type="string">
            <text:p>AP_MACH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CH_VAR_DEC</text:p>
          </table:table-cell>
          <table:table-cell table:style-name="ce8" office:value-type="string" calcext:value-type="string">
            <text:p>AP_MACH_VAR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CH_VAR_INC</text:p>
          </table:table-cell>
          <table:table-cell table:style-name="ce8" office:value-type="string" calcext:value-type="string">
            <text:p>AP_MACH_VAR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CH_VAR_SET</text:p>
          </table:table-cell>
          <table:table-cell table:style-name="ce8" office:value-type="string" calcext:value-type="string">
            <text:p>AP_MACH_VAR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8" office:value-type="string" calcext:value-type="string">
            <text:p>was defined as KEY_* in the documentation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STER</text:p>
          </table:table-cell>
          <table:table-cell table:style-name="ce8" office:value-type="string" calcext:value-type="string">
            <text:p>AP_MAST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8" office:value-type="string" calcext:value-type="string">
            <text:p>was defined as KEY_* in the documentation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X_BANK_DEC</text:p>
          </table:table-cell>
          <table:table-cell table:style-name="ce8" office:value-type="string" calcext:value-type="string">
            <text:p>AP_MAX_BANK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MAX_BANK_INC</text:p>
          </table:table-cell>
          <table:table-cell table:style-name="ce8" office:value-type="string" calcext:value-type="string">
            <text:p>AP_MAX_BANK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N1_HOLD</text:p>
          </table:table-cell>
          <table:table-cell table:style-name="ce8" office:value-type="string" calcext:value-type="string">
            <text:p>AP_N1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8" office:value-type="string" calcext:value-type="string">
            <text:p>typo in documentation (swTich)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N1_REF_DEC</text:p>
          </table:table-cell>
          <table:table-cell table:style-name="ce8" office:value-type="string" calcext:value-type="string">
            <text:p>AP_N1_REF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N1_REF_INC</text:p>
          </table:table-cell>
          <table:table-cell table:style-name="ce8" office:value-type="string" calcext:value-type="string">
            <text:p>AP_N1_REF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N1_REF_SET</text:p>
          </table:table-cell>
          <table:table-cell table:style-name="ce8" office:value-type="string" calcext:value-type="string">
            <text:p>AP_N1_REF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NAV_SELECT_SET</text:p>
          </table:table-cell>
          <table:table-cell table:style-name="ce8" office:value-type="string" calcext:value-type="string">
            <text:p>AP_NAV_SELEC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NAV1_HOLD</text:p>
          </table:table-cell>
          <table:table-cell table:style-name="ce8" office:value-type="string" calcext:value-type="string">
            <text:p>AP_NAV1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NAV1_HOLD_OFF</text:p>
          </table:table-cell>
          <table:table-cell table:style-name="ce8" office:value-type="string" calcext:value-type="string">
            <text:p>AP_NAV1_HOL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NAV1_HOLD_ON</text:p>
          </table:table-cell>
          <table:table-cell table:style-name="ce8" office:value-type="string" calcext:value-type="string">
            <text:p>AP_NAV1_HOL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ALTITUDE_HOLD</text:p>
          </table:table-cell>
          <table:table-cell table:style-name="ce8" office:value-type="string" calcext:value-type="string">
            <text:p>AP_PANEL_ALTITUDE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ALTITUDE_OFF</text:p>
          </table:table-cell>
          <table:table-cell table:style-name="ce8" office:value-type="string" calcext:value-type="string">
            <text:p>AP_PANEL_ALTITUDE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ALTITUDE_ON</text:p>
          </table:table-cell>
          <table:table-cell table:style-name="ce8" office:value-type="string" calcext:value-type="string">
            <text:p>AP_PANEL_ALTITUDE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ALTITUDE_SET</text:p>
          </table:table-cell>
          <table:table-cell table:style-name="ce8" office:value-type="string" calcext:value-type="string">
            <text:p>AP_PANEL_ALTITUD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HEADING_HOLD</text:p>
          </table:table-cell>
          <table:table-cell table:style-name="ce8" office:value-type="string" calcext:value-type="string">
            <text:p>AP_PANEL_HEADING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HEADING_OFF</text:p>
          </table:table-cell>
          <table:table-cell table:style-name="ce8" office:value-type="string" calcext:value-type="string">
            <text:p>AP_PANEL_HEADING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HEADING_ON</text:p>
          </table:table-cell>
          <table:table-cell table:style-name="ce8" office:value-type="string" calcext:value-type="string">
            <text:p>AP_PANEL_HEADING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HEADING_SET</text:p>
          </table:table-cell>
          <table:table-cell table:style-name="ce8" office:value-type="string" calcext:value-type="string">
            <text:p>AP_PANEL_HEADING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MACH_HOLD</text:p>
          </table:table-cell>
          <table:table-cell table:style-name="ce8" office:value-type="string" calcext:value-type="string">
            <text:p>AP_PANEL_MACH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UTOPILOT_MACH_HOLD_CURRENT</text:p>
          </table:table-cell>
          <table:table-cell table:style-name="ce8" office:value-type="string" calcext:value-type="string">
            <text:p>AP_PANEL_MACH_HOLD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MACH_OFF</text:p>
          </table:table-cell>
          <table:table-cell table:style-name="ce8" office:value-type="string" calcext:value-type="string">
            <text:p>AP_PANEL_MACH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MACH_ON</text:p>
          </table:table-cell>
          <table:table-cell table:style-name="ce8" office:value-type="string" calcext:value-type="string">
            <text:p>AP_PANEL_MACH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MACH_SET</text:p>
          </table:table-cell>
          <table:table-cell table:style-name="ce8" office:value-type="string" calcext:value-type="string">
            <text:p>AP_PANEL_MACH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SPEED_HOLD</text:p>
          </table:table-cell>
          <table:table-cell table:style-name="ce8" office:value-type="string" calcext:value-type="string">
            <text:p>AP_PANEL_SPEED_H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UTOPILOT_AIRSPEED_HOLD_CURRENT</text:p>
          </table:table-cell>
          <table:table-cell table:style-name="ce8" office:value-type="string" calcext:value-type="string">
            <text:p>AP_PANEL_SPEED_HOLD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SPEED_OFF</text:p>
          </table:table-cell>
          <table:table-cell table:style-name="ce8" office:value-type="string" calcext:value-type="string">
            <text:p>AP_PANEL_SPEE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SPEED_ON</text:p>
          </table:table-cell>
          <table:table-cell table:style-name="ce8" office:value-type="string" calcext:value-type="string">
            <text:p>AP_PANEL_SPEE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ANEL_SPEED_SET</text:p>
          </table:table-cell>
          <table:table-cell table:style-name="ce8" office:value-type="string" calcext:value-type="string">
            <text:p>AP_PANEL_SPEED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ITCH_REF_INC_DN</text:p>
          </table:table-cell>
          <table:table-cell table:style-name="ce8" office:value-type="string" calcext:value-type="string">
            <text:p>AP_PITCH_REF_INC_D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ITCH_REF_INC_UP</text:p>
          </table:table-cell>
          <table:table-cell table:style-name="ce8" office:value-type="string" calcext:value-type="string">
            <text:p>AP_PITCH_REF_INC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PITCH_REF_SELECT</text:p>
          </table:table-cell>
          <table:table-cell table:style-name="ce8" office:value-type="string" calcext:value-type="string">
            <text:p>AP_PITCH_REF_SELEC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SPD_VAR_DEC</text:p>
          </table:table-cell>
          <table:table-cell table:style-name="ce8" office:value-type="string" calcext:value-type="string">
            <text:p>AP_SPD_VAR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SPD_VAR_INC</text:p>
          </table:table-cell>
          <table:table-cell table:style-name="ce8" office:value-type="string" calcext:value-type="string">
            <text:p>AP_SPD_VAR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SPD_VAR_SET</text:p>
          </table:table-cell>
          <table:table-cell table:style-name="ce8" office:value-type="string" calcext:value-type="string">
            <text:p>AP_SPD_VAR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VS_VAR_DEC</text:p>
          </table:table-cell>
          <table:table-cell table:style-name="ce8" office:value-type="string" calcext:value-type="string">
            <text:p>AP_VS_VAR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VS_VAR_INC</text:p>
          </table:table-cell>
          <table:table-cell table:style-name="ce8" office:value-type="string" calcext:value-type="string">
            <text:p>AP_VS_VAR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VS_VAR_SET_ENGLISH</text:p>
          </table:table-cell>
          <table:table-cell table:style-name="ce8" office:value-type="string" calcext:value-type="string">
            <text:p>AP_VS_VAR_SET_ENGLIS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VS_VAR_SET_METRIC</text:p>
          </table:table-cell>
          <table:table-cell table:style-name="ce8" office:value-type="string" calcext:value-type="string">
            <text:p>AP_VS_VAR_SET_METRI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WING_LEVELER</text:p>
          </table:table-cell>
          <table:table-cell table:style-name="ce8" office:value-type="string" calcext:value-type="string">
            <text:p>AP_WING_LEVEL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WING_LEVELER_OFF</text:p>
          </table:table-cell>
          <table:table-cell table:style-name="ce8" office:value-type="string" calcext:value-type="string">
            <text:p>AP_WING_LEVELER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_WING_LEVELER_ON</text:p>
          </table:table-cell>
          <table:table-cell table:style-name="ce8" office:value-type="string" calcext:value-type="string">
            <text:p>AP_WING_LEVELER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U_GENERATOR_SWITCH_SET</text:p>
          </table:table-cell>
          <table:table-cell table:style-name="ce8" office:value-type="string" calcext:value-type="string">
            <text:p>APU_GENERATOR_SWITCH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U_GENERATOR_SWITCH_TOGGLE</text:p>
          </table:table-cell>
          <table:table-cell table:style-name="ce8" office:value-type="string" calcext:value-type="string">
            <text:p>APU_GENERATOR_SWITCH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U_OFF_SWITCH</text:p>
          </table:table-cell>
          <table:table-cell table:style-name="ce8" office:value-type="string" calcext:value-type="string">
            <text:p>APU_OFF_SWIT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PU_STARTER</text:p>
          </table:table-cell>
          <table:table-cell table:style-name="ce8" office:value-type="string" calcext:value-type="string">
            <text:p>APU_START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</text:p>
          </table:table-cell>
          <table:table-cell table:style-name="ce8" office:value-type="string" calcext:value-type="string">
            <text:p>AT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0</text:p>
          </table:table-cell>
          <table:table-cell table:style-name="ce8" office:value-type="string" calcext:value-type="string">
            <text:p>ATC_MENU_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1</text:p>
          </table:table-cell>
          <table:table-cell table:style-name="ce8" office:value-type="string" calcext:value-type="string">
            <text:p>ATC_MENU_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2</text:p>
          </table:table-cell>
          <table:table-cell table:style-name="ce8" office:value-type="string" calcext:value-type="string">
            <text:p>ATC_MENU_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3</text:p>
          </table:table-cell>
          <table:table-cell table:style-name="ce8" office:value-type="string" calcext:value-type="string">
            <text:p>ATC_MENU_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4</text:p>
          </table:table-cell>
          <table:table-cell table:style-name="ce8" office:value-type="string" calcext:value-type="string">
            <text:p>ATC_MENU_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5</text:p>
          </table:table-cell>
          <table:table-cell table:style-name="ce8" office:value-type="string" calcext:value-type="string">
            <text:p>ATC_MENU_5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6</text:p>
          </table:table-cell>
          <table:table-cell table:style-name="ce8" office:value-type="string" calcext:value-type="string">
            <text:p>ATC_MENU_6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7</text:p>
          </table:table-cell>
          <table:table-cell table:style-name="ce8" office:value-type="string" calcext:value-type="string">
            <text:p>ATC_MENU_7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8</text:p>
          </table:table-cell>
          <table:table-cell table:style-name="ce8" office:value-type="string" calcext:value-type="string">
            <text:p>ATC_MENU_8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C_MENU_9</text:p>
          </table:table-cell>
          <table:table-cell table:style-name="ce8" office:value-type="string" calcext:value-type="string">
            <text:p>ATC_MENU_9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TITUDE_BARS_POSITION_DEC</text:p>
          </table:table-cell>
          <table:table-cell table:style-name="ce8" office:value-type="string" calcext:value-type="string">
            <text:p>ATTITUDE_BARS_POSITION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TTITUDE_BARS_POSITION_INC</text:p>
          </table:table-cell>
          <table:table-cell table:style-name="ce8" office:value-type="string" calcext:value-type="string">
            <text:p>ATTITUDE_BARS_POSITION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TTITUDE_CAGE</text:p>
          </table:table-cell>
          <table:table-cell table:style-name="ce8" office:value-type="string" calcext:value-type="string">
            <text:p>ATTITUDE_CAGE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UTO_THROTTLE_ARM</text:p>
          </table:table-cell>
          <table:table-cell table:style-name="ce8" office:value-type="string" calcext:value-type="string">
            <text:p>AUTO_THROTTLE_ARM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UTO_THROTTLE_TO_GA</text:p>
          </table:table-cell>
          <table:table-cell table:style-name="ce8" office:value-type="string" calcext:value-type="string">
            <text:p>AUTO_THROTTLE_TO_GA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UTOPILOT_OFF</text:p>
          </table:table-cell>
          <table:table-cell table:style-name="ce8" office:value-type="string" calcext:value-type="string">
            <text:p>AUTOPILOT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UTOPILOT_ON</text:p>
          </table:table-cell>
          <table:table-cell table:style-name="ce8" office:value-type="string" calcext:value-type="string">
            <text:p>AUTOPILOT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UTOCOORD_TOGGLE</text:p>
          </table:table-cell>
          <table:table-cell table:style-name="ce8" office:value-type="string" calcext:value-type="string">
            <text:p>AUTORUDDER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VIONICS_MASTER_SET</text:p>
          </table:table-cell>
          <table:table-cell table:style-name="ce8" office:value-type="string" calcext:value-type="string">
            <text:p>AVIONICS_MASTER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KEY_AXIS_AILERONS_SET</text:p>
          </table:table-cell>
          <table:table-cell table:style-name="ce8" office:value-type="string" calcext:value-type="string">
            <text:p>AXIS_AILERONS_SET</text:p>
          </table:table-cell>
          <table:table-cell table:style-name="ce8" office:value-type="string" calcext:value-type="string">
            <text:p>Shared Cockpit (Pilot only, and not transmitted to Co-pilot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ELEV_TRIM_SET</text:p>
          </table:table-cell>
          <table:table-cell table:style-name="ce8" office:value-type="string" calcext:value-type="string">
            <text:p>AXIS_ELEV_TRIM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KEY_AXIS_ELEVATOR_SET</text:p>
          </table:table-cell>
          <table:table-cell table:style-name="ce8" office:value-type="string" calcext:value-type="string">
            <text:p>AXIS_ELEVATOR_SET</text:p>
          </table:table-cell>
          <table:table-cell table:style-name="ce8" office:value-type="string" calcext:value-type="string">
            <text:p>Shared Cockpit (Pilot only, and not transmitted to Co-pilot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FLAPS_SET</text:p>
          </table:table-cell>
          <table:table-cell table:style-name="ce8" office:value-type="string" calcext:value-type="string">
            <text:p>AXIS_FLAPS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LEFT_BRAKE_SET</text:p>
          </table:table-cell>
          <table:table-cell table:style-name="ce8" office:value-type="string" calcext:value-type="string">
            <text:p>AXIS_LEFT_BRAK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MIXTURE_SET</text:p>
          </table:table-cell>
          <table:table-cell table:style-name="ce8" office:value-type="string" calcext:value-type="string">
            <text:p>AXIS_MIXTUR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MIXTURE1_SET</text:p>
          </table:table-cell>
          <table:table-cell table:style-name="ce8" office:value-type="string" calcext:value-type="string">
            <text:p>AXIS_MIXTURE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MIXTURE2_SET</text:p>
          </table:table-cell>
          <table:table-cell table:style-name="ce8" office:value-type="string" calcext:value-type="string">
            <text:p>AXIS_MIXTURE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MIXTURE3_SET</text:p>
          </table:table-cell>
          <table:table-cell table:style-name="ce8" office:value-type="string" calcext:value-type="string">
            <text:p>AXIS_MIXTURE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MIXTURE4_SET</text:p>
          </table:table-cell>
          <table:table-cell table:style-name="ce8" office:value-type="string" calcext:value-type="string">
            <text:p>AXIS_MIXTURE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PAN_HEADING</text:p>
          </table:table-cell>
          <table:table-cell table:style-name="ce8" office:value-type="string" calcext:value-type="string">
            <text:p>AXIS_PAN_HEADING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PAN_PITCH</text:p>
          </table:table-cell>
          <table:table-cell table:style-name="ce8" office:value-type="string" calcext:value-type="string">
            <text:p>AXIS_PAN_PIT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PAN_TILT</text:p>
          </table:table-cell>
          <table:table-cell table:style-name="ce8" office:value-type="string" calcext:value-type="string">
            <text:p>AXIS_PAN_TIL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PROPELLER_SET</text:p>
          </table:table-cell>
          <table:table-cell table:style-name="ce8" office:value-type="string" calcext:value-type="string">
            <text:p>AXIS_PROPELLER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PROPELLER1_SET</text:p>
          </table:table-cell>
          <table:table-cell table:style-name="ce8" office:value-type="string" calcext:value-type="string">
            <text:p>AXIS_PROPELLER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PROPELLER2_SET</text:p>
          </table:table-cell>
          <table:table-cell table:style-name="ce8" office:value-type="string" calcext:value-type="string">
            <text:p>AXIS_PROPELLER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PROPELLER3_SET</text:p>
          </table:table-cell>
          <table:table-cell table:style-name="ce8" office:value-type="string" calcext:value-type="string">
            <text:p>AXIS_PROPELLER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PROPELLER4_SET</text:p>
          </table:table-cell>
          <table:table-cell table:style-name="ce8" office:value-type="string" calcext:value-type="string">
            <text:p>AXIS_PROPELLER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RIGHT_BRAKE_SET</text:p>
          </table:table-cell>
          <table:table-cell table:style-name="ce8" office:value-type="string" calcext:value-type="string">
            <text:p>AXIS_RIGHT_BRAK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KEY_AXIS_RUDDER_SET</text:p>
          </table:table-cell>
          <table:table-cell table:style-name="ce8" office:value-type="string" calcext:value-type="string">
            <text:p>AXIS_RUDDER_SET</text:p>
          </table:table-cell>
          <table:table-cell table:style-name="ce8" office:value-type="string" calcext:value-type="string">
            <text:p>Shared Cockpit (Pilot only, and not transmitted to Co-pilot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SLEW_AHEAD_SET</text:p>
          </table:table-cell>
          <table:table-cell table:style-name="ce8" office:value-type="string" calcext:value-type="string">
            <text:p>AXIS_SLEW_AHEAD_SE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SLEW_ALT_SET</text:p>
          </table:table-cell>
          <table:table-cell table:style-name="ce8" office:value-type="string" calcext:value-type="string">
            <text:p>AXIS_SLEW_ALT_SE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SLEW_BANK_SET</text:p>
          </table:table-cell>
          <table:table-cell table:style-name="ce8" office:value-type="string" calcext:value-type="string">
            <text:p>AXIS_SLEW_BANK_SE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SLEW_HEADING_SET</text:p>
          </table:table-cell>
          <table:table-cell table:style-name="ce8" office:value-type="string" calcext:value-type="string">
            <text:p>AXIS_SLEW_HEADING_SE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SLEW_PITCH_SET</text:p>
          </table:table-cell>
          <table:table-cell table:style-name="ce8" office:value-type="string" calcext:value-type="string">
            <text:p>AXIS_SLEW_PITCH_SE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SLEW_SIDEWAYS_SET</text:p>
          </table:table-cell>
          <table:table-cell table:style-name="ce8" office:value-type="string" calcext:value-type="string">
            <text:p>AXIS_SLEW_SIDEWAYS_SE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SPOILER_SET</text:p>
          </table:table-cell>
          <table:table-cell table:style-name="ce8" office:value-type="string" calcext:value-type="string">
            <text:p>AXIS_SPOILER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KEY_AXIS_THROTTLE_SET</text:p>
          </table:table-cell>
          <table:table-cell table:style-name="ce8" office:value-type="string" calcext:value-type="string">
            <text:p>AXIS_THROTTLE_SET</text:p>
          </table:table-cell>
          <table:table-cell table:style-name="ce8" office:value-type="string" calcext:value-type="string">
            <text:p>Shared Cockpit (Pilot only, transmitted to Co-pilot if in a helicopter, not-transmitted otherwise).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THROTTLE1_SET</text:p>
          </table:table-cell>
          <table:table-cell table:style-name="ce8" office:value-type="string" calcext:value-type="string">
            <text:p>AXIS_THROTTLE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THROTTLE2_SET</text:p>
          </table:table-cell>
          <table:table-cell table:style-name="ce8" office:value-type="string" calcext:value-type="string">
            <text:p>AXIS_THROTTLE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THROTTLE3_SET</text:p>
          </table:table-cell>
          <table:table-cell table:style-name="ce8" office:value-type="string" calcext:value-type="string">
            <text:p>AXIS_THROTTLE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THROTTLE4_SET</text:p>
          </table:table-cell>
          <table:table-cell table:style-name="ce8" office:value-type="string" calcext:value-type="string">
            <text:p>AXIS_THROTTLE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BAROMETRIC</text:p>
          </table:table-cell>
          <table:table-cell table:style-name="ce8" office:value-type="string" calcext:value-type="string">
            <text:p>BAROMETRI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BLEED_AIR_SOURCE_CONTROL_DEC</text:p>
          </table:table-cell>
          <table:table-cell table:style-name="ce8" office:value-type="string" calcext:value-type="string">
            <text:p>BLEED_AIR_SOURCE_CONTROL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BLEED_AIR_SOURCE_CONTROL_INC</text:p>
          </table:table-cell>
          <table:table-cell table:style-name="ce8" office:value-type="string" calcext:value-type="string">
            <text:p>BLEED_AIR_SOURCE_CONTROL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BRAKES</text:p>
          </table:table-cell>
          <table:table-cell table:style-name="ce8" office:value-type="string" calcext:value-type="string">
            <text:p>BRAKE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BRAKES_LEFT</text:p>
          </table:table-cell>
          <table:table-cell table:style-name="ce8" office:value-type="string" calcext:value-type="string">
            <text:p>BRAKES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BRAKES_RIGHT</text:p>
          </table:table-cell>
          <table:table-cell table:style-name="ce8" office:value-type="string" calcext:value-type="string">
            <text:p>BRAKES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ABIN_NO_SMOKING_ALERT_SWITCH_TOGGLE</text:p>
          </table:table-cell>
          <table:table-cell table:style-name="ce8" office:value-type="string" calcext:value-type="string">
            <text:p>CABIN_NO_SMOKING_ALERT_SWITCH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ABIN_SEATBELTS_ALERT_SWITCH_TOGGLE</text:p>
          </table:table-cell>
          <table:table-cell table:style-name="ce8" office:value-type="string" calcext:value-type="string">
            <text:p>CABIN_SEATBELTS_ALERT_SWITCH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APTURE_SCREENSHOT</text:p>
          </table:table-cell>
          <table:table-cell table:style-name="ce8" office:value-type="string" calcext:value-type="string">
            <text:p>CAPTURE_SCREENSHO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ENTER_AILER_RUDDER</text:p>
          </table:table-cell>
          <table:table-cell table:style-name="ce8" office:value-type="string" calcext:value-type="string">
            <text:p>CENTER_AILER_RUDD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HASE_VIEW_TOGGLE</text:p>
          </table:table-cell>
          <table:table-cell table:style-name="ce8" office:value-type="string" calcext:value-type="string">
            <text:p>CHASE_VIEW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LOCK_HOURS_DEC</text:p>
          </table:table-cell>
          <table:table-cell table:style-name="ce8" office:value-type="string" calcext:value-type="string">
            <text:p>CLOCK_HOURS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LOCK_HOURS_INC</text:p>
          </table:table-cell>
          <table:table-cell table:style-name="ce8" office:value-type="string" calcext:value-type="string">
            <text:p>CLOCK_HOURS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LOCK_HOURS_SET</text:p>
          </table:table-cell>
          <table:table-cell table:style-name="ce8" office:value-type="string" calcext:value-type="string">
            <text:p>CLOCK_HOURS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LOCK_MINUTES_DEC</text:p>
          </table:table-cell>
          <table:table-cell table:style-name="ce8" office:value-type="string" calcext:value-type="string">
            <text:p>CLOCK_MINUTES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LOCK_MINUTES_INC</text:p>
          </table:table-cell>
          <table:table-cell table:style-name="ce8" office:value-type="string" calcext:value-type="string">
            <text:p>CLOCK_MINUTES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LOCK_MINUTES_SET</text:p>
          </table:table-cell>
          <table:table-cell table:style-name="ce8" office:value-type="string" calcext:value-type="string">
            <text:p>CLOCK_MINUTES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LOCK_SECONDS_ZERO</text:p>
          </table:table-cell>
          <table:table-cell table:style-name="ce8" office:value-type="string" calcext:value-type="string">
            <text:p>CLOCK_SECONDS_ZERO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LOSE_VIEW</text:p>
          </table:table-cell>
          <table:table-cell table:style-name="ce8" office:value-type="string" calcext:value-type="string">
            <text:p>CLOSE_VIE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ADIO</text:p>
          </table:table-cell>
          <table:table-cell table:style-name="ce8" office:value-type="string" calcext:value-type="string">
            <text:p>COM_RADIO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ADIO_FRACT_DEC</text:p>
          </table:table-cell>
          <table:table-cell table:style-name="ce8" office:value-type="string" calcext:value-type="string">
            <text:p>COM_RADIO_FRACT_DEC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ADIO_FRACT_DEC_CARRY</text:p>
          </table:table-cell>
          <table:table-cell table:style-name="ce8" office:value-type="string" calcext:value-type="string">
            <text:p>COM_RADIO_FRACT_DEC_CARRY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ADIO_FRACT_INC</text:p>
          </table:table-cell>
          <table:table-cell table:style-name="ce8" office:value-type="string" calcext:value-type="string">
            <text:p>COM_RADIO_FRACT_INC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ADIO_FRACT_INC_CARRY</text:p>
          </table:table-cell>
          <table:table-cell table:style-name="ce8" office:value-type="string" calcext:value-type="string">
            <text:p>COM_RADIO_FRACT_INC_CARRY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ADIO_SET</text:p>
          </table:table-cell>
          <table:table-cell table:style-name="ce8" office:value-type="string" calcext:value-type="string">
            <text:p>COM_RADIO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ADIO_WHOLE_DEC</text:p>
          </table:table-cell>
          <table:table-cell table:style-name="ce8" office:value-type="string" calcext:value-type="string">
            <text:p>COM_RADIO_WHOLE_DEC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ADIO_WHOLE_INC</text:p>
          </table:table-cell>
          <table:table-cell table:style-name="ce8" office:value-type="string" calcext:value-type="string">
            <text:p>COM_RADIO_WHOLE_INC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ECEIVE_ALL_SET</text:p>
          </table:table-cell>
          <table:table-cell table:style-name="ce8" office:value-type="string" calcext:value-type="string">
            <text:p>COM_RECEIVE_ALL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ECEIVE_ALL_TOGGLE</text:p>
          </table:table-cell>
          <table:table-cell table:style-name="ce8" office:value-type="string" calcext:value-type="string">
            <text:p>COM_RECEIVE_ALL_TOGGLE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STBY_RADIO_SET</text:p>
          </table:table-cell>
          <table:table-cell table:style-name="ce8" office:value-type="string" calcext:value-type="string">
            <text:p>COM_STBY_RADIO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STBY_RADIO_SWITCH_TO, or</text:p>
          </table:table-cell>
          <table:table-cell table:style-name="ce8" office:value-type="string" calcext:value-type="string">
            <text:p>COM_STBY_RADIO_SWAP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1_TRANSMIT_SELECT</text:p>
          </table:table-cell>
          <table:table-cell table:style-name="ce8" office:value-type="string" calcext:value-type="string">
            <text:p>COM1_TRANSMIT_SELEC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RADIO_FRACT_DEC</text:p>
          </table:table-cell>
          <table:table-cell table:style-name="ce8" office:value-type="string" calcext:value-type="string">
            <text:p>COM2_RADIO_FRACT_DEC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RADIO_FRACT_DEC_CARRY</text:p>
          </table:table-cell>
          <table:table-cell table:style-name="ce8" office:value-type="string" calcext:value-type="string">
            <text:p>COM2_RADIO_FRACT_DEC_CARRY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RADIO_FRACT_INC</text:p>
          </table:table-cell>
          <table:table-cell table:style-name="ce8" office:value-type="string" calcext:value-type="string">
            <text:p>COM2_RADIO_FRACT_INC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RADIO_FRACT_INC_CARRY</text:p>
          </table:table-cell>
          <table:table-cell table:style-name="ce8" office:value-type="string" calcext:value-type="string">
            <text:p>COM2_RADIO_FRACT_INC_CARRY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RADIO_SET</text:p>
          </table:table-cell>
          <table:table-cell table:style-name="ce8" office:value-type="string" calcext:value-type="string">
            <text:p>COM2_RADIO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RADIO_SWAP</text:p>
          </table:table-cell>
          <table:table-cell table:style-name="ce8" office:value-type="string" calcext:value-type="string">
            <text:p>COM2_RADIO_SWAP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RADIO_WHOLE_DEC</text:p>
          </table:table-cell>
          <table:table-cell table:style-name="ce8" office:value-type="string" calcext:value-type="string">
            <text:p>COM2_RADIO_WHOLE_DEC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RADIO_WHOLE_INC</text:p>
          </table:table-cell>
          <table:table-cell table:style-name="ce8" office:value-type="string" calcext:value-type="string">
            <text:p>COM2_RADIO_WHOLE_INC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STBY_RADIO_SET</text:p>
          </table:table-cell>
          <table:table-cell table:style-name="ce8" office:value-type="string" calcext:value-type="string">
            <text:p>COM2_STBY_RADIO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2_TRANSMIT_SELECT</text:p>
          </table:table-cell>
          <table:table-cell table:style-name="ce8" office:value-type="string" calcext:value-type="string">
            <text:p>COM2_TRANSMIT_SELEC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WLFLAP1_SET</text:p>
          </table:table-cell>
          <table:table-cell table:style-name="ce8" office:value-type="string" calcext:value-type="string">
            <text:p>COWLFLAP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WLFLAP2_SET</text:p>
          </table:table-cell>
          <table:table-cell table:style-name="ce8" office:value-type="string" calcext:value-type="string">
            <text:p>COWLFLAP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WLFLAP3_SET</text:p>
          </table:table-cell>
          <table:table-cell table:style-name="ce8" office:value-type="string" calcext:value-type="string">
            <text:p>COWLFLAP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WLFLAP4_SET</text:p>
          </table:table-cell>
          <table:table-cell table:style-name="ce8" office:value-type="string" calcext:value-type="string">
            <text:p>COWLFLAP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ROSS_FEED_OFF</text:p>
          </table:table-cell>
          <table:table-cell table:style-name="ce8" office:value-type="string" calcext:value-type="string">
            <text:p>CROSS_FEE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ROSS_FEED_OPEN</text:p>
          </table:table-cell>
          <table:table-cell table:style-name="ce8" office:value-type="string" calcext:value-type="string">
            <text:p>CROSS_FEED_OPE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ROSS_FEED_TOGGLE</text:p>
          </table:table-cell>
          <table:table-cell table:style-name="ce8" office:value-type="string" calcext:value-type="string">
            <text:p>CROSS_FEED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C_COWL_FLAPS</text:p>
          </table:table-cell>
          <table:table-cell table:style-name="ce8" office:value-type="string" calcext:value-type="string">
            <text:p>DEC_COWL_FLAP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C_COWL_FLAPS1</text:p>
          </table:table-cell>
          <table:table-cell table:style-name="ce8" office:value-type="string" calcext:value-type="string">
            <text:p>DEC_COWL_FLAPS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C_COWL_FLAPS2</text:p>
          </table:table-cell>
          <table:table-cell table:style-name="ce8" office:value-type="string" calcext:value-type="string">
            <text:p>DEC_COWL_FLAPS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C_COWL_FLAPS3</text:p>
          </table:table-cell>
          <table:table-cell table:style-name="ce8" office:value-type="string" calcext:value-type="string">
            <text:p>DEC_COWL_FLAPS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C_COWL_FLAPS4</text:p>
          </table:table-cell>
          <table:table-cell table:style-name="ce8" office:value-type="string" calcext:value-type="string">
            <text:p>DEC_COWL_FLAPS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C_AUTOBRAKE_CONTROL</text:p>
          </table:table-cell>
          <table:table-cell table:style-name="ce8" office:value-type="string" calcext:value-type="string">
            <text:p>DECREASE_AUTOBRAKE_CONTRO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CISION_HEIGHT_DEC</text:p>
          </table:table-cell>
          <table:table-cell table:style-name="ce8" office:value-type="string" calcext:value-type="string">
            <text:p>DECREASE_DECISION_HE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CREASE_THROTTLE</text:p>
          </table:table-cell>
          <table:table-cell table:style-name="ce8" office:value-type="string" calcext:value-type="string">
            <text:p>DECREASE_THROTT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MO_STOP</text:p>
          </table:table-cell>
          <table:table-cell table:style-name="ce8" office:value-type="string" calcext:value-type="string">
            <text:p>DEMO_STO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ME</text:p>
          </table:table-cell>
          <table:table-cell table:style-name="ce8" office:value-type="string" calcext:value-type="string">
            <text:p>DM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ME_SELECT</text:p>
          </table:table-cell>
          <table:table-cell table:style-name="ce8" office:value-type="string" calcext:value-type="string">
            <text:p>DME_SELEC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ME1_TOGGLE</text:p>
          </table:table-cell>
          <table:table-cell table:style-name="ce8" office:value-type="string" calcext:value-type="string">
            <text:p>DME1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ME2_TOGGLE</text:p>
          </table:table-cell>
          <table:table-cell table:style-name="ce8" office:value-type="string" calcext:value-type="string">
            <text:p>DME2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</text:p>
          </table:table-cell>
          <table:table-cell table:style-name="ce8" office:value-type="string" calcext:value-type="string">
            <text:p>EG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_DEC</text:p>
          </table:table-cell>
          <table:table-cell table:style-name="ce8" office:value-type="string" calcext:value-type="string">
            <text:p>EGT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_INC</text:p>
          </table:table-cell>
          <table:table-cell table:style-name="ce8" office:value-type="string" calcext:value-type="string">
            <text:p>EGT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_SET</text:p>
          </table:table-cell>
          <table:table-cell table:style-name="ce8" office:value-type="string" calcext:value-type="string">
            <text:p>EG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1_DEC</text:p>
          </table:table-cell>
          <table:table-cell table:style-name="ce8" office:value-type="string" calcext:value-type="string">
            <text:p>EGT1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1_INC</text:p>
          </table:table-cell>
          <table:table-cell table:style-name="ce8" office:value-type="string" calcext:value-type="string">
            <text:p>EGT1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1_SET</text:p>
          </table:table-cell>
          <table:table-cell table:style-name="ce8" office:value-type="string" calcext:value-type="string">
            <text:p>EGT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2_DEC</text:p>
          </table:table-cell>
          <table:table-cell table:style-name="ce8" office:value-type="string" calcext:value-type="string">
            <text:p>EGT2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2_INC</text:p>
          </table:table-cell>
          <table:table-cell table:style-name="ce8" office:value-type="string" calcext:value-type="string">
            <text:p>EGT2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2_SET</text:p>
          </table:table-cell>
          <table:table-cell table:style-name="ce8" office:value-type="string" calcext:value-type="string">
            <text:p>EGT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3_DEC</text:p>
          </table:table-cell>
          <table:table-cell table:style-name="ce8" office:value-type="string" calcext:value-type="string">
            <text:p>EGT3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3_INC</text:p>
          </table:table-cell>
          <table:table-cell table:style-name="ce8" office:value-type="string" calcext:value-type="string">
            <text:p>EGT3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3_SET</text:p>
          </table:table-cell>
          <table:table-cell table:style-name="ce8" office:value-type="string" calcext:value-type="string">
            <text:p>EGT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4_DEC</text:p>
          </table:table-cell>
          <table:table-cell table:style-name="ce8" office:value-type="string" calcext:value-type="string">
            <text:p>EGT4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4_INC</text:p>
          </table:table-cell>
          <table:table-cell table:style-name="ce8" office:value-type="string" calcext:value-type="string">
            <text:p>EGT4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GT4_SET</text:p>
          </table:table-cell>
          <table:table-cell table:style-name="ce8" office:value-type="string" calcext:value-type="string">
            <text:p>EGT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LEV_DOWN</text:p>
          </table:table-cell>
          <table:table-cell table:style-name="ce8" office:value-type="string" calcext:value-type="string">
            <text:p>ELEV_DOWN</text:p>
          </table:table-cell>
          <table:table-cell table:style-name="ce8" office:value-type="string" calcext:value-type="string">
            <text:p>Shared Cockpit (Pilot only).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LEV_TRIM_DN</text:p>
          </table:table-cell>
          <table:table-cell table:style-name="ce8" office:value-type="string" calcext:value-type="string">
            <text:p>ELEV_TRIM_D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LEV_TRIM_UP</text:p>
          </table:table-cell>
          <table:table-cell table:style-name="ce8" office:value-type="string" calcext:value-type="string">
            <text:p>ELEV_TRIM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LEV_UP</text:p>
          </table:table-cell>
          <table:table-cell table:style-name="ce8" office:value-type="string" calcext:value-type="string">
            <text:p>ELEV_UP</text:p>
          </table:table-cell>
          <table:table-cell table:style-name="ce8" office:value-type="string" calcext:value-type="string">
            <text:p>Shared Cockpit (Pilot only).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LEVATOR_SET</text:p>
          </table:table-cell>
          <table:table-cell table:style-name="ce8" office:value-type="string" calcext:value-type="string">
            <text:p>ELEVATOR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LEVATOR_TRIM_SET</text:p>
          </table:table-cell>
          <table:table-cell table:style-name="ce8" office:value-type="string" calcext:value-type="string">
            <text:p>ELEVATOR_TRIM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NGINE</text:p>
          </table:table-cell>
          <table:table-cell table:style-name="ce8" office:value-type="string" calcext:value-type="string">
            <text:p>ENGIN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NGINE_AUTO_SHUTDOWN</text:p>
          </table:table-cell>
          <table:table-cell table:style-name="ce8" office:value-type="string" calcext:value-type="string">
            <text:p>ENGINE_AUTO_SHUT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NGINE_AUTO_START</text:p>
          </table:table-cell>
          <table:table-cell table:style-name="ce8" office:value-type="string" calcext:value-type="string">
            <text:p>ENGINE_AUTO_STAR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NGINE_PRIMER</text:p>
          </table:table-cell>
          <table:table-cell table:style-name="ce8" office:value-type="string" calcext:value-type="string">
            <text:p>ENGINE_PRIM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XIT</text:p>
          </table:table-cell>
          <table:table-cell table:style-name="ce8" office:value-type="string" calcext:value-type="string">
            <text:p>EXIT</text:p>
          </table:table-cell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XTINGUISH_ENGINE_FIRE</text:p>
          </table:table-cell>
          <table:table-cell table:style-name="ce8" office:value-type="string" calcext:value-type="string">
            <text:p>EXTINGUISH_ENGINE_FI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YEPOINT_BACK</text:p>
          </table:table-cell>
          <table:table-cell table:style-name="ce8" office:value-type="string" calcext:value-type="string">
            <text:p>EYEPOINT_BACK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YEPOINT_DOWN</text:p>
          </table:table-cell>
          <table:table-cell table:style-name="ce8" office:value-type="string" calcext:value-type="string">
            <text:p>EYEPOINT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YEPOINT_FORWARD</text:p>
          </table:table-cell>
          <table:table-cell table:style-name="ce8" office:value-type="string" calcext:value-type="string">
            <text:p>EYEPOINT_FORWAR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YEPOINT_LEFT</text:p>
          </table:table-cell>
          <table:table-cell table:style-name="ce8" office:value-type="string" calcext:value-type="string">
            <text:p>EYEPOINT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YEPOINT_RESET</text:p>
          </table:table-cell>
          <table:table-cell table:style-name="ce8" office:value-type="string" calcext:value-type="string">
            <text:p>EYEPOINT_RE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YEPOINT_RIGHT</text:p>
          </table:table-cell>
          <table:table-cell table:style-name="ce8" office:value-type="string" calcext:value-type="string">
            <text:p>EYEPOINT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YEPOINT_UP</text:p>
          </table:table-cell>
          <table:table-cell table:style-name="ce8" office:value-type="string" calcext:value-type="string">
            <text:p>EYEPOIN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APS_1</text:p>
          </table:table-cell>
          <table:table-cell table:style-name="ce8" office:value-type="string" calcext:value-type="string">
            <text:p>FLAPS_1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APS_2</text:p>
          </table:table-cell>
          <table:table-cell table:style-name="ce8" office:value-type="string" calcext:value-type="string">
            <text:p>FLAPS_2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APS_3</text:p>
          </table:table-cell>
          <table:table-cell table:style-name="ce8" office:value-type="string" calcext:value-type="string">
            <text:p>FLAPS_3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APS_DECR</text:p>
          </table:table-cell>
          <table:table-cell table:style-name="ce8" office:value-type="string" calcext:value-type="string">
            <text:p>FLAPS_DECR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APS_DOWN</text:p>
          </table:table-cell>
          <table:table-cell table:style-name="ce8" office:value-type="string" calcext:value-type="string">
            <text:p>FLAPS_DOWN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APS_INCR</text:p>
          </table:table-cell>
          <table:table-cell table:style-name="ce8" office:value-type="string" calcext:value-type="string">
            <text:p>FLAPS_INCR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APS_SET</text:p>
          </table:table-cell>
          <table:table-cell table:style-name="ce8" office:value-type="string" calcext:value-type="string">
            <text:p>FLAPS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APS_UP</text:p>
          </table:table-cell>
          <table:table-cell table:style-name="ce8" office:value-type="string" calcext:value-type="string">
            <text:p>FLAPS_UP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IGHT_MAP</text:p>
          </table:table-cell>
          <table:table-cell table:style-name="ce8" office:value-type="string" calcext:value-type="string">
            <text:p>FLIGHT_MA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Y_BY_WIRE_ELAC_TOGGLE</text:p>
          </table:table-cell>
          <table:table-cell table:style-name="ce8" office:value-type="string" calcext:value-type="string">
            <text:p>FLY_BY_WIRE_ELAC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Y_BY_WIRE_FAC_TOGGLE</text:p>
          </table:table-cell>
          <table:table-cell table:style-name="ce8" office:value-type="string" calcext:value-type="string">
            <text:p>FLY_BY_WIRE_FAC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LY_BY_WIRE_SEC_TOGGLE</text:p>
          </table:table-cell>
          <table:table-cell table:style-name="ce8" office:value-type="string" calcext:value-type="string">
            <text:p>FLY_BY_WIRE_SEC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REEZE_ALTITUDE_SET</text:p>
          </table:table-cell>
          <table:table-cell table:style-name="ce8" office:value-type="string" calcext:value-type="string">
            <text:p>FREEZE_ALTITUD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REEZE_ALTITUDE_TOGGLE</text:p>
          </table:table-cell>
          <table:table-cell table:style-name="ce8" office:value-type="string" calcext:value-type="string">
            <text:p>FREEZE_ALTITUDE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REEZE_ATTITUDE_SET</text:p>
          </table:table-cell>
          <table:table-cell table:style-name="ce8" office:value-type="string" calcext:value-type="string">
            <text:p>FREEZE_ATTITUD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REEZE_ATTITUDE_TOGGLE</text:p>
          </table:table-cell>
          <table:table-cell table:style-name="ce8" office:value-type="string" calcext:value-type="string">
            <text:p>FREEZE_ATTITUDE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REEZE_LATITUDE_LONGITUDE_SET</text:p>
          </table:table-cell>
          <table:table-cell table:style-name="ce8" office:value-type="string" calcext:value-type="string">
            <text:p>FREEZE_LATITUDE_LONGITUD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REEZE_LATITUDE_LONGITUDE_TOGGLE</text:p>
          </table:table-cell>
          <table:table-cell table:style-name="ce8" office:value-type="string" calcext:value-type="string">
            <text:p>FREEZE_LATITUDE_LONGITUDE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REQUENCY_SWAP</text:p>
          </table:table-cell>
          <table:table-cell table:style-name="ce8" office:value-type="string" calcext:value-type="string">
            <text:p>FREQUENCY_SWA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DUMP_TOGGLE</text:p>
          </table:table-cell>
          <table:table-cell table:style-name="ce8" office:value-type="string" calcext:value-type="string">
            <text:p>FUEL_DUMP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PUMP</text:p>
          </table:table-cell>
          <table:table-cell table:style-name="ce8" office:value-type="string" calcext:value-type="string">
            <text:p>FUEL_PUM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ALL</text:p>
          </table:table-cell>
          <table:table-cell table:style-name="ce8" office:value-type="string" calcext:value-type="string">
            <text:p>FUEL_SELECTOR_2_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CENTER</text:p>
          </table:table-cell>
          <table:table-cell table:style-name="ce8" office:value-type="string" calcext:value-type="string">
            <text:p>FUEL_SELECTOR_2_CENT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LEFT</text:p>
          </table:table-cell>
          <table:table-cell table:style-name="ce8" office:value-type="string" calcext:value-type="string">
            <text:p>FUEL_SELECTOR_2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LEFT_AUX</text:p>
          </table:table-cell>
          <table:table-cell table:style-name="ce8" office:value-type="string" calcext:value-type="string">
            <text:p>FUEL_SELECTOR_2_LEFT_AUX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LEFT_MAIN</text:p>
          </table:table-cell>
          <table:table-cell table:style-name="ce8" office:value-type="string" calcext:value-type="string">
            <text:p>FUEL_SELECTOR_2_LEFT_MA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OFF</text:p>
          </table:table-cell>
          <table:table-cell table:style-name="ce8" office:value-type="string" calcext:value-type="string">
            <text:p>FUEL_SELECTOR_2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RIGHT</text:p>
          </table:table-cell>
          <table:table-cell table:style-name="ce8" office:value-type="string" calcext:value-type="string">
            <text:p>FUEL_SELECTOR_2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RIGHT_AUX</text:p>
          </table:table-cell>
          <table:table-cell table:style-name="ce8" office:value-type="string" calcext:value-type="string">
            <text:p>FUEL_SELECTOR_2_RIGHT_AUX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RIGHT_MAIN</text:p>
          </table:table-cell>
          <table:table-cell table:style-name="ce8" office:value-type="string" calcext:value-type="string">
            <text:p>FUEL_SELECTOR_2_RIGHT_MA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2_SET</text:p>
          </table:table-cell>
          <table:table-cell table:style-name="ce8" office:value-type="string" calcext:value-type="string">
            <text:p>FUEL_SELECTOR_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ALL</text:p>
          </table:table-cell>
          <table:table-cell table:style-name="ce8" office:value-type="string" calcext:value-type="string">
            <text:p>FUEL_SELECTOR_3_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CENTER</text:p>
          </table:table-cell>
          <table:table-cell table:style-name="ce8" office:value-type="string" calcext:value-type="string">
            <text:p>FUEL_SELECTOR_3_CENT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LEFT</text:p>
          </table:table-cell>
          <table:table-cell table:style-name="ce8" office:value-type="string" calcext:value-type="string">
            <text:p>FUEL_SELECTOR_3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LEFT_AUX</text:p>
          </table:table-cell>
          <table:table-cell table:style-name="ce8" office:value-type="string" calcext:value-type="string">
            <text:p>FUEL_SELECTOR_3_LEFT_AUX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LEFT_MAIN</text:p>
          </table:table-cell>
          <table:table-cell table:style-name="ce8" office:value-type="string" calcext:value-type="string">
            <text:p>FUEL_SELECTOR_3_LEFT_MA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OFF</text:p>
          </table:table-cell>
          <table:table-cell table:style-name="ce8" office:value-type="string" calcext:value-type="string">
            <text:p>FUEL_SELECTOR_3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RIGHT</text:p>
          </table:table-cell>
          <table:table-cell table:style-name="ce8" office:value-type="string" calcext:value-type="string">
            <text:p>FUEL_SELECTOR_3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RIGHT_AUX</text:p>
          </table:table-cell>
          <table:table-cell table:style-name="ce8" office:value-type="string" calcext:value-type="string">
            <text:p>FUEL_SELECTOR_3_RIGHT_AUX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RIGHT_MAIN</text:p>
          </table:table-cell>
          <table:table-cell table:style-name="ce8" office:value-type="string" calcext:value-type="string">
            <text:p>FUEL_SELECTOR_3_RIGHT_MA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3_SET</text:p>
          </table:table-cell>
          <table:table-cell table:style-name="ce8" office:value-type="string" calcext:value-type="string">
            <text:p>FUEL_SELECTOR_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ALL</text:p>
          </table:table-cell>
          <table:table-cell table:style-name="ce8" office:value-type="string" calcext:value-type="string">
            <text:p>FUEL_SELECTOR_4_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CENTER</text:p>
          </table:table-cell>
          <table:table-cell table:style-name="ce8" office:value-type="string" calcext:value-type="string">
            <text:p>FUEL_SELECTOR_4_CENT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LEFT</text:p>
          </table:table-cell>
          <table:table-cell table:style-name="ce8" office:value-type="string" calcext:value-type="string">
            <text:p>FUEL_SELECTOR_4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LEFT_AUX</text:p>
          </table:table-cell>
          <table:table-cell table:style-name="ce8" office:value-type="string" calcext:value-type="string">
            <text:p>FUEL_SELECTOR_4_LEFT_AUX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LEFT_MAIN</text:p>
          </table:table-cell>
          <table:table-cell table:style-name="ce8" office:value-type="string" calcext:value-type="string">
            <text:p>FUEL_SELECTOR_4_LEFT_MA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OFF</text:p>
          </table:table-cell>
          <table:table-cell table:style-name="ce8" office:value-type="string" calcext:value-type="string">
            <text:p>FUEL_SELECTOR_4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RIGHT</text:p>
          </table:table-cell>
          <table:table-cell table:style-name="ce8" office:value-type="string" calcext:value-type="string">
            <text:p>FUEL_SELECTOR_4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RIGHT_AUX</text:p>
          </table:table-cell>
          <table:table-cell table:style-name="ce8" office:value-type="string" calcext:value-type="string">
            <text:p>FUEL_SELECTOR_4_RIGHT_AUX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RIGHT_MAIN</text:p>
          </table:table-cell>
          <table:table-cell table:style-name="ce8" office:value-type="string" calcext:value-type="string">
            <text:p>FUEL_SELECTOR_4_RIGHT_MA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4_SET</text:p>
          </table:table-cell>
          <table:table-cell table:style-name="ce8" office:value-type="string" calcext:value-type="string">
            <text:p>FUEL_SELECTOR_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ALL</text:p>
          </table:table-cell>
          <table:table-cell table:style-name="ce8" office:value-type="string" calcext:value-type="string">
            <text:p>FUEL_SELECTOR_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CENTER</text:p>
          </table:table-cell>
          <table:table-cell table:style-name="ce8" office:value-type="string" calcext:value-type="string">
            <text:p>FUEL_SELECTOR_CENT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LEFT</text:p>
          </table:table-cell>
          <table:table-cell table:style-name="ce8" office:value-type="string" calcext:value-type="string">
            <text:p>FUEL_SELECTOR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LEFT_AUX</text:p>
          </table:table-cell>
          <table:table-cell table:style-name="ce8" office:value-type="string" calcext:value-type="string">
            <text:p>FUEL_SELECTOR_LEFT_AUX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LEFT_MAIN</text:p>
          </table:table-cell>
          <table:table-cell table:style-name="ce8" office:value-type="string" calcext:value-type="string">
            <text:p>FUEL_SELECTOR_LEFT_MA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OFF</text:p>
          </table:table-cell>
          <table:table-cell table:style-name="ce8" office:value-type="string" calcext:value-type="string">
            <text:p>FUEL_SELECTOR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RIGHT</text:p>
          </table:table-cell>
          <table:table-cell table:style-name="ce8" office:value-type="string" calcext:value-type="string">
            <text:p>FUEL_SELECTOR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RIGHT_AUX</text:p>
          </table:table-cell>
          <table:table-cell table:style-name="ce8" office:value-type="string" calcext:value-type="string">
            <text:p>FUEL_SELECTOR_RIGHT_AUX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RIGHT_MAIN</text:p>
          </table:table-cell>
          <table:table-cell table:style-name="ce8" office:value-type="string" calcext:value-type="string">
            <text:p>FUEL_SELECTOR_RIGHT_MA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FUEL_SELECTOR_SET</text:p>
          </table:table-cell>
          <table:table-cell table:style-name="ce8" office:value-type="string" calcext:value-type="string">
            <text:p>FUEL_SELECTOR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CLEAR_BUTTON</text:p>
          </table:table-cell>
          <table:table-cell table:style-name="ce8" office:value-type="string" calcext:value-type="string">
            <text:p>G1000_MFD_CLEA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CURSOR_BUTTON</text:p>
          </table:table-cell>
          <table:table-cell table:style-name="ce8" office:value-type="string" calcext:value-type="string">
            <text:p>G1000_MFD_CURSO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DIRECTTO_BUTTON</text:p>
          </table:table-cell>
          <table:table-cell table:style-name="ce8" office:value-type="string" calcext:value-type="string">
            <text:p>G1000_MFD_DIRECTTO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ENTER_BUTTON</text:p>
          </table:table-cell>
          <table:table-cell table:style-name="ce8" office:value-type="string" calcext:value-type="string">
            <text:p>G1000_MFD_ENTE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FLIGHTPLAN_BUTTON</text:p>
          </table:table-cell>
          <table:table-cell table:style-name="ce8" office:value-type="string" calcext:value-type="string">
            <text:p>G1000_MFD_FLIGHTPLAN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GROUP_KNOB_DEC</text:p>
          </table:table-cell>
          <table:table-cell table:style-name="ce8" office:value-type="string" calcext:value-type="string">
            <text:p>G1000_MFD_GROUP_KNOB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GROUP_KNOB_INC</text:p>
          </table:table-cell>
          <table:table-cell table:style-name="ce8" office:value-type="string" calcext:value-type="string">
            <text:p>G1000_MFD_GROUP_KNOB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MENU_BUTTON</text:p>
          </table:table-cell>
          <table:table-cell table:style-name="ce8" office:value-type="string" calcext:value-type="string">
            <text:p>G1000_MFD_MENU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PAGE_KNOB_DEC</text:p>
          </table:table-cell>
          <table:table-cell table:style-name="ce8" office:value-type="string" calcext:value-type="string">
            <text:p>G1000_MFD_PAGE_KNOB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PAGE_KNOB_INC</text:p>
          </table:table-cell>
          <table:table-cell table:style-name="ce8" office:value-type="string" calcext:value-type="string">
            <text:p>G1000_MFD_PAGE_KNOB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PROCEDURE_BUTTON</text:p>
          </table:table-cell>
          <table:table-cell table:style-name="ce8" office:value-type="string" calcext:value-type="string">
            <text:p>G1000_MFD_PROCEDURE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1</text:p>
          </table:table-cell>
          <table:table-cell table:style-name="ce8" office:value-type="string" calcext:value-type="string">
            <text:p>G1000_MFD_SOFTKEY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10</text:p>
          </table:table-cell>
          <table:table-cell table:style-name="ce8" office:value-type="string" calcext:value-type="string">
            <text:p>G1000_MFD_SOFTKEY10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11</text:p>
          </table:table-cell>
          <table:table-cell table:style-name="ce8" office:value-type="string" calcext:value-type="string">
            <text:p>G1000_MFD_SOFTKEY11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2</text:p>
          </table:table-cell>
          <table:table-cell table:style-name="ce8" office:value-type="string" calcext:value-type="string">
            <text:p>G1000_MFD_SOFTKEY2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12</text:p>
          </table:table-cell>
          <table:table-cell table:style-name="ce8" office:value-type="string" calcext:value-type="string">
            <text:p>G1000_MFD_SOFTKEY2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3</text:p>
          </table:table-cell>
          <table:table-cell table:style-name="ce8" office:value-type="string" calcext:value-type="string">
            <text:p>G1000_MFD_SOFTKEY3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4</text:p>
          </table:table-cell>
          <table:table-cell table:style-name="ce8" office:value-type="string" calcext:value-type="string">
            <text:p>G1000_MFD_SOFTKEY4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5</text:p>
          </table:table-cell>
          <table:table-cell table:style-name="ce8" office:value-type="string" calcext:value-type="string">
            <text:p>G1000_MFD_SOFTKEY5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6</text:p>
          </table:table-cell>
          <table:table-cell table:style-name="ce8" office:value-type="string" calcext:value-type="string">
            <text:p>G1000_MFD_SOFTKEY6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7</text:p>
          </table:table-cell>
          <table:table-cell table:style-name="ce8" office:value-type="string" calcext:value-type="string">
            <text:p>G1000_MFD_SOFTKEY7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8</text:p>
          </table:table-cell>
          <table:table-cell table:style-name="ce8" office:value-type="string" calcext:value-type="string">
            <text:p>G1000_MFD_SOFTKEY8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SOFTKEY9</text:p>
          </table:table-cell>
          <table:table-cell table:style-name="ce8" office:value-type="string" calcext:value-type="string">
            <text:p>G1000_MFD_SOFTKEY9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ZOOMIN_BUTTON</text:p>
          </table:table-cell>
          <table:table-cell table:style-name="ce8" office:value-type="string" calcext:value-type="string">
            <text:p>G1000_MFD_ZOOMIN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MFD_ZOOMOUT_BUTTON</text:p>
          </table:table-cell>
          <table:table-cell table:style-name="ce8" office:value-type="string" calcext:value-type="string">
            <text:p>G1000_MFD_ZOOMOUT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CLEAR_BUTTON</text:p>
          </table:table-cell>
          <table:table-cell table:style-name="ce8" office:value-type="string" calcext:value-type="string">
            <text:p>G1000_PFD_CLEA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CURSOR_BUTTON</text:p>
          </table:table-cell>
          <table:table-cell table:style-name="ce8" office:value-type="string" calcext:value-type="string">
            <text:p>G1000_PFD_CURSO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DIRECTTO_BUTTON</text:p>
          </table:table-cell>
          <table:table-cell table:style-name="ce8" office:value-type="string" calcext:value-type="string">
            <text:p>G1000_PFD_DIRECTTO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ENTER_BUTTON</text:p>
          </table:table-cell>
          <table:table-cell table:style-name="ce8" office:value-type="string" calcext:value-type="string">
            <text:p>G1000_PFD_ENTE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FLIGHTPLAN_BUTTON</text:p>
          </table:table-cell>
          <table:table-cell table:style-name="ce8" office:value-type="string" calcext:value-type="string">
            <text:p>G1000_PFD_FLIGHTPLAN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GROUP_KNOB_DEC</text:p>
          </table:table-cell>
          <table:table-cell table:style-name="ce8" office:value-type="string" calcext:value-type="string">
            <text:p>G1000_PFD_GROUP_KNOB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GROUP_KNOB_INC</text:p>
          </table:table-cell>
          <table:table-cell table:style-name="ce8" office:value-type="string" calcext:value-type="string">
            <text:p>G1000_PFD_GROUP_KNOB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MENU_BUTTON</text:p>
          </table:table-cell>
          <table:table-cell table:style-name="ce8" office:value-type="string" calcext:value-type="string">
            <text:p>G1000_PFD_MENU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PAGE_KNOB_DEC</text:p>
          </table:table-cell>
          <table:table-cell table:style-name="ce8" office:value-type="string" calcext:value-type="string">
            <text:p>G1000_PFD_PAGE_KNOB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PAGE_KNOB_INC</text:p>
          </table:table-cell>
          <table:table-cell table:style-name="ce8" office:value-type="string" calcext:value-type="string">
            <text:p>G1000_PFD_PAGE_KNOB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PROCEDURE_BUTTON</text:p>
          </table:table-cell>
          <table:table-cell table:style-name="ce8" office:value-type="string" calcext:value-type="string">
            <text:p>G1000_PFD_PROCEDURE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1</text:p>
          </table:table-cell>
          <table:table-cell table:style-name="ce8" office:value-type="string" calcext:value-type="string">
            <text:p>G1000_PFD_SOFTKEY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10</text:p>
          </table:table-cell>
          <table:table-cell table:style-name="ce8" office:value-type="string" calcext:value-type="string">
            <text:p>G1000_PFD_SOFTKEY10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11</text:p>
          </table:table-cell>
          <table:table-cell table:style-name="ce8" office:value-type="string" calcext:value-type="string">
            <text:p>G1000_PFD_SOFTKEY11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12</text:p>
          </table:table-cell>
          <table:table-cell table:style-name="ce8" office:value-type="string" calcext:value-type="string">
            <text:p>G1000_PFD_SOFTKEY12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2</text:p>
          </table:table-cell>
          <table:table-cell table:style-name="ce8" office:value-type="string" calcext:value-type="string">
            <text:p>G1000_PFD_SOFTKEY2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3</text:p>
          </table:table-cell>
          <table:table-cell table:style-name="ce8" office:value-type="string" calcext:value-type="string">
            <text:p>G1000_PFD_SOFTKEY3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4</text:p>
          </table:table-cell>
          <table:table-cell table:style-name="ce8" office:value-type="string" calcext:value-type="string">
            <text:p>G1000_PFD_SOFTKEY4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5</text:p>
          </table:table-cell>
          <table:table-cell table:style-name="ce8" office:value-type="string" calcext:value-type="string">
            <text:p>G1000_PFD_SOFTKEY5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6</text:p>
          </table:table-cell>
          <table:table-cell table:style-name="ce8" office:value-type="string" calcext:value-type="string">
            <text:p>G1000_PFD_SOFTKEY6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7</text:p>
          </table:table-cell>
          <table:table-cell table:style-name="ce8" office:value-type="string" calcext:value-type="string">
            <text:p>G1000_PFD_SOFTKEY7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8</text:p>
          </table:table-cell>
          <table:table-cell table:style-name="ce8" office:value-type="string" calcext:value-type="string">
            <text:p>G1000_PFD_SOFTKEY8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SOFTKEY9</text:p>
          </table:table-cell>
          <table:table-cell table:style-name="ce8" office:value-type="string" calcext:value-type="string">
            <text:p>G1000_PFD_SOFTKEY9</text:p>
          </table:table-cell>
          <table:table-cell table:style-name="ce9" table:number-columns-repeated="2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ZOOMIN_BUTTON</text:p>
          </table:table-cell>
          <table:table-cell table:style-name="ce8" office:value-type="string" calcext:value-type="string">
            <text:p>G1000_PFD_ZOOMIN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1000_PFD_ZOOMOUT_BUTTON</text:p>
          </table:table-cell>
          <table:table-cell table:style-name="ce8" office:value-type="string" calcext:value-type="string">
            <text:p>G1000_PFD_ZOOMOUT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AUGE_KEYSTROKE</text:p>
          </table:table-cell>
          <table:table-cell table:style-name="ce8" office:value-type="string" calcext:value-type="string">
            <text:p>GAUGE_KEYSTROK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EAR_DOWN</text:p>
          </table:table-cell>
          <table:table-cell table:style-name="ce8" office:value-type="string" calcext:value-type="string">
            <text:p>GEAR_DOWN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EAR_PUMP</text:p>
          </table:table-cell>
          <table:table-cell table:style-name="ce8" office:value-type="string" calcext:value-type="string">
            <text:p>GEAR_PUM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EAR_SET</text:p>
          </table:table-cell>
          <table:table-cell table:style-name="ce8" office:value-type="string" calcext:value-type="string">
            <text:p>GEAR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EAR_TOGGLE</text:p>
          </table:table-cell>
          <table:table-cell table:style-name="ce8" office:value-type="string" calcext:value-type="string">
            <text:p>GEAR_TOGGLE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EAR_UP</text:p>
          </table:table-cell>
          <table:table-cell table:style-name="ce8" office:value-type="string" calcext:value-type="string">
            <text:p>GEAR_UP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CLEAR_ALL_BUTTON</text:p>
          </table:table-cell>
          <table:table-cell table:style-name="ce8" office:value-type="string" calcext:value-type="string">
            <text:p>GPS_CLEAR_ALL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CLEAR_BUTTON</text:p>
          </table:table-cell>
          <table:table-cell table:style-name="ce8" office:value-type="string" calcext:value-type="string">
            <text:p>GPS_CLEA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CLEAR_BUTTON_DOWN</text:p>
          </table:table-cell>
          <table:table-cell table:style-name="ce8" office:value-type="string" calcext:value-type="string">
            <text:p>GPS_CLEAR_BUTTON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CLEAR_BUTTON_UP</text:p>
          </table:table-cell>
          <table:table-cell table:style-name="ce8" office:value-type="string" calcext:value-type="string">
            <text:p>GPS_CLEAR_BUTTON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CURSOR_BUTTON</text:p>
          </table:table-cell>
          <table:table-cell table:style-name="ce8" office:value-type="string" calcext:value-type="string">
            <text:p>GPS_CURSO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DIRECTTO_BUTTON</text:p>
          </table:table-cell>
          <table:table-cell table:style-name="ce8" office:value-type="string" calcext:value-type="string">
            <text:p>GPS_DIRECTTO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ENTER_BUTTON</text:p>
          </table:table-cell>
          <table:table-cell table:style-name="ce8" office:value-type="string" calcext:value-type="string">
            <text:p>GPS_ENTE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FLIGHTPLAN_BUTTON</text:p>
          </table:table-cell>
          <table:table-cell table:style-name="ce8" office:value-type="string" calcext:value-type="string">
            <text:p>GPS_FLIGHTPLAN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GROUP_KNOB_DEC</text:p>
          </table:table-cell>
          <table:table-cell table:style-name="ce8" office:value-type="string" calcext:value-type="string">
            <text:p>GPS_GROUP_KNOB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GROUP_KNOB_INC</text:p>
          </table:table-cell>
          <table:table-cell table:style-name="ce8" office:value-type="string" calcext:value-type="string">
            <text:p>GPS_GROUP_KNOB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MENU_BUTTON</text:p>
          </table:table-cell>
          <table:table-cell table:style-name="ce8" office:value-type="string" calcext:value-type="string">
            <text:p>GPS_MENU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MSG_BUTTON</text:p>
          </table:table-cell>
          <table:table-cell table:style-name="ce8" office:value-type="string" calcext:value-type="string">
            <text:p>GPS_MSG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MSG_BUTTON_DOWN</text:p>
          </table:table-cell>
          <table:table-cell table:style-name="ce8" office:value-type="string" calcext:value-type="string">
            <text:p>GPS_MSG_BUTTON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MSG_BUTTON_UP</text:p>
          </table:table-cell>
          <table:table-cell table:style-name="ce8" office:value-type="string" calcext:value-type="string">
            <text:p>GPS_MSG_BUTTON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NEAREST_BUTTON</text:p>
          </table:table-cell>
          <table:table-cell table:style-name="ce8" office:value-type="string" calcext:value-type="string">
            <text:p>GPS_NEAREST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OBS_BUTTON</text:p>
          </table:table-cell>
          <table:table-cell table:style-name="ce8" office:value-type="string" calcext:value-type="string">
            <text:p>GPS_OBS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PAGE_KNOB_DEC</text:p>
          </table:table-cell>
          <table:table-cell table:style-name="ce8" office:value-type="string" calcext:value-type="string">
            <text:p>GPS_PAGE_KNOB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PAGE_KNOB_INC</text:p>
          </table:table-cell>
          <table:table-cell table:style-name="ce8" office:value-type="string" calcext:value-type="string">
            <text:p>GPS_PAGE_KNOB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POWER_BUTTON</text:p>
          </table:table-cell>
          <table:table-cell table:style-name="ce8" office:value-type="string" calcext:value-type="string">
            <text:p>GPS_POWER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PROCEDURE_BUTTON</text:p>
          </table:table-cell>
          <table:table-cell table:style-name="ce8" office:value-type="string" calcext:value-type="string">
            <text:p>GPS_PROCEDURE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TERRAIN_BUTTON</text:p>
          </table:table-cell>
          <table:table-cell table:style-name="ce8" office:value-type="string" calcext:value-type="string">
            <text:p>GPS_TERRAIN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ZOOMIN_BUTTON</text:p>
          </table:table-cell>
          <table:table-cell table:style-name="ce8" office:value-type="string" calcext:value-type="string">
            <text:p>GPS_ZOOMIN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S_ZOOMOUT_BUTTON</text:p>
          </table:table-cell>
          <table:table-cell table:style-name="ce8" office:value-type="string" calcext:value-type="string">
            <text:p>GPS_ZOOMOUT_BUTT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PWS_SWITCH_TOGGLE</text:p>
          </table:table-cell>
          <table:table-cell table:style-name="ce8" office:value-type="string" calcext:value-type="string">
            <text:p>GPWS_SWITCH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YRO_DRIFT_DEC</text:p>
          </table:table-cell>
          <table:table-cell table:style-name="ce8" office:value-type="string" calcext:value-type="string">
            <text:p>GYRO_DRIFT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YRO_DRIFT_INC</text:p>
          </table:table-cell>
          <table:table-cell table:style-name="ce8" office:value-type="string" calcext:value-type="string">
            <text:p>GYRO_DRIFT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GYRO_DRIFT_SET</text:p>
          </table:table-cell>
          <table:table-cell table:style-name="ce8" office:value-type="string" calcext:value-type="string">
            <text:p>GYRO_DRIF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EADING_BUG_DEC</text:p>
          </table:table-cell>
          <table:table-cell table:style-name="ce8" office:value-type="string" calcext:value-type="string">
            <text:p>HEADING_BUG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EADING_BUG_INC</text:p>
          </table:table-cell>
          <table:table-cell table:style-name="ce8" office:value-type="string" calcext:value-type="string">
            <text:p>HEADING_BUG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EADING_BUG_SELECT</text:p>
          </table:table-cell>
          <table:table-cell table:style-name="ce8" office:value-type="string" calcext:value-type="string">
            <text:p>HEADING_BUG_SELEC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EADING_BUG_SET</text:p>
          </table:table-cell>
          <table:table-cell table:style-name="ce8" office:value-type="string" calcext:value-type="string">
            <text:p>HEADING_BUG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EADING_GYRO_SET</text:p>
          </table:table-cell>
          <table:table-cell table:style-name="ce8" office:value-type="string" calcext:value-type="string">
            <text:p>HEADING_GYRO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OIST_DEPLOY_SET</text:p>
          </table:table-cell>
          <table:table-cell table:style-name="ce8" office:value-type="string" calcext:value-type="string">
            <text:p>HOIST_DEPLOY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OIST_DEPLOY_TOGGLE</text:p>
          </table:table-cell>
          <table:table-cell table:style-name="ce8" office:value-type="string" calcext:value-type="string">
            <text:p>HOIST_DEPLOY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OIST_SWITCH_EXTEND</text:p>
          </table:table-cell>
          <table:table-cell table:style-name="ce8" office:value-type="string" calcext:value-type="string">
            <text:p>HOIST_SWITCH_EXTEN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OIST_SWITCH_RETRACT</text:p>
          </table:table-cell>
          <table:table-cell table:style-name="ce8" office:value-type="string" calcext:value-type="string">
            <text:p>HOIST_SWITCH_RETRAC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OIST_SWITCH_SET</text:p>
          </table:table-cell>
          <table:table-cell table:style-name="ce8" office:value-type="string" calcext:value-type="string">
            <text:p>HOIST_SWITCH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HYDRAULIC_SWITCH_TOGGLE</text:p>
          </table:table-cell>
          <table:table-cell table:style-name="ce8" office:value-type="string" calcext:value-type="string">
            <text:p>HYDRAULIC_SWITCH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INC_COWL_FLAPS</text:p>
          </table:table-cell>
          <table:table-cell table:style-name="ce8" office:value-type="string" calcext:value-type="string">
            <text:p>INC_COWL_FLAP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INC_COWL_FLAPS1</text:p>
          </table:table-cell>
          <table:table-cell table:style-name="ce8" office:value-type="string" calcext:value-type="string">
            <text:p>INC_COWL_FLAPS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INC_COWL_FLAPS2</text:p>
          </table:table-cell>
          <table:table-cell table:style-name="ce8" office:value-type="string" calcext:value-type="string">
            <text:p>INC_COWL_FLAPS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INC_COWL_FLAPS3</text:p>
          </table:table-cell>
          <table:table-cell table:style-name="ce8" office:value-type="string" calcext:value-type="string">
            <text:p>INC_COWL_FLAPS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INC_COWL_FLAPS4</text:p>
          </table:table-cell>
          <table:table-cell table:style-name="ce8" office:value-type="string" calcext:value-type="string">
            <text:p>INC_COWL_FLAPS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INC_AUTOBRAKE_CONTROL</text:p>
          </table:table-cell>
          <table:table-cell table:style-name="ce8" office:value-type="string" calcext:value-type="string">
            <text:p>INCREASE_AUTOBRAKE_CONTRO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ECISION_HEIGHT_INC</text:p>
          </table:table-cell>
          <table:table-cell table:style-name="ce8" office:value-type="string" calcext:value-type="string">
            <text:p>INCREASE_DECISION_HE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INCREASE_THROTTLE</text:p>
          </table:table-cell>
          <table:table-cell table:style-name="ce8" office:value-type="string" calcext:value-type="string">
            <text:p>INCREASE_THROTT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INVOKE_HELP</text:p>
          </table:table-cell>
          <table:table-cell table:style-name="ce8" office:value-type="string" calcext:value-type="string">
            <text:p>INVOKE_HEL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JET_STARTER</text:p>
          </table:table-cell>
          <table:table-cell table:style-name="ce8" office:value-type="string" calcext:value-type="string">
            <text:p>JET_START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JOYSTICK_CALIBRATE</text:p>
          </table:table-cell>
          <table:table-cell table:style-name="ce8" office:value-type="string" calcext:value-type="string">
            <text:p>JOYSTICK_CALIBRAT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number-columns-repeated="2" table:style-name="ce8" office:value-type="string" calcext:value-type="string">
            <text:p>KEY_CHASE_VIEW_NEX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number-columns-repeated="2" table:style-name="ce8" office:value-type="string" calcext:value-type="string">
            <text:p>KEY_CHASE_VIEW_PREV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number-columns-repeated="2" table:style-name="ce8" office:value-type="string" calcext:value-type="string">
            <text:p>KEY_TUG_HEADING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number-columns-repeated="2" table:style-name="ce8" office:value-type="string" calcext:value-type="string">
            <text:p>KEY_TUG_SPEE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KNEEBOARD</text:p>
          </table:table-cell>
          <table:table-cell table:style-name="ce8" office:value-type="string" calcext:value-type="string">
            <text:p>KNEEBOARD_VIE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KOHLSMAN_DEC</text:p>
          </table:table-cell>
          <table:table-cell table:style-name="ce8" office:value-type="string" calcext:value-type="string">
            <text:p>KOHLSMAN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KOHLSMAN_INC</text:p>
          </table:table-cell>
          <table:table-cell table:style-name="ce8" office:value-type="string" calcext:value-type="string">
            <text:p>KOHLSMAN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KOHLSMAN_SET</text:p>
          </table:table-cell>
          <table:table-cell table:style-name="ce8" office:value-type="string" calcext:value-type="string">
            <text:p>KOHLSMAN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LANDING_LIGHT_DOWN</text:p>
          </table:table-cell>
          <table:table-cell table:style-name="ce8" office:value-type="string" calcext:value-type="string">
            <text:p>LANDING_LIGHT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LANDING_LIGHT_HOME</text:p>
          </table:table-cell>
          <table:table-cell table:style-name="ce8" office:value-type="string" calcext:value-type="string">
            <text:p>LANDING_LIGHT_HOM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LANDING_LIGHT_LEFT</text:p>
          </table:table-cell>
          <table:table-cell table:style-name="ce8" office:value-type="string" calcext:value-type="string">
            <text:p>LANDING_LIGHT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LANDING_LIGHT_RIGHT</text:p>
          </table:table-cell>
          <table:table-cell table:style-name="ce8" office:value-type="string" calcext:value-type="string">
            <text:p>LANDING_LIGHT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LANDING_LIGHT_UP</text:p>
          </table:table-cell>
          <table:table-cell table:style-name="ce8" office:value-type="string" calcext:value-type="string">
            <text:p>LANDING_LIGH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LANDING_LIGHTS_OFF</text:p>
          </table:table-cell>
          <table:table-cell table:style-name="ce8" office:value-type="string" calcext:value-type="string">
            <text:p>LANDING_LIGHTS_OFF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LANDING_LIGHTS_ON</text:p>
          </table:table-cell>
          <table:table-cell table:style-name="ce8" office:value-type="string" calcext:value-type="string">
            <text:p>LANDING_LIGHTS_ON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LANDING_LIGHTS_SET</text:p>
          </table:table-cell>
          <table:table-cell table:style-name="ce8" office:value-type="string" calcext:value-type="string">
            <text:p>LANDING_LIGHTS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LANDING_LIGHTS_TOGGLE</text:p>
          </table:table-cell>
          <table:table-cell table:style-name="ce8" office:value-type="string" calcext:value-type="string">
            <text:p>LANDING_LIGHTS_TOGGLE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</text:p>
          </table:table-cell>
          <table:table-cell table:style-name="ce8" office:value-type="string" calcext:value-type="string">
            <text:p>MAGNETO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_BOTH</text:p>
          </table:table-cell>
          <table:table-cell table:style-name="ce8" office:value-type="string" calcext:value-type="string">
            <text:p>MAGNETO_BOT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_DECR</text:p>
          </table:table-cell>
          <table:table-cell table:style-name="ce8" office:value-type="string" calcext:value-type="string">
            <text:p>MAGNETO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_INCR</text:p>
          </table:table-cell>
          <table:table-cell table:style-name="ce8" office:value-type="string" calcext:value-type="string">
            <text:p>MAGNETO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_LEFT</text:p>
          </table:table-cell>
          <table:table-cell table:style-name="ce8" office:value-type="string" calcext:value-type="string">
            <text:p>MAGNETO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_OFF</text:p>
          </table:table-cell>
          <table:table-cell table:style-name="ce8" office:value-type="string" calcext:value-type="string">
            <text:p>MAGNETO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_RIGHT</text:p>
          </table:table-cell>
          <table:table-cell table:style-name="ce8" office:value-type="string" calcext:value-type="string">
            <text:p>MAGNETO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TARTER_SET</text:p>
          </table:table-cell>
          <table:table-cell table:style-name="ce8" office:value-type="string" calcext:value-type="string">
            <text:p>MAGNETO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_START</text:p>
          </table:table-cell>
          <table:table-cell table:style-name="ce8" office:value-type="string" calcext:value-type="string">
            <text:p>MAGNETO_STAR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1_BOTH</text:p>
          </table:table-cell>
          <table:table-cell table:style-name="ce8" office:value-type="string" calcext:value-type="string">
            <text:p>MAGNETO1_BOT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1_DECR</text:p>
          </table:table-cell>
          <table:table-cell table:style-name="ce8" office:value-type="string" calcext:value-type="string">
            <text:p>MAGNETO1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1_INCR</text:p>
          </table:table-cell>
          <table:table-cell table:style-name="ce8" office:value-type="string" calcext:value-type="string">
            <text:p>MAGNETO1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1_LEFT</text:p>
          </table:table-cell>
          <table:table-cell table:style-name="ce8" office:value-type="string" calcext:value-type="string">
            <text:p>MAGNETO1_LEF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1_OFF</text:p>
          </table:table-cell>
          <table:table-cell table:style-name="ce8" office:value-type="string" calcext:value-type="string">
            <text:p>MAGNETO1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1_RIGHT</text:p>
          </table:table-cell>
          <table:table-cell table:style-name="ce8" office:value-type="string" calcext:value-type="string">
            <text:p>MAGNETO1_RIGH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1_SET</text:p>
          </table:table-cell>
          <table:table-cell table:style-name="ce8" office:value-type="string" calcext:value-type="string">
            <text:p>MAGNETO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1_START</text:p>
          </table:table-cell>
          <table:table-cell table:style-name="ce8" office:value-type="string" calcext:value-type="string">
            <text:p>MAGNETO1_STAR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2_BOTH</text:p>
          </table:table-cell>
          <table:table-cell table:style-name="ce8" office:value-type="string" calcext:value-type="string">
            <text:p>MAGNETO2_BOT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2_DECR</text:p>
          </table:table-cell>
          <table:table-cell table:style-name="ce8" office:value-type="string" calcext:value-type="string">
            <text:p>MAGNETO2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2_INCR</text:p>
          </table:table-cell>
          <table:table-cell table:style-name="ce8" office:value-type="string" calcext:value-type="string">
            <text:p>MAGNETO2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2_LEFT</text:p>
          </table:table-cell>
          <table:table-cell table:style-name="ce8" office:value-type="string" calcext:value-type="string">
            <text:p>MAGNETO2_LEF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2_OFF</text:p>
          </table:table-cell>
          <table:table-cell table:style-name="ce8" office:value-type="string" calcext:value-type="string">
            <text:p>MAGNETO2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2_RIGHT</text:p>
          </table:table-cell>
          <table:table-cell table:style-name="ce8" office:value-type="string" calcext:value-type="string">
            <text:p>MAGNETO2_RIGH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2_SET</text:p>
          </table:table-cell>
          <table:table-cell table:style-name="ce8" office:value-type="string" calcext:value-type="string">
            <text:p>MAGNETO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2_START</text:p>
          </table:table-cell>
          <table:table-cell table:style-name="ce8" office:value-type="string" calcext:value-type="string">
            <text:p>MAGNETO2_STAR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3_BOTH</text:p>
          </table:table-cell>
          <table:table-cell table:style-name="ce8" office:value-type="string" calcext:value-type="string">
            <text:p>MAGNETO3_BOT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3_DECR</text:p>
          </table:table-cell>
          <table:table-cell table:style-name="ce8" office:value-type="string" calcext:value-type="string">
            <text:p>MAGNETO3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3_INCR</text:p>
          </table:table-cell>
          <table:table-cell table:style-name="ce8" office:value-type="string" calcext:value-type="string">
            <text:p>MAGNETO3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3_LEFT</text:p>
          </table:table-cell>
          <table:table-cell table:style-name="ce8" office:value-type="string" calcext:value-type="string">
            <text:p>MAGNETO3_LEF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3_OFF</text:p>
          </table:table-cell>
          <table:table-cell table:style-name="ce8" office:value-type="string" calcext:value-type="string">
            <text:p>MAGNETO3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3_RIGHT</text:p>
          </table:table-cell>
          <table:table-cell table:style-name="ce8" office:value-type="string" calcext:value-type="string">
            <text:p>MAGNETO3_RIGH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3_SET</text:p>
          </table:table-cell>
          <table:table-cell table:style-name="ce8" office:value-type="string" calcext:value-type="string">
            <text:p>MAGNETO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3_START</text:p>
          </table:table-cell>
          <table:table-cell table:style-name="ce8" office:value-type="string" calcext:value-type="string">
            <text:p>MAGNETO3_STAR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4_BOTH</text:p>
          </table:table-cell>
          <table:table-cell table:style-name="ce8" office:value-type="string" calcext:value-type="string">
            <text:p>MAGNETO4_BOT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4_DECR</text:p>
          </table:table-cell>
          <table:table-cell table:style-name="ce8" office:value-type="string" calcext:value-type="string">
            <text:p>MAGNETO4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4_INCR</text:p>
          </table:table-cell>
          <table:table-cell table:style-name="ce8" office:value-type="string" calcext:value-type="string">
            <text:p>MAGNETO4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4_LEFT</text:p>
          </table:table-cell>
          <table:table-cell table:style-name="ce8" office:value-type="string" calcext:value-type="string">
            <text:p>MAGNETO4_LEF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4_OFF</text:p>
          </table:table-cell>
          <table:table-cell table:style-name="ce8" office:value-type="string" calcext:value-type="string">
            <text:p>MAGNETO4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4_RIGHT</text:p>
          </table:table-cell>
          <table:table-cell table:style-name="ce8" office:value-type="string" calcext:value-type="string">
            <text:p>MAGNETO4_RIGH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4_SET</text:p>
          </table:table-cell>
          <table:table-cell table:style-name="ce8" office:value-type="string" calcext:value-type="string">
            <text:p>MAGNETO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4_START</text:p>
          </table:table-cell>
          <table:table-cell table:style-name="ce8" office:value-type="string" calcext:value-type="string">
            <text:p>MAGNETO4_STAR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NUAL_FUEL_PRESSURE_PUMP</text:p>
          </table:table-cell>
          <table:table-cell table:style-name="ce8" office:value-type="string" calcext:value-type="string">
            <text:p>MANUAL_FUEL_PRESSURE_PUM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P_ZOOM_FINE_IN</text:p>
          </table:table-cell>
          <table:table-cell table:style-name="ce8" office:value-type="string" calcext:value-type="string">
            <text:p>MAP_ZOOM_FINE_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P_ZOOM_FINE_OUT</text:p>
          </table:table-cell>
          <table:table-cell table:style-name="ce8" office:value-type="string" calcext:value-type="string">
            <text:p>MAP_ZOOM_FINE_OU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RKER_SOUND_TOGGLE</text:p>
          </table:table-cell>
          <table:table-cell table:style-name="ce8" office:value-type="string" calcext:value-type="string">
            <text:p>MARKER_SOUND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NUS</text:p>
          </table:table-cell>
          <table:table-cell table:style-name="ce8" office:value-type="string" calcext:value-type="string">
            <text:p>MINU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NUS_SHIFT</text:p>
          </table:table-cell>
          <table:table-cell table:style-name="ce8" office:value-type="string" calcext:value-type="string">
            <text:p>MINUS_SHI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_DECR</text:p>
          </table:table-cell>
          <table:table-cell table:style-name="ce8" office:value-type="string" calcext:value-type="string">
            <text:p>MIXTURE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_DECR_SMALL</text:p>
          </table:table-cell>
          <table:table-cell table:style-name="ce8" office:value-type="string" calcext:value-type="string">
            <text:p>MIXTURE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_INCR</text:p>
          </table:table-cell>
          <table:table-cell table:style-name="ce8" office:value-type="string" calcext:value-type="string">
            <text:p>MIXTURE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_INCR_SMALL</text:p>
          </table:table-cell>
          <table:table-cell table:style-name="ce8" office:value-type="string" calcext:value-type="string">
            <text:p>MIXTURE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_LEAN</text:p>
          </table:table-cell>
          <table:table-cell table:style-name="ce8" office:value-type="string" calcext:value-type="string">
            <text:p>MIXTURE_LEA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_RICH</text:p>
          </table:table-cell>
          <table:table-cell table:style-name="ce8" office:value-type="string" calcext:value-type="string">
            <text:p>MIXTURE_RI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_SET</text:p>
          </table:table-cell>
          <table:table-cell table:style-name="ce8" office:value-type="string" calcext:value-type="string">
            <text:p>MIXTUR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_SET_BEST</text:p>
          </table:table-cell>
          <table:table-cell table:style-name="ce8" office:value-type="string" calcext:value-type="string">
            <text:p>MIXTURE_SET_BES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1_DECR</text:p>
          </table:table-cell>
          <table:table-cell table:style-name="ce8" office:value-type="string" calcext:value-type="string">
            <text:p>MIXTURE1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1_DECR_SMALL</text:p>
          </table:table-cell>
          <table:table-cell table:style-name="ce8" office:value-type="string" calcext:value-type="string">
            <text:p>MIXTURE1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1_INCR</text:p>
          </table:table-cell>
          <table:table-cell table:style-name="ce8" office:value-type="string" calcext:value-type="string">
            <text:p>MIXTURE1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1_INCR_SMALL</text:p>
          </table:table-cell>
          <table:table-cell table:style-name="ce8" office:value-type="string" calcext:value-type="string">
            <text:p>MIXTURE1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1_LEAN</text:p>
          </table:table-cell>
          <table:table-cell table:style-name="ce8" office:value-type="string" calcext:value-type="string">
            <text:p>MIXTURE1_LEA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1_RICH</text:p>
          </table:table-cell>
          <table:table-cell table:style-name="ce8" office:value-type="string" calcext:value-type="string">
            <text:p>MIXTURE1_RI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1_SET</text:p>
          </table:table-cell>
          <table:table-cell table:style-name="ce8" office:value-type="string" calcext:value-type="string">
            <text:p>MIXTURE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2_DECR</text:p>
          </table:table-cell>
          <table:table-cell table:style-name="ce8" office:value-type="string" calcext:value-type="string">
            <text:p>MIXTURE2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2_DECR_SMALL</text:p>
          </table:table-cell>
          <table:table-cell table:style-name="ce8" office:value-type="string" calcext:value-type="string">
            <text:p>MIXTURE2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2_INCR</text:p>
          </table:table-cell>
          <table:table-cell table:style-name="ce8" office:value-type="string" calcext:value-type="string">
            <text:p>MIXTURE2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2_INCR_SMALL</text:p>
          </table:table-cell>
          <table:table-cell table:style-name="ce8" office:value-type="string" calcext:value-type="string">
            <text:p>MIXTURE2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2_LEAN</text:p>
          </table:table-cell>
          <table:table-cell table:style-name="ce8" office:value-type="string" calcext:value-type="string">
            <text:p>MIXTURE2_LEA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2_RICH</text:p>
          </table:table-cell>
          <table:table-cell table:style-name="ce8" office:value-type="string" calcext:value-type="string">
            <text:p>MIXTURE2_RI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2_SET</text:p>
          </table:table-cell>
          <table:table-cell table:style-name="ce8" office:value-type="string" calcext:value-type="string">
            <text:p>MIXTURE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3_DECR</text:p>
          </table:table-cell>
          <table:table-cell table:style-name="ce8" office:value-type="string" calcext:value-type="string">
            <text:p>MIXTURE3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3_DECR_SMALL</text:p>
          </table:table-cell>
          <table:table-cell table:style-name="ce8" office:value-type="string" calcext:value-type="string">
            <text:p>MIXTURE3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3_INCR</text:p>
          </table:table-cell>
          <table:table-cell table:style-name="ce8" office:value-type="string" calcext:value-type="string">
            <text:p>MIXTURE3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3_INCR_SMALL</text:p>
          </table:table-cell>
          <table:table-cell table:style-name="ce8" office:value-type="string" calcext:value-type="string">
            <text:p>MIXTURE3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3_LEAN</text:p>
          </table:table-cell>
          <table:table-cell table:style-name="ce8" office:value-type="string" calcext:value-type="string">
            <text:p>MIXTURE3_LEA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3_RICH</text:p>
          </table:table-cell>
          <table:table-cell table:style-name="ce8" office:value-type="string" calcext:value-type="string">
            <text:p>MIXTURE3_RI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3_SET</text:p>
          </table:table-cell>
          <table:table-cell table:style-name="ce8" office:value-type="string" calcext:value-type="string">
            <text:p>MIXTURE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4_DECR</text:p>
          </table:table-cell>
          <table:table-cell table:style-name="ce8" office:value-type="string" calcext:value-type="string">
            <text:p>MIXTURE4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4_DECR_SMALL</text:p>
          </table:table-cell>
          <table:table-cell table:style-name="ce8" office:value-type="string" calcext:value-type="string">
            <text:p>MIXTURE4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4_INCR</text:p>
          </table:table-cell>
          <table:table-cell table:style-name="ce8" office:value-type="string" calcext:value-type="string">
            <text:p>MIXTURE4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4_INCR_SMALL</text:p>
          </table:table-cell>
          <table:table-cell table:style-name="ce8" office:value-type="string" calcext:value-type="string">
            <text:p>MIXTURE4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4_LEAN</text:p>
          </table:table-cell>
          <table:table-cell table:style-name="ce8" office:value-type="string" calcext:value-type="string">
            <text:p>MIXTURE4_LEA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4_RICH</text:p>
          </table:table-cell>
          <table:table-cell table:style-name="ce8" office:value-type="string" calcext:value-type="string">
            <text:p>MIXTURE4_RI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IXTURE4_SET</text:p>
          </table:table-cell>
          <table:table-cell table:style-name="ce8" office:value-type="string" calcext:value-type="string">
            <text:p>MIXTURE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OUSE_LOOK_TOGGLE</text:p>
          </table:table-cell>
          <table:table-cell table:style-name="ce8" office:value-type="string" calcext:value-type="string">
            <text:p>MOUSE_LOOK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ULTIPLAYER_ACTIVATE_CHAT</text:p>
          </table:table-cell>
          <table:table-cell table:style-name="ce8" office:value-type="string" calcext:value-type="string">
            <text:p>MP_ACTIVATE_CHA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ULTIPLAYER_BROADCAST_VOICE_CAPTURE_START</text:p>
          </table:table-cell>
          <table:table-cell table:style-name="ce8" office:value-type="string" calcext:value-type="string">
            <text:p>MP_BROADCAST_VOICE_CAPTURE_STAR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ULTIPLAYER_BROADCAST_VOICE_CAPTURE_STOP</text:p>
          </table:table-cell>
          <table:table-cell table:style-name="ce8" office:value-type="string" calcext:value-type="string">
            <text:p>MP_BROADCAST_VOICE_CAPTURE_STO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ULTIPLAYER_CHAT</text:p>
          </table:table-cell>
          <table:table-cell table:style-name="ce8" office:value-type="string" calcext:value-type="string">
            <text:p>MP_CHA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ULTIPLAYER_PLAYER_CYCLE</text:p>
          </table:table-cell>
          <table:table-cell table:style-name="ce8" office:value-type="string" calcext:value-type="string">
            <text:p>MP_PLAYER_CYC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ULTIPLAYER_PLAYER_FOLLOW</text:p>
          </table:table-cell>
          <table:table-cell table:style-name="ce8" office:value-type="string" calcext:value-type="string">
            <text:p>MP_PLAYER_FOLLO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ULTIPLAYER_TRANSFER_CONTROL</text:p>
          </table:table-cell>
          <table:table-cell table:style-name="ce8" office:value-type="string" calcext:value-type="string">
            <text:p>MP_TRANSFER_CONTROL</text:p>
          </table:table-cell>
          <table:table-cell table:style-name="ce8" office:value-type="string" calcext:value-type="string">
            <text:p>-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ULTIPLAYER_VOICE_CAPTURE_START</text:p>
          </table:table-cell>
          <table:table-cell table:style-name="ce8" office:value-type="string" calcext:value-type="string">
            <text:p>MP_VOICE_CAPTURE_STAR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ULTIPLAYER_VOICE_CAPTURE_STOP</text:p>
          </table:table-cell>
          <table:table-cell table:style-name="ce8" office:value-type="string" calcext:value-type="string">
            <text:p>MP_VOICE_CAPTURE_STO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_RADIO</text:p>
          </table:table-cell>
          <table:table-cell table:style-name="ce8" office:value-type="string" calcext:value-type="string">
            <text:p>NAV_RADIO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1_RADIO_FRACT_DEC</text:p>
          </table:table-cell>
          <table:table-cell table:style-name="ce8" office:value-type="string" calcext:value-type="string">
            <text:p>NAV1_RADIO_FRACT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1_RADIO_FRACT_DEC_CARRY</text:p>
          </table:table-cell>
          <table:table-cell table:style-name="ce8" office:value-type="string" calcext:value-type="string">
            <text:p>NAV1_RADIO_FRACT_DE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1_RADIO_FRACT_INC</text:p>
          </table:table-cell>
          <table:table-cell table:style-name="ce8" office:value-type="string" calcext:value-type="string">
            <text:p>NAV1_RADIO_FRACT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1_RADIO_FRACT_INC_CARRY</text:p>
          </table:table-cell>
          <table:table-cell table:style-name="ce8" office:value-type="string" calcext:value-type="string">
            <text:p>NAV1_RADIO_FRACT_IN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1_RADIO_SET</text:p>
          </table:table-cell>
          <table:table-cell table:style-name="ce8" office:value-type="string" calcext:value-type="string">
            <text:p>NAV1_RADIO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1_RADIO_SWAP</text:p>
          </table:table-cell>
          <table:table-cell table:style-name="ce8" office:value-type="string" calcext:value-type="string">
            <text:p>NAV1_RADIO_SWA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1_RADIO_WHOLE_DEC</text:p>
          </table:table-cell>
          <table:table-cell table:style-name="ce8" office:value-type="string" calcext:value-type="string">
            <text:p>NAV1_RADIO_WHOLE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1_RADIO_WHOLE_INC</text:p>
          </table:table-cell>
          <table:table-cell table:style-name="ce8" office:value-type="string" calcext:value-type="string">
            <text:p>NAV1_RADIO_WHOLE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1_STBY_SET</text:p>
          </table:table-cell>
          <table:table-cell table:style-name="ce8" office:value-type="string" calcext:value-type="string">
            <text:p>NAV1_STBY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2_RADIO_FRACT_DEC</text:p>
          </table:table-cell>
          <table:table-cell table:style-name="ce8" office:value-type="string" calcext:value-type="string">
            <text:p>NAV2_RADIO_FRACT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2_RADIO_FRACT_DEC_CARRY</text:p>
          </table:table-cell>
          <table:table-cell table:style-name="ce8" office:value-type="string" calcext:value-type="string">
            <text:p>NAV2_RADIO_FRACT_DE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2_RADIO_FRACT_INC</text:p>
          </table:table-cell>
          <table:table-cell table:style-name="ce8" office:value-type="string" calcext:value-type="string">
            <text:p>NAV2_RADIO_FRACT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2_RADIO_FRACT_INC_CARRY</text:p>
          </table:table-cell>
          <table:table-cell table:style-name="ce8" office:value-type="string" calcext:value-type="string">
            <text:p>NAV2_RADIO_FRACT_IN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2_RADIO_SET</text:p>
          </table:table-cell>
          <table:table-cell table:style-name="ce8" office:value-type="string" calcext:value-type="string">
            <text:p>NAV2_RADIO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2_RADIO_SWAP</text:p>
          </table:table-cell>
          <table:table-cell table:style-name="ce8" office:value-type="string" calcext:value-type="string">
            <text:p>NAV2_RADIO_SWA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2_RADIO_WHOLE_DEC</text:p>
          </table:table-cell>
          <table:table-cell table:style-name="ce8" office:value-type="string" calcext:value-type="string">
            <text:p>NAV2_RADIO_WHOLE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2_RADIO_WHOLE_INC</text:p>
          </table:table-cell>
          <table:table-cell table:style-name="ce8" office:value-type="string" calcext:value-type="string">
            <text:p>NAV2_RADIO_WHOLE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AV2_STBY_SET</text:p>
          </table:table-cell>
          <table:table-cell table:style-name="ce8" office:value-type="string" calcext:value-type="string">
            <text:p>NAV2_STBY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EW_MAP</text:p>
          </table:table-cell>
          <table:table-cell table:style-name="ce8" office:value-type="string" calcext:value-type="string">
            <text:p>NEW_MA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EW_VIEW</text:p>
          </table:table-cell>
          <table:table-cell table:style-name="ce8" office:value-type="string" calcext:value-type="string">
            <text:p>NEW_VIE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EXT_SUB_VIEW</text:p>
          </table:table-cell>
          <table:table-cell table:style-name="ce8" office:value-type="string" calcext:value-type="string">
            <text:p>NEXT_SUB_VIE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NEXT_VIEW</text:p>
          </table:table-cell>
          <table:table-cell table:style-name="ce8" office:value-type="string" calcext:value-type="string">
            <text:p>NEXT_VIE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NITROUS_TANK_VALVE</text:p>
          </table:table-cell>
          <table:table-cell table:style-name="ce8" office:value-type="string" calcext:value-type="string">
            <text:p>NITROUS_TANK_VALVE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DOWN</text:p>
          </table:table-cell>
          <table:table-cell table:style-name="ce8" office:value-type="string" calcext:value-type="string">
            <text:p>PAN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LEFT</text:p>
          </table:table-cell>
          <table:table-cell table:style-name="ce8" office:value-type="string" calcext:value-type="string">
            <text:p>PAN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LEFT_DOWN</text:p>
          </table:table-cell>
          <table:table-cell table:style-name="ce8" office:value-type="string" calcext:value-type="string">
            <text:p>PAN_LEFT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LEFT_UP</text:p>
          </table:table-cell>
          <table:table-cell table:style-name="ce8" office:value-type="string" calcext:value-type="string">
            <text:p>PAN_LEF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RESET</text:p>
          </table:table-cell>
          <table:table-cell table:style-name="ce8" office:value-type="string" calcext:value-type="string">
            <text:p>PAN_RE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RESET_COCKPIT</text:p>
          </table:table-cell>
          <table:table-cell table:style-name="ce8" office:value-type="string" calcext:value-type="string">
            <text:p>PAN_RESET_COCKPI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RIGHT</text:p>
          </table:table-cell>
          <table:table-cell table:style-name="ce8" office:value-type="string" calcext:value-type="string">
            <text:p>PAN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RIGHT_DOWN</text:p>
          </table:table-cell>
          <table:table-cell table:style-name="ce8" office:value-type="string" calcext:value-type="string">
            <text:p>PAN_RIGHT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RIGHT_UP</text:p>
          </table:table-cell>
          <table:table-cell table:style-name="ce8" office:value-type="string" calcext:value-type="string">
            <text:p>PAN_RIGH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TILT_LEFT</text:p>
          </table:table-cell>
          <table:table-cell table:style-name="ce8" office:value-type="string" calcext:value-type="string">
            <text:p>PAN_TILT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TILT_RIGHT</text:p>
          </table:table-cell>
          <table:table-cell table:style-name="ce8" office:value-type="string" calcext:value-type="string">
            <text:p>PAN_TILT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_UP</text:p>
          </table:table-cell>
          <table:table-cell table:style-name="ce8" office:value-type="string" calcext:value-type="string">
            <text:p>PAN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1</text:p>
          </table:table-cell>
          <table:table-cell table:style-name="ce8" office:value-type="string" calcext:value-type="string">
            <text:p>PANEL_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2</text:p>
          </table:table-cell>
          <table:table-cell table:style-name="ce8" office:value-type="string" calcext:value-type="string">
            <text:p>PANEL_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3</text:p>
          </table:table-cell>
          <table:table-cell table:style-name="ce8" office:value-type="string" calcext:value-type="string">
            <text:p>PANEL_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4</text:p>
          </table:table-cell>
          <table:table-cell table:style-name="ce8" office:value-type="string" calcext:value-type="string">
            <text:p>PANEL_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5</text:p>
          </table:table-cell>
          <table:table-cell table:style-name="ce8" office:value-type="string" calcext:value-type="string">
            <text:p>PANEL_5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6</text:p>
          </table:table-cell>
          <table:table-cell table:style-name="ce8" office:value-type="string" calcext:value-type="string">
            <text:p>PANEL_6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7</text:p>
          </table:table-cell>
          <table:table-cell table:style-name="ce8" office:value-type="string" calcext:value-type="string">
            <text:p>PANEL_7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8</text:p>
          </table:table-cell>
          <table:table-cell table:style-name="ce8" office:value-type="string" calcext:value-type="string">
            <text:p>PANEL_8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9</text:p>
          </table:table-cell>
          <table:table-cell table:style-name="ce8" office:value-type="string" calcext:value-type="string">
            <text:p>PANEL_9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HUD_NEXT</text:p>
          </table:table-cell>
          <table:table-cell table:style-name="ce8" office:value-type="string" calcext:value-type="string">
            <text:p>PANEL_HUD_NEX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HUD_PREVIOUS</text:p>
          </table:table-cell>
          <table:table-cell table:style-name="ce8" office:value-type="string" calcext:value-type="string">
            <text:p>PANEL_HUD_PREVIOU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ID_CLOSE</text:p>
          </table:table-cell>
          <table:table-cell table:style-name="ce8" office:value-type="string" calcext:value-type="string">
            <text:p>PANEL_ID_CLOS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ID_OPEN</text:p>
          </table:table-cell>
          <table:table-cell table:style-name="ce8" office:value-type="string" calcext:value-type="string">
            <text:p>PANEL_ID_OPE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ID_TOGGLE</text:p>
          </table:table-cell>
          <table:table-cell table:style-name="ce8" office:value-type="string" calcext:value-type="string">
            <text:p>PANEL_ID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LIGHTS_OFF</text:p>
          </table:table-cell>
          <table:table-cell table:style-name="ce8" office:value-type="string" calcext:value-type="string">
            <text:p>PANEL_LIGHTS_OFF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LIGHTS_ON</text:p>
          </table:table-cell>
          <table:table-cell table:style-name="ce8" office:value-type="string" calcext:value-type="string">
            <text:p>PANEL_LIGHTS_ON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LIGHTS_SET</text:p>
          </table:table-cell>
          <table:table-cell table:style-name="ce8" office:value-type="string" calcext:value-type="string">
            <text:p>PANEL_LIGHTS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NEL_LIGHTS_TOGGLE</text:p>
          </table:table-cell>
          <table:table-cell table:style-name="ce8" office:value-type="string" calcext:value-type="string">
            <text:p>PANEL_LIGHTS_TOGGLE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RKING_BRAKES</text:p>
          </table:table-cell>
          <table:table-cell table:style-name="ce8" office:value-type="string" calcext:value-type="string">
            <text:p>PARKING_BRAKE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USE_OFF</text:p>
          </table:table-cell>
          <table:table-cell table:style-name="ce8" office:value-type="string" calcext:value-type="string">
            <text:p>PAUSE_OFF</text:p>
          </table:table-cell>
          <table:table-cell table:style-name="ce8" office:value-type="string" calcext:value-type="string">
            <text:p>Disabled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USE_ON</text:p>
          </table:table-cell>
          <table:table-cell table:style-name="ce8" office:value-type="string" calcext:value-type="string">
            <text:p>PAUSE_ON</text:p>
          </table:table-cell>
          <table:table-cell table:style-name="ce8" office:value-type="string" calcext:value-type="string">
            <text:p>Disabled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USE_SET</text:p>
          </table:table-cell>
          <table:table-cell table:style-name="ce8" office:value-type="string" calcext:value-type="string">
            <text:p>PAUSE_SET</text:p>
          </table:table-cell>
          <table:table-cell table:style-name="ce8" office:value-type="string" calcext:value-type="string">
            <text:p>Disabled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AUSE_TOGGLE</text:p>
          </table:table-cell>
          <table:table-cell table:style-name="ce8" office:value-type="string" calcext:value-type="string">
            <text:p>PAUSE_TOGGLE</text:p>
          </table:table-cell>
          <table:table-cell table:style-name="ce8" office:value-type="string" calcext:value-type="string">
            <text:p>Disabled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ITOT_HEAT_OFF</text:p>
          </table:table-cell>
          <table:table-cell table:style-name="ce8" office:value-type="string" calcext:value-type="string">
            <text:p>PITOT_HEAT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ITOT_HEAT_ON</text:p>
          </table:table-cell>
          <table:table-cell table:style-name="ce8" office:value-type="string" calcext:value-type="string">
            <text:p>PITOT_HEAT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ITOT_HEAT_SET</text:p>
          </table:table-cell>
          <table:table-cell table:style-name="ce8" office:value-type="string" calcext:value-type="string">
            <text:p>PITOT_HEA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ITOT_HEAT_TOGGLE</text:p>
          </table:table-cell>
          <table:table-cell table:style-name="ce8" office:value-type="string" calcext:value-type="string">
            <text:p>PITOT_HEAT_TOGGLE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LUS</text:p>
          </table:table-cell>
          <table:table-cell table:style-name="ce8" office:value-type="string" calcext:value-type="string">
            <text:p>PLU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LUS_SHIFT</text:p>
          </table:table-cell>
          <table:table-cell table:style-name="ce8" office:value-type="string" calcext:value-type="string">
            <text:p>PLUS_SHI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OINT_OF_INTEREST_CYCLE_NEXT</text:p>
          </table:table-cell>
          <table:table-cell table:style-name="ce8" office:value-type="string" calcext:value-type="string">
            <text:p>POINT_OF_INTEREST_CYCLE_NEX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OINT_OF_INTEREST_CYCLE_PREVIOUS</text:p>
          </table:table-cell>
          <table:table-cell table:style-name="ce8" office:value-type="string" calcext:value-type="string">
            <text:p>POINT_OF_INTEREST_CYCLE_PREVIOU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OINT_OF_INTEREST_TOGGLE_POINTER</text:p>
          </table:table-cell>
          <table:table-cell table:style-name="ce8" office:value-type="string" calcext:value-type="string">
            <text:p>POINT_OF_INTEREST_TOGGLE_POINT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ESSURIZATION_CLIMB_RATE_DEC</text:p>
          </table:table-cell>
          <table:table-cell table:style-name="ce8" office:value-type="string" calcext:value-type="string">
            <text:p>PRESSURIZATION_CLIMB_RATE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ESSURIZATION_CLIMB_RATE_INC</text:p>
          </table:table-cell>
          <table:table-cell table:style-name="ce8" office:value-type="string" calcext:value-type="string">
            <text:p>PRESSURIZATION_CLIMB_RATE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ESSURIZATION_PRESSURE_ALT_DEC</text:p>
          </table:table-cell>
          <table:table-cell table:style-name="ce8" office:value-type="string" calcext:value-type="string">
            <text:p>PRESSURIZATION_PRESSURE_ALT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ESSURIZATION_PRESSURE_ALT_INC</text:p>
          </table:table-cell>
          <table:table-cell table:style-name="ce8" office:value-type="string" calcext:value-type="string">
            <text:p>PRESSURIZATION_PRESSURE_ALT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ESSURIZATION_PRESSURE_DUMP_SWTICH</text:p>
          </table:table-cell>
          <table:table-cell table:style-name="ce8" office:value-type="string" calcext:value-type="string">
            <text:p>PRESSURIZATION_PRESSURE_DUMP_SWTI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fail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EV_SUB_VIEW</text:p>
          </table:table-cell>
          <table:table-cell table:style-name="ce8" office:value-type="string" calcext:value-type="string">
            <text:p>PREV_SUB_VIE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EV_VIEW</text:p>
          </table:table-cell>
          <table:table-cell table:style-name="ce8" office:value-type="string" calcext:value-type="string">
            <text:p>PREV_VIE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_DECR</text:p>
          </table:table-cell>
          <table:table-cell table:style-name="ce8" office:value-type="string" calcext:value-type="string">
            <text:p>PROP_PITCH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_DECR_SMALL</text:p>
          </table:table-cell>
          <table:table-cell table:style-name="ce8" office:value-type="string" calcext:value-type="string">
            <text:p>PROP_PITCH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_HI</text:p>
          </table:table-cell>
          <table:table-cell table:style-name="ce8" office:value-type="string" calcext:value-type="string">
            <text:p>PROP_PITCH_HI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_INCR</text:p>
          </table:table-cell>
          <table:table-cell table:style-name="ce8" office:value-type="string" calcext:value-type="string">
            <text:p>PROP_PITCH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_INCR_SMALL</text:p>
          </table:table-cell>
          <table:table-cell table:style-name="ce8" office:value-type="string" calcext:value-type="string">
            <text:p>PROP_PITCH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_LO</text:p>
          </table:table-cell>
          <table:table-cell table:style-name="ce8" office:value-type="string" calcext:value-type="string">
            <text:p>PROP_PITCH_LO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_SET</text:p>
          </table:table-cell>
          <table:table-cell table:style-name="ce8" office:value-type="string" calcext:value-type="string">
            <text:p>PROP_PITCH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1_DECR</text:p>
          </table:table-cell>
          <table:table-cell table:style-name="ce8" office:value-type="string" calcext:value-type="string">
            <text:p>PROP_PITCH1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1_DECR_SMALL</text:p>
          </table:table-cell>
          <table:table-cell table:style-name="ce8" office:value-type="string" calcext:value-type="string">
            <text:p>PROP_PITCH1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1_HI</text:p>
          </table:table-cell>
          <table:table-cell table:style-name="ce8" office:value-type="string" calcext:value-type="string">
            <text:p>PROP_PITCH1_HI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1_INCR</text:p>
          </table:table-cell>
          <table:table-cell table:style-name="ce8" office:value-type="string" calcext:value-type="string">
            <text:p>PROP_PITCH1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1_INCR_SMALL</text:p>
          </table:table-cell>
          <table:table-cell table:style-name="ce8" office:value-type="string" calcext:value-type="string">
            <text:p>PROP_PITCH1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1_LO</text:p>
          </table:table-cell>
          <table:table-cell table:style-name="ce8" office:value-type="string" calcext:value-type="string">
            <text:p>PROP_PITCH1_LO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1_SET</text:p>
          </table:table-cell>
          <table:table-cell table:style-name="ce8" office:value-type="string" calcext:value-type="string">
            <text:p>PROP_PITCH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2_DECR</text:p>
          </table:table-cell>
          <table:table-cell table:style-name="ce8" office:value-type="string" calcext:value-type="string">
            <text:p>PROP_PITCH2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2_DECR_SMALL</text:p>
          </table:table-cell>
          <table:table-cell table:style-name="ce8" office:value-type="string" calcext:value-type="string">
            <text:p>PROP_PITCH2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2_HI</text:p>
          </table:table-cell>
          <table:table-cell table:style-name="ce8" office:value-type="string" calcext:value-type="string">
            <text:p>PROP_PITCH2_HI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2_INCR</text:p>
          </table:table-cell>
          <table:table-cell table:style-name="ce8" office:value-type="string" calcext:value-type="string">
            <text:p>PROP_PITCH2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2_INCR_SMALL</text:p>
          </table:table-cell>
          <table:table-cell table:style-name="ce8" office:value-type="string" calcext:value-type="string">
            <text:p>PROP_PITCH2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2_LO</text:p>
          </table:table-cell>
          <table:table-cell table:style-name="ce8" office:value-type="string" calcext:value-type="string">
            <text:p>PROP_PITCH2_LO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2_SET</text:p>
          </table:table-cell>
          <table:table-cell table:style-name="ce8" office:value-type="string" calcext:value-type="string">
            <text:p>PROP_PITCH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3_DECR</text:p>
          </table:table-cell>
          <table:table-cell table:style-name="ce8" office:value-type="string" calcext:value-type="string">
            <text:p>PROP_PITCH3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3_DECR_SMALL</text:p>
          </table:table-cell>
          <table:table-cell table:style-name="ce8" office:value-type="string" calcext:value-type="string">
            <text:p>PROP_PITCH3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3_HI</text:p>
          </table:table-cell>
          <table:table-cell table:style-name="ce8" office:value-type="string" calcext:value-type="string">
            <text:p>PROP_PITCH3_HI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3_INCR</text:p>
          </table:table-cell>
          <table:table-cell table:style-name="ce8" office:value-type="string" calcext:value-type="string">
            <text:p>PROP_PITCH3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3_INCR_SMALL</text:p>
          </table:table-cell>
          <table:table-cell table:style-name="ce8" office:value-type="string" calcext:value-type="string">
            <text:p>PROP_PITCH3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3_LO</text:p>
          </table:table-cell>
          <table:table-cell table:style-name="ce8" office:value-type="string" calcext:value-type="string">
            <text:p>PROP_PITCH3_LO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3_SET</text:p>
          </table:table-cell>
          <table:table-cell table:style-name="ce8" office:value-type="string" calcext:value-type="string">
            <text:p>PROP_PITCH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4_DECR</text:p>
          </table:table-cell>
          <table:table-cell table:style-name="ce8" office:value-type="string" calcext:value-type="string">
            <text:p>PROP_PITCH4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4_DECR_SMALL</text:p>
          </table:table-cell>
          <table:table-cell table:style-name="ce8" office:value-type="string" calcext:value-type="string">
            <text:p>PROP_PITCH4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4_HI</text:p>
          </table:table-cell>
          <table:table-cell table:style-name="ce8" office:value-type="string" calcext:value-type="string">
            <text:p>PROP_PITCH4_HI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4_INCR</text:p>
          </table:table-cell>
          <table:table-cell table:style-name="ce8" office:value-type="string" calcext:value-type="string">
            <text:p>PROP_PITCH4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4_INCR_SMALL</text:p>
          </table:table-cell>
          <table:table-cell table:style-name="ce8" office:value-type="string" calcext:value-type="string">
            <text:p>PROP_PITCH4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4_LO</text:p>
          </table:table-cell>
          <table:table-cell table:style-name="ce8" office:value-type="string" calcext:value-type="string">
            <text:p>PROP_PITCH4_LO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ROP_PITCH4_SET</text:p>
          </table:table-cell>
          <table:table-cell table:style-name="ce8" office:value-type="string" calcext:value-type="string">
            <text:p>PROP_PITCH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ADF_IDENT_DISABLE</text:p>
          </table:table-cell>
          <table:table-cell table:style-name="ce8" office:value-type="string" calcext:value-type="string">
            <text:p>RADIO_ADF_IDENT_DIS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ADF_IDENT_ENABLE</text:p>
          </table:table-cell>
          <table:table-cell table:style-name="ce8" office:value-type="string" calcext:value-type="string">
            <text:p>RADIO_ADF_IDENT_EN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ADF_IDENT_SET</text:p>
          </table:table-cell>
          <table:table-cell table:style-name="ce8" office:value-type="string" calcext:value-type="string">
            <text:p>RADIO_ADF_IDEN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ADF_IDENT_TOGGLE</text:p>
          </table:table-cell>
          <table:table-cell table:style-name="ce8" office:value-type="string" calcext:value-type="string">
            <text:p>RADIO_ADF_IDENT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ADF2_IDENT_DISABLE</text:p>
          </table:table-cell>
          <table:table-cell table:style-name="ce8" office:value-type="string" calcext:value-type="string">
            <text:p>RADIO_ADF2_IDENT_DIS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ADF2_IDENT_ENABLE</text:p>
          </table:table-cell>
          <table:table-cell table:style-name="ce8" office:value-type="string" calcext:value-type="string">
            <text:p>RADIO_ADF2_IDENT_EN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ADF2_IDENT_SET</text:p>
          </table:table-cell>
          <table:table-cell table:style-name="ce8" office:value-type="string" calcext:value-type="string">
            <text:p>RADIO_ADF2_IDEN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ADF2_IDENT_TOGGLE</text:p>
          </table:table-cell>
          <table:table-cell table:style-name="ce8" office:value-type="string" calcext:value-type="string">
            <text:p>RADIO_ADF2_IDENT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DME1_IDENT_DISABLE</text:p>
          </table:table-cell>
          <table:table-cell table:style-name="ce8" office:value-type="string" calcext:value-type="string">
            <text:p>RADIO_DME1_IDENT_DIS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DME1_IDENT_ENABLE</text:p>
          </table:table-cell>
          <table:table-cell table:style-name="ce8" office:value-type="string" calcext:value-type="string">
            <text:p>RADIO_DME1_IDENT_EN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DME1_IDENT_SET</text:p>
          </table:table-cell>
          <table:table-cell table:style-name="ce8" office:value-type="string" calcext:value-type="string">
            <text:p>RADIO_DME1_IDEN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DME1_IDENT_TOGGLE</text:p>
          </table:table-cell>
          <table:table-cell table:style-name="ce8" office:value-type="string" calcext:value-type="string">
            <text:p>RADIO_DME1_IDENT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DME2_IDENT_DISABLE</text:p>
          </table:table-cell>
          <table:table-cell table:style-name="ce8" office:value-type="string" calcext:value-type="string">
            <text:p>RADIO_DME2_IDENT_DIS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DME2_IDENT_ENABLE</text:p>
          </table:table-cell>
          <table:table-cell table:style-name="ce8" office:value-type="string" calcext:value-type="string">
            <text:p>RADIO_DME2_IDENT_EN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DME2_IDENT_SET</text:p>
          </table:table-cell>
          <table:table-cell table:style-name="ce8" office:value-type="string" calcext:value-type="string">
            <text:p>RADIO_DME2_IDEN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DME2_IDENT_TOGGLE</text:p>
          </table:table-cell>
          <table:table-cell table:style-name="ce8" office:value-type="string" calcext:value-type="string">
            <text:p>RADIO_DME2_IDENT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SELECTED_DME_IDENT_DISABLE</text:p>
          </table:table-cell>
          <table:table-cell table:style-name="ce8" office:value-type="string" calcext:value-type="string">
            <text:p>RADIO_SELECTED_DME_IDENT_DIS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SELECTED_DME_IDENT_ENABLE</text:p>
          </table:table-cell>
          <table:table-cell table:style-name="ce8" office:value-type="string" calcext:value-type="string">
            <text:p>RADIO_SELECTED_DME_IDENT_EN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SELECTED_DME_IDENT_SET</text:p>
          </table:table-cell>
          <table:table-cell table:style-name="ce8" office:value-type="string" calcext:value-type="string">
            <text:p>RADIO_SELECTED_DME_IDEN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SELECTED_DME_IDENT_TOGGLE</text:p>
          </table:table-cell>
          <table:table-cell table:style-name="ce8" office:value-type="string" calcext:value-type="string">
            <text:p>RADIO_SELECTED_DME_IDENT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VOR1_IDENT_DISABLE</text:p>
          </table:table-cell>
          <table:table-cell table:style-name="ce8" office:value-type="string" calcext:value-type="string">
            <text:p>RADIO_VOR1_IDENT_DIS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VOR1_IDENT_ENABLE</text:p>
          </table:table-cell>
          <table:table-cell table:style-name="ce8" office:value-type="string" calcext:value-type="string">
            <text:p>RADIO_VOR1_IDENT_EN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VOR1_IDENT_SET</text:p>
          </table:table-cell>
          <table:table-cell table:style-name="ce8" office:value-type="string" calcext:value-type="string">
            <text:p>RADIO_VOR1_IDEN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VOR1_IDENT_TOGGLE</text:p>
          </table:table-cell>
          <table:table-cell table:style-name="ce8" office:value-type="string" calcext:value-type="string">
            <text:p>RADIO_VOR1_IDENT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VOR2_IDENT_DISABLE</text:p>
          </table:table-cell>
          <table:table-cell table:style-name="ce8" office:value-type="string" calcext:value-type="string">
            <text:p>RADIO_VOR2_IDENT_DIS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VOR2_IDENT_ENABLE</text:p>
          </table:table-cell>
          <table:table-cell table:style-name="ce8" office:value-type="string" calcext:value-type="string">
            <text:p>RADIO_VOR2_IDENT_EN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VOR2_IDENT_SET</text:p>
          </table:table-cell>
          <table:table-cell table:style-name="ce8" office:value-type="string" calcext:value-type="string">
            <text:p>RADIO_VOR2_IDEN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ADIO_VOR2_IDENT_TOGGLE</text:p>
          </table:table-cell>
          <table:table-cell table:style-name="ce8" office:value-type="string" calcext:value-type="string">
            <text:p>RADIO_VOR2_IDENT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ADOUTS_FLIGHT</text:p>
          </table:table-cell>
          <table:table-cell table:style-name="ce8" office:value-type="string" calcext:value-type="string">
            <text:p>READOUTS_FL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ADOUTS_SLEW</text:p>
          </table:table-cell>
          <table:table-cell table:style-name="ce8" office:value-type="string" calcext:value-type="string">
            <text:p>READOUTS_SLE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FRESH_SCENERY</text:p>
          </table:table-cell>
          <table:table-cell table:style-name="ce8" office:value-type="string" calcext:value-type="string">
            <text:p>REFRESH_SCENE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LEASE_DROPPABLE_OBJECTS</text:p>
          </table:table-cell>
          <table:table-cell table:style-name="ce8" office:value-type="string" calcext:value-type="string">
            <text:p>RELEASE_DROPPABLE_OBJECT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LOAD_PANELS</text:p>
          </table:table-cell>
          <table:table-cell table:style-name="ce8" office:value-type="string" calcext:value-type="string">
            <text:p>RELOAD_PANEL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NTROL_RELOAD_USER_AIRCRAFT</text:p>
          </table:table-cell>
          <table:table-cell table:style-name="ce8" office:value-type="string" calcext:value-type="string">
            <text:p>RELOAD_USER_AIRCRA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PAIR_AND_REFUEL</text:p>
          </table:table-cell>
          <table:table-cell table:style-name="ce8" office:value-type="string" calcext:value-type="string">
            <text:p>REPAIR_AND_REFUE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QUEST_FUEL</text:p>
          </table:table-cell>
          <table:table-cell table:style-name="ce8" office:value-type="string" calcext:value-type="string">
            <text:p>REQUEST_FUEL_KE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SET_G_FORCE_INDICATOR</text:p>
          </table:table-cell>
          <table:table-cell table:style-name="ce8" office:value-type="string" calcext:value-type="string">
            <text:p>RESET_G_FORCE_INDICATO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SET_MAX_RPM_INDICATOR</text:p>
          </table:table-cell>
          <table:table-cell table:style-name="ce8" office:value-type="string" calcext:value-type="string">
            <text:p>RESET_MAX_RPM_INDICATO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TRACT_FLOAT_SWITCH_DEC</text:p>
          </table:table-cell>
          <table:table-cell table:style-name="ce8" office:value-type="string" calcext:value-type="string">
            <text:p>RETRACT_FLOAT_SWITCH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TRACT_FLOAT_SWITCH_INC</text:p>
          </table:table-cell>
          <table:table-cell table:style-name="ce8" office:value-type="string" calcext:value-type="string">
            <text:p>RETRACT_FLOAT_SWITCH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OTOR_BRAKE</text:p>
          </table:table-cell>
          <table:table-cell table:style-name="ce8" office:value-type="string" calcext:value-type="string">
            <text:p>ROTOR_BRAK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OTOR_CLUTCH_SWITCH_SET</text:p>
          </table:table-cell>
          <table:table-cell table:style-name="ce8" office:value-type="string" calcext:value-type="string">
            <text:p>ROTOR_CLUTCH_SWITCH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OTOR_CLUTCH_SWITCH_TOGGLE</text:p>
          </table:table-cell>
          <table:table-cell table:style-name="ce8" office:value-type="string" calcext:value-type="string">
            <text:p>ROTOR_CLUTCH_SWITCH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OTOR_GOV_SWITCH_SET</text:p>
          </table:table-cell>
          <table:table-cell table:style-name="ce8" office:value-type="string" calcext:value-type="string">
            <text:p>ROTOR_GOV_SWITCH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OTOR_GOV_SWITCH_TOGGLE</text:p>
          </table:table-cell>
          <table:table-cell table:style-name="ce8" office:value-type="string" calcext:value-type="string">
            <text:p>ROTOR_GOV_SWITCH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OTOR_LATERAL_TRIM_DEC</text:p>
          </table:table-cell>
          <table:table-cell table:style-name="ce8" office:value-type="string" calcext:value-type="string">
            <text:p>ROTOR_LATERAL_TRIM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OTOR_LATERAL_TRIM_INC</text:p>
          </table:table-cell>
          <table:table-cell table:style-name="ce8" office:value-type="string" calcext:value-type="string">
            <text:p>ROTOR_LATERAL_TRIM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OTOR_LATERAL_TRIM_SET</text:p>
          </table:table-cell>
          <table:table-cell table:style-name="ce8" office:value-type="string" calcext:value-type="string">
            <text:p>ROTOR_LATERAL_TRIM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UDDER_CENTER</text:p>
          </table:table-cell>
          <table:table-cell table:style-name="ce8" office:value-type="string" calcext:value-type="string">
            <text:p>RUDDER_CENT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UDDER_LEFT</text:p>
          </table:table-cell>
          <table:table-cell table:style-name="ce8" office:value-type="string" calcext:value-type="string">
            <text:p>RUDDER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UDDER_RIGHT</text:p>
          </table:table-cell>
          <table:table-cell table:style-name="ce8" office:value-type="string" calcext:value-type="string">
            <text:p>RUDDER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UDDER_SET</text:p>
          </table:table-cell>
          <table:table-cell table:style-name="ce8" office:value-type="string" calcext:value-type="string">
            <text:p>RUDDER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UDDER_TRIM_LEFT</text:p>
          </table:table-cell>
          <table:table-cell table:style-name="ce8" office:value-type="string" calcext:value-type="string">
            <text:p>RUDDER_TRIM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UDDER_TRIM_RIGHT</text:p>
          </table:table-cell>
          <table:table-cell table:style-name="ce8" office:value-type="string" calcext:value-type="string">
            <text:p>RUDDER_TRIM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ELECT_1</text:p>
          </table:table-cell>
          <table:table-cell table:style-name="ce8" office:value-type="string" calcext:value-type="string">
            <text:p>SELECT_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ELECT_2</text:p>
          </table:table-cell>
          <table:table-cell table:style-name="ce8" office:value-type="string" calcext:value-type="string">
            <text:p>SELECT_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ELECT_3</text:p>
          </table:table-cell>
          <table:table-cell table:style-name="ce8" office:value-type="string" calcext:value-type="string">
            <text:p>SELECT_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ELECT_4</text:p>
          </table:table-cell>
          <table:table-cell table:style-name="ce8" office:value-type="string" calcext:value-type="string">
            <text:p>SELECT_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ET_LAUNCHBAR_SWITCH</text:p>
          </table:table-cell>
          <table:table-cell table:style-name="ce8" office:value-type="string" calcext:value-type="string">
            <text:p>SET_LAUNCH_BAR_SWIT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ET_TAIL_HOOK_HANDLE</text:p>
          </table:table-cell>
          <table:table-cell table:style-name="ce8" office:value-type="string" calcext:value-type="string">
            <text:p>SET_TAIL_HOOK_HAND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ET_WING_FOLD</text:p>
          </table:table-cell>
          <table:table-cell table:style-name="ce8" office:value-type="string" calcext:value-type="string">
            <text:p>SET_WING_F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IM_RATE</text:p>
          </table:table-cell>
          <table:table-cell table:style-name="ce8" office:value-type="string" calcext:value-type="string">
            <text:p>SIM_RAT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IM_RATE_DECR</text:p>
          </table:table-cell>
          <table:table-cell table:style-name="ce8" office:value-type="string" calcext:value-type="string">
            <text:p>SIM_RATE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IM_RATE_INCR</text:p>
          </table:table-cell>
          <table:table-cell table:style-name="ce8" office:value-type="string" calcext:value-type="string">
            <text:p>SIM_RATE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IM_RESET</text:p>
          </table:table-cell>
          <table:table-cell table:style-name="ce8" office:value-type="string" calcext:value-type="string">
            <text:p>SIM_RE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IMUI_WINDOW_HIDESHOW</text:p>
          </table:table-cell>
          <table:table-cell table:style-name="ce8" office:value-type="string" calcext:value-type="string">
            <text:p>SIMUI_WINDOW_HIDESHOW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ITUATION_RESET</text:p>
          </table:table-cell>
          <table:table-cell table:style-name="ce8" office:value-type="string" calcext:value-type="string">
            <text:p>SITUATION_RE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ITUATION_SAVE</text:p>
          </table:table-cell>
          <table:table-cell table:style-name="ce8" office:value-type="string" calcext:value-type="string">
            <text:p>SITUATION_SAV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AHEAD_MINUS</text:p>
          </table:table-cell>
          <table:table-cell table:style-name="ce8" office:value-type="string" calcext:value-type="string">
            <text:p>SLEW_AHEAD_MIN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AHEAD_PLUS</text:p>
          </table:table-cell>
          <table:table-cell table:style-name="ce8" office:value-type="string" calcext:value-type="string">
            <text:p>SLEW_AHEAD_PL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ALTIT_DN_FAST</text:p>
          </table:table-cell>
          <table:table-cell table:style-name="ce8" office:value-type="string" calcext:value-type="string">
            <text:p>SLEW_ALTIT_DN_FAS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ALTIT_DN_SLOW</text:p>
          </table:table-cell>
          <table:table-cell table:style-name="ce8" office:value-type="string" calcext:value-type="string">
            <text:p>SLEW_ALTIT_DN_SLOW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ALTIT_FREEZE</text:p>
          </table:table-cell>
          <table:table-cell table:style-name="ce8" office:value-type="string" calcext:value-type="string">
            <text:p>SLEW_ALTIT_FREEZE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ALTIT_MINUS</text:p>
          </table:table-cell>
          <table:table-cell table:style-name="ce8" office:value-type="string" calcext:value-type="string">
            <text:p>SLEW_ALTIT_MIN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ALTIT_PLUS</text:p>
          </table:table-cell>
          <table:table-cell table:style-name="ce8" office:value-type="string" calcext:value-type="string">
            <text:p>SLEW_ALTIT_PL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ALTIT_UP_FAST</text:p>
          </table:table-cell>
          <table:table-cell table:style-name="ce8" office:value-type="string" calcext:value-type="string">
            <text:p>SLEW_ALTIT_UP_FAS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ALTIT_UP_SLOW</text:p>
          </table:table-cell>
          <table:table-cell table:style-name="ce8" office:value-type="string" calcext:value-type="string">
            <text:p>SLEW_ALTIT_UP_SLOW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BANK_MINUS</text:p>
          </table:table-cell>
          <table:table-cell table:style-name="ce8" office:value-type="string" calcext:value-type="string">
            <text:p>SLEW_BANK_MIN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BANK_PLUS</text:p>
          </table:table-cell>
          <table:table-cell table:style-name="ce8" office:value-type="string" calcext:value-type="string">
            <text:p>SLEW_BANK_PL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FREEZE</text:p>
          </table:table-cell>
          <table:table-cell table:style-name="ce8" office:value-type="string" calcext:value-type="string">
            <text:p>SLEW_FREEZE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HEADING_MINUS</text:p>
          </table:table-cell>
          <table:table-cell table:style-name="ce8" office:value-type="string" calcext:value-type="string">
            <text:p>SLEW_HEADING_MIN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HEADING_PLUS</text:p>
          </table:table-cell>
          <table:table-cell table:style-name="ce8" office:value-type="string" calcext:value-type="string">
            <text:p>SLEW_HEADING_PL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LEFT</text:p>
          </table:table-cell>
          <table:table-cell table:style-name="ce8" office:value-type="string" calcext:value-type="string">
            <text:p>SLEW_LEF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OFF</text:p>
          </table:table-cell>
          <table:table-cell table:style-name="ce8" office:value-type="string" calcext:value-type="string">
            <text:p>SLEW_OFF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ON</text:p>
          </table:table-cell>
          <table:table-cell table:style-name="ce8" office:value-type="string" calcext:value-type="string">
            <text:p>SLEW_ON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PITCH_DN_FAST</text:p>
          </table:table-cell>
          <table:table-cell table:style-name="ce8" office:value-type="string" calcext:value-type="string">
            <text:p>SLEW_PITCH_DN_FAS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PITCH_DN_SLOW</text:p>
          </table:table-cell>
          <table:table-cell table:style-name="ce8" office:value-type="string" calcext:value-type="string">
            <text:p>SLEW_PITCH_DN_SLOW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PITCH_FREEZE</text:p>
          </table:table-cell>
          <table:table-cell table:style-name="ce8" office:value-type="string" calcext:value-type="string">
            <text:p>SLEW_PITCH_FREEZE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PITCH_MINUS</text:p>
          </table:table-cell>
          <table:table-cell table:style-name="ce8" office:value-type="string" calcext:value-type="string">
            <text:p>SLEW_PITCH_MIN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PITCH_PLUS</text:p>
          </table:table-cell>
          <table:table-cell table:style-name="ce8" office:value-type="string" calcext:value-type="string">
            <text:p>SLEW_PITCH_PLUS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PITCH_UP_FAST</text:p>
          </table:table-cell>
          <table:table-cell table:style-name="ce8" office:value-type="string" calcext:value-type="string">
            <text:p>SLEW_PITCH_UP_FAS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PITCH_UP_SLOW</text:p>
          </table:table-cell>
          <table:table-cell table:style-name="ce8" office:value-type="string" calcext:value-type="string">
            <text:p>SLEW_PITCH_UP_SLOW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RESET</text:p>
          </table:table-cell>
          <table:table-cell table:style-name="ce8" office:value-type="string" calcext:value-type="string">
            <text:p>SLEW_RESE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RIGHT</text:p>
          </table:table-cell>
          <table:table-cell table:style-name="ce8" office:value-type="string" calcext:value-type="string">
            <text:p>SLEW_RIGH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SET</text:p>
          </table:table-cell>
          <table:table-cell table:style-name="ce8" office:value-type="string" calcext:value-type="string">
            <text:p>SLEW_SET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EW_TOGGLE</text:p>
          </table:table-cell>
          <table:table-cell table:style-name="ce8" office:value-type="string" calcext:value-type="string">
            <text:p>SLEW_TOGGLE</text:p>
          </table:table-cell>
          <table:table-cell table:style-name="ce8" office:value-type="string" calcext:value-type="string">
            <text:p>Shared Cockpit (Pilot only)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LING_PICKUP_RELEASE</text:p>
          </table:table-cell>
          <table:table-cell table:style-name="ce8" office:value-type="string" calcext:value-type="string">
            <text:p>SLING_PICKUP_RELEAS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MOKE_OFF</text:p>
          </table:table-cell>
          <table:table-cell table:style-name="ce8" office:value-type="string" calcext:value-type="string">
            <text:p>SMOKE_OFF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MOKE_ON</text:p>
          </table:table-cell>
          <table:table-cell table:style-name="ce8" office:value-type="string" calcext:value-type="string">
            <text:p>SMOKE_ON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MOKE_SET</text:p>
          </table:table-cell>
          <table:table-cell table:style-name="ce8" office:value-type="string" calcext:value-type="string">
            <text:p>SMOKE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MOKE_TOGGLE</text:p>
          </table:table-cell>
          <table:table-cell table:style-name="ce8" office:value-type="string" calcext:value-type="string">
            <text:p>SMOKE_TOGGLE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OUND_OFF</text:p>
          </table:table-cell>
          <table:table-cell table:style-name="ce8" office:value-type="string" calcext:value-type="string">
            <text:p>SOUND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OUND_ON</text:p>
          </table:table-cell>
          <table:table-cell table:style-name="ce8" office:value-type="string" calcext:value-type="string">
            <text:p>SOUND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OUND_SET</text:p>
          </table:table-cell>
          <table:table-cell table:style-name="ce8" office:value-type="string" calcext:value-type="string">
            <text:p>SOUND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OUND_TOGGLE</text:p>
          </table:table-cell>
          <table:table-cell table:style-name="ce8" office:value-type="string" calcext:value-type="string">
            <text:p>SOUND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POILERS_ARM_OFF</text:p>
          </table:table-cell>
          <table:table-cell table:style-name="ce8" office:value-type="string" calcext:value-type="string">
            <text:p>SPOILERS_ARM_OFF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POILERS_ARM_ON</text:p>
          </table:table-cell>
          <table:table-cell table:style-name="ce8" office:value-type="string" calcext:value-type="string">
            <text:p>SPOILERS_ARM_ON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POILERS_ARM_SET</text:p>
          </table:table-cell>
          <table:table-cell table:style-name="ce8" office:value-type="string" calcext:value-type="string">
            <text:p>SPOILERS_ARM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POILERS_ARM_TOGGLE</text:p>
          </table:table-cell>
          <table:table-cell table:style-name="ce8" office:value-type="string" calcext:value-type="string">
            <text:p>SPOILERS_ARM_TOGGLE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POILERS_OFF</text:p>
          </table:table-cell>
          <table:table-cell table:style-name="ce8" office:value-type="string" calcext:value-type="string">
            <text:p>SPOILERS_OFF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POILERS_ON</text:p>
          </table:table-cell>
          <table:table-cell table:style-name="ce8" office:value-type="string" calcext:value-type="string">
            <text:p>SPOILERS_ON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POILERS_SET</text:p>
          </table:table-cell>
          <table:table-cell table:style-name="ce8" office:value-type="string" calcext:value-type="string">
            <text:p>SPOILERS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POILERS_TOGGLE</text:p>
          </table:table-cell>
          <table:table-cell table:style-name="ce8" office:value-type="string" calcext:value-type="string">
            <text:p>SPOILERS_TOGGLE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TEERING_DEC</text:p>
          </table:table-cell>
          <table:table-cell table:style-name="ce8" office:value-type="string" calcext:value-type="string">
            <text:p>STEERING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TEERING_INC</text:p>
          </table:table-cell>
          <table:table-cell table:style-name="ce8" office:value-type="string" calcext:value-type="string">
            <text:p>STEERING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TEERING_SET</text:p>
          </table:table-cell>
          <table:table-cell table:style-name="ce8" office:value-type="string" calcext:value-type="string">
            <text:p>STEERING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TROBES_OFF</text:p>
          </table:table-cell>
          <table:table-cell table:style-name="ce8" office:value-type="string" calcext:value-type="string">
            <text:p>STROBES_OFF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TROBES_ON</text:p>
          </table:table-cell>
          <table:table-cell table:style-name="ce8" office:value-type="string" calcext:value-type="string">
            <text:p>STROBES_ON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TROBES_SET</text:p>
          </table:table-cell>
          <table:table-cell table:style-name="ce8" office:value-type="string" calcext:value-type="string">
            <text:p>STROBES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TROBES_TOGGLE</text:p>
          </table:table-cell>
          <table:table-cell table:style-name="ce8" office:value-type="string" calcext:value-type="string">
            <text:p>STROBES_TOGGLE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SYNC_FLIGHT_DIRECTOR_PITCH</text:p>
          </table:table-cell>
          <table:table-cell table:style-name="ce8" office:value-type="string" calcext:value-type="string">
            <text:p>SYNC_FLIGHT_DIRECTOR_PIT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AKEOFF_ASSIST_ARM_SET</text:p>
          </table:table-cell>
          <table:table-cell table:style-name="ce8" office:value-type="string" calcext:value-type="string">
            <text:p>TAKEOFF_ASSIST_ARM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AKEOFF_ASSIST_ARM_TOGGLE</text:p>
          </table:table-cell>
          <table:table-cell table:style-name="ce8" office:value-type="string" calcext:value-type="string">
            <text:p>TAKEOFF_ASSIST_ARM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AKEOFF_ASSIST_FIRE</text:p>
          </table:table-cell>
          <table:table-cell table:style-name="ce8" office:value-type="string" calcext:value-type="string">
            <text:p>TAKEOFF_ASSIST_FI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10</text:p>
          </table:table-cell>
          <table:table-cell table:style-name="ce8" office:value-type="string" calcext:value-type="string">
            <text:p>THROTTLE_1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20</text:p>
          </table:table-cell>
          <table:table-cell table:style-name="ce8" office:value-type="string" calcext:value-type="string">
            <text:p>THROTTLE_2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30</text:p>
          </table:table-cell>
          <table:table-cell table:style-name="ce8" office:value-type="string" calcext:value-type="string">
            <text:p>THROTTLE_3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40</text:p>
          </table:table-cell>
          <table:table-cell table:style-name="ce8" office:value-type="string" calcext:value-type="string">
            <text:p>THROTTLE_4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50</text:p>
          </table:table-cell>
          <table:table-cell table:style-name="ce8" office:value-type="string" calcext:value-type="string">
            <text:p>THROTTLE_5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60</text:p>
          </table:table-cell>
          <table:table-cell table:style-name="ce8" office:value-type="string" calcext:value-type="string">
            <text:p>THROTTLE_6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70</text:p>
          </table:table-cell>
          <table:table-cell table:style-name="ce8" office:value-type="string" calcext:value-type="string">
            <text:p>THROTTLE_7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80</text:p>
          </table:table-cell>
          <table:table-cell table:style-name="ce8" office:value-type="string" calcext:value-type="string">
            <text:p>THROTTLE_8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90</text:p>
          </table:table-cell>
          <table:table-cell table:style-name="ce8" office:value-type="string" calcext:value-type="string">
            <text:p>THROTTLE_90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CUT</text:p>
          </table:table-cell>
          <table:table-cell table:style-name="ce8" office:value-type="string" calcext:value-type="string">
            <text:p>THROTTLE_CU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DECR</text:p>
          </table:table-cell>
          <table:table-cell table:style-name="ce8" office:value-type="string" calcext:value-type="string">
            <text:p>THROTTLE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DECR_SMALL</text:p>
          </table:table-cell>
          <table:table-cell table:style-name="ce8" office:value-type="string" calcext:value-type="string">
            <text:p>THROTTLE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FULL</text:p>
          </table:table-cell>
          <table:table-cell table:style-name="ce8" office:value-type="string" calcext:value-type="string">
            <text:p>THROTTLE_FU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INCR</text:p>
          </table:table-cell>
          <table:table-cell table:style-name="ce8" office:value-type="string" calcext:value-type="string">
            <text:p>THROTTLE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INCR_SMALL</text:p>
          </table:table-cell>
          <table:table-cell table:style-name="ce8" office:value-type="string" calcext:value-type="string">
            <text:p>THROTTLE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_SET</text:p>
          </table:table-cell>
          <table:table-cell table:style-name="ce8" office:value-type="string" calcext:value-type="string">
            <text:p>THROTTLE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1_CUT</text:p>
          </table:table-cell>
          <table:table-cell table:style-name="ce8" office:value-type="string" calcext:value-type="string">
            <text:p>THROTTLE1_CU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1_DECR</text:p>
          </table:table-cell>
          <table:table-cell table:style-name="ce8" office:value-type="string" calcext:value-type="string">
            <text:p>THROTTLE1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1_DECR_SMALL</text:p>
          </table:table-cell>
          <table:table-cell table:style-name="ce8" office:value-type="string" calcext:value-type="string">
            <text:p>THROTTLE1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1_FULL</text:p>
          </table:table-cell>
          <table:table-cell table:style-name="ce8" office:value-type="string" calcext:value-type="string">
            <text:p>THROTTLE1_FU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1_INCR</text:p>
          </table:table-cell>
          <table:table-cell table:style-name="ce8" office:value-type="string" calcext:value-type="string">
            <text:p>THROTTLE1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1_INCR_SMALL</text:p>
          </table:table-cell>
          <table:table-cell table:style-name="ce8" office:value-type="string" calcext:value-type="string">
            <text:p>THROTTLE1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1_SET</text:p>
          </table:table-cell>
          <table:table-cell table:style-name="ce8" office:value-type="string" calcext:value-type="string">
            <text:p>THROTTLE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2_CUT</text:p>
          </table:table-cell>
          <table:table-cell table:style-name="ce8" office:value-type="string" calcext:value-type="string">
            <text:p>THROTTLE2_CU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2_DECR</text:p>
          </table:table-cell>
          <table:table-cell table:style-name="ce8" office:value-type="string" calcext:value-type="string">
            <text:p>THROTTLE2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2_DECR_SMALL</text:p>
          </table:table-cell>
          <table:table-cell table:style-name="ce8" office:value-type="string" calcext:value-type="string">
            <text:p>THROTTLE2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2_FULL</text:p>
          </table:table-cell>
          <table:table-cell table:style-name="ce8" office:value-type="string" calcext:value-type="string">
            <text:p>THROTTLE2_FU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2_INCR</text:p>
          </table:table-cell>
          <table:table-cell table:style-name="ce8" office:value-type="string" calcext:value-type="string">
            <text:p>THROTTLE2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2_INCR_SMALL</text:p>
          </table:table-cell>
          <table:table-cell table:style-name="ce8" office:value-type="string" calcext:value-type="string">
            <text:p>THROTTLE2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2_SET</text:p>
          </table:table-cell>
          <table:table-cell table:style-name="ce8" office:value-type="string" calcext:value-type="string">
            <text:p>THROTTLE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3_CUT</text:p>
          </table:table-cell>
          <table:table-cell table:style-name="ce8" office:value-type="string" calcext:value-type="string">
            <text:p>THROTTLE3_CU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3_DECR</text:p>
          </table:table-cell>
          <table:table-cell table:style-name="ce8" office:value-type="string" calcext:value-type="string">
            <text:p>THROTTLE3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3_DECR_SMALL</text:p>
          </table:table-cell>
          <table:table-cell table:style-name="ce8" office:value-type="string" calcext:value-type="string">
            <text:p>THROTTLE3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3_FULL</text:p>
          </table:table-cell>
          <table:table-cell table:style-name="ce8" office:value-type="string" calcext:value-type="string">
            <text:p>THROTTLE3_FU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3_INCR</text:p>
          </table:table-cell>
          <table:table-cell table:style-name="ce8" office:value-type="string" calcext:value-type="string">
            <text:p>THROTTLE3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3_INCR_SMALL</text:p>
          </table:table-cell>
          <table:table-cell table:style-name="ce8" office:value-type="string" calcext:value-type="string">
            <text:p>THROTTLE3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3_SET</text:p>
          </table:table-cell>
          <table:table-cell table:style-name="ce8" office:value-type="string" calcext:value-type="string">
            <text:p>THROTTLE3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4_CUT</text:p>
          </table:table-cell>
          <table:table-cell table:style-name="ce8" office:value-type="string" calcext:value-type="string">
            <text:p>THROTTLE4_CU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4_DECR</text:p>
          </table:table-cell>
          <table:table-cell table:style-name="ce8" office:value-type="string" calcext:value-type="string">
            <text:p>THROTTLE4_DE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4_DECR_SMALL</text:p>
          </table:table-cell>
          <table:table-cell table:style-name="ce8" office:value-type="string" calcext:value-type="string">
            <text:p>THROTTLE4_DE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4_FULL</text:p>
          </table:table-cell>
          <table:table-cell table:style-name="ce8" office:value-type="string" calcext:value-type="string">
            <text:p>THROTTLE4_FU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4_INCR</text:p>
          </table:table-cell>
          <table:table-cell table:style-name="ce8" office:value-type="string" calcext:value-type="string">
            <text:p>THROTTLE4_INC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4_INCR_SMALL</text:p>
          </table:table-cell>
          <table:table-cell table:style-name="ce8" office:value-type="string" calcext:value-type="string">
            <text:p>THROTTLE4_INCR_SM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HROTTLE4_SET</text:p>
          </table:table-cell>
          <table:table-cell table:style-name="ce8" office:value-type="string" calcext:value-type="string">
            <text:p>THROTTLE4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FTERBURNER</text:p>
          </table:table-cell>
          <table:table-cell table:style-name="ce8" office:value-type="string" calcext:value-type="string">
            <text:p>TOGGLE_AFTERBURN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FTERBURNER1</text:p>
          </table:table-cell>
          <table:table-cell table:style-name="ce8" office:value-type="string" calcext:value-type="string">
            <text:p>TOGGLE_AFTERBURNER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FTERBURNER2</text:p>
          </table:table-cell>
          <table:table-cell table:style-name="ce8" office:value-type="string" calcext:value-type="string">
            <text:p>TOGGLE_AFTERBURNER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FTERBURNER3</text:p>
          </table:table-cell>
          <table:table-cell table:style-name="ce8" office:value-type="string" calcext:value-type="string">
            <text:p>TOGGLE_AFTERBURNER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FTERBURNER4</text:p>
          </table:table-cell>
          <table:table-cell table:style-name="ce8" office:value-type="string" calcext:value-type="string">
            <text:p>TOGGLE_AFTERBURNER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IRCRAFT_EXIT</text:p>
          </table:table-cell>
          <table:table-cell table:style-name="ce8" office:value-type="string" calcext:value-type="string">
            <text:p>TOGGLE_AIRCRAFT_EXI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IRCRAFT_LABELS</text:p>
          </table:table-cell>
          <table:table-cell table:style-name="ce8" office:value-type="string" calcext:value-type="string">
            <text:p>TOGGLE_AIRCRAFT_LABEL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IRPORT_NAME_DISPLAY</text:p>
          </table:table-cell>
          <table:table-cell table:style-name="ce8" office:value-type="string" calcext:value-type="string">
            <text:p>TOGGLE_AIRPORT_NAME_DISPLA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LL_STARTERS</text:p>
          </table:table-cell>
          <table:table-cell table:style-name="ce8" office:value-type="string" calcext:value-type="string">
            <text:p>TOGGLE_ALL_STARTER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LTERNATE_STATIC</text:p>
          </table:table-cell>
          <table:table-cell table:style-name="ce8" office:value-type="string" calcext:value-type="string">
            <text:p>TOGGLE_ALTERNATE_STATIC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LTERNATOR1</text:p>
          </table:table-cell>
          <table:table-cell table:style-name="ce8" office:value-type="string" calcext:value-type="string">
            <text:p>TOGGLE_ALTERNATOR1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LTERNATOR2</text:p>
          </table:table-cell>
          <table:table-cell table:style-name="ce8" office:value-type="string" calcext:value-type="string">
            <text:p>TOGGLE_ALTERNATOR2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LTERNATOR3</text:p>
          </table:table-cell>
          <table:table-cell table:style-name="ce8" office:value-type="string" calcext:value-type="string">
            <text:p>TOGGLE_ALTERNATOR3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LTERNATOR4</text:p>
          </table:table-cell>
          <table:table-cell table:style-name="ce8" office:value-type="string" calcext:value-type="string">
            <text:p>TOGGLE_ALTERNATOR4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RM_AUTOFEATHER</text:p>
          </table:table-cell>
          <table:table-cell table:style-name="ce8" office:value-type="string" calcext:value-type="string">
            <text:p>TOGGLE_AUTOFEATHER_ARM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AVIONICS_MASTER</text:p>
          </table:table-cell>
          <table:table-cell table:style-name="ce8" office:value-type="string" calcext:value-type="string">
            <text:p>TOGGLE_AVIONICS_MASTER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BEACON_LIGHTS</text:p>
          </table:table-cell>
          <table:table-cell table:style-name="ce8" office:value-type="string" calcext:value-type="string">
            <text:p>TOGGLE_BEACON_LIGHTS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CABIN_LIGHTS</text:p>
          </table:table-cell>
          <table:table-cell table:style-name="ce8" office:value-type="string" calcext:value-type="string">
            <text:p>TOGGLE_CABIN_LIGHTS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DME_TOGGLE</text:p>
          </table:table-cell>
          <table:table-cell table:style-name="ce8" office:value-type="string" calcext:value-type="string">
            <text:p>TOGGLE_DM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LECT_FUEL_PUMP</text:p>
          </table:table-cell>
          <table:table-cell table:style-name="ce8" office:value-type="string" calcext:value-type="string">
            <text:p>TOGGLE_ELECT_FUEL_PUM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LECT_FUEL_PUMP1</text:p>
          </table:table-cell>
          <table:table-cell table:style-name="ce8" office:value-type="string" calcext:value-type="string">
            <text:p>TOGGLE_ELECT_FUEL_PUMP1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LECT_FUEL_PUMP2</text:p>
          </table:table-cell>
          <table:table-cell table:style-name="ce8" office:value-type="string" calcext:value-type="string">
            <text:p>TOGGLE_ELECT_FUEL_PUMP2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LECT_FUEL_PUMP3</text:p>
          </table:table-cell>
          <table:table-cell table:style-name="ce8" office:value-type="string" calcext:value-type="string">
            <text:p>TOGGLE_ELECT_FUEL_PUMP3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LECT_FUEL_PUMP4</text:p>
          </table:table-cell>
          <table:table-cell table:style-name="ce8" office:value-type="string" calcext:value-type="string">
            <text:p>TOGGLE_ELECT_FUEL_PUMP4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LECTRIC_VACUUM_PUMP</text:p>
          </table:table-cell>
          <table:table-cell table:style-name="ce8" office:value-type="string" calcext:value-type="string">
            <text:p>TOGGLE_ELECTRIC_VACUUM_PUM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LECTRICAL_FAILURE</text:p>
          </table:table-cell>
          <table:table-cell table:style-name="ce8" office:value-type="string" calcext:value-type="string">
            <text:p>TOGGLE_ELECTRICAL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NGINE1_FAILURE</text:p>
          </table:table-cell>
          <table:table-cell table:style-name="ce8" office:value-type="string" calcext:value-type="string">
            <text:p>TOGGLE_ENGINE1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NGINE2_FAILURE</text:p>
          </table:table-cell>
          <table:table-cell table:style-name="ce8" office:value-type="string" calcext:value-type="string">
            <text:p>TOGGLE_ENGINE2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NGINE3_FAILURE</text:p>
          </table:table-cell>
          <table:table-cell table:style-name="ce8" office:value-type="string" calcext:value-type="string">
            <text:p>TOGGLE_ENGINE3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ENGINE4_FAILURE</text:p>
          </table:table-cell>
          <table:table-cell table:style-name="ce8" office:value-type="string" calcext:value-type="string">
            <text:p>TOGGLE_ENGINE4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EATHER_SWITCH_1</text:p>
          </table:table-cell>
          <table:table-cell table:style-name="ce8" office:value-type="string" calcext:value-type="string">
            <text:p>TOGGLE_FEATHER_SWITCH_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EATHER_SWITCH_2</text:p>
          </table:table-cell>
          <table:table-cell table:style-name="ce8" office:value-type="string" calcext:value-type="string">
            <text:p>TOGGLE_FEATHER_SWITCH_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EATHER_SWITCH_3</text:p>
          </table:table-cell>
          <table:table-cell table:style-name="ce8" office:value-type="string" calcext:value-type="string">
            <text:p>TOGGLE_FEATHER_SWITCH_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EATHER_SWITCH_4</text:p>
          </table:table-cell>
          <table:table-cell table:style-name="ce8" office:value-type="string" calcext:value-type="string">
            <text:p>TOGGLE_FEATHER_SWITCH_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EATHER_SWITCHES</text:p>
          </table:table-cell>
          <table:table-cell table:style-name="ce8" office:value-type="string" calcext:value-type="string">
            <text:p>TOGGLE_FEATHER_SWITCHE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LIGHT_DIRECTOR</text:p>
          </table:table-cell>
          <table:table-cell table:style-name="ce8" office:value-type="string" calcext:value-type="string">
            <text:p>TOGGLE_FLIGHT_DIRECTO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UEL_VALVE_ALL</text:p>
          </table:table-cell>
          <table:table-cell table:style-name="ce8" office:value-type="string" calcext:value-type="string">
            <text:p>TOGGLE_FUEL_VALVE_ALL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UEL_VALVE_ENG1</text:p>
          </table:table-cell>
          <table:table-cell table:style-name="ce8" office:value-type="string" calcext:value-type="string">
            <text:p>TOGGLE_FUEL_VALVE_ENG1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UEL_VALVE_ENG2</text:p>
          </table:table-cell>
          <table:table-cell table:style-name="ce8" office:value-type="string" calcext:value-type="string">
            <text:p>TOGGLE_FUEL_VALVE_ENG2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UEL_VALVE_ENG3</text:p>
          </table:table-cell>
          <table:table-cell table:style-name="ce8" office:value-type="string" calcext:value-type="string">
            <text:p>TOGGLE_FUEL_VALVE_ENG3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FUEL_VALVE_ENG4</text:p>
          </table:table-cell>
          <table:table-cell table:style-name="ce8" office:value-type="string" calcext:value-type="string">
            <text:p>TOGGLE_FUEL_VALVE_ENG4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GPS_DRIVES_NAV1</text:p>
          </table:table-cell>
          <table:table-cell table:style-name="ce8" office:value-type="string" calcext:value-type="string">
            <text:p>TOGGLE_GPS_DRIVES_NAV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HYDRAULIC_FAILURE</text:p>
          </table:table-cell>
          <table:table-cell table:style-name="ce8" office:value-type="string" calcext:value-type="string">
            <text:p>TOGGLE_HYDRAULIC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JETWAY</text:p>
          </table:table-cell>
          <table:table-cell table:style-name="ce8" office:value-type="string" calcext:value-type="string">
            <text:p>TOGGLE_JETWA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LAUNCH_BAR_SWITCH</text:p>
          </table:table-cell>
          <table:table-cell table:style-name="ce8" office:value-type="string" calcext:value-type="string">
            <text:p>TOGGLE_LAUNCH_BAR_SWIT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LEFT_BRAKE_FAILURE</text:p>
          </table:table-cell>
          <table:table-cell table:style-name="ce8" office:value-type="string" calcext:value-type="string">
            <text:p>TOGGLE_LEFT_BRAKE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LOGO_LIGHTS</text:p>
          </table:table-cell>
          <table:table-cell table:style-name="ce8" office:value-type="string" calcext:value-type="string">
            <text:p>TOGGLE_LOGO_LIGHTS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MASTER_ALTERNATOR</text:p>
          </table:table-cell>
          <table:table-cell table:style-name="ce8" office:value-type="string" calcext:value-type="string">
            <text:p>TOGGLE_MASTER_ALTERNATOR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MASTER_BATTERY</text:p>
          </table:table-cell>
          <table:table-cell table:style-name="ce8" office:value-type="string" calcext:value-type="string">
            <text:p>TOGGLE_MASTER_BATTERY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MASTER_BATTERY_ALTERNATOR</text:p>
          </table:table-cell>
          <table:table-cell table:style-name="ce8" office:value-type="string" calcext:value-type="string">
            <text:p>TOGGLE_MASTER_BATTERY_ALTERNATO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MASTER_IGNITION_SWITCH</text:p>
          </table:table-cell>
          <table:table-cell table:style-name="ce8" office:value-type="string" calcext:value-type="string">
            <text:p>TOGGLE_MASTER_IGNITION_SWIT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NAV_LIGHTS</text:p>
          </table:table-cell>
          <table:table-cell table:style-name="ce8" office:value-type="string" calcext:value-type="string">
            <text:p>TOGGLE_NAV_LIGHTS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PITOT_BLOCKAGE</text:p>
          </table:table-cell>
          <table:table-cell table:style-name="ce8" office:value-type="string" calcext:value-type="string">
            <text:p>TOGGLE_PITOT_BLOCKAG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PRIMER</text:p>
          </table:table-cell>
          <table:table-cell table:style-name="ce8" office:value-type="string" calcext:value-type="string">
            <text:p>TOGGLE_PRIM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PRIMER1</text:p>
          </table:table-cell>
          <table:table-cell table:style-name="ce8" office:value-type="string" calcext:value-type="string">
            <text:p>TOGGLE_PRIMER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PRIMER2</text:p>
          </table:table-cell>
          <table:table-cell table:style-name="ce8" office:value-type="string" calcext:value-type="string">
            <text:p>TOGGLE_PRIMER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PRIMER3</text:p>
          </table:table-cell>
          <table:table-cell table:style-name="ce8" office:value-type="string" calcext:value-type="string">
            <text:p>TOGGLE_PRIMER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PRIMER4</text:p>
          </table:table-cell>
          <table:table-cell table:style-name="ce8" office:value-type="string" calcext:value-type="string">
            <text:p>TOGGLE_PRIMER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PROPELLER_DEICE</text:p>
          </table:table-cell>
          <table:table-cell table:style-name="ce8" office:value-type="string" calcext:value-type="string">
            <text:p>TOGGLE_PROPELLER_DEIC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PROP_SYNC</text:p>
          </table:table-cell>
          <table:table-cell table:style-name="ce8" office:value-type="string" calcext:value-type="string">
            <text:p>TOGGLE_PROPELLER_SY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PUSHBACK_SET</text:p>
          </table:table-cell>
          <table:table-cell table:style-name="ce8" office:value-type="string" calcext:value-type="string">
            <text:p>TOGGLE_PUSHBACK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RACERESULTS_WINDOW</text:p>
          </table:table-cell>
          <table:table-cell table:style-name="ce8" office:value-type="string" calcext:value-type="string">
            <text:p>TOGGLE_RACERESULTS_WINDOW</text:p>
          </table:table-cell>
          <table:table-cell table:style-name="ce8" office:value-type="string" calcext:value-type="string">
            <text:p>Disabled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RECOGNITION_LIGHTS</text:p>
          </table:table-cell>
          <table:table-cell table:style-name="ce8" office:value-type="string" calcext:value-type="string">
            <text:p>TOGGLE_RECOGNITION_LIGHTS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RIGHT_BRAKE_FAILURE</text:p>
          </table:table-cell>
          <table:table-cell table:style-name="ce8" office:value-type="string" calcext:value-type="string">
            <text:p>TOGGLE_RIGHT_BRAKE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STARTER1</text:p>
          </table:table-cell>
          <table:table-cell table:style-name="ce8" office:value-type="string" calcext:value-type="string">
            <text:p>TOGGLE_STARTER1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STARTER2</text:p>
          </table:table-cell>
          <table:table-cell table:style-name="ce8" office:value-type="string" calcext:value-type="string">
            <text:p>TOGGLE_STARTER2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STARTER3</text:p>
          </table:table-cell>
          <table:table-cell table:style-name="ce8" office:value-type="string" calcext:value-type="string">
            <text:p>TOGGLE_STARTER3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STARTER4</text:p>
          </table:table-cell>
          <table:table-cell table:style-name="ce8" office:value-type="string" calcext:value-type="string">
            <text:p>TOGGLE_STARTER4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STATIC_PORT_BLOCKAGE</text:p>
          </table:table-cell>
          <table:table-cell table:style-name="ce8" office:value-type="string" calcext:value-type="string">
            <text:p>TOGGLE_STATIC_PORT_BLOCKAG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STRUCTURAL_DEICE</text:p>
          </table:table-cell>
          <table:table-cell table:style-name="ce8" office:value-type="string" calcext:value-type="string">
            <text:p>TOGGLE_STRUCTURAL_DEIC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TAIL_HOOK_HANDLE</text:p>
          </table:table-cell>
          <table:table-cell table:style-name="ce8" office:value-type="string" calcext:value-type="string">
            <text:p>TOGGLE_TAIL_HOOK_HAND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TAILWHEEL_LOCK</text:p>
          </table:table-cell>
          <table:table-cell table:style-name="ce8" office:value-type="string" calcext:value-type="string">
            <text:p>TOGGLE_TAILWHEEL_LOCK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TAXI_LIGHTS</text:p>
          </table:table-cell>
          <table:table-cell table:style-name="ce8" office:value-type="string" calcext:value-type="string">
            <text:p>TOGGLE_TAXI_LIGHTS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TOTAL_BRAKE_FAILURE</text:p>
          </table:table-cell>
          <table:table-cell table:style-name="ce8" office:value-type="string" calcext:value-type="string">
            <text:p>TOGGLE_TOTAL_BRAKE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TURN_INDICATOR_SWITCH</text:p>
          </table:table-cell>
          <table:table-cell table:style-name="ce8" office:value-type="string" calcext:value-type="string">
            <text:p>TOGGLE_TURN_INDICATOR_SWIT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VACUUM_FAILURE</text:p>
          </table:table-cell>
          <table:table-cell table:style-name="ce8" office:value-type="string" calcext:value-type="string">
            <text:p>TOGGLE_VACUUM_FAILUR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VARIOMETER_SWITCH</text:p>
          </table:table-cell>
          <table:table-cell table:style-name="ce8" office:value-type="string" calcext:value-type="string">
            <text:p>TOGGLE_VARIOMETER_SWITCH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WATER_BALLAST_VALVE</text:p>
          </table:table-cell>
          <table:table-cell table:style-name="ce8" office:value-type="string" calcext:value-type="string">
            <text:p>TOGGLE_WATER_BALLAST_VALV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WATER_RUDDER</text:p>
          </table:table-cell>
          <table:table-cell table:style-name="ce8" office:value-type="string" calcext:value-type="string">
            <text:p>TOGGLE_WATER_RUDDE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WING_FOLD</text:p>
          </table:table-cell>
          <table:table-cell table:style-name="ce8" office:value-type="string" calcext:value-type="string">
            <text:p>TOGGLE_WING_FOL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GGLE_WING_LIGHTS</text:p>
          </table:table-cell>
          <table:table-cell table:style-name="ce8" office:value-type="string" calcext:value-type="string">
            <text:p>TOGGLE_WING_LIGHTS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OW_PLANE_RELEASE</text:p>
          </table:table-cell>
          <table:table-cell table:style-name="ce8" office:value-type="string" calcext:value-type="string">
            <text:p>TOW_PLANE_RELEAS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REQUEST_TOW_PLANE</text:p>
          </table:table-cell>
          <table:table-cell table:style-name="ce8" office:value-type="string" calcext:value-type="string">
            <text:p>TOW_PLANE_REQUES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RUE_AIRSPEED_CALIBRATE_DEC</text:p>
          </table:table-cell>
          <table:table-cell table:style-name="ce8" office:value-type="string" calcext:value-type="string">
            <text:p>TRUE_AIRSPEED_CAL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RUE_AIRSPEED_CALIBRATE_INC</text:p>
          </table:table-cell>
          <table:table-cell table:style-name="ce8" office:value-type="string" calcext:value-type="string">
            <text:p>TRUE_AIRSPEED_CAL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RUE_AIRSPEED_CAL_SET</text:p>
          </table:table-cell>
          <table:table-cell table:style-name="ce8" office:value-type="string" calcext:value-type="string">
            <text:p>TRUE_AIRSPEED_CAL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UG_DISABLE</text:p>
          </table:table-cell>
          <table:table-cell table:style-name="ce8" office:value-type="string" calcext:value-type="string">
            <text:p>TUG_DISAB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TURBINE_IGNITION_SWITCH_TOGGLE</text:p>
          </table:table-cell>
          <table:table-cell table:style-name="ce8" office:value-type="string" calcext:value-type="string">
            <text:p>TURBINE_IGNITION_SWITCH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DEO_RECORD_TOGGLE</text:p>
          </table:table-cell>
          <table:table-cell table:style-name="ce8" office:value-type="string" calcext:value-type="string">
            <text:p>VIDEO_RECORD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ALWAYS_PAN_DOWN</text:p>
          </table:table-cell>
          <table:table-cell table:style-name="ce8" office:value-type="string" calcext:value-type="string">
            <text:p>VIEW_ALWAYS_PAN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ALWAYS_PAN_UP</text:p>
          </table:table-cell>
          <table:table-cell table:style-name="ce8" office:value-type="string" calcext:value-type="string">
            <text:p>VIEW_ALWAYS_PAN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XIS_INDICATOR_CYCLE</text:p>
          </table:table-cell>
          <table:table-cell table:style-name="ce8" office:value-type="string" calcext:value-type="string">
            <text:p>VIEW_AXIS_INDICATOR_CYC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CAMERA_SELECT_STARTING</text:p>
          </table:table-cell>
          <table:table-cell table:style-name="ce8" office:value-type="string" calcext:value-type="string">
            <text:p>VIEW_CAMERA_SELECT_STAR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CHASE_DISTANCE_ADD</text:p>
          </table:table-cell>
          <table:table-cell table:style-name="ce8" office:value-type="string" calcext:value-type="string">
            <text:p>VIEW_CHASE_DISTANCE_AD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CHASE_DISTANCE_SUB</text:p>
          </table:table-cell>
          <table:table-cell table:style-name="ce8" office:value-type="string" calcext:value-type="string">
            <text:p>VIEW_CHASE_DISTANCE_SUB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COCKPIT_FORWARD</text:p>
          </table:table-cell>
          <table:table-cell table:style-name="ce8" office:value-type="string" calcext:value-type="string">
            <text:p>VIEW_COCKPIT_FORWAR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DOWN</text:p>
          </table:table-cell>
          <table:table-cell table:style-name="ce8" office:value-type="string" calcext:value-type="string">
            <text:p>VIEW_DOW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FORWARD</text:p>
          </table:table-cell>
          <table:table-cell table:style-name="ce8" office:value-type="string" calcext:value-type="string">
            <text:p>VIEW_FORWAR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FORWARD_LEFT</text:p>
          </table:table-cell>
          <table:table-cell table:style-name="ce8" office:value-type="string" calcext:value-type="string">
            <text:p>VIEW_FORWARD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FORWARD_LEFT_UP</text:p>
          </table:table-cell>
          <table:table-cell table:style-name="ce8" office:value-type="string" calcext:value-type="string">
            <text:p>VIEW_FORWARD_LEF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FORWARD_RIGHT</text:p>
          </table:table-cell>
          <table:table-cell table:style-name="ce8" office:value-type="string" calcext:value-type="string">
            <text:p>VIEW_FORWARD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FORWARD_RIGHT_UP</text:p>
          </table:table-cell>
          <table:table-cell table:style-name="ce8" office:value-type="string" calcext:value-type="string">
            <text:p>VIEW_FORWARD_RIGH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FORWARD_UP</text:p>
          </table:table-cell>
          <table:table-cell table:style-name="ce8" office:value-type="string" calcext:value-type="string">
            <text:p>VIEW_FORWARD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LEFT</text:p>
          </table:table-cell>
          <table:table-cell table:style-name="ce8" office:value-type="string" calcext:value-type="string">
            <text:p>VIEW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LEFT_UP</text:p>
          </table:table-cell>
          <table:table-cell table:style-name="ce8" office:value-type="string" calcext:value-type="string">
            <text:p>VIEW_LEF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LINKING_SET</text:p>
          </table:table-cell>
          <table:table-cell table:style-name="ce8" office:value-type="string" calcext:value-type="string">
            <text:p>VIEW_LINKING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LINKING_TOGGLE</text:p>
          </table:table-cell>
          <table:table-cell table:style-name="ce8" office:value-type="string" calcext:value-type="string">
            <text:p>VIEW_LINKING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P_ORIENTATION_CYCLE</text:p>
          </table:table-cell>
          <table:table-cell table:style-name="ce8" office:value-type="string" calcext:value-type="string">
            <text:p>VIEW_MAP_ORIENTATION_CYC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MODE</text:p>
          </table:table-cell>
          <table:table-cell table:style-name="ce8" office:value-type="string" calcext:value-type="string">
            <text:p>VIEW_MOD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MODE_REV</text:p>
          </table:table-cell>
          <table:table-cell table:style-name="ce8" office:value-type="string" calcext:value-type="string">
            <text:p>VIEW_MODE_REV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PANEL_ALPHA_DEC</text:p>
          </table:table-cell>
          <table:table-cell table:style-name="ce8" office:value-type="string" calcext:value-type="string">
            <text:p>VIEW_PANEL_ALPHA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PANEL_ALPHA_INC</text:p>
          </table:table-cell>
          <table:table-cell table:style-name="ce8" office:value-type="string" calcext:value-type="string">
            <text:p>VIEW_PANEL_ALPHA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PANEL_ALPHA_SELECT</text:p>
          </table:table-cell>
          <table:table-cell table:style-name="ce8" office:value-type="string" calcext:value-type="string">
            <text:p>VIEW_PANEL_ALPHA_SELEC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PANEL_ALPHA_SET</text:p>
          </table:table-cell>
          <table:table-cell table:style-name="ce8" office:value-type="string" calcext:value-type="string">
            <text:p>VIEW_PANEL_ALPHA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PREVIOUS_TOGGLE</text:p>
          </table:table-cell>
          <table:table-cell table:style-name="ce8" office:value-type="string" calcext:value-type="string">
            <text:p>VIEW_PREVIOUS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EAR</text:p>
          </table:table-cell>
          <table:table-cell table:style-name="ce8" office:value-type="string" calcext:value-type="string">
            <text:p>VIEW_REA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EAR_LEFT</text:p>
          </table:table-cell>
          <table:table-cell table:style-name="ce8" office:value-type="string" calcext:value-type="string">
            <text:p>VIEW_REAR_LEF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EAR_LEFT_UP</text:p>
          </table:table-cell>
          <table:table-cell table:style-name="ce8" office:value-type="string" calcext:value-type="string">
            <text:p>VIEW_REAR_LEF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EAR_RIGHT</text:p>
          </table:table-cell>
          <table:table-cell table:style-name="ce8" office:value-type="string" calcext:value-type="string">
            <text:p>VIEW_REAR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EAR_RIGHT_UP</text:p>
          </table:table-cell>
          <table:table-cell table:style-name="ce8" office:value-type="string" calcext:value-type="string">
            <text:p>VIEW_REAR_RIGH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EAR_UP</text:p>
          </table:table-cell>
          <table:table-cell table:style-name="ce8" office:value-type="string" calcext:value-type="string">
            <text:p>VIEW_REAR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ESET</text:p>
          </table:table-cell>
          <table:table-cell table:style-name="ce8" office:value-type="string" calcext:value-type="string">
            <text:p>VIEW_RE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ESET</text:p>
          </table:table-cell>
          <table:table-cell table:style-name="ce8" office:value-type="string" calcext:value-type="string">
            <text:p>VIEW_RE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IGHT</text:p>
          </table:table-cell>
          <table:table-cell table:style-name="ce8" office:value-type="string" calcext:value-type="string">
            <text:p>VIEW_RIGH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RIGHT_UP</text:p>
          </table:table-cell>
          <table:table-cell table:style-name="ce8" office:value-type="string" calcext:value-type="string">
            <text:p>VIEW_RIGHT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TRACK_PAN_TOGGLE</text:p>
          </table:table-cell>
          <table:table-cell table:style-name="ce8" office:value-type="string" calcext:value-type="string">
            <text:p>VIEW_TRACK_PAN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UP</text:p>
          </table:table-cell>
          <table:table-cell table:style-name="ce8" office:value-type="string" calcext:value-type="string">
            <text:p>VIEW_UP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VIRTUAL_COCKPIT_FORWARD</text:p>
          </table:table-cell>
          <table:table-cell table:style-name="ce8" office:value-type="string" calcext:value-type="string">
            <text:p>VIEW_VIRTUAL_COCKPIT_FORWARD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WINDOW_TITLES_TOGGLE</text:p>
          </table:table-cell>
          <table:table-cell table:style-name="ce8" office:value-type="string" calcext:value-type="string">
            <text:p>VIEW_WINDOW_TITLES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EW_WINDOW_TO_FRONT</text:p>
          </table:table-cell>
          <table:table-cell table:style-name="ce8" office:value-type="string" calcext:value-type="string">
            <text:p>VIEW_WINDOW_TO_FRON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RTUAL_COPILOT_ACTION</text:p>
          </table:table-cell>
          <table:table-cell table:style-name="ce8" office:value-type="string" calcext:value-type="string">
            <text:p>VIRTUAL_COPILOT_ACTI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RTUAL_COPILOT_SET</text:p>
          </table:table-cell>
          <table:table-cell table:style-name="ce8" office:value-type="string" calcext:value-type="string">
            <text:p>VIRTUAL_COPILOT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IRTUAL_COPILOT_TOGGLE</text:p>
          </table:table-cell>
          <table:table-cell table:style-name="ce8" office:value-type="string" calcext:value-type="string">
            <text:p>VIRTUAL_COPILOT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OR_OBS</text:p>
          </table:table-cell>
          <table:table-cell table:style-name="ce8" office:value-type="string" calcext:value-type="string">
            <text:p>VOR_OB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OR1_OBI_DEC</text:p>
          </table:table-cell>
          <table:table-cell table:style-name="ce8" office:value-type="string" calcext:value-type="string">
            <text:p>VOR1_OBI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OR1_OBI_INC</text:p>
          </table:table-cell>
          <table:table-cell table:style-name="ce8" office:value-type="string" calcext:value-type="string">
            <text:p>VOR1_OBI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OR1_SET</text:p>
          </table:table-cell>
          <table:table-cell table:style-name="ce8" office:value-type="string" calcext:value-type="string">
            <text:p>VOR1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OR2_OBI_DEC</text:p>
          </table:table-cell>
          <table:table-cell table:style-name="ce8" office:value-type="string" calcext:value-type="string">
            <text:p>VOR2_OBI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OR2_OBI_INC</text:p>
          </table:table-cell>
          <table:table-cell table:style-name="ce8" office:value-type="string" calcext:value-type="string">
            <text:p>VOR2_OBI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OR2_SET</text:p>
          </table:table-cell>
          <table:table-cell table:style-name="ce8" office:value-type="string" calcext:value-type="string">
            <text:p>VOR2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VSI_BUG_SELECT</text:p>
          </table:table-cell>
          <table:table-cell table:style-name="ce8" office:value-type="string" calcext:value-type="string">
            <text:p>VSI_BUG_SELEC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</text:p>
          </table:table-cell>
          <table:table-cell table:style-name="ce8" office:value-type="string" calcext:value-type="string">
            <text:p>XPNDR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1_DEC</text:p>
          </table:table-cell>
          <table:table-cell table:style-name="ce8" office:value-type="string" calcext:value-type="string">
            <text:p>XPNDR_1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1_INC</text:p>
          </table:table-cell>
          <table:table-cell table:style-name="ce8" office:value-type="string" calcext:value-type="string">
            <text:p>XPNDR_1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10_DEC</text:p>
          </table:table-cell>
          <table:table-cell table:style-name="ce8" office:value-type="string" calcext:value-type="string">
            <text:p>XPNDR_10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10_INC</text:p>
          </table:table-cell>
          <table:table-cell table:style-name="ce8" office:value-type="string" calcext:value-type="string">
            <text:p>XPNDR_10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100_DEC</text:p>
          </table:table-cell>
          <table:table-cell table:style-name="ce8" office:value-type="string" calcext:value-type="string">
            <text:p>XPNDR_100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100_INC</text:p>
          </table:table-cell>
          <table:table-cell table:style-name="ce8" office:value-type="string" calcext:value-type="string">
            <text:p>XPNDR_100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1000_DEC</text:p>
          </table:table-cell>
          <table:table-cell table:style-name="ce8" office:value-type="string" calcext:value-type="string">
            <text:p>XPNDR_1000_DE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1000_INC</text:p>
          </table:table-cell>
          <table:table-cell table:style-name="ce8" office:value-type="string" calcext:value-type="string">
            <text:p>XPNDR_1000_INC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DEC_CARRY</text:p>
          </table:table-cell>
          <table:table-cell table:style-name="ce8" office:value-type="string" calcext:value-type="string">
            <text:p>XPNDR_DE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INC_CARRY</text:p>
          </table:table-cell>
          <table:table-cell table:style-name="ce8" office:value-type="string" calcext:value-type="string">
            <text:p>XPNDR_INC_CARRY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XPNDR_SET</text:p>
          </table:table-cell>
          <table:table-cell table:style-name="ce8" office:value-type="string" calcext:value-type="string">
            <text:p>XPNDR_SET</text:p>
          </table:table-cell>
          <table:table-cell table:style-name="ce8" office:value-type="string" calcext:value-type="string">
            <text:p>All aircraf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YAW_DAMPER_OFF</text:p>
          </table:table-cell>
          <table:table-cell table:style-name="ce8" office:value-type="string" calcext:value-type="string">
            <text:p>YAW_DAMPER_OFF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YAW_DAMPER_ON</text:p>
          </table:table-cell>
          <table:table-cell table:style-name="ce8" office:value-type="string" calcext:value-type="string">
            <text:p>YAW_DAMPER_O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YAW_DAMPER_SET</text:p>
          </table:table-cell>
          <table:table-cell table:style-name="ce8" office:value-type="string" calcext:value-type="string">
            <text:p>YAW_DAMPER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YAW_DAMPER_TOGGLE</text:p>
          </table:table-cell>
          <table:table-cell table:style-name="ce8" office:value-type="string" calcext:value-type="string">
            <text:p>YAW_DAMPER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YAXIS_INVERT_TOGGLE</text:p>
          </table:table-cell>
          <table:table-cell table:style-name="ce8" office:value-type="string" calcext:value-type="string">
            <text:p>YAXIS_INVERT_TOGGL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OOM_1X</text:p>
          </table:table-cell>
          <table:table-cell table:style-name="ce8" office:value-type="string" calcext:value-type="string">
            <text:p>ZOOM_1X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OOM_IN</text:p>
          </table:table-cell>
          <table:table-cell table:style-name="ce8" office:value-type="string" calcext:value-type="string">
            <text:p>ZOOM_IN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OOM_IN_FINE</text:p>
          </table:table-cell>
          <table:table-cell table:style-name="ce8" office:value-type="string" calcext:value-type="string">
            <text:p>ZOOM_IN_FIN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OOM_MINUS</text:p>
          </table:table-cell>
          <table:table-cell table:style-name="ce8" office:value-type="string" calcext:value-type="string">
            <text:p>ZOOM_MINU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OOM_OUT</text:p>
          </table:table-cell>
          <table:table-cell table:style-name="ce8" office:value-type="string" calcext:value-type="string">
            <text:p>ZOOM_OU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OOM_OUT_FINE</text:p>
          </table:table-cell>
          <table:table-cell table:style-name="ce8" office:value-type="string" calcext:value-type="string">
            <text:p>ZOOM_OUT_FINE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OOM_PLUS</text:p>
          </table:table-cell>
          <table:table-cell table:style-name="ce8" office:value-type="string" calcext:value-type="string">
            <text:p>ZOOM_PLUS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ULU_DAY_SET</text:p>
          </table:table-cell>
          <table:table-cell table:style-name="ce8" office:value-type="string" calcext:value-type="string">
            <text:p>ZULU_DAY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ULU_HOURS_SET</text:p>
          </table:table-cell>
          <table:table-cell table:style-name="ce8" office:value-type="string" calcext:value-type="string">
            <text:p>ZULU_HOURS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ULU_MINUTES_SET</text:p>
          </table:table-cell>
          <table:table-cell table:style-name="ce8" office:value-type="string" calcext:value-type="string">
            <text:p>ZULU_MINUTES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ZULU_YEAR_SET</text:p>
          </table:table-cell>
          <table:table-cell table:style-name="ce8" office:value-type="string" calcext:value-type="string">
            <text:p>ZULU_YEAR_SET</text:p>
          </table:table-cell>
          <table:table-cell table:style-name="ce8" office:value-type="string" calcext:value-type="string">
            <text:p>Shared Cockpit</text:p>
          </table:table-cell>
          <table:table-cell table:style-name="ce9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GNETO_SET</text:p>
          </table:table-cell>
          <table:table-cell table:style-name="ce9"/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LEVATOR_DOWN</text:p>
          </table:table-cell>
          <table:table-cell table:style-name="ce9"/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ELEVATOR_UP</text:p>
          </table:table-cell>
          <table:table-cell table:style-name="ce9"/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ILERON_LEFT</text:p>
          </table:table-cell>
          <table:table-cell table:style-name="ce9"/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ILERON_CENTER</text:p>
          </table:table-cell>
          <table:table-cell table:style-name="ce9"/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ILERON_RIGHT</text:p>
          </table:table-cell>
          <table:table-cell table:style-name="ce9"/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AUTOPILOT_PANEL_AIRSPEED_SET</text:p>
          </table:table-cell>
          <table:table-cell table:style-name="ce9"/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COM_RADIO_SWAP</text:p>
          </table:table-cell>
          <table:table-cell table:style-name="ce9" table:number-columns-repeated="3"/>
          <table:table-cell table:style-name="ce8" office:value-type="string" calcext:value-type="string">
            <text:p>Recognized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EY_MARKER_SOUND_SET</text:p>
          </table:table-cell>
          <table:table-cell table:style-name="ce9"/>
          <table:table-cell table:style-name="ce8" office:value-type="string" calcext:value-type="string">
            <text:p>Shared Cockpi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KIP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9" table:number-columns-repeated="6"/>
          <table:table-cell table:number-columns-repeated="1017"/>
        </table:table-row>
        <table:table-row table:style-name="ro1" table:number-rows-repeated="1047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Events_0.9.0" table:style-name="ta1">
        <office:forms form:automatic-focus="false" form:apply-design-mode="false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2" table:default-cell-style-name="ce1"/>
        <table:table-column table:style-name="co18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vent ID</text:p>
          </table:table-cell>
          <table:table-cell table:style-name="ce2" office:value-type="string" calcext:value-type="string">
            <text:p>String Name</text:p>
          </table:table-cell>
          <table:table-cell table:style-name="ce2" office:value-type="string" calcext:value-type="string">
            <text:p>Multiplayer</text:p>
          </table:table-cell>
          <table:table-cell table:style-name="ce2" office:value-type="string" calcext:value-type="string">
            <text:p>Exclud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BORT</text:p>
          </table:table-cell>
          <table:table-cell table:style-name="ce13" office:value-type="string" calcext:value-type="string">
            <text:p>ABORT</text:p>
          </table:table-cell>
          <table:table-cell table:style-name="ce13" office:value-type="string" calcext:value-type="string">
            <text:p>Shared Cockpit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SKIP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D_FUEL_QUANTITY</text:p>
          </table:table-cell>
          <table:table-cell table:style-name="ce13" office:value-type="string" calcext:value-type="string">
            <text:p>ADD_FUEL_QUANTITY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</text:p>
          </table:table-cell>
          <table:table-cell table:style-name="ce13" office:value-type="string" calcext:value-type="string">
            <text:p>AD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_1_DEC</text:p>
          </table:table-cell>
          <table:table-cell table:style-name="ce13" office:value-type="string" calcext:value-type="string">
            <text:p>ADF_1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_1_INC</text:p>
          </table:table-cell>
          <table:table-cell table:style-name="ce13" office:value-type="string" calcext:value-type="string">
            <text:p>ADF_1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_10_DEC</text:p>
          </table:table-cell>
          <table:table-cell table:style-name="ce13" office:value-type="string" calcext:value-type="string">
            <text:p>ADF_10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_10_INC</text:p>
          </table:table-cell>
          <table:table-cell table:style-name="ce13" office:value-type="string" calcext:value-type="string">
            <text:p>ADF_10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_100_DEC</text:p>
          </table:table-cell>
          <table:table-cell table:style-name="ce13" office:value-type="string" calcext:value-type="string">
            <text:p>ADF_100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_100_INC</text:p>
          </table:table-cell>
          <table:table-cell table:style-name="ce13" office:value-type="string" calcext:value-type="string">
            <text:p>ADF_100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_CARD_DEC</text:p>
          </table:table-cell>
          <table:table-cell table:style-name="ce13" office:value-type="string" calcext:value-type="string">
            <text:p>ADF_CARD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_CARD_INC</text:p>
          </table:table-cell>
          <table:table-cell table:style-name="ce13" office:value-type="string" calcext:value-type="string">
            <text:p>ADF_CARD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_CARD_SET</text:p>
          </table:table-cell>
          <table:table-cell table:style-name="ce13" office:value-type="string" calcext:value-type="string">
            <text:p>ADF_CARD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_COMPLETE_SET</text:p>
          </table:table-cell>
          <table:table-cell table:style-name="ce13" office:value-type="string" calcext:value-type="string">
            <text:p>ADF_COMPLETE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_FRACT_DEC_CARRY</text:p>
          </table:table-cell>
          <table:table-cell table:style-name="ce13" office:value-type="string" calcext:value-type="string">
            <text:p>ADF_FRACT_DEC_CARRY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_FRACT_INC_CARRY</text:p>
          </table:table-cell>
          <table:table-cell table:style-name="ce13" office:value-type="string" calcext:value-type="string">
            <text:p>ADF_FRACT_INC_CARRY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_SET</text:p>
          </table:table-cell>
          <table:table-cell table:style-name="ce13" office:value-type="string" calcext:value-type="string">
            <text:p>ADF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1_RADIO_TENTHS_DEC</text:p>
          </table:table-cell>
          <table:table-cell table:style-name="ce13" office:value-type="string" calcext:value-type="string">
            <text:p>ADF1_RADIO_TENTHS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1_RADIO_TENTHS_INC</text:p>
          </table:table-cell>
          <table:table-cell table:style-name="ce13" office:value-type="string" calcext:value-type="string">
            <text:p>ADF1_RADIO_TENTHS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_WHOLE_DEC</text:p>
          </table:table-cell>
          <table:table-cell table:style-name="ce13" office:value-type="string" calcext:value-type="string">
            <text:p>ADF1_WHOLE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_WHOLE_INC</text:p>
          </table:table-cell>
          <table:table-cell table:style-name="ce13" office:value-type="string" calcext:value-type="string">
            <text:p>ADF1_WHOLE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2_1_DEC</text:p>
          </table:table-cell>
          <table:table-cell table:style-name="ce13" office:value-type="string" calcext:value-type="string">
            <text:p>ADF2_1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2_1_INC</text:p>
          </table:table-cell>
          <table:table-cell table:style-name="ce13" office:value-type="string" calcext:value-type="string">
            <text:p>ADF2_1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2_10_DEC</text:p>
          </table:table-cell>
          <table:table-cell table:style-name="ce13" office:value-type="string" calcext:value-type="string">
            <text:p>ADF2_10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2_10_INC</text:p>
          </table:table-cell>
          <table:table-cell table:style-name="ce13" office:value-type="string" calcext:value-type="string">
            <text:p>ADF2_10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2_100_DEC</text:p>
          </table:table-cell>
          <table:table-cell table:style-name="ce13" office:value-type="string" calcext:value-type="string">
            <text:p>ADF2_100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2_100_INC</text:p>
          </table:table-cell>
          <table:table-cell table:style-name="ce13" office:value-type="string" calcext:value-type="string">
            <text:p>ADF2_100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2_COMPLETE_SET</text:p>
          </table:table-cell>
          <table:table-cell table:style-name="ce13" office:value-type="string" calcext:value-type="string">
            <text:p>ADF2_COMPLETE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2_FRACT_INC_CARRY</text:p>
          </table:table-cell>
          <table:table-cell table:style-name="ce13" office:value-type="string" calcext:value-type="string">
            <text:p>ADF2_FRACT_DEC_CARRY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2_FRACT_DEC_CARRY</text:p>
          </table:table-cell>
          <table:table-cell table:style-name="ce13" office:value-type="string" calcext:value-type="string">
            <text:p>ADF2_FRACT_INC_CARRY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2_RADIO_TENTHS_DEC</text:p>
          </table:table-cell>
          <table:table-cell table:style-name="ce13" office:value-type="string" calcext:value-type="string">
            <text:p>ADF2_RADIO_TENTHS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2_RADIO_TENTHS_INC</text:p>
          </table:table-cell>
          <table:table-cell table:style-name="ce13" office:value-type="string" calcext:value-type="string">
            <text:p>ADF2_RADIO_TENTHS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2_WHOLE_DEC</text:p>
          </table:table-cell>
          <table:table-cell table:style-name="ce13" office:value-type="string" calcext:value-type="string">
            <text:p>ADF2_WHOLE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DF2_WHOLE_INC</text:p>
          </table:table-cell>
          <table:table-cell table:style-name="ce13" office:value-type="string" calcext:value-type="string">
            <text:p>ADF2_WHOLE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ILERON_SET</text:p>
          </table:table-cell>
          <table:table-cell table:style-name="ce13" office:value-type="string" calcext:value-type="string">
            <text:p>AILERON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ILERON_TRIM_LEFT</text:p>
          </table:table-cell>
          <table:table-cell table:style-name="ce13" office:value-type="string" calcext:value-type="string">
            <text:p>AILERON_TRIM_LEF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ILERON_TRIM_RIGHT</text:p>
          </table:table-cell>
          <table:table-cell table:style-name="ce13" office:value-type="string" calcext:value-type="string">
            <text:p>AILERON_TRIM_RIGH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ILERONS_LEFT</text:p>
          </table:table-cell>
          <table:table-cell table:style-name="ce13" office:value-type="string" calcext:value-type="string">
            <text:p>AILERONS_LEFT</text:p>
          </table:table-cell>
          <table:table-cell table:style-name="ce13" office:value-type="string" calcext:value-type="string">
            <text:p>Shared Cockpit (Pilot only).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ILERONS_RIGHT</text:p>
          </table:table-cell>
          <table:table-cell table:style-name="ce13" office:value-type="string" calcext:value-type="string">
            <text:p>AILERONS_RIGHT</text:p>
          </table:table-cell>
          <table:table-cell table:style-name="ce13" office:value-type="string" calcext:value-type="string">
            <text:p>Shared Cockpit (Pilot only).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IRSPEED_BUG_SELECT</text:p>
          </table:table-cell>
          <table:table-cell table:style-name="ce13" office:value-type="string" calcext:value-type="string">
            <text:p>AIRSPEED_BUG_SELEC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LL_LIGHTS_TOGGLE</text:p>
          </table:table-cell>
          <table:table-cell table:style-name="ce13" office:value-type="string" calcext:value-type="string">
            <text:p>ALL_LIGHTS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LTITUDE_BUG_SELECT</text:p>
          </table:table-cell>
          <table:table-cell table:style-name="ce13" office:value-type="string" calcext:value-type="string">
            <text:p>ALTITUDE_BUG_SELEC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NTI_ICE_OFF</text:p>
          </table:table-cell>
          <table:table-cell table:style-name="ce13" office:value-type="string" calcext:value-type="string">
            <text:p>ANTI_ICE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NTI_ICE_ON</text:p>
          </table:table-cell>
          <table:table-cell table:style-name="ce13" office:value-type="string" calcext:value-type="string">
            <text:p>ANTI_ICE_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NTI_ICE_SET</text:p>
          </table:table-cell>
          <table:table-cell table:style-name="ce13" office:value-type="string" calcext:value-type="string">
            <text:p>ANTI_ICE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NTI_ICE_SET_ENG1</text:p>
          </table:table-cell>
          <table:table-cell table:style-name="ce13" office:value-type="string" calcext:value-type="string">
            <text:p>ANTI_ICE_SET_ENG1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NTI_ICE_SET_ENG2</text:p>
          </table:table-cell>
          <table:table-cell table:style-name="ce13" office:value-type="string" calcext:value-type="string">
            <text:p>ANTI_ICE_SET_ENG2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NTI_ICE_SET_ENG3</text:p>
          </table:table-cell>
          <table:table-cell table:style-name="ce13" office:value-type="string" calcext:value-type="string">
            <text:p>ANTI_ICE_SET_ENG3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NTI_ICE_SET_ENG4</text:p>
          </table:table-cell>
          <table:table-cell table:style-name="ce13" office:value-type="string" calcext:value-type="string">
            <text:p>ANTI_ICE_SET_ENG4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NTI_ICE_TOGGLE</text:p>
          </table:table-cell>
          <table:table-cell table:style-name="ce13" office:value-type="string" calcext:value-type="string">
            <text:p>ANTI_ICE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NTI_ICE_TOGGLE_ENG1</text:p>
          </table:table-cell>
          <table:table-cell table:style-name="ce13" office:value-type="string" calcext:value-type="string">
            <text:p>ANTI_ICE_TOGGLE_ENG1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NTI_ICE_TOGGLE_ENG2</text:p>
          </table:table-cell>
          <table:table-cell table:style-name="ce13" office:value-type="string" calcext:value-type="string">
            <text:p>ANTI_ICE_TOGGLE_ENG2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NTI_ICE_TOGGLE_ENG3</text:p>
          </table:table-cell>
          <table:table-cell table:style-name="ce13" office:value-type="string" calcext:value-type="string">
            <text:p>ANTI_ICE_TOGGLE_ENG3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NTI_ICE_TOGGLE_ENG4</text:p>
          </table:table-cell>
          <table:table-cell table:style-name="ce13" office:value-type="string" calcext:value-type="string">
            <text:p>ANTI_ICE_TOGGLE_ENG4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ANTIDETONATION_TANK_VALVE</text:p>
          </table:table-cell>
          <table:table-cell table:style-name="ce13" office:value-type="string" calcext:value-type="string">
            <text:p>ANTIDETONATION_TANK_VALVE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NTISKID_BRAKES_TOGGLE</text:p>
          </table:table-cell>
          <table:table-cell table:style-name="ce13" office:value-type="string" calcext:value-type="string">
            <text:p>ANTISKID_BRAKES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AIRSPEED_HOLD</text:p>
          </table:table-cell>
          <table:table-cell table:style-name="ce13" office:value-type="string" calcext:value-type="string">
            <text:p>AP_AIRSPEED_HOL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AIRSPEED_OFF</text:p>
          </table:table-cell>
          <table:table-cell table:style-name="ce13" office:value-type="string" calcext:value-type="string">
            <text:p>AP_AIRSPEED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AIRSPEED_ON</text:p>
          </table:table-cell>
          <table:table-cell table:style-name="ce13" office:value-type="string" calcext:value-type="string">
            <text:p>AP_AIRSPEED_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AIRSPEED_SET</text:p>
          </table:table-cell>
          <table:table-cell table:style-name="ce13" office:value-type="string" calcext:value-type="string">
            <text:p>AP_AIRSPEED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ALT_HOLD</text:p>
          </table:table-cell>
          <table:table-cell table:style-name="ce13" office:value-type="string" calcext:value-type="string">
            <text:p>AP_ALT_HOL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ALT_HOLD_OFF</text:p>
          </table:table-cell>
          <table:table-cell table:style-name="ce13" office:value-type="string" calcext:value-type="string">
            <text:p>AP_ALT_HOLD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ALT_HOLD_ON</text:p>
          </table:table-cell>
          <table:table-cell table:style-name="ce13" office:value-type="string" calcext:value-type="string">
            <text:p>AP_ALT_HOLD_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ALT_VAR_DEC</text:p>
          </table:table-cell>
          <table:table-cell table:style-name="ce13" office:value-type="string" calcext:value-type="string">
            <text:p>AP_ALT_VAR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ALT_VAR_INC</text:p>
          </table:table-cell>
          <table:table-cell table:style-name="ce13" office:value-type="string" calcext:value-type="string">
            <text:p>AP_ALT_VAR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ALT_VAR_SET_ENGLISH</text:p>
          </table:table-cell>
          <table:table-cell table:style-name="ce13" office:value-type="string" calcext:value-type="string">
            <text:p>AP_ALT_VAR_SET_ENGLIS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ALT_VAR_SET_METRIC</text:p>
          </table:table-cell>
          <table:table-cell table:style-name="ce13" office:value-type="string" calcext:value-type="string">
            <text:p>AP_ALT_VAR_SET_METRI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APR_HOLD</text:p>
          </table:table-cell>
          <table:table-cell table:style-name="ce13" office:value-type="string" calcext:value-type="string">
            <text:p>AP_APR_HOL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APR_HOLD_OFF</text:p>
          </table:table-cell>
          <table:table-cell table:style-name="ce13" office:value-type="string" calcext:value-type="string">
            <text:p>AP_APR_HOLD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APR_HOLD_ON</text:p>
          </table:table-cell>
          <table:table-cell table:style-name="ce13" office:value-type="string" calcext:value-type="string">
            <text:p>AP_APR_HOLD_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ATT_HOLD</text:p>
          </table:table-cell>
          <table:table-cell table:style-name="ce13" office:value-type="string" calcext:value-type="string">
            <text:p>AP_ATT_HOL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ATT_HOLD_OFF</text:p>
          </table:table-cell>
          <table:table-cell table:style-name="ce13" office:value-type="string" calcext:value-type="string">
            <text:p>AP_ATT_HOLD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ATT_HOLD_ON</text:p>
          </table:table-cell>
          <table:table-cell table:style-name="ce13" office:value-type="string" calcext:value-type="string">
            <text:p>AP_ATT_HOLD_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BC_HOLD</text:p>
          </table:table-cell>
          <table:table-cell table:style-name="ce13" office:value-type="string" calcext:value-type="string">
            <text:p>AP_BC_HOL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BC_HOLD_OFF</text:p>
          </table:table-cell>
          <table:table-cell table:style-name="ce13" office:value-type="string" calcext:value-type="string">
            <text:p>AP_BC_HOLD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BC_HOLD_ON</text:p>
          </table:table-cell>
          <table:table-cell table:style-name="ce13" office:value-type="string" calcext:value-type="string">
            <text:p>AP_BC_HOLD_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HDG_HOLD</text:p>
          </table:table-cell>
          <table:table-cell table:style-name="ce13" office:value-type="string" calcext:value-type="string">
            <text:p>AP_HDG_HOL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HDG_HOLD_OFF</text:p>
          </table:table-cell>
          <table:table-cell table:style-name="ce13" office:value-type="string" calcext:value-type="string">
            <text:p>AP_HDG_HOLD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HDG_HOLD_ON</text:p>
          </table:table-cell>
          <table:table-cell table:style-name="ce13" office:value-type="string" calcext:value-type="string">
            <text:p>AP_HDG_HOLD_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LOC_HOLD</text:p>
          </table:table-cell>
          <table:table-cell table:style-name="ce13" office:value-type="string" calcext:value-type="string">
            <text:p>AP_LOC_HOL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LOC_HOLD_OFF</text:p>
          </table:table-cell>
          <table:table-cell table:style-name="ce13" office:value-type="string" calcext:value-type="string">
            <text:p>AP_LOC_HOLD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LOC_HOLD_ON</text:p>
          </table:table-cell>
          <table:table-cell table:style-name="ce13" office:value-type="string" calcext:value-type="string">
            <text:p>AP_LOC_HOLD_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MACH_HOLD</text:p>
          </table:table-cell>
          <table:table-cell table:style-name="ce13" office:value-type="string" calcext:value-type="string">
            <text:p>AP_MACH_HOL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MACH_OFF</text:p>
          </table:table-cell>
          <table:table-cell table:style-name="ce13" office:value-type="string" calcext:value-type="string">
            <text:p>AP_MACH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MACH_ON</text:p>
          </table:table-cell>
          <table:table-cell table:style-name="ce13" office:value-type="string" calcext:value-type="string">
            <text:p>AP_MACH_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MACH_SET</text:p>
          </table:table-cell>
          <table:table-cell table:style-name="ce13" office:value-type="string" calcext:value-type="string">
            <text:p>AP_MACH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MACH_VAR_DEC</text:p>
          </table:table-cell>
          <table:table-cell table:style-name="ce13" office:value-type="string" calcext:value-type="string">
            <text:p>AP_MACH_VAR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MACH_VAR_INC</text:p>
          </table:table-cell>
          <table:table-cell table:style-name="ce13" office:value-type="string" calcext:value-type="string">
            <text:p>AP_MACH_VAR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MACH_VAR_SET</text:p>
          </table:table-cell>
          <table:table-cell table:style-name="ce13" office:value-type="string" calcext:value-type="string">
            <text:p>AP_MACH_VAR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MASTER</text:p>
          </table:table-cell>
          <table:table-cell table:style-name="ce13" office:value-type="string" calcext:value-type="string">
            <text:p>AP_MASTE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MAX_BANK_DEC</text:p>
          </table:table-cell>
          <table:table-cell table:style-name="ce13" office:value-type="string" calcext:value-type="string">
            <text:p>AP_MAX_BANK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MAX_BANK_INC</text:p>
          </table:table-cell>
          <table:table-cell table:style-name="ce13" office:value-type="string" calcext:value-type="string">
            <text:p>AP_MAX_BANK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N1_HOLD</text:p>
          </table:table-cell>
          <table:table-cell table:style-name="ce13" office:value-type="string" calcext:value-type="string">
            <text:p>AP_N1_HOL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N1_REF_DEC</text:p>
          </table:table-cell>
          <table:table-cell table:style-name="ce13" office:value-type="string" calcext:value-type="string">
            <text:p>AP_N1_REF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N1_REF_INC</text:p>
          </table:table-cell>
          <table:table-cell table:style-name="ce13" office:value-type="string" calcext:value-type="string">
            <text:p>AP_N1_REF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N1_REF_SET</text:p>
          </table:table-cell>
          <table:table-cell table:style-name="ce13" office:value-type="string" calcext:value-type="string">
            <text:p>AP_N1_REF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NAV_SELECT_SET</text:p>
          </table:table-cell>
          <table:table-cell table:style-name="ce13" office:value-type="string" calcext:value-type="string">
            <text:p>AP_NAV_SELECT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NAV1_HOLD</text:p>
          </table:table-cell>
          <table:table-cell table:style-name="ce13" office:value-type="string" calcext:value-type="string">
            <text:p>AP_NAV1_HOL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NAV1_HOLD_OFF</text:p>
          </table:table-cell>
          <table:table-cell table:style-name="ce13" office:value-type="string" calcext:value-type="string">
            <text:p>AP_NAV1_HOLD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NAV1_HOLD_ON</text:p>
          </table:table-cell>
          <table:table-cell table:style-name="ce13" office:value-type="string" calcext:value-type="string">
            <text:p>AP_NAV1_HOLD_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PANEL_ALTITUDE_HOLD</text:p>
          </table:table-cell>
          <table:table-cell table:style-name="ce13" office:value-type="string" calcext:value-type="string">
            <text:p>AP_PANEL_ALTITUDE_HOL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PANEL_ALTITUDE_OFF</text:p>
          </table:table-cell>
          <table:table-cell table:style-name="ce13" office:value-type="string" calcext:value-type="string">
            <text:p>AP_PANEL_ALTITUDE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PANEL_ALTITUDE_ON</text:p>
          </table:table-cell>
          <table:table-cell table:style-name="ce13" office:value-type="string" calcext:value-type="string">
            <text:p>AP_PANEL_ALTITUDE_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PANEL_ALTITUDE_SET</text:p>
          </table:table-cell>
          <table:table-cell table:style-name="ce13" office:value-type="string" calcext:value-type="string">
            <text:p>AP_PANEL_ALTITUDE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PANEL_HEADING_HOLD</text:p>
          </table:table-cell>
          <table:table-cell table:style-name="ce13" office:value-type="string" calcext:value-type="string">
            <text:p>AP_PANEL_HEADING_HOL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PANEL_HEADING_OFF</text:p>
          </table:table-cell>
          <table:table-cell table:style-name="ce13" office:value-type="string" calcext:value-type="string">
            <text:p>AP_PANEL_HEADING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PANEL_HEADING_ON</text:p>
          </table:table-cell>
          <table:table-cell table:style-name="ce13" office:value-type="string" calcext:value-type="string">
            <text:p>AP_PANEL_HEADING_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PANEL_HEADING_SET</text:p>
          </table:table-cell>
          <table:table-cell table:style-name="ce13" office:value-type="string" calcext:value-type="string">
            <text:p>AP_PANEL_HEADING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PANEL_MACH_HOLD</text:p>
          </table:table-cell>
          <table:table-cell table:style-name="ce13" office:value-type="string" calcext:value-type="string">
            <text:p>AP_PANEL_MACH_HOL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UTOPILOT_MACH_HOLD_CURRENT</text:p>
          </table:table-cell>
          <table:table-cell table:style-name="ce13" office:value-type="string" calcext:value-type="string">
            <text:p>AP_PANEL_MACH_HOLD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PANEL_MACH_OFF</text:p>
          </table:table-cell>
          <table:table-cell table:style-name="ce13" office:value-type="string" calcext:value-type="string">
            <text:p>AP_PANEL_MACH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PANEL_MACH_ON</text:p>
          </table:table-cell>
          <table:table-cell table:style-name="ce13" office:value-type="string" calcext:value-type="string">
            <text:p>AP_PANEL_MACH_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PANEL_MACH_SET</text:p>
          </table:table-cell>
          <table:table-cell table:style-name="ce13" office:value-type="string" calcext:value-type="string">
            <text:p>AP_PANEL_MACH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PANEL_SPEED_HOLD</text:p>
          </table:table-cell>
          <table:table-cell table:style-name="ce13" office:value-type="string" calcext:value-type="string">
            <text:p>AP_PANEL_SPEED_HOL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UTOPILOT_AIRSPEED_HOLD_CURRENT</text:p>
          </table:table-cell>
          <table:table-cell table:style-name="ce13" office:value-type="string" calcext:value-type="string">
            <text:p>AP_PANEL_SPEED_HOLD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PANEL_SPEED_OFF</text:p>
          </table:table-cell>
          <table:table-cell table:style-name="ce13" office:value-type="string" calcext:value-type="string">
            <text:p>AP_PANEL_SPEED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PANEL_SPEED_ON</text:p>
          </table:table-cell>
          <table:table-cell table:style-name="ce13" office:value-type="string" calcext:value-type="string">
            <text:p>AP_PANEL_SPEED_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PANEL_SPEED_SET</text:p>
          </table:table-cell>
          <table:table-cell table:style-name="ce13" office:value-type="string" calcext:value-type="string">
            <text:p>AP_PANEL_SPEED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PITCH_REF_INC_DN</text:p>
          </table:table-cell>
          <table:table-cell table:style-name="ce13" office:value-type="string" calcext:value-type="string">
            <text:p>AP_PITCH_REF_INC_D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PITCH_REF_INC_UP</text:p>
          </table:table-cell>
          <table:table-cell table:style-name="ce13" office:value-type="string" calcext:value-type="string">
            <text:p>AP_PITCH_REF_INC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PITCH_REF_SELECT</text:p>
          </table:table-cell>
          <table:table-cell table:style-name="ce13" office:value-type="string" calcext:value-type="string">
            <text:p>AP_PITCH_REF_SELEC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SPD_VAR_DEC</text:p>
          </table:table-cell>
          <table:table-cell table:style-name="ce13" office:value-type="string" calcext:value-type="string">
            <text:p>AP_SPD_VAR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SPD_VAR_INC</text:p>
          </table:table-cell>
          <table:table-cell table:style-name="ce13" office:value-type="string" calcext:value-type="string">
            <text:p>AP_SPD_VAR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SPD_VAR_SET</text:p>
          </table:table-cell>
          <table:table-cell table:style-name="ce13" office:value-type="string" calcext:value-type="string">
            <text:p>AP_SPD_VAR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VS_VAR_DEC</text:p>
          </table:table-cell>
          <table:table-cell table:style-name="ce13" office:value-type="string" calcext:value-type="string">
            <text:p>AP_VS_VAR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VS_VAR_INC</text:p>
          </table:table-cell>
          <table:table-cell table:style-name="ce13" office:value-type="string" calcext:value-type="string">
            <text:p>AP_VS_VAR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VS_VAR_SET_ENGLISH</text:p>
          </table:table-cell>
          <table:table-cell table:style-name="ce13" office:value-type="string" calcext:value-type="string">
            <text:p>AP_VS_VAR_SET_ENGLIS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VS_VAR_SET_METRIC</text:p>
          </table:table-cell>
          <table:table-cell table:style-name="ce13" office:value-type="string" calcext:value-type="string">
            <text:p>AP_VS_VAR_SET_METRI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WING_LEVELER</text:p>
          </table:table-cell>
          <table:table-cell table:style-name="ce13" office:value-type="string" calcext:value-type="string">
            <text:p>AP_WING_LEVELE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WING_LEVELER_OFF</text:p>
          </table:table-cell>
          <table:table-cell table:style-name="ce13" office:value-type="string" calcext:value-type="string">
            <text:p>AP_WING_LEVELER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_WING_LEVELER_ON</text:p>
          </table:table-cell>
          <table:table-cell table:style-name="ce13" office:value-type="string" calcext:value-type="string">
            <text:p>AP_WING_LEVELER_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U_GENERATOR_SWITCH_SET</text:p>
          </table:table-cell>
          <table:table-cell table:style-name="ce13" office:value-type="string" calcext:value-type="string">
            <text:p>APU_GENERATOR_SWITCH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U_GENERATOR_SWITCH_TOGGLE</text:p>
          </table:table-cell>
          <table:table-cell table:style-name="ce13" office:value-type="string" calcext:value-type="string">
            <text:p>APU_GENERATOR_SWITCH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U_OFF_SWITCH</text:p>
          </table:table-cell>
          <table:table-cell table:style-name="ce13" office:value-type="string" calcext:value-type="string">
            <text:p>APU_OFF_SWITC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PU_STARTER</text:p>
          </table:table-cell>
          <table:table-cell table:style-name="ce13" office:value-type="string" calcext:value-type="string">
            <text:p>APU_STARTE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TC</text:p>
          </table:table-cell>
          <table:table-cell table:style-name="ce13" office:value-type="string" calcext:value-type="string">
            <text:p>AT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TC_MENU_0</text:p>
          </table:table-cell>
          <table:table-cell table:style-name="ce13" office:value-type="string" calcext:value-type="string">
            <text:p>ATC_MENU_0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TC_MENU_1</text:p>
          </table:table-cell>
          <table:table-cell table:style-name="ce13" office:value-type="string" calcext:value-type="string">
            <text:p>ATC_MENU_1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TC_MENU_2</text:p>
          </table:table-cell>
          <table:table-cell table:style-name="ce13" office:value-type="string" calcext:value-type="string">
            <text:p>ATC_MENU_2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TC_MENU_3</text:p>
          </table:table-cell>
          <table:table-cell table:style-name="ce13" office:value-type="string" calcext:value-type="string">
            <text:p>ATC_MENU_3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TC_MENU_4</text:p>
          </table:table-cell>
          <table:table-cell table:style-name="ce13" office:value-type="string" calcext:value-type="string">
            <text:p>ATC_MENU_4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TC_MENU_5</text:p>
          </table:table-cell>
          <table:table-cell table:style-name="ce13" office:value-type="string" calcext:value-type="string">
            <text:p>ATC_MENU_5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TC_MENU_6</text:p>
          </table:table-cell>
          <table:table-cell table:style-name="ce13" office:value-type="string" calcext:value-type="string">
            <text:p>ATC_MENU_6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TC_MENU_7</text:p>
          </table:table-cell>
          <table:table-cell table:style-name="ce13" office:value-type="string" calcext:value-type="string">
            <text:p>ATC_MENU_7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TC_MENU_8</text:p>
          </table:table-cell>
          <table:table-cell table:style-name="ce13" office:value-type="string" calcext:value-type="string">
            <text:p>ATC_MENU_8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TC_MENU_9</text:p>
          </table:table-cell>
          <table:table-cell table:style-name="ce13" office:value-type="string" calcext:value-type="string">
            <text:p>ATC_MENU_9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TTITUDE_BARS_POSITION_DEC</text:p>
          </table:table-cell>
          <table:table-cell table:style-name="ce13" office:value-type="string" calcext:value-type="string">
            <text:p>ATTITUDE_BARS_POSITION_DOW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TTITUDE_BARS_POSITION_INC</text:p>
          </table:table-cell>
          <table:table-cell table:style-name="ce13" office:value-type="string" calcext:value-type="string">
            <text:p>ATTITUDE_BARS_POSITION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ATTITUDE_CAGE</text:p>
          </table:table-cell>
          <table:table-cell table:style-name="ce13" office:value-type="string" calcext:value-type="string">
            <text:p>ATTITUDE_CAGE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UTO_THROTTLE_ARM</text:p>
          </table:table-cell>
          <table:table-cell table:style-name="ce13" office:value-type="string" calcext:value-type="string">
            <text:p>AUTO_THROTTLE_ARM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UTO_THROTTLE_TO_GA</text:p>
          </table:table-cell>
          <table:table-cell table:style-name="ce13" office:value-type="string" calcext:value-type="string">
            <text:p>AUTO_THROTTLE_TO_GA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UTOPILOT_OFF</text:p>
          </table:table-cell>
          <table:table-cell table:style-name="ce13" office:value-type="string" calcext:value-type="string">
            <text:p>AUTOPILOT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UTOPILOT_ON</text:p>
          </table:table-cell>
          <table:table-cell table:style-name="ce13" office:value-type="string" calcext:value-type="string">
            <text:p>AUTOPILOT_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UTOCOORD_TOGGLE</text:p>
          </table:table-cell>
          <table:table-cell table:style-name="ce13" office:value-type="string" calcext:value-type="string">
            <text:p>AUTORUDDER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VIONICS_MASTER_SET</text:p>
          </table:table-cell>
          <table:table-cell table:style-name="ce13" office:value-type="string" calcext:value-type="string">
            <text:p>AVIONICS_MASTER_SE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KEY_AXIS_AILERONS_SET</text:p>
          </table:table-cell>
          <table:table-cell table:style-name="ce13" office:value-type="string" calcext:value-type="string">
            <text:p>AXIS_AILERONS_SET</text:p>
          </table:table-cell>
          <table:table-cell table:style-name="ce13" office:value-type="string" calcext:value-type="string">
            <text:p>Shared Cockpit (Pilot only, and not transmitted to Co-pilot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ELEV_TRIM_SET</text:p>
          </table:table-cell>
          <table:table-cell table:style-name="ce13" office:value-type="string" calcext:value-type="string">
            <text:p>AXIS_ELEV_TRIM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KEY_AXIS_ELEVATOR_SET</text:p>
          </table:table-cell>
          <table:table-cell table:style-name="ce13" office:value-type="string" calcext:value-type="string">
            <text:p>AXIS_ELEVATOR_SET</text:p>
          </table:table-cell>
          <table:table-cell table:style-name="ce13" office:value-type="string" calcext:value-type="string">
            <text:p>Shared Cockpit (Pilot only, and not transmitted to Co-pilot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FLAPS_SET</text:p>
          </table:table-cell>
          <table:table-cell table:style-name="ce13" office:value-type="string" calcext:value-type="string">
            <text:p>AXIS_FLAPS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LEFT_BRAKE_SET</text:p>
          </table:table-cell>
          <table:table-cell table:style-name="ce13" office:value-type="string" calcext:value-type="string">
            <text:p>AXIS_LEFT_BRAKE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MIXTURE_SET</text:p>
          </table:table-cell>
          <table:table-cell table:style-name="ce13" office:value-type="string" calcext:value-type="string">
            <text:p>AXIS_MIXTURE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MIXTURE1_SET</text:p>
          </table:table-cell>
          <table:table-cell table:style-name="ce13" office:value-type="string" calcext:value-type="string">
            <text:p>AXIS_MIXTURE1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MIXTURE2_SET</text:p>
          </table:table-cell>
          <table:table-cell table:style-name="ce13" office:value-type="string" calcext:value-type="string">
            <text:p>AXIS_MIXTURE2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MIXTURE3_SET</text:p>
          </table:table-cell>
          <table:table-cell table:style-name="ce13" office:value-type="string" calcext:value-type="string">
            <text:p>AXIS_MIXTURE3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MIXTURE4_SET</text:p>
          </table:table-cell>
          <table:table-cell table:style-name="ce13" office:value-type="string" calcext:value-type="string">
            <text:p>AXIS_MIXTURE4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PAN_HEADING</text:p>
          </table:table-cell>
          <table:table-cell table:style-name="ce13" office:value-type="string" calcext:value-type="string">
            <text:p>AXIS_PAN_HEADING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PAN_PITCH</text:p>
          </table:table-cell>
          <table:table-cell table:style-name="ce13" office:value-type="string" calcext:value-type="string">
            <text:p>AXIS_PAN_PITC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PAN_TILT</text:p>
          </table:table-cell>
          <table:table-cell table:style-name="ce13" office:value-type="string" calcext:value-type="string">
            <text:p>AXIS_PAN_TIL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PROPELLER_SET</text:p>
          </table:table-cell>
          <table:table-cell table:style-name="ce13" office:value-type="string" calcext:value-type="string">
            <text:p>AXIS_PROPELLER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PROPELLER1_SET</text:p>
          </table:table-cell>
          <table:table-cell table:style-name="ce13" office:value-type="string" calcext:value-type="string">
            <text:p>AXIS_PROPELLER1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PROPELLER2_SET</text:p>
          </table:table-cell>
          <table:table-cell table:style-name="ce13" office:value-type="string" calcext:value-type="string">
            <text:p>AXIS_PROPELLER2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PROPELLER3_SET</text:p>
          </table:table-cell>
          <table:table-cell table:style-name="ce13" office:value-type="string" calcext:value-type="string">
            <text:p>AXIS_PROPELLER3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PROPELLER4_SET</text:p>
          </table:table-cell>
          <table:table-cell table:style-name="ce13" office:value-type="string" calcext:value-type="string">
            <text:p>AXIS_PROPELLER4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RIGHT_BRAKE_SET</text:p>
          </table:table-cell>
          <table:table-cell table:style-name="ce13" office:value-type="string" calcext:value-type="string">
            <text:p>AXIS_RIGHT_BRAKE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KEY_AXIS_RUDDER_SET</text:p>
          </table:table-cell>
          <table:table-cell table:style-name="ce13" office:value-type="string" calcext:value-type="string">
            <text:p>AXIS_RUDDER_SET</text:p>
          </table:table-cell>
          <table:table-cell table:style-name="ce13" office:value-type="string" calcext:value-type="string">
            <text:p>Shared Cockpit (Pilot only, and not transmitted to Co-pilot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SLEW_AHEAD_SET</text:p>
          </table:table-cell>
          <table:table-cell table:style-name="ce13" office:value-type="string" calcext:value-type="string">
            <text:p>AXIS_SLEW_AHEAD_SET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SLEW_ALT_SET</text:p>
          </table:table-cell>
          <table:table-cell table:style-name="ce13" office:value-type="string" calcext:value-type="string">
            <text:p>AXIS_SLEW_ALT_SET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SLEW_BANK_SET</text:p>
          </table:table-cell>
          <table:table-cell table:style-name="ce13" office:value-type="string" calcext:value-type="string">
            <text:p>AXIS_SLEW_BANK_SET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SLEW_HEADING_SET</text:p>
          </table:table-cell>
          <table:table-cell table:style-name="ce13" office:value-type="string" calcext:value-type="string">
            <text:p>AXIS_SLEW_HEADING_SET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SLEW_PITCH_SET</text:p>
          </table:table-cell>
          <table:table-cell table:style-name="ce13" office:value-type="string" calcext:value-type="string">
            <text:p>AXIS_SLEW_PITCH_SET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SLEW_SIDEWAYS_SET</text:p>
          </table:table-cell>
          <table:table-cell table:style-name="ce13" office:value-type="string" calcext:value-type="string">
            <text:p>AXIS_SLEW_SIDEWAYS_SET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SPOILER_SET</text:p>
          </table:table-cell>
          <table:table-cell table:style-name="ce13" office:value-type="string" calcext:value-type="string">
            <text:p>AXIS_SPOILER_SE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4">
          <table:table-cell/>
          <table:table-cell table:style-name="ce13" office:value-type="string" calcext:value-type="string">
            <text:p>KEY_AXIS_THROTTLE_SET</text:p>
          </table:table-cell>
          <table:table-cell table:style-name="ce13" office:value-type="string" calcext:value-type="string">
            <text:p>AXIS_THROTTLE_SET</text:p>
          </table:table-cell>
          <table:table-cell table:style-name="ce13" office:value-type="string" calcext:value-type="string">
            <text:p>Shared Cockpit (Pilot only, transmitted to Co-pilot if in a helicopter, not-transmitted otherwise).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THROTTLE1_SET</text:p>
          </table:table-cell>
          <table:table-cell table:style-name="ce13" office:value-type="string" calcext:value-type="string">
            <text:p>AXIS_THROTTLE1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THROTTLE2_SET</text:p>
          </table:table-cell>
          <table:table-cell table:style-name="ce13" office:value-type="string" calcext:value-type="string">
            <text:p>AXIS_THROTTLE2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THROTTLE3_SET</text:p>
          </table:table-cell>
          <table:table-cell table:style-name="ce13" office:value-type="string" calcext:value-type="string">
            <text:p>AXIS_THROTTLE3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THROTTLE4_SET</text:p>
          </table:table-cell>
          <table:table-cell table:style-name="ce13" office:value-type="string" calcext:value-type="string">
            <text:p>AXIS_THROTTLE4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BAROMETRIC</text:p>
          </table:table-cell>
          <table:table-cell table:style-name="ce13" office:value-type="string" calcext:value-type="string">
            <text:p>BAROMETRI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BLEED_AIR_SOURCE_CONTROL_DEC</text:p>
          </table:table-cell>
          <table:table-cell table:style-name="ce13" office:value-type="string" calcext:value-type="string">
            <text:p>BLEED_AIR_SOURCE_CONTROL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BLEED_AIR_SOURCE_CONTROL_INC</text:p>
          </table:table-cell>
          <table:table-cell table:style-name="ce13" office:value-type="string" calcext:value-type="string">
            <text:p>BLEED_AIR_SOURCE_CONTROL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BRAKES</text:p>
          </table:table-cell>
          <table:table-cell table:style-name="ce13" office:value-type="string" calcext:value-type="string">
            <text:p>BRAKES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BRAKES_LEFT</text:p>
          </table:table-cell>
          <table:table-cell table:style-name="ce13" office:value-type="string" calcext:value-type="string">
            <text:p>BRAKES_LEF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BRAKES_RIGHT</text:p>
          </table:table-cell>
          <table:table-cell table:style-name="ce13" office:value-type="string" calcext:value-type="string">
            <text:p>BRAKES_RIGH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ABIN_NO_SMOKING_ALERT_SWITCH_TOGGLE</text:p>
          </table:table-cell>
          <table:table-cell table:style-name="ce13" office:value-type="string" calcext:value-type="string">
            <text:p>CABIN_NO_SMOKING_ALERT_SWITCH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ABIN_SEATBELTS_ALERT_SWITCH_TOGGLE</text:p>
          </table:table-cell>
          <table:table-cell table:style-name="ce13" office:value-type="string" calcext:value-type="string">
            <text:p>CABIN_SEATBELTS_ALERT_SWITCH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APTURE_SCREENSHOT</text:p>
          </table:table-cell>
          <table:table-cell table:style-name="ce13" office:value-type="string" calcext:value-type="string">
            <text:p>CAPTURE_SCREENSHO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ENTER_AILER_RUDDER</text:p>
          </table:table-cell>
          <table:table-cell table:style-name="ce13" office:value-type="string" calcext:value-type="string">
            <text:p>CENTER_AILER_RUDDE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HASE_VIEW_TOGGLE</text:p>
          </table:table-cell>
          <table:table-cell table:style-name="ce13" office:value-type="string" calcext:value-type="string">
            <text:p>CHASE_VIEW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LOCK_HOURS_DEC</text:p>
          </table:table-cell>
          <table:table-cell table:style-name="ce13" office:value-type="string" calcext:value-type="string">
            <text:p>CLOCK_HOURS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LOCK_HOURS_INC</text:p>
          </table:table-cell>
          <table:table-cell table:style-name="ce13" office:value-type="string" calcext:value-type="string">
            <text:p>CLOCK_HOURS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LOCK_HOURS_SET</text:p>
          </table:table-cell>
          <table:table-cell table:style-name="ce13" office:value-type="string" calcext:value-type="string">
            <text:p>CLOCK_HOURS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LOCK_MINUTES_DEC</text:p>
          </table:table-cell>
          <table:table-cell table:style-name="ce13" office:value-type="string" calcext:value-type="string">
            <text:p>CLOCK_MINUTES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LOCK_MINUTES_INC</text:p>
          </table:table-cell>
          <table:table-cell table:style-name="ce13" office:value-type="string" calcext:value-type="string">
            <text:p>CLOCK_MINUTES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LOCK_MINUTES_SET</text:p>
          </table:table-cell>
          <table:table-cell table:style-name="ce13" office:value-type="string" calcext:value-type="string">
            <text:p>CLOCK_MINUTES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LOCK_SECONDS_ZERO</text:p>
          </table:table-cell>
          <table:table-cell table:style-name="ce13" office:value-type="string" calcext:value-type="string">
            <text:p>CLOCK_SECONDS_ZERO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LOSE_VIEW</text:p>
          </table:table-cell>
          <table:table-cell table:style-name="ce13" office:value-type="string" calcext:value-type="string">
            <text:p>CLOSE_VIEW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_RADIO</text:p>
          </table:table-cell>
          <table:table-cell table:style-name="ce13" office:value-type="string" calcext:value-type="string">
            <text:p>COM_RADIO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_RADIO_FRACT_DEC</text:p>
          </table:table-cell>
          <table:table-cell table:style-name="ce13" office:value-type="string" calcext:value-type="string">
            <text:p>COM_RADIO_FRACT_DEC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_RADIO_FRACT_DEC_CARRY</text:p>
          </table:table-cell>
          <table:table-cell table:style-name="ce13" office:value-type="string" calcext:value-type="string">
            <text:p>COM_RADIO_FRACT_DEC_CARRY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_RADIO_FRACT_INC</text:p>
          </table:table-cell>
          <table:table-cell table:style-name="ce13" office:value-type="string" calcext:value-type="string">
            <text:p>COM_RADIO_FRACT_INC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_RADIO_FRACT_INC_CARRY</text:p>
          </table:table-cell>
          <table:table-cell table:style-name="ce13" office:value-type="string" calcext:value-type="string">
            <text:p>COM_RADIO_FRACT_INC_CARRY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_RADIO_SET</text:p>
          </table:table-cell>
          <table:table-cell table:style-name="ce13" office:value-type="string" calcext:value-type="string">
            <text:p>COM_RADIO_SE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_RADIO_WHOLE_DEC</text:p>
          </table:table-cell>
          <table:table-cell table:style-name="ce13" office:value-type="string" calcext:value-type="string">
            <text:p>COM_RADIO_WHOLE_DEC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_RADIO_WHOLE_INC</text:p>
          </table:table-cell>
          <table:table-cell table:style-name="ce13" office:value-type="string" calcext:value-type="string">
            <text:p>COM_RADIO_WHOLE_INC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_RECEIVE_ALL_SET</text:p>
          </table:table-cell>
          <table:table-cell table:style-name="ce13" office:value-type="string" calcext:value-type="string">
            <text:p>COM_RECEIVE_ALL_SE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_RECEIVE_ALL_TOGGLE</text:p>
          </table:table-cell>
          <table:table-cell table:style-name="ce13" office:value-type="string" calcext:value-type="string">
            <text:p>COM_RECEIVE_ALL_TOGGLE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_STBY_RADIO_SET</text:p>
          </table:table-cell>
          <table:table-cell table:style-name="ce13" office:value-type="string" calcext:value-type="string">
            <text:p>COM_STBY_RADIO_SE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_STBY_RADIO_SWITCH_TO, or</text:p>
          </table:table-cell>
          <table:table-cell table:style-name="ce13" office:value-type="string" calcext:value-type="string">
            <text:p>COM_STBY_RADIO_SWAP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1_TRANSMIT_SELECT</text:p>
          </table:table-cell>
          <table:table-cell table:style-name="ce13" office:value-type="string" calcext:value-type="string">
            <text:p>COM1_TRANSMIT_SELEC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2_RADIO_FRACT_DEC</text:p>
          </table:table-cell>
          <table:table-cell table:style-name="ce13" office:value-type="string" calcext:value-type="string">
            <text:p>COM2_RADIO_FRACT_DEC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2_RADIO_FRACT_DEC_CARRY</text:p>
          </table:table-cell>
          <table:table-cell table:style-name="ce13" office:value-type="string" calcext:value-type="string">
            <text:p>COM2_RADIO_FRACT_DEC_CARRY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2_RADIO_FRACT_INC</text:p>
          </table:table-cell>
          <table:table-cell table:style-name="ce13" office:value-type="string" calcext:value-type="string">
            <text:p>COM2_RADIO_FRACT_INC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2_RADIO_FRACT_INC_CARRY</text:p>
          </table:table-cell>
          <table:table-cell table:style-name="ce13" office:value-type="string" calcext:value-type="string">
            <text:p>COM2_RADIO_FRACT_INC_CARRY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2_RADIO_SET</text:p>
          </table:table-cell>
          <table:table-cell table:style-name="ce13" office:value-type="string" calcext:value-type="string">
            <text:p>COM2_RADIO_SE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2_RADIO_SWAP</text:p>
          </table:table-cell>
          <table:table-cell table:style-name="ce13" office:value-type="string" calcext:value-type="string">
            <text:p>COM2_RADIO_SWAP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2_RADIO_WHOLE_DEC</text:p>
          </table:table-cell>
          <table:table-cell table:style-name="ce13" office:value-type="string" calcext:value-type="string">
            <text:p>COM2_RADIO_WHOLE_DEC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2_RADIO_WHOLE_INC</text:p>
          </table:table-cell>
          <table:table-cell table:style-name="ce13" office:value-type="string" calcext:value-type="string">
            <text:p>COM2_RADIO_WHOLE_INC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2_STBY_RADIO_SET</text:p>
          </table:table-cell>
          <table:table-cell table:style-name="ce13" office:value-type="string" calcext:value-type="string">
            <text:p>COM2_STBY_RADIO_SE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2_TRANSMIT_SELECT</text:p>
          </table:table-cell>
          <table:table-cell table:style-name="ce13" office:value-type="string" calcext:value-type="string">
            <text:p>COM2_TRANSMIT_SELEC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WLFLAP1_SET</text:p>
          </table:table-cell>
          <table:table-cell table:style-name="ce13" office:value-type="string" calcext:value-type="string">
            <text:p>COWLFLAP1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WLFLAP2_SET</text:p>
          </table:table-cell>
          <table:table-cell table:style-name="ce13" office:value-type="string" calcext:value-type="string">
            <text:p>COWLFLAP2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WLFLAP3_SET</text:p>
          </table:table-cell>
          <table:table-cell table:style-name="ce13" office:value-type="string" calcext:value-type="string">
            <text:p>COWLFLAP3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WLFLAP4_SET</text:p>
          </table:table-cell>
          <table:table-cell table:style-name="ce13" office:value-type="string" calcext:value-type="string">
            <text:p>COWLFLAP4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ROSS_FEED_OFF</text:p>
          </table:table-cell>
          <table:table-cell table:style-name="ce13" office:value-type="string" calcext:value-type="string">
            <text:p>CROSS_FEED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ROSS_FEED_OPEN</text:p>
          </table:table-cell>
          <table:table-cell table:style-name="ce13" office:value-type="string" calcext:value-type="string">
            <text:p>CROSS_FEED_OPE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ROSS_FEED_TOGGLE</text:p>
          </table:table-cell>
          <table:table-cell table:style-name="ce13" office:value-type="string" calcext:value-type="string">
            <text:p>CROSS_FEED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DEC_COWL_FLAPS</text:p>
          </table:table-cell>
          <table:table-cell table:style-name="ce13" office:value-type="string" calcext:value-type="string">
            <text:p>DEC_COWL_FLAPS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DEC_COWL_FLAPS1</text:p>
          </table:table-cell>
          <table:table-cell table:style-name="ce13" office:value-type="string" calcext:value-type="string">
            <text:p>DEC_COWL_FLAPS1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DEC_COWL_FLAPS2</text:p>
          </table:table-cell>
          <table:table-cell table:style-name="ce13" office:value-type="string" calcext:value-type="string">
            <text:p>DEC_COWL_FLAPS2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DEC_COWL_FLAPS3</text:p>
          </table:table-cell>
          <table:table-cell table:style-name="ce13" office:value-type="string" calcext:value-type="string">
            <text:p>DEC_COWL_FLAPS3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DEC_COWL_FLAPS4</text:p>
          </table:table-cell>
          <table:table-cell table:style-name="ce13" office:value-type="string" calcext:value-type="string">
            <text:p>DEC_COWL_FLAPS4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DEC_AUTOBRAKE_CONTROL</text:p>
          </table:table-cell>
          <table:table-cell table:style-name="ce13" office:value-type="string" calcext:value-type="string">
            <text:p>DECREASE_AUTOBRAKE_CONTRO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DECISION_HEIGHT_DEC</text:p>
          </table:table-cell>
          <table:table-cell table:style-name="ce13" office:value-type="string" calcext:value-type="string">
            <text:p>DECREASE_DECISION_HEIGH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DECREASE_THROTTLE</text:p>
          </table:table-cell>
          <table:table-cell table:style-name="ce13" office:value-type="string" calcext:value-type="string">
            <text:p>DECREASE_THROTT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DEMO_STOP</text:p>
          </table:table-cell>
          <table:table-cell table:style-name="ce13" office:value-type="string" calcext:value-type="string">
            <text:p>DEMO_STO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DME</text:p>
          </table:table-cell>
          <table:table-cell table:style-name="ce13" office:value-type="string" calcext:value-type="string">
            <text:p>DM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DME_SELECT</text:p>
          </table:table-cell>
          <table:table-cell table:style-name="ce13" office:value-type="string" calcext:value-type="string">
            <text:p>DME_SELEC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DME1_TOGGLE</text:p>
          </table:table-cell>
          <table:table-cell table:style-name="ce13" office:value-type="string" calcext:value-type="string">
            <text:p>DME1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DME2_TOGGLE</text:p>
          </table:table-cell>
          <table:table-cell table:style-name="ce13" office:value-type="string" calcext:value-type="string">
            <text:p>DME2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GT</text:p>
          </table:table-cell>
          <table:table-cell table:style-name="ce13" office:value-type="string" calcext:value-type="string">
            <text:p>EG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GT_DEC</text:p>
          </table:table-cell>
          <table:table-cell table:style-name="ce13" office:value-type="string" calcext:value-type="string">
            <text:p>EGT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GT_INC</text:p>
          </table:table-cell>
          <table:table-cell table:style-name="ce13" office:value-type="string" calcext:value-type="string">
            <text:p>EGT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GT_SET</text:p>
          </table:table-cell>
          <table:table-cell table:style-name="ce13" office:value-type="string" calcext:value-type="string">
            <text:p>EGT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GT1_DEC</text:p>
          </table:table-cell>
          <table:table-cell table:style-name="ce13" office:value-type="string" calcext:value-type="string">
            <text:p>EGT1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GT1_INC</text:p>
          </table:table-cell>
          <table:table-cell table:style-name="ce13" office:value-type="string" calcext:value-type="string">
            <text:p>EGT1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GT1_SET</text:p>
          </table:table-cell>
          <table:table-cell table:style-name="ce13" office:value-type="string" calcext:value-type="string">
            <text:p>EGT1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GT2_DEC</text:p>
          </table:table-cell>
          <table:table-cell table:style-name="ce13" office:value-type="string" calcext:value-type="string">
            <text:p>EGT2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GT2_INC</text:p>
          </table:table-cell>
          <table:table-cell table:style-name="ce13" office:value-type="string" calcext:value-type="string">
            <text:p>EGT2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GT2_SET</text:p>
          </table:table-cell>
          <table:table-cell table:style-name="ce13" office:value-type="string" calcext:value-type="string">
            <text:p>EGT2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GT3_DEC</text:p>
          </table:table-cell>
          <table:table-cell table:style-name="ce13" office:value-type="string" calcext:value-type="string">
            <text:p>EGT3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GT3_INC</text:p>
          </table:table-cell>
          <table:table-cell table:style-name="ce13" office:value-type="string" calcext:value-type="string">
            <text:p>EGT3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GT3_SET</text:p>
          </table:table-cell>
          <table:table-cell table:style-name="ce13" office:value-type="string" calcext:value-type="string">
            <text:p>EGT3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GT4_DEC</text:p>
          </table:table-cell>
          <table:table-cell table:style-name="ce13" office:value-type="string" calcext:value-type="string">
            <text:p>EGT4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GT4_INC</text:p>
          </table:table-cell>
          <table:table-cell table:style-name="ce13" office:value-type="string" calcext:value-type="string">
            <text:p>EGT4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GT4_SET</text:p>
          </table:table-cell>
          <table:table-cell table:style-name="ce13" office:value-type="string" calcext:value-type="string">
            <text:p>EGT4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LEV_DOWN</text:p>
          </table:table-cell>
          <table:table-cell table:style-name="ce13" office:value-type="string" calcext:value-type="string">
            <text:p>ELEV_DOWN</text:p>
          </table:table-cell>
          <table:table-cell table:style-name="ce13" office:value-type="string" calcext:value-type="string">
            <text:p>Shared Cockpit (Pilot only).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LEV_TRIM_DN</text:p>
          </table:table-cell>
          <table:table-cell table:style-name="ce13" office:value-type="string" calcext:value-type="string">
            <text:p>ELEV_TRIM_D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LEV_TRIM_UP</text:p>
          </table:table-cell>
          <table:table-cell table:style-name="ce13" office:value-type="string" calcext:value-type="string">
            <text:p>ELEV_TRIM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LEV_UP</text:p>
          </table:table-cell>
          <table:table-cell table:style-name="ce13" office:value-type="string" calcext:value-type="string">
            <text:p>ELEV_UP</text:p>
          </table:table-cell>
          <table:table-cell table:style-name="ce13" office:value-type="string" calcext:value-type="string">
            <text:p>Shared Cockpit (Pilot only).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LEVATOR_SET</text:p>
          </table:table-cell>
          <table:table-cell table:style-name="ce13" office:value-type="string" calcext:value-type="string">
            <text:p>ELEVATOR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LEVATOR_TRIM_SET</text:p>
          </table:table-cell>
          <table:table-cell table:style-name="ce13" office:value-type="string" calcext:value-type="string">
            <text:p>ELEVATOR_TRIM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NGINE</text:p>
          </table:table-cell>
          <table:table-cell table:style-name="ce13" office:value-type="string" calcext:value-type="string">
            <text:p>ENGIN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NGINE_AUTO_SHUTDOWN</text:p>
          </table:table-cell>
          <table:table-cell table:style-name="ce13" office:value-type="string" calcext:value-type="string">
            <text:p>ENGINE_AUTO_SHUTDOW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NGINE_AUTO_START</text:p>
          </table:table-cell>
          <table:table-cell table:style-name="ce13" office:value-type="string" calcext:value-type="string">
            <text:p>ENGINE_AUTO_STAR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NGINE_PRIMER</text:p>
          </table:table-cell>
          <table:table-cell table:style-name="ce13" office:value-type="string" calcext:value-type="string">
            <text:p>ENGINE_PRIME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XIT</text:p>
          </table:table-cell>
          <table:table-cell table:style-name="ce13" office:value-type="string" calcext:value-type="string">
            <text:p>EXIT</text:p>
          </table:table-cell>
          <table:table-cell table:style-name="ce13" office:value-type="string" calcext:value-type="string">
            <text:p>Shared Cockpit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SKIP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XTINGUISH_ENGINE_FIRE</text:p>
          </table:table-cell>
          <table:table-cell table:style-name="ce13" office:value-type="string" calcext:value-type="string">
            <text:p>EXTINGUISH_ENGINE_FIR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YEPOINT_BACK</text:p>
          </table:table-cell>
          <table:table-cell table:style-name="ce13" office:value-type="string" calcext:value-type="string">
            <text:p>EYEPOINT_BACK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YEPOINT_DOWN</text:p>
          </table:table-cell>
          <table:table-cell table:style-name="ce13" office:value-type="string" calcext:value-type="string">
            <text:p>EYEPOINT_DOW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YEPOINT_FORWARD</text:p>
          </table:table-cell>
          <table:table-cell table:style-name="ce13" office:value-type="string" calcext:value-type="string">
            <text:p>EYEPOINT_FORWAR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YEPOINT_LEFT</text:p>
          </table:table-cell>
          <table:table-cell table:style-name="ce13" office:value-type="string" calcext:value-type="string">
            <text:p>EYEPOINT_LEF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YEPOINT_RESET</text:p>
          </table:table-cell>
          <table:table-cell table:style-name="ce13" office:value-type="string" calcext:value-type="string">
            <text:p>EYEPOINT_RE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YEPOINT_RIGHT</text:p>
          </table:table-cell>
          <table:table-cell table:style-name="ce13" office:value-type="string" calcext:value-type="string">
            <text:p>EYEPOINT_RIGH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YEPOINT_UP</text:p>
          </table:table-cell>
          <table:table-cell table:style-name="ce13" office:value-type="string" calcext:value-type="string">
            <text:p>EYEPOINT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LAPS_1</text:p>
          </table:table-cell>
          <table:table-cell table:style-name="ce13" office:value-type="string" calcext:value-type="string">
            <text:p>FLAPS_1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LAPS_2</text:p>
          </table:table-cell>
          <table:table-cell table:style-name="ce13" office:value-type="string" calcext:value-type="string">
            <text:p>FLAPS_2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LAPS_3</text:p>
          </table:table-cell>
          <table:table-cell table:style-name="ce13" office:value-type="string" calcext:value-type="string">
            <text:p>FLAPS_3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LAPS_DECR</text:p>
          </table:table-cell>
          <table:table-cell table:style-name="ce13" office:value-type="string" calcext:value-type="string">
            <text:p>FLAPS_DECR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LAPS_DOWN</text:p>
          </table:table-cell>
          <table:table-cell table:style-name="ce13" office:value-type="string" calcext:value-type="string">
            <text:p>FLAPS_DOWN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LAPS_INCR</text:p>
          </table:table-cell>
          <table:table-cell table:style-name="ce13" office:value-type="string" calcext:value-type="string">
            <text:p>FLAPS_INCR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LAPS_SET</text:p>
          </table:table-cell>
          <table:table-cell table:style-name="ce13" office:value-type="string" calcext:value-type="string">
            <text:p>FLAPS_SE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LAPS_UP</text:p>
          </table:table-cell>
          <table:table-cell table:style-name="ce13" office:value-type="string" calcext:value-type="string">
            <text:p>FLAPS_UP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LIGHT_MAP</text:p>
          </table:table-cell>
          <table:table-cell table:style-name="ce13" office:value-type="string" calcext:value-type="string">
            <text:p>FLIGHT_MA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LY_BY_WIRE_ELAC_TOGGLE</text:p>
          </table:table-cell>
          <table:table-cell table:style-name="ce13" office:value-type="string" calcext:value-type="string">
            <text:p>FLY_BY_WIRE_ELAC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LY_BY_WIRE_FAC_TOGGLE</text:p>
          </table:table-cell>
          <table:table-cell table:style-name="ce13" office:value-type="string" calcext:value-type="string">
            <text:p>FLY_BY_WIRE_FAC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LY_BY_WIRE_SEC_TOGGLE</text:p>
          </table:table-cell>
          <table:table-cell table:style-name="ce13" office:value-type="string" calcext:value-type="string">
            <text:p>FLY_BY_WIRE_SEC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REEZE_ALTITUDE_SET</text:p>
          </table:table-cell>
          <table:table-cell table:style-name="ce13" office:value-type="string" calcext:value-type="string">
            <text:p>FREEZE_ALTITUDE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REEZE_ALTITUDE_TOGGLE</text:p>
          </table:table-cell>
          <table:table-cell table:style-name="ce13" office:value-type="string" calcext:value-type="string">
            <text:p>FREEZE_ALTITUDE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REEZE_ATTITUDE_SET</text:p>
          </table:table-cell>
          <table:table-cell table:style-name="ce13" office:value-type="string" calcext:value-type="string">
            <text:p>FREEZE_ATTITUDE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REEZE_ATTITUDE_TOGGLE</text:p>
          </table:table-cell>
          <table:table-cell table:style-name="ce13" office:value-type="string" calcext:value-type="string">
            <text:p>FREEZE_ATTITUDE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REEZE_LATITUDE_LONGITUDE_SET</text:p>
          </table:table-cell>
          <table:table-cell table:style-name="ce13" office:value-type="string" calcext:value-type="string">
            <text:p>FREEZE_LATITUDE_LONGITUDE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REEZE_LATITUDE_LONGITUDE_TOGGLE</text:p>
          </table:table-cell>
          <table:table-cell table:style-name="ce13" office:value-type="string" calcext:value-type="string">
            <text:p>FREEZE_LATITUDE_LONGITUDE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REQUENCY_SWAP</text:p>
          </table:table-cell>
          <table:table-cell table:style-name="ce13" office:value-type="string" calcext:value-type="string">
            <text:p>FREQUENCY_SWA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DUMP_TOGGLE</text:p>
          </table:table-cell>
          <table:table-cell table:style-name="ce13" office:value-type="string" calcext:value-type="string">
            <text:p>FUEL_DUMP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PUMP</text:p>
          </table:table-cell>
          <table:table-cell table:style-name="ce13" office:value-type="string" calcext:value-type="string">
            <text:p>FUEL_PUM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2_ALL</text:p>
          </table:table-cell>
          <table:table-cell table:style-name="ce13" office:value-type="string" calcext:value-type="string">
            <text:p>FUEL_SELECTOR_2_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2_CENTER</text:p>
          </table:table-cell>
          <table:table-cell table:style-name="ce13" office:value-type="string" calcext:value-type="string">
            <text:p>FUEL_SELECTOR_2_CENTE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2_LEFT</text:p>
          </table:table-cell>
          <table:table-cell table:style-name="ce13" office:value-type="string" calcext:value-type="string">
            <text:p>FUEL_SELECTOR_2_LEF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2_LEFT_AUX</text:p>
          </table:table-cell>
          <table:table-cell table:style-name="ce13" office:value-type="string" calcext:value-type="string">
            <text:p>FUEL_SELECTOR_2_LEFT_AUX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2_LEFT_MAIN</text:p>
          </table:table-cell>
          <table:table-cell table:style-name="ce13" office:value-type="string" calcext:value-type="string">
            <text:p>FUEL_SELECTOR_2_LEFT_MAI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2_OFF</text:p>
          </table:table-cell>
          <table:table-cell table:style-name="ce13" office:value-type="string" calcext:value-type="string">
            <text:p>FUEL_SELECTOR_2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2_RIGHT</text:p>
          </table:table-cell>
          <table:table-cell table:style-name="ce13" office:value-type="string" calcext:value-type="string">
            <text:p>FUEL_SELECTOR_2_RIGH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2_RIGHT_AUX</text:p>
          </table:table-cell>
          <table:table-cell table:style-name="ce13" office:value-type="string" calcext:value-type="string">
            <text:p>FUEL_SELECTOR_2_RIGHT_AUX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2_RIGHT_MAIN</text:p>
          </table:table-cell>
          <table:table-cell table:style-name="ce13" office:value-type="string" calcext:value-type="string">
            <text:p>FUEL_SELECTOR_2_RIGHT_MAI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2_SET</text:p>
          </table:table-cell>
          <table:table-cell table:style-name="ce13" office:value-type="string" calcext:value-type="string">
            <text:p>FUEL_SELECTOR_2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3_ALL</text:p>
          </table:table-cell>
          <table:table-cell table:style-name="ce13" office:value-type="string" calcext:value-type="string">
            <text:p>FUEL_SELECTOR_3_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3_CENTER</text:p>
          </table:table-cell>
          <table:table-cell table:style-name="ce13" office:value-type="string" calcext:value-type="string">
            <text:p>FUEL_SELECTOR_3_CENTE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3_LEFT</text:p>
          </table:table-cell>
          <table:table-cell table:style-name="ce13" office:value-type="string" calcext:value-type="string">
            <text:p>FUEL_SELECTOR_3_LEF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3_LEFT_AUX</text:p>
          </table:table-cell>
          <table:table-cell table:style-name="ce13" office:value-type="string" calcext:value-type="string">
            <text:p>FUEL_SELECTOR_3_LEFT_AUX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3_LEFT_MAIN</text:p>
          </table:table-cell>
          <table:table-cell table:style-name="ce13" office:value-type="string" calcext:value-type="string">
            <text:p>FUEL_SELECTOR_3_LEFT_MAI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3_OFF</text:p>
          </table:table-cell>
          <table:table-cell table:style-name="ce13" office:value-type="string" calcext:value-type="string">
            <text:p>FUEL_SELECTOR_3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3_RIGHT</text:p>
          </table:table-cell>
          <table:table-cell table:style-name="ce13" office:value-type="string" calcext:value-type="string">
            <text:p>FUEL_SELECTOR_3_RIGH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3_RIGHT_AUX</text:p>
          </table:table-cell>
          <table:table-cell table:style-name="ce13" office:value-type="string" calcext:value-type="string">
            <text:p>FUEL_SELECTOR_3_RIGHT_AUX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3_RIGHT_MAIN</text:p>
          </table:table-cell>
          <table:table-cell table:style-name="ce13" office:value-type="string" calcext:value-type="string">
            <text:p>FUEL_SELECTOR_3_RIGHT_MAI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3_SET</text:p>
          </table:table-cell>
          <table:table-cell table:style-name="ce13" office:value-type="string" calcext:value-type="string">
            <text:p>FUEL_SELECTOR_3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4_ALL</text:p>
          </table:table-cell>
          <table:table-cell table:style-name="ce13" office:value-type="string" calcext:value-type="string">
            <text:p>FUEL_SELECTOR_4_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4_CENTER</text:p>
          </table:table-cell>
          <table:table-cell table:style-name="ce13" office:value-type="string" calcext:value-type="string">
            <text:p>FUEL_SELECTOR_4_CENTE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4_LEFT</text:p>
          </table:table-cell>
          <table:table-cell table:style-name="ce13" office:value-type="string" calcext:value-type="string">
            <text:p>FUEL_SELECTOR_4_LEF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4_LEFT_AUX</text:p>
          </table:table-cell>
          <table:table-cell table:style-name="ce13" office:value-type="string" calcext:value-type="string">
            <text:p>FUEL_SELECTOR_4_LEFT_AUX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4_LEFT_MAIN</text:p>
          </table:table-cell>
          <table:table-cell table:style-name="ce13" office:value-type="string" calcext:value-type="string">
            <text:p>FUEL_SELECTOR_4_LEFT_MAI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4_OFF</text:p>
          </table:table-cell>
          <table:table-cell table:style-name="ce13" office:value-type="string" calcext:value-type="string">
            <text:p>FUEL_SELECTOR_4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4_RIGHT</text:p>
          </table:table-cell>
          <table:table-cell table:style-name="ce13" office:value-type="string" calcext:value-type="string">
            <text:p>FUEL_SELECTOR_4_RIGH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4_RIGHT_AUX</text:p>
          </table:table-cell>
          <table:table-cell table:style-name="ce13" office:value-type="string" calcext:value-type="string">
            <text:p>FUEL_SELECTOR_4_RIGHT_AUX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4_RIGHT_MAIN</text:p>
          </table:table-cell>
          <table:table-cell table:style-name="ce13" office:value-type="string" calcext:value-type="string">
            <text:p>FUEL_SELECTOR_4_RIGHT_MAI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4_SET</text:p>
          </table:table-cell>
          <table:table-cell table:style-name="ce13" office:value-type="string" calcext:value-type="string">
            <text:p>FUEL_SELECTOR_4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ALL</text:p>
          </table:table-cell>
          <table:table-cell table:style-name="ce13" office:value-type="string" calcext:value-type="string">
            <text:p>FUEL_SELECTOR_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CENTER</text:p>
          </table:table-cell>
          <table:table-cell table:style-name="ce13" office:value-type="string" calcext:value-type="string">
            <text:p>FUEL_SELECTOR_CENTE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LEFT</text:p>
          </table:table-cell>
          <table:table-cell table:style-name="ce13" office:value-type="string" calcext:value-type="string">
            <text:p>FUEL_SELECTOR_LEF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LEFT_AUX</text:p>
          </table:table-cell>
          <table:table-cell table:style-name="ce13" office:value-type="string" calcext:value-type="string">
            <text:p>FUEL_SELECTOR_LEFT_AUX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LEFT_MAIN</text:p>
          </table:table-cell>
          <table:table-cell table:style-name="ce13" office:value-type="string" calcext:value-type="string">
            <text:p>FUEL_SELECTOR_LEFT_MAI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OFF</text:p>
          </table:table-cell>
          <table:table-cell table:style-name="ce13" office:value-type="string" calcext:value-type="string">
            <text:p>FUEL_SELECTOR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RIGHT</text:p>
          </table:table-cell>
          <table:table-cell table:style-name="ce13" office:value-type="string" calcext:value-type="string">
            <text:p>FUEL_SELECTOR_RIGH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RIGHT_AUX</text:p>
          </table:table-cell>
          <table:table-cell table:style-name="ce13" office:value-type="string" calcext:value-type="string">
            <text:p>FUEL_SELECTOR_RIGHT_AUX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RIGHT_MAIN</text:p>
          </table:table-cell>
          <table:table-cell table:style-name="ce13" office:value-type="string" calcext:value-type="string">
            <text:p>FUEL_SELECTOR_RIGHT_MAI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FUEL_SELECTOR_SET</text:p>
          </table:table-cell>
          <table:table-cell table:style-name="ce13" office:value-type="string" calcext:value-type="string">
            <text:p>FUEL_SELECTOR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CLEAR_BUTTON</text:p>
          </table:table-cell>
          <table:table-cell table:style-name="ce13" office:value-type="string" calcext:value-type="string">
            <text:p>G1000_MFD_CLEAR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CURSOR_BUTTON</text:p>
          </table:table-cell>
          <table:table-cell table:style-name="ce13" office:value-type="string" calcext:value-type="string">
            <text:p>G1000_MFD_CURSOR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DIRECTTO_BUTTON</text:p>
          </table:table-cell>
          <table:table-cell table:style-name="ce13" office:value-type="string" calcext:value-type="string">
            <text:p>G1000_MFD_DIRECTTO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ENTER_BUTTON</text:p>
          </table:table-cell>
          <table:table-cell table:style-name="ce13" office:value-type="string" calcext:value-type="string">
            <text:p>G1000_MFD_ENTER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FLIGHTPLAN_BUTTON</text:p>
          </table:table-cell>
          <table:table-cell table:style-name="ce13" office:value-type="string" calcext:value-type="string">
            <text:p>G1000_MFD_FLIGHTPLAN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GROUP_KNOB_DEC</text:p>
          </table:table-cell>
          <table:table-cell table:style-name="ce13" office:value-type="string" calcext:value-type="string">
            <text:p>G1000_MFD_GROUP_KNOB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GROUP_KNOB_INC</text:p>
          </table:table-cell>
          <table:table-cell table:style-name="ce13" office:value-type="string" calcext:value-type="string">
            <text:p>G1000_MFD_GROUP_KNOB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MENU_BUTTON</text:p>
          </table:table-cell>
          <table:table-cell table:style-name="ce13" office:value-type="string" calcext:value-type="string">
            <text:p>G1000_MFD_MENU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PAGE_KNOB_DEC</text:p>
          </table:table-cell>
          <table:table-cell table:style-name="ce13" office:value-type="string" calcext:value-type="string">
            <text:p>G1000_MFD_PAGE_KNOB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PAGE_KNOB_INC</text:p>
          </table:table-cell>
          <table:table-cell table:style-name="ce13" office:value-type="string" calcext:value-type="string">
            <text:p>G1000_MFD_PAGE_KNOB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PROCEDURE_BUTTON</text:p>
          </table:table-cell>
          <table:table-cell table:style-name="ce13" office:value-type="string" calcext:value-type="string">
            <text:p>G1000_MFD_PROCEDURE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SOFTKEY1</text:p>
          </table:table-cell>
          <table:table-cell table:style-name="ce13" office:value-type="string" calcext:value-type="string">
            <text:p>G1000_MFD_SOFTKEY1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SOFTKEY10</text:p>
          </table:table-cell>
          <table:table-cell table:style-name="ce13" office:value-type="string" calcext:value-type="string">
            <text:p>G1000_MFD_SOFTKEY10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SOFTKEY11</text:p>
          </table:table-cell>
          <table:table-cell table:style-name="ce13" office:value-type="string" calcext:value-type="string">
            <text:p>G1000_MFD_SOFTKEY11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SOFTKEY2</text:p>
          </table:table-cell>
          <table:table-cell table:style-name="ce13" office:value-type="string" calcext:value-type="string">
            <text:p>G1000_MFD_SOFTKEY2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SOFTKEY12</text:p>
          </table:table-cell>
          <table:table-cell table:style-name="ce13" office:value-type="string" calcext:value-type="string">
            <text:p>G1000_MFD_SOFTKEY2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SOFTKEY3</text:p>
          </table:table-cell>
          <table:table-cell table:style-name="ce13" office:value-type="string" calcext:value-type="string">
            <text:p>G1000_MFD_SOFTKEY3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SOFTKEY4</text:p>
          </table:table-cell>
          <table:table-cell table:style-name="ce13" office:value-type="string" calcext:value-type="string">
            <text:p>G1000_MFD_SOFTKEY4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SOFTKEY5</text:p>
          </table:table-cell>
          <table:table-cell table:style-name="ce13" office:value-type="string" calcext:value-type="string">
            <text:p>G1000_MFD_SOFTKEY5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SOFTKEY6</text:p>
          </table:table-cell>
          <table:table-cell table:style-name="ce13" office:value-type="string" calcext:value-type="string">
            <text:p>G1000_MFD_SOFTKEY6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SOFTKEY7</text:p>
          </table:table-cell>
          <table:table-cell table:style-name="ce13" office:value-type="string" calcext:value-type="string">
            <text:p>G1000_MFD_SOFTKEY7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SOFTKEY8</text:p>
          </table:table-cell>
          <table:table-cell table:style-name="ce13" office:value-type="string" calcext:value-type="string">
            <text:p>G1000_MFD_SOFTKEY8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SOFTKEY9</text:p>
          </table:table-cell>
          <table:table-cell table:style-name="ce13" office:value-type="string" calcext:value-type="string">
            <text:p>G1000_MFD_SOFTKEY9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ZOOMIN_BUTTON</text:p>
          </table:table-cell>
          <table:table-cell table:style-name="ce13" office:value-type="string" calcext:value-type="string">
            <text:p>G1000_MFD_ZOOMIN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MFD_ZOOMOUT_BUTTON</text:p>
          </table:table-cell>
          <table:table-cell table:style-name="ce13" office:value-type="string" calcext:value-type="string">
            <text:p>G1000_MFD_ZOOMOUT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CLEAR_BUTTON</text:p>
          </table:table-cell>
          <table:table-cell table:style-name="ce13" office:value-type="string" calcext:value-type="string">
            <text:p>G1000_PFD_CLEAR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CURSOR_BUTTON</text:p>
          </table:table-cell>
          <table:table-cell table:style-name="ce13" office:value-type="string" calcext:value-type="string">
            <text:p>G1000_PFD_CURSOR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DIRECTTO_BUTTON</text:p>
          </table:table-cell>
          <table:table-cell table:style-name="ce13" office:value-type="string" calcext:value-type="string">
            <text:p>G1000_PFD_DIRECTTO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ENTER_BUTTON</text:p>
          </table:table-cell>
          <table:table-cell table:style-name="ce13" office:value-type="string" calcext:value-type="string">
            <text:p>G1000_PFD_ENTER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FLIGHTPLAN_BUTTON</text:p>
          </table:table-cell>
          <table:table-cell table:style-name="ce13" office:value-type="string" calcext:value-type="string">
            <text:p>G1000_PFD_FLIGHTPLAN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GROUP_KNOB_DEC</text:p>
          </table:table-cell>
          <table:table-cell table:style-name="ce13" office:value-type="string" calcext:value-type="string">
            <text:p>G1000_PFD_GROUP_KNOB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GROUP_KNOB_INC</text:p>
          </table:table-cell>
          <table:table-cell table:style-name="ce13" office:value-type="string" calcext:value-type="string">
            <text:p>G1000_PFD_GROUP_KNOB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MENU_BUTTON</text:p>
          </table:table-cell>
          <table:table-cell table:style-name="ce13" office:value-type="string" calcext:value-type="string">
            <text:p>G1000_PFD_MENU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PAGE_KNOB_DEC</text:p>
          </table:table-cell>
          <table:table-cell table:style-name="ce13" office:value-type="string" calcext:value-type="string">
            <text:p>G1000_PFD_PAGE_KNOB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PAGE_KNOB_INC</text:p>
          </table:table-cell>
          <table:table-cell table:style-name="ce13" office:value-type="string" calcext:value-type="string">
            <text:p>G1000_PFD_PAGE_KNOB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PROCEDURE_BUTTON</text:p>
          </table:table-cell>
          <table:table-cell table:style-name="ce13" office:value-type="string" calcext:value-type="string">
            <text:p>G1000_PFD_PROCEDURE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SOFTKEY1</text:p>
          </table:table-cell>
          <table:table-cell table:style-name="ce13" office:value-type="string" calcext:value-type="string">
            <text:p>G1000_PFD_SOFTKEY1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SOFTKEY10</text:p>
          </table:table-cell>
          <table:table-cell table:style-name="ce13" office:value-type="string" calcext:value-type="string">
            <text:p>G1000_PFD_SOFTKEY10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SOFTKEY11</text:p>
          </table:table-cell>
          <table:table-cell table:style-name="ce13" office:value-type="string" calcext:value-type="string">
            <text:p>G1000_PFD_SOFTKEY11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SOFTKEY12</text:p>
          </table:table-cell>
          <table:table-cell table:style-name="ce13" office:value-type="string" calcext:value-type="string">
            <text:p>G1000_PFD_SOFTKEY12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SOFTKEY2</text:p>
          </table:table-cell>
          <table:table-cell table:style-name="ce13" office:value-type="string" calcext:value-type="string">
            <text:p>G1000_PFD_SOFTKEY2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SOFTKEY3</text:p>
          </table:table-cell>
          <table:table-cell table:style-name="ce13" office:value-type="string" calcext:value-type="string">
            <text:p>G1000_PFD_SOFTKEY3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SOFTKEY4</text:p>
          </table:table-cell>
          <table:table-cell table:style-name="ce13" office:value-type="string" calcext:value-type="string">
            <text:p>G1000_PFD_SOFTKEY4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SOFTKEY5</text:p>
          </table:table-cell>
          <table:table-cell table:style-name="ce13" office:value-type="string" calcext:value-type="string">
            <text:p>G1000_PFD_SOFTKEY5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SOFTKEY6</text:p>
          </table:table-cell>
          <table:table-cell table:style-name="ce13" office:value-type="string" calcext:value-type="string">
            <text:p>G1000_PFD_SOFTKEY6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SOFTKEY7</text:p>
          </table:table-cell>
          <table:table-cell table:style-name="ce13" office:value-type="string" calcext:value-type="string">
            <text:p>G1000_PFD_SOFTKEY7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SOFTKEY8</text:p>
          </table:table-cell>
          <table:table-cell table:style-name="ce13" office:value-type="string" calcext:value-type="string">
            <text:p>G1000_PFD_SOFTKEY8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SOFTKEY9</text:p>
          </table:table-cell>
          <table:table-cell table:style-name="ce13" office:value-type="string" calcext:value-type="string">
            <text:p>G1000_PFD_SOFTKEY9</text:p>
          </table:table-cell>
          <table:table-cell table:style-name="ce14" table:number-columns-repeated="2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ZOOMIN_BUTTON</text:p>
          </table:table-cell>
          <table:table-cell table:style-name="ce13" office:value-type="string" calcext:value-type="string">
            <text:p>G1000_PFD_ZOOMIN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1000_PFD_ZOOMOUT_BUTTON</text:p>
          </table:table-cell>
          <table:table-cell table:style-name="ce13" office:value-type="string" calcext:value-type="string">
            <text:p>G1000_PFD_ZOOMOUT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AUGE_KEYSTROKE</text:p>
          </table:table-cell>
          <table:table-cell table:style-name="ce13" office:value-type="string" calcext:value-type="string">
            <text:p>GAUGE_KEYSTROK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EAR_DOWN</text:p>
          </table:table-cell>
          <table:table-cell table:style-name="ce13" office:value-type="string" calcext:value-type="string">
            <text:p>GEAR_DOWN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EAR_PUMP</text:p>
          </table:table-cell>
          <table:table-cell table:style-name="ce13" office:value-type="string" calcext:value-type="string">
            <text:p>GEAR_PUM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EAR_SET</text:p>
          </table:table-cell>
          <table:table-cell table:style-name="ce13" office:value-type="string" calcext:value-type="string">
            <text:p>GEAR_SE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EAR_TOGGLE</text:p>
          </table:table-cell>
          <table:table-cell table:style-name="ce13" office:value-type="string" calcext:value-type="string">
            <text:p>GEAR_TOGGLE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EAR_UP</text:p>
          </table:table-cell>
          <table:table-cell table:style-name="ce13" office:value-type="string" calcext:value-type="string">
            <text:p>GEAR_UP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CLEAR_ALL_BUTTON</text:p>
          </table:table-cell>
          <table:table-cell table:style-name="ce13" office:value-type="string" calcext:value-type="string">
            <text:p>GPS_CLEAR_ALL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CLEAR_BUTTON</text:p>
          </table:table-cell>
          <table:table-cell table:style-name="ce13" office:value-type="string" calcext:value-type="string">
            <text:p>GPS_CLEAR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CLEAR_BUTTON_DOWN</text:p>
          </table:table-cell>
          <table:table-cell table:style-name="ce13" office:value-type="string" calcext:value-type="string">
            <text:p>GPS_CLEAR_BUTTON_DOW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CLEAR_BUTTON_UP</text:p>
          </table:table-cell>
          <table:table-cell table:style-name="ce13" office:value-type="string" calcext:value-type="string">
            <text:p>GPS_CLEAR_BUTTON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CURSOR_BUTTON</text:p>
          </table:table-cell>
          <table:table-cell table:style-name="ce13" office:value-type="string" calcext:value-type="string">
            <text:p>GPS_CURSOR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DIRECTTO_BUTTON</text:p>
          </table:table-cell>
          <table:table-cell table:style-name="ce13" office:value-type="string" calcext:value-type="string">
            <text:p>GPS_DIRECTTO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ENTER_BUTTON</text:p>
          </table:table-cell>
          <table:table-cell table:style-name="ce13" office:value-type="string" calcext:value-type="string">
            <text:p>GPS_ENTER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FLIGHTPLAN_BUTTON</text:p>
          </table:table-cell>
          <table:table-cell table:style-name="ce13" office:value-type="string" calcext:value-type="string">
            <text:p>GPS_FLIGHTPLAN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GROUP_KNOB_DEC</text:p>
          </table:table-cell>
          <table:table-cell table:style-name="ce13" office:value-type="string" calcext:value-type="string">
            <text:p>GPS_GROUP_KNOB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GROUP_KNOB_INC</text:p>
          </table:table-cell>
          <table:table-cell table:style-name="ce13" office:value-type="string" calcext:value-type="string">
            <text:p>GPS_GROUP_KNOB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MENU_BUTTON</text:p>
          </table:table-cell>
          <table:table-cell table:style-name="ce13" office:value-type="string" calcext:value-type="string">
            <text:p>GPS_MENU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MSG_BUTTON</text:p>
          </table:table-cell>
          <table:table-cell table:style-name="ce13" office:value-type="string" calcext:value-type="string">
            <text:p>GPS_MSG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MSG_BUTTON_DOWN</text:p>
          </table:table-cell>
          <table:table-cell table:style-name="ce13" office:value-type="string" calcext:value-type="string">
            <text:p>GPS_MSG_BUTTON_DOW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MSG_BUTTON_UP</text:p>
          </table:table-cell>
          <table:table-cell table:style-name="ce13" office:value-type="string" calcext:value-type="string">
            <text:p>GPS_MSG_BUTTON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NEAREST_BUTTON</text:p>
          </table:table-cell>
          <table:table-cell table:style-name="ce13" office:value-type="string" calcext:value-type="string">
            <text:p>GPS_NEAREST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OBS_BUTTON</text:p>
          </table:table-cell>
          <table:table-cell table:style-name="ce13" office:value-type="string" calcext:value-type="string">
            <text:p>GPS_OBS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PAGE_KNOB_DEC</text:p>
          </table:table-cell>
          <table:table-cell table:style-name="ce13" office:value-type="string" calcext:value-type="string">
            <text:p>GPS_PAGE_KNOB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PAGE_KNOB_INC</text:p>
          </table:table-cell>
          <table:table-cell table:style-name="ce13" office:value-type="string" calcext:value-type="string">
            <text:p>GPS_PAGE_KNOB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POWER_BUTTON</text:p>
          </table:table-cell>
          <table:table-cell table:style-name="ce13" office:value-type="string" calcext:value-type="string">
            <text:p>GPS_POWER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PROCEDURE_BUTTON</text:p>
          </table:table-cell>
          <table:table-cell table:style-name="ce13" office:value-type="string" calcext:value-type="string">
            <text:p>GPS_PROCEDURE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TERRAIN_BUTTON</text:p>
          </table:table-cell>
          <table:table-cell table:style-name="ce13" office:value-type="string" calcext:value-type="string">
            <text:p>GPS_TERRAIN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ZOOMIN_BUTTON</text:p>
          </table:table-cell>
          <table:table-cell table:style-name="ce13" office:value-type="string" calcext:value-type="string">
            <text:p>GPS_ZOOMIN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S_ZOOMOUT_BUTTON</text:p>
          </table:table-cell>
          <table:table-cell table:style-name="ce13" office:value-type="string" calcext:value-type="string">
            <text:p>GPS_ZOOMOUT_BUTT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PWS_SWITCH_TOGGLE</text:p>
          </table:table-cell>
          <table:table-cell table:style-name="ce13" office:value-type="string" calcext:value-type="string">
            <text:p>GPWS_SWITCH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YRO_DRIFT_DEC</text:p>
          </table:table-cell>
          <table:table-cell table:style-name="ce13" office:value-type="string" calcext:value-type="string">
            <text:p>GYRO_DRIFT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YRO_DRIFT_INC</text:p>
          </table:table-cell>
          <table:table-cell table:style-name="ce13" office:value-type="string" calcext:value-type="string">
            <text:p>GYRO_DRIFT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GYRO_DRIFT_SET</text:p>
          </table:table-cell>
          <table:table-cell table:style-name="ce13" office:value-type="string" calcext:value-type="string">
            <text:p>GYRO_DRIFT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HEADING_BUG_DEC</text:p>
          </table:table-cell>
          <table:table-cell table:style-name="ce13" office:value-type="string" calcext:value-type="string">
            <text:p>HEADING_BUG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HEADING_BUG_INC</text:p>
          </table:table-cell>
          <table:table-cell table:style-name="ce13" office:value-type="string" calcext:value-type="string">
            <text:p>HEADING_BUG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HEADING_BUG_SELECT</text:p>
          </table:table-cell>
          <table:table-cell table:style-name="ce13" office:value-type="string" calcext:value-type="string">
            <text:p>HEADING_BUG_SELEC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HEADING_BUG_SET</text:p>
          </table:table-cell>
          <table:table-cell table:style-name="ce13" office:value-type="string" calcext:value-type="string">
            <text:p>HEADING_BUG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HEADING_GYRO_SET</text:p>
          </table:table-cell>
          <table:table-cell table:style-name="ce13" office:value-type="string" calcext:value-type="string">
            <text:p>HEADING_GYRO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HOIST_DEPLOY_SET</text:p>
          </table:table-cell>
          <table:table-cell table:style-name="ce13" office:value-type="string" calcext:value-type="string">
            <text:p>HOIST_DEPLOY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HOIST_DEPLOY_TOGGLE</text:p>
          </table:table-cell>
          <table:table-cell table:style-name="ce13" office:value-type="string" calcext:value-type="string">
            <text:p>HOIST_DEPLOY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HOIST_SWITCH_EXTEND</text:p>
          </table:table-cell>
          <table:table-cell table:style-name="ce13" office:value-type="string" calcext:value-type="string">
            <text:p>HOIST_SWITCH_EXTEN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HOIST_SWITCH_RETRACT</text:p>
          </table:table-cell>
          <table:table-cell table:style-name="ce13" office:value-type="string" calcext:value-type="string">
            <text:p>HOIST_SWITCH_RETRAC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HOIST_SWITCH_SET</text:p>
          </table:table-cell>
          <table:table-cell table:style-name="ce13" office:value-type="string" calcext:value-type="string">
            <text:p>HOIST_SWITCH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HYDRAULIC_SWITCH_TOGGLE</text:p>
          </table:table-cell>
          <table:table-cell table:style-name="ce13" office:value-type="string" calcext:value-type="string">
            <text:p>HYDRAULIC_SWITCH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INC_COWL_FLAPS</text:p>
          </table:table-cell>
          <table:table-cell table:style-name="ce13" office:value-type="string" calcext:value-type="string">
            <text:p>INC_COWL_FLAPS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INC_COWL_FLAPS1</text:p>
          </table:table-cell>
          <table:table-cell table:style-name="ce13" office:value-type="string" calcext:value-type="string">
            <text:p>INC_COWL_FLAPS1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INC_COWL_FLAPS2</text:p>
          </table:table-cell>
          <table:table-cell table:style-name="ce13" office:value-type="string" calcext:value-type="string">
            <text:p>INC_COWL_FLAPS2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INC_COWL_FLAPS3</text:p>
          </table:table-cell>
          <table:table-cell table:style-name="ce13" office:value-type="string" calcext:value-type="string">
            <text:p>INC_COWL_FLAPS3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INC_COWL_FLAPS4</text:p>
          </table:table-cell>
          <table:table-cell table:style-name="ce13" office:value-type="string" calcext:value-type="string">
            <text:p>INC_COWL_FLAPS4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INC_AUTOBRAKE_CONTROL</text:p>
          </table:table-cell>
          <table:table-cell table:style-name="ce13" office:value-type="string" calcext:value-type="string">
            <text:p>INCREASE_AUTOBRAKE_CONTRO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DECISION_HEIGHT_INC</text:p>
          </table:table-cell>
          <table:table-cell table:style-name="ce13" office:value-type="string" calcext:value-type="string">
            <text:p>INCREASE_DECISION_HEIGH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INCREASE_THROTTLE</text:p>
          </table:table-cell>
          <table:table-cell table:style-name="ce13" office:value-type="string" calcext:value-type="string">
            <text:p>INCREASE_THROTT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INVOKE_HELP</text:p>
          </table:table-cell>
          <table:table-cell table:style-name="ce13" office:value-type="string" calcext:value-type="string">
            <text:p>INVOKE_HEL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JET_STARTER</text:p>
          </table:table-cell>
          <table:table-cell table:style-name="ce13" office:value-type="string" calcext:value-type="string">
            <text:p>JET_STARTE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JOYSTICK_CALIBRATE</text:p>
          </table:table-cell>
          <table:table-cell table:style-name="ce13" office:value-type="string" calcext:value-type="string">
            <text:p>JOYSTICK_CALIBRAT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number-columns-repeated="2" table:style-name="ce13" office:value-type="string" calcext:value-type="string">
            <text:p>KEY_CHASE_VIEW_NEX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number-columns-repeated="2" table:style-name="ce13" office:value-type="string" calcext:value-type="string">
            <text:p>KEY_CHASE_VIEW_PREV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number-columns-repeated="2" table:style-name="ce13" office:value-type="string" calcext:value-type="string">
            <text:p>KEY_TUG_HEADING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number-columns-repeated="2" table:style-name="ce13" office:value-type="string" calcext:value-type="string">
            <text:p>KEY_TUG_SPEE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KNEEBOARD</text:p>
          </table:table-cell>
          <table:table-cell table:style-name="ce13" office:value-type="string" calcext:value-type="string">
            <text:p>KNEEBOARD_VIEW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KOHLSMAN_DEC</text:p>
          </table:table-cell>
          <table:table-cell table:style-name="ce13" office:value-type="string" calcext:value-type="string">
            <text:p>KOHLSMAN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KOHLSMAN_INC</text:p>
          </table:table-cell>
          <table:table-cell table:style-name="ce13" office:value-type="string" calcext:value-type="string">
            <text:p>KOHLSMAN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KOHLSMAN_SET</text:p>
          </table:table-cell>
          <table:table-cell table:style-name="ce13" office:value-type="string" calcext:value-type="string">
            <text:p>KOHLSMAN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LANDING_LIGHT_DOWN</text:p>
          </table:table-cell>
          <table:table-cell table:style-name="ce13" office:value-type="string" calcext:value-type="string">
            <text:p>LANDING_LIGHT_DOW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LANDING_LIGHT_HOME</text:p>
          </table:table-cell>
          <table:table-cell table:style-name="ce13" office:value-type="string" calcext:value-type="string">
            <text:p>LANDING_LIGHT_HOM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LANDING_LIGHT_LEFT</text:p>
          </table:table-cell>
          <table:table-cell table:style-name="ce13" office:value-type="string" calcext:value-type="string">
            <text:p>LANDING_LIGHT_LEF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LANDING_LIGHT_RIGHT</text:p>
          </table:table-cell>
          <table:table-cell table:style-name="ce13" office:value-type="string" calcext:value-type="string">
            <text:p>LANDING_LIGHT_RIGH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LANDING_LIGHT_UP</text:p>
          </table:table-cell>
          <table:table-cell table:style-name="ce13" office:value-type="string" calcext:value-type="string">
            <text:p>LANDING_LIGHT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LANDING_LIGHTS_OFF</text:p>
          </table:table-cell>
          <table:table-cell table:style-name="ce13" office:value-type="string" calcext:value-type="string">
            <text:p>LANDING_LIGHTS_OFF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LANDING_LIGHTS_ON</text:p>
          </table:table-cell>
          <table:table-cell table:style-name="ce13" office:value-type="string" calcext:value-type="string">
            <text:p>LANDING_LIGHTS_ON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LANDING_LIGHTS_SET</text:p>
          </table:table-cell>
          <table:table-cell table:style-name="ce13" office:value-type="string" calcext:value-type="string">
            <text:p>LANDING_LIGHTS_SE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LANDING_LIGHTS_TOGGLE</text:p>
          </table:table-cell>
          <table:table-cell table:style-name="ce13" office:value-type="string" calcext:value-type="string">
            <text:p>LANDING_LIGHTS_TOGGLE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</text:p>
          </table:table-cell>
          <table:table-cell table:style-name="ce13" office:value-type="string" calcext:value-type="string">
            <text:p>MAGNETO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_BOTH</text:p>
          </table:table-cell>
          <table:table-cell table:style-name="ce13" office:value-type="string" calcext:value-type="string">
            <text:p>MAGNETO_BOT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_DECR</text:p>
          </table:table-cell>
          <table:table-cell table:style-name="ce13" office:value-type="string" calcext:value-type="string">
            <text:p>MAGNETO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_INCR</text:p>
          </table:table-cell>
          <table:table-cell table:style-name="ce13" office:value-type="string" calcext:value-type="string">
            <text:p>MAGNETO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_LEFT</text:p>
          </table:table-cell>
          <table:table-cell table:style-name="ce13" office:value-type="string" calcext:value-type="string">
            <text:p>MAGNETO_LEF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_OFF</text:p>
          </table:table-cell>
          <table:table-cell table:style-name="ce13" office:value-type="string" calcext:value-type="string">
            <text:p>MAGNETO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_RIGHT</text:p>
          </table:table-cell>
          <table:table-cell table:style-name="ce13" office:value-type="string" calcext:value-type="string">
            <text:p>MAGNETO_RIGH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TARTER_SET</text:p>
          </table:table-cell>
          <table:table-cell table:style-name="ce13" office:value-type="string" calcext:value-type="string">
            <text:p>MAGNETO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_START</text:p>
          </table:table-cell>
          <table:table-cell table:style-name="ce13" office:value-type="string" calcext:value-type="string">
            <text:p>MAGNETO_STAR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1_BOTH</text:p>
          </table:table-cell>
          <table:table-cell table:style-name="ce13" office:value-type="string" calcext:value-type="string">
            <text:p>MAGNETO1_BOT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1_DECR</text:p>
          </table:table-cell>
          <table:table-cell table:style-name="ce13" office:value-type="string" calcext:value-type="string">
            <text:p>MAGNETO1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1_INCR</text:p>
          </table:table-cell>
          <table:table-cell table:style-name="ce13" office:value-type="string" calcext:value-type="string">
            <text:p>MAGNETO1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1_LEFT</text:p>
          </table:table-cell>
          <table:table-cell table:style-name="ce13" office:value-type="string" calcext:value-type="string">
            <text:p>MAGNETO1_LEF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1_OFF</text:p>
          </table:table-cell>
          <table:table-cell table:style-name="ce13" office:value-type="string" calcext:value-type="string">
            <text:p>MAGNETO1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1_RIGHT</text:p>
          </table:table-cell>
          <table:table-cell table:style-name="ce13" office:value-type="string" calcext:value-type="string">
            <text:p>MAGNETO1_RIGH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1_SET</text:p>
          </table:table-cell>
          <table:table-cell table:style-name="ce13" office:value-type="string" calcext:value-type="string">
            <text:p>MAGNETO1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1_START</text:p>
          </table:table-cell>
          <table:table-cell table:style-name="ce13" office:value-type="string" calcext:value-type="string">
            <text:p>MAGNETO1_STAR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2_BOTH</text:p>
          </table:table-cell>
          <table:table-cell table:style-name="ce13" office:value-type="string" calcext:value-type="string">
            <text:p>MAGNETO2_BOT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2_DECR</text:p>
          </table:table-cell>
          <table:table-cell table:style-name="ce13" office:value-type="string" calcext:value-type="string">
            <text:p>MAGNETO2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2_INCR</text:p>
          </table:table-cell>
          <table:table-cell table:style-name="ce13" office:value-type="string" calcext:value-type="string">
            <text:p>MAGNETO2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2_LEFT</text:p>
          </table:table-cell>
          <table:table-cell table:style-name="ce13" office:value-type="string" calcext:value-type="string">
            <text:p>MAGNETO2_LEF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2_OFF</text:p>
          </table:table-cell>
          <table:table-cell table:style-name="ce13" office:value-type="string" calcext:value-type="string">
            <text:p>MAGNETO2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2_RIGHT</text:p>
          </table:table-cell>
          <table:table-cell table:style-name="ce13" office:value-type="string" calcext:value-type="string">
            <text:p>MAGNETO2_RIGH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2_SET</text:p>
          </table:table-cell>
          <table:table-cell table:style-name="ce13" office:value-type="string" calcext:value-type="string">
            <text:p>MAGNETO2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2_START</text:p>
          </table:table-cell>
          <table:table-cell table:style-name="ce13" office:value-type="string" calcext:value-type="string">
            <text:p>MAGNETO2_STAR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3_BOTH</text:p>
          </table:table-cell>
          <table:table-cell table:style-name="ce13" office:value-type="string" calcext:value-type="string">
            <text:p>MAGNETO3_BOT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3_DECR</text:p>
          </table:table-cell>
          <table:table-cell table:style-name="ce13" office:value-type="string" calcext:value-type="string">
            <text:p>MAGNETO3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3_INCR</text:p>
          </table:table-cell>
          <table:table-cell table:style-name="ce13" office:value-type="string" calcext:value-type="string">
            <text:p>MAGNETO3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3_LEFT</text:p>
          </table:table-cell>
          <table:table-cell table:style-name="ce13" office:value-type="string" calcext:value-type="string">
            <text:p>MAGNETO3_LEF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3_OFF</text:p>
          </table:table-cell>
          <table:table-cell table:style-name="ce13" office:value-type="string" calcext:value-type="string">
            <text:p>MAGNETO3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3_RIGHT</text:p>
          </table:table-cell>
          <table:table-cell table:style-name="ce13" office:value-type="string" calcext:value-type="string">
            <text:p>MAGNETO3_RIGH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3_SET</text:p>
          </table:table-cell>
          <table:table-cell table:style-name="ce13" office:value-type="string" calcext:value-type="string">
            <text:p>MAGNETO3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3_START</text:p>
          </table:table-cell>
          <table:table-cell table:style-name="ce13" office:value-type="string" calcext:value-type="string">
            <text:p>MAGNETO3_STAR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4_BOTH</text:p>
          </table:table-cell>
          <table:table-cell table:style-name="ce13" office:value-type="string" calcext:value-type="string">
            <text:p>MAGNETO4_BOT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4_DECR</text:p>
          </table:table-cell>
          <table:table-cell table:style-name="ce13" office:value-type="string" calcext:value-type="string">
            <text:p>MAGNETO4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4_INCR</text:p>
          </table:table-cell>
          <table:table-cell table:style-name="ce13" office:value-type="string" calcext:value-type="string">
            <text:p>MAGNETO4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4_LEFT</text:p>
          </table:table-cell>
          <table:table-cell table:style-name="ce13" office:value-type="string" calcext:value-type="string">
            <text:p>MAGNETO4_LEF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4_OFF</text:p>
          </table:table-cell>
          <table:table-cell table:style-name="ce13" office:value-type="string" calcext:value-type="string">
            <text:p>MAGNETO4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4_RIGHT</text:p>
          </table:table-cell>
          <table:table-cell table:style-name="ce13" office:value-type="string" calcext:value-type="string">
            <text:p>MAGNETO4_RIGH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4_SET</text:p>
          </table:table-cell>
          <table:table-cell table:style-name="ce13" office:value-type="string" calcext:value-type="string">
            <text:p>MAGNETO4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4_START</text:p>
          </table:table-cell>
          <table:table-cell table:style-name="ce13" office:value-type="string" calcext:value-type="string">
            <text:p>MAGNETO4_STAR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NUAL_FUEL_PRESSURE_PUMP</text:p>
          </table:table-cell>
          <table:table-cell table:style-name="ce13" office:value-type="string" calcext:value-type="string">
            <text:p>MANUAL_FUEL_PRESSURE_PUM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P_ZOOM_FINE_IN</text:p>
          </table:table-cell>
          <table:table-cell table:style-name="ce13" office:value-type="string" calcext:value-type="string">
            <text:p>MAP_ZOOM_FINE_I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P_ZOOM_FINE_OUT</text:p>
          </table:table-cell>
          <table:table-cell table:style-name="ce13" office:value-type="string" calcext:value-type="string">
            <text:p>MAP_ZOOM_FINE_OU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RKER_SOUND_TOGGLE</text:p>
          </table:table-cell>
          <table:table-cell table:style-name="ce13" office:value-type="string" calcext:value-type="string">
            <text:p>MARKER_SOUND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NUS</text:p>
          </table:table-cell>
          <table:table-cell table:style-name="ce13" office:value-type="string" calcext:value-type="string">
            <text:p>MINUS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NUS_SHIFT</text:p>
          </table:table-cell>
          <table:table-cell table:style-name="ce13" office:value-type="string" calcext:value-type="string">
            <text:p>MINUS_SHIF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_DECR</text:p>
          </table:table-cell>
          <table:table-cell table:style-name="ce13" office:value-type="string" calcext:value-type="string">
            <text:p>MIXTURE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_DECR_SMALL</text:p>
          </table:table-cell>
          <table:table-cell table:style-name="ce13" office:value-type="string" calcext:value-type="string">
            <text:p>MIXTURE_DE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_INCR</text:p>
          </table:table-cell>
          <table:table-cell table:style-name="ce13" office:value-type="string" calcext:value-type="string">
            <text:p>MIXTURE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_INCR_SMALL</text:p>
          </table:table-cell>
          <table:table-cell table:style-name="ce13" office:value-type="string" calcext:value-type="string">
            <text:p>MIXTURE_IN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_LEAN</text:p>
          </table:table-cell>
          <table:table-cell table:style-name="ce13" office:value-type="string" calcext:value-type="string">
            <text:p>MIXTURE_LEA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_RICH</text:p>
          </table:table-cell>
          <table:table-cell table:style-name="ce13" office:value-type="string" calcext:value-type="string">
            <text:p>MIXTURE_RIC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_SET</text:p>
          </table:table-cell>
          <table:table-cell table:style-name="ce13" office:value-type="string" calcext:value-type="string">
            <text:p>MIXTURE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_SET_BEST</text:p>
          </table:table-cell>
          <table:table-cell table:style-name="ce13" office:value-type="string" calcext:value-type="string">
            <text:p>MIXTURE_SET_BES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1_DECR</text:p>
          </table:table-cell>
          <table:table-cell table:style-name="ce13" office:value-type="string" calcext:value-type="string">
            <text:p>MIXTURE1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1_DECR_SMALL</text:p>
          </table:table-cell>
          <table:table-cell table:style-name="ce13" office:value-type="string" calcext:value-type="string">
            <text:p>MIXTURE1_DE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1_INCR</text:p>
          </table:table-cell>
          <table:table-cell table:style-name="ce13" office:value-type="string" calcext:value-type="string">
            <text:p>MIXTURE1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1_INCR_SMALL</text:p>
          </table:table-cell>
          <table:table-cell table:style-name="ce13" office:value-type="string" calcext:value-type="string">
            <text:p>MIXTURE1_IN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1_LEAN</text:p>
          </table:table-cell>
          <table:table-cell table:style-name="ce13" office:value-type="string" calcext:value-type="string">
            <text:p>MIXTURE1_LEA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1_RICH</text:p>
          </table:table-cell>
          <table:table-cell table:style-name="ce13" office:value-type="string" calcext:value-type="string">
            <text:p>MIXTURE1_RIC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1_SET</text:p>
          </table:table-cell>
          <table:table-cell table:style-name="ce13" office:value-type="string" calcext:value-type="string">
            <text:p>MIXTURE1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2_DECR</text:p>
          </table:table-cell>
          <table:table-cell table:style-name="ce13" office:value-type="string" calcext:value-type="string">
            <text:p>MIXTURE2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2_DECR_SMALL</text:p>
          </table:table-cell>
          <table:table-cell table:style-name="ce13" office:value-type="string" calcext:value-type="string">
            <text:p>MIXTURE2_DE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2_INCR</text:p>
          </table:table-cell>
          <table:table-cell table:style-name="ce13" office:value-type="string" calcext:value-type="string">
            <text:p>MIXTURE2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2_INCR_SMALL</text:p>
          </table:table-cell>
          <table:table-cell table:style-name="ce13" office:value-type="string" calcext:value-type="string">
            <text:p>MIXTURE2_IN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2_LEAN</text:p>
          </table:table-cell>
          <table:table-cell table:style-name="ce13" office:value-type="string" calcext:value-type="string">
            <text:p>MIXTURE2_LEA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2_RICH</text:p>
          </table:table-cell>
          <table:table-cell table:style-name="ce13" office:value-type="string" calcext:value-type="string">
            <text:p>MIXTURE2_RIC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2_SET</text:p>
          </table:table-cell>
          <table:table-cell table:style-name="ce13" office:value-type="string" calcext:value-type="string">
            <text:p>MIXTURE2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3_DECR</text:p>
          </table:table-cell>
          <table:table-cell table:style-name="ce13" office:value-type="string" calcext:value-type="string">
            <text:p>MIXTURE3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3_DECR_SMALL</text:p>
          </table:table-cell>
          <table:table-cell table:style-name="ce13" office:value-type="string" calcext:value-type="string">
            <text:p>MIXTURE3_DE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3_INCR</text:p>
          </table:table-cell>
          <table:table-cell table:style-name="ce13" office:value-type="string" calcext:value-type="string">
            <text:p>MIXTURE3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3_INCR_SMALL</text:p>
          </table:table-cell>
          <table:table-cell table:style-name="ce13" office:value-type="string" calcext:value-type="string">
            <text:p>MIXTURE3_IN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3_LEAN</text:p>
          </table:table-cell>
          <table:table-cell table:style-name="ce13" office:value-type="string" calcext:value-type="string">
            <text:p>MIXTURE3_LEA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3_RICH</text:p>
          </table:table-cell>
          <table:table-cell table:style-name="ce13" office:value-type="string" calcext:value-type="string">
            <text:p>MIXTURE3_RIC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3_SET</text:p>
          </table:table-cell>
          <table:table-cell table:style-name="ce13" office:value-type="string" calcext:value-type="string">
            <text:p>MIXTURE3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4_DECR</text:p>
          </table:table-cell>
          <table:table-cell table:style-name="ce13" office:value-type="string" calcext:value-type="string">
            <text:p>MIXTURE4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4_DECR_SMALL</text:p>
          </table:table-cell>
          <table:table-cell table:style-name="ce13" office:value-type="string" calcext:value-type="string">
            <text:p>MIXTURE4_DE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4_INCR</text:p>
          </table:table-cell>
          <table:table-cell table:style-name="ce13" office:value-type="string" calcext:value-type="string">
            <text:p>MIXTURE4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4_INCR_SMALL</text:p>
          </table:table-cell>
          <table:table-cell table:style-name="ce13" office:value-type="string" calcext:value-type="string">
            <text:p>MIXTURE4_IN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4_LEAN</text:p>
          </table:table-cell>
          <table:table-cell table:style-name="ce13" office:value-type="string" calcext:value-type="string">
            <text:p>MIXTURE4_LEA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4_RICH</text:p>
          </table:table-cell>
          <table:table-cell table:style-name="ce13" office:value-type="string" calcext:value-type="string">
            <text:p>MIXTURE4_RIC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IXTURE4_SET</text:p>
          </table:table-cell>
          <table:table-cell table:style-name="ce13" office:value-type="string" calcext:value-type="string">
            <text:p>MIXTURE4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OUSE_LOOK_TOGGLE</text:p>
          </table:table-cell>
          <table:table-cell table:style-name="ce13" office:value-type="string" calcext:value-type="string">
            <text:p>MOUSE_LOOK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ULTIPLAYER_ACTIVATE_CHAT</text:p>
          </table:table-cell>
          <table:table-cell table:style-name="ce13" office:value-type="string" calcext:value-type="string">
            <text:p>MP_ACTIVATE_CHA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ULTIPLAYER_BROADCAST_VOICE_CAPTURE_START</text:p>
          </table:table-cell>
          <table:table-cell table:style-name="ce13" office:value-type="string" calcext:value-type="string">
            <text:p>MP_BROADCAST_VOICE_CAPTURE_STAR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ULTIPLAYER_BROADCAST_VOICE_CAPTURE_STOP</text:p>
          </table:table-cell>
          <table:table-cell table:style-name="ce13" office:value-type="string" calcext:value-type="string">
            <text:p>MP_BROADCAST_VOICE_CAPTURE_STO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ULTIPLAYER_CHAT</text:p>
          </table:table-cell>
          <table:table-cell table:style-name="ce13" office:value-type="string" calcext:value-type="string">
            <text:p>MP_CHA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ULTIPLAYER_PLAYER_CYCLE</text:p>
          </table:table-cell>
          <table:table-cell table:style-name="ce13" office:value-type="string" calcext:value-type="string">
            <text:p>MP_PLAYER_CYC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ULTIPLAYER_PLAYER_FOLLOW</text:p>
          </table:table-cell>
          <table:table-cell table:style-name="ce13" office:value-type="string" calcext:value-type="string">
            <text:p>MP_PLAYER_FOLLOW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ULTIPLAYER_TRANSFER_CONTROL</text:p>
          </table:table-cell>
          <table:table-cell table:style-name="ce13" office:value-type="string" calcext:value-type="string">
            <text:p>MP_TRANSFER_CONTROL</text:p>
          </table:table-cell>
          <table:table-cell table:style-name="ce13" office:value-type="string" calcext:value-type="string">
            <text:p>-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ULTIPLAYER_VOICE_CAPTURE_START</text:p>
          </table:table-cell>
          <table:table-cell table:style-name="ce13" office:value-type="string" calcext:value-type="string">
            <text:p>MP_VOICE_CAPTURE_STAR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ULTIPLAYER_VOICE_CAPTURE_STOP</text:p>
          </table:table-cell>
          <table:table-cell table:style-name="ce13" office:value-type="string" calcext:value-type="string">
            <text:p>MP_VOICE_CAPTURE_STO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AV_RADIO</text:p>
          </table:table-cell>
          <table:table-cell table:style-name="ce13" office:value-type="string" calcext:value-type="string">
            <text:p>NAV_RADIO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AV1_RADIO_FRACT_DEC</text:p>
          </table:table-cell>
          <table:table-cell table:style-name="ce13" office:value-type="string" calcext:value-type="string">
            <text:p>NAV1_RADIO_FRACT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AV1_RADIO_FRACT_DEC_CARRY</text:p>
          </table:table-cell>
          <table:table-cell table:style-name="ce13" office:value-type="string" calcext:value-type="string">
            <text:p>NAV1_RADIO_FRACT_DEC_CARRY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AV1_RADIO_FRACT_INC</text:p>
          </table:table-cell>
          <table:table-cell table:style-name="ce13" office:value-type="string" calcext:value-type="string">
            <text:p>NAV1_RADIO_FRACT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AV1_RADIO_FRACT_INC_CARRY</text:p>
          </table:table-cell>
          <table:table-cell table:style-name="ce13" office:value-type="string" calcext:value-type="string">
            <text:p>NAV1_RADIO_FRACT_INC_CARRY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AV1_RADIO_SET</text:p>
          </table:table-cell>
          <table:table-cell table:style-name="ce13" office:value-type="string" calcext:value-type="string">
            <text:p>NAV1_RADIO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AV1_RADIO_SWAP</text:p>
          </table:table-cell>
          <table:table-cell table:style-name="ce13" office:value-type="string" calcext:value-type="string">
            <text:p>NAV1_RADIO_SWA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AV1_RADIO_WHOLE_DEC</text:p>
          </table:table-cell>
          <table:table-cell table:style-name="ce13" office:value-type="string" calcext:value-type="string">
            <text:p>NAV1_RADIO_WHOLE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AV1_RADIO_WHOLE_INC</text:p>
          </table:table-cell>
          <table:table-cell table:style-name="ce13" office:value-type="string" calcext:value-type="string">
            <text:p>NAV1_RADIO_WHOLE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AV1_STBY_SET</text:p>
          </table:table-cell>
          <table:table-cell table:style-name="ce13" office:value-type="string" calcext:value-type="string">
            <text:p>NAV1_STBY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AV2_RADIO_FRACT_DEC</text:p>
          </table:table-cell>
          <table:table-cell table:style-name="ce13" office:value-type="string" calcext:value-type="string">
            <text:p>NAV2_RADIO_FRACT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AV2_RADIO_FRACT_DEC_CARRY</text:p>
          </table:table-cell>
          <table:table-cell table:style-name="ce13" office:value-type="string" calcext:value-type="string">
            <text:p>NAV2_RADIO_FRACT_DEC_CARRY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AV2_RADIO_FRACT_INC</text:p>
          </table:table-cell>
          <table:table-cell table:style-name="ce13" office:value-type="string" calcext:value-type="string">
            <text:p>NAV2_RADIO_FRACT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AV2_RADIO_FRACT_INC_CARRY</text:p>
          </table:table-cell>
          <table:table-cell table:style-name="ce13" office:value-type="string" calcext:value-type="string">
            <text:p>NAV2_RADIO_FRACT_INC_CARRY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AV2_RADIO_SET</text:p>
          </table:table-cell>
          <table:table-cell table:style-name="ce13" office:value-type="string" calcext:value-type="string">
            <text:p>NAV2_RADIO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AV2_RADIO_SWAP</text:p>
          </table:table-cell>
          <table:table-cell table:style-name="ce13" office:value-type="string" calcext:value-type="string">
            <text:p>NAV2_RADIO_SWA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AV2_RADIO_WHOLE_DEC</text:p>
          </table:table-cell>
          <table:table-cell table:style-name="ce13" office:value-type="string" calcext:value-type="string">
            <text:p>NAV2_RADIO_WHOLE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AV2_RADIO_WHOLE_INC</text:p>
          </table:table-cell>
          <table:table-cell table:style-name="ce13" office:value-type="string" calcext:value-type="string">
            <text:p>NAV2_RADIO_WHOLE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AV2_STBY_SET</text:p>
          </table:table-cell>
          <table:table-cell table:style-name="ce13" office:value-type="string" calcext:value-type="string">
            <text:p>NAV2_STBY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EW_MAP</text:p>
          </table:table-cell>
          <table:table-cell table:style-name="ce13" office:value-type="string" calcext:value-type="string">
            <text:p>NEW_MA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EW_VIEW</text:p>
          </table:table-cell>
          <table:table-cell table:style-name="ce13" office:value-type="string" calcext:value-type="string">
            <text:p>NEW_VIEW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EXT_SUB_VIEW</text:p>
          </table:table-cell>
          <table:table-cell table:style-name="ce13" office:value-type="string" calcext:value-type="string">
            <text:p>NEXT_SUB_VIEW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NEXT_VIEW</text:p>
          </table:table-cell>
          <table:table-cell table:style-name="ce13" office:value-type="string" calcext:value-type="string">
            <text:p>NEXT_VIEW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NITROUS_TANK_VALVE</text:p>
          </table:table-cell>
          <table:table-cell table:style-name="ce13" office:value-type="string" calcext:value-type="string">
            <text:p>NITROUS_TANK_VALVE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_DOWN</text:p>
          </table:table-cell>
          <table:table-cell table:style-name="ce13" office:value-type="string" calcext:value-type="string">
            <text:p>PAN_DOW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_LEFT</text:p>
          </table:table-cell>
          <table:table-cell table:style-name="ce13" office:value-type="string" calcext:value-type="string">
            <text:p>PAN_LEF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_LEFT_DOWN</text:p>
          </table:table-cell>
          <table:table-cell table:style-name="ce13" office:value-type="string" calcext:value-type="string">
            <text:p>PAN_LEFT_DOW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_LEFT_UP</text:p>
          </table:table-cell>
          <table:table-cell table:style-name="ce13" office:value-type="string" calcext:value-type="string">
            <text:p>PAN_LEFT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_RESET</text:p>
          </table:table-cell>
          <table:table-cell table:style-name="ce13" office:value-type="string" calcext:value-type="string">
            <text:p>PAN_RE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_RESET_COCKPIT</text:p>
          </table:table-cell>
          <table:table-cell table:style-name="ce13" office:value-type="string" calcext:value-type="string">
            <text:p>PAN_RESET_COCKPI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_RIGHT</text:p>
          </table:table-cell>
          <table:table-cell table:style-name="ce13" office:value-type="string" calcext:value-type="string">
            <text:p>PAN_RIGH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_RIGHT_DOWN</text:p>
          </table:table-cell>
          <table:table-cell table:style-name="ce13" office:value-type="string" calcext:value-type="string">
            <text:p>PAN_RIGHT_DOW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_RIGHT_UP</text:p>
          </table:table-cell>
          <table:table-cell table:style-name="ce13" office:value-type="string" calcext:value-type="string">
            <text:p>PAN_RIGHT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_TILT_LEFT</text:p>
          </table:table-cell>
          <table:table-cell table:style-name="ce13" office:value-type="string" calcext:value-type="string">
            <text:p>PAN_TILT_LEF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_TILT_RIGHT</text:p>
          </table:table-cell>
          <table:table-cell table:style-name="ce13" office:value-type="string" calcext:value-type="string">
            <text:p>PAN_TILT_RIGH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_UP</text:p>
          </table:table-cell>
          <table:table-cell table:style-name="ce13" office:value-type="string" calcext:value-type="string">
            <text:p>PAN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EL_1</text:p>
          </table:table-cell>
          <table:table-cell table:style-name="ce13" office:value-type="string" calcext:value-type="string">
            <text:p>PANEL_1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EL_2</text:p>
          </table:table-cell>
          <table:table-cell table:style-name="ce13" office:value-type="string" calcext:value-type="string">
            <text:p>PANEL_2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EL_3</text:p>
          </table:table-cell>
          <table:table-cell table:style-name="ce13" office:value-type="string" calcext:value-type="string">
            <text:p>PANEL_3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EL_4</text:p>
          </table:table-cell>
          <table:table-cell table:style-name="ce13" office:value-type="string" calcext:value-type="string">
            <text:p>PANEL_4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EL_5</text:p>
          </table:table-cell>
          <table:table-cell table:style-name="ce13" office:value-type="string" calcext:value-type="string">
            <text:p>PANEL_5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EL_6</text:p>
          </table:table-cell>
          <table:table-cell table:style-name="ce13" office:value-type="string" calcext:value-type="string">
            <text:p>PANEL_6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EL_7</text:p>
          </table:table-cell>
          <table:table-cell table:style-name="ce13" office:value-type="string" calcext:value-type="string">
            <text:p>PANEL_7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EL_8</text:p>
          </table:table-cell>
          <table:table-cell table:style-name="ce13" office:value-type="string" calcext:value-type="string">
            <text:p>PANEL_8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EL_9</text:p>
          </table:table-cell>
          <table:table-cell table:style-name="ce13" office:value-type="string" calcext:value-type="string">
            <text:p>PANEL_9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EL_HUD_NEXT</text:p>
          </table:table-cell>
          <table:table-cell table:style-name="ce13" office:value-type="string" calcext:value-type="string">
            <text:p>PANEL_HUD_NEX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EL_HUD_PREVIOUS</text:p>
          </table:table-cell>
          <table:table-cell table:style-name="ce13" office:value-type="string" calcext:value-type="string">
            <text:p>PANEL_HUD_PREVIOUS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EL_ID_CLOSE</text:p>
          </table:table-cell>
          <table:table-cell table:style-name="ce13" office:value-type="string" calcext:value-type="string">
            <text:p>PANEL_ID_CLOS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EL_ID_OPEN</text:p>
          </table:table-cell>
          <table:table-cell table:style-name="ce13" office:value-type="string" calcext:value-type="string">
            <text:p>PANEL_ID_OPE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EL_ID_TOGGLE</text:p>
          </table:table-cell>
          <table:table-cell table:style-name="ce13" office:value-type="string" calcext:value-type="string">
            <text:p>PANEL_ID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EL_LIGHTS_OFF</text:p>
          </table:table-cell>
          <table:table-cell table:style-name="ce13" office:value-type="string" calcext:value-type="string">
            <text:p>PANEL_LIGHTS_OFF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EL_LIGHTS_ON</text:p>
          </table:table-cell>
          <table:table-cell table:style-name="ce13" office:value-type="string" calcext:value-type="string">
            <text:p>PANEL_LIGHTS_ON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EL_LIGHTS_SET</text:p>
          </table:table-cell>
          <table:table-cell table:style-name="ce13" office:value-type="string" calcext:value-type="string">
            <text:p>PANEL_LIGHTS_SE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NEL_LIGHTS_TOGGLE</text:p>
          </table:table-cell>
          <table:table-cell table:style-name="ce13" office:value-type="string" calcext:value-type="string">
            <text:p>PANEL_LIGHTS_TOGGLE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RKING_BRAKES</text:p>
          </table:table-cell>
          <table:table-cell table:style-name="ce13" office:value-type="string" calcext:value-type="string">
            <text:p>PARKING_BRAKES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USE_OFF</text:p>
          </table:table-cell>
          <table:table-cell table:style-name="ce13" office:value-type="string" calcext:value-type="string">
            <text:p>PAUSE_OFF</text:p>
          </table:table-cell>
          <table:table-cell table:style-name="ce13" office:value-type="string" calcext:value-type="string">
            <text:p>Disabled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USE_ON</text:p>
          </table:table-cell>
          <table:table-cell table:style-name="ce13" office:value-type="string" calcext:value-type="string">
            <text:p>PAUSE_ON</text:p>
          </table:table-cell>
          <table:table-cell table:style-name="ce13" office:value-type="string" calcext:value-type="string">
            <text:p>Disabled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USE_SET</text:p>
          </table:table-cell>
          <table:table-cell table:style-name="ce13" office:value-type="string" calcext:value-type="string">
            <text:p>PAUSE_SET</text:p>
          </table:table-cell>
          <table:table-cell table:style-name="ce13" office:value-type="string" calcext:value-type="string">
            <text:p>Disabled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AUSE_TOGGLE</text:p>
          </table:table-cell>
          <table:table-cell table:style-name="ce13" office:value-type="string" calcext:value-type="string">
            <text:p>PAUSE_TOGGLE</text:p>
          </table:table-cell>
          <table:table-cell table:style-name="ce13" office:value-type="string" calcext:value-type="string">
            <text:p>Disabled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ITOT_HEAT_OFF</text:p>
          </table:table-cell>
          <table:table-cell table:style-name="ce13" office:value-type="string" calcext:value-type="string">
            <text:p>PITOT_HEAT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ITOT_HEAT_ON</text:p>
          </table:table-cell>
          <table:table-cell table:style-name="ce13" office:value-type="string" calcext:value-type="string">
            <text:p>PITOT_HEAT_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ITOT_HEAT_SET</text:p>
          </table:table-cell>
          <table:table-cell table:style-name="ce13" office:value-type="string" calcext:value-type="string">
            <text:p>PITOT_HEAT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ITOT_HEAT_TOGGLE</text:p>
          </table:table-cell>
          <table:table-cell table:style-name="ce13" office:value-type="string" calcext:value-type="string">
            <text:p>PITOT_HEAT_TOGGLE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LUS</text:p>
          </table:table-cell>
          <table:table-cell table:style-name="ce13" office:value-type="string" calcext:value-type="string">
            <text:p>PLUS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LUS_SHIFT</text:p>
          </table:table-cell>
          <table:table-cell table:style-name="ce13" office:value-type="string" calcext:value-type="string">
            <text:p>PLUS_SHIF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OINT_OF_INTEREST_CYCLE_NEXT</text:p>
          </table:table-cell>
          <table:table-cell table:style-name="ce13" office:value-type="string" calcext:value-type="string">
            <text:p>POINT_OF_INTEREST_CYCLE_NEX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OINT_OF_INTEREST_CYCLE_PREVIOUS</text:p>
          </table:table-cell>
          <table:table-cell table:style-name="ce13" office:value-type="string" calcext:value-type="string">
            <text:p>POINT_OF_INTEREST_CYCLE_PREVIOUS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OINT_OF_INTEREST_TOGGLE_POINTER</text:p>
          </table:table-cell>
          <table:table-cell table:style-name="ce13" office:value-type="string" calcext:value-type="string">
            <text:p>POINT_OF_INTEREST_TOGGLE_POINTE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ESSURIZATION_CLIMB_RATE_DEC</text:p>
          </table:table-cell>
          <table:table-cell table:style-name="ce13" office:value-type="string" calcext:value-type="string">
            <text:p>PRESSURIZATION_CLIMB_RATE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ESSURIZATION_CLIMB_RATE_INC</text:p>
          </table:table-cell>
          <table:table-cell table:style-name="ce13" office:value-type="string" calcext:value-type="string">
            <text:p>PRESSURIZATION_CLIMB_RATE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ESSURIZATION_PRESSURE_ALT_DEC</text:p>
          </table:table-cell>
          <table:table-cell table:style-name="ce13" office:value-type="string" calcext:value-type="string">
            <text:p>PRESSURIZATION_PRESSURE_ALT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3" office:value-type="string" calcext:value-type="string">
            <text:p>was defined as KEY_* in the documentation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ESSURIZATION_PRESSURE_ALT_INC</text:p>
          </table:table-cell>
          <table:table-cell table:style-name="ce13" office:value-type="string" calcext:value-type="string">
            <text:p>PRESSURIZATION_PRESSURE_ALT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3" office:value-type="string" calcext:value-type="string">
            <text:p>was defined as KEY_* in the documentation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ESSURIZATION_PRESSURE_DUMP_SWTICH</text:p>
          </table:table-cell>
          <table:table-cell table:style-name="ce13" office:value-type="string" calcext:value-type="string">
            <text:p>PRESSURIZATION_PRESSURE_DUMP_SWTIC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fail</text:p>
          </table:table-cell>
          <table:table-cell table:style-name="ce13" office:value-type="string" calcext:value-type="string">
            <text:p>typo in documentation (swTich)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EV_SUB_VIEW</text:p>
          </table:table-cell>
          <table:table-cell table:style-name="ce13" office:value-type="string" calcext:value-type="string">
            <text:p>PREV_SUB_VIEW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EV_VIEW</text:p>
          </table:table-cell>
          <table:table-cell table:style-name="ce13" office:value-type="string" calcext:value-type="string">
            <text:p>PREV_VIEW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_DECR</text:p>
          </table:table-cell>
          <table:table-cell table:style-name="ce13" office:value-type="string" calcext:value-type="string">
            <text:p>PROP_PITCH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_DECR_SMALL</text:p>
          </table:table-cell>
          <table:table-cell table:style-name="ce13" office:value-type="string" calcext:value-type="string">
            <text:p>PROP_PITCH_DE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_HI</text:p>
          </table:table-cell>
          <table:table-cell table:style-name="ce13" office:value-type="string" calcext:value-type="string">
            <text:p>PROP_PITCH_HI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_INCR</text:p>
          </table:table-cell>
          <table:table-cell table:style-name="ce13" office:value-type="string" calcext:value-type="string">
            <text:p>PROP_PITCH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_INCR_SMALL</text:p>
          </table:table-cell>
          <table:table-cell table:style-name="ce13" office:value-type="string" calcext:value-type="string">
            <text:p>PROP_PITCH_IN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_LO</text:p>
          </table:table-cell>
          <table:table-cell table:style-name="ce13" office:value-type="string" calcext:value-type="string">
            <text:p>PROP_PITCH_LO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_SET</text:p>
          </table:table-cell>
          <table:table-cell table:style-name="ce13" office:value-type="string" calcext:value-type="string">
            <text:p>PROP_PITCH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1_DECR</text:p>
          </table:table-cell>
          <table:table-cell table:style-name="ce13" office:value-type="string" calcext:value-type="string">
            <text:p>PROP_PITCH1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1_DECR_SMALL</text:p>
          </table:table-cell>
          <table:table-cell table:style-name="ce13" office:value-type="string" calcext:value-type="string">
            <text:p>PROP_PITCH1_DE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1_HI</text:p>
          </table:table-cell>
          <table:table-cell table:style-name="ce13" office:value-type="string" calcext:value-type="string">
            <text:p>PROP_PITCH1_HI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1_INCR</text:p>
          </table:table-cell>
          <table:table-cell table:style-name="ce13" office:value-type="string" calcext:value-type="string">
            <text:p>PROP_PITCH1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1_INCR_SMALL</text:p>
          </table:table-cell>
          <table:table-cell table:style-name="ce13" office:value-type="string" calcext:value-type="string">
            <text:p>PROP_PITCH1_IN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1_LO</text:p>
          </table:table-cell>
          <table:table-cell table:style-name="ce13" office:value-type="string" calcext:value-type="string">
            <text:p>PROP_PITCH1_LO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1_SET</text:p>
          </table:table-cell>
          <table:table-cell table:style-name="ce13" office:value-type="string" calcext:value-type="string">
            <text:p>PROP_PITCH1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2_DECR</text:p>
          </table:table-cell>
          <table:table-cell table:style-name="ce13" office:value-type="string" calcext:value-type="string">
            <text:p>PROP_PITCH2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2_DECR_SMALL</text:p>
          </table:table-cell>
          <table:table-cell table:style-name="ce13" office:value-type="string" calcext:value-type="string">
            <text:p>PROP_PITCH2_DE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2_HI</text:p>
          </table:table-cell>
          <table:table-cell table:style-name="ce13" office:value-type="string" calcext:value-type="string">
            <text:p>PROP_PITCH2_HI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2_INCR</text:p>
          </table:table-cell>
          <table:table-cell table:style-name="ce13" office:value-type="string" calcext:value-type="string">
            <text:p>PROP_PITCH2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2_INCR_SMALL</text:p>
          </table:table-cell>
          <table:table-cell table:style-name="ce13" office:value-type="string" calcext:value-type="string">
            <text:p>PROP_PITCH2_IN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2_LO</text:p>
          </table:table-cell>
          <table:table-cell table:style-name="ce13" office:value-type="string" calcext:value-type="string">
            <text:p>PROP_PITCH2_LO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2_SET</text:p>
          </table:table-cell>
          <table:table-cell table:style-name="ce13" office:value-type="string" calcext:value-type="string">
            <text:p>PROP_PITCH2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3_DECR</text:p>
          </table:table-cell>
          <table:table-cell table:style-name="ce13" office:value-type="string" calcext:value-type="string">
            <text:p>PROP_PITCH3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3_DECR_SMALL</text:p>
          </table:table-cell>
          <table:table-cell table:style-name="ce13" office:value-type="string" calcext:value-type="string">
            <text:p>PROP_PITCH3_DE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3_HI</text:p>
          </table:table-cell>
          <table:table-cell table:style-name="ce13" office:value-type="string" calcext:value-type="string">
            <text:p>PROP_PITCH3_HI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3_INCR</text:p>
          </table:table-cell>
          <table:table-cell table:style-name="ce13" office:value-type="string" calcext:value-type="string">
            <text:p>PROP_PITCH3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3_INCR_SMALL</text:p>
          </table:table-cell>
          <table:table-cell table:style-name="ce13" office:value-type="string" calcext:value-type="string">
            <text:p>PROP_PITCH3_IN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3_LO</text:p>
          </table:table-cell>
          <table:table-cell table:style-name="ce13" office:value-type="string" calcext:value-type="string">
            <text:p>PROP_PITCH3_LO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3_SET</text:p>
          </table:table-cell>
          <table:table-cell table:style-name="ce13" office:value-type="string" calcext:value-type="string">
            <text:p>PROP_PITCH3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4_DECR</text:p>
          </table:table-cell>
          <table:table-cell table:style-name="ce13" office:value-type="string" calcext:value-type="string">
            <text:p>PROP_PITCH4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4_DECR_SMALL</text:p>
          </table:table-cell>
          <table:table-cell table:style-name="ce13" office:value-type="string" calcext:value-type="string">
            <text:p>PROP_PITCH4_DE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4_HI</text:p>
          </table:table-cell>
          <table:table-cell table:style-name="ce13" office:value-type="string" calcext:value-type="string">
            <text:p>PROP_PITCH4_HI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4_INCR</text:p>
          </table:table-cell>
          <table:table-cell table:style-name="ce13" office:value-type="string" calcext:value-type="string">
            <text:p>PROP_PITCH4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4_INCR_SMALL</text:p>
          </table:table-cell>
          <table:table-cell table:style-name="ce13" office:value-type="string" calcext:value-type="string">
            <text:p>PROP_PITCH4_IN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4_LO</text:p>
          </table:table-cell>
          <table:table-cell table:style-name="ce13" office:value-type="string" calcext:value-type="string">
            <text:p>PROP_PITCH4_LO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ROP_PITCH4_SET</text:p>
          </table:table-cell>
          <table:table-cell table:style-name="ce13" office:value-type="string" calcext:value-type="string">
            <text:p>PROP_PITCH4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ADF_IDENT_DISABLE</text:p>
          </table:table-cell>
          <table:table-cell table:style-name="ce13" office:value-type="string" calcext:value-type="string">
            <text:p>RADIO_ADF_IDENT_DISAB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ADF_IDENT_ENABLE</text:p>
          </table:table-cell>
          <table:table-cell table:style-name="ce13" office:value-type="string" calcext:value-type="string">
            <text:p>RADIO_ADF_IDENT_ENAB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ADF_IDENT_SET</text:p>
          </table:table-cell>
          <table:table-cell table:style-name="ce13" office:value-type="string" calcext:value-type="string">
            <text:p>RADIO_ADF_IDENT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ADF_IDENT_TOGGLE</text:p>
          </table:table-cell>
          <table:table-cell table:style-name="ce13" office:value-type="string" calcext:value-type="string">
            <text:p>RADIO_ADF_IDENT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ADF2_IDENT_DISABLE</text:p>
          </table:table-cell>
          <table:table-cell table:style-name="ce13" office:value-type="string" calcext:value-type="string">
            <text:p>RADIO_ADF2_IDENT_DISAB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ADF2_IDENT_ENABLE</text:p>
          </table:table-cell>
          <table:table-cell table:style-name="ce13" office:value-type="string" calcext:value-type="string">
            <text:p>RADIO_ADF2_IDENT_ENAB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ADF2_IDENT_SET</text:p>
          </table:table-cell>
          <table:table-cell table:style-name="ce13" office:value-type="string" calcext:value-type="string">
            <text:p>RADIO_ADF2_IDENT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ADF2_IDENT_TOGGLE</text:p>
          </table:table-cell>
          <table:table-cell table:style-name="ce13" office:value-type="string" calcext:value-type="string">
            <text:p>RADIO_ADF2_IDENT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DME1_IDENT_DISABLE</text:p>
          </table:table-cell>
          <table:table-cell table:style-name="ce13" office:value-type="string" calcext:value-type="string">
            <text:p>RADIO_DME1_IDENT_DISAB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DME1_IDENT_ENABLE</text:p>
          </table:table-cell>
          <table:table-cell table:style-name="ce13" office:value-type="string" calcext:value-type="string">
            <text:p>RADIO_DME1_IDENT_ENAB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DME1_IDENT_SET</text:p>
          </table:table-cell>
          <table:table-cell table:style-name="ce13" office:value-type="string" calcext:value-type="string">
            <text:p>RADIO_DME1_IDENT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DME1_IDENT_TOGGLE</text:p>
          </table:table-cell>
          <table:table-cell table:style-name="ce13" office:value-type="string" calcext:value-type="string">
            <text:p>RADIO_DME1_IDENT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DME2_IDENT_DISABLE</text:p>
          </table:table-cell>
          <table:table-cell table:style-name="ce13" office:value-type="string" calcext:value-type="string">
            <text:p>RADIO_DME2_IDENT_DISAB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DME2_IDENT_ENABLE</text:p>
          </table:table-cell>
          <table:table-cell table:style-name="ce13" office:value-type="string" calcext:value-type="string">
            <text:p>RADIO_DME2_IDENT_ENAB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DME2_IDENT_SET</text:p>
          </table:table-cell>
          <table:table-cell table:style-name="ce13" office:value-type="string" calcext:value-type="string">
            <text:p>RADIO_DME2_IDENT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DME2_IDENT_TOGGLE</text:p>
          </table:table-cell>
          <table:table-cell table:style-name="ce13" office:value-type="string" calcext:value-type="string">
            <text:p>RADIO_DME2_IDENT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SELECTED_DME_IDENT_DISABLE</text:p>
          </table:table-cell>
          <table:table-cell table:style-name="ce13" office:value-type="string" calcext:value-type="string">
            <text:p>RADIO_SELECTED_DME_IDENT_DISAB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SELECTED_DME_IDENT_ENABLE</text:p>
          </table:table-cell>
          <table:table-cell table:style-name="ce13" office:value-type="string" calcext:value-type="string">
            <text:p>RADIO_SELECTED_DME_IDENT_ENAB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SELECTED_DME_IDENT_SET</text:p>
          </table:table-cell>
          <table:table-cell table:style-name="ce13" office:value-type="string" calcext:value-type="string">
            <text:p>RADIO_SELECTED_DME_IDENT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SELECTED_DME_IDENT_TOGGLE</text:p>
          </table:table-cell>
          <table:table-cell table:style-name="ce13" office:value-type="string" calcext:value-type="string">
            <text:p>RADIO_SELECTED_DME_IDENT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VOR1_IDENT_DISABLE</text:p>
          </table:table-cell>
          <table:table-cell table:style-name="ce13" office:value-type="string" calcext:value-type="string">
            <text:p>RADIO_VOR1_IDENT_DISAB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VOR1_IDENT_ENABLE</text:p>
          </table:table-cell>
          <table:table-cell table:style-name="ce13" office:value-type="string" calcext:value-type="string">
            <text:p>RADIO_VOR1_IDENT_ENAB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VOR1_IDENT_SET</text:p>
          </table:table-cell>
          <table:table-cell table:style-name="ce13" office:value-type="string" calcext:value-type="string">
            <text:p>RADIO_VOR1_IDENT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VOR1_IDENT_TOGGLE</text:p>
          </table:table-cell>
          <table:table-cell table:style-name="ce13" office:value-type="string" calcext:value-type="string">
            <text:p>RADIO_VOR1_IDENT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VOR2_IDENT_DISABLE</text:p>
          </table:table-cell>
          <table:table-cell table:style-name="ce13" office:value-type="string" calcext:value-type="string">
            <text:p>RADIO_VOR2_IDENT_DISAB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VOR2_IDENT_ENABLE</text:p>
          </table:table-cell>
          <table:table-cell table:style-name="ce13" office:value-type="string" calcext:value-type="string">
            <text:p>RADIO_VOR2_IDENT_ENAB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VOR2_IDENT_SET</text:p>
          </table:table-cell>
          <table:table-cell table:style-name="ce13" office:value-type="string" calcext:value-type="string">
            <text:p>RADIO_VOR2_IDENT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ADIO_VOR2_IDENT_TOGGLE</text:p>
          </table:table-cell>
          <table:table-cell table:style-name="ce13" office:value-type="string" calcext:value-type="string">
            <text:p>RADIO_VOR2_IDENT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EADOUTS_FLIGHT</text:p>
          </table:table-cell>
          <table:table-cell table:style-name="ce13" office:value-type="string" calcext:value-type="string">
            <text:p>READOUTS_FLIGH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EADOUTS_SLEW</text:p>
          </table:table-cell>
          <table:table-cell table:style-name="ce13" office:value-type="string" calcext:value-type="string">
            <text:p>READOUTS_SLEW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EFRESH_SCENERY</text:p>
          </table:table-cell>
          <table:table-cell table:style-name="ce13" office:value-type="string" calcext:value-type="string">
            <text:p>REFRESH_SCENERY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ELEASE_DROPPABLE_OBJECTS</text:p>
          </table:table-cell>
          <table:table-cell table:style-name="ce13" office:value-type="string" calcext:value-type="string">
            <text:p>RELEASE_DROPPABLE_OBJECTS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ELOAD_PANELS</text:p>
          </table:table-cell>
          <table:table-cell table:style-name="ce13" office:value-type="string" calcext:value-type="string">
            <text:p>RELOAD_PANELS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NTROL_RELOAD_USER_AIRCRAFT</text:p>
          </table:table-cell>
          <table:table-cell table:style-name="ce13" office:value-type="string" calcext:value-type="string">
            <text:p>RELOAD_USER_AIRCRAF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EPAIR_AND_REFUEL</text:p>
          </table:table-cell>
          <table:table-cell table:style-name="ce13" office:value-type="string" calcext:value-type="string">
            <text:p>REPAIR_AND_REFUE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EQUEST_FUEL</text:p>
          </table:table-cell>
          <table:table-cell table:style-name="ce13" office:value-type="string" calcext:value-type="string">
            <text:p>REQUEST_FUEL_KEY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ESET_G_FORCE_INDICATOR</text:p>
          </table:table-cell>
          <table:table-cell table:style-name="ce13" office:value-type="string" calcext:value-type="string">
            <text:p>RESET_G_FORCE_INDICATO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ESET_MAX_RPM_INDICATOR</text:p>
          </table:table-cell>
          <table:table-cell table:style-name="ce13" office:value-type="string" calcext:value-type="string">
            <text:p>RESET_MAX_RPM_INDICATO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ETRACT_FLOAT_SWITCH_DEC</text:p>
          </table:table-cell>
          <table:table-cell table:style-name="ce13" office:value-type="string" calcext:value-type="string">
            <text:p>RETRACT_FLOAT_SWITCH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ETRACT_FLOAT_SWITCH_INC</text:p>
          </table:table-cell>
          <table:table-cell table:style-name="ce13" office:value-type="string" calcext:value-type="string">
            <text:p>RETRACT_FLOAT_SWITCH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OTOR_BRAKE</text:p>
          </table:table-cell>
          <table:table-cell table:style-name="ce13" office:value-type="string" calcext:value-type="string">
            <text:p>ROTOR_BRAK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OTOR_CLUTCH_SWITCH_SET</text:p>
          </table:table-cell>
          <table:table-cell table:style-name="ce13" office:value-type="string" calcext:value-type="string">
            <text:p>ROTOR_CLUTCH_SWITCH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OTOR_CLUTCH_SWITCH_TOGGLE</text:p>
          </table:table-cell>
          <table:table-cell table:style-name="ce13" office:value-type="string" calcext:value-type="string">
            <text:p>ROTOR_CLUTCH_SWITCH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OTOR_GOV_SWITCH_SET</text:p>
          </table:table-cell>
          <table:table-cell table:style-name="ce13" office:value-type="string" calcext:value-type="string">
            <text:p>ROTOR_GOV_SWITCH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OTOR_GOV_SWITCH_TOGGLE</text:p>
          </table:table-cell>
          <table:table-cell table:style-name="ce13" office:value-type="string" calcext:value-type="string">
            <text:p>ROTOR_GOV_SWITCH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OTOR_LATERAL_TRIM_DEC</text:p>
          </table:table-cell>
          <table:table-cell table:style-name="ce13" office:value-type="string" calcext:value-type="string">
            <text:p>ROTOR_LATERAL_TRIM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OTOR_LATERAL_TRIM_INC</text:p>
          </table:table-cell>
          <table:table-cell table:style-name="ce13" office:value-type="string" calcext:value-type="string">
            <text:p>ROTOR_LATERAL_TRIM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OTOR_LATERAL_TRIM_SET</text:p>
          </table:table-cell>
          <table:table-cell table:style-name="ce13" office:value-type="string" calcext:value-type="string">
            <text:p>ROTOR_LATERAL_TRIM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UDDER_CENTER</text:p>
          </table:table-cell>
          <table:table-cell table:style-name="ce13" office:value-type="string" calcext:value-type="string">
            <text:p>RUDDER_CENTE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UDDER_LEFT</text:p>
          </table:table-cell>
          <table:table-cell table:style-name="ce13" office:value-type="string" calcext:value-type="string">
            <text:p>RUDDER_LEF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UDDER_RIGHT</text:p>
          </table:table-cell>
          <table:table-cell table:style-name="ce13" office:value-type="string" calcext:value-type="string">
            <text:p>RUDDER_RIGH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UDDER_SET</text:p>
          </table:table-cell>
          <table:table-cell table:style-name="ce13" office:value-type="string" calcext:value-type="string">
            <text:p>RUDDER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UDDER_TRIM_LEFT</text:p>
          </table:table-cell>
          <table:table-cell table:style-name="ce13" office:value-type="string" calcext:value-type="string">
            <text:p>RUDDER_TRIM_LEF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UDDER_TRIM_RIGHT</text:p>
          </table:table-cell>
          <table:table-cell table:style-name="ce13" office:value-type="string" calcext:value-type="string">
            <text:p>RUDDER_TRIM_RIGH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ELECT_1</text:p>
          </table:table-cell>
          <table:table-cell table:style-name="ce13" office:value-type="string" calcext:value-type="string">
            <text:p>SELECT_1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ELECT_2</text:p>
          </table:table-cell>
          <table:table-cell table:style-name="ce13" office:value-type="string" calcext:value-type="string">
            <text:p>SELECT_2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ELECT_3</text:p>
          </table:table-cell>
          <table:table-cell table:style-name="ce13" office:value-type="string" calcext:value-type="string">
            <text:p>SELECT_3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ELECT_4</text:p>
          </table:table-cell>
          <table:table-cell table:style-name="ce13" office:value-type="string" calcext:value-type="string">
            <text:p>SELECT_4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ET_LAUNCHBAR_SWITCH</text:p>
          </table:table-cell>
          <table:table-cell table:style-name="ce13" office:value-type="string" calcext:value-type="string">
            <text:p>SET_LAUNCH_BAR_SWITC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ET_TAIL_HOOK_HANDLE</text:p>
          </table:table-cell>
          <table:table-cell table:style-name="ce13" office:value-type="string" calcext:value-type="string">
            <text:p>SET_TAIL_HOOK_HAND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ET_WING_FOLD</text:p>
          </table:table-cell>
          <table:table-cell table:style-name="ce13" office:value-type="string" calcext:value-type="string">
            <text:p>SET_WING_FOL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IM_RATE</text:p>
          </table:table-cell>
          <table:table-cell table:style-name="ce13" office:value-type="string" calcext:value-type="string">
            <text:p>SIM_RAT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IM_RATE_DECR</text:p>
          </table:table-cell>
          <table:table-cell table:style-name="ce13" office:value-type="string" calcext:value-type="string">
            <text:p>SIM_RATE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IM_RATE_INCR</text:p>
          </table:table-cell>
          <table:table-cell table:style-name="ce13" office:value-type="string" calcext:value-type="string">
            <text:p>SIM_RATE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IM_RESET</text:p>
          </table:table-cell>
          <table:table-cell table:style-name="ce13" office:value-type="string" calcext:value-type="string">
            <text:p>SIM_RE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IMUI_WINDOW_HIDESHOW</text:p>
          </table:table-cell>
          <table:table-cell table:style-name="ce13" office:value-type="string" calcext:value-type="string">
            <text:p>SIMUI_WINDOW_HIDESHOW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ITUATION_RESET</text:p>
          </table:table-cell>
          <table:table-cell table:style-name="ce13" office:value-type="string" calcext:value-type="string">
            <text:p>SITUATION_RE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ITUATION_SAVE</text:p>
          </table:table-cell>
          <table:table-cell table:style-name="ce13" office:value-type="string" calcext:value-type="string">
            <text:p>SITUATION_SAV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AHEAD_MINUS</text:p>
          </table:table-cell>
          <table:table-cell table:style-name="ce13" office:value-type="string" calcext:value-type="string">
            <text:p>SLEW_AHEAD_MINUS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AHEAD_PLUS</text:p>
          </table:table-cell>
          <table:table-cell table:style-name="ce13" office:value-type="string" calcext:value-type="string">
            <text:p>SLEW_AHEAD_PLUS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ALTIT_DN_FAST</text:p>
          </table:table-cell>
          <table:table-cell table:style-name="ce13" office:value-type="string" calcext:value-type="string">
            <text:p>SLEW_ALTIT_DN_FAST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ALTIT_DN_SLOW</text:p>
          </table:table-cell>
          <table:table-cell table:style-name="ce13" office:value-type="string" calcext:value-type="string">
            <text:p>SLEW_ALTIT_DN_SLOW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ALTIT_FREEZE</text:p>
          </table:table-cell>
          <table:table-cell table:style-name="ce13" office:value-type="string" calcext:value-type="string">
            <text:p>SLEW_ALTIT_FREEZE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ALTIT_MINUS</text:p>
          </table:table-cell>
          <table:table-cell table:style-name="ce13" office:value-type="string" calcext:value-type="string">
            <text:p>SLEW_ALTIT_MINUS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ALTIT_PLUS</text:p>
          </table:table-cell>
          <table:table-cell table:style-name="ce13" office:value-type="string" calcext:value-type="string">
            <text:p>SLEW_ALTIT_PLUS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ALTIT_UP_FAST</text:p>
          </table:table-cell>
          <table:table-cell table:style-name="ce13" office:value-type="string" calcext:value-type="string">
            <text:p>SLEW_ALTIT_UP_FAST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ALTIT_UP_SLOW</text:p>
          </table:table-cell>
          <table:table-cell table:style-name="ce13" office:value-type="string" calcext:value-type="string">
            <text:p>SLEW_ALTIT_UP_SLOW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BANK_MINUS</text:p>
          </table:table-cell>
          <table:table-cell table:style-name="ce13" office:value-type="string" calcext:value-type="string">
            <text:p>SLEW_BANK_MINUS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BANK_PLUS</text:p>
          </table:table-cell>
          <table:table-cell table:style-name="ce13" office:value-type="string" calcext:value-type="string">
            <text:p>SLEW_BANK_PLUS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FREEZE</text:p>
          </table:table-cell>
          <table:table-cell table:style-name="ce13" office:value-type="string" calcext:value-type="string">
            <text:p>SLEW_FREEZE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HEADING_MINUS</text:p>
          </table:table-cell>
          <table:table-cell table:style-name="ce13" office:value-type="string" calcext:value-type="string">
            <text:p>SLEW_HEADING_MINUS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HEADING_PLUS</text:p>
          </table:table-cell>
          <table:table-cell table:style-name="ce13" office:value-type="string" calcext:value-type="string">
            <text:p>SLEW_HEADING_PLUS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LEFT</text:p>
          </table:table-cell>
          <table:table-cell table:style-name="ce13" office:value-type="string" calcext:value-type="string">
            <text:p>SLEW_LEFT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OFF</text:p>
          </table:table-cell>
          <table:table-cell table:style-name="ce13" office:value-type="string" calcext:value-type="string">
            <text:p>SLEW_OFF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ON</text:p>
          </table:table-cell>
          <table:table-cell table:style-name="ce13" office:value-type="string" calcext:value-type="string">
            <text:p>SLEW_ON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PITCH_DN_FAST</text:p>
          </table:table-cell>
          <table:table-cell table:style-name="ce13" office:value-type="string" calcext:value-type="string">
            <text:p>SLEW_PITCH_DN_FAST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PITCH_DN_SLOW</text:p>
          </table:table-cell>
          <table:table-cell table:style-name="ce13" office:value-type="string" calcext:value-type="string">
            <text:p>SLEW_PITCH_DN_SLOW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PITCH_FREEZE</text:p>
          </table:table-cell>
          <table:table-cell table:style-name="ce13" office:value-type="string" calcext:value-type="string">
            <text:p>SLEW_PITCH_FREEZE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PITCH_MINUS</text:p>
          </table:table-cell>
          <table:table-cell table:style-name="ce13" office:value-type="string" calcext:value-type="string">
            <text:p>SLEW_PITCH_MINUS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PITCH_PLUS</text:p>
          </table:table-cell>
          <table:table-cell table:style-name="ce13" office:value-type="string" calcext:value-type="string">
            <text:p>SLEW_PITCH_PLUS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PITCH_UP_FAST</text:p>
          </table:table-cell>
          <table:table-cell table:style-name="ce13" office:value-type="string" calcext:value-type="string">
            <text:p>SLEW_PITCH_UP_FAST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PITCH_UP_SLOW</text:p>
          </table:table-cell>
          <table:table-cell table:style-name="ce13" office:value-type="string" calcext:value-type="string">
            <text:p>SLEW_PITCH_UP_SLOW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RESET</text:p>
          </table:table-cell>
          <table:table-cell table:style-name="ce13" office:value-type="string" calcext:value-type="string">
            <text:p>SLEW_RESET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RIGHT</text:p>
          </table:table-cell>
          <table:table-cell table:style-name="ce13" office:value-type="string" calcext:value-type="string">
            <text:p>SLEW_RIGHT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SET</text:p>
          </table:table-cell>
          <table:table-cell table:style-name="ce13" office:value-type="string" calcext:value-type="string">
            <text:p>SLEW_SET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EW_TOGGLE</text:p>
          </table:table-cell>
          <table:table-cell table:style-name="ce13" office:value-type="string" calcext:value-type="string">
            <text:p>SLEW_TOGGLE</text:p>
          </table:table-cell>
          <table:table-cell table:style-name="ce13" office:value-type="string" calcext:value-type="string">
            <text:p>Shared Cockpit (Pilot only)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LING_PICKUP_RELEASE</text:p>
          </table:table-cell>
          <table:table-cell table:style-name="ce13" office:value-type="string" calcext:value-type="string">
            <text:p>SLING_PICKUP_RELEAS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MOKE_OFF</text:p>
          </table:table-cell>
          <table:table-cell table:style-name="ce13" office:value-type="string" calcext:value-type="string">
            <text:p>SMOKE_OFF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MOKE_ON</text:p>
          </table:table-cell>
          <table:table-cell table:style-name="ce13" office:value-type="string" calcext:value-type="string">
            <text:p>SMOKE_ON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MOKE_SET</text:p>
          </table:table-cell>
          <table:table-cell table:style-name="ce13" office:value-type="string" calcext:value-type="string">
            <text:p>SMOKE_SE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MOKE_TOGGLE</text:p>
          </table:table-cell>
          <table:table-cell table:style-name="ce13" office:value-type="string" calcext:value-type="string">
            <text:p>SMOKE_TOGGLE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OUND_OFF</text:p>
          </table:table-cell>
          <table:table-cell table:style-name="ce13" office:value-type="string" calcext:value-type="string">
            <text:p>SOUND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OUND_ON</text:p>
          </table:table-cell>
          <table:table-cell table:style-name="ce13" office:value-type="string" calcext:value-type="string">
            <text:p>SOUND_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OUND_SET</text:p>
          </table:table-cell>
          <table:table-cell table:style-name="ce13" office:value-type="string" calcext:value-type="string">
            <text:p>SOUND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OUND_TOGGLE</text:p>
          </table:table-cell>
          <table:table-cell table:style-name="ce13" office:value-type="string" calcext:value-type="string">
            <text:p>SOUND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POILERS_ARM_OFF</text:p>
          </table:table-cell>
          <table:table-cell table:style-name="ce13" office:value-type="string" calcext:value-type="string">
            <text:p>SPOILERS_ARM_OFF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POILERS_ARM_ON</text:p>
          </table:table-cell>
          <table:table-cell table:style-name="ce13" office:value-type="string" calcext:value-type="string">
            <text:p>SPOILERS_ARM_ON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POILERS_ARM_SET</text:p>
          </table:table-cell>
          <table:table-cell table:style-name="ce13" office:value-type="string" calcext:value-type="string">
            <text:p>SPOILERS_ARM_SE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POILERS_ARM_TOGGLE</text:p>
          </table:table-cell>
          <table:table-cell table:style-name="ce13" office:value-type="string" calcext:value-type="string">
            <text:p>SPOILERS_ARM_TOGGLE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POILERS_OFF</text:p>
          </table:table-cell>
          <table:table-cell table:style-name="ce13" office:value-type="string" calcext:value-type="string">
            <text:p>SPOILERS_OFF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POILERS_ON</text:p>
          </table:table-cell>
          <table:table-cell table:style-name="ce13" office:value-type="string" calcext:value-type="string">
            <text:p>SPOILERS_ON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POILERS_SET</text:p>
          </table:table-cell>
          <table:table-cell table:style-name="ce13" office:value-type="string" calcext:value-type="string">
            <text:p>SPOILERS_SE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POILERS_TOGGLE</text:p>
          </table:table-cell>
          <table:table-cell table:style-name="ce13" office:value-type="string" calcext:value-type="string">
            <text:p>SPOILERS_TOGGLE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TEERING_DEC</text:p>
          </table:table-cell>
          <table:table-cell table:style-name="ce13" office:value-type="string" calcext:value-type="string">
            <text:p>STEERING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TEERING_INC</text:p>
          </table:table-cell>
          <table:table-cell table:style-name="ce13" office:value-type="string" calcext:value-type="string">
            <text:p>STEERING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TEERING_SET</text:p>
          </table:table-cell>
          <table:table-cell table:style-name="ce13" office:value-type="string" calcext:value-type="string">
            <text:p>STEERING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TROBES_OFF</text:p>
          </table:table-cell>
          <table:table-cell table:style-name="ce13" office:value-type="string" calcext:value-type="string">
            <text:p>STROBES_OFF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TROBES_ON</text:p>
          </table:table-cell>
          <table:table-cell table:style-name="ce13" office:value-type="string" calcext:value-type="string">
            <text:p>STROBES_ON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TROBES_SET</text:p>
          </table:table-cell>
          <table:table-cell table:style-name="ce13" office:value-type="string" calcext:value-type="string">
            <text:p>STROBES_SE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TROBES_TOGGLE</text:p>
          </table:table-cell>
          <table:table-cell table:style-name="ce13" office:value-type="string" calcext:value-type="string">
            <text:p>STROBES_TOGGLE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SYNC_FLIGHT_DIRECTOR_PITCH</text:p>
          </table:table-cell>
          <table:table-cell table:style-name="ce13" office:value-type="string" calcext:value-type="string">
            <text:p>SYNC_FLIGHT_DIRECTOR_PITC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AKEOFF_ASSIST_ARM_SET</text:p>
          </table:table-cell>
          <table:table-cell table:style-name="ce13" office:value-type="string" calcext:value-type="string">
            <text:p>TAKEOFF_ASSIST_ARM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AKEOFF_ASSIST_ARM_TOGGLE</text:p>
          </table:table-cell>
          <table:table-cell table:style-name="ce13" office:value-type="string" calcext:value-type="string">
            <text:p>TAKEOFF_ASSIST_ARM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AKEOFF_ASSIST_FIRE</text:p>
          </table:table-cell>
          <table:table-cell table:style-name="ce13" office:value-type="string" calcext:value-type="string">
            <text:p>TAKEOFF_ASSIST_FIR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_10</text:p>
          </table:table-cell>
          <table:table-cell table:style-name="ce13" office:value-type="string" calcext:value-type="string">
            <text:p>THROTTLE_10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_20</text:p>
          </table:table-cell>
          <table:table-cell table:style-name="ce13" office:value-type="string" calcext:value-type="string">
            <text:p>THROTTLE_20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_30</text:p>
          </table:table-cell>
          <table:table-cell table:style-name="ce13" office:value-type="string" calcext:value-type="string">
            <text:p>THROTTLE_30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_40</text:p>
          </table:table-cell>
          <table:table-cell table:style-name="ce13" office:value-type="string" calcext:value-type="string">
            <text:p>THROTTLE_40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_50</text:p>
          </table:table-cell>
          <table:table-cell table:style-name="ce13" office:value-type="string" calcext:value-type="string">
            <text:p>THROTTLE_50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_60</text:p>
          </table:table-cell>
          <table:table-cell table:style-name="ce13" office:value-type="string" calcext:value-type="string">
            <text:p>THROTTLE_60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_70</text:p>
          </table:table-cell>
          <table:table-cell table:style-name="ce13" office:value-type="string" calcext:value-type="string">
            <text:p>THROTTLE_70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_80</text:p>
          </table:table-cell>
          <table:table-cell table:style-name="ce13" office:value-type="string" calcext:value-type="string">
            <text:p>THROTTLE_80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_90</text:p>
          </table:table-cell>
          <table:table-cell table:style-name="ce13" office:value-type="string" calcext:value-type="string">
            <text:p>THROTTLE_90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_CUT</text:p>
          </table:table-cell>
          <table:table-cell table:style-name="ce13" office:value-type="string" calcext:value-type="string">
            <text:p>THROTTLE_CU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_DECR</text:p>
          </table:table-cell>
          <table:table-cell table:style-name="ce13" office:value-type="string" calcext:value-type="string">
            <text:p>THROTTLE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_DECR_SMALL</text:p>
          </table:table-cell>
          <table:table-cell table:style-name="ce13" office:value-type="string" calcext:value-type="string">
            <text:p>THROTTLE_DE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_FULL</text:p>
          </table:table-cell>
          <table:table-cell table:style-name="ce13" office:value-type="string" calcext:value-type="string">
            <text:p>THROTTLE_FU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_INCR</text:p>
          </table:table-cell>
          <table:table-cell table:style-name="ce13" office:value-type="string" calcext:value-type="string">
            <text:p>THROTTLE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_INCR_SMALL</text:p>
          </table:table-cell>
          <table:table-cell table:style-name="ce13" office:value-type="string" calcext:value-type="string">
            <text:p>THROTTLE_IN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_SET</text:p>
          </table:table-cell>
          <table:table-cell table:style-name="ce13" office:value-type="string" calcext:value-type="string">
            <text:p>THROTTLE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1_CUT</text:p>
          </table:table-cell>
          <table:table-cell table:style-name="ce13" office:value-type="string" calcext:value-type="string">
            <text:p>THROTTLE1_CU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1_DECR</text:p>
          </table:table-cell>
          <table:table-cell table:style-name="ce13" office:value-type="string" calcext:value-type="string">
            <text:p>THROTTLE1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1_DECR_SMALL</text:p>
          </table:table-cell>
          <table:table-cell table:style-name="ce13" office:value-type="string" calcext:value-type="string">
            <text:p>THROTTLE1_DE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1_FULL</text:p>
          </table:table-cell>
          <table:table-cell table:style-name="ce13" office:value-type="string" calcext:value-type="string">
            <text:p>THROTTLE1_FU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1_INCR</text:p>
          </table:table-cell>
          <table:table-cell table:style-name="ce13" office:value-type="string" calcext:value-type="string">
            <text:p>THROTTLE1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1_INCR_SMALL</text:p>
          </table:table-cell>
          <table:table-cell table:style-name="ce13" office:value-type="string" calcext:value-type="string">
            <text:p>THROTTLE1_IN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1_SET</text:p>
          </table:table-cell>
          <table:table-cell table:style-name="ce13" office:value-type="string" calcext:value-type="string">
            <text:p>THROTTLE1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2_CUT</text:p>
          </table:table-cell>
          <table:table-cell table:style-name="ce13" office:value-type="string" calcext:value-type="string">
            <text:p>THROTTLE2_CU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2_DECR</text:p>
          </table:table-cell>
          <table:table-cell table:style-name="ce13" office:value-type="string" calcext:value-type="string">
            <text:p>THROTTLE2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2_DECR_SMALL</text:p>
          </table:table-cell>
          <table:table-cell table:style-name="ce13" office:value-type="string" calcext:value-type="string">
            <text:p>THROTTLE2_DE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2_FULL</text:p>
          </table:table-cell>
          <table:table-cell table:style-name="ce13" office:value-type="string" calcext:value-type="string">
            <text:p>THROTTLE2_FU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2_INCR</text:p>
          </table:table-cell>
          <table:table-cell table:style-name="ce13" office:value-type="string" calcext:value-type="string">
            <text:p>THROTTLE2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2_INCR_SMALL</text:p>
          </table:table-cell>
          <table:table-cell table:style-name="ce13" office:value-type="string" calcext:value-type="string">
            <text:p>THROTTLE2_IN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2_SET</text:p>
          </table:table-cell>
          <table:table-cell table:style-name="ce13" office:value-type="string" calcext:value-type="string">
            <text:p>THROTTLE2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3_CUT</text:p>
          </table:table-cell>
          <table:table-cell table:style-name="ce13" office:value-type="string" calcext:value-type="string">
            <text:p>THROTTLE3_CU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3_DECR</text:p>
          </table:table-cell>
          <table:table-cell table:style-name="ce13" office:value-type="string" calcext:value-type="string">
            <text:p>THROTTLE3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3_DECR_SMALL</text:p>
          </table:table-cell>
          <table:table-cell table:style-name="ce13" office:value-type="string" calcext:value-type="string">
            <text:p>THROTTLE3_DE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3_FULL</text:p>
          </table:table-cell>
          <table:table-cell table:style-name="ce13" office:value-type="string" calcext:value-type="string">
            <text:p>THROTTLE3_FU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3_INCR</text:p>
          </table:table-cell>
          <table:table-cell table:style-name="ce13" office:value-type="string" calcext:value-type="string">
            <text:p>THROTTLE3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3_INCR_SMALL</text:p>
          </table:table-cell>
          <table:table-cell table:style-name="ce13" office:value-type="string" calcext:value-type="string">
            <text:p>THROTTLE3_IN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3_SET</text:p>
          </table:table-cell>
          <table:table-cell table:style-name="ce13" office:value-type="string" calcext:value-type="string">
            <text:p>THROTTLE3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4_CUT</text:p>
          </table:table-cell>
          <table:table-cell table:style-name="ce13" office:value-type="string" calcext:value-type="string">
            <text:p>THROTTLE4_CU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4_DECR</text:p>
          </table:table-cell>
          <table:table-cell table:style-name="ce13" office:value-type="string" calcext:value-type="string">
            <text:p>THROTTLE4_DE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4_DECR_SMALL</text:p>
          </table:table-cell>
          <table:table-cell table:style-name="ce13" office:value-type="string" calcext:value-type="string">
            <text:p>THROTTLE4_DE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4_FULL</text:p>
          </table:table-cell>
          <table:table-cell table:style-name="ce13" office:value-type="string" calcext:value-type="string">
            <text:p>THROTTLE4_FU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4_INCR</text:p>
          </table:table-cell>
          <table:table-cell table:style-name="ce13" office:value-type="string" calcext:value-type="string">
            <text:p>THROTTLE4_INC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4_INCR_SMALL</text:p>
          </table:table-cell>
          <table:table-cell table:style-name="ce13" office:value-type="string" calcext:value-type="string">
            <text:p>THROTTLE4_INCR_SM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HROTTLE4_SET</text:p>
          </table:table-cell>
          <table:table-cell table:style-name="ce13" office:value-type="string" calcext:value-type="string">
            <text:p>THROTTLE4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AFTERBURNER</text:p>
          </table:table-cell>
          <table:table-cell table:style-name="ce13" office:value-type="string" calcext:value-type="string">
            <text:p>TOGGLE_AFTERBURNE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AFTERBURNER1</text:p>
          </table:table-cell>
          <table:table-cell table:style-name="ce13" office:value-type="string" calcext:value-type="string">
            <text:p>TOGGLE_AFTERBURNER1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AFTERBURNER2</text:p>
          </table:table-cell>
          <table:table-cell table:style-name="ce13" office:value-type="string" calcext:value-type="string">
            <text:p>TOGGLE_AFTERBURNER2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AFTERBURNER3</text:p>
          </table:table-cell>
          <table:table-cell table:style-name="ce13" office:value-type="string" calcext:value-type="string">
            <text:p>TOGGLE_AFTERBURNER3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AFTERBURNER4</text:p>
          </table:table-cell>
          <table:table-cell table:style-name="ce13" office:value-type="string" calcext:value-type="string">
            <text:p>TOGGLE_AFTERBURNER4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AIRCRAFT_EXIT</text:p>
          </table:table-cell>
          <table:table-cell table:style-name="ce13" office:value-type="string" calcext:value-type="string">
            <text:p>TOGGLE_AIRCRAFT_EXI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AIRCRAFT_LABELS</text:p>
          </table:table-cell>
          <table:table-cell table:style-name="ce13" office:value-type="string" calcext:value-type="string">
            <text:p>TOGGLE_AIRCRAFT_LABELS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AIRPORT_NAME_DISPLAY</text:p>
          </table:table-cell>
          <table:table-cell table:style-name="ce13" office:value-type="string" calcext:value-type="string">
            <text:p>TOGGLE_AIRPORT_NAME_DISPLAY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ALL_STARTERS</text:p>
          </table:table-cell>
          <table:table-cell table:style-name="ce13" office:value-type="string" calcext:value-type="string">
            <text:p>TOGGLE_ALL_STARTERS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ALTERNATE_STATIC</text:p>
          </table:table-cell>
          <table:table-cell table:style-name="ce13" office:value-type="string" calcext:value-type="string">
            <text:p>TOGGLE_ALTERNATE_STATIC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ALTERNATOR1</text:p>
          </table:table-cell>
          <table:table-cell table:style-name="ce13" office:value-type="string" calcext:value-type="string">
            <text:p>TOGGLE_ALTERNATOR1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ALTERNATOR2</text:p>
          </table:table-cell>
          <table:table-cell table:style-name="ce13" office:value-type="string" calcext:value-type="string">
            <text:p>TOGGLE_ALTERNATOR2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ALTERNATOR3</text:p>
          </table:table-cell>
          <table:table-cell table:style-name="ce13" office:value-type="string" calcext:value-type="string">
            <text:p>TOGGLE_ALTERNATOR3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ALTERNATOR4</text:p>
          </table:table-cell>
          <table:table-cell table:style-name="ce13" office:value-type="string" calcext:value-type="string">
            <text:p>TOGGLE_ALTERNATOR4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ARM_AUTOFEATHER</text:p>
          </table:table-cell>
          <table:table-cell table:style-name="ce13" office:value-type="string" calcext:value-type="string">
            <text:p>TOGGLE_AUTOFEATHER_ARM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AVIONICS_MASTER</text:p>
          </table:table-cell>
          <table:table-cell table:style-name="ce13" office:value-type="string" calcext:value-type="string">
            <text:p>TOGGLE_AVIONICS_MASTER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BEACON_LIGHTS</text:p>
          </table:table-cell>
          <table:table-cell table:style-name="ce13" office:value-type="string" calcext:value-type="string">
            <text:p>TOGGLE_BEACON_LIGHTS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CABIN_LIGHTS</text:p>
          </table:table-cell>
          <table:table-cell table:style-name="ce13" office:value-type="string" calcext:value-type="string">
            <text:p>TOGGLE_CABIN_LIGHTS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DME_TOGGLE</text:p>
          </table:table-cell>
          <table:table-cell table:style-name="ce13" office:value-type="string" calcext:value-type="string">
            <text:p>TOGGLE_DM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ELECT_FUEL_PUMP</text:p>
          </table:table-cell>
          <table:table-cell table:style-name="ce13" office:value-type="string" calcext:value-type="string">
            <text:p>TOGGLE_ELECT_FUEL_PUM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ELECT_FUEL_PUMP1</text:p>
          </table:table-cell>
          <table:table-cell table:style-name="ce13" office:value-type="string" calcext:value-type="string">
            <text:p>TOGGLE_ELECT_FUEL_PUMP1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ELECT_FUEL_PUMP2</text:p>
          </table:table-cell>
          <table:table-cell table:style-name="ce13" office:value-type="string" calcext:value-type="string">
            <text:p>TOGGLE_ELECT_FUEL_PUMP2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ELECT_FUEL_PUMP3</text:p>
          </table:table-cell>
          <table:table-cell table:style-name="ce13" office:value-type="string" calcext:value-type="string">
            <text:p>TOGGLE_ELECT_FUEL_PUMP3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ELECT_FUEL_PUMP4</text:p>
          </table:table-cell>
          <table:table-cell table:style-name="ce13" office:value-type="string" calcext:value-type="string">
            <text:p>TOGGLE_ELECT_FUEL_PUMP4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ELECTRIC_VACUUM_PUMP</text:p>
          </table:table-cell>
          <table:table-cell table:style-name="ce13" office:value-type="string" calcext:value-type="string">
            <text:p>TOGGLE_ELECTRIC_VACUUM_PUM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ELECTRICAL_FAILURE</text:p>
          </table:table-cell>
          <table:table-cell table:style-name="ce13" office:value-type="string" calcext:value-type="string">
            <text:p>TOGGLE_ELECTRICAL_FAILUR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ENGINE1_FAILURE</text:p>
          </table:table-cell>
          <table:table-cell table:style-name="ce13" office:value-type="string" calcext:value-type="string">
            <text:p>TOGGLE_ENGINE1_FAILUR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ENGINE2_FAILURE</text:p>
          </table:table-cell>
          <table:table-cell table:style-name="ce13" office:value-type="string" calcext:value-type="string">
            <text:p>TOGGLE_ENGINE2_FAILUR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ENGINE3_FAILURE</text:p>
          </table:table-cell>
          <table:table-cell table:style-name="ce13" office:value-type="string" calcext:value-type="string">
            <text:p>TOGGLE_ENGINE3_FAILUR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ENGINE4_FAILURE</text:p>
          </table:table-cell>
          <table:table-cell table:style-name="ce13" office:value-type="string" calcext:value-type="string">
            <text:p>TOGGLE_ENGINE4_FAILUR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FEATHER_SWITCH_1</text:p>
          </table:table-cell>
          <table:table-cell table:style-name="ce13" office:value-type="string" calcext:value-type="string">
            <text:p>TOGGLE_FEATHER_SWITCH_1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FEATHER_SWITCH_2</text:p>
          </table:table-cell>
          <table:table-cell table:style-name="ce13" office:value-type="string" calcext:value-type="string">
            <text:p>TOGGLE_FEATHER_SWITCH_2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FEATHER_SWITCH_3</text:p>
          </table:table-cell>
          <table:table-cell table:style-name="ce13" office:value-type="string" calcext:value-type="string">
            <text:p>TOGGLE_FEATHER_SWITCH_3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FEATHER_SWITCH_4</text:p>
          </table:table-cell>
          <table:table-cell table:style-name="ce13" office:value-type="string" calcext:value-type="string">
            <text:p>TOGGLE_FEATHER_SWITCH_4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FEATHER_SWITCHES</text:p>
          </table:table-cell>
          <table:table-cell table:style-name="ce13" office:value-type="string" calcext:value-type="string">
            <text:p>TOGGLE_FEATHER_SWITCHES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FLIGHT_DIRECTOR</text:p>
          </table:table-cell>
          <table:table-cell table:style-name="ce13" office:value-type="string" calcext:value-type="string">
            <text:p>TOGGLE_FLIGHT_DIRECTO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FUEL_VALVE_ALL</text:p>
          </table:table-cell>
          <table:table-cell table:style-name="ce13" office:value-type="string" calcext:value-type="string">
            <text:p>TOGGLE_FUEL_VALVE_ALL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FUEL_VALVE_ENG1</text:p>
          </table:table-cell>
          <table:table-cell table:style-name="ce13" office:value-type="string" calcext:value-type="string">
            <text:p>TOGGLE_FUEL_VALVE_ENG1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FUEL_VALVE_ENG2</text:p>
          </table:table-cell>
          <table:table-cell table:style-name="ce13" office:value-type="string" calcext:value-type="string">
            <text:p>TOGGLE_FUEL_VALVE_ENG2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FUEL_VALVE_ENG3</text:p>
          </table:table-cell>
          <table:table-cell table:style-name="ce13" office:value-type="string" calcext:value-type="string">
            <text:p>TOGGLE_FUEL_VALVE_ENG3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FUEL_VALVE_ENG4</text:p>
          </table:table-cell>
          <table:table-cell table:style-name="ce13" office:value-type="string" calcext:value-type="string">
            <text:p>TOGGLE_FUEL_VALVE_ENG4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GPS_DRIVES_NAV1</text:p>
          </table:table-cell>
          <table:table-cell table:style-name="ce13" office:value-type="string" calcext:value-type="string">
            <text:p>TOGGLE_GPS_DRIVES_NAV1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HYDRAULIC_FAILURE</text:p>
          </table:table-cell>
          <table:table-cell table:style-name="ce13" office:value-type="string" calcext:value-type="string">
            <text:p>TOGGLE_HYDRAULIC_FAILUR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JETWAY</text:p>
          </table:table-cell>
          <table:table-cell table:style-name="ce13" office:value-type="string" calcext:value-type="string">
            <text:p>TOGGLE_JETWAY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LAUNCH_BAR_SWITCH</text:p>
          </table:table-cell>
          <table:table-cell table:style-name="ce13" office:value-type="string" calcext:value-type="string">
            <text:p>TOGGLE_LAUNCH_BAR_SWITC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LEFT_BRAKE_FAILURE</text:p>
          </table:table-cell>
          <table:table-cell table:style-name="ce13" office:value-type="string" calcext:value-type="string">
            <text:p>TOGGLE_LEFT_BRAKE_FAILUR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LOGO_LIGHTS</text:p>
          </table:table-cell>
          <table:table-cell table:style-name="ce13" office:value-type="string" calcext:value-type="string">
            <text:p>TOGGLE_LOGO_LIGHTS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MASTER_ALTERNATOR</text:p>
          </table:table-cell>
          <table:table-cell table:style-name="ce13" office:value-type="string" calcext:value-type="string">
            <text:p>TOGGLE_MASTER_ALTERNATOR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MASTER_BATTERY</text:p>
          </table:table-cell>
          <table:table-cell table:style-name="ce13" office:value-type="string" calcext:value-type="string">
            <text:p>TOGGLE_MASTER_BATTERY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MASTER_BATTERY_ALTERNATOR</text:p>
          </table:table-cell>
          <table:table-cell table:style-name="ce13" office:value-type="string" calcext:value-type="string">
            <text:p>TOGGLE_MASTER_BATTERY_ALTERNATO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MASTER_IGNITION_SWITCH</text:p>
          </table:table-cell>
          <table:table-cell table:style-name="ce13" office:value-type="string" calcext:value-type="string">
            <text:p>TOGGLE_MASTER_IGNITION_SWITC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NAV_LIGHTS</text:p>
          </table:table-cell>
          <table:table-cell table:style-name="ce13" office:value-type="string" calcext:value-type="string">
            <text:p>TOGGLE_NAV_LIGHTS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PITOT_BLOCKAGE</text:p>
          </table:table-cell>
          <table:table-cell table:style-name="ce13" office:value-type="string" calcext:value-type="string">
            <text:p>TOGGLE_PITOT_BLOCKAG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PRIMER</text:p>
          </table:table-cell>
          <table:table-cell table:style-name="ce13" office:value-type="string" calcext:value-type="string">
            <text:p>TOGGLE_PRIME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PRIMER1</text:p>
          </table:table-cell>
          <table:table-cell table:style-name="ce13" office:value-type="string" calcext:value-type="string">
            <text:p>TOGGLE_PRIMER1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PRIMER2</text:p>
          </table:table-cell>
          <table:table-cell table:style-name="ce13" office:value-type="string" calcext:value-type="string">
            <text:p>TOGGLE_PRIMER2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PRIMER3</text:p>
          </table:table-cell>
          <table:table-cell table:style-name="ce13" office:value-type="string" calcext:value-type="string">
            <text:p>TOGGLE_PRIMER3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PRIMER4</text:p>
          </table:table-cell>
          <table:table-cell table:style-name="ce13" office:value-type="string" calcext:value-type="string">
            <text:p>TOGGLE_PRIMER4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PROPELLER_DEICE</text:p>
          </table:table-cell>
          <table:table-cell table:style-name="ce13" office:value-type="string" calcext:value-type="string">
            <text:p>TOGGLE_PROPELLER_DEIC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PROP_SYNC</text:p>
          </table:table-cell>
          <table:table-cell table:style-name="ce13" office:value-type="string" calcext:value-type="string">
            <text:p>TOGGLE_PROPELLER_SY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PUSHBACK_SET</text:p>
          </table:table-cell>
          <table:table-cell table:style-name="ce13" office:value-type="string" calcext:value-type="string">
            <text:p>TOGGLE_PUSHBACK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RACERESULTS_WINDOW</text:p>
          </table:table-cell>
          <table:table-cell table:style-name="ce13" office:value-type="string" calcext:value-type="string">
            <text:p>TOGGLE_RACERESULTS_WINDOW</text:p>
          </table:table-cell>
          <table:table-cell table:style-name="ce13" office:value-type="string" calcext:value-type="string">
            <text:p>Disabled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RECOGNITION_LIGHTS</text:p>
          </table:table-cell>
          <table:table-cell table:style-name="ce13" office:value-type="string" calcext:value-type="string">
            <text:p>TOGGLE_RECOGNITION_LIGHTS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RIGHT_BRAKE_FAILURE</text:p>
          </table:table-cell>
          <table:table-cell table:style-name="ce13" office:value-type="string" calcext:value-type="string">
            <text:p>TOGGLE_RIGHT_BRAKE_FAILUR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STARTER1</text:p>
          </table:table-cell>
          <table:table-cell table:style-name="ce13" office:value-type="string" calcext:value-type="string">
            <text:p>TOGGLE_STARTER1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STARTER2</text:p>
          </table:table-cell>
          <table:table-cell table:style-name="ce13" office:value-type="string" calcext:value-type="string">
            <text:p>TOGGLE_STARTER2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STARTER3</text:p>
          </table:table-cell>
          <table:table-cell table:style-name="ce13" office:value-type="string" calcext:value-type="string">
            <text:p>TOGGLE_STARTER3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STARTER4</text:p>
          </table:table-cell>
          <table:table-cell table:style-name="ce13" office:value-type="string" calcext:value-type="string">
            <text:p>TOGGLE_STARTER4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STATIC_PORT_BLOCKAGE</text:p>
          </table:table-cell>
          <table:table-cell table:style-name="ce13" office:value-type="string" calcext:value-type="string">
            <text:p>TOGGLE_STATIC_PORT_BLOCKAG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STRUCTURAL_DEICE</text:p>
          </table:table-cell>
          <table:table-cell table:style-name="ce13" office:value-type="string" calcext:value-type="string">
            <text:p>TOGGLE_STRUCTURAL_DEIC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TAIL_HOOK_HANDLE</text:p>
          </table:table-cell>
          <table:table-cell table:style-name="ce13" office:value-type="string" calcext:value-type="string">
            <text:p>TOGGLE_TAIL_HOOK_HAND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TAILWHEEL_LOCK</text:p>
          </table:table-cell>
          <table:table-cell table:style-name="ce13" office:value-type="string" calcext:value-type="string">
            <text:p>TOGGLE_TAILWHEEL_LOCK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TAXI_LIGHTS</text:p>
          </table:table-cell>
          <table:table-cell table:style-name="ce13" office:value-type="string" calcext:value-type="string">
            <text:p>TOGGLE_TAXI_LIGHTS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TOTAL_BRAKE_FAILURE</text:p>
          </table:table-cell>
          <table:table-cell table:style-name="ce13" office:value-type="string" calcext:value-type="string">
            <text:p>TOGGLE_TOTAL_BRAKE_FAILUR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TURN_INDICATOR_SWITCH</text:p>
          </table:table-cell>
          <table:table-cell table:style-name="ce13" office:value-type="string" calcext:value-type="string">
            <text:p>TOGGLE_TURN_INDICATOR_SWITC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VACUUM_FAILURE</text:p>
          </table:table-cell>
          <table:table-cell table:style-name="ce13" office:value-type="string" calcext:value-type="string">
            <text:p>TOGGLE_VACUUM_FAILUR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VARIOMETER_SWITCH</text:p>
          </table:table-cell>
          <table:table-cell table:style-name="ce13" office:value-type="string" calcext:value-type="string">
            <text:p>TOGGLE_VARIOMETER_SWITCH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WATER_BALLAST_VALVE</text:p>
          </table:table-cell>
          <table:table-cell table:style-name="ce13" office:value-type="string" calcext:value-type="string">
            <text:p>TOGGLE_WATER_BALLAST_VALV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WATER_RUDDER</text:p>
          </table:table-cell>
          <table:table-cell table:style-name="ce13" office:value-type="string" calcext:value-type="string">
            <text:p>TOGGLE_WATER_RUDDE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WING_FOLD</text:p>
          </table:table-cell>
          <table:table-cell table:style-name="ce13" office:value-type="string" calcext:value-type="string">
            <text:p>TOGGLE_WING_FOL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GGLE_WING_LIGHTS</text:p>
          </table:table-cell>
          <table:table-cell table:style-name="ce13" office:value-type="string" calcext:value-type="string">
            <text:p>TOGGLE_WING_LIGHTS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OW_PLANE_RELEASE</text:p>
          </table:table-cell>
          <table:table-cell table:style-name="ce13" office:value-type="string" calcext:value-type="string">
            <text:p>TOW_PLANE_RELEAS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REQUEST_TOW_PLANE</text:p>
          </table:table-cell>
          <table:table-cell table:style-name="ce13" office:value-type="string" calcext:value-type="string">
            <text:p>TOW_PLANE_REQUES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RUE_AIRSPEED_CALIBRATE_DEC</text:p>
          </table:table-cell>
          <table:table-cell table:style-name="ce13" office:value-type="string" calcext:value-type="string">
            <text:p>TRUE_AIRSPEED_CAL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RUE_AIRSPEED_CALIBRATE_INC</text:p>
          </table:table-cell>
          <table:table-cell table:style-name="ce13" office:value-type="string" calcext:value-type="string">
            <text:p>TRUE_AIRSPEED_CAL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RUE_AIRSPEED_CAL_SET</text:p>
          </table:table-cell>
          <table:table-cell table:style-name="ce13" office:value-type="string" calcext:value-type="string">
            <text:p>TRUE_AIRSPEED_CAL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UG_DISABLE</text:p>
          </table:table-cell>
          <table:table-cell table:style-name="ce13" office:value-type="string" calcext:value-type="string">
            <text:p>TUG_DISAB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TURBINE_IGNITION_SWITCH_TOGGLE</text:p>
          </table:table-cell>
          <table:table-cell table:style-name="ce13" office:value-type="string" calcext:value-type="string">
            <text:p>TURBINE_IGNITION_SWITCH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DEO_RECORD_TOGGLE</text:p>
          </table:table-cell>
          <table:table-cell table:style-name="ce13" office:value-type="string" calcext:value-type="string">
            <text:p>VIDEO_RECORD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ALWAYS_PAN_DOWN</text:p>
          </table:table-cell>
          <table:table-cell table:style-name="ce13" office:value-type="string" calcext:value-type="string">
            <text:p>VIEW_ALWAYS_PAN_DOW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ALWAYS_PAN_UP</text:p>
          </table:table-cell>
          <table:table-cell table:style-name="ce13" office:value-type="string" calcext:value-type="string">
            <text:p>VIEW_ALWAYS_PAN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XIS_INDICATOR_CYCLE</text:p>
          </table:table-cell>
          <table:table-cell table:style-name="ce13" office:value-type="string" calcext:value-type="string">
            <text:p>VIEW_AXIS_INDICATOR_CYC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CAMERA_SELECT_STARTING</text:p>
          </table:table-cell>
          <table:table-cell table:style-name="ce13" office:value-type="string" calcext:value-type="string">
            <text:p>VIEW_CAMERA_SELECT_STAR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CHASE_DISTANCE_ADD</text:p>
          </table:table-cell>
          <table:table-cell table:style-name="ce13" office:value-type="string" calcext:value-type="string">
            <text:p>VIEW_CHASE_DISTANCE_AD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CHASE_DISTANCE_SUB</text:p>
          </table:table-cell>
          <table:table-cell table:style-name="ce13" office:value-type="string" calcext:value-type="string">
            <text:p>VIEW_CHASE_DISTANCE_SUB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COCKPIT_FORWARD</text:p>
          </table:table-cell>
          <table:table-cell table:style-name="ce13" office:value-type="string" calcext:value-type="string">
            <text:p>VIEW_COCKPIT_FORWAR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DOWN</text:p>
          </table:table-cell>
          <table:table-cell table:style-name="ce13" office:value-type="string" calcext:value-type="string">
            <text:p>VIEW_DOW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FORWARD</text:p>
          </table:table-cell>
          <table:table-cell table:style-name="ce13" office:value-type="string" calcext:value-type="string">
            <text:p>VIEW_FORWAR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FORWARD_LEFT</text:p>
          </table:table-cell>
          <table:table-cell table:style-name="ce13" office:value-type="string" calcext:value-type="string">
            <text:p>VIEW_FORWARD_LEF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FORWARD_LEFT_UP</text:p>
          </table:table-cell>
          <table:table-cell table:style-name="ce13" office:value-type="string" calcext:value-type="string">
            <text:p>VIEW_FORWARD_LEFT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FORWARD_RIGHT</text:p>
          </table:table-cell>
          <table:table-cell table:style-name="ce13" office:value-type="string" calcext:value-type="string">
            <text:p>VIEW_FORWARD_RIGH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FORWARD_RIGHT_UP</text:p>
          </table:table-cell>
          <table:table-cell table:style-name="ce13" office:value-type="string" calcext:value-type="string">
            <text:p>VIEW_FORWARD_RIGHT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FORWARD_UP</text:p>
          </table:table-cell>
          <table:table-cell table:style-name="ce13" office:value-type="string" calcext:value-type="string">
            <text:p>VIEW_FORWARD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LEFT</text:p>
          </table:table-cell>
          <table:table-cell table:style-name="ce13" office:value-type="string" calcext:value-type="string">
            <text:p>VIEW_LEF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LEFT_UP</text:p>
          </table:table-cell>
          <table:table-cell table:style-name="ce13" office:value-type="string" calcext:value-type="string">
            <text:p>VIEW_LEFT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LINKING_SET</text:p>
          </table:table-cell>
          <table:table-cell table:style-name="ce13" office:value-type="string" calcext:value-type="string">
            <text:p>VIEW_LINKING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LINKING_TOGGLE</text:p>
          </table:table-cell>
          <table:table-cell table:style-name="ce13" office:value-type="string" calcext:value-type="string">
            <text:p>VIEW_LINKING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P_ORIENTATION_CYCLE</text:p>
          </table:table-cell>
          <table:table-cell table:style-name="ce13" office:value-type="string" calcext:value-type="string">
            <text:p>VIEW_MAP_ORIENTATION_CYC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MODE</text:p>
          </table:table-cell>
          <table:table-cell table:style-name="ce13" office:value-type="string" calcext:value-type="string">
            <text:p>VIEW_MOD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MODE_REV</text:p>
          </table:table-cell>
          <table:table-cell table:style-name="ce13" office:value-type="string" calcext:value-type="string">
            <text:p>VIEW_MODE_REV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PANEL_ALPHA_DEC</text:p>
          </table:table-cell>
          <table:table-cell table:style-name="ce13" office:value-type="string" calcext:value-type="string">
            <text:p>VIEW_PANEL_ALPHA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PANEL_ALPHA_INC</text:p>
          </table:table-cell>
          <table:table-cell table:style-name="ce13" office:value-type="string" calcext:value-type="string">
            <text:p>VIEW_PANEL_ALPHA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PANEL_ALPHA_SELECT</text:p>
          </table:table-cell>
          <table:table-cell table:style-name="ce13" office:value-type="string" calcext:value-type="string">
            <text:p>VIEW_PANEL_ALPHA_SELEC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PANEL_ALPHA_SET</text:p>
          </table:table-cell>
          <table:table-cell table:style-name="ce13" office:value-type="string" calcext:value-type="string">
            <text:p>VIEW_PANEL_ALPHA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PREVIOUS_TOGGLE</text:p>
          </table:table-cell>
          <table:table-cell table:style-name="ce13" office:value-type="string" calcext:value-type="string">
            <text:p>VIEW_PREVIOUS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REAR</text:p>
          </table:table-cell>
          <table:table-cell table:style-name="ce13" office:value-type="string" calcext:value-type="string">
            <text:p>VIEW_REA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REAR_LEFT</text:p>
          </table:table-cell>
          <table:table-cell table:style-name="ce13" office:value-type="string" calcext:value-type="string">
            <text:p>VIEW_REAR_LEF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REAR_LEFT_UP</text:p>
          </table:table-cell>
          <table:table-cell table:style-name="ce13" office:value-type="string" calcext:value-type="string">
            <text:p>VIEW_REAR_LEFT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REAR_RIGHT</text:p>
          </table:table-cell>
          <table:table-cell table:style-name="ce13" office:value-type="string" calcext:value-type="string">
            <text:p>VIEW_REAR_RIGH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REAR_RIGHT_UP</text:p>
          </table:table-cell>
          <table:table-cell table:style-name="ce13" office:value-type="string" calcext:value-type="string">
            <text:p>VIEW_REAR_RIGHT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REAR_UP</text:p>
          </table:table-cell>
          <table:table-cell table:style-name="ce13" office:value-type="string" calcext:value-type="string">
            <text:p>VIEW_REAR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RESET</text:p>
          </table:table-cell>
          <table:table-cell table:style-name="ce13" office:value-type="string" calcext:value-type="string">
            <text:p>VIEW_RE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RESET</text:p>
          </table:table-cell>
          <table:table-cell table:style-name="ce13" office:value-type="string" calcext:value-type="string">
            <text:p>VIEW_RE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RIGHT</text:p>
          </table:table-cell>
          <table:table-cell table:style-name="ce13" office:value-type="string" calcext:value-type="string">
            <text:p>VIEW_RIGH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RIGHT_UP</text:p>
          </table:table-cell>
          <table:table-cell table:style-name="ce13" office:value-type="string" calcext:value-type="string">
            <text:p>VIEW_RIGHT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TRACK_PAN_TOGGLE</text:p>
          </table:table-cell>
          <table:table-cell table:style-name="ce13" office:value-type="string" calcext:value-type="string">
            <text:p>VIEW_TRACK_PAN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UP</text:p>
          </table:table-cell>
          <table:table-cell table:style-name="ce13" office:value-type="string" calcext:value-type="string">
            <text:p>VIEW_UP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VIRTUAL_COCKPIT_FORWARD</text:p>
          </table:table-cell>
          <table:table-cell table:style-name="ce13" office:value-type="string" calcext:value-type="string">
            <text:p>VIEW_VIRTUAL_COCKPIT_FORWARD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WINDOW_TITLES_TOGGLE</text:p>
          </table:table-cell>
          <table:table-cell table:style-name="ce13" office:value-type="string" calcext:value-type="string">
            <text:p>VIEW_WINDOW_TITLES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EW_WINDOW_TO_FRONT</text:p>
          </table:table-cell>
          <table:table-cell table:style-name="ce13" office:value-type="string" calcext:value-type="string">
            <text:p>VIEW_WINDOW_TO_FRON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RTUAL_COPILOT_ACTION</text:p>
          </table:table-cell>
          <table:table-cell table:style-name="ce13" office:value-type="string" calcext:value-type="string">
            <text:p>VIRTUAL_COPILOT_ACTI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RTUAL_COPILOT_SET</text:p>
          </table:table-cell>
          <table:table-cell table:style-name="ce13" office:value-type="string" calcext:value-type="string">
            <text:p>VIRTUAL_COPILOT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IRTUAL_COPILOT_TOGGLE</text:p>
          </table:table-cell>
          <table:table-cell table:style-name="ce13" office:value-type="string" calcext:value-type="string">
            <text:p>VIRTUAL_COPILOT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OR_OBS</text:p>
          </table:table-cell>
          <table:table-cell table:style-name="ce13" office:value-type="string" calcext:value-type="string">
            <text:p>VOR_OBS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OR1_OBI_DEC</text:p>
          </table:table-cell>
          <table:table-cell table:style-name="ce13" office:value-type="string" calcext:value-type="string">
            <text:p>VOR1_OBI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OR1_OBI_INC</text:p>
          </table:table-cell>
          <table:table-cell table:style-name="ce13" office:value-type="string" calcext:value-type="string">
            <text:p>VOR1_OBI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OR1_SET</text:p>
          </table:table-cell>
          <table:table-cell table:style-name="ce13" office:value-type="string" calcext:value-type="string">
            <text:p>VOR1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OR2_OBI_DEC</text:p>
          </table:table-cell>
          <table:table-cell table:style-name="ce13" office:value-type="string" calcext:value-type="string">
            <text:p>VOR2_OBI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OR2_OBI_INC</text:p>
          </table:table-cell>
          <table:table-cell table:style-name="ce13" office:value-type="string" calcext:value-type="string">
            <text:p>VOR2_OBI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OR2_SET</text:p>
          </table:table-cell>
          <table:table-cell table:style-name="ce13" office:value-type="string" calcext:value-type="string">
            <text:p>VOR2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VSI_BUG_SELECT</text:p>
          </table:table-cell>
          <table:table-cell table:style-name="ce13" office:value-type="string" calcext:value-type="string">
            <text:p>VSI_BUG_SELEC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XPNDR</text:p>
          </table:table-cell>
          <table:table-cell table:style-name="ce13" office:value-type="string" calcext:value-type="string">
            <text:p>XPNDR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XPNDR_1_DEC</text:p>
          </table:table-cell>
          <table:table-cell table:style-name="ce13" office:value-type="string" calcext:value-type="string">
            <text:p>XPNDR_1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XPNDR_1_INC</text:p>
          </table:table-cell>
          <table:table-cell table:style-name="ce13" office:value-type="string" calcext:value-type="string">
            <text:p>XPNDR_1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XPNDR_10_DEC</text:p>
          </table:table-cell>
          <table:table-cell table:style-name="ce13" office:value-type="string" calcext:value-type="string">
            <text:p>XPNDR_10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XPNDR_10_INC</text:p>
          </table:table-cell>
          <table:table-cell table:style-name="ce13" office:value-type="string" calcext:value-type="string">
            <text:p>XPNDR_10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XPNDR_100_DEC</text:p>
          </table:table-cell>
          <table:table-cell table:style-name="ce13" office:value-type="string" calcext:value-type="string">
            <text:p>XPNDR_100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XPNDR_100_INC</text:p>
          </table:table-cell>
          <table:table-cell table:style-name="ce13" office:value-type="string" calcext:value-type="string">
            <text:p>XPNDR_100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XPNDR_1000_DEC</text:p>
          </table:table-cell>
          <table:table-cell table:style-name="ce13" office:value-type="string" calcext:value-type="string">
            <text:p>XPNDR_1000_DE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XPNDR_1000_INC</text:p>
          </table:table-cell>
          <table:table-cell table:style-name="ce13" office:value-type="string" calcext:value-type="string">
            <text:p>XPNDR_1000_INC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XPNDR_DEC_CARRY</text:p>
          </table:table-cell>
          <table:table-cell table:style-name="ce13" office:value-type="string" calcext:value-type="string">
            <text:p>XPNDR_DEC_CARRY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XPNDR_INC_CARRY</text:p>
          </table:table-cell>
          <table:table-cell table:style-name="ce13" office:value-type="string" calcext:value-type="string">
            <text:p>XPNDR_INC_CARRY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XPNDR_SET</text:p>
          </table:table-cell>
          <table:table-cell table:style-name="ce13" office:value-type="string" calcext:value-type="string">
            <text:p>XPNDR_SET</text:p>
          </table:table-cell>
          <table:table-cell table:style-name="ce13" office:value-type="string" calcext:value-type="string">
            <text:p>All aircraf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YAW_DAMPER_OFF</text:p>
          </table:table-cell>
          <table:table-cell table:style-name="ce13" office:value-type="string" calcext:value-type="string">
            <text:p>YAW_DAMPER_OFF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YAW_DAMPER_ON</text:p>
          </table:table-cell>
          <table:table-cell table:style-name="ce13" office:value-type="string" calcext:value-type="string">
            <text:p>YAW_DAMPER_O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YAW_DAMPER_SET</text:p>
          </table:table-cell>
          <table:table-cell table:style-name="ce13" office:value-type="string" calcext:value-type="string">
            <text:p>YAW_DAMPER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YAW_DAMPER_TOGGLE</text:p>
          </table:table-cell>
          <table:table-cell table:style-name="ce13" office:value-type="string" calcext:value-type="string">
            <text:p>YAW_DAMPER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YAXIS_INVERT_TOGGLE</text:p>
          </table:table-cell>
          <table:table-cell table:style-name="ce13" office:value-type="string" calcext:value-type="string">
            <text:p>YAXIS_INVERT_TOGGL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ZOOM_1X</text:p>
          </table:table-cell>
          <table:table-cell table:style-name="ce13" office:value-type="string" calcext:value-type="string">
            <text:p>ZOOM_1X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ZOOM_IN</text:p>
          </table:table-cell>
          <table:table-cell table:style-name="ce13" office:value-type="string" calcext:value-type="string">
            <text:p>ZOOM_IN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ZOOM_IN_FINE</text:p>
          </table:table-cell>
          <table:table-cell table:style-name="ce13" office:value-type="string" calcext:value-type="string">
            <text:p>ZOOM_IN_FIN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ZOOM_MINUS</text:p>
          </table:table-cell>
          <table:table-cell table:style-name="ce13" office:value-type="string" calcext:value-type="string">
            <text:p>ZOOM_MINUS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ZOOM_OUT</text:p>
          </table:table-cell>
          <table:table-cell table:style-name="ce13" office:value-type="string" calcext:value-type="string">
            <text:p>ZOOM_OU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ZOOM_OUT_FINE</text:p>
          </table:table-cell>
          <table:table-cell table:style-name="ce13" office:value-type="string" calcext:value-type="string">
            <text:p>ZOOM_OUT_FINE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ZOOM_PLUS</text:p>
          </table:table-cell>
          <table:table-cell table:style-name="ce13" office:value-type="string" calcext:value-type="string">
            <text:p>ZOOM_PLUS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ZULU_DAY_SET</text:p>
          </table:table-cell>
          <table:table-cell table:style-name="ce13" office:value-type="string" calcext:value-type="string">
            <text:p>ZULU_DAY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ZULU_HOURS_SET</text:p>
          </table:table-cell>
          <table:table-cell table:style-name="ce13" office:value-type="string" calcext:value-type="string">
            <text:p>ZULU_HOURS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ZULU_MINUTES_SET</text:p>
          </table:table-cell>
          <table:table-cell table:style-name="ce13" office:value-type="string" calcext:value-type="string">
            <text:p>ZULU_MINUTES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ZULU_YEAR_SET</text:p>
          </table:table-cell>
          <table:table-cell table:style-name="ce13" office:value-type="string" calcext:value-type="string">
            <text:p>ZULU_YEAR_SET</text:p>
          </table:table-cell>
          <table:table-cell table:style-name="ce13" office:value-type="string" calcext:value-type="string">
            <text:p>Shared Cockpit</text:p>
          </table:table-cell>
          <table:table-cell table:style-name="ce14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GNETO_SET</text:p>
          </table:table-cell>
          <table:table-cell table:style-name="ce14"/>
          <table:table-cell table:style-name="ce13" office:value-type="string" calcext:value-type="string">
            <text:p>Shared Cockpit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SKIP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LEVATOR_DOWN</text:p>
          </table:table-cell>
          <table:table-cell table:style-name="ce14"/>
          <table:table-cell table:style-name="ce13" office:value-type="string" calcext:value-type="string">
            <text:p>Shared Cockpit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SKIP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ELEVATOR_UP</text:p>
          </table:table-cell>
          <table:table-cell table:style-name="ce14"/>
          <table:table-cell table:style-name="ce13" office:value-type="string" calcext:value-type="string">
            <text:p>Shared Cockpit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SKIP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ILERON_LEFT</text:p>
          </table:table-cell>
          <table:table-cell table:style-name="ce14"/>
          <table:table-cell table:style-name="ce13" office:value-type="string" calcext:value-type="string">
            <text:p>Shared Cockpit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SKIP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ILERON_CENTER</text:p>
          </table:table-cell>
          <table:table-cell table:style-name="ce14"/>
          <table:table-cell table:style-name="ce13" office:value-type="string" calcext:value-type="string">
            <text:p>Shared Cockpit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SKIP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ILERON_RIGHT</text:p>
          </table:table-cell>
          <table:table-cell table:style-name="ce14"/>
          <table:table-cell table:style-name="ce13" office:value-type="string" calcext:value-type="string">
            <text:p>Shared Cockpit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SKIP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AUTOPILOT_PANEL_AIRSPEED_SET</text:p>
          </table:table-cell>
          <table:table-cell table:style-name="ce14"/>
          <table:table-cell table:style-name="ce13" office:value-type="string" calcext:value-type="string">
            <text:p>Shared Cockpit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SKIP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COM_RADIO_SWAP</text:p>
          </table:table-cell>
          <table:table-cell table:style-name="ce14" table:number-columns-repeated="3"/>
          <table:table-cell table:style-name="ce13" office:value-type="string" calcext:value-type="string">
            <text:p>Recognize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EY_MARKER_SOUND_SET</text:p>
          </table:table-cell>
          <table:table-cell table:style-name="ce14"/>
          <table:table-cell table:style-name="ce13" office:value-type="string" calcext:value-type="string">
            <text:p>Shared Cockpit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SKIP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4" table:number-columns-repeated="6"/>
          <table:table-cell table:number-columns-repeated="1017"/>
        </table:table-row>
        <table:table-row table:style-name="ro1" table:number-rows-repeated="1047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imVars.B4:SimVars.G86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SimEvents 0.x.0 x=7 I think'.B3:'SimEvents 0.x.0 x=7 I think'.F1017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SimEvents_0.9.0'.A3:'SimEvents_0.9.0'.AMJ101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07:34:05.2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30T20:48:27.853000000</meta:creation-date>
    <dc:date>2021-01-08T07:37:59.634000000</dc:date>
    <meta:editing-duration>PT1H9M48S</meta:editing-duration>
    <meta:editing-cycles>16</meta:editing-cycles>
    <meta:generator>LibreOffice/7.0.3.1$Windows_X86_64 LibreOffice_project/d7547858d014d4cf69878db179d326fc3483e082</meta:generator>
    <meta:document-statistic meta:table-count="4" meta:cell-count="14950" meta:object-count="0"/>
  </office:meta>
</office:document-meta>
</file>